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Calibri1" svg:font-family="Calibri" style:font-family-generic="swiss" style:font-pitch="variable"/>
    <style:font-face style:name="Liberation Mono" svg:font-family="'Liberation Mono', 'Courier New', 'DejaVu Sans Mono', 'Lucida Sans Typewriter'"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Verdana" svg:font-family="Verdana" style:font-family-generic="swiss"/>
    <style:font-face style:name="Verdana1" svg:font-family="Verdana" style:font-family-generic="swiss" style:font-pitch="variable"/>
  </office:font-face-decls>
  <office:automatic-styles>
    <style:style style:name="co1" style:family="table-column">
      <style:table-column-properties fo:break-before="auto" style:column-width="1.699cm"/>
    </style:style>
    <style:style style:name="co2" style:family="table-column">
      <style:table-column-properties fo:break-before="auto" style:column-width="9.957cm"/>
    </style:style>
    <style:style style:name="co3" style:family="table-column">
      <style:table-column-properties fo:break-before="auto" style:column-width="8.615cm"/>
    </style:style>
    <style:style style:name="co4" style:family="table-column">
      <style:table-column-properties fo:break-before="auto" style:column-width="13.201cm"/>
    </style:style>
    <style:style style:name="co5" style:family="table-column">
      <style:table-column-properties fo:break-before="auto" style:column-width="9.661cm"/>
    </style:style>
    <style:style style:name="co6" style:family="table-column">
      <style:table-column-properties fo:break-before="auto" style:column-width="3.607cm"/>
    </style:style>
    <style:style style:name="co7" style:family="table-column">
      <style:table-column-properties fo:break-before="auto" style:column-width="25.144cm"/>
    </style:style>
    <style:style style:name="co8" style:family="table-column">
      <style:table-column-properties fo:break-before="auto" style:column-width="2.545cm"/>
    </style:style>
    <style:style style:name="co9" style:family="table-column">
      <style:table-column-properties fo:break-before="auto" style:column-width="7.049cm"/>
    </style:style>
    <style:style style:name="co10" style:family="table-column">
      <style:table-column-properties fo:break-before="auto" style:column-width="1.79cm"/>
    </style:style>
    <style:style style:name="co11" style:family="table-column">
      <style:table-column-properties fo:break-before="auto" style:column-width="5.738cm"/>
    </style:style>
    <style:style style:name="co12" style:family="table-column">
      <style:table-column-properties fo:break-before="auto" style:column-width="6.863cm"/>
    </style:style>
    <style:style style:name="co13" style:family="table-column">
      <style:table-column-properties fo:break-before="auto" style:column-width="11.495cm"/>
    </style:style>
    <style:style style:name="co14" style:family="table-column">
      <style:table-column-properties fo:break-before="auto" style:column-width="12.755cm"/>
    </style:style>
    <style:style style:name="co15" style:family="table-column">
      <style:table-column-properties fo:break-before="auto" style:column-width="13.453cm"/>
    </style:style>
    <style:style style:name="co16" style:family="table-column">
      <style:table-column-properties fo:break-before="auto" style:column-width="7.497cm"/>
    </style:style>
    <style:style style:name="co17" style:family="table-column">
      <style:table-column-properties fo:break-before="auto" style:column-width="15.411cm"/>
    </style:style>
    <style:style style:name="co18" style:family="table-column">
      <style:table-column-properties fo:break-before="auto" style:column-width="5.375cm"/>
    </style:style>
    <style:style style:name="co19" style:family="table-column">
      <style:table-column-properties fo:break-before="auto" style:column-width="3.45cm"/>
    </style:style>
    <style:style style:name="co20" style:family="table-column">
      <style:table-column-properties fo:break-before="auto" style:column-width="3.485cm"/>
    </style:style>
    <style:style style:name="co21" style:family="table-column">
      <style:table-column-properties fo:break-before="auto" style:column-width="4.068cm"/>
    </style:style>
    <style:style style:name="co22" style:family="table-column">
      <style:table-column-properties fo:break-before="auto" style:column-width="4.195cm"/>
    </style:style>
    <style:style style:name="co23" style:family="table-column">
      <style:table-column-properties fo:break-before="auto" style:column-width="4.699cm"/>
    </style:style>
    <style:style style:name="co24" style:family="table-column">
      <style:table-column-properties fo:break-before="auto" style:column-width="9.594cm"/>
    </style:style>
    <style:style style:name="co25" style:family="table-column">
      <style:table-column-properties fo:break-before="auto" style:column-width="10.292cm"/>
    </style:style>
    <style:style style:name="co26" style:family="table-column">
      <style:table-column-properties fo:break-before="auto" style:column-width="14.376cm"/>
    </style:style>
    <style:style style:name="co27" style:family="table-column">
      <style:table-column-properties fo:break-before="auto" style:column-width="8.11cm"/>
    </style:style>
    <style:style style:name="co28" style:family="table-column">
      <style:table-column-properties fo:break-before="auto" style:column-width="11.299cm"/>
    </style:style>
    <style:style style:name="co29" style:family="table-column">
      <style:table-column-properties fo:break-before="auto" style:column-width="4.447cm"/>
    </style:style>
    <style:style style:name="co30" style:family="table-column">
      <style:table-column-properties fo:break-before="auto" style:column-width="2.237cm"/>
    </style:style>
    <style:style style:name="co31" style:family="table-column">
      <style:table-column-properties fo:break-before="auto" style:column-width="3.552cm"/>
    </style:style>
    <style:style style:name="co32" style:family="table-column">
      <style:table-column-properties fo:break-before="auto" style:column-width="2.965cm"/>
    </style:style>
    <style:style style:name="co33" style:family="table-column">
      <style:table-column-properties fo:break-before="auto" style:column-width="4.168cm"/>
    </style:style>
    <style:style style:name="co34" style:family="table-column">
      <style:table-column-properties fo:break-before="auto" style:column-width="5.65cm"/>
    </style:style>
    <style:style style:name="co35" style:family="table-column">
      <style:table-column-properties fo:break-before="auto" style:column-width="6.544cm"/>
    </style:style>
    <style:style style:name="co36" style:family="table-column">
      <style:table-column-properties fo:break-before="auto" style:column-width="6.209cm"/>
    </style:style>
    <style:style style:name="co37" style:family="table-column">
      <style:table-column-properties fo:break-before="auto" style:column-width="8.95cm"/>
    </style:style>
    <style:style style:name="co38" style:family="table-column">
      <style:table-column-properties fo:break-before="auto" style:column-width="5.761cm"/>
    </style:style>
    <style:style style:name="co39" style:family="table-column">
      <style:table-column-properties fo:break-before="auto" style:column-width="2.069cm"/>
    </style:style>
    <style:style style:name="co40" style:family="table-column">
      <style:table-column-properties fo:break-before="auto" style:column-width="4.419cm"/>
    </style:style>
    <style:style style:name="co41" style:family="table-column">
      <style:table-column-properties fo:break-before="auto" style:column-width="2.265cm"/>
    </style:style>
    <style:style style:name="co42" style:family="table-column">
      <style:table-column-properties fo:break-before="auto" style:column-width="11.021cm"/>
    </style:style>
    <style:style style:name="co43" style:family="table-column">
      <style:table-column-properties fo:break-before="auto" style:column-width="2.798cm"/>
    </style:style>
    <style:style style:name="co44" style:family="table-column">
      <style:table-column-properties fo:break-before="auto" style:column-width="9.846cm"/>
    </style:style>
    <style:style style:name="co45" style:family="table-column">
      <style:table-column-properties fo:break-before="auto" style:column-width="4.083cm"/>
    </style:style>
    <style:style style:name="co46" style:family="table-column">
      <style:table-column-properties fo:break-before="auto" style:column-width="3.328cm"/>
    </style:style>
    <style:style style:name="co47" style:family="table-column">
      <style:table-column-properties fo:break-before="auto" style:column-width="2.656cm"/>
    </style:style>
    <style:style style:name="co48" style:family="table-column">
      <style:table-column-properties fo:break-before="auto" style:column-width="10.964cm"/>
    </style:style>
    <style:style style:name="co49" style:family="table-column">
      <style:table-column-properties fo:break-before="auto" style:column-width="10.993cm"/>
    </style:style>
    <style:style style:name="co50" style:family="table-column">
      <style:table-column-properties fo:break-before="auto" style:column-width="3.272cm"/>
    </style:style>
    <style:style style:name="co51" style:family="table-column">
      <style:table-column-properties fo:break-before="auto" style:column-width="2.741cm"/>
    </style:style>
    <style:style style:name="co52" style:family="table-column">
      <style:table-column-properties fo:break-before="auto" style:column-width="2.852cm"/>
    </style:style>
    <style:style style:name="co53" style:family="table-column">
      <style:table-column-properties fo:break-before="auto" style:column-width="2.993cm"/>
    </style:style>
    <style:style style:name="co54" style:family="table-column">
      <style:table-column-properties fo:break-before="auto" style:column-width="4.027cm"/>
    </style:style>
    <style:style style:name="co55" style:family="table-column">
      <style:table-column-properties fo:break-before="auto" style:column-width="3.104cm"/>
    </style:style>
    <style:style style:name="ro1" style:family="table-row">
      <style:table-row-properties style:row-height="0.529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635cm" fo:break-before="auto" style:use-optimal-row-height="true"/>
    </style:style>
    <style:style style:name="ro4" style:family="table-row">
      <style:table-row-properties style:row-height="0.891cm" fo:break-before="auto" style:use-optimal-row-height="true"/>
    </style:style>
    <style:style style:name="ro5" style:family="table-row">
      <style:table-row-properties style:row-height="0.85cm" fo:break-before="auto" style:use-optimal-row-height="false"/>
    </style:style>
    <style:style style:name="ro6" style:family="table-row">
      <style:table-row-properties style:row-height="0.667cm" fo:break-before="auto" style:use-optimal-row-height="true"/>
    </style:style>
    <style:style style:name="ro7" style:family="table-row">
      <style:table-row-properties style:row-height="5.466cm" fo:break-before="auto" style:use-optimal-row-height="true"/>
    </style:style>
    <style:style style:name="ro8" style:family="table-row">
      <style:table-row-properties style:row-height="6.712cm" fo:break-before="auto" style:use-optimal-row-height="true"/>
    </style:style>
    <style:style style:name="ro9" style:family="table-row">
      <style:table-row-properties style:row-height="10.345cm" fo:break-before="auto" style:use-optimal-row-height="true"/>
    </style:style>
    <style:style style:name="ro10" style:family="table-row">
      <style:table-row-properties style:row-height="4.897cm" fo:break-before="auto" style:use-optimal-row-height="true"/>
    </style:style>
    <style:style style:name="ro11" style:family="table-row">
      <style:table-row-properties style:row-height="6.107cm" fo:break-before="auto" style:use-optimal-row-height="true"/>
    </style:style>
    <style:style style:name="ro12" style:family="table-row">
      <style:table-row-properties style:row-height="5.502cm" fo:break-before="auto" style:use-optimal-row-height="true"/>
    </style:style>
    <style:style style:name="ro13" style:family="table-row">
      <style:table-row-properties style:row-height="3.08cm" fo:break-before="auto" style:use-optimal-row-height="true"/>
    </style:style>
    <style:style style:name="ro14" style:family="table-row">
      <style:table-row-properties style:row-height="4.29cm" fo:break-before="auto" style:use-optimal-row-height="true"/>
    </style:style>
    <style:style style:name="ro15" style:family="table-row">
      <style:table-row-properties style:row-height="3.685cm" fo:break-before="auto" style:use-optimal-row-height="true"/>
    </style:style>
    <style:style style:name="ro16" style:family="table-row">
      <style:table-row-properties style:row-height="7.318cm" fo:break-before="auto" style:use-optimal-row-height="true"/>
    </style:style>
    <style:style style:name="ro17" style:family="table-row">
      <style:table-row-properties style:row-height="2.473cm" fo:break-before="auto" style:use-optimal-row-height="true"/>
    </style:style>
    <style:style style:name="ro18" style:family="table-row">
      <style:table-row-properties style:row-height="1.868cm" fo:break-before="auto" style:use-optimal-row-height="true"/>
    </style:style>
    <style:style style:name="ro19" style:family="table-row">
      <style:table-row-properties style:row-height="0.45cm" fo:break-before="auto" style:use-optimal-row-height="true"/>
    </style:style>
    <style:style style:name="ro20" style:family="table-row">
      <style:table-row-properties style:row-height="9.74cm" fo:break-before="auto" style:use-optimal-row-height="true"/>
    </style:style>
    <style:style style:name="ro21" style:family="table-row">
      <style:table-row-properties style:row-height="0.45cm" fo:break-before="auto" style:use-optimal-row-height="false"/>
    </style:style>
    <style:style style:name="ro22" style:family="table-row">
      <style:table-row-properties style:row-height="3.863cm" fo:break-before="auto" style:use-optimal-row-height="false"/>
    </style:style>
    <style:style style:name="ro23" style:family="table-row">
      <style:table-row-properties style:row-height="1.737cm" fo:break-before="auto" style:use-optimal-row-height="true"/>
    </style:style>
    <style:style style:name="ro24" style:family="table-row">
      <style:table-row-properties style:row-height="1.316cm" fo:break-before="auto" style:use-optimal-row-height="true"/>
    </style:style>
    <style:style style:name="ro25" style:family="table-row">
      <style:table-row-properties style:row-height="1.244cm" fo:break-before="auto" style:use-optimal-row-height="false"/>
    </style:style>
    <style:style style:name="ro26" style:family="table-row">
      <style:table-row-properties style:row-height="3cm" fo:break-before="auto" style:use-optimal-row-height="true"/>
    </style:style>
    <style:style style:name="ro27" style:family="table-row">
      <style:table-row-properties style:row-height="2.157cm" fo:break-before="auto" style:use-optimal-row-height="true"/>
    </style:style>
    <style:style style:name="ro28" style:family="table-row">
      <style:table-row-properties style:row-height="8.573cm" fo:break-before="auto" style:use-optimal-row-height="false"/>
    </style:style>
    <style:style style:name="ro29" style:family="table-row">
      <style:table-row-properties style:row-height="2.579cm" fo:break-before="auto" style:use-optimal-row-height="true"/>
    </style:style>
    <style:style style:name="ro30" style:family="table-row">
      <style:table-row-properties style:row-height="2.275cm" fo:break-before="auto" style:use-optimal-row-height="false"/>
    </style:style>
    <style:style style:name="ro31" style:family="table-row">
      <style:table-row-properties style:row-height="3.422cm" fo:break-before="auto" style:use-optimal-row-height="true"/>
    </style:style>
    <style:style style:name="ro32" style:family="table-row">
      <style:table-row-properties style:row-height="5.528cm" fo:break-before="auto" style:use-optimal-row-height="true"/>
    </style:style>
    <style:style style:name="ro33" style:family="table-row">
      <style:table-row-properties style:row-height="4.685cm" fo:break-before="auto" style:use-optimal-row-height="true"/>
    </style:style>
    <style:style style:name="ro34" style:family="table-row">
      <style:table-row-properties style:row-height="0.894cm" fo:break-before="auto" style:use-optimal-row-height="true"/>
    </style:style>
    <style:style style:name="ro35" style:family="table-row">
      <style:table-row-properties style:row-height="2.196cm" fo:break-before="auto" style:use-optimal-row-height="false"/>
    </style:style>
    <style:style style:name="ro36" style:family="table-row">
      <style:table-row-properties style:row-height="2.725cm" fo:break-before="auto" style:use-optimal-row-height="false"/>
    </style:style>
    <style:style style:name="ro37" style:family="table-row">
      <style:table-row-properties style:row-height="3.81cm" fo:break-before="auto" style:use-optimal-row-height="false"/>
    </style:style>
    <style:style style:name="ro38" style:family="table-row">
      <style:table-row-properties style:row-height="6.085cm" fo:break-before="auto" style:use-optimal-row-height="false"/>
    </style:style>
    <style:style style:name="ro39" style:family="table-row">
      <style:table-row-properties style:row-height="4.263cm" fo:break-before="auto" style:use-optimal-row-height="true"/>
    </style:style>
    <style:style style:name="ro40" style:family="table-row">
      <style:table-row-properties style:row-height="5.106cm" fo:break-before="auto" style:use-optimal-row-height="true"/>
    </style:style>
    <style:style style:name="ro41" style:family="table-row">
      <style:table-row-properties style:row-height="6.369cm" fo:break-before="auto" style:use-optimal-row-height="true"/>
    </style:style>
    <style:style style:name="ro42" style:family="table-row">
      <style:table-row-properties style:row-height="3.36cm" fo:break-before="auto" style:use-optimal-row-height="false"/>
    </style:style>
    <style:style style:name="ro43" style:family="table-row">
      <style:table-row-properties style:row-height="1.693cm" fo:break-before="auto" style:use-optimal-row-height="false"/>
    </style:style>
    <style:style style:name="ro44" style:family="table-row">
      <style:table-row-properties style:row-height="5.53cm" fo:break-before="auto" style:use-optimal-row-height="false"/>
    </style:style>
    <style:style style:name="ro45" style:family="table-row">
      <style:table-row-properties style:row-height="5.503cm" fo:break-before="auto" style:use-optimal-row-height="false"/>
    </style:style>
    <style:style style:name="ro46" style:family="table-row">
      <style:table-row-properties style:row-height="7.646cm" fo:break-before="auto" style:use-optimal-row-height="false"/>
    </style:style>
    <style:style style:name="ro47" style:family="table-row">
      <style:table-row-properties style:row-height="6.138cm" fo:break-before="auto" style:use-optimal-row-height="false"/>
    </style:style>
    <style:style style:name="ro48" style:family="table-row">
      <style:table-row-properties style:row-height="5.98cm" fo:break-before="auto" style:use-optimal-row-height="false"/>
    </style:style>
    <style:style style:name="ro49" style:family="table-row">
      <style:table-row-properties style:row-height="3.844cm" fo:break-before="auto" style:use-optimal-row-height="true"/>
    </style:style>
    <style:style style:name="ro50" style:family="table-row">
      <style:table-row-properties style:row-height="2.805cm" fo:break-before="auto" style:use-optimal-row-height="false"/>
    </style:style>
    <style:style style:name="ro51" style:family="table-row">
      <style:table-row-properties style:row-height="6.879cm" fo:break-before="auto" style:use-optimal-row-height="false"/>
    </style:style>
    <style:style style:name="ro52" style:family="table-row">
      <style:table-row-properties style:row-height="5.95cm" fo:break-before="auto" style:use-optimal-row-height="true"/>
    </style:style>
    <style:style style:name="ro53" style:family="table-row">
      <style:table-row-properties style:row-height="0.556cm" fo:break-before="auto" style:use-optimal-row-height="false"/>
    </style:style>
    <style:style style:name="ro54" style:family="table-row">
      <style:table-row-properties style:row-height="8.897cm" fo:break-before="auto" style:use-optimal-row-height="true"/>
    </style:style>
    <style:style style:name="ro55" style:family="table-row">
      <style:table-row-properties style:row-height="10.583cm" fo:break-before="auto" style:use-optimal-row-height="true"/>
    </style:style>
    <style:style style:name="ro56" style:family="table-row">
      <style:table-row-properties style:row-height="6.376cm" fo:break-before="auto" style:use-optimal-row-height="false"/>
    </style:style>
    <style:style style:name="ro57" style:family="table-row">
      <style:table-row-properties style:row-height="6.059cm" fo:break-before="auto" style:use-optimal-row-height="false"/>
    </style:style>
    <style:style style:name="ro58" style:family="table-row">
      <style:table-row-properties style:row-height="7.461cm" fo:break-before="auto" style:use-optimal-row-height="false"/>
    </style:style>
    <style:style style:name="ro59" style:family="table-row">
      <style:table-row-properties style:row-height="6.615cm" fo:break-before="auto" style:use-optimal-row-height="false"/>
    </style:style>
    <style:style style:name="ro60" style:family="table-row">
      <style:table-row-properties style:row-height="8.678cm" fo:break-before="auto" style:use-optimal-row-height="false"/>
    </style:style>
    <style:style style:name="ro61" style:family="table-row">
      <style:table-row-properties style:row-height="8.784cm" fo:break-before="auto" style:use-optimal-row-height="false"/>
    </style:style>
    <style:style style:name="ro62" style:family="table-row">
      <style:table-row-properties style:row-height="10.239cm" fo:break-before="auto" style:use-optimal-row-height="false"/>
    </style:style>
    <style:style style:name="ro63" style:family="table-row">
      <style:table-row-properties style:row-height="8.475cm" fo:break-before="auto" style:use-optimal-row-height="true"/>
    </style:style>
    <style:style style:name="ro64" style:family="table-row">
      <style:table-row-properties style:row-height="9.684cm" fo:break-before="auto" style:use-optimal-row-height="false"/>
    </style:style>
    <style:style style:name="ro65" style:family="table-row">
      <style:table-row-properties style:row-height="0.503cm" fo:break-before="auto" style:use-optimal-row-height="false"/>
    </style:style>
    <style:style style:name="ro66" style:family="table-row">
      <style:table-row-properties style:row-height="5.45cm" fo:break-before="auto" style:use-optimal-row-height="false"/>
    </style:style>
    <style:style style:name="ro67" style:family="table-row">
      <style:table-row-properties style:row-height="1.561cm" fo:break-before="auto" style:use-optimal-row-height="false"/>
    </style:style>
    <style:style style:name="ro68" style:family="table-row">
      <style:table-row-properties style:row-height="4.921cm" fo:break-before="auto" style:use-optimal-row-height="false"/>
    </style:style>
    <style:style style:name="ro69" style:family="table-row">
      <style:table-row-properties style:row-height="9.181cm" fo:break-before="auto" style:use-optimal-row-height="false"/>
    </style:style>
    <style:style style:name="ro70" style:family="table-row">
      <style:table-row-properties style:row-height="6.791cm" fo:break-before="auto" style:use-optimal-row-height="true"/>
    </style:style>
    <style:style style:name="ro71" style:family="table-row">
      <style:table-row-properties style:row-height="8.705cm" fo:break-before="auto" style:use-optimal-row-height="false"/>
    </style:style>
    <style:style style:name="ro72" style:family="table-row">
      <style:table-row-properties style:row-height="3.44cm" fo:break-before="auto" style:use-optimal-row-height="false"/>
    </style:style>
    <style:style style:name="ro73" style:family="table-row">
      <style:table-row-properties style:row-height="10.716cm" fo:break-before="auto" style:use-optimal-row-height="false"/>
    </style:style>
    <style:style style:name="ro74" style:family="table-row">
      <style:table-row-properties style:row-height="10.162cm" fo:break-before="auto" style:use-optimal-row-height="true"/>
    </style:style>
    <style:style style:name="ro75" style:family="table-row">
      <style:table-row-properties style:row-height="1.236cm" fo:break-before="auto" style:use-optimal-row-height="true"/>
    </style:style>
    <style:style style:name="ro76" style:family="table-row">
      <style:table-row-properties style:row-height="1.632cm" fo:break-before="auto" style:use-optimal-row-height="true"/>
    </style:style>
    <style:style style:name="ta1" style:family="table" style:master-page-name="PageStyle_5f_Vesion_20_History">
      <style:table-properties table:display="true" style:writing-mode="lr-tb"/>
    </style:style>
    <style:style style:name="ta2" style:family="table" style:master-page-name="Default">
      <style:table-properties table:display="true" style:writing-mode="lr-tb"/>
    </style:style>
    <style:style style:name="ta3" style:family="table" style:master-page-name="PageStyle_5f_Register">
      <style:table-properties table:display="true" style:writing-mode="lr-tb"/>
    </style:style>
    <style:style style:name="ta4" style:family="table" style:master-page-name="PageStyle_5f_Login">
      <style:table-properties table:display="true" style:writing-mode="lr-tb"/>
    </style:style>
    <style:style style:name="ta5" style:family="table" style:master-page-name="PageStyle_5f_Logout">
      <style:table-properties table:display="true" style:writing-mode="lr-tb"/>
    </style:style>
    <style:style style:name="ta6" style:family="table" style:master-page-name="PageStyle_5f_Forgot_20_Password">
      <style:table-properties table:display="true" style:writing-mode="lr-tb"/>
    </style:style>
    <style:style style:name="ta7" style:family="table" style:master-page-name="PageStyle_5f_Search">
      <style:table-properties table:display="true" style:writing-mode="lr-tb"/>
    </style:style>
    <style:style style:name="ta8" style:family="table" style:master-page-name="PageStyle_5f_Product_20_Compare">
      <style:table-properties table:display="true" style:writing-mode="lr-tb"/>
    </style:style>
    <style:style style:name="ta9" style:family="table" style:master-page-name="PageStyle_5f_Product_20_Display_20_Page">
      <style:table-properties table:display="true" style:writing-mode="lr-tb"/>
    </style:style>
    <style:style style:name="ta10" style:family="table" style:master-page-name="PageStyle_5f_Add_20_to_20_Cart">
      <style:table-properties table:display="true" style:writing-mode="lr-tb"/>
    </style:style>
    <style:style style:name="ta11" style:family="table" style:master-page-name="PageStyle_5f_Wish_20_List">
      <style:table-properties table:display="true" style:writing-mode="lr-tb"/>
    </style:style>
    <style:style style:name="ta12" style:family="table" style:master-page-name="PageStyle_5f_Shopping_20_Cart">
      <style:table-properties table:display="true" style:writing-mode="lr-tb"/>
    </style:style>
    <style:style style:name="ta13" style:family="table" style:master-page-name="PageStyle_5f_Home_20_Page">
      <style:table-properties table:display="true" style:writing-mode="lr-tb"/>
    </style:style>
    <style:style style:name="ta14" style:family="table" style:master-page-name="PageStyle_5f_Checkout">
      <style:table-properties table:display="true" style:writing-mode="lr-tb"/>
    </style:style>
    <style:style style:name="ta15" style:family="table" style:master-page-name="PageStyle_5f_My_20_Account">
      <style:table-properties table:display="true" style:writing-mode="lr-tb"/>
    </style:style>
    <style:style style:name="ta16" style:family="table" style:master-page-name="PageStyle_5f_My_20_Account_20_Information">
      <style:table-properties table:display="true" style:writing-mode="lr-tb"/>
    </style:style>
    <style:style style:name="ta17" style:family="table" style:master-page-name="PageStyle_5f_Change_20_Password">
      <style:table-properties table:display="true" style:writing-mode="lr-tb"/>
    </style:style>
    <style:style style:name="ta18" style:family="table" style:master-page-name="PageStyle_5f_Address_20_Book">
      <style:table-properties table:display="true" style:writing-mode="lr-tb"/>
    </style:style>
    <style:style style:name="ta19" style:family="table" style:master-page-name="PageStyle_5f_Order_20_History">
      <style:table-properties table:display="true" style:writing-mode="lr-tb"/>
    </style:style>
    <style:style style:name="ta20" style:family="table" style:master-page-name="PageStyle_5f_Order_20_Information">
      <style:table-properties table:display="true" style:writing-mode="lr-tb"/>
    </style:style>
    <style:style style:name="ta21" style:family="table" style:master-page-name="PageStyle_5f_Product_20_Returns">
      <style:table-properties table:display="true" style:writing-mode="lr-tb"/>
    </style:style>
    <style:style style:name="ta22" style:family="table" style:master-page-name="PageStyle_5f_Downloads">
      <style:table-properties table:display="true" style:writing-mode="lr-tb"/>
    </style:style>
    <style:style style:name="ta23" style:family="table" style:master-page-name="PageStyle_5f_Reward_20_Points">
      <style:table-properties table:display="true" style:writing-mode="lr-tb"/>
    </style:style>
    <style:style style:name="ta24" style:family="table" style:master-page-name="PageStyle_5f_Returns">
      <style:table-properties table:display="true" style:writing-mode="lr-tb"/>
    </style:style>
    <style:style style:name="ta25" style:family="table" style:master-page-name="PageStyle_5f_Transactions">
      <style:table-properties table:display="true" style:writing-mode="lr-tb"/>
    </style:style>
    <style:style style:name="ta26" style:family="table" style:master-page-name="PageStyle_5f_Recurring_20_Payments">
      <style:table-properties table:display="true" style:writing-mode="lr-tb"/>
    </style:style>
    <style:style style:name="ta27" style:family="table" style:master-page-name="PageStyle_5f_Affiliate">
      <style:table-properties table:display="true" style:writing-mode="lr-tb"/>
    </style:style>
    <style:style style:name="ta28" style:family="table" style:master-page-name="PageStyle_5f_Newsletter">
      <style:table-properties table:display="true" style:writing-mode="lr-tb"/>
    </style:style>
    <style:style style:name="ta29" style:family="table" style:master-page-name="PageStyle_5f_Contact_20_Us">
      <style:table-properties table:display="true" style:writing-mode="lr-tb"/>
    </style:style>
    <style:style style:name="ta30" style:family="table" style:master-page-name="PageStyle_5f_Gift_20_Certificate">
      <style:table-properties table:display="true" style:writing-mode="lr-tb"/>
    </style:style>
    <style:style style:name="ta31" style:family="table" style:master-page-name="PageStyle_5f_Specail_20_Offers">
      <style:table-properties table:display="true" style:writing-mode="lr-tb"/>
    </style:style>
    <style:style style:name="ta32" style:family="table" style:master-page-name="PageStyle_5f_Header_20_Menu_20_Footer_20_Options">
      <style:table-properties table:display="true" style:writing-mode="lr-tb"/>
    </style:style>
    <style:style style:name="ta33" style:family="table" style:master-page-name="PageStyle_5f_Currencies">
      <style:table-properties table:display="true" style:writing-mode="lr-tb"/>
    </style:style>
    <number:text-style style:name="N100">
      <number:text-content/>
    </number:text-style>
    <style:style style:name="ce1"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2"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3" style:family="table-cell" style:parent-style-name="Default">
      <style:table-cell-properties fo:border-bottom="0.74pt solid #ffffff" fo:background-color="#2f5597" style:diagonal-bl-tr="none" style:diagonal-tl-br="none" fo:border-left="0.74pt solid #000000" fo:border-right="0.74pt solid #000000" style:rotation-align="none" fo:border-top="0.74pt solid #000000">
        <loext:border-bottom-complex-color loext:theme-type="light1" loext:color-type="theme"/>
        <loext:background-complex-color loext:theme-type="accent5" loext:color-type="theme">
          <loext:transformation loext:type="lummod" loext:value="7500"/>
        </loext:background-complex-color>
      </style:table-cell-properties>
      <style:text-properties fo:color="#ffffff"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light1" loext:color-type="theme"/>
      </style:text-properties>
    </style:style>
    <style:style style:name="ce4" style:family="table-cell" style:parent-style-name="Default">
      <style:table-cell-properties fo:border-bottom="0.74pt solid #ffffff" fo:background-color="#2f5597" style:diagonal-bl-tr="none" style:diagonal-tl-br="none" fo:border-left="0.74pt solid #000000" fo:border-right="0.74pt solid #000000" style:rotation-align="none" fo:border-top="0.74pt solid #ffffff">
        <loext:border-bottom-complex-color loext:theme-type="light1" loext:color-type="theme"/>
        <loext:background-complex-color loext:theme-type="accent5" loext:color-type="theme">
          <loext:transformation loext:type="lummod" loext:value="7500"/>
        </loext:background-complex-color>
        <loext:border-top-complex-color loext:theme-type="light1" loext:color-type="theme"/>
      </style:table-cell-properties>
      <style:text-properties fo:color="#ffffff"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light1" loext:color-type="theme"/>
      </style:text-properties>
    </style:style>
    <style:style style:name="ce5" style:family="table-cell" style:parent-style-name="Default">
      <style:table-cell-properties fo:border-bottom="0.74pt solid #000000" fo:background-color="#2f5597"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ffffff" style:vertical-align="top" loext:vertical-justify="auto">
        <loext:background-complex-color loext:theme-type="accent5" loext:color-type="theme">
          <loext:transformation loext:type="lummod" loext:value="7500"/>
        </loext:background-complex-color>
        <loext:border-top-complex-color loext:theme-type="light1" loext:color-type="theme"/>
      </style:table-cell-properties>
      <style:paragraph-properties fo:text-align="start" css3t:text-justify="auto" fo:margin-left="0cm" style:writing-mode="page"/>
      <style:text-properties fo:color="#ffffff"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light1" loext:color-type="theme"/>
      </style:text-properties>
    </style:style>
    <style:style style:name="ce6" style:family="table-cell" style:parent-style-name="Default">
      <style:table-cell-properties fo:border-bottom="none" fo:background-color="#2f559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top" loext:vertical-justify="auto">
        <loext:background-complex-color loext:theme-type="accent5" loext:color-type="theme">
          <loext:transformation loext:type="lummod" loext:value="7500"/>
        </loext:background-complex-color>
      </style:table-cell-properties>
      <style:paragraph-properties fo:text-align="start" css3t:text-justify="auto" fo:margin-left="0cm" style:writing-mode="page"/>
      <style:text-properties fo:color="#ffffff"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light1" loext:color-type="theme"/>
      </style:text-properties>
    </style:style>
    <style:style style:name="ce7" style:family="table-cell" style:parent-style-name="Default">
      <style:table-cell-properties fo:border-bottom="0.74pt solid #000000" fo:background-color="#2f559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top" loext:vertical-justify="auto">
        <loext:background-complex-color loext:theme-type="accent5" loext:color-type="theme">
          <loext:transformation loext:type="lummod" loext:value="7500"/>
        </loext:background-complex-color>
      </style:table-cell-properties>
      <style:paragraph-properties fo:text-align="start" css3t:text-justify="auto" fo:margin-left="0cm" style:writing-mode="page"/>
      <style:text-properties fo:color="#ffffff"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light1" loext:color-type="theme"/>
      </style:text-properties>
    </style:style>
    <style:style style:name="ce8"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fo:color="#0563c1" style:text-outline="false" style:text-line-through-style="none" style:text-line-through-type="none" style:font-name="Verdana"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loext:char-complex-color loext:theme-type="hyperlink" loext:color-type="theme"/>
      </style:text-properties>
    </style:style>
    <style:style style:name="ce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10"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11" style:family="table-cell" style:parent-style-name="Default">
      <style:table-cell-properties style:rotation-align="non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13" style:family="table-cell" style:parent-style-name="Default">
      <style:table-cell-properties fo:border-bottom="0.74pt solid #ffffff" fo:background-color="#2f5597" style:diagonal-bl-tr="none" style:diagonal-tl-br="none" style:text-align-source="fix" style:repeat-content="false" fo:wrap-option="no-wrap" fo:border-left="0.74pt solid #ffffff" style:direction="ltr" fo:border-right="none" style:rotation-angle="0" style:rotation-align="none" style:shrink-to-fit="false" fo:border-top="0.74pt solid #ffffff" style:vertical-align="top" loext:vertical-justify="auto">
        <loext:border-bottom-complex-color loext:theme-type="light1" loext:color-type="theme"/>
        <loext:background-complex-color loext:theme-type="accent5" loext:color-type="theme">
          <loext:transformation loext:type="lummod" loext:value="7500"/>
        </loext:background-complex-color>
        <loext:border-left-complex-color loext:theme-type="light1" loext:color-type="theme"/>
        <loext:border-top-complex-color loext:theme-type="light1" loext:color-type="theme"/>
      </style:table-cell-properties>
      <style:paragraph-properties fo:text-align="center" css3t:text-justify="auto" fo:margin-left="0cm"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light1" loext:color-type="theme"/>
      </style:text-properties>
    </style:style>
    <style:style style:name="ce14" style:family="table-cell" style:parent-style-name="Default">
      <style:table-cell-properties fo:border-bottom="none" fo:background-color="#2f5597"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loext:background-complex-color loext:theme-type="accent5" loext:color-type="theme">
          <loext:transformation loext:type="lummod" loext:value="7500"/>
        </loext:background-complex-color>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ffffff" style:text-outline="false" style:text-line-through-style="none" style:text-line-through-type="none" style:font-name="Verdana" fo:font-size="14pt" fo:font-style="normal" fo:text-shadow="none" style:text-underline-style="none" fo:font-weight="bold" style:font-size-asian="14pt" style:font-style-asian="normal" style:font-weight-asian="bold" style:font-size-complex="14pt" style:font-style-complex="normal" style:font-weight-complex="bold">
        <loext:char-complex-color loext:theme-type="light1" loext:color-type="theme"/>
      </style:text-properties>
    </style:style>
    <style:style style:name="ce15" style:family="table-cell" style:parent-style-name="Excel_20_Built-in_20_Hyperlink" style:data-style-name="N100">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0563c1" style:text-outline="false" style:text-line-through-style="none" style:text-line-through-type="none" style:font-name="Verdana"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loext:char-complex-color loext:theme-type="hyperlink" loext:color-type="theme"/>
      </style:text-properties>
    </style:style>
    <style:style style:name="ce16"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0563c1" style:text-outline="false" style:text-line-through-style="none" style:text-line-through-type="none" style:font-name="Verdana"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loext:char-complex-color loext:theme-type="hyperlink" loext:color-type="theme"/>
      </style:text-properties>
    </style:style>
    <style:style style:name="ce17"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top"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css3t:text-justify="auto" fo:margin-left="0cm" style:writing-mode="page"/>
      <style:text-properties fo:color="#0563c1" style:text-outline="false" style:text-line-through-style="none" style:text-line-through-type="none" style:font-name="Verdan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loext:char-complex-color loext:theme-type="hyperlink" loext:color-type="theme"/>
      </style:text-properties>
    </style:style>
    <style:style style:name="ce1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css3t:text-justify="auto" fo:margin-left="0cm"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19" style:family="table-cell" style:parent-style-name="Default">
      <style:table-cell-properties fo:border-bottom="none" fo:background-color="#2f5597"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top" loext:vertical-justify="auto">
        <loext:background-complex-color loext:theme-type="accent5" loext:color-type="theme">
          <loext:transformation loext:type="lummod" loext:value="7500"/>
        </loext:background-complex-color>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ffffff"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light1" loext:color-type="theme"/>
      </style:text-properties>
    </style:style>
    <style:style style:name="ce2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21"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top" loext:vertical-justify="auto">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2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2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name-asian="Liberation Mono" style:font-size-asian="11pt" style:font-style-asian="normal" style:font-weight-asian="normal" style:font-name-complex="Liberation Mono" style:font-size-complex="11pt" style:font-style-complex="normal" style:font-weight-complex="normal">
        <loext:char-complex-color loext:theme-type="dark1" loext:color-type="theme"/>
      </style:text-properties>
    </style:style>
    <style:style style:name="ce2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css3t:text-justify="auto" fo:margin-left="0cm"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5" style:family="table-cell" style:parent-style-name="Default">
      <style:table-cell-properties fo:wrap-option="wrap" style:vertical-align="top"/>
      <style:text-properties style:text-outline="false" style:text-line-through-style="none" style:text-line-through-type="none" fo:font-size="11pt" fo:language="es" fo:country="BO"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none" fo:background-color="#2f559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top" loext:vertical-justify="auto">
        <loext:background-complex-color loext:theme-type="accent5" loext:color-type="theme">
          <loext:transformation loext:type="lummod" loext:value="7500"/>
        </loext:background-complex-color>
        <loext:border-left-complex-color loext:theme-type="dark1" loext:color-type="theme"/>
        <loext:border-right-complex-color loext:theme-type="dark1" loext:color-type="theme"/>
      </style:table-cell-properties>
      <style:paragraph-properties fo:text-align="center" css3t:text-justify="auto" fo:margin-left="0cm" style:writing-mode="page"/>
      <style:text-properties fo:color="#ffffff"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light1" loext:color-type="theme"/>
      </style:text-properties>
    </style:style>
    <style:style style:name="ce2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8"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top" loext:vertical-justify="auto">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0"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top"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1" style:family="table-cell" style:parent-style-name="Default" style:data-style-name="N100">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top"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2" style:family="table-cell" style:parent-style-name="Default">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top" loext:vertical-justify="auto">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3"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4" style:family="table-cell" style:parent-style-name="Default">
      <style:table-cell-properties fo:border-bottom="none" fo:background-color="#2f5597" style:diagonal-bl-tr="none" style:diagonal-tl-br="none" style:text-align-source="fix" style:repeat-content="false" fo:wrap-option="no-wrap" fo:border-left="0.74pt solid #ffffff" style:direction="ltr" fo:border-right="0.74pt solid #ffffff" style:rotation-angle="0" style:rotation-align="none" style:shrink-to-fit="false" fo:border-top="0.74pt solid #ffffff" style:vertical-align="bottom" loext:vertical-justify="auto">
        <loext:background-complex-color loext:theme-type="accent5" loext:color-type="theme">
          <loext:transformation loext:type="lummod" loext:value="7500"/>
        </loext:background-complex-color>
        <loext:border-left-complex-color loext:theme-type="light1" loext:color-type="theme"/>
        <loext:border-right-complex-color loext:theme-type="light1" loext:color-type="theme"/>
        <loext:border-top-complex-color loext:theme-type="light1" loext:color-type="theme"/>
      </style:table-cell-properties>
      <style:paragraph-properties fo:text-align="center" css3t:text-justify="auto" fo:margin-left="0cm" style:writing-mode="page"/>
      <style:text-properties fo:color="#ffffff" style:text-outline="false" style:text-line-through-style="none" style:text-line-through-type="none" style:font-name="Verdana" fo:font-size="14pt" fo:font-style="normal" fo:text-shadow="none" style:text-underline-style="none" fo:font-weight="bold" style:font-size-asian="14pt" style:font-style-asian="normal" style:font-weight-asian="bold" style:font-size-complex="14pt" style:font-style-complex="normal" style:font-weight-complex="bold">
        <loext:char-complex-color loext:theme-type="light1" loext:color-type="theme"/>
      </style:text-properties>
    </style:style>
    <style:style style:name="ce35" style:family="table-cell" style:parent-style-name="Excel_20_Built-in_20_Hyperlink" style:data-style-name="N0">
      <style:table-cell-properties fo:border-bottom="0.74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loext:border-bottom-complex-color loext:theme-type="dark1" loext:color-type="theme"/>
        <loext:background-complex-color loext:theme-type="light1" loext:color-type="theme"/>
      </style:table-cell-properties>
      <style:paragraph-properties fo:text-align="start" css3t:text-justify="auto" fo:margin-left="0cm" style:writing-mode="page"/>
      <style:text-properties fo:color="#0563c1" style:text-outline="false" style:text-line-through-style="none" style:text-line-through-type="none" style:font-name="Verdana"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loext:char-complex-color loext:theme-type="hyperlink" loext:color-type="theme"/>
      </style:text-properties>
    </style:style>
    <style:style style:name="ce36"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37" style:family="table-cell" style:parent-style-name="Default">
      <style:table-cell-properties style:rotation-align="non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8" style:family="table-cell" style:parent-style-name="Excel_20_Built-in_20_Hyperlink" style:data-style-name="N0">
      <style:table-cell-properties fo:border-bottom="0.74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loext:border-bottom-complex-color loext:theme-type="dark1" loext:color-type="theme"/>
        <loext:background-complex-color loext:theme-type="light1" loext:color-type="theme"/>
        <style:hyperlink xlink:href="#'Test Scenarios'.A10" xlink:type="simple"/>
        <loext:hyperlink xlink:href="#'Test Scenarios'.A10" xlink:type="simple"/>
      </style:table-cell-properties>
      <style:paragraph-properties fo:text-align="start" css3t:text-justify="auto" fo:margin-left="0cm" style:writing-mode="page"/>
      <style:text-properties fo:color="#0563c1" style:text-outline="false" style:text-line-through-style="none" style:text-line-through-type="none" style:font-name="Verdana"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loext:char-complex-color loext:theme-type="hyperlink" loext:color-type="theme"/>
      </style:text-properties>
    </style:style>
    <style:style style:name="ce39"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40"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loext:background-complex-color loext:theme-type="light1" loext:color-type="theme"/>
      </style:table-cell-properties>
      <style:paragraph-properties fo:text-align="center" css3t:text-justify="auto" fo:margin-left="0cm" style:writing-mode="page"/>
      <style:text-properties fo:color="#ffffff"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light1" loext:color-type="theme"/>
      </style:text-properties>
    </style:style>
    <style:style style:name="ce41"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start" css3t:text-justify="auto" fo:margin-left="0cm" style:writing-mode="page"/>
      <style:text-properties fo:color="#000000" style:text-outline="false" style:text-line-through-style="none" style:text-line-through-type="none" style:font-name="Verdana1" fo:font-size="14pt" fo:font-style="normal" fo:text-shadow="none" style:text-underline-style="none" fo:font-weight="normal" style:font-name-asian="Liberation Mono" style:font-size-asian="14pt" style:font-style-asian="normal" style:font-weight-asian="normal" style:font-name-complex="Liberation Mono" style:font-size-complex="14pt" style:font-style-complex="normal" style:font-weight-complex="normal"/>
    </style:style>
    <style:style style:name="ce42"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start" css3t:text-justify="auto" fo:margin-left="0cm" style:writing-mode="pag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43"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css3t:text-justify="auto" fo:margin-left="0cm" style:writing-mode="pag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44"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top"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start" css3t:text-justify="auto" fo:margin-left="0cm" style:writing-mode="pag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45" style:family="table-cell" style:parent-style-name="Default">
      <style:table-cell-properties fo:background-color="#ffffff" style:diagonal-bl-tr="none" style:diagonal-tl-br="none" fo:border="0.74pt solid #000000" style:rotation-align="none">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46"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ffffff"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light1" loext:color-type="theme"/>
      </style:text-properties>
    </style:style>
    <style:style style:name="ce47" style:family="table-cell" style:parent-style-name="Default">
      <style:table-cell-properties fo:background-color="#ffffff" style:rotation-align="none">
        <loext:background-complex-color loext:theme-type="light1" loext:color-type="theme"/>
      </style:table-cell-properties>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8" style:family="table-cell" style:parent-style-name="Default">
      <style:table-cell-properties fo:background-color="#00b050" style:diagonal-bl-tr="none" style:diagonal-tl-br="none" style:text-align-source="fix" style:repeat-content="false" fo:wrap-option="no-wrap" fo:border="0.74pt solid #000000" style:direction="ltr" style:rotation-angle="0" style:rotation-align="none" style:shrink-to-fit="false" style:vertical-align="middle"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49" style:family="table-cell" style:parent-style-name="Default">
      <style:table-cell-properties fo:background-color="#00b050" style:diagonal-bl-tr="none" style:diagonal-tl-br="none" style:text-align-source="fix" style:repeat-content="false" fo:wrap-option="wrap" fo:border="0.74pt solid #000000" style:direction="ltr" style:rotation-angle="0" style:rotation-align="none" style:shrink-to-fit="false" style:vertical-align="middle"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50" style:family="table-cell" style:parent-style-name="Default">
      <style:table-cell-properties fo:background-color="#00b050" style:diagonal-bl-tr="none" style:diagonal-tl-br="none" style:text-align-source="fix" style:repeat-content="false" fo:wrap-option="wrap" fo:border="0.74pt solid #000000" style:direction="ltr" style:rotation-angle="0" style:rotation-align="none" style:shrink-to-fit="false" style:vertical-align="top"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start" css3t:text-justify="auto" fo:margin-left="0cm" style:writing-mode="pag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51" style:family="table-cell" style:parent-style-name="Default">
      <style:table-cell-properties fo:background-color="#00b050" style:diagonal-bl-tr="none" style:diagonal-tl-br="none" style:text-align-source="value-type" style:repeat-content="false" fo:wrap-option="wrap" fo:border="0.74pt solid #000000" style:direction="ltr" style:rotation-angle="0" style:rotation-align="none" style:shrink-to-fit="false" style:vertical-align="top"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css3t:text-justify="auto" fo:margin-left="0cm" style:writing-mode="page"/>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52" style:family="table-cell" style:parent-style-name="Default">
      <style:table-cell-properties fo:background-color="#00b050" style:diagonal-bl-tr="none" style:diagonal-tl-br="none" fo:border="0.74pt solid #000000" style:rotation-align="none">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53" style:family="table-cell" style:parent-style-name="Default">
      <style:table-cell-properties fo:background-color="#00b050" style:diagonal-bl-tr="none" style:diagonal-tl-br="none" style:text-align-source="fix" style:repeat-content="false" fo:wrap-option="no-wrap" fo:border="0.74pt solid #000000" style:direction="ltr" style:rotation-angle="0" style:rotation-align="none" style:shrink-to-fit="false" style:vertical-align="middle"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ffffff"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light1" loext:color-type="theme"/>
      </style:text-properties>
    </style:style>
    <style:style style:name="ce54" style:family="table-cell" style:parent-style-name="Default">
      <style:table-cell-properties style:diagonal-bl-tr="none" style:diagonal-tl-br="none" fo:border="0.74pt solid #000000" style:rotation-align="none">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55" style:family="table-cell" style:parent-style-name="Default">
      <style:table-cell-properties fo:background-color="#ffffff" style:rotation-align="none">
        <loext:background-complex-color loext:theme-type="light1" loext:color-type="theme"/>
      </style:table-cell-properties>
      <style:text-properties fo:color="#000000" style:text-outline="false" style:text-line-through-style="none" style:text-line-through-type="none" style:font-name="Verdana"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style:text-properties>
    </style:style>
    <style:style style:name="ce56" style:family="table-cell" style:parent-style-name="Default">
      <style:table-cell-properties fo:border-bottom="none" fo:background-color="#2f5597" style:diagonal-bl-tr="none" style:diagonal-tl-br="none" style:text-align-source="fix" style:repeat-content="false" fo:wrap-option="no-wrap" fo:border-left="0.74pt solid #ffffff" style:direction="ltr" fo:border-right="0.74pt solid #ffffff" style:rotation-angle="0" style:rotation-align="none" style:shrink-to-fit="false" fo:border-top="0.74pt solid #ffffff" style:vertical-align="bottom" loext:vertical-justify="auto">
        <loext:background-complex-color loext:theme-type="accent5" loext:color-type="theme">
          <loext:transformation loext:type="lummod" loext:value="7500"/>
        </loext:background-complex-color>
        <loext:border-left-complex-color loext:theme-type="light1" loext:color-type="theme"/>
        <loext:border-right-complex-color loext:theme-type="light1" loext:color-type="theme"/>
        <loext:border-top-complex-color loext:theme-type="light1" loext:color-type="theme"/>
      </style:table-cell-properties>
      <style:paragraph-properties fo:text-align="center" css3t:text-justify="auto" fo:margin-left="0cm" style:writing-mode="page"/>
      <style:text-properties fo:color="#ffffff"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light1" loext:color-type="theme"/>
      </style:text-properties>
    </style:style>
    <style:style style:name="ce57" style:family="table-cell" style:parent-style-name="Excel_20_Built-in_20_Hyperlink" style:data-style-name="N0">
      <style:table-cell-properties fo:border-bottom="0.74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loext:border-bottom-complex-color loext:theme-type="dark1" loext:color-type="theme"/>
        <loext:background-complex-color loext:theme-type="light1" loext:color-type="theme"/>
      </style:table-cell-properties>
      <style:paragraph-properties fo:text-align="start" css3t:text-justify="auto" fo:margin-left="0cm" style:writing-mode="page"/>
      <style:text-properties fo:color="#0563c1" style:text-outline="false" style:text-line-through-style="none" style:text-line-through-type="none" style:font-name="Verdan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loext:char-complex-color loext:theme-type="hyperlink" loext:color-type="theme"/>
      </style:text-properties>
    </style:style>
    <style:style style:name="ce5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59" style:family="table-cell" style:parent-style-name="Excel_20_Built-in_20_Hyperlink" style:data-style-name="N0">
      <style:table-cell-properties fo:border-bottom="0.74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loext:border-bottom-complex-color loext:theme-type="dark1" loext:color-type="theme"/>
        <loext:background-complex-color loext:theme-type="light1" loext:color-type="theme"/>
        <style:hyperlink xlink:href="#'Test Scenarios'.A10" xlink:type="simple"/>
        <loext:hyperlink xlink:href="#'Test Scenarios'.A10" xlink:type="simple"/>
      </style:table-cell-properties>
      <style:paragraph-properties fo:text-align="start" css3t:text-justify="auto" fo:margin-left="0cm" style:writing-mode="page"/>
      <style:text-properties fo:color="#0563c1" style:text-outline="false" style:text-line-through-style="none" style:text-line-through-type="none" style:font-name="Verdan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loext:char-complex-color loext:theme-type="hyperlink" loext:color-type="theme"/>
      </style:text-properties>
    </style:style>
    <style:style style:name="ce6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61"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loext:background-complex-color loext:theme-type="light1" loext:color-type="theme"/>
      </style:table-cell-properties>
      <style:paragraph-properties fo:text-align="center" css3t:text-justify="auto" fo:margin-left="0cm"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light1" loext:color-type="theme"/>
      </style:text-properties>
    </style:style>
    <style:style style:name="ce6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start" css3t:text-justify="auto" fo:margin-left="0cm"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63" style:family="table-cell" style:parent-style-name="Default">
      <style:table-cell-properties style:diagonal-bl-tr="none" style:diagonal-tl-br="none" fo:border="0.74pt solid #000000" style:rotation-align="none">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6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light1" loext:color-type="theme"/>
      </style:text-properties>
    </style:style>
    <style:style style:name="ce65" style:family="table-cell" style:parent-style-name="Default">
      <style:table-cell-properties fo:background-color="#ffffff" style:rotation-align="none">
        <loext:background-complex-color loext:theme-type="light1" loext:color-type="theme"/>
      </style:table-cell-properties>
    </style:style>
    <style:style style:name="ce6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css3t:text-justify="auto" fo:margin-left="0cm"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6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light1" loext:color-type="theme"/>
      </style:text-properties>
    </style:style>
    <style:style style:name="ce6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light1" loext:color-type="theme"/>
      </style:text-properties>
    </style:style>
    <style:style style:name="ce69" style:family="table-cell" style:parent-style-name="Default">
      <style:table-cell-properties fo:border-bottom="none" fo:background-color="#1f4e79" style:diagonal-bl-tr="none" style:diagonal-tl-br="none" style:text-align-source="fix" style:repeat-content="false" fo:wrap-option="no-wrap" fo:border-left="0.74pt solid #ffffff" style:direction="ltr" fo:border-right="0.74pt solid #ffffff" style:rotation-angle="0" style:rotation-align="none" style:shrink-to-fit="false" fo:border-top="0.74pt solid #ffffff" style:vertical-align="bottom" loext:vertical-justify="auto">
        <loext:background-complex-color loext:theme-type="accent1" loext:color-type="theme">
          <loext:transformation loext:type="lummod" loext:value="5000"/>
        </loext:background-complex-color>
        <loext:border-left-complex-color loext:theme-type="light1" loext:color-type="theme"/>
        <loext:border-right-complex-color loext:theme-type="light1" loext:color-type="theme"/>
        <loext:border-top-complex-color loext:theme-type="light1" loext:color-type="theme"/>
      </style:table-cell-properties>
      <style:paragraph-properties fo:text-align="center" css3t:text-justify="auto" fo:margin-left="0cm" style:writing-mode="page"/>
      <style:text-properties fo:color="#ffffff"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light1" loext:color-type="theme"/>
      </style:text-properties>
    </style:style>
    <style:style style:name="ce7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light1" loext:color-type="theme"/>
      </style:text-properties>
    </style:style>
    <style:style style:name="ce7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light1" loext:color-type="theme"/>
      </style:text-properties>
    </style:style>
    <style:style style:name="ce7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light1" loext:color-type="theme"/>
      </style:text-properties>
    </style:style>
    <style:style style:name="ce7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light1" loext:color-type="theme"/>
      </style:text-properties>
    </style:style>
    <style:style style:name="ce74"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7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76"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loext:border-left-complex-color loext:theme-type="dark1" loext:color-type="theme"/>
        <loext:border-right-complex-color loext:theme-type="dark1" loext:color-type="theme"/>
        <loext:border-top-complex-color loext:theme-type="dark1" loext:color-type="theme"/>
      </style:table-cell-properties>
      <style:paragraph-properties fo:text-align="start" css3t:text-justify="auto" fo:margin-left="0cm"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7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78" style:family="table-cell" style:parent-style-name="Default">
      <style:table-cell-properties fo:border-bottom="none" style:diagonal-bl-tr="none" style:diagonal-tl-br="none" fo:border-left="0.74pt solid #000000" fo:border-right="0.74pt solid #000000" style:rotation-align="none" fo:border-top="0.74pt solid #000000">
        <loext:border-left-complex-color loext:theme-type="dark1" loext:color-type="theme"/>
        <loext:border-right-complex-color loext:theme-type="dark1" loext:color-type="theme"/>
        <loext:border-top-complex-color loext:theme-type="dark1" loext:color-type="theme"/>
      </style:table-cell-properties>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79"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8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light1" loext:color-type="theme"/>
      </style:text-properties>
    </style:style>
    <style:style style:name="ce8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light1" loext:color-type="theme"/>
      </style:text-properties>
    </style:style>
    <style:style style:name="ce82"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loext:border-bottom-complex-color loext:theme-type="dark1" loext:color-type="theme"/>
        <loext:background-complex-color loext:theme-type="light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8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light1" loext:color-type="theme"/>
      </style:text-properties>
    </style:style>
    <style:style style:name="ce8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light1" loext:color-type="theme"/>
      </style:text-properties>
    </style:style>
    <style:style style:name="ce85"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loext:border-bottom-complex-color loext:theme-type="dark1" loext:color-type="theme"/>
        <loext:background-complex-color loext:theme-type="light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8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light1" loext:color-type="theme"/>
      </style:text-properties>
    </style:style>
    <style:style style:name="ce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light1" loext:color-type="theme"/>
      </style:text-properties>
    </style:style>
    <style:style style:name="ce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light1" loext:color-type="theme"/>
      </style:text-properties>
    </style:style>
    <style:style style:name="ce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light1" loext:color-type="theme"/>
      </style:text-properties>
    </style:style>
    <style:style style:name="ce9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light1" loext:color-type="theme"/>
      </style:text-properties>
    </style:style>
    <style:style style:name="ce9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light1" loext:color-type="theme"/>
      </style:text-properties>
    </style:style>
    <style:style style:name="ce9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light1" loext:color-type="theme"/>
      </style:text-properties>
    </style:style>
    <style:style style:name="ce9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light1" loext:color-type="theme"/>
      </style:text-properties>
    </style:style>
    <style:style style:name="ce9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light1" loext:color-type="theme"/>
      </style:text-properties>
    </style:style>
    <style:style style:name="ce9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light1" loext:color-type="theme"/>
      </style:text-properties>
    </style:style>
    <style:style style:name="ce9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light1" loext:color-type="theme"/>
      </style:text-properties>
    </style:style>
    <style:style style:name="ce9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light1" loext:color-type="theme"/>
      </style:text-properties>
    </style:style>
    <style:style style:name="ce9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light1" loext:color-type="theme"/>
      </style:text-properties>
    </style:style>
    <style:style style:name="ce9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light1" loext:color-type="theme"/>
      </style:text-properties>
    </style:style>
    <style:style style:name="ce10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light1" loext:color-type="theme"/>
      </style:text-properties>
    </style:style>
    <style:style style:name="ce10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light1" loext:color-type="theme"/>
      </style:text-properties>
    </style:style>
    <style:style style:name="ce10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ffffff"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light1" loext:color-type="theme"/>
      </style:text-properties>
    </style:style>
    <style:style style:name="ce103" style:family="table-cell" style:parent-style-name="Default">
      <style:table-cell-properties fo:border-bottom="none" fo:background-color="#1f4e79" style:diagonal-bl-tr="none" style:diagonal-tl-br="none" style:text-align-source="fix" style:repeat-content="false" fo:wrap-option="no-wrap" fo:border-left="0.74pt solid #ffffff" style:direction="ltr" fo:border-right="0.74pt solid #ffffff" style:rotation-angle="0" style:rotation-align="none" style:shrink-to-fit="false" fo:border-top="0.74pt solid #ffffff" style:vertical-align="bottom" loext:vertical-justify="auto">
        <loext:background-complex-color loext:theme-type="accent1" loext:color-type="theme">
          <loext:transformation loext:type="lummod" loext:value="5000"/>
        </loext:background-complex-color>
        <loext:border-left-complex-color loext:theme-type="light1" loext:color-type="theme"/>
        <loext:border-right-complex-color loext:theme-type="light1" loext:color-type="theme"/>
        <loext:border-top-complex-color loext:theme-type="light1" loext:color-type="theme"/>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light1" loext:color-type="theme"/>
      </style:text-properties>
    </style:style>
    <style:style style:name="ce104" style:family="table-cell" style:parent-style-name="Excel_20_Built-in_20_Hyperlink" style:data-style-name="N0">
      <style:table-cell-properties fo:border-bottom="0.74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loext:border-bottom-complex-color loext:theme-type="dark1" loext:color-type="theme"/>
        <loext:background-complex-color loext:theme-type="light1" loext:color-type="theme"/>
      </style:table-cell-properties>
      <style:paragraph-properties fo:text-align="start"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loext:char-complex-color loext:theme-type="hyperlink" loext:color-type="theme"/>
      </style:text-properties>
    </style:style>
    <style:style style:name="ce10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style>
    <style:style style:name="ce106" style:family="table-cell" style:parent-style-name="Excel_20_Built-in_20_Hyperlink" style:data-style-name="N0">
      <style:table-cell-properties fo:border-bottom="0.74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loext:border-bottom-complex-color loext:theme-type="dark1" loext:color-type="theme"/>
        <loext:background-complex-color loext:theme-type="light1" loext:color-type="theme"/>
        <style:hyperlink xlink:href="#'Test Scenarios'.A10" xlink:type="simple"/>
        <loext:hyperlink xlink:href="#'Test Scenarios'.A10" xlink:type="simple"/>
      </style:table-cell-properties>
      <style:paragraph-properties fo:text-align="start"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loext:char-complex-color loext:theme-type="hyperlink" loext:color-type="theme"/>
      </style:text-properties>
    </style:style>
    <style:style style:name="ce10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style>
    <style:style style:name="ce108"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loext:background-complex-color loext:theme-type="light1" loext:color-type="theme"/>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10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start" css3t:text-justify="auto" fo:margin-left="0cm" style:writing-mode="page"/>
    </style:style>
    <style:style style:name="ce110" style:family="table-cell" style:parent-style-name="Default">
      <style:table-cell-properties style:diagonal-bl-tr="none" style:diagonal-tl-br="none" fo:border="0.74pt solid #000000" style:rotation-align="none">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style>
    <style:style style:name="ce11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loext:border-bottom-complex-color loext:theme-type="dark1" loext:color-type="theme"/>
        <loext:border-left-complex-color loext:theme-type="dark1" loext:color-type="theme"/>
        <loext:border-right-complex-color loext:theme-type="dark1" loext:color-type="theme"/>
        <loext:border-top-complex-color loext:theme-type="dark1" loext:color-type="theme"/>
      </style:table-cell-properties>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T1" style:family="text">
      <style:text-properties style:font-name-asian="Liberation Mono" style:font-name-complex="Liberation Mono" style:font-name="Calibri1"/>
    </style:style>
    <style:style style:name="T2" style:family="text">
      <style:text-properties style:font-name="Liberation Mono" style:font-name-asian="Liberation Mono" style:font-name-complex="Liberation Mono"/>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ASS&quot;;&quot;FAIL&quot;;&quot;Blocked&quot;;&quot;Not Tested&quot;)" table:allow-empty-cell="true" table:display-list="unsorted" table:base-cell-address="'Address Book'.J3">
          <table:help-message table:display="true"/>
          <table:error-message table:message-type="stop" table:display="true"/>
        </table:content-validation>
        <table:content-validation table:name="val2" table:condition="of:cell-content-is-in-list(&quot;PASS&quot;;&quot;FAIL&quot;;&quot;Blocked&quot;;&quot;Not Tested&quot;)" table:allow-empty-cell="true" table:display-list="unsorted" table:base-cell-address="'Order History'.J3">
          <table:help-message table:display="true"/>
          <table:error-message table:message-type="stop" table:display="true"/>
        </table:content-validation>
        <table:content-validation table:name="val3" table:condition="of:cell-content-is-in-list(&quot;PASS&quot;;&quot;FAIL&quot;;&quot;Blocked&quot;;&quot;Not Tested&quot;)" table:allow-empty-cell="true" table:display-list="unsorted" table:base-cell-address="'My Account'.J3">
          <table:help-message table:display="true"/>
          <table:error-message table:message-type="stop" table:display="true"/>
        </table:content-validation>
        <table:content-validation table:name="val4" table:condition="of:cell-content-is-in-list(&quot;PASS&quot;;&quot;FAIL&quot;;&quot;Blocked&quot;;&quot;Not Tested&quot;)" table:allow-empty-cell="true" table:display-list="unsorted" table:base-cell-address="'Product Returns'.J3">
          <table:help-message table:display="true"/>
          <table:error-message table:message-type="stop" table:display="true"/>
        </table:content-validation>
        <table:content-validation table:name="val5" table:condition="of:cell-content-is-in-list(&quot;PASS&quot;;&quot;FAIL&quot;;&quot;Blocked&quot;;&quot;Not Tested&quot;)" table:allow-empty-cell="true" table:display-list="unsorted" table:base-cell-address="'Order Information'.J3">
          <table:help-message table:display="true"/>
          <table:error-message table:message-type="stop" table:display="true"/>
        </table:content-validation>
        <table:content-validation table:name="val6" table:condition="of:cell-content-is-in-list(&quot;PASS&quot;;&quot;FAIL&quot;;&quot;Blocked&quot;;&quot;Not Tested&quot;)" table:allow-empty-cell="true" table:display-list="unsorted" table:base-cell-address="'Reward Points'.J3">
          <table:help-message table:display="true"/>
          <table:error-message table:message-type="stop" table:display="true"/>
        </table:content-validation>
        <table:content-validation table:name="val7" table:condition="of:cell-content-is-in-list(&quot;PASS&quot;;&quot;FAIL&quot;;&quot;Blocked&quot;;&quot;Not Tested&quot;)" table:allow-empty-cell="true" table:display-list="unsorted" table:base-cell-address="'Specail Offers'.J3">
          <table:help-message table:display="true"/>
          <table:error-message table:message-type="stop" table:display="true"/>
        </table:content-validation>
        <table:content-validation table:name="val8" table:condition="of:cell-content-is-in-list(&quot;PASS&quot;;&quot;FAIL&quot;;&quot;Blocked&quot;;&quot;Not Tested&quot;)" table:allow-empty-cell="true" table:display-list="unsorted" table:base-cell-address="'My Account Information'.J3">
          <table:help-message table:display="true"/>
          <table:error-message table:message-type="stop" table:display="true"/>
        </table:content-validation>
        <table:content-validation table:name="val9" table:condition="of:cell-content-is-in-list(&quot;PASS&quot;;&quot;FAIL&quot;;&quot;Blocked&quot;;&quot;Not Tested&quot;)" table:allow-empty-cell="true" table:display-list="unsorted" table:base-cell-address="'Change Password'.J3">
          <table:help-message table:display="true"/>
          <table:error-message table:message-type="stop" table:display="true"/>
        </table:content-validation>
        <table:content-validation table:name="val10" table:condition="of:cell-content-is-in-list(&quot;PASS&quot;;&quot;FAIL&quot;;&quot;Blocked&quot;;&quot;Not Tested&quot;)" table:allow-empty-cell="true" table:display-list="unsorted" table:base-cell-address="Currencies.J3">
          <table:help-message table:display="true"/>
          <table:error-message table:message-type="stop" table:display="true"/>
        </table:content-validation>
        <table:content-validation table:name="val11" table:condition="of:cell-content-is-in-list(&quot;PASS&quot;;&quot;FAIL&quot;;&quot;Blocked&quot;;&quot;Not Tested&quot;)" table:allow-empty-cell="true" table:display-list="unsorted" table:base-cell-address="Checkout.J3">
          <table:help-message table:display="true"/>
          <table:error-message table:message-type="stop" table:display="true"/>
        </table:content-validation>
        <table:content-validation table:name="val12" table:condition="of:cell-content-is-in-list(&quot;PASS&quot;;&quot;FAIL&quot;;&quot;Blocked&quot;;&quot;Not Tested&quot;)" table:allow-empty-cell="true" table:display-list="unsorted" table:base-cell-address="Downloads.J3">
          <table:help-message table:display="true"/>
          <table:error-message table:message-type="stop" table:display="true"/>
        </table:content-validation>
        <table:content-validation table:name="val13" table:condition="of:cell-content-is-in-list(&quot;PASS&quot;;&quot;FAIL&quot;;&quot;Blocked&quot;;&quot;Not Tested&quot;)" table:allow-empty-cell="true" table:display-list="unsorted" table:base-cell-address="Returns.J3">
          <table:help-message table:display="true"/>
          <table:error-message table:message-type="stop" table:display="true"/>
        </table:content-validation>
        <table:content-validation table:name="val14" table:condition="of:cell-content-is-in-list(&quot;PASS&quot;;&quot;FAIL&quot;;&quot;Blocked&quot;;&quot;Not Tested&quot;)" table:allow-empty-cell="true" table:display-list="unsorted" table:base-cell-address="'Recurring Payments'.J3">
          <table:help-message table:display="true"/>
          <table:error-message table:message-type="stop" table:display="true"/>
        </table:content-validation>
        <table:content-validation table:name="val15" table:condition="of:cell-content-is-in-list(&quot;PASS&quot;;&quot;FAIL&quot;;&quot;Blocked&quot;;&quot;Not Tested&quot;)" table:allow-empty-cell="true" table:display-list="unsorted" table:base-cell-address="Transactions.J3">
          <table:help-message table:display="true"/>
          <table:error-message table:message-type="stop" table:display="true"/>
        </table:content-validation>
        <table:content-validation table:name="val16" table:condition="of:cell-content-is-in-list(&quot;PASS&quot;;&quot;FAIL&quot;;&quot;Blocked&quot;;&quot;Not Tested&quot;)" table:allow-empty-cell="true" table:display-list="unsorted" table:base-cell-address="'Contact Us'.J3">
          <table:help-message table:display="true"/>
          <table:error-message table:message-type="stop" table:display="true"/>
        </table:content-validation>
        <table:content-validation table:name="val17" table:condition="of:cell-content-is-in-list(&quot;PASS&quot;;&quot;FAIL&quot;;&quot;Blocked&quot;;&quot;Not Tested&quot;)" table:allow-empty-cell="true" table:display-list="unsorted" table:base-cell-address="Newsletter.J3">
          <table:help-message table:display="true"/>
          <table:error-message table:message-type="stop" table:display="true"/>
        </table:content-validation>
        <table:content-validation table:name="val18" table:condition="of:cell-content-is-in-list(&quot;PASS&quot;;&quot;FAIL&quot;;&quot;Blocked&quot;;&quot;Not Tested&quot;)" table:allow-empty-cell="true" table:display-list="unsorted" table:base-cell-address="Affiliate.J3">
          <table:help-message table:display="true"/>
          <table:error-message table:message-type="stop" table:display="true"/>
        </table:content-validation>
        <table:content-validation table:name="val19" table:condition="of:cell-content-is-in-list(&quot;PASS&quot;;&quot;FAIL&quot;;&quot;Blocked&quot;;&quot;Not Tested&quot;)" table:allow-empty-cell="true" table:display-list="unsorted" table:base-cell-address="'Gift Certificate'.J3">
          <table:help-message table:display="true"/>
          <table:error-message table:message-type="stop" table:display="true"/>
        </table:content-validation>
      </table:content-validations>
      <table:table table:name="Vesion History" table:style-name="ta1">
        <office:forms form:automatic-focus="false" form:apply-design-mode="false"/>
        <table:table-column table:style-name="co1" table:number-columns-repeated="6" table:default-cell-style-name="Default"/>
        <table:table-column table:style-name="co1" table:default-cell-style-name="ce1"/>
        <table:table-column table:style-name="co2" table:default-cell-style-name="Default"/>
        <table:table-column table:style-name="co3" table:default-cell-style-name="Default"/>
        <table:table-column table:style-name="co4" table:default-cell-style-name="Default"/>
        <table:table-column table:style-name="co1" table:number-columns-repeated="16374" table:default-cell-style-name="Default"/>
        <table:table-row table:style-name="ro1" table:number-rows-repeated="5">
          <table:table-cell table:number-columns-repeated="6"/>
          <table:table-cell table:style-name="Default"/>
          <table:table-cell table:number-columns-repeated="16377"/>
        </table:table-row>
        <table:table-row table:style-name="ro2">
          <table:table-cell table:number-columns-repeated="7"/>
          <table:table-cell table:style-name="ce1" table:number-columns-repeated="3"/>
          <table:table-cell table:number-columns-repeated="16374"/>
        </table:table-row>
        <table:table-row table:style-name="ro2">
          <table:table-cell table:number-columns-repeated="6"/>
          <table:table-cell table:style-name="ce2"/>
          <table:table-cell table:style-name="ce3" office:value-type="string" calcext:value-type="string">
            <text:p>Project Name (Client Name)</text:p>
          </table:table-cell>
          <table:table-cell table:style-name="ce8" office:value-type="string" calcext:value-type="string">
            <text:p>OpenCart</text:p>
          </table:table-cell>
          <table:table-cell table:style-name="ce11"/>
          <table:table-cell table:number-columns-repeated="16374"/>
        </table:table-row>
        <table:table-row table:style-name="ro2">
          <table:table-cell table:number-columns-repeated="7"/>
          <table:table-cell table:style-name="ce4" office:value-type="string" calcext:value-type="string">
            <text:p>Prepared By</text:p>
          </table:table-cell>
          <table:table-cell table:style-name="ce9" office:value-type="string" calcext:value-type="string">
            <text:p>Pavan</text:p>
          </table:table-cell>
          <table:table-cell table:style-name="ce11"/>
          <table:table-cell table:number-columns-repeated="16374"/>
        </table:table-row>
        <table:table-row table:style-name="ro2">
          <table:table-cell table:number-columns-repeated="7"/>
          <table:table-cell table:style-name="ce5" office:value-type="string" calcext:value-type="string" table:number-columns-spanned="1" table:number-rows-spanned="5">
            <text:p>Vesion No</text:p>
          </table:table-cell>
          <table:table-cell table:style-name="ce10" office:value-type="string" calcext:value-type="string">
            <text:p>Version 1.0</text:p>
          </table:table-cell>
          <table:table-cell table:style-name="ce10"/>
          <table:table-cell table:number-columns-repeated="16374"/>
        </table:table-row>
        <table:table-row table:style-name="ro2">
          <table:table-cell table:number-columns-repeated="7"/>
          <table:covered-table-cell table:style-name="ce6"/>
          <table:table-cell table:style-name="ce10" office:value-type="string" calcext:value-type="string">
            <text:p>Version 2.0</text:p>
          </table:table-cell>
          <table:table-cell table:style-name="ce10" office:value-type="string" calcext:value-type="string">
            <text:p>Updated with Client Feedback</text:p>
          </table:table-cell>
          <table:table-cell table:number-columns-repeated="16374"/>
        </table:table-row>
        <table:table-row table:style-name="ro2">
          <table:table-cell table:number-columns-repeated="7"/>
          <table:covered-table-cell table:style-name="ce6"/>
          <table:table-cell table:style-name="ce10" office:value-type="string" calcext:value-type="string">
            <text:p>Version 3.0</text:p>
          </table:table-cell>
          <table:table-cell table:style-name="ce10" office:value-type="string" calcext:value-type="string">
            <text:p>Added Test Cases for new functionalilities</text:p>
          </table:table-cell>
          <table:table-cell table:number-columns-repeated="16374"/>
        </table:table-row>
        <table:table-row table:style-name="ro2">
          <table:table-cell table:number-columns-repeated="7"/>
          <table:covered-table-cell table:style-name="ce6"/>
          <table:table-cell table:style-name="ce10" table:number-columns-repeated="2"/>
          <table:table-cell table:number-columns-repeated="16374"/>
        </table:table-row>
        <table:table-row table:style-name="ro2">
          <table:table-cell table:number-columns-repeated="7"/>
          <table:covered-table-cell table:style-name="ce7"/>
          <table:table-cell table:style-name="ce10" table:number-columns-repeated="2"/>
          <table:table-cell table:number-columns-repeated="16374"/>
        </table:table-row>
      </table:table>
      <table:table table:name="Test Scenarios" table:style-name="ta2">
        <office:forms form:automatic-focus="false" form:apply-design-mode="false"/>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9" table:default-cell-style-name="ce12"/>
        <table:table-column table:style-name="co10" table:number-columns-repeated="16379" table:default-cell-style-name="ce12"/>
        <table:table-row table:style-name="ro3">
          <table:table-cell table:number-columns-repeated="16384"/>
        </table:table-row>
        <table:table-row table:style-name="ro2">
          <table:table-cell table:style-name="ce13" office:value-type="string" calcext:value-type="string">
            <text:p>Nombre del Proyecto</text:p>
          </table:table-cell>
          <table:table-cell table:style-name="ce17" office:value-type="string" calcext:value-type="string" table:number-columns-spanned="2" table:number-rows-spanned="1">
            <text:p>OpenCart (Frontend)</text:p>
          </table:table-cell>
          <table:covered-table-cell table:style-name="ce18"/>
          <table:table-cell table:number-columns-repeated="16381"/>
        </table:table-row>
        <table:table-row table:style-name="ro2">
          <table:table-cell table:style-name="ce13" office:value-type="string" calcext:value-type="string">
            <text:p>Cliente</text:p>
          </table:table-cell>
          <table:table-cell table:style-name="ce17" office:value-type="string" calcext:value-type="string" table:number-columns-spanned="2" table:number-rows-spanned="1">
            <text:p>OpenCart</text:p>
          </table:table-cell>
          <table:covered-table-cell table:style-name="ce18"/>
          <table:table-cell table:number-columns-repeated="16381"/>
        </table:table-row>
        <table:table-row table:style-name="ro2">
          <table:table-cell table:style-name="ce13" office:value-type="string" calcext:value-type="string">
            <text:p>Documento de Referencia</text:p>
          </table:table-cell>
          <table:table-cell table:style-name="ce18" office:value-type="string" calcext:value-type="string" table:number-columns-spanned="2" table:number-rows-spanned="1">
            <text:p>FRS</text:p>
          </table:table-cell>
          <table:covered-table-cell table:style-name="ce18"/>
          <table:table-cell table:number-columns-repeated="16381"/>
        </table:table-row>
        <table:table-row table:style-name="ro2">
          <table:table-cell table:style-name="ce13" office:value-type="string" calcext:value-type="string">
            <text:p>Creado por</text:p>
          </table:table-cell>
          <table:table-cell table:style-name="ce18" office:value-type="string" calcext:value-type="string" table:number-columns-spanned="2" table:number-rows-spanned="1">
            <text:p>Pavan</text:p>
          </table:table-cell>
          <table:covered-table-cell table:style-name="ce18"/>
          <table:table-cell table:number-columns-repeated="16381"/>
        </table:table-row>
        <table:table-row table:style-name="ro2">
          <table:table-cell table:style-name="ce13" office:value-type="string" calcext:value-type="string">
            <text:p>Fecha de Creacion</text:p>
          </table:table-cell>
          <table:table-cell table:style-name="ce18" office:value-type="string" calcext:value-type="string" table:number-columns-spanned="2" table:number-rows-spanned="1">
            <text:p>10-01-2021</text:p>
          </table:table-cell>
          <table:covered-table-cell table:style-name="ce18"/>
          <table:table-cell table:number-columns-repeated="16381"/>
        </table:table-row>
        <table:table-row table:style-name="ro2">
          <table:table-cell table:style-name="ce13" office:value-type="string" calcext:value-type="string">
            <text:p>Fecha de aprobacion</text:p>
          </table:table-cell>
          <table:table-cell table:style-name="ce18" office:value-type="string" calcext:value-type="string" table:number-columns-spanned="2" table:number-rows-spanned="1">
            <text:p>DD-MM-YYYY</text:p>
          </table:table-cell>
          <table:covered-table-cell table:style-name="ce18"/>
          <table:table-cell table:number-columns-repeated="16381"/>
        </table:table-row>
        <table:table-row table:style-name="ro3" table:number-rows-repeated="2">
          <table:table-cell table:number-columns-repeated="16384"/>
        </table:table-row>
        <table:table-row table:style-name="ro2">
          <table:table-cell table:style-name="ce14" office:value-type="string" calcext:value-type="string">
            <text:p>Escenarios de prueba ID</text:p>
          </table:table-cell>
          <table:table-cell table:style-name="ce19" office:value-type="string" calcext:value-type="string">
            <text:p><text:s/>Referencia</text:p>
          </table:table-cell>
          <table:table-cell table:style-name="ce19" office:value-type="string" calcext:value-type="string">
            <text:p>Descripcion de los escenarios de prueba</text:p>
          </table:table-cell>
          <table:table-cell table:style-name="ce26" office:value-type="string" calcext:value-type="string">
            <text:p>Prioridad</text:p>
          </table:table-cell>
          <table:table-cell table:style-name="ce26" office:value-type="string" calcext:value-type="string">
            <text:p>Numero de casos de prueba</text:p>
          </table:table-cell>
          <table:table-cell table:number-columns-repeated="16379"/>
        </table:table-row>
        <table:table-row table:style-name="ro2">
          <table:table-cell table:style-name="ce15" office:value-type="string" calcext:value-type="string">
            <text:p><text:a xlink:href="#Register.A1" xlink:type="simple">(TS_001)
Register Functionality</text:a></text:p>
          </table:table-cell>
          <table:table-cell table:style-name="ce20" office:value-type="string" calcext:value-type="string">
            <text:p>FRS</text:p>
          </table:table-cell>
          <table:table-cell table:style-name="ce23" office:value-type="string" calcext:value-type="string">
            <text:p>Validar el funcionamiento de la funcionalidad Registrar cuenta </text:p>
          </table:table-cell>
          <table:table-cell table:style-name="ce27" office:value-type="string" calcext:value-type="string">
            <text:p>P0</text:p>
          </table:table-cell>
          <table:table-cell table:style-name="ce30" office:value-type="float" office:value="27" calcext:value-type="float">
            <text:p>27</text:p>
          </table:table-cell>
          <table:table-cell table:number-columns-repeated="16379"/>
        </table:table-row>
        <table:table-row table:style-name="ro2">
          <table:table-cell table:style-name="ce16" office:value-type="string" calcext:value-type="string">
            <text:p><text:a xlink:href="#Login.A1" xlink:type="simple">(TS_002) 
Login Functionality</text:a></text:p>
          </table:table-cell>
          <table:table-cell table:style-name="ce20" office:value-type="string" calcext:value-type="string">
            <text:p>FRS</text:p>
          </table:table-cell>
          <table:table-cell table:style-name="ce23" office:value-type="string" calcext:value-type="string">
            <text:p>Validar el funcionamiento de la funcionalidad de inicio de sesión </text:p>
          </table:table-cell>
          <table:table-cell table:style-name="ce27" office:value-type="string" calcext:value-type="string">
            <text:p>P0</text:p>
          </table:table-cell>
          <table:table-cell table:style-name="ce30" office:value-type="float" office:value="23" calcext:value-type="float">
            <text:p>23</text:p>
          </table:table-cell>
          <table:table-cell table:number-columns-repeated="16379"/>
        </table:table-row>
        <table:table-row table:style-name="ro2">
          <table:table-cell table:style-name="ce16" office:value-type="string" calcext:value-type="string">
            <text:p><text:a xlink:href="#Logout.A1" xlink:type="simple">(TS_003)
Logout Functionality</text:a></text:p>
          </table:table-cell>
          <table:table-cell table:style-name="ce20" office:value-type="string" calcext:value-type="string">
            <text:p>FRS</text:p>
          </table:table-cell>
          <table:table-cell table:style-name="ce23" office:value-type="string" calcext:value-type="string">
            <text:p>Validar el funcionamiento de la funcionalidad Cerrar sesión </text:p>
          </table:table-cell>
          <table:table-cell table:style-name="ce27" office:value-type="string" calcext:value-type="string">
            <text:p>P0</text:p>
          </table:table-cell>
          <table:table-cell table:style-name="ce30" office:value-type="float" office:value="11" calcext:value-type="float">
            <text:p>11</text:p>
          </table:table-cell>
          <table:table-cell table:number-columns-repeated="16379"/>
        </table:table-row>
        <table:table-row table:style-name="ro2">
          <table:table-cell table:style-name="ce16" office:value-type="string" calcext:value-type="string">
            <text:p><text:a xlink:href="#'Forgot Password'.A1" xlink:type="simple">(TS_004)
Forgot Passsword</text:a></text:p>
          </table:table-cell>
          <table:table-cell table:style-name="ce20" office:value-type="string" calcext:value-type="string">
            <text:p>FRS</text:p>
          </table:table-cell>
          <table:table-cell table:style-name="ce23" office:value-type="string" calcext:value-type="string">
            <text:p>Validar el funcionamiento de la funcionalidad ¿Olvidé mi contraseña? </text:p>
          </table:table-cell>
          <table:table-cell table:style-name="ce27" office:value-type="string" calcext:value-type="string">
            <text:p>P2</text:p>
          </table:table-cell>
          <table:table-cell table:style-name="ce30" office:value-type="float" office:value="25" calcext:value-type="float">
            <text:p>25</text:p>
          </table:table-cell>
          <table:table-cell table:number-columns-repeated="16379"/>
        </table:table-row>
        <table:table-row table:style-name="ro2">
          <table:table-cell table:style-name="ce16" office:value-type="string" calcext:value-type="string">
            <text:p><text:a xlink:href="#Search.A1" xlink:type="simple">(TS_005)
Search Functionality</text:a></text:p>
          </table:table-cell>
          <table:table-cell table:style-name="ce20" office:value-type="string" calcext:value-type="string">
            <text:p>FRS</text:p>
          </table:table-cell>
          <table:table-cell table:style-name="ce23" office:value-type="string" calcext:value-type="string">
            <text:p>Validar el funcionamiento de la funcionalidad de búsqueda </text:p>
          </table:table-cell>
          <table:table-cell table:style-name="ce27" office:value-type="string" calcext:value-type="string">
            <text:p>P1</text:p>
          </table:table-cell>
          <table:table-cell table:style-name="ce30" office:value-type="float" office:value="22" calcext:value-type="float">
            <text:p>22</text:p>
          </table:table-cell>
          <table:table-cell table:number-columns-repeated="16379"/>
        </table:table-row>
        <table:table-row table:style-name="ro2">
          <table:table-cell table:style-name="ce16" office:value-type="string" calcext:value-type="string">
            <text:p><text:a xlink:href="#'Product Compare'.A1" xlink:type="simple">(TS_006)
Product Compare</text:a></text:p>
          </table:table-cell>
          <table:table-cell table:style-name="ce20" office:value-type="string" calcext:value-type="string">
            <text:p>FRS</text:p>
          </table:table-cell>
          <table:table-cell table:style-name="ce23" office:value-type="string" calcext:value-type="string">
            <text:p>Validar el funcionamiento de la funcionalidad Comparación de productos </text:p>
          </table:table-cell>
          <table:table-cell table:style-name="ce27" office:value-type="string" calcext:value-type="string">
            <text:p>P4</text:p>
          </table:table-cell>
          <table:table-cell table:style-name="ce30" office:value-type="float" office:value="24" calcext:value-type="float">
            <text:p>24</text:p>
          </table:table-cell>
          <table:table-cell table:number-columns-repeated="16379"/>
        </table:table-row>
        <table:table-row table:style-name="ro2">
          <table:table-cell table:style-name="ce16" office:value-type="string" calcext:value-type="string">
            <text:p><text:a xlink:href="#'Product Display Page'.A1" xlink:type="simple">(TS_007)
Product Display Page</text:a></text:p>
          </table:table-cell>
          <table:table-cell table:style-name="ce20" office:value-type="string" calcext:value-type="string">
            <text:p>FRS</text:p>
          </table:table-cell>
          <table:table-cell table:style-name="ce23" office:value-type="string" calcext:value-type="string">
            <text:p>Validar la funcionalidad de la página de visualización del producto para los diferentes tipos de productos </text:p>
          </table:table-cell>
          <table:table-cell table:style-name="ce27" office:value-type="string" calcext:value-type="string">
            <text:p>P1</text:p>
          </table:table-cell>
          <table:table-cell table:style-name="ce30" office:value-type="float" office:value="37" calcext:value-type="float">
            <text:p>37</text:p>
          </table:table-cell>
          <table:table-cell table:number-columns-repeated="16379"/>
        </table:table-row>
        <table:table-row table:style-name="ro4">
          <table:table-cell table:style-name="ce16" office:value-type="string" calcext:value-type="string">
            <text:p><text:a xlink:href="#'Add to Cart'.A1" xlink:type="simple">(TS_008)
Add to Cart</text:a></text:p>
          </table:table-cell>
          <table:table-cell table:style-name="ce20" office:value-type="string" calcext:value-type="string">
            <text:p>FRS</text:p>
          </table:table-cell>
          <table:table-cell table:style-name="ce23" office:value-type="string" calcext:value-type="string">
            <text:p>Validar el funcionamiento de la funcionalidad 'Agregar al carrito'</text:p>
            <text:p/>
          </table:table-cell>
          <table:table-cell table:style-name="ce27" office:value-type="string" calcext:value-type="string">
            <text:p>P1</text:p>
          </table:table-cell>
          <table:table-cell table:style-name="ce31" office:value-type="string" calcext:value-type="string">
            <text:p>09</text:p>
          </table:table-cell>
          <table:table-cell table:number-columns-repeated="16379"/>
        </table:table-row>
        <table:table-row table:style-name="ro2">
          <table:table-cell table:style-name="ce16" office:value-type="string" calcext:value-type="string">
            <text:p><text:a xlink:href="#'Wish List'.A1" xlink:type="simple">(TS_009)
Wish List</text:a></text:p>
          </table:table-cell>
          <table:table-cell table:style-name="ce20" office:value-type="string" calcext:value-type="string">
            <text:p>FRS</text:p>
          </table:table-cell>
          <table:table-cell table:style-name="ce23" office:value-type="string" calcext:value-type="string">
            <text:p>Validar el funcionamiento de la funcionalidad 'Lista de deseos' </text:p>
          </table:table-cell>
          <table:table-cell table:style-name="ce27" office:value-type="string" calcext:value-type="string">
            <text:p>P4</text:p>
          </table:table-cell>
          <table:table-cell table:style-name="ce30" office:value-type="float" office:value="21" calcext:value-type="float">
            <text:p>21</text:p>
          </table:table-cell>
          <table:table-cell table:number-columns-repeated="16379"/>
        </table:table-row>
        <table:table-row table:style-name="ro2">
          <table:table-cell table:style-name="ce16" office:value-type="string" calcext:value-type="string">
            <text:p><text:a xlink:href="#'Shopping Cart'.A1" xlink:type="simple">(TS_010)
Shopping Cart</text:a></text:p>
          </table:table-cell>
          <table:table-cell table:style-name="ce20" office:value-type="string" calcext:value-type="string">
            <text:p>FRS</text:p>
          </table:table-cell>
          <table:table-cell table:style-name="ce23" office:value-type="string" calcext:value-type="string">
            <text:p>Validar el funcionamiento de la funcionalidad 'Carrito de compras' </text:p>
          </table:table-cell>
          <table:table-cell table:style-name="ce27" office:value-type="string" calcext:value-type="string">
            <text:p>P1</text:p>
          </table:table-cell>
          <table:table-cell table:style-name="ce30" office:value-type="float" office:value="33" calcext:value-type="float">
            <text:p>33</text:p>
          </table:table-cell>
          <table:table-cell table:number-columns-repeated="16379"/>
        </table:table-row>
        <table:table-row table:style-name="ro2">
          <table:table-cell table:style-name="ce16" office:value-type="string" calcext:value-type="string">
            <text:p><text:a xlink:href="#'Home Page'.A1" xlink:type="simple">(TS_011)
Home Page</text:a></text:p>
          </table:table-cell>
          <table:table-cell table:style-name="ce20" office:value-type="string" calcext:value-type="string">
            <text:p>FRS</text:p>
          </table:table-cell>
          <table:table-cell table:style-name="ce23" office:value-type="string" calcext:value-type="string">
            <text:p>Validar el funcionamiento de la funcionalidad de la página de inicio</text:p>
          </table:table-cell>
          <table:table-cell table:style-name="ce27" office:value-type="string" calcext:value-type="string">
            <text:p>P2</text:p>
          </table:table-cell>
          <table:table-cell table:style-name="ce30" office:value-type="float" office:value="10" calcext:value-type="float">
            <text:p>10</text:p>
          </table:table-cell>
          <table:table-cell table:number-columns-repeated="16379"/>
        </table:table-row>
        <table:table-row table:style-name="ro2">
          <table:table-cell table:style-name="ce16" office:value-type="string" calcext:value-type="string">
            <text:p><text:a xlink:href="#Checkout.A1" xlink:type="simple">(TS_012)
Checkout</text:a></text:p>
          </table:table-cell>
          <table:table-cell table:style-name="ce20" office:value-type="string" calcext:value-type="string">
            <text:p>FRS</text:p>
          </table:table-cell>
          <table:table-cell table:style-name="ce23" office:value-type="string" calcext:value-type="string">
            <text:p>Validar el funcionamiento de la funcionalidad Checkout </text:p>
          </table:table-cell>
          <table:table-cell table:style-name="ce27" office:value-type="string" calcext:value-type="string">
            <text:p>P1</text:p>
          </table:table-cell>
          <table:table-cell table:style-name="ce30" office:value-type="float" office:value="20" calcext:value-type="float">
            <text:p>20</text:p>
          </table:table-cell>
          <table:table-cell table:number-columns-repeated="16379"/>
        </table:table-row>
        <table:table-row table:style-name="ro2">
          <table:table-cell table:style-name="ce16" office:value-type="string" calcext:value-type="string">
            <text:p><text:a xlink:href="#'My Account'.A1" xlink:type="simple">(TS_013)
My Account</text:a></text:p>
          </table:table-cell>
          <table:table-cell table:style-name="ce20" office:value-type="string" calcext:value-type="string">
            <text:p>FRS</text:p>
          </table:table-cell>
          <table:table-cell table:style-name="ce23" office:value-type="string" calcext:value-type="string">
            <text:p>Validar la funcionalidad Mi cuenta </text:p>
          </table:table-cell>
          <table:table-cell table:style-name="ce27" office:value-type="string" calcext:value-type="string">
            <text:p>P2</text:p>
          </table:table-cell>
          <table:table-cell table:style-name="ce30" office:value-type="float" office:value="9" calcext:value-type="float">
            <text:p>9</text:p>
          </table:table-cell>
          <table:table-cell table:number-columns-repeated="16379"/>
        </table:table-row>
        <table:table-row table:style-name="ro2">
          <table:table-cell table:style-name="ce16" office:value-type="string" calcext:value-type="string">
            <text:p><text:a xlink:href="#'My Account Information'.A1" xlink:type="simple">(TS_014)
My Account Information</text:a></text:p>
          </table:table-cell>
          <table:table-cell table:style-name="ce20" office:value-type="string" calcext:value-type="string">
            <text:p>FRS</text:p>
          </table:table-cell>
          <table:table-cell table:style-name="ce23" office:value-type="string" calcext:value-type="string">
            <text:p>Validar el funcionamiento de la funcionalidad Mi cuenta &gt; Información de cuenta </text:p>
          </table:table-cell>
          <table:table-cell table:style-name="ce27" office:value-type="string" calcext:value-type="string">
            <text:p>P3</text:p>
          </table:table-cell>
          <table:table-cell table:style-name="ce30" office:value-type="float" office:value="13" calcext:value-type="float">
            <text:p>13</text:p>
          </table:table-cell>
          <table:table-cell table:number-columns-repeated="16379"/>
        </table:table-row>
        <table:table-row table:style-name="ro5">
          <table:table-cell table:style-name="ce16" office:value-type="string" calcext:value-type="string">
            <text:p><text:a xlink:href="#'Change Password'.A1" xlink:type="simple">(TS_015)
Change Password</text:a></text:p>
          </table:table-cell>
          <table:table-cell table:style-name="ce20" office:value-type="string" calcext:value-type="string">
            <text:p>FRS</text:p>
          </table:table-cell>
          <table:table-cell table:style-name="ce24" office:value-type="string" calcext:value-type="string">
            <text:p><text:span text:style-name="T1">Validar el funcionamiento de Mi cuenta &gt; funcionalidad 'Cambiar contraseña'</text:span></text:p>
            <text:p><text:span text:style-name="T2"/></text:p>
            <text:p><text:span text:style-name="T2"/></text:p>
          </table:table-cell>
          <table:table-cell table:style-name="ce27" office:value-type="string" calcext:value-type="string">
            <text:p>P3</text:p>
          </table:table-cell>
          <table:table-cell table:style-name="ce30" office:value-type="float" office:value="13" calcext:value-type="float">
            <text:p>13</text:p>
          </table:table-cell>
          <table:table-cell table:number-columns-repeated="16379"/>
        </table:table-row>
        <table:table-row table:style-name="ro2">
          <table:table-cell table:style-name="ce16" office:value-type="string" calcext:value-type="string">
            <text:p><text:a xlink:href="#'Address Book'.A1" xlink:type="simple">(TS_016)
Address Book</text:a></text:p>
          </table:table-cell>
          <table:table-cell table:style-name="ce20" office:value-type="string" calcext:value-type="string">
            <text:p>FRS</text:p>
          </table:table-cell>
          <table:table-cell table:style-name="ce23" office:value-type="string" calcext:value-type="string">
            <text:p>Validar el funcionamiento de Mi cuenta &gt; funcionalidad 'Libreta de direcciones' </text:p>
          </table:table-cell>
          <table:table-cell table:style-name="ce27" office:value-type="string" calcext:value-type="string">
            <text:p>P3</text:p>
          </table:table-cell>
          <table:table-cell table:style-name="ce30" office:value-type="float" office:value="21" calcext:value-type="float">
            <text:p>21</text:p>
          </table:table-cell>
          <table:table-cell table:number-columns-repeated="16379"/>
        </table:table-row>
        <table:table-row table:style-name="ro2">
          <table:table-cell table:style-name="ce16" office:value-type="string" calcext:value-type="string">
            <text:p><text:a xlink:href="#'Order History'.A1" xlink:type="simple">(TS_017)
Order History</text:a></text:p>
          </table:table-cell>
          <table:table-cell table:style-name="ce20" office:value-type="string" calcext:value-type="string">
            <text:p>FRS</text:p>
          </table:table-cell>
          <table:table-cell table:style-name="ce23" office:value-type="string" calcext:value-type="string">
            <text:p>Validar el funcionamiento de Mis pedidos &gt; funcionalidad 'Historial de pedidos' </text:p>
          </table:table-cell>
          <table:table-cell table:style-name="ce27" office:value-type="string" calcext:value-type="string">
            <text:p>P3</text:p>
          </table:table-cell>
          <table:table-cell table:style-name="ce30" office:value-type="float" office:value="12" calcext:value-type="float">
            <text:p>12</text:p>
          </table:table-cell>
          <table:table-cell table:number-columns-repeated="16379"/>
        </table:table-row>
        <table:table-row table:style-name="ro2">
          <table:table-cell table:style-name="ce16" office:value-type="string" calcext:value-type="string">
            <text:p><text:a xlink:href="#'Order Information'.A1" xlink:type="simple">(TS_018)
Order Information</text:a></text:p>
          </table:table-cell>
          <table:table-cell table:style-name="ce20" office:value-type="string" calcext:value-type="string">
            <text:p>FRS</text:p>
          </table:table-cell>
          <table:table-cell table:style-name="ce23" office:value-type="string" calcext:value-type="string">
            <text:p>Validar el funcionamiento de Mis pedidos &gt; funcionalidad 'Información del pedido' </text:p>
          </table:table-cell>
          <table:table-cell table:style-name="ce27" office:value-type="string" calcext:value-type="string">
            <text:p>P3</text:p>
          </table:table-cell>
          <table:table-cell table:style-name="ce30" office:value-type="float" office:value="8" calcext:value-type="float">
            <text:p>8</text:p>
          </table:table-cell>
          <table:table-cell table:number-columns-repeated="16379"/>
        </table:table-row>
        <table:table-row table:style-name="ro2">
          <table:table-cell table:style-name="ce16" office:value-type="string" calcext:value-type="string">
            <text:p><text:a xlink:href="#'Product Returns'.A1" xlink:type="simple">(TS_019)
Product Returns</text:a></text:p>
          </table:table-cell>
          <table:table-cell table:style-name="ce20" office:value-type="string" calcext:value-type="string">
            <text:p>FRS</text:p>
          </table:table-cell>
          <table:table-cell table:style-name="ce23" office:value-type="string" calcext:value-type="string">
            <text:p>Validar el funcionamiento de Mis pedidos &gt; funcionalidad 'Devoluciones de productos' </text:p>
          </table:table-cell>
          <table:table-cell table:style-name="ce27" office:value-type="string" calcext:value-type="string">
            <text:p>P3</text:p>
          </table:table-cell>
          <table:table-cell table:style-name="ce30" office:value-type="float" office:value="11" calcext:value-type="float">
            <text:p>11</text:p>
          </table:table-cell>
          <table:table-cell table:number-columns-repeated="16379"/>
        </table:table-row>
        <table:table-row table:style-name="ro2">
          <table:table-cell table:style-name="ce16" office:value-type="string" calcext:value-type="string">
            <text:p><text:a xlink:href="#Downloads.A1" xlink:type="simple">(TS_020)
Downloads</text:a></text:p>
          </table:table-cell>
          <table:table-cell table:style-name="ce20" office:value-type="string" calcext:value-type="string">
            <text:p>FRS</text:p>
          </table:table-cell>
          <table:table-cell table:style-name="ce25" office:value-type="string" calcext:value-type="string">
            <text:p>Validar el funcionamiento de Mis Pedidos &gt; Funcionalidad 'Descargas' </text:p>
          </table:table-cell>
          <table:table-cell table:style-name="ce27" office:value-type="string" calcext:value-type="string">
            <text:p>P3</text:p>
          </table:table-cell>
          <table:table-cell table:style-name="ce30" office:value-type="float" office:value="13" calcext:value-type="float">
            <text:p>13</text:p>
          </table:table-cell>
          <table:table-cell table:number-columns-repeated="16379"/>
        </table:table-row>
        <table:table-row table:style-name="ro2">
          <table:table-cell table:style-name="ce16" office:value-type="string" calcext:value-type="string">
            <text:p><text:a xlink:href="#'Reward Points'.A1" xlink:type="simple">(TS_021)
Reward Points</text:a></text:p>
          </table:table-cell>
          <table:table-cell table:style-name="ce20" office:value-type="string" calcext:value-type="string">
            <text:p>FRS</text:p>
          </table:table-cell>
          <table:table-cell table:style-name="ce25" office:value-type="string" calcext:value-type="string">
            <text:p>Validar el funcionamiento de Mis pedidos &gt; Funcionalidad 'Puntos de recompensa' </text:p>
          </table:table-cell>
          <table:table-cell table:style-name="ce27" office:value-type="string" calcext:value-type="string">
            <text:p>P3</text:p>
          </table:table-cell>
          <table:table-cell table:style-name="ce30" office:value-type="float" office:value="10" calcext:value-type="float">
            <text:p>10</text:p>
          </table:table-cell>
          <table:table-cell table:number-columns-repeated="16379"/>
        </table:table-row>
        <table:table-row table:style-name="ro2">
          <table:table-cell table:style-name="ce16" office:value-type="string" calcext:value-type="string">
            <text:p><text:a xlink:href="#Returns.A1" xlink:type="simple">(TS_022)
Returns Page</text:a></text:p>
          </table:table-cell>
          <table:table-cell table:style-name="ce20" office:value-type="string" calcext:value-type="string">
            <text:p>FRS</text:p>
          </table:table-cell>
          <table:table-cell table:style-name="ce25" office:value-type="string" calcext:value-type="string">
            <text:p>Validar el funcionamiento de Mis pedidos &gt; funcionalidad 'Solicitudes devueltas' </text:p>
          </table:table-cell>
          <table:table-cell table:style-name="ce27" office:value-type="string" calcext:value-type="string">
            <text:p>P3</text:p>
          </table:table-cell>
          <table:table-cell table:style-name="ce30" office:value-type="float" office:value="17" calcext:value-type="float">
            <text:p>17</text:p>
          </table:table-cell>
          <table:table-cell table:number-columns-repeated="16379"/>
        </table:table-row>
        <table:table-row table:style-name="ro2">
          <table:table-cell table:style-name="ce16" office:value-type="string" calcext:value-type="string">
            <text:p><text:a xlink:href="#Transactions.A1" xlink:type="simple">(TS_023)
Transactions</text:a></text:p>
          </table:table-cell>
          <table:table-cell table:style-name="ce20" office:value-type="string" calcext:value-type="string">
            <text:p>FRS</text:p>
          </table:table-cell>
          <table:table-cell table:style-name="ce25" office:value-type="string" calcext:value-type="string">
            <text:p>Validar el funcionamiento de Mis pedidos &gt; Funcionalidad 'Tus transacciones' </text:p>
          </table:table-cell>
          <table:table-cell table:style-name="ce27" office:value-type="string" calcext:value-type="string">
            <text:p>P3</text:p>
          </table:table-cell>
          <table:table-cell table:style-name="ce30" office:value-type="float" office:value="11" calcext:value-type="float">
            <text:p>11</text:p>
          </table:table-cell>
          <table:table-cell table:number-columns-repeated="16379"/>
        </table:table-row>
        <table:table-row table:style-name="ro2">
          <table:table-cell table:style-name="ce16" office:value-type="string" calcext:value-type="string">
            <text:p><text:a xlink:href="#'Recurring Payments'.A1" xlink:type="simple">(TS_024)
Recurring Payments</text:a></text:p>
          </table:table-cell>
          <table:table-cell table:style-name="ce20" office:value-type="string" calcext:value-type="string">
            <text:p>FRS</text:p>
          </table:table-cell>
          <table:table-cell table:style-name="ce25" office:value-type="string" calcext:value-type="string">
            <text:p>Validar el funcionamiento de Mis pedidos &gt; funcionalidad 'Pagos recurrentes' </text:p>
          </table:table-cell>
          <table:table-cell table:style-name="ce27" office:value-type="string" calcext:value-type="string">
            <text:p>P3</text:p>
          </table:table-cell>
          <table:table-cell table:style-name="ce30" office:value-type="float" office:value="9" calcext:value-type="float">
            <text:p>9</text:p>
          </table:table-cell>
          <table:table-cell table:number-columns-repeated="16379"/>
        </table:table-row>
        <table:table-row table:style-name="ro2">
          <table:table-cell table:style-name="ce16" office:value-type="string" calcext:value-type="string">
            <text:p><text:a xlink:href="#Affiliate.A1" xlink:type="simple">(TS_025)
Affiliate</text:a></text:p>
          </table:table-cell>
          <table:table-cell table:style-name="ce20" office:value-type="string" calcext:value-type="string">
            <text:p>FRS</text:p>
          </table:table-cell>
          <table:table-cell table:style-name="ce25" office:value-type="string" calcext:value-type="string">
            <text:p>Validar el funcionamiento de la funcionalidad 'Afiliado' </text:p>
          </table:table-cell>
          <table:table-cell table:style-name="ce27" office:value-type="string" calcext:value-type="string">
            <text:p>P4</text:p>
          </table:table-cell>
          <table:table-cell table:style-name="ce30" office:value-type="float" office:value="29" calcext:value-type="float">
            <text:p>29</text:p>
          </table:table-cell>
          <table:table-cell table:number-columns-repeated="16379"/>
        </table:table-row>
        <table:table-row table:style-name="ro2">
          <table:table-cell table:style-name="ce16" office:value-type="string" calcext:value-type="string">
            <text:p><text:a xlink:href="#Newsletter.A1" xlink:type="simple">(TS_026)
Newsletter</text:a></text:p>
          </table:table-cell>
          <table:table-cell table:style-name="ce20" office:value-type="string" calcext:value-type="string">
            <text:p>FRS</text:p>
          </table:table-cell>
          <table:table-cell table:style-name="ce25" office:value-type="string" calcext:value-type="string">
            <text:p>Validar el funcionamiento de la funcionalidad 'Boletín' </text:p>
          </table:table-cell>
          <table:table-cell table:style-name="ce27" office:value-type="string" calcext:value-type="string">
            <text:p>P4</text:p>
          </table:table-cell>
          <table:table-cell table:style-name="ce30" office:value-type="float" office:value="13" calcext:value-type="float">
            <text:p>13</text:p>
          </table:table-cell>
          <table:table-cell table:number-columns-repeated="16379"/>
        </table:table-row>
        <table:table-row table:style-name="ro2">
          <table:table-cell table:style-name="ce16" office:value-type="string" calcext:value-type="string">
            <text:p><text:a xlink:href="#'Contact Us'.A1" xlink:type="simple">(TS_027)
Contact Us</text:a></text:p>
          </table:table-cell>
          <table:table-cell table:style-name="ce21" office:value-type="string" calcext:value-type="string">
            <text:p>FRS</text:p>
          </table:table-cell>
          <table:table-cell table:style-name="ce25" office:value-type="string" calcext:value-type="string">
            <text:p>Validar el funcionamiento de la funcionalidad de la página 'Contáctenos' </text:p>
          </table:table-cell>
          <table:table-cell table:style-name="ce28" office:value-type="string" calcext:value-type="string">
            <text:p>P4</text:p>
          </table:table-cell>
          <table:table-cell table:style-name="ce32" office:value-type="float" office:value="13" calcext:value-type="float">
            <text:p>13</text:p>
          </table:table-cell>
          <table:table-cell table:number-columns-repeated="16379"/>
        </table:table-row>
        <table:table-row table:style-name="ro2">
          <table:table-cell table:style-name="ce16" office:value-type="string" calcext:value-type="string">
            <text:p><text:a xlink:href="#'Gift Certificate'.A1" xlink:type="simple">(TS_028)
Gift Certificate</text:a></text:p>
          </table:table-cell>
          <table:table-cell table:style-name="ce21" office:value-type="string" calcext:value-type="string">
            <text:p>FRS</text:p>
          </table:table-cell>
          <table:table-cell table:style-name="ce25" office:value-type="string" calcext:value-type="string">
            <text:p>Validar el funcionamiento de la funcionalidad de la página 'Certificado de regalo' </text:p>
          </table:table-cell>
          <table:table-cell table:style-name="ce28" office:value-type="string" calcext:value-type="string">
            <text:p>P4</text:p>
          </table:table-cell>
          <table:table-cell table:style-name="ce32" office:value-type="float" office:value="11" calcext:value-type="float">
            <text:p>11</text:p>
          </table:table-cell>
          <table:table-cell table:number-columns-repeated="16379"/>
        </table:table-row>
        <table:table-row table:style-name="ro2">
          <table:table-cell table:style-name="ce16" office:value-type="string" calcext:value-type="string">
            <text:p><text:a xlink:href="#'Specail Offers'.A1" xlink:type="simple">(TS_029)
Special Offers</text:a></text:p>
          </table:table-cell>
          <table:table-cell table:style-name="ce22" office:value-type="string" calcext:value-type="string">
            <text:p>FRS</text:p>
          </table:table-cell>
          <table:table-cell table:style-name="ce25" office:value-type="string" calcext:value-type="string">
            <text:p>Validar el funcionamiento de la funcionalidad de la página 'Ofertas especiales' </text:p>
          </table:table-cell>
          <table:table-cell table:style-name="ce29" office:value-type="string" calcext:value-type="string">
            <text:p>P4</text:p>
          </table:table-cell>
          <table:table-cell table:style-name="ce32" office:value-type="float" office:value="16" calcext:value-type="float">
            <text:p>16</text:p>
          </table:table-cell>
          <table:table-cell table:number-columns-repeated="16379"/>
        </table:table-row>
        <table:table-row table:style-name="ro2">
          <table:table-cell table:style-name="ce16" office:value-type="string" calcext:value-type="string">
            <text:p><text:a xlink:href="#'Header Menu Footer Options'.A1" xlink:type="simple">(TS_030)
Header Menu Footer Options</text:a></text:p>
          </table:table-cell>
          <table:table-cell table:style-name="ce22" office:value-type="string" calcext:value-type="string">
            <text:p>FRS</text:p>
          </table:table-cell>
          <table:table-cell table:style-name="ce25" office:value-type="string" calcext:value-type="string">
            <text:p>Validar el funcionamiento de las opciones de 'Encabezado', opciones de 'Menú' y opciones de 'Pie de página' </text:p>
          </table:table-cell>
          <table:table-cell table:style-name="ce29" office:value-type="string" calcext:value-type="string">
            <text:p>P4</text:p>
          </table:table-cell>
          <table:table-cell table:style-name="ce33" office:value-type="float" office:value="22" calcext:value-type="float">
            <text:p>22</text:p>
          </table:table-cell>
          <table:table-cell table:number-columns-repeated="16379"/>
        </table:table-row>
        <table:table-row table:style-name="ro2">
          <table:table-cell table:style-name="ce16" office:value-type="string" calcext:value-type="string">
            <text:p><text:a xlink:href="#Currencies.A1" xlink:type="simple">(TS_031)
Currencies</text:a></text:p>
          </table:table-cell>
          <table:table-cell table:style-name="ce22" office:value-type="string" calcext:value-type="string">
            <text:p>FRS</text:p>
          </table:table-cell>
          <table:table-cell table:style-name="ce25" office:value-type="string" calcext:value-type="string">
            <text:p>Validar la funcionalidad completa de la Aplicación para diferentes monedas </text:p>
          </table:table-cell>
          <table:table-cell table:style-name="ce29" office:value-type="string" calcext:value-type="string">
            <text:p>P2</text:p>
          </table:table-cell>
          <table:table-cell table:style-name="ce33" office:value-type="float" office:value="3" calcext:value-type="float">
            <text:p>3</text:p>
          </table:table-cell>
          <table:table-cell table:number-columns-repeated="16379"/>
        </table:table-row>
        <table:table-row table:style-name="ro3" table:number-rows-repeated="1048534">
          <table:table-cell table:number-columns-repeated="16384"/>
        </table:table-row>
        <table:table-row table:style-name="ro3">
          <table:table-cell table:number-columns-repeated="16384"/>
        </table:table-row>
      </table:table>
      <table:table table:name="Register" table:style-name="ta3">
        <office:forms form:automatic-focus="false" form:apply-design-mode="false"/>
        <table:table-column table:style-name="co11" table:default-cell-style-name="ce37"/>
        <table:table-column table:style-name="co12" table:default-cell-style-name="ce37"/>
        <table:table-column table:style-name="co13" table:default-cell-style-name="ce37"/>
        <table:table-column table:style-name="co14" table:default-cell-style-name="ce37"/>
        <table:table-column table:style-name="co15" table:default-cell-style-name="ce37"/>
        <table:table-column table:style-name="co16" table:default-cell-style-name="ce37"/>
        <table:table-column table:style-name="co17" table:default-cell-style-name="ce37"/>
        <table:table-column table:style-name="co18" table:default-cell-style-name="ce37"/>
        <table:table-column table:style-name="co19" table:default-cell-style-name="ce37"/>
        <table:table-column table:style-name="co20" table:default-cell-style-name="ce37"/>
        <table:table-column table:style-name="co21" table:default-cell-style-name="ce37"/>
        <table:table-column table:style-name="co10" table:number-columns-repeated="16373" table:default-cell-style-name="ce37"/>
        <table:table-row table:style-name="ro2">
          <table:table-cell table:style-name="ce34" office:value-type="string" calcext:value-type="string">
            <text:p>Caso de prueba ID</text:p>
          </table:table-cell>
          <table:table-cell table:style-name="ce34" office:value-type="string" calcext:value-type="string">
            <text:p>Escenario de prueba </text:p>
          </table:table-cell>
          <table:table-cell table:style-name="ce34" office:value-type="string" calcext:value-type="string">
            <text:p>Titulo del caso de prueba</text:p>
          </table:table-cell>
          <table:table-cell table:style-name="ce34" office:value-type="string" calcext:value-type="string">
            <text:p>Pre-requisitos</text:p>
          </table:table-cell>
          <table:table-cell table:style-name="ce34" office:value-type="string" calcext:value-type="string">
            <text:p>Pasos de prueba</text:p>
          </table:table-cell>
          <table:table-cell table:style-name="ce34" office:value-type="string" calcext:value-type="string">
            <text:p>Datos de prueba</text:p>
          </table:table-cell>
          <table:table-cell table:style-name="ce34" office:value-type="string" calcext:value-type="string">
            <text:p>Resultado esperado (ER)</text:p>
          </table:table-cell>
          <table:table-cell table:style-name="ce34" office:value-type="string" calcext:value-type="string">
            <text:p>Resultado actual</text:p>
          </table:table-cell>
          <table:table-cell table:style-name="ce34" office:value-type="string" calcext:value-type="string">
            <text:p>Prioridad</text:p>
          </table:table-cell>
          <table:table-cell table:style-name="ce34" office:value-type="string" calcext:value-type="string">
            <text:p>Resultado</text:p>
          </table:table-cell>
          <table:table-cell table:style-name="ce34" office:value-type="string" calcext:value-type="string">
            <text:p>Comentarios</text:p>
          </table:table-cell>
          <table:table-cell table:number-columns-repeated="16373"/>
        </table:table-row>
        <table:table-row table:style-name="ro6">
          <table:table-cell table:style-name="ce35" office:value-type="string" calcext:value-type="string" table:number-columns-spanned="2" table:number-rows-spanned="1">
            <text:p><text:a xlink:href="#'Test Scenarios'.A10" xlink:type="simple">&lt;&lt; Test Scenarios</text:a></text:p>
          </table:table-cell>
          <table:covered-table-cell table:style-name="ce38"/>
          <table:table-cell table:style-name="ce40" table:number-columns-repeated="9"/>
          <table:table-cell table:style-name="ce47" table:number-columns-repeated="16373"/>
        </table:table-row>
        <table:table-row table:style-name="ro7">
          <table:table-cell table:style-name="ce36" office:value-type="string" calcext:value-type="string">
            <text:p>TC_RF_001</text:p>
          </table:table-cell>
          <table:table-cell table:style-name="ce39" office:value-type="string" calcext:value-type="string">
            <text:p>(TS_001) </text:p>
            <text:p>Register Functionality</text:p>
          </table:table-cell>
          <table:table-cell table:style-name="ce41" office:value-type="string" calcext:value-type="string">
            <text:p>Valide el registro de una cuenta proporcionando solo los campos obligatorios </text:p>
          </table:table-cell>
          <table:table-cell table:style-name="ce42" office:value-type="string" calcext:value-type="string">
            <text:p>1. Abra la aplicación (https://demo.opencart.com) en cualquier navegador</text:p>
          </table:table-cell>
          <table:table-cell table:style-name="ce42" office:value-type="string" calcext:value-type="string">
            <text:p>1. Haga clic en el menú desplegable 'Mi cuenta' </text:p>
            <text:p>2. Haga clic en la opción 'Registrarse' </text:p>
            <text:p>3. Ingrese los nuevos detalles de la cuenta en los campos obligatorios (nombre, apellido, correo electrónico, teléfono, contraseña, confirmación de contraseña y campos de política de privacidad) </text:p>
            <text:p>4. Haga clic en el botón 'Continuar' (ER-1) </text:p>
            <text:p>5. Haga clic en el botón 'Continuar' que se muestra en la página 'Éxito de la cuenta' (ER-2)</text:p>
          </table:table-cell>
          <table:table-cell table:style-name="ce36" office:value-type="string" calcext:value-type="string">
            <text:p>No aplicable</text:p>
          </table:table-cell>
          <table:table-cell table:style-name="ce42" office:value-type="string" calcext:value-type="string">
            <text:p>1. El usuario debe iniciar sesión, ser llevado a la página "Éxito de la cuenta" y se deben mostrar los detalles adecuados en la página. </text:p>
            <text:p>2. El usuario debe ser llevado a la página 'Cuenta' y se debe enviar un correo electrónico de confirmación a la dirección de correo electrónico registrada.</text:p>
          </table:table-cell>
          <table:table-cell table:style-name="ce45"/>
          <table:table-cell table:style-name="ce36"/>
          <table:table-cell table:style-name="ce46" table:content-validation-name="val1"/>
          <table:table-cell table:style-name="ce45"/>
          <table:table-cell table:number-columns-repeated="16373"/>
        </table:table-row>
        <table:table-row table:style-name="ro8">
          <table:table-cell table:style-name="ce36" office:value-type="string" calcext:value-type="string">
            <text:p>TC_RF_002</text:p>
          </table:table-cell>
          <table:table-cell table:style-name="ce39" office:value-type="string" calcext:value-type="string">
            <text:p>(TS_001) </text:p>
            <text:p>Register Functionality</text:p>
          </table:table-cell>
          <table:table-cell table:style-name="ce42" office:value-type="string" calcext:value-type="string">
            <text:p>Valide que el correo electrónico "Gracias por registrarse" se envíe a la dirección de correo electrónico registrada como confirmación del registro de la cuenta.</text:p>
          </table:table-cell>
          <table:table-cell table:style-name="ce42" office:value-type="string" calcext:value-type="string">
            <text:p>2. Abra la aplicación (https://demo.opencart.com) en cualquier navegador</text:p>
          </table:table-cell>
          <table:table-cell table:style-name="ce42" office:value-type="string" calcext:value-type="string">
            <text:p>1. Haga clic en el menú desplegable 'Mi cuenta' 2. Haga clic en la opción 'Registrarse' 3. Ingrese los nuevos detalles de la cuenta en los campos obligatorios (nombre, apellido, correo electrónico, teléfono, contraseña, confirmación de contraseña y campos de política de privacidad) 4. Haga clic en el botón 'Continuar' 5. Verifique la dirección de correo electrónico utilizada para registrar la cuenta (Verificar ER-1, ER-2. ER-3) 6. Haga clic en el enlace de la página de inicio de sesión en el cuerpo del correo electrónico (Verificar ER-4).</text:p>
          </table:table-cell>
          <table:table-cell table:style-name="ce36" office:value-type="string" calcext:value-type="string">
            <text:p>No aplicable</text:p>
          </table:table-cell>
          <table:table-cell table:style-name="ce42" office:value-type="string" calcext:value-type="string">
            <text:p>1. Valide que se envíe un correo electrónico de confirmación para registrar la cuenta a la dirección de correo electrónico registrada. </text:p>
            <text:p>2. Valide el asunto, el cuerpo y la dirección del correo electrónico recibido. </text:p>
            <text:p>3. Valide que haya un enlace a la página de inicio de sesión proporcionada en el cuerpo del correo electrónico. </text:p>
            <text:p>4. El usuario debe ser llevado a la página de inicio de sesión.</text:p>
          </table:table-cell>
          <table:table-cell table:style-name="ce45"/>
          <table:table-cell table:style-name="ce36"/>
          <table:table-cell table:style-name="ce46" table:content-validation-name="val1"/>
          <table:table-cell table:style-name="ce45"/>
          <table:table-cell table:number-columns-repeated="16373"/>
        </table:table-row>
        <table:table-row table:style-name="ro7">
          <table:table-cell table:style-name="ce36" office:value-type="string" calcext:value-type="string">
            <text:p>TC_RF_003</text:p>
          </table:table-cell>
          <table:table-cell table:style-name="ce39" office:value-type="string" calcext:value-type="string">
            <text:p>(TS_001) </text:p>
            <text:p>Register Functionality</text:p>
          </table:table-cell>
          <table:table-cell table:style-name="ce42" office:value-type="string" calcext:value-type="string">
            <text:p>Valide el registro de una cuenta proporcionando todos los campos</text:p>
          </table:table-cell>
          <table:table-cell table:style-name="ce42" office:value-type="string" calcext:value-type="string">
            <text:p>3. Abra la aplicación (https://demo.opencart.com) en cualquier navegador</text:p>
          </table:table-cell>
          <table:table-cell table:style-name="ce42" office:value-type="string" calcext:value-type="string">
            <text:p>1. Haga clic en el menú desplegable 'Mi cuenta' 2. Haga clic en la opción 'Registrarse' 3. Ingrese los nuevos detalles de la cuenta en todos los campos (nombre, apellido, correo electrónico, teléfono, contraseña, confirmación de contraseña, boletín informativo y campos de política de privacidad). 4. Haga clic en el botón 'Continuar' (ER-1) 5. Haga clic en el botón 'Continuar' que se muestra en la página 'Éxito de la cuenta' (ER-2)</text:p>
          </table:table-cell>
          <table:table-cell table:style-name="ce36" office:value-type="string" calcext:value-type="string">
            <text:p>No aplicable</text:p>
          </table:table-cell>
          <table:table-cell table:style-name="ce42" office:value-type="string" calcext:value-type="string">
            <text:p>1. El usuario debe iniciar sesión, ser llevado a la página "Éxito de la cuenta" y se deben mostrar los detalles adecuados en la página. </text:p>
            <text:p>2. El usuario debe ser llevado a la página 'Cuenta'</text:p>
          </table:table-cell>
          <table:table-cell table:style-name="ce45" table:number-columns-repeated="2"/>
          <table:table-cell table:style-name="ce46" table:content-validation-name="val1"/>
          <table:table-cell table:style-name="ce45"/>
          <table:table-cell table:number-columns-repeated="16373"/>
        </table:table-row>
        <table:table-row table:style-name="ro9">
          <table:table-cell table:style-name="ce36" office:value-type="string" calcext:value-type="string">
            <text:p>TC_RF_004</text:p>
          </table:table-cell>
          <table:table-cell table:style-name="ce39" office:value-type="string" calcext:value-type="string">
            <text:p>(TS_001) </text:p>
            <text:p>Register Functionality</text:p>
          </table:table-cell>
          <table:table-cell table:style-name="ce42" office:value-type="string" calcext:value-type="string">
            <text:p>Valide que se muestren mensajes de notificación adecuados para los campos obligatorios, cuando no proporcione ningún campo en la página "Registrar cuenta" y envíe</text:p>
          </table:table-cell>
          <table:table-cell table:style-name="ce42" office:value-type="string" calcext:value-type="string">
            <text:p>4. Abra la aplicación (https://demo.opencart.com) en cualquier navegador</text:p>
          </table:table-cell>
          <table:table-cell table:style-name="ce42" office:value-type="string" calcext:value-type="string">
            <text:p>1. Haga clic en el menú desplegable 'Mi cuenta' </text:p>
            <text:p>2. Haga clic en la opción 'Registrarse' </text:p>
            <text:p>3. No ingreses nada en los campos. </text:p>
            <text:p>4. Haga clic en el botón 'Continuar' (ER-1)</text:p>
          </table:table-cell>
          <table:table-cell table:style-name="ce36" office:value-type="string" calcext:value-type="string">
            <text:p>No aplicable</text:p>
          </table:table-cell>
          <table:table-cell table:style-name="ce42" office:value-type="string" calcext:value-type="string">
            <text:p>1. Los siguientes mensajes de advertencia deben aparecer para los campos respectivos: Para el campo Nombre, aparece el mensaje de advertencia "¡El nombre debe tener entre 1 y 32 caracteres!" debe ser mostrado Para el campo Apellido, aparece el mensaje de advertencia '¡El apellido debe tener entre 1 y 32 caracteres!' debe ser mostrado Para el campo Correo electrónico, aparece el mensaje de advertencia '¡La dirección de correo electrónico no parece ser válida!' debe ser mostrado Para el campo Teléfono, aparece el mensaje de advertencia "¡El teléfono debe tener entre 3 y 32 caracteres!" debe ser mostrado Para el campo Contraseña, aparece el mensaje de advertencia "¡La contraseña debe tener entre 4 y 20 caracteres!" debe ser mostrado Para el campo Política de privacidad, el mensaje de advertencia 'Advertencia: ¡Debe aceptar la Política de privacidad!' debe mostrarse en la parte superior</text:p>
          </table:table-cell>
          <table:table-cell table:style-name="ce45" table:number-columns-repeated="2"/>
          <table:table-cell table:style-name="ce46" table:content-validation-name="val1"/>
          <table:table-cell table:style-name="ce45"/>
          <table:table-cell table:number-columns-repeated="16373"/>
        </table:table-row>
        <table:table-row table:style-name="ro8">
          <table:table-cell table:style-name="ce36" office:value-type="string" calcext:value-type="string">
            <text:p>TC_RF_005</text:p>
          </table:table-cell>
          <table:table-cell table:style-name="ce39" office:value-type="string" calcext:value-type="string">
            <text:p>(TS_001) </text:p>
            <text:p>Register Functionality</text:p>
          </table:table-cell>
          <table:table-cell table:style-name="ce42" office:value-type="string" calcext:value-type="string">
            <text:p>Validar el registro de una cuenta cuando se selecciona la opción "Sí" para el campo Boletín</text:p>
          </table:table-cell>
          <table:table-cell table:style-name="ce42" office:value-type="string" calcext:value-type="string">
            <text:p>5. Abra la aplicación (https://demo.opencart.com) en cualquier navegador</text:p>
          </table:table-cell>
          <table:table-cell table:style-name="ce42" office:value-type="string" calcext:value-type="string">
            <text:p>1. Haga clic en el menú desplegable 'Mi cuenta' 2. Haga clic en la opción 'Registrarse' 3. Ingrese los nuevos detalles de la cuenta en todos los campos (nombre, apellido, correo electrónico, teléfono, contraseña, confirmación de contraseña y campos de política de privacidad) 4.Haga clic en la opción de radio 'Sí' para recibir el boletín 5. Haga clic en el botón 'Continuar' (ER-1) 6. Haga clic en el botón 'Continuar' que se muestra en la página 'Éxito de la cuenta' (ER-2) 7. Haga clic en la opción 'Suscribirse/cancelar suscripción al boletín' (ER-3)</text:p>
          </table:table-cell>
          <table:table-cell table:style-name="ce36" office:value-type="string" calcext:value-type="string">
            <text:p>No aplicable</text:p>
          </table:table-cell>
          <table:table-cell table:style-name="ce42" office:value-type="string" calcext:value-type="string">
            <text:p>1. El usuario debe iniciar sesión, ser llevado a la página "Éxito de la cuenta" y se deben mostrar los detalles adecuados en la página. 2. El usuario debe ser llevado a la página 'Cuenta' 3. La opción 'Sí' debería aparecer como seleccionada de forma predeterminada en la página del boletín</text:p>
          </table:table-cell>
          <table:table-cell table:style-name="ce45" table:number-columns-repeated="2"/>
          <table:table-cell table:style-name="ce46" table:content-validation-name="val1"/>
          <table:table-cell table:style-name="ce45"/>
          <table:table-cell table:number-columns-repeated="16373"/>
        </table:table-row>
        <table:table-row table:style-name="ro8">
          <table:table-cell table:style-name="ce36" office:value-type="string" calcext:value-type="string">
            <text:p>TC_RF_006</text:p>
          </table:table-cell>
          <table:table-cell table:style-name="ce39" office:value-type="string" calcext:value-type="string">
            <text:p>(TS_001) </text:p>
            <text:p>Register Functionality</text:p>
          </table:table-cell>
          <table:table-cell table:style-name="ce42" office:value-type="string" calcext:value-type="string">
            <text:p>Validar el registro de una cuenta cuando se selecciona la opción "No" para el campo Boletín</text:p>
          </table:table-cell>
          <table:table-cell table:style-name="ce42" office:value-type="string" calcext:value-type="string">
            <text:p>6. Abra la aplicación (https://demo.opencart.com) en cualquier navegador</text:p>
          </table:table-cell>
          <table:table-cell table:style-name="ce42" office:value-type="string" calcext:value-type="string">
            <text:p>1. Haga clic en el menú desplegable 'Mi cuenta' 2. Haga clic en la opción 'Registrarse' 3. Ingrese los nuevos detalles de la cuenta en todos los campos (nombre, apellido, correo electrónico, teléfono, contraseña, confirmación de contraseña y campos de política de privacidad) 4.Haga clic en la opción de radio 'No' para recibir el boletín 5. Haga clic en el botón 'Continuar' (ER-1) 6. Haga clic en el botón 'Continuar' que se muestra en la página 'Éxito de la cuenta' (ER-2) 7. Haga clic en la opción 'Suscribirse/cancelar suscripción al boletín' (ER-3)</text:p>
          </table:table-cell>
          <table:table-cell table:style-name="ce36" office:value-type="string" calcext:value-type="string">
            <text:p>No aplicable</text:p>
          </table:table-cell>
          <table:table-cell table:style-name="ce42" office:value-type="string" calcext:value-type="string">
            <text:p>1. El usuario debe iniciar sesión, ser llevado a la página "Éxito de la cuenta" y se deben mostrar los detalles adecuados en la página. 2. El usuario debe ser llevado a la página 'Cuenta' 3. La opción 'No' debería aparecer como seleccionada de forma predeterminada en la página del boletín</text:p>
          </table:table-cell>
          <table:table-cell table:style-name="ce45" table:number-columns-repeated="2"/>
          <table:table-cell table:style-name="ce46" table:content-validation-name="val1"/>
          <table:table-cell table:style-name="ce45"/>
          <table:table-cell table:number-columns-repeated="16373"/>
        </table:table-row>
        <table:table-row table:style-name="ro10">
          <table:table-cell table:style-name="ce36" office:value-type="string" calcext:value-type="string">
            <text:p>TC_RF_007</text:p>
          </table:table-cell>
          <table:table-cell table:style-name="ce39" office:value-type="string" calcext:value-type="string">
            <text:p>(TS_001) </text:p>
            <text:p>Register Functionality</text:p>
          </table:table-cell>
          <table:table-cell table:style-name="ce42" office:value-type="string" calcext:value-type="string">
            <text:p>Valide diferentes formas de navegar a la página 'Registrar cuenta'</text:p>
          </table:table-cell>
          <table:table-cell table:style-name="ce42" office:value-type="string" calcext:value-type="string">
            <text:p>7. Abra la aplicación (https://demo.opencart.com) en cualquier navegador</text:p>
          </table:table-cell>
          <table:table-cell table:style-name="ce42" office:value-type="string" calcext:value-type="string">
            <text:p>1. Haga clic en el menú desplegable 'Mi cuenta' 2. Haga clic en la opción 'Registrarse' (ER-1) 3. Haga clic en el menú desplegable 'Mi cuenta' 4. Haga clic en la opción 'Iniciar sesión' 5. Haga clic en el botón 'Continuar' dentro del cuadro 'Nuevo cliente' (ER-1) 6. Repita los pasos 3 y 4 7. Haga clic en la opción 'Registrarse' en las opciones de la columna derecha (ER-1)</text:p>
          </table:table-cell>
          <table:table-cell table:style-name="ce36" office:value-type="string" calcext:value-type="string">
            <text:p>No aplicable</text:p>
          </table:table-cell>
          <table:table-cell table:style-name="ce44" office:value-type="string" calcext:value-type="string">
            <text:p>1. El usuario debe ser llevado a la página 'Registrar cuenta'</text:p>
          </table:table-cell>
          <table:table-cell table:style-name="ce45" table:number-columns-repeated="2"/>
          <table:table-cell table:style-name="ce46" table:content-validation-name="val1"/>
          <table:table-cell table:style-name="ce45"/>
          <table:table-cell table:number-columns-repeated="16373"/>
        </table:table-row>
        <table:table-row table:style-name="ro11">
          <table:table-cell table:style-name="ce36" office:value-type="string" calcext:value-type="string">
            <text:p>TC_RF_008</text:p>
          </table:table-cell>
          <table:table-cell table:style-name="ce39" office:value-type="string" calcext:value-type="string">
            <text:p>(TS_001) </text:p>
            <text:p>Register Functionality</text:p>
          </table:table-cell>
          <table:table-cell table:style-name="ce42" office:value-type="string" calcext:value-type="string">
            <text:p>Valide el registro de una cuenta ingresando diferentes contraseñas en los campos 'Contraseña' y 'Confirmación de contraseña'</text:p>
          </table:table-cell>
          <table:table-cell table:style-name="ce42" office:value-type="string" calcext:value-type="string">
            <text:p>8. Abra la aplicación (https://demo.opencart.com) en cualquier navegador</text:p>
          </table:table-cell>
          <table:table-cell table:style-name="ce42" office:value-type="string" calcext:value-type="string">
            <text:p>1. Haga clic en el menú desplegable 'Mi cuenta' 2. Haga clic en la opción 'Registrarse' 3. Ingrese los nuevos detalles de la cuenta en todos los campos (nombre, apellido, correo electrónico, teléfono, boletín informativo y campos de política de privacidad) 4. Ingrese cualquier contraseña, diga '12345' en el campo 'Contraseña' 5. Ingrese cualquier contraseña diferente, diga "abcde" en el campo "Confirmar contraseña". 6. Haga clic en el botón 'Continuar' (ER-1)</text:p>
          </table:table-cell>
          <table:table-cell table:style-name="ce36" office:value-type="string" calcext:value-type="string">
            <text:p>No aplicable</text:p>
          </table:table-cell>
          <table:table-cell table:style-name="ce42" office:value-type="string" calcext:value-type="string">
            <text:p>1.No se debe crear la cuenta; en su lugar, aparecerá un mensaje de advertencia: "¡La confirmación de la contraseña no coincide con la contraseña!". debe aparecer en el campo 'Confirmar contraseña'</text:p>
          </table:table-cell>
          <table:table-cell table:style-name="ce45" table:number-columns-repeated="2"/>
          <table:table-cell table:style-name="ce46" table:content-validation-name="val1"/>
          <table:table-cell table:style-name="ce45"/>
          <table:table-cell table:number-columns-repeated="16373"/>
        </table:table-row>
        <table:table-row table:style-name="ro10">
          <table:table-cell table:style-name="ce36" office:value-type="string" calcext:value-type="string">
            <text:p>TC_RF_009</text:p>
          </table:table-cell>
          <table:table-cell table:style-name="ce39" office:value-type="string" calcext:value-type="string">
            <text:p>(TS_001) </text:p>
            <text:p>Register Functionality</text:p>
          </table:table-cell>
          <table:table-cell table:style-name="ce42" office:value-type="string" calcext:value-type="string">
            <text:p>Valide el registro de una cuenta proporcionando los detalles de la cuenta existente (es decir, la dirección de correo electrónico existente)</text:p>
          </table:table-cell>
          <table:table-cell table:style-name="ce42" office:value-type="string" calcext:value-type="string">
            <text:p>9. Abra la aplicación (https://demo.opencart.com) en cualquier navegador</text:p>
          </table:table-cell>
          <table:table-cell table:style-name="ce42" office:value-type="string" calcext:value-type="string">
            <text:p>1. Haga clic en el menú desplegable 'Mi cuenta' 2. Haga clic en la opción 'Registrarse' 3. Ingrese los detalles de la cuenta existente en todos los campos (nombre, apellido, correo electrónico, teléfono, contraseña, confirmación de contraseña, boletín informativo y campos de política de privacidad) - &lt;Consultar datos de prueba&gt; 4. Haga clic en el botón 'Continuar' (ER-1)</text:p>
          </table:table-cell>
          <table:table-cell table:style-name="ce42" office:value-type="string" calcext:value-type="string">
            <text:p>Nombre – Denzel</text:p>
            <text:p> Apellido - Y </text:p>
            <text:p>Correo electrónico: Denzely@gmail.com Teléfono – 78617XXXX Contraseña - 12345 Confirmar contraseña - 12345</text:p>
          </table:table-cell>
          <table:table-cell table:style-name="ce42" office:value-type="string" calcext:value-type="string">
            <text:p>1. La cuenta no debe volver a crearse; en su lugar, aparece el mensaje de advertencia: 'Advertencia: ¡La dirección de correo electrónico ya está registrada!' debe ser mostrado</text:p>
          </table:table-cell>
          <table:table-cell table:style-name="ce45" table:number-columns-repeated="2"/>
          <table:table-cell table:style-name="ce46" table:content-validation-name="val1"/>
          <table:table-cell table:style-name="ce45"/>
          <table:table-cell table:number-columns-repeated="16373"/>
        </table:table-row>
        <table:table-row table:style-name="ro11">
          <table:table-cell table:style-name="ce36" office:value-type="string" calcext:value-type="string">
            <text:p>TC_RF_010</text:p>
          </table:table-cell>
          <table:table-cell table:style-name="ce39" office:value-type="string" calcext:value-type="string">
            <text:p>(TS_001) </text:p>
            <text:p>Register Functionality</text:p>
          </table:table-cell>
          <table:table-cell table:style-name="ce42" office:value-type="string" calcext:value-type="string">
            <text:p>Valide el registro de una cuenta proporcionando una dirección de correo electrónico no válida en el campo Correo electrónico</text:p>
          </table:table-cell>
          <table:table-cell table:style-name="ce42" office:value-type="string" calcext:value-type="string">
            <text:p>10. Abra la aplicación (https://demo.opencart.com) en cualquier navegador</text:p>
          </table:table-cell>
          <table:table-cell table:style-name="ce42" office:value-type="string" calcext:value-type="string">
            <text:p>1. Haga clic en el menú desplegable 'Mi cuenta' 2. Haga clic en la opción 'Registrarse' 3. Ingrese los nuevos detalles de la cuenta en todos los campos (nombre, apellido, teléfono, contraseña, confirmación de contraseña, boletín informativo y campos de política de privacidad) 4. Ingrese una dirección de correo electrónico no válida en el campo Correo electrónico - &lt;Consultar datos de prueba&gt; 5. Haga clic en el botón 'Continuar' (ER-1)</text:p>
          </table:table-cell>
          <table:table-cell table:style-name="ce43" office:value-type="string" calcext:value-type="string">
            <text:p>Pruebe todos los siguientes formatos de dirección de correo electrónico no válidos: </text:p>
            <text:p>1) Denzely </text:p>
            <text:p>2)Denzely@ 3)Denzely@gmail </text:p>
            <text:p>4) Denzely@gmail.com</text:p>
          </table:table-cell>
          <table:table-cell table:style-name="ce42" office:value-type="string" calcext:value-type="string">
            <text:p>1. No se debe crear una cuenta; en su lugar, se debe mostrar un mensaje de advertencia a nivel de campo adecuado o un mensaje de advertencia a nivel de página para proporcionar una dirección de correo electrónico válida.</text:p>
          </table:table-cell>
          <table:table-cell table:style-name="ce45" table:number-columns-repeated="2"/>
          <table:table-cell table:style-name="ce46" table:content-validation-name="val1"/>
          <table:table-cell table:style-name="ce45"/>
          <table:table-cell table:number-columns-repeated="16373"/>
        </table:table-row>
        <table:table-row table:style-name="ro12">
          <table:table-cell table:style-name="ce36" office:value-type="string" calcext:value-type="string">
            <text:p>TC_RF_011</text:p>
          </table:table-cell>
          <table:table-cell table:style-name="ce39" office:value-type="string" calcext:value-type="string">
            <text:p>(TS_001) </text:p>
            <text:p>Register Functionality</text:p>
          </table:table-cell>
          <table:table-cell table:style-name="ce42" office:value-type="string" calcext:value-type="string">
            <text:p>Validar el registro de una cuenta proporcionando un número de teléfono no válido</text:p>
          </table:table-cell>
          <table:table-cell table:style-name="ce42" office:value-type="string" calcext:value-type="string">
            <text:p>11. Abra la aplicación (https://demo.opencart.com) en cualquier navegador</text:p>
          </table:table-cell>
          <table:table-cell table:style-name="ce42" office:value-type="string" calcext:value-type="string">
            <text:p>. Haga clic en el menú desplegable 'Mi cuenta' 2. Haga clic en la opción 'Registrarse' 3. Ingrese los nuevos detalles de la cuenta en todos los campos (nombre, apellido, correo electrónico, contraseña, confirmación de contraseña, boletín informativo y campos de política de privacidad) 4. Ingrese un número de teléfono no válido en el campo Teléfono - &lt;Consultar datos de prueba&gt; 5. Haga clic en el botón 'Continuar' (ER-1)</text:p>
          </table:table-cell>
          <table:table-cell table:style-name="ce43" office:value-type="string" calcext:value-type="string">
            <text:p>Pruebe todos los siguientes formatos de teléfono no válidos: </text:p>
            <text:p>1) 111 </text:p>
            <text:p>2) abcde</text:p>
          </table:table-cell>
          <table:table-cell table:style-name="ce42" office:value-type="string" calcext:value-type="string">
            <text:p>1. No se debe crear una cuenta; en su lugar, se debe mostrar un mensaje de advertencia adecuado.</text:p>
          </table:table-cell>
          <table:table-cell table:style-name="ce45" table:number-columns-repeated="2"/>
          <table:table-cell table:style-name="ce46" table:content-validation-name="val1"/>
          <table:table-cell table:style-name="ce45"/>
          <table:table-cell table:number-columns-repeated="16373"/>
        </table:table-row>
        <table:table-row table:style-name="ro12">
          <table:table-cell table:style-name="ce36" office:value-type="string" calcext:value-type="string">
            <text:p>TC_RF_012</text:p>
          </table:table-cell>
          <table:table-cell table:style-name="ce39" office:value-type="string" calcext:value-type="string">
            <text:p>(TS_001) </text:p>
            <text:p>Register Functionality</text:p>
          </table:table-cell>
          <table:table-cell table:style-name="ce42" office:value-type="string" calcext:value-type="string">
            <text:p>Validar el registro de una cuenta utilizando las teclas del teclado</text:p>
          </table:table-cell>
          <table:table-cell table:style-name="ce42" office:value-type="string" calcext:value-type="string">
            <text:p>12. Abra la aplicación (https://demo.opencart.com) en cualquier navegador</text:p>
          </table:table-cell>
          <table:table-cell table:style-name="ce42" office:value-type="string" calcext:value-type="string">
            <text:p>1. Haga clic en el menú desplegable 'Mi cuenta' 2. Haga clic en la opción 'Registrarse' 3. Ingrese nuevos detalles de la cuenta en todos los campos (nombre, apellido, correo electrónico, teléfono, contraseña, confirmación de contraseña, boletín informativo y campos de política de privacidad) utilizando las teclas del teclado (Tab, barra espaciadora e Intro). 4. Haga clic en el botón 'Continuar' (ER-1)</text:p>
          </table:table-cell>
          <table:table-cell table:style-name="ce36" office:value-type="string" calcext:value-type="string">
            <text:p>No aplicable</text:p>
          </table:table-cell>
          <table:table-cell table:style-name="ce42" office:value-type="string" calcext:value-type="string">
            <text:p>1. El usuario debe iniciar sesión, ser llevado a la página "Éxito de la cuenta" y se deben mostrar los detalles adecuados en la página.</text:p>
          </table:table-cell>
          <table:table-cell table:style-name="ce45" table:number-columns-repeated="2"/>
          <table:table-cell table:style-name="ce46" table:content-validation-name="val1"/>
          <table:table-cell table:style-name="ce45"/>
          <table:table-cell table:number-columns-repeated="16373"/>
        </table:table-row>
        <table:table-row table:style-name="ro13">
          <table:table-cell table:style-name="ce36" office:value-type="string" calcext:value-type="string">
            <text:p>TC_RF_013</text:p>
          </table:table-cell>
          <table:table-cell table:style-name="ce39" office:value-type="string" calcext:value-type="string">
            <text:p>(TS_001) </text:p>
            <text:p>Register Functionality</text:p>
          </table:table-cell>
          <table:table-cell table:style-name="ce42" office:value-type="string" calcext:value-type="string">
            <text:p>Valide que todos los campos en la página Registrar cuenta tengan los marcadores de posición adecuados</text:p>
          </table:table-cell>
          <table:table-cell table:style-name="ce42" office:value-type="string" calcext:value-type="string">
            <text:p>13. Abra la aplicación (https://demo.opencart.com) en cualquier navegador</text:p>
          </table:table-cell>
          <table:table-cell table:style-name="ce42" office:value-type="string" calcext:value-type="string">
            <text:p>1. Haga clic en el menú desplegable 'Mi cuenta' 2. Haga clic en la opción 'Registrarse' 3. Vea los campos Nombre, Apellido, Correo electrónico, Teléfono, Contraseña y Confirmación de contraseña para marcadores de posición (ER-1)</text:p>
          </table:table-cell>
          <table:table-cell table:style-name="ce36" office:value-type="string" calcext:value-type="string">
            <text:p>No aplicable</text:p>
          </table:table-cell>
          <table:table-cell table:style-name="ce42" office:value-type="string" calcext:value-type="string">
            <text:p>1. Se deben mostrar textos de marcador de posición adecuados en estos campos.</text:p>
          </table:table-cell>
          <table:table-cell table:style-name="ce45" table:number-columns-repeated="2"/>
          <table:table-cell table:style-name="ce46" table:content-validation-name="val1"/>
          <table:table-cell table:style-name="ce45"/>
          <table:table-cell table:number-columns-repeated="16373"/>
        </table:table-row>
        <table:table-row table:style-name="ro13">
          <table:table-cell table:style-name="ce36" office:value-type="string" calcext:value-type="string">
            <text:p>TC_RF_014</text:p>
          </table:table-cell>
          <table:table-cell table:style-name="ce39" office:value-type="string" calcext:value-type="string">
            <text:p>(TS_001) </text:p>
            <text:p>Register Functionality</text:p>
          </table:table-cell>
          <table:table-cell table:style-name="ce42" office:value-type="string" calcext:value-type="string">
            <text:p>Valide que todos los campos obligatorios en la página Registrar cuenta estén marcados con el símbolo * de color rojo</text:p>
          </table:table-cell>
          <table:table-cell table:style-name="ce42" office:value-type="string" calcext:value-type="string">
            <text:p>14. Abra la aplicación (https://demo.opencart.com) en cualquier navegador</text:p>
          </table:table-cell>
          <table:table-cell table:style-name="ce42" office:value-type="string" calcext:value-type="string">
            <text:p>1. Haga clic en el menú desplegable 'Mi cuenta' 2. Haga clic en la opción 'Registrarse' 3. Verifique los campos: nombre, apellido, correo electrónico, teléfono, contraseña, confirmación de contraseña y política de privacidad.</text:p>
          </table:table-cell>
          <table:table-cell table:style-name="ce36" office:value-type="string" calcext:value-type="string">
            <text:p>No aplicable</text:p>
          </table:table-cell>
          <table:table-cell table:style-name="ce42" office:value-type="string" calcext:value-type="string">
            <text:p>1. Todos los campos especificados en los pasos de prueba deben estar marcados con el símbolo * de color rojo.</text:p>
          </table:table-cell>
          <table:table-cell table:style-name="ce45" table:number-columns-repeated="2"/>
          <table:table-cell table:style-name="ce46" table:content-validation-name="val1"/>
          <table:table-cell table:style-name="ce45"/>
          <table:table-cell table:number-columns-repeated="16373"/>
        </table:table-row>
        <table:table-row table:style-name="ro14">
          <table:table-cell table:style-name="ce36" office:value-type="string" calcext:value-type="string">
            <text:p>TC_RF_015</text:p>
          </table:table-cell>
          <table:table-cell table:style-name="ce39" office:value-type="string" calcext:value-type="string">
            <text:p>(TS_001) </text:p>
            <text:p>Register Functionality</text:p>
          </table:table-cell>
          <table:table-cell table:style-name="ce42" office:value-type="string" calcext:value-type="string">
            <text:p>Validar que los detalles que se proporcionan al registrar una cuenta se almacenen en la base de datos</text:p>
          </table:table-cell>
          <table:table-cell table:style-name="ce42" office:value-type="string" calcext:value-type="string">
            <text:p>15. Abra la aplicación (https://demo.opencart.com) en cualquier navegador</text:p>
          </table:table-cell>
          <table:table-cell table:style-name="ce42" office:value-type="string" calcext:value-type="string">
            <text:p>1. Haga clic en el menú desplegable 'Mi cuenta' 2. Haga clic en la opción 'Registrarse' 3. Ingrese los nuevos detalles de la cuenta en todos los campos (nombre, apellido, correo electrónico, teléfono, contraseña, confirmación de contraseña, boletín informativo y campos de política de privacidad). 4. Haga clic en el botón 'Continuar' (ER-1)</text:p>
          </table:table-cell>
          <table:table-cell table:style-name="ce36" office:value-type="string" calcext:value-type="string">
            <text:p>No aplicable</text:p>
          </table:table-cell>
          <table:table-cell table:style-name="ce42" office:value-type="string" calcext:value-type="string">
            <text:p>1. Todos los detalles ingresados ​​al registrar la cuenta se almacenan exitosamente en la base de datos.</text:p>
          </table:table-cell>
          <table:table-cell table:style-name="ce45" table:number-columns-repeated="2"/>
          <table:table-cell table:style-name="ce46" table:content-validation-name="val1"/>
          <table:table-cell table:style-name="ce45"/>
          <table:table-cell table:number-columns-repeated="16373"/>
        </table:table-row>
        <table:table-row table:style-name="ro15">
          <table:table-cell table:style-name="ce36" office:value-type="string" calcext:value-type="string">
            <text:p>TC_RF_016</text:p>
          </table:table-cell>
          <table:table-cell table:style-name="ce39" office:value-type="string" calcext:value-type="string">
            <text:p>(TS_001) </text:p>
            <text:p>Register Functionality</text:p>
          </table:table-cell>
          <table:table-cell table:style-name="ce42" office:value-type="string" calcext:value-type="string">
            <text:p>Valide si los campos obligatorios en la página Registrar cuenta aceptan solo espacios</text:p>
          </table:table-cell>
          <table:table-cell table:style-name="ce42" office:value-type="string" calcext:value-type="string">
            <text:p>16. Abra la aplicación (https://demo.opencart.com) en cualquier navegador</text:p>
          </table:table-cell>
          <table:table-cell table:style-name="ce42" office:value-type="string" calcext:value-type="string">
            <text:p>1. Haga clic en el menú desplegable 'Mi cuenta' 2. Haga clic en la opción 'Registrarse' 3. Ingrese espacios en los campos obligatorios (Nombre, Apellido, Correo electrónico, Teléfono, Contraseña y Confirmación de contraseña) 4. Haga clic en el botón 'Continuar' (ER-1)</text:p>
          </table:table-cell>
          <table:table-cell table:style-name="ce36" office:value-type="string" calcext:value-type="string">
            <text:p>No aplicable</text:p>
          </table:table-cell>
          <table:table-cell table:style-name="ce42" office:value-type="string" calcext:value-type="string">
            <text:p>1. Se debe mostrar un mensaje de advertencia para estos campos obligatorios.</text:p>
          </table:table-cell>
          <table:table-cell table:style-name="ce45" table:number-columns-repeated="2"/>
          <table:table-cell table:style-name="ce46" table:content-validation-name="val1"/>
          <table:table-cell table:style-name="ce45"/>
          <table:table-cell table:number-columns-repeated="16373"/>
        </table:table-row>
        <table:table-row table:style-name="ro16">
          <table:table-cell table:style-name="ce36" office:value-type="string" calcext:value-type="string">
            <text:p>TC_RF_017</text:p>
          </table:table-cell>
          <table:table-cell table:style-name="ce39" office:value-type="string" calcext:value-type="string">
            <text:p>(TS_001) </text:p>
            <text:p>Register Functionality</text:p>
          </table:table-cell>
          <table:table-cell table:style-name="ce42" office:value-type="string" calcext:value-type="string">
            <text:p>Valide si los campos de Contraseña en la página Registrar cuenta siguen los estándares de complejidad de contraseñas</text:p>
          </table:table-cell>
          <table:table-cell table:style-name="ce42" office:value-type="string" calcext:value-type="string">
            <text:p>17. Abra la aplicación (https://demo.opencart.com) en cualquier navegador</text:p>
          </table:table-cell>
          <table:table-cell table:style-name="ce42" office:value-type="string" calcext:value-type="string">
            <text:p>1. Haga clic en el menú desplegable 'Mi cuenta' 2. Haga clic en la opción 'Registrarse' 3. Ingrese los nuevos detalles de la cuenta en todos los campos (nombre, apellido, correo electrónico, teléfono, boletín informativo y campos de política de privacidad) 4. Verifique el ingreso de contraseñas simples (no sigue los estándares de complejidad de contraseñas, es decir, el tamaño de la contraseña es 8; la contraseña debe contener al menos un número, símbolo, letra minúscula y mayúscula) - &lt;Consultar datos de prueba&gt; 5. Haga clic en el botón 'Continuar' (ER-1)</text:p>
          </table:table-cell>
          <table:table-cell table:style-name="ce39" office:value-type="float" office:value="12345" calcext:value-type="float">
            <text:p>12345</text:p>
          </table:table-cell>
          <table:table-cell table:style-name="ce42" office:value-type="string" calcext:value-type="string">
            <text:p>1. Se debe mostrar un mensaje de advertencia para seguir los estándares de complejidad de contraseñas</text:p>
          </table:table-cell>
          <table:table-cell table:style-name="ce45" table:number-columns-repeated="2"/>
          <table:table-cell table:style-name="ce46" table:content-validation-name="val1"/>
          <table:table-cell table:style-name="ce45"/>
          <table:table-cell table:number-columns-repeated="16373"/>
        </table:table-row>
        <table:table-row table:style-name="ro14">
          <table:table-cell table:style-name="ce36" office:value-type="string" calcext:value-type="string">
            <text:p>TC_RF_018</text:p>
          </table:table-cell>
          <table:table-cell table:style-name="ce39" office:value-type="string" calcext:value-type="string">
            <text:p>(TS_001) </text:p>
            <text:p>Register Functionality</text:p>
          </table:table-cell>
          <table:table-cell table:style-name="ce42" office:value-type="string" calcext:value-type="string">
            <text:p>Valide si los campos en la página Registrar cuenta cumplen con los requisitos del Cliente (Ejemplos: Alto, Ancho, Número de caracteres, etc.)</text:p>
          </table:table-cell>
          <table:table-cell table:style-name="ce42" office:value-type="string" calcext:value-type="string">
            <text:p>18. Abra la aplicación (https://demo.opencart.com) en cualquier navegador</text:p>
          </table:table-cell>
          <table:table-cell table:style-name="ce42" office:value-type="string" calcext:value-type="string">
            <text:p>1. Haga clic en el menú desplegable 'Mi cuenta' 2. Haga clic en la opción 'Registrarse' 3. Verifique todos los campos (nombre, apellido, correo electrónico, teléfono, contraseña, confirmación de contraseña, boletín informativo y campos de política de privacidad), incluido el botón 'Continuar' (ER-1).</text:p>
          </table:table-cell>
          <table:table-cell table:style-name="ce36" office:value-type="string" calcext:value-type="string">
            <text:p>Not Applicable</text:p>
          </table:table-cell>
          <table:table-cell table:style-name="ce42" office:value-type="string" calcext:value-type="string">
            <text:p>1. Los campos de texto deben cumplir con los requisitos del Cliente.</text:p>
          </table:table-cell>
          <table:table-cell table:style-name="ce45" table:number-columns-repeated="2"/>
          <table:table-cell table:style-name="ce46" table:content-validation-name="val1"/>
          <table:table-cell table:style-name="ce45"/>
          <table:table-cell table:number-columns-repeated="16373"/>
        </table:table-row>
        <table:table-row table:style-name="ro8">
          <table:table-cell table:style-name="ce36" office:value-type="string" calcext:value-type="string">
            <text:p>TC_RF_019</text:p>
          </table:table-cell>
          <table:table-cell table:style-name="ce39" office:value-type="string" calcext:value-type="string">
            <text:p>(TS_001) </text:p>
            <text:p>Register Functionality</text:p>
          </table:table-cell>
          <table:table-cell table:style-name="ce43" office:value-type="string" calcext:value-type="string">
            <text:p>Validar si los espacios iniciales y finales ingresados ​​en los campos Registrar cuenta están recortados</text:p>
          </table:table-cell>
          <table:table-cell table:style-name="ce42" office:value-type="string" calcext:value-type="string">
            <text:p>19. Abra la aplicación (https://demo.opencart.com) en cualquier navegador</text:p>
          </table:table-cell>
          <table:table-cell table:style-name="ce42" office:value-type="string" calcext:value-type="string">
            <text:p>1. Haga clic en el menú desplegable 'Mi cuenta' 2. Haga clic en la opción 'Registrarse' 3. Ingrese nuevos detalles de la cuenta en todos los campos (nombre, apellido, correo electrónico, teléfono, contraseña, confirmación de contraseña, boletín informativo y campos de política de privacidad), agregando espacios iniciales y finales a los campos correspondientes (nombre, apellido). Nombre, Correo electrónico, Teléfono, Contraseña, Confirmar contraseña) 4. Haga clic en el botón 'Continuar' (ER-1)</text:p>
          </table:table-cell>
          <table:table-cell table:style-name="ce36" office:value-type="string" calcext:value-type="string">
            <text:p>Not Applicable</text:p>
          </table:table-cell>
          <table:table-cell table:style-name="ce42" office:value-type="string" calcext:value-type="string">
            <text:p>1. Los espacios iniciales y finales ingresados ​​en estos campos deberían recortarse automáticamente al crear una cuenta exitosa.</text:p>
          </table:table-cell>
          <table:table-cell table:style-name="ce45" table:number-columns-repeated="2"/>
          <table:table-cell table:style-name="ce46" table:content-validation-name="val1"/>
          <table:table-cell table:style-name="ce45"/>
          <table:table-cell table:number-columns-repeated="16373"/>
        </table:table-row>
        <table:table-row table:style-name="ro17">
          <table:table-cell table:style-name="ce36" office:value-type="string" calcext:value-type="string">
            <text:p>TC_RF_020</text:p>
          </table:table-cell>
          <table:table-cell table:style-name="ce39" office:value-type="string" calcext:value-type="string">
            <text:p>(TS_001) </text:p>
            <text:p>Register Functionality</text:p>
          </table:table-cell>
          <table:table-cell table:style-name="ce42" office:value-type="string" calcext:value-type="string">
            <text:p>Validar si la opción de la casilla 'Política de Privacidad' no está seleccionada por defecto</text:p>
          </table:table-cell>
          <table:table-cell table:style-name="ce42" office:value-type="string" calcext:value-type="string">
            <text:p>20. Abra la aplicación (https://demo.opencart.com) en cualquier navegador</text:p>
          </table:table-cell>
          <table:table-cell table:style-name="ce42" office:value-type="string" calcext:value-type="string">
            <text:p>1. Haga clic en el menú desplegable 'Mi cuenta' 2. Haga clic en la opción 'Registrarse' 3. Ver la opción de casilla de verificación 'Política de Privacidad' (ER-1)</text:p>
          </table:table-cell>
          <table:table-cell table:style-name="ce36" office:value-type="string" calcext:value-type="string">
            <text:p>No aplicable</text:p>
          </table:table-cell>
          <table:table-cell table:style-name="ce42" office:value-type="string" calcext:value-type="string">
            <text:p>1. La opción de casilla de verificación 'Política de privacidad' no está seleccionada de forma predeterminada</text:p>
          </table:table-cell>
          <table:table-cell table:style-name="ce45" table:number-columns-repeated="2"/>
          <table:table-cell table:style-name="ce46" table:content-validation-name="val1"/>
          <table:table-cell table:style-name="ce45"/>
          <table:table-cell table:number-columns-repeated="16373"/>
        </table:table-row>
        <table:table-row table:style-name="ro10">
          <table:table-cell table:style-name="ce36" office:value-type="string" calcext:value-type="string">
            <text:p>TC_RF_021</text:p>
          </table:table-cell>
          <table:table-cell table:style-name="ce39" office:value-type="string" calcext:value-type="string">
            <text:p>(TS_001) </text:p>
            <text:p>Register Functionality</text:p>
          </table:table-cell>
          <table:table-cell table:style-name="ce42" office:value-type="string" calcext:value-type="string">
            <text:p>Validar el registro de la cuenta sin seleccionar la opción de casilla 'Política de privacidad'</text:p>
          </table:table-cell>
          <table:table-cell table:style-name="ce42" office:value-type="string" calcext:value-type="string">
            <text:p>21. Abra la aplicación (https://demo.opencart.com) en cualquier navegador</text:p>
          </table:table-cell>
          <table:table-cell table:style-name="ce42" office:value-type="string" calcext:value-type="string">
            <text:p>1. Haga clic en el menú desplegable 'Mi cuenta' 2. Haga clic en la opción 'Registrarse' 3. Ingrese los nuevos detalles de la cuenta en todos los campos (nombre, apellido, correo electrónico, teléfono, contraseña, confirmación de contraseña y campos de boletín) 4. No seleccione la opción de casilla 'Política de privacidad' 4. Haga clic en el botón 'Continuar' (ER-1)</text:p>
          </table:table-cell>
          <table:table-cell table:style-name="ce36" office:value-type="string" calcext:value-type="string">
            <text:p>No aplicable</text:p>
          </table:table-cell>
          <table:table-cell table:style-name="ce42" office:value-type="string" calcext:value-type="string">
            <text:p>1. Mensaje de advertencia: 'Advertencia: ¡Debe aceptar la Política de privacidad!' debe ser mostrado</text:p>
          </table:table-cell>
          <table:table-cell table:style-name="ce45" table:number-columns-repeated="2"/>
          <table:table-cell table:style-name="ce46" table:content-validation-name="val1"/>
          <table:table-cell table:style-name="ce45"/>
          <table:table-cell table:number-columns-repeated="16373"/>
        </table:table-row>
        <table:table-row table:style-name="ro13">
          <table:table-cell table:style-name="ce36" office:value-type="string" calcext:value-type="string">
            <text:p>TC_RF_022</text:p>
          </table:table-cell>
          <table:table-cell table:style-name="ce39" office:value-type="string" calcext:value-type="string">
            <text:p>(TS_001) </text:p>
            <text:p>Register Functionality</text:p>
          </table:table-cell>
          <table:table-cell table:style-name="ce42" office:value-type="string" calcext:value-type="string">
            <text:p>Validar el texto de la contraseña ingresado en el campo 'Contraseña' y 'Confirmar contraseña' de la funcionalidad 'Registrar cuenta' está activado para ocultar su visibilidad.</text:p>
          </table:table-cell>
          <table:table-cell table:style-name="ce42" office:value-type="string" calcext:value-type="string">
            <text:p>22. Abra la aplicación (https://demo.opencart.com) en cualquier navegador</text:p>
          </table:table-cell>
          <table:table-cell table:style-name="ce42" office:value-type="string" calcext:value-type="string">
            <text:p>1. Haga clic en el menú desplegable 'Mi cuenta' 2. Haga clic en la opción 'Registrarse' 3. Ingrese el texto de la Contraseña en los campos 'Contraseña' y 'Confirmar contraseña' (ER-1)</text:p>
          </table:table-cell>
          <table:table-cell table:style-name="ce36" office:value-type="string" calcext:value-type="string">
            <text:p>No aplicable</text:p>
          </table:table-cell>
          <table:table-cell table:style-name="ce42" office:value-type="string" calcext:value-type="string">
            <text:p>1.El texto de la contraseña ingresado en los campos 'Contraseña' y 'Confirmar contraseña' debe alternarse para ocultar su visibilidad (debe ocultarse mostrando * o . Símbolos)</text:p>
          </table:table-cell>
          <table:table-cell table:style-name="ce45" table:number-columns-repeated="2"/>
          <table:table-cell table:style-name="ce46" table:content-validation-name="val1"/>
          <table:table-cell table:style-name="ce45"/>
          <table:table-cell table:number-columns-repeated="16373"/>
        </table:table-row>
        <table:table-row table:style-name="ro14">
          <table:table-cell table:style-name="ce36" office:value-type="string" calcext:value-type="string">
            <text:p>TC_RF_023</text:p>
          </table:table-cell>
          <table:table-cell table:style-name="ce39" office:value-type="string" calcext:value-type="string">
            <text:p>(TS_001) </text:p>
            <text:p>Register Functionality</text:p>
          </table:table-cell>
          <table:table-cell table:style-name="ce42" office:value-type="string" calcext:value-type="string">
            <text:p>Valide la navegación a otras páginas utilizando las opciones o enlaces proporcionados en la página 'Registrar cuenta'</text:p>
          </table:table-cell>
          <table:table-cell table:style-name="ce42" office:value-type="string" calcext:value-type="string">
            <text:p>23. Abra la aplicación (https://demo.opencart.com) en cualquier navegador</text:p>
          </table:table-cell>
          <table:table-cell table:style-name="ce42" office:value-type="string" calcext:value-type="string">
            <text:p>1. Haga clic en el menú desplegable 'Mi cuenta' 2. Haga clic en la opción 'Registrarse' 3. Intente hacer clic en el enlace "página de inicio de sesión", el enlace "política de privacidad", las opciones de la "Columna derecha", las opciones de menú, las opciones de encabezado y pie de página y cualquier otra opción.</text:p>
          </table:table-cell>
          <table:table-cell table:style-name="ce36" office:value-type="string" calcext:value-type="string">
            <text:p>No aplicable</text:p>
          </table:table-cell>
          <table:table-cell table:style-name="ce42" office:value-type="string" calcext:value-type="string">
            <text:p>1. El usuario debe ser navegado a las páginas respectivas sin ningún problema.</text:p>
          </table:table-cell>
          <table:table-cell table:style-name="ce45" table:number-columns-repeated="2"/>
          <table:table-cell table:style-name="ce46" table:content-validation-name="val1"/>
          <table:table-cell table:style-name="ce45"/>
          <table:table-cell table:number-columns-repeated="16373"/>
        </table:table-row>
        <table:table-row table:style-name="ro10">
          <table:table-cell table:style-name="ce36" office:value-type="string" calcext:value-type="string">
            <text:p>TC_RF_024</text:p>
          </table:table-cell>
          <table:table-cell table:style-name="ce39" office:value-type="string" calcext:value-type="string">
            <text:p>(TS_001) </text:p>
            <text:p>Register Functionality</text:p>
          </table:table-cell>
          <table:table-cell table:style-name="ce42" office:value-type="string" calcext:value-type="string">
            <text:p>Validar el registro de una cuenta, completando el campo 'Contraseña' y no completando el campo 'Confirmar contraseña'</text:p>
          </table:table-cell>
          <table:table-cell table:style-name="ce42" office:value-type="string" calcext:value-type="string">
            <text:p>24. Abra la aplicación (https://demo.opencart.com) en cualquier navegador</text:p>
          </table:table-cell>
          <table:table-cell table:style-name="ce42" office:value-type="string" calcext:value-type="string">
            <text:p>1. Haga clic en el menú desplegable 'Mi cuenta' 2. Haga clic en la opción 'Registrarse' 3. Ingrese los nuevos detalles de la cuenta en todos los campos (nombre, apellido, correo electrónico, teléfono, contraseña, boletín informativo y campos de política de privacidad) 4. No ingrese al campo 'Confirmar contraseña' 5. Haga clic en el botón 'Continuar' (ER-1)</text:p>
          </table:table-cell>
          <table:table-cell table:style-name="ce36" office:value-type="string" calcext:value-type="string">
            <text:p>No aplicable</text:p>
          </table:table-cell>
          <table:table-cell table:style-name="ce42" office:value-type="string" calcext:value-type="string">
            <text:p>1. Mensaje de advertencia: '¡La confirmación de contraseña no coincide con la contraseña!' debe aparecer en el campo 'Confirmar contraseña'</text:p>
          </table:table-cell>
          <table:table-cell table:style-name="ce45" table:number-columns-repeated="2"/>
          <table:table-cell table:style-name="ce46" table:content-validation-name="val1"/>
          <table:table-cell table:style-name="ce45"/>
          <table:table-cell table:number-columns-repeated="16373"/>
        </table:table-row>
        <table:table-row table:style-name="ro17">
          <table:table-cell table:style-name="ce36" office:value-type="string" calcext:value-type="string">
            <text:p>TC_RF_025</text:p>
          </table:table-cell>
          <table:table-cell table:style-name="ce39" office:value-type="string" calcext:value-type="string">
            <text:p>(TS_001) </text:p>
            <text:p>Register Functionality</text:p>
          </table:table-cell>
          <table:table-cell table:style-name="ce42" office:value-type="string" calcext:value-type="string">
            <text:p>Valide la ruta de navegación, el encabezado de la página, la URL de la página y el título de la página 'Registrar cuenta'</text:p>
          </table:table-cell>
          <table:table-cell table:style-name="ce42" office:value-type="string" calcext:value-type="string">
            <text:p>25. Abra la aplicación (https://demo.opencart.com) en cualquier navegador</text:p>
          </table:table-cell>
          <table:table-cell table:style-name="ce42" office:value-type="string" calcext:value-type="string">
            <text:p>1. Haga clic en el menú desplegable 'Mi cuenta' 2. Haga clic en la opción 'Registrarse'</text:p>
          </table:table-cell>
          <table:table-cell table:style-name="ce36" office:value-type="string" calcext:value-type="string">
            <text:p>No aplicable</text:p>
          </table:table-cell>
          <table:table-cell table:style-name="ce42" office:value-type="string" calcext:value-type="string">
            <text:p>1. Se deben mostrar la ruta de navegación, el encabezado de página, la URL de la página y el título de la página adecuados</text:p>
          </table:table-cell>
          <table:table-cell table:style-name="ce45" table:number-columns-repeated="2"/>
          <table:table-cell table:style-name="ce46" table:content-validation-name="val1"/>
          <table:table-cell table:style-name="ce45"/>
          <table:table-cell table:number-columns-repeated="16373"/>
        </table:table-row>
        <table:table-row table:style-name="ro18">
          <table:table-cell table:style-name="ce36" office:value-type="string" calcext:value-type="string">
            <text:p>TC_RF_026</text:p>
          </table:table-cell>
          <table:table-cell table:style-name="ce39" office:value-type="string" calcext:value-type="string">
            <text:p>(TS_001) </text:p>
            <text:p>Register Functionality</text:p>
          </table:table-cell>
          <table:table-cell table:style-name="ce42" office:value-type="string" calcext:value-type="string">
            <text:p>Valide la interfaz de usuario de la página 'Registrar cuenta'</text:p>
          </table:table-cell>
          <table:table-cell table:style-name="ce42" office:value-type="string" calcext:value-type="string">
            <text:p>26. Abra la aplicación (https://demo.opencart.com) en cualquier navegador</text:p>
          </table:table-cell>
          <table:table-cell table:style-name="ce42" office:value-type="string" calcext:value-type="string">
            <text:p>1. Haga clic en el menú desplegable 'Mi cuenta' 2. Haga clic en la opción 'Registrarse'</text:p>
          </table:table-cell>
          <table:table-cell table:style-name="ce36" office:value-type="string" calcext:value-type="string">
            <text:p>No aplicable</text:p>
          </table:table-cell>
          <table:table-cell table:style-name="ce42" office:value-type="string" calcext:value-type="string">
            <text:p>1. Se debe mostrar una interfaz de usuario buena y adecuada en la página 'Registrar cuenta'</text:p>
          </table:table-cell>
          <table:table-cell table:style-name="ce45" table:number-columns-repeated="2"/>
          <table:table-cell table:style-name="ce46" table:content-validation-name="val1"/>
          <table:table-cell table:style-name="ce45"/>
          <table:table-cell table:number-columns-repeated="16373"/>
        </table:table-row>
        <table:table-row table:style-name="ro18">
          <table:table-cell table:style-name="ce36" office:value-type="string" calcext:value-type="string">
            <text:p>TC_RF_027</text:p>
          </table:table-cell>
          <table:table-cell table:style-name="ce39" office:value-type="string" calcext:value-type="string">
            <text:p>(TS_001) </text:p>
            <text:p>Register Functionality</text:p>
          </table:table-cell>
          <table:table-cell table:style-name="ce42" office:value-type="string" calcext:value-type="string">
            <text:p>Validar la funcionalidad 'Registrar cuenta' en todos los entornos compatibles</text:p>
          </table:table-cell>
          <table:table-cell table:style-name="ce42" office:value-type="string" calcext:value-type="string">
            <text:p>27. Abra la aplicación (https://demo.opencart.com) en cualquier navegador</text:p>
          </table:table-cell>
          <table:table-cell table:style-name="ce42" office:value-type="string" calcext:value-type="string">
            <text:p>1. Haga clic en el menú desplegable 'Mi cuenta' 2. Haga clic en la opción 'Registrarse'</text:p>
          </table:table-cell>
          <table:table-cell table:style-name="ce36" office:value-type="string" calcext:value-type="string">
            <text:p>No aplicable</text:p>
          </table:table-cell>
          <table:table-cell table:style-name="ce42" office:value-type="string" calcext:value-type="string">
            <text:p>1. La funcionalidad 'Registrar cuenta' debería funcionar en todos los entornos compatibles.</text:p>
          </table:table-cell>
          <table:table-cell table:style-name="ce45" table:number-columns-repeated="2"/>
          <table:table-cell table:style-name="ce46" table:content-validation-name="val1"/>
          <table:table-cell table:style-name="ce45"/>
          <table:table-cell table:number-columns-repeated="16373"/>
        </table:table-row>
        <table:table-row table:style-name="ro19" table:number-rows-repeated="1048546">
          <table:table-cell table:number-columns-repeated="16384"/>
        </table:table-row>
        <table:table-row table:style-name="ro19">
          <table:table-cell table:number-columns-repeated="16384"/>
        </table:table-row>
        <calcext:conditional-formats>
          <calcext:conditional-format calcext:target-range-address="Register.J3:Register.J29">
            <calcext:condition calcext:apply-style-name="ConditionalStyle_124" calcext:value="contains-text(&quot;NOT TESTED&quot;)" calcext:base-cell-address="Register.J3"/>
            <calcext:condition calcext:apply-style-name="ConditionalStyle_123" calcext:value="contains-text(&quot;BLOCKED&quot;)" calcext:base-cell-address="Register.J3"/>
            <calcext:condition calcext:apply-style-name="ConditionalStyle_122" calcext:value="contains-text(&quot;FAIL&quot;)" calcext:base-cell-address="Register.J3"/>
            <calcext:condition calcext:apply-style-name="ConditionalStyle_121" calcext:value="contains-text(&quot;PASS&quot;)" calcext:base-cell-address="Register.J3"/>
          </calcext:conditional-format>
        </calcext:conditional-formats>
      </table:table>
      <table:table table:name="Login" table:style-name="ta4">
        <table:table-column table:style-name="co22" table:default-cell-style-name="ce11"/>
        <table:table-column table:style-name="co23" table:default-cell-style-name="ce11"/>
        <table:table-column table:style-name="co24" table:default-cell-style-name="ce11"/>
        <table:table-column table:style-name="co25" table:default-cell-style-name="ce11"/>
        <table:table-column table:style-name="co26" table:default-cell-style-name="ce11"/>
        <table:table-column table:style-name="co27" table:default-cell-style-name="ce11"/>
        <table:table-column table:style-name="co28" table:default-cell-style-name="ce11"/>
        <table:table-column table:style-name="co29" table:default-cell-style-name="ce11"/>
        <table:table-column table:style-name="co8" table:default-cell-style-name="ce11"/>
        <table:table-column table:style-name="co30" table:default-cell-style-name="ce11"/>
        <table:table-column table:style-name="co31" table:default-cell-style-name="ce11"/>
        <table:table-column table:style-name="co10" table:number-columns-repeated="16373" table:default-cell-style-name="ce11"/>
        <table:table-row table:style-name="ro3">
          <table:table-cell table:style-name="ce34" office:value-type="string" calcext:value-type="string">
            <text:p>Test Case ID</text:p>
          </table:table-cell>
          <table:table-cell table:style-name="ce34" office:value-type="string" calcext:value-type="string">
            <text:p>Test Scenario </text:p>
          </table:table-cell>
          <table:table-cell table:style-name="ce34" office:value-type="string" calcext:value-type="string">
            <text:p>Test Case Title</text:p>
          </table:table-cell>
          <table:table-cell table:style-name="ce34" office:value-type="string" calcext:value-type="string">
            <text:p>Pre-requisites</text:p>
          </table:table-cell>
          <table:table-cell table:style-name="ce34" office:value-type="string" calcext:value-type="string">
            <text:p>Test Steps</text:p>
          </table:table-cell>
          <table:table-cell table:style-name="ce34" office:value-type="string" calcext:value-type="string">
            <text:p>Test Data</text:p>
          </table:table-cell>
          <table:table-cell table:style-name="ce34" office:value-type="string" calcext:value-type="string">
            <text:p>Expected Result (ER)</text:p>
          </table:table-cell>
          <table:table-cell table:style-name="ce34" office:value-type="string" calcext:value-type="string">
            <text:p>Actual Result</text:p>
          </table:table-cell>
          <table:table-cell table:style-name="ce34" office:value-type="string" calcext:value-type="string">
            <text:p>Priority</text:p>
          </table:table-cell>
          <table:table-cell table:style-name="ce34" office:value-type="string" calcext:value-type="string">
            <text:p>Result</text:p>
          </table:table-cell>
          <table:table-cell table:style-name="ce34" office:value-type="string" calcext:value-type="string">
            <text:p>Comments</text:p>
          </table:table-cell>
          <table:table-cell table:number-columns-repeated="16373"/>
        </table:table-row>
        <table:table-row table:style-name="ro3">
          <table:table-cell table:style-name="ce35" office:value-type="string" calcext:value-type="string" table:number-columns-spanned="2" table:number-rows-spanned="1">
            <text:p><text:a xlink:href="#'Test Scenarios'.A10" xlink:type="simple">&lt;&lt; Test Scenarios</text:a></text:p>
          </table:table-cell>
          <table:covered-table-cell table:style-name="ce38"/>
          <table:table-cell table:style-name="ce40" table:number-columns-repeated="9"/>
          <table:table-cell table:style-name="ce55" table:number-columns-repeated="16373"/>
        </table:table-row>
        <table:table-row table:style-name="ro10">
          <table:table-cell table:style-name="ce48" office:value-type="string" calcext:value-type="string">
            <text:p>TC_LF_001</text:p>
          </table:table-cell>
          <table:table-cell table:style-name="ce49" office:value-type="string" calcext:value-type="string">
            <text:p>(TS_002) </text:p>
            <text:p>Login Functionality</text:p>
          </table:table-cell>
          <table:table-cell table:style-name="ce50" office:value-type="string" calcext:value-type="string">
            <text:p>Validate logging into the Application using valid credentials</text:p>
          </table:table-cell>
          <table:table-cell table:style-name="ce50" office:value-type="string" calcext:value-type="string">
            <text:p>1. Open the Application URL (https://demo.opencart.com) in any supported Browser</text:p>
            <text:p>2. Login credentials for an existing account are required</text:p>
            <text:p/>
          </table:table-cell>
          <table:table-cell table:style-name="ce50" office:value-type="string" calcext:value-type="string">
            <text:p>1. Click on 'My Account' Dropmenu</text:p>
            <text:p>2. Click on 'Login' option (Validate ER-1)</text:p>
            <text:p>3. Enter valid email address into the 'E-Mail Address' field - &lt;Refer Test Data&gt;</text:p>
            <text:p>4. Enter valid password into the 'Password' field - &lt;Refer Test Data&gt;</text:p>
            <text:p>5. Click on 'Login' button (Validate ER-2)</text:p>
            <text:p/>
          </table:table-cell>
          <table:table-cell table:style-name="ce49" office:value-type="string" calcext:value-type="string">
            <text:p>Email Address - pavanoltraining@gmail.com</text:p>
            <text:p/>
            <text:p>Password -</text:p>
            <text:p>12345</text:p>
            <text:p/>
          </table:table-cell>
          <table:table-cell table:style-name="ce50" office:value-type="string" calcext:value-type="string">
            <text:p>1.User should be navigated to Login page</text:p>
            <text:p>2.User should get logged in and taken to the 'Account' page</text:p>
          </table:table-cell>
          <table:table-cell table:style-name="ce52"/>
          <table:table-cell table:style-name="ce48"/>
          <table:table-cell table:style-name="ce53" table:content-validation-name="val2"/>
          <table:table-cell table:style-name="ce52"/>
          <table:table-cell table:number-columns-repeated="16373"/>
        </table:table-row>
        <table:table-row table:style-name="ro14">
          <table:table-cell table:style-name="ce48" office:value-type="string" calcext:value-type="string">
            <text:p>TC_LF_002</text:p>
          </table:table-cell>
          <table:table-cell table:style-name="ce49" office:value-type="string" calcext:value-type="string">
            <text:p>(TS_002) </text:p>
            <text:p>Login Functionality</text:p>
          </table:table-cell>
          <table:table-cell table:style-name="ce50" office:value-type="string" calcext:value-type="string">
            <text:p>Validate logging into the Application using invalid credentials (i.e. Invalid email address and Invalid Password)</text:p>
          </table:table-cell>
          <table:table-cell table:style-name="ce50" office:value-type="string" calcext:value-type="string">
            <text:p>Open the Application URL (https://demo.opencart.com) in any supported Browser</text:p>
          </table:table-cell>
          <table:table-cell table:style-name="ce50" office:value-type="string" calcext:value-type="string">
            <text:p>1. Click on 'My Account' Dropmenu</text:p>
            <text:p>2. Click on 'Login' option </text:p>
            <text:p>3. Enter invalid email address into the 'E-Mail Address' field - &lt;Refer Test Data&gt;</text:p>
            <text:p>4. Enter invalid password into the 'Password' field - &lt;Refer Test Data&gt;</text:p>
            <text:p>5. Click on 'Login' button (Validate ER-1)</text:p>
          </table:table-cell>
          <table:table-cell table:style-name="ce49" office:value-type="string" calcext:value-type="string">
            <text:p>Email Address - xyzabc123@gmail.com</text:p>
            <text:p/>
            <text:p>Password - </text:p>
            <text:p>xyzabc123</text:p>
          </table:table-cell>
          <table:table-cell table:style-name="ce50" office:value-type="string" calcext:value-type="string">
            <text:p>1. Warning message with the text 'Warning: No match for E-Mail Address and/or Password.' should be displayed</text:p>
          </table:table-cell>
          <table:table-cell table:style-name="ce52" table:number-columns-repeated="2"/>
          <table:table-cell table:style-name="ce53" table:content-validation-name="val2"/>
          <table:table-cell table:style-name="ce52"/>
          <table:table-cell table:number-columns-repeated="16373"/>
        </table:table-row>
        <table:table-row table:style-name="ro14">
          <table:table-cell table:style-name="ce48" office:value-type="string" calcext:value-type="string">
            <text:p>TC_LF_003</text:p>
          </table:table-cell>
          <table:table-cell table:style-name="ce49" office:value-type="string" calcext:value-type="string">
            <text:p>(TS_002) </text:p>
            <text:p>Login Functionality</text:p>
          </table:table-cell>
          <table:table-cell table:style-name="ce50" office:value-type="string" calcext:value-type="string">
            <text:p>Validate logging into the Application using invalid email address and valid Password</text:p>
          </table:table-cell>
          <table:table-cell table:style-name="ce50" office:value-type="string" calcext:value-type="string">
            <text:p>Open the Application URL (https://demo.opencart.com) in any supported Browser</text:p>
          </table:table-cell>
          <table:table-cell table:style-name="ce50" office:value-type="string" calcext:value-type="string">
            <text:p>1. Click on 'My Account' Dropmenu</text:p>
            <text:p>2. Click on 'Login' option </text:p>
            <text:p>3. Enter invalid email address into the 'E-Mail Address' field - &lt;Refer Test Data&gt;</text:p>
            <text:p>4. Enter valid password into the 'Password' field - &lt;Refer Test Data&gt;</text:p>
            <text:p>5. Click on 'Login' button (Validate ER-1)</text:p>
          </table:table-cell>
          <table:table-cell table:style-name="ce49" office:value-type="string" calcext:value-type="string">
            <text:p>Email Address - xyzabc123@gmail.com</text:p>
            <text:p/>
            <text:p>Password - </text:p>
            <text:p>12345</text:p>
          </table:table-cell>
          <table:table-cell table:style-name="ce50" office:value-type="string" calcext:value-type="string">
            <text:p>1. Warning message with the text 'Warning: No match for E-Mail Address and/or Password.' should be displayed</text:p>
          </table:table-cell>
          <table:table-cell table:style-name="ce52" table:number-columns-repeated="2"/>
          <table:table-cell table:style-name="ce53" table:content-validation-name="val2"/>
          <table:table-cell table:style-name="ce52"/>
          <table:table-cell table:number-columns-repeated="16373"/>
        </table:table-row>
        <table:table-row table:style-name="ro14">
          <table:table-cell table:style-name="ce48" office:value-type="string" calcext:value-type="string">
            <text:p>TC_LF_004</text:p>
          </table:table-cell>
          <table:table-cell table:style-name="ce49" office:value-type="string" calcext:value-type="string">
            <text:p>(TS_002) </text:p>
            <text:p>Login Functionality</text:p>
          </table:table-cell>
          <table:table-cell table:style-name="ce50" office:value-type="string" calcext:value-type="string">
            <text:p>Validate logging into the Application using valid email address and invalid Password</text:p>
          </table:table-cell>
          <table:table-cell table:style-name="ce50" office:value-type="string" calcext:value-type="string">
            <text:p>Open the Application URL (https://demo.opencart.com) in any supported Browser</text:p>
          </table:table-cell>
          <table:table-cell table:style-name="ce50" office:value-type="string" calcext:value-type="string">
            <text:p>1. Click on 'My Account' Dropmenu</text:p>
            <text:p>2. Click on 'Login' option </text:p>
            <text:p>3. Enter valid email address into the 'E-Mail Address' field - &lt;Refer Test Data&gt;</text:p>
            <text:p>4. Enter invalid password into the 'Password' field - &lt;Refer Test Data&gt;</text:p>
            <text:p>5. Click on 'Login' button (Validate ER-1)</text:p>
          </table:table-cell>
          <table:table-cell table:style-name="ce49" office:value-type="string" calcext:value-type="string">
            <text:p>Email Address - pavanoltraining@gmail.com</text:p>
            <text:p/>
            <text:p>Password -</text:p>
            <text:p>xyzabc123</text:p>
            <text:p/>
          </table:table-cell>
          <table:table-cell table:style-name="ce50" office:value-type="string" calcext:value-type="string">
            <text:p>1. Warning message with the text 'Warning: No match for E-Mail Address and/or Password.' should be displayed</text:p>
          </table:table-cell>
          <table:table-cell table:style-name="ce52" table:number-columns-repeated="2"/>
          <table:table-cell table:style-name="ce53" table:content-validation-name="val2"/>
          <table:table-cell table:style-name="ce52"/>
          <table:table-cell table:number-columns-repeated="16373"/>
        </table:table-row>
        <table:table-row table:style-name="ro13">
          <table:table-cell table:style-name="ce48" office:value-type="string" calcext:value-type="string">
            <text:p>TC_LF_005</text:p>
          </table:table-cell>
          <table:table-cell table:style-name="ce49" office:value-type="string" calcext:value-type="string">
            <text:p>(TS_002) </text:p>
            <text:p>Login Functionality</text:p>
          </table:table-cell>
          <table:table-cell table:style-name="ce50" office:value-type="string" calcext:value-type="string">
            <text:p>Validate logging into the Application without providing any credentials</text:p>
          </table:table-cell>
          <table:table-cell table:style-name="ce50" office:value-type="string" calcext:value-type="string">
            <text:p>Open the Application URL (https://demo.opencart.com) in any supported Browser</text:p>
          </table:table-cell>
          <table:table-cell table:style-name="ce50" office:value-type="string" calcext:value-type="string">
            <text:p>1. Click on 'My Account' Dropmenu</text:p>
            <text:p>2. Click on 'Login' option </text:p>
            <text:p>3. Don't enter anything into the 'E-Mail Address' field</text:p>
            <text:p>4. Don't enter anything into the 'Password' field</text:p>
            <text:p>5. Click on 'Login' button (Validate ER-1)</text:p>
          </table:table-cell>
          <table:table-cell table:style-name="ce48" office:value-type="string" calcext:value-type="string">
            <text:p>Not Applicable</text:p>
          </table:table-cell>
          <table:table-cell table:style-name="ce50" office:value-type="string" calcext:value-type="string">
            <text:p>1. Warning message with the text 'Warning: No match for E-Mail Address and/or Password.' should be displayed</text:p>
          </table:table-cell>
          <table:table-cell table:style-name="ce52" table:number-columns-repeated="2"/>
          <table:table-cell table:style-name="ce53" table:content-validation-name="val2"/>
          <table:table-cell table:style-name="ce52"/>
          <table:table-cell table:number-columns-repeated="16373"/>
        </table:table-row>
        <table:table-row table:style-name="ro13">
          <table:table-cell table:style-name="ce48" office:value-type="string" calcext:value-type="string">
            <text:p>TC_LF_006</text:p>
          </table:table-cell>
          <table:table-cell table:style-name="ce49" office:value-type="string" calcext:value-type="string">
            <text:p>(TS_002) </text:p>
            <text:p>Login Functionality</text:p>
          </table:table-cell>
          <table:table-cell table:style-name="ce50" office:value-type="string" calcext:value-type="string">
            <text:p>Validate 'Forgotten Password' link is available in the Login page and is working</text:p>
          </table:table-cell>
          <table:table-cell table:style-name="ce50" office:value-type="string" calcext:value-type="string">
            <text:p>Open the Application URL (https://demo.opencart.com) in any supported Browser</text:p>
          </table:table-cell>
          <table:table-cell table:style-name="ce50" office:value-type="string" calcext:value-type="string">
            <text:p>1. Click on 'My Account' Dropmenu</text:p>
            <text:p>2. Click on 'Login' option (ER-1)</text:p>
            <text:p>3. Click on 'Forgotten Password' link (ER-2)</text:p>
          </table:table-cell>
          <table:table-cell table:style-name="ce48" office:value-type="string" calcext:value-type="string">
            <text:p>Not Applicable</text:p>
          </table:table-cell>
          <table:table-cell table:style-name="ce50" office:value-type="string" calcext:value-type="string">
            <text:p>1. User should be taken to 'Login' page and 'Forgotten Password' link should be displayed in the page</text:p>
            <text:p>2. User should be taken to 'Forgotten Password' page</text:p>
          </table:table-cell>
          <table:table-cell table:style-name="ce52" table:number-columns-repeated="2"/>
          <table:table-cell table:style-name="ce53" table:content-validation-name="val2"/>
          <table:table-cell table:style-name="ce52"/>
          <table:table-cell table:number-columns-repeated="16373"/>
        </table:table-row>
        <table:table-row table:style-name="ro11">
          <table:table-cell table:style-name="ce48" office:value-type="string" calcext:value-type="string">
            <text:p>TC_LF_007</text:p>
          </table:table-cell>
          <table:table-cell table:style-name="ce49" office:value-type="string" calcext:value-type="string">
            <text:p>(TS_002) </text:p>
            <text:p>Login Functionality</text:p>
          </table:table-cell>
          <table:table-cell table:style-name="ce50" office:value-type="string" calcext:value-type="string">
            <text:p>Validate logging into the Application using Keyboard keys (Tab and Enter)</text:p>
          </table:table-cell>
          <table:table-cell table:style-name="ce50" office:value-type="string" calcext:value-type="string">
            <text:p>Open the Application URL (https://demo.opencart.com) in any supported Browser</text:p>
          </table:table-cell>
          <table:table-cell table:style-name="ce50" office:value-type="string" calcext:value-type="string">
            <text:p>1. Click on 'My Account' Dropmenu</text:p>
            <text:p>2. Click on 'Login' option </text:p>
            <text:p>3. Press Tab keyboard key until the control comes to the E-Mail Address text field and enter the valid email address - &lt;Refer Test Data&gt;</text:p>
            <text:p>4. Press Tab keyboard key to move the control to Password text field and enter the valid password - &lt;Refer Test Data&gt;</text:p>
            <text:p>5. Press Tab keyboard key until the control comes 'Login' button and press 'Enter' key to submit (ER-1)</text:p>
          </table:table-cell>
          <table:table-cell table:style-name="ce48" office:value-type="string" calcext:value-type="string">
            <text:p>Not Applicable</text:p>
          </table:table-cell>
          <table:table-cell table:style-name="ce50" office:value-type="string" calcext:value-type="string">
            <text:p>1. User should be able to log into the application</text:p>
          </table:table-cell>
          <table:table-cell table:style-name="ce52" table:number-columns-repeated="2"/>
          <table:table-cell table:style-name="ce53" table:content-validation-name="val2"/>
          <table:table-cell table:style-name="ce52"/>
          <table:table-cell table:number-columns-repeated="16373"/>
        </table:table-row>
        <table:table-row table:style-name="ro18">
          <table:table-cell table:style-name="ce48" office:value-type="string" calcext:value-type="string">
            <text:p>TC_LF_008</text:p>
          </table:table-cell>
          <table:table-cell table:style-name="ce49" office:value-type="string" calcext:value-type="string">
            <text:p>(TS_002) </text:p>
            <text:p>Login Functionality</text:p>
          </table:table-cell>
          <table:table-cell table:style-name="ce50" office:value-type="string" calcext:value-type="string">
            <text:p>Validate E-Mail Address and Password text fields in the Login page have the place holder text </text:p>
          </table:table-cell>
          <table:table-cell table:style-name="ce50" office:value-type="string" calcext:value-type="string">
            <text:p>Open the Application URL (https://demo.opencart.com) in any supported Browser</text:p>
          </table:table-cell>
          <table:table-cell table:style-name="ce50" office:value-type="string" calcext:value-type="string">
            <text:p>1. Click on 'My Account' Dropmenu</text:p>
            <text:p>2. Click on 'Login' option (ER-1)</text:p>
          </table:table-cell>
          <table:table-cell table:style-name="ce48" office:value-type="string" calcext:value-type="string">
            <text:p>Not Applicable</text:p>
          </table:table-cell>
          <table:table-cell table:style-name="ce50" office:value-type="string" calcext:value-type="string">
            <text:p>1. Proper place holder text should be displayed inside the 'E-Mail Address' and 'Password' text fields</text:p>
          </table:table-cell>
          <table:table-cell table:style-name="ce52" table:number-columns-repeated="2"/>
          <table:table-cell table:style-name="ce53" table:content-validation-name="val2"/>
          <table:table-cell table:style-name="ce52"/>
          <table:table-cell table:number-columns-repeated="16373"/>
        </table:table-row>
        <table:table-row table:style-name="ro12">
          <table:table-cell table:style-name="ce48" office:value-type="string" calcext:value-type="string">
            <text:p>TC_LF_009</text:p>
          </table:table-cell>
          <table:table-cell table:style-name="ce49" office:value-type="string" calcext:value-type="string">
            <text:p>(TS_002) </text:p>
            <text:p>Login Functionality</text:p>
          </table:table-cell>
          <table:table-cell table:style-name="ce50" office:value-type="string" calcext:value-type="string">
            <text:p>Validate Logging into the Application and browsing back using Browser back button </text:p>
          </table:table-cell>
          <table:table-cell table:style-name="ce50" office:value-type="string" calcext:value-type="string">
            <text:p>Open the Application URL (https://demo.opencart.com) in any supported Browser</text:p>
          </table:table-cell>
          <table:table-cell table:style-name="ce50" office:value-type="string" calcext:value-type="string">
            <text:p>1. Click on 'My Account' Dropmenu</text:p>
            <text:p>2. Click on 'Login' option</text:p>
            <text:p>3. Enter valid email address into the 'E-Mail Address' field - &lt;Refer Test Data&gt;</text:p>
            <text:p>4. Enter valid password into the 'Password' field - &lt;Refer Test Data&gt;</text:p>
            <text:p>5. Click on 'Login' button </text:p>
            <text:p>6. Click on Browser back button (ER-1)</text:p>
            <text:p/>
          </table:table-cell>
          <table:table-cell table:style-name="ce49" office:value-type="string" calcext:value-type="string">
            <text:p>Email Address - pavanoltraining@gmail.com</text:p>
            <text:p/>
            <text:p>Password -</text:p>
            <text:p>12345</text:p>
            <text:p/>
          </table:table-cell>
          <table:table-cell table:style-name="ce50" office:value-type="string" calcext:value-type="string">
            <text:p>1. User should not logged out</text:p>
          </table:table-cell>
          <table:table-cell table:style-name="ce52" table:number-columns-repeated="2"/>
          <table:table-cell table:style-name="ce53" table:content-validation-name="val2"/>
          <table:table-cell table:style-name="ce52"/>
          <table:table-cell table:number-columns-repeated="16373"/>
        </table:table-row>
        <table:table-row table:style-name="ro8">
          <table:table-cell table:style-name="ce48" office:value-type="string" calcext:value-type="string">
            <text:p>TC_LF_010</text:p>
          </table:table-cell>
          <table:table-cell table:style-name="ce49" office:value-type="string" calcext:value-type="string">
            <text:p>(TS_002) </text:p>
            <text:p>Login Functionality</text:p>
          </table:table-cell>
          <table:table-cell table:style-name="ce50" office:value-type="string" calcext:value-type="string">
            <text:p>Validate Loggingout from the Application and browsing back using Browser back button</text:p>
          </table:table-cell>
          <table:table-cell table:style-name="ce50" office:value-type="string" calcext:value-type="string">
            <text:p>Open the Application URL (https://demo.opencart.com) in any supported Browser</text:p>
          </table:table-cell>
          <table:table-cell table:style-name="ce50" office:value-type="string" calcext:value-type="string">
            <text:p>1. Click on 'My Account' Dropmenu</text:p>
            <text:p>2. Click on 'Login' option</text:p>
            <text:p>3. Enter valid email address into the 'E-Mail Address' field - &lt;Refer Test Data&gt;</text:p>
            <text:p>4. Enter valid password into the 'Password' field - &lt;Refer Test Data&gt;</text:p>
            <text:p>5. Click on 'Login' button </text:p>
            <text:p>6. Click on 'My Account' Dropmenu and select 'Logout' option </text:p>
            <text:p>7. Click on Browser back button (ER-1)</text:p>
            <text:p/>
          </table:table-cell>
          <table:table-cell table:style-name="ce49" office:value-type="string" calcext:value-type="string">
            <text:p>Email Address - pavanoltraining@gmail.com</text:p>
            <text:p/>
            <text:p>Password -</text:p>
            <text:p>12345</text:p>
            <text:p/>
          </table:table-cell>
          <table:table-cell table:style-name="ce50" office:value-type="string" calcext:value-type="string">
            <text:p>1. User should not get loggedin again</text:p>
          </table:table-cell>
          <table:table-cell table:style-name="ce52" table:number-columns-repeated="2"/>
          <table:table-cell table:style-name="ce53" table:content-validation-name="val2"/>
          <table:table-cell table:style-name="ce54"/>
          <table:table-cell table:number-columns-repeated="16373"/>
        </table:table-row>
        <table:table-row table:style-name="ro14">
          <table:table-cell table:style-name="ce48" office:value-type="string" calcext:value-type="string">
            <text:p>TC_LF_011</text:p>
          </table:table-cell>
          <table:table-cell table:style-name="ce49" office:value-type="string" calcext:value-type="string">
            <text:p>(TS_002) </text:p>
            <text:p>Login Functionality</text:p>
          </table:table-cell>
          <table:table-cell table:style-name="ce50" office:value-type="string" calcext:value-type="string">
            <text:p>Validate logging into the Application using inactive credentials</text:p>
          </table:table-cell>
          <table:table-cell table:style-name="ce50" office:value-type="string" calcext:value-type="string">
            <text:p>Open the Application URL (https://demo.opencart.com) in any supported Browser</text:p>
          </table:table-cell>
          <table:table-cell table:style-name="ce50" office:value-type="string" calcext:value-type="string">
            <text:p>1. Click on 'My Account' Dropmenu</text:p>
            <text:p>2. Click on 'Login' option</text:p>
            <text:p>3. Enter valid email address of an inactive account into the 'E-Mail Address' field - &lt;Refer Test Data&gt;</text:p>
            <text:p>4. Enter valid password of an inactive account into the 'Password' field - &lt;Refer Test Data&gt;</text:p>
            <text:p>5. Click on 'Login' button (ER-1)</text:p>
          </table:table-cell>
          <table:table-cell table:style-name="ce48" office:value-type="string" calcext:value-type="string">
            <text:p>Test Data for this is pending</text:p>
          </table:table-cell>
          <table:table-cell table:style-name="ce50" office:value-type="string" calcext:value-type="string">
            <text:p>1. User should not be able to login</text:p>
          </table:table-cell>
          <table:table-cell table:style-name="ce52" table:number-columns-repeated="2"/>
          <table:table-cell table:style-name="ce53" table:content-validation-name="val2"/>
          <table:table-cell table:style-name="ce54"/>
          <table:table-cell table:number-columns-repeated="16373"/>
        </table:table-row>
        <table:table-row table:style-name="ro12">
          <table:table-cell table:style-name="ce48" office:value-type="string" calcext:value-type="string">
            <text:p>TC_LF_012</text:p>
          </table:table-cell>
          <table:table-cell table:style-name="ce49" office:value-type="string" calcext:value-type="string">
            <text:p>(TS_002) </text:p>
            <text:p>Login Functionality</text:p>
          </table:table-cell>
          <table:table-cell table:style-name="ce50" office:value-type="string" calcext:value-type="string">
            <text:p>Validate the number of unsucessful login attemps </text:p>
          </table:table-cell>
          <table:table-cell table:style-name="ce50" office:value-type="string" calcext:value-type="string">
            <text:p>Open the Application URL (https://demo.opencart.com) in any supported Browser</text:p>
          </table:table-cell>
          <table:table-cell table:style-name="ce50" office:value-type="string" calcext:value-type="string">
            <text:p>1. Click on 'My Account' Dropmenu</text:p>
            <text:p>2. Click on 'Login' option </text:p>
            <text:p>3. Enter invalid email address into the 'E-Mail Address' field - &lt;Refer Test Data&gt;</text:p>
            <text:p>4. Enter invalid password into the 'Password' field - &lt;Refer Test Data&gt;</text:p>
            <text:p>5. Click on 'Login' button </text:p>
            <text:p>6. Repeat Step 5 for 4 more times (ER-1)</text:p>
            <text:p/>
          </table:table-cell>
          <table:table-cell table:style-name="ce49" office:value-type="string" calcext:value-type="string">
            <text:p>Email Address - xyzabc123@gmail.com</text:p>
            <text:p/>
            <text:p>Password - </text:p>
            <text:p>xyzabc123</text:p>
          </table:table-cell>
          <table:table-cell table:style-name="ce50" office:value-type="string" calcext:value-type="string">
            <text:p>1. Warning message with the text ' Warning: Your account has exceeded allowed number of login attempts. Please try again in 1 hour.' should be displayed for the 5th time of clicking the 'Login' button with the same invalid credentials</text:p>
          </table:table-cell>
          <table:table-cell table:style-name="ce52" table:number-columns-repeated="2"/>
          <table:table-cell table:style-name="ce53" table:content-validation-name="val2"/>
          <table:table-cell table:style-name="ce54"/>
          <table:table-cell table:number-columns-repeated="16373"/>
        </table:table-row>
        <table:table-row table:style-name="ro13">
          <table:table-cell table:style-name="ce48" office:value-type="string" calcext:value-type="string">
            <text:p>TC_LF_013</text:p>
          </table:table-cell>
          <table:table-cell table:style-name="ce49" office:value-type="string" calcext:value-type="string">
            <text:p>(TS_002) </text:p>
            <text:p>Login Functionality</text:p>
          </table:table-cell>
          <table:table-cell table:style-name="ce50" office:value-type="string" calcext:value-type="string">
            <text:p>Validate the text into the Password field is toggled to hide its visibility</text:p>
          </table:table-cell>
          <table:table-cell table:style-name="ce50" office:value-type="string" calcext:value-type="string">
            <text:p>Open the Application URL (https://demo.opencart.com) in any supported Browser</text:p>
          </table:table-cell>
          <table:table-cell table:style-name="ce50" office:value-type="string" calcext:value-type="string">
            <text:p>1. Click on 'My Account' Dropmenu</text:p>
            <text:p>2. Click on 'Login' option </text:p>
            <text:p>3. Enter any text into the 'Password' field (ER-1)</text:p>
          </table:table-cell>
          <table:table-cell table:style-name="ce48" office:value-type="string" calcext:value-type="string">
            <text:p>Not Applicable</text:p>
          </table:table-cell>
          <table:table-cell table:style-name="ce50" office:value-type="string" calcext:value-type="string">
            <text:p>1.Text entered into the Password field should be toggled to hide its visibility (i.e. Instead of entered characters getting dispalyed, the Password field should show either * or . Symbols)</text:p>
          </table:table-cell>
          <table:table-cell table:style-name="ce52" table:number-columns-repeated="2"/>
          <table:table-cell table:style-name="ce53" table:content-validation-name="val2"/>
          <table:table-cell table:style-name="ce54"/>
          <table:table-cell table:number-columns-repeated="16373"/>
        </table:table-row>
        <table:table-row table:style-name="ro14">
          <table:table-cell table:style-name="ce48" office:value-type="string" calcext:value-type="string">
            <text:p>TC_LF_014</text:p>
          </table:table-cell>
          <table:table-cell table:style-name="ce49" office:value-type="string" calcext:value-type="string">
            <text:p>(TS_002) </text:p>
            <text:p>Login Functionality</text:p>
          </table:table-cell>
          <table:table-cell table:style-name="ce50" office:value-type="string" calcext:value-type="string">
            <text:p>Validate the copying of the text entered into the Password field</text:p>
          </table:table-cell>
          <table:table-cell table:style-name="ce50" office:value-type="string" calcext:value-type="string">
            <text:p>Open the Application URL (https://demo.opencart.com) in any supported Browser</text:p>
          </table:table-cell>
          <table:table-cell table:style-name="ce50" office:value-type="string" calcext:value-type="string">
            <text:p>1. Click on 'My Account' Dropmenu</text:p>
            <text:p>2. Click on 'Login' option </text:p>
            <text:p>3. Enter any text into the 'Password' field</text:p>
            <text:p>4. Select the text entered into the 'Password' field, right click to select 'Copy' option (ER-1)</text:p>
            <text:p>5. Select the text entered into the 'Password' field and press (Ctrl+C) shorcut for copying (ER-2)</text:p>
          </table:table-cell>
          <table:table-cell table:style-name="ce48" office:value-type="string" calcext:value-type="string">
            <text:p>Not Applicable</text:p>
          </table:table-cell>
          <table:table-cell table:style-name="ce50" office:value-type="string" calcext:value-type="string">
            <text:p>1. Copy option in the Right click menu should be disabled</text:p>
            <text:p>2. Password text should not be copied</text:p>
            <text:p/>
          </table:table-cell>
          <table:table-cell table:style-name="ce52" table:number-columns-repeated="2"/>
          <table:table-cell table:style-name="ce53" table:content-validation-name="val2"/>
          <table:table-cell table:style-name="ce54"/>
          <table:table-cell table:number-columns-repeated="16373"/>
        </table:table-row>
        <table:table-row table:style-name="ro15">
          <table:table-cell table:style-name="ce48" office:value-type="string" calcext:value-type="string">
            <text:p>TC_LF_015</text:p>
          </table:table-cell>
          <table:table-cell table:style-name="ce49" office:value-type="string" calcext:value-type="string">
            <text:p>(TS_002) </text:p>
            <text:p>Login Functionality</text:p>
          </table:table-cell>
          <table:table-cell table:style-name="ce50" office:value-type="string" calcext:value-type="string">
            <text:p>Validate the Password is not visible in the Page Source</text:p>
          </table:table-cell>
          <table:table-cell table:style-name="ce50" office:value-type="string" calcext:value-type="string">
            <text:p>Open the Application URL (https://demo.opencart.com) in any supported Browser</text:p>
          </table:table-cell>
          <table:table-cell table:style-name="ce50" office:value-type="string" calcext:value-type="string">
            <text:p>1. Click on 'My Account' Dropmenu</text:p>
            <text:p>2. Click on 'Login' option </text:p>
            <text:p>3. Enter any text into the 'Password' field</text:p>
            <text:p>4. Inspect the Password text field  (ER-1)</text:p>
            <text:p>5. Click on 'Login' button and inspect the Password text field (ER-1)</text:p>
          </table:table-cell>
          <table:table-cell table:style-name="ce48" office:value-type="string" calcext:value-type="string">
            <text:p>Not Applicable</text:p>
          </table:table-cell>
          <table:table-cell table:style-name="ce50" office:value-type="string" calcext:value-type="string">
            <text:p>1. Password text should not be visible in the Page source</text:p>
          </table:table-cell>
          <table:table-cell table:style-name="ce52" table:number-columns-repeated="2"/>
          <table:table-cell table:style-name="ce53" table:content-validation-name="val2"/>
          <table:table-cell table:style-name="ce54"/>
          <table:table-cell table:number-columns-repeated="16373"/>
        </table:table-row>
        <table:table-row table:style-name="ro20">
          <table:table-cell table:style-name="ce48" office:value-type="string" calcext:value-type="string">
            <text:p>TC_LF_016</text:p>
          </table:table-cell>
          <table:table-cell table:style-name="ce49" office:value-type="string" calcext:value-type="string">
            <text:p>(TS_002) </text:p>
            <text:p>Login Functionality</text:p>
          </table:table-cell>
          <table:table-cell table:style-name="ce50" office:value-type="string" calcext:value-type="string">
            <text:p>Validate Logging into the Application after changing the password</text:p>
          </table:table-cell>
          <table:table-cell table:style-name="ce50" office:value-type="string" calcext:value-type="string">
            <text:p>Open the Application URL (https://demo.opencart.com) in any supported Browser</text:p>
          </table:table-cell>
          <table:table-cell table:style-name="ce50" office:value-type="string" calcext:value-type="string">
            <text:p>1. Click on 'My Account' Dropmenu</text:p>
            <text:p>2. Click on 'Login' option (Validate ER-1)</text:p>
            <text:p>3. Enter valid email address into the 'E-Mail Address' field - &lt;Refer Test Data&gt;</text:p>
            <text:p>4. Enter valid password into the 'Password' field - &lt;Refer Test Data&gt;</text:p>
            <text:p>5. Click on 'Login' button </text:p>
            <text:p>6. Click on 'Change your password' link</text:p>
            <text:p>7. Enter new password into the 'Password' and 'Password Confirm' fields</text:p>
            <text:p>8. Click on 'Continue' button</text:p>
            <text:p>9. Click on 'My Account' Dropmenu and select 'Logout' option</text:p>
            <text:p>10. Repeat steps 1 to 5 (ER-1)</text:p>
            <text:p>11. Enter new credentials given in Step 7 and click on 'Login' button (ER-2)</text:p>
          </table:table-cell>
          <table:table-cell table:style-name="ce49" office:value-type="string" calcext:value-type="string">
            <text:p>Email Address - pavanoltraining@gmail.com</text:p>
            <text:p/>
            <text:p>Password -</text:p>
            <text:p>12345</text:p>
            <text:p/>
          </table:table-cell>
          <table:table-cell table:style-name="ce50" office:value-type="string" calcext:value-type="string">
            <text:p>1. User should not be allowed to login</text:p>
            <text:p>2. User should be able to login</text:p>
          </table:table-cell>
          <table:table-cell table:style-name="ce52" table:number-columns-repeated="2"/>
          <table:table-cell table:style-name="ce53" table:content-validation-name="val2"/>
          <table:table-cell table:style-name="ce54"/>
          <table:table-cell table:number-columns-repeated="16373"/>
        </table:table-row>
        <table:table-row table:style-name="ro8">
          <table:table-cell table:style-name="ce48" office:value-type="string" calcext:value-type="string">
            <text:p>TC_LF_017</text:p>
          </table:table-cell>
          <table:table-cell table:style-name="ce49" office:value-type="string" calcext:value-type="string">
            <text:p>(TS_002) </text:p>
            <text:p>Login Functionality</text:p>
          </table:table-cell>
          <table:table-cell table:style-name="ce50" office:value-type="string" calcext:value-type="string">
            <text:p>Validate Logging into the Application, closing the Browser without loggingout and opening the application in the Browser again</text:p>
          </table:table-cell>
          <table:table-cell table:style-name="ce50" office:value-type="string" calcext:value-type="string">
            <text:p>Open the Application URL (https://demo.opencart.com) in any supported Browser</text:p>
          </table:table-cell>
          <table:table-cell table:style-name="ce50" office:value-type="string" calcext:value-type="string">
            <text:p>1. Click on 'My Account' Dropmenu</text:p>
            <text:p>2. Click on 'Login' option (Validate ER-1)</text:p>
            <text:p>3. Enter valid email address into the 'E-Mail Address' field - &lt;Refer Test Data&gt;</text:p>
            <text:p>4. Enter valid password into the 'Password' field - &lt;Refer Test Data&gt;</text:p>
            <text:p>5. Click on 'Login' button </text:p>
            <text:p>6. Close the Browser</text:p>
            <text:p>7. Open the Browser and open the Application URL (ER-1)</text:p>
            <text:p/>
          </table:table-cell>
          <table:table-cell table:style-name="ce49" office:value-type="string" calcext:value-type="string">
            <text:p>Email Address - pavanoltraining@gmail.com</text:p>
            <text:p/>
            <text:p>Password -</text:p>
            <text:p>12345</text:p>
            <text:p/>
          </table:table-cell>
          <table:table-cell table:style-name="ce50" office:value-type="string" calcext:value-type="string">
            <text:p>1. Loggedin Sesion should be still maintained and User should not get logged out</text:p>
          </table:table-cell>
          <table:table-cell table:style-name="ce52" table:number-columns-repeated="2"/>
          <table:table-cell table:style-name="ce53" table:content-validation-name="val2"/>
          <table:table-cell table:style-name="ce54"/>
          <table:table-cell table:number-columns-repeated="16373"/>
        </table:table-row>
        <table:table-row table:style-name="ro11">
          <table:table-cell table:style-name="ce48" office:value-type="string" calcext:value-type="string">
            <text:p>TC_LF_018</text:p>
          </table:table-cell>
          <table:table-cell table:style-name="ce49" office:value-type="string" calcext:value-type="string">
            <text:p>(TS_002) </text:p>
            <text:p>Login Functionality</text:p>
          </table:table-cell>
          <table:table-cell table:style-name="ce51" office:value-type="string" calcext:value-type="string">
            <text:p>Validate timeout of the Login Session</text:p>
          </table:table-cell>
          <table:table-cell table:style-name="ce50" office:value-type="string" calcext:value-type="string">
            <text:p>Open the Application URL (https://demo.opencart.com) in any supported Browser</text:p>
          </table:table-cell>
          <table:table-cell table:style-name="ce50" office:value-type="string" calcext:value-type="string">
            <text:p>1. Click on 'My Account' Dropmenu</text:p>
            <text:p>2. Click on 'Login' option (Validate ER-1)</text:p>
            <text:p>3. Enter valid email address into the 'E-Mail Address' field - &lt;Refer Test Data&gt;</text:p>
            <text:p>4. Enter valid password into the 'Password' field - &lt;Refer Test Data&gt;</text:p>
            <text:p>5. Click on 'Login' button</text:p>
            <text:p>6. Wait for more than 30 minutes without performing anything on the Application</text:p>
            <text:p>7. Perform any action on the Application</text:p>
          </table:table-cell>
          <table:table-cell table:style-name="ce49" office:value-type="string" calcext:value-type="string">
            <text:p>Email Address - pavanoltraining@gmail.com</text:p>
            <text:p/>
            <text:p>Password -</text:p>
            <text:p>12345</text:p>
            <text:p/>
          </table:table-cell>
          <table:table-cell table:style-name="ce50" office:value-type="string" calcext:value-type="string">
            <text:p>1. User should get automatically logged out with a proper message stating your session got expired.</text:p>
          </table:table-cell>
          <table:table-cell table:style-name="ce52" table:number-columns-repeated="2"/>
          <table:table-cell table:style-name="ce53" table:content-validation-name="val2"/>
          <table:table-cell table:style-name="ce54"/>
          <table:table-cell table:number-columns-repeated="16373"/>
        </table:table-row>
        <table:table-row table:style-name="ro10">
          <table:table-cell table:style-name="ce48" office:value-type="string" calcext:value-type="string">
            <text:p>TC_LF_019</text:p>
          </table:table-cell>
          <table:table-cell table:style-name="ce49" office:value-type="string" calcext:value-type="string">
            <text:p>(TS_002) </text:p>
            <text:p>Login Functionality</text:p>
          </table:table-cell>
          <table:table-cell table:style-name="ce50" office:value-type="string" calcext:value-type="string">
            <text:p>Validate user is able to navigate to different pages from Login page</text:p>
          </table:table-cell>
          <table:table-cell table:style-name="ce50" office:value-type="string" calcext:value-type="string">
            <text:p>Open the Application URL (https://demo.opencart.com) in any supported Browser</text:p>
          </table:table-cell>
          <table:table-cell table:style-name="ce50" office:value-type="string" calcext:value-type="string">
            <text:p>1. Click on 'My Account' Dropmenu</text:p>
            <text:p>2. Click on 'Login' option </text:p>
            <text:p>3. Click on 'Continue' button under 'New Customer' section (ER-1)</text:p>
            <text:p>4. Navigate back to Login page and click on different options like (Right Column options, Header options, Menu Options, Footer options and any other options) (ER-2)</text:p>
          </table:table-cell>
          <table:table-cell table:style-name="ce48" office:value-type="string" calcext:value-type="string">
            <text:p>Not Applicable</text:p>
          </table:table-cell>
          <table:table-cell table:style-name="ce50" office:value-type="string" calcext:value-type="string">
            <text:p>1. User should be navigated to 'Register Account' page</text:p>
            <text:p>2. User should be navigated to the Appropriate pages</text:p>
            <text:p/>
          </table:table-cell>
          <table:table-cell table:style-name="ce52" table:number-columns-repeated="2"/>
          <table:table-cell table:style-name="ce53" table:content-validation-name="val2"/>
          <table:table-cell table:style-name="ce54"/>
          <table:table-cell table:number-columns-repeated="16373"/>
        </table:table-row>
        <table:table-row table:style-name="ro10">
          <table:table-cell table:style-name="ce48" office:value-type="string" calcext:value-type="string">
            <text:p>TC_LF_020</text:p>
          </table:table-cell>
          <table:table-cell table:style-name="ce49" office:value-type="string" calcext:value-type="string">
            <text:p>(TS_002) </text:p>
            <text:p>Login Functionality</text:p>
          </table:table-cell>
          <table:table-cell table:style-name="ce50" office:value-type="string" calcext:value-type="string">
            <text:p>Validate the different ways of navigating to the Login page</text:p>
          </table:table-cell>
          <table:table-cell table:style-name="ce50" office:value-type="string" calcext:value-type="string">
            <text:p>Open the Application URL (https://demo.opencart.com) in any supported Browser</text:p>
          </table:table-cell>
          <table:table-cell table:style-name="ce50" office:value-type="string" calcext:value-type="string">
            <text:p>Validate all the below ways of navigating to the Login page:</text:p>
            <text:p>Way 1 - Click on 'Login page' link in the 'Register Account' page (ER-1)</text:p>
            <text:p>Way 2 - Click on 'Login' option from the 'Right Column' options (ER-1)</text:p>
            <text:p>Way 3 - Select 'Login' option from the 'My Account' Dropmenu (ER-1)</text:p>
          </table:table-cell>
          <table:table-cell table:style-name="ce48" office:value-type="string" calcext:value-type="string">
            <text:p>Not Applicable</text:p>
          </table:table-cell>
          <table:table-cell table:style-name="ce50" office:value-type="string" calcext:value-type="string">
            <text:p>1. User should be navigated to 'Login' page</text:p>
          </table:table-cell>
          <table:table-cell table:style-name="ce52" table:number-columns-repeated="2"/>
          <table:table-cell table:style-name="ce53" table:content-validation-name="val2"/>
          <table:table-cell table:style-name="ce54"/>
          <table:table-cell table:number-columns-repeated="16373"/>
        </table:table-row>
        <table:table-row table:style-name="ro18">
          <table:table-cell table:style-name="ce48" office:value-type="string" calcext:value-type="string">
            <text:p>TC_LF_021</text:p>
          </table:table-cell>
          <table:table-cell table:style-name="ce49" office:value-type="string" calcext:value-type="string">
            <text:p>(TS_002) </text:p>
            <text:p>Login Functionality</text:p>
          </table:table-cell>
          <table:table-cell table:style-name="ce50" office:value-type="string" calcext:value-type="string">
            <text:p>Validate the breadcrumb, Page Heading, Page Title and Page URL of Login page</text:p>
          </table:table-cell>
          <table:table-cell table:style-name="ce50" office:value-type="string" calcext:value-type="string">
            <text:p>Open the Application URL (https://demo.opencart.com) in any supported Browser</text:p>
          </table:table-cell>
          <table:table-cell table:style-name="ce50" office:value-type="string" calcext:value-type="string">
            <text:p>1. Click on 'My Account' Dropmenu</text:p>
            <text:p>2. Click on 'Login' option (ER-1)</text:p>
          </table:table-cell>
          <table:table-cell table:style-name="ce48" office:value-type="string" calcext:value-type="string">
            <text:p>Not Applicable</text:p>
          </table:table-cell>
          <table:table-cell table:style-name="ce50" office:value-type="string" calcext:value-type="string">
            <text:p>1. Proper Breadcrumb, Page Heading, Page URL and Page Title should be displayed</text:p>
          </table:table-cell>
          <table:table-cell table:style-name="ce52" table:number-columns-repeated="2"/>
          <table:table-cell table:style-name="ce53" table:content-validation-name="val2"/>
          <table:table-cell table:style-name="ce54"/>
          <table:table-cell table:number-columns-repeated="16373"/>
        </table:table-row>
        <table:table-row table:style-name="ro18">
          <table:table-cell table:style-name="ce48" office:value-type="string" calcext:value-type="string">
            <text:p>TC_LF_022</text:p>
          </table:table-cell>
          <table:table-cell table:style-name="ce49" office:value-type="string" calcext:value-type="string">
            <text:p>(TS_002) </text:p>
            <text:p>Login Functionality</text:p>
          </table:table-cell>
          <table:table-cell table:style-name="ce50" office:value-type="string" calcext:value-type="string">
            <text:p>Validate the UI of the Login page</text:p>
          </table:table-cell>
          <table:table-cell table:style-name="ce50" office:value-type="string" calcext:value-type="string">
            <text:p>Open the Application URL (https://demo.opencart.com) in any supported Browser</text:p>
          </table:table-cell>
          <table:table-cell table:style-name="ce50" office:value-type="string" calcext:value-type="string">
            <text:p>1. Click on 'My Account' Dropmenu</text:p>
            <text:p>2. Click on 'Login' option (ER-1)</text:p>
          </table:table-cell>
          <table:table-cell table:style-name="ce48" office:value-type="string" calcext:value-type="string">
            <text:p>Not Applicable</text:p>
          </table:table-cell>
          <table:table-cell table:style-name="ce50" office:value-type="string" calcext:value-type="string">
            <text:p>1. Login page UI should adhere to the UI checklist</text:p>
          </table:table-cell>
          <table:table-cell table:style-name="ce52" table:number-columns-repeated="2"/>
          <table:table-cell table:style-name="ce53" table:content-validation-name="val2"/>
          <table:table-cell table:style-name="ce54"/>
          <table:table-cell table:number-columns-repeated="16373"/>
        </table:table-row>
        <table:table-row table:style-name="ro18">
          <table:table-cell table:style-name="ce48" office:value-type="string" calcext:value-type="string">
            <text:p>TC_LF_023</text:p>
          </table:table-cell>
          <table:table-cell table:style-name="ce49" office:value-type="string" calcext:value-type="string">
            <text:p>(TS_002) </text:p>
            <text:p>Login Functionality</text:p>
          </table:table-cell>
          <table:table-cell table:style-name="ce50" office:value-type="string" calcext:value-type="string">
            <text:p>Validate the Login page functionality in all the supported environments</text:p>
          </table:table-cell>
          <table:table-cell table:style-name="ce50" office:value-type="string" calcext:value-type="string">
            <text:p>Open the Application URL (https://demo.opencart.com) in any supported Browser</text:p>
          </table:table-cell>
          <table:table-cell table:style-name="ce50" office:value-type="string" calcext:value-type="string">
            <text:p>1. Click on 'My Account' Dropmenu</text:p>
            <text:p>2. Click on 'Login' option (ER-1)</text:p>
          </table:table-cell>
          <table:table-cell table:style-name="ce48" office:value-type="string" calcext:value-type="string">
            <text:p>Not Applicable</text:p>
          </table:table-cell>
          <table:table-cell table:style-name="ce50" office:value-type="string" calcext:value-type="string">
            <text:p>1. Login functionality should work correctly in all the supported environments</text:p>
          </table:table-cell>
          <table:table-cell table:style-name="ce52" table:number-columns-repeated="2"/>
          <table:table-cell table:style-name="ce53" table:content-validation-name="val2"/>
          <table:table-cell table:style-name="ce54"/>
          <table:table-cell table:number-columns-repeated="16373"/>
        </table:table-row>
        <table:table-row table:style-name="ro3" table:number-rows-repeated="1048550">
          <table:table-cell table:number-columns-repeated="16384"/>
        </table:table-row>
        <table:table-row table:style-name="ro3">
          <table:table-cell table:number-columns-repeated="16384"/>
        </table:table-row>
        <calcext:conditional-formats>
          <calcext:conditional-format calcext:target-range-address="Login.J3:Login.J25">
            <calcext:condition calcext:apply-style-name="ConditionalStyle_120" calcext:value="contains-text(&quot;NOT TESTED&quot;)" calcext:base-cell-address="Login.J3"/>
            <calcext:condition calcext:apply-style-name="ConditionalStyle_119" calcext:value="contains-text(&quot;BLOCKED&quot;)" calcext:base-cell-address="Login.J3"/>
            <calcext:condition calcext:apply-style-name="ConditionalStyle_118" calcext:value="contains-text(&quot;FAIL&quot;)" calcext:base-cell-address="Login.J3"/>
            <calcext:condition calcext:apply-style-name="ConditionalStyle_117" calcext:value="contains-text(&quot;PASS&quot;)" calcext:base-cell-address="Login.J3"/>
          </calcext:conditional-format>
        </calcext:conditional-formats>
      </table:table>
      <table:table table:name="Logout" table:style-name="ta5">
        <table:table-column table:style-name="co32" table:default-cell-style-name="ce58"/>
        <table:table-column table:style-name="co33" table:default-cell-style-name="ce60"/>
        <table:table-column table:style-name="co34" table:default-cell-style-name="ce62"/>
        <table:table-column table:style-name="co35" table:default-cell-style-name="ce62"/>
        <table:table-column table:style-name="co24" table:default-cell-style-name="ce62"/>
        <table:table-column table:style-name="co36" table:default-cell-style-name="ce60"/>
        <table:table-column table:style-name="co37" table:default-cell-style-name="ce62"/>
        <table:table-column table:style-name="co38" table:default-cell-style-name="ce63"/>
        <table:table-column table:style-name="co8" table:default-cell-style-name="ce63"/>
        <table:table-column table:style-name="co39" table:default-cell-style-name="ce64"/>
        <table:table-column table:style-name="co40" table:default-cell-style-name="ce63"/>
        <table:table-column table:style-name="co1" table:number-columns-repeated="16373" table:default-cell-style-name="Default"/>
        <table:table-row table:style-name="ro1">
          <table:table-cell table:style-name="ce56" office:value-type="string" calcext:value-type="string">
            <text:p>Test Case ID</text:p>
          </table:table-cell>
          <table:table-cell table:style-name="ce56" office:value-type="string" calcext:value-type="string">
            <text:p>Test Scenario </text:p>
          </table:table-cell>
          <table:table-cell table:style-name="ce56" office:value-type="string" calcext:value-type="string">
            <text:p>Test Case Title</text:p>
          </table:table-cell>
          <table:table-cell table:style-name="ce56" office:value-type="string" calcext:value-type="string">
            <text:p>Pre-requisites</text:p>
          </table:table-cell>
          <table:table-cell table:style-name="ce56" office:value-type="string" calcext:value-type="string">
            <text:p>Test Steps</text:p>
          </table:table-cell>
          <table:table-cell table:style-name="ce56" office:value-type="string" calcext:value-type="string">
            <text:p>Test Data</text:p>
          </table:table-cell>
          <table:table-cell table:style-name="ce56" office:value-type="string" calcext:value-type="string">
            <text:p>Expected Result (ER)</text:p>
          </table:table-cell>
          <table:table-cell table:style-name="ce56" office:value-type="string" calcext:value-type="string">
            <text:p>Actual Result</text:p>
          </table:table-cell>
          <table:table-cell table:style-name="ce56" office:value-type="string" calcext:value-type="string">
            <text:p>Priority</text:p>
          </table:table-cell>
          <table:table-cell table:style-name="ce56" office:value-type="string" calcext:value-type="string">
            <text:p>Result</text:p>
          </table:table-cell>
          <table:table-cell table:style-name="ce56" office:value-type="string" calcext:value-type="string">
            <text:p>Comments</text:p>
          </table:table-cell>
          <table:table-cell table:number-columns-repeated="16373"/>
        </table:table-row>
        <table:table-row table:style-name="ro21">
          <table:table-cell table:style-name="ce57" office:value-type="string" calcext:value-type="string" table:number-columns-spanned="2" table:number-rows-spanned="1">
            <text:p><text:a xlink:href="#'Test Scenarios'.A10" xlink:type="simple">&lt;&lt; Test Scenarios</text:a></text:p>
          </table:table-cell>
          <table:covered-table-cell table:style-name="ce59"/>
          <table:table-cell table:style-name="ce61" table:number-columns-repeated="9"/>
          <table:table-cell table:style-name="ce65" table:number-columns-repeated="16373"/>
        </table:table-row>
        <table:table-row table:style-name="ro22">
          <table:table-cell office:value-type="string" calcext:value-type="string">
            <text:p>TC_LG_001</text:p>
          </table:table-cell>
          <table:table-cell office:value-type="string" calcext:value-type="string">
            <text:p>(TS_003)</text:p>
            <text:p>Logout Functionality</text:p>
          </table:table-cell>
          <table:table-cell office:value-type="string" calcext:value-type="string">
            <text:p>Validate Logging out by selecting Logout option from 'My Account' dropmenu</text:p>
          </table:table-cell>
          <table:table-cell office:value-type="string" calcext:value-type="string">
            <text:p>1. Open the Application URL</text:p>
            <text:p>2. User is logged in</text:p>
            <text:p/>
          </table:table-cell>
          <table:table-cell office:value-type="string" calcext:value-type="string">
            <text:p>1. Click on 'My Account' Dropmenu </text:p>
            <text:p>2. Select 'Logout' option (Verify ER-1)</text:p>
            <text:p>3. Click on 'Continue' button (Verify ER-2)</text:p>
          </table:table-cell>
          <table:table-cell office:value-type="string" calcext:value-type="string">
            <text:p>Not Applicable</text:p>
          </table:table-cell>
          <table:table-cell office:value-type="string" calcext:value-type="string">
            <text:p>1. User should be taken to the 'Account Logout' page and User should see Login option inplace of Logout under the 'My Account' dropmenu</text:p>
            <text:p>2. User should be taken to the Home page</text:p>
          </table:table-cell>
          <table:table-cell/>
          <table:table-cell table:style-name="ce58"/>
          <table:table-cell table:content-validation-name="val3"/>
          <table:table-cell table:number-columns-repeated="16374"/>
        </table:table-row>
        <table:table-row table:style-name="ro23">
          <table:table-cell office:value-type="string" calcext:value-type="string">
            <text:p>TC_LG_002</text:p>
          </table:table-cell>
          <table:table-cell office:value-type="string" calcext:value-type="string">
            <text:p>(TS_003)</text:p>
            <text:p>Logout Functionality</text:p>
          </table:table-cell>
          <table:table-cell office:value-type="string" calcext:value-type="string">
            <text:p>Validate Logging out by selecting Logout option from 'Right Column' options</text:p>
          </table:table-cell>
          <table:table-cell office:value-type="string" calcext:value-type="string">
            <text:p>1. Open the Application URL</text:p>
            <text:p>2. User is logged in and is on 'Account' page</text:p>
            <text:p/>
          </table:table-cell>
          <table:table-cell office:value-type="string" calcext:value-type="string">
            <text:p>1. Click on 'Logout' option from the Right Column  (Verify ER-1)</text:p>
            <text:p>2. Click on 'Continue' button (Verify ER-2)</text:p>
          </table:table-cell>
          <table:table-cell office:value-type="string" calcext:value-type="string">
            <text:p>Not Applicable</text:p>
          </table:table-cell>
          <table:table-cell office:value-type="string" calcext:value-type="string">
            <text:p>1. User should be taken to the 'Account Logout' page and User should see Login option inplace of Logout under the 'My Account' dropmenu</text:p>
            <text:p>2. User should be taken to the Home page</text:p>
          </table:table-cell>
          <table:table-cell table:number-columns-repeated="2"/>
          <table:table-cell table:content-validation-name="val3"/>
          <table:table-cell table:number-columns-repeated="16374"/>
        </table:table-row>
        <table:table-row table:style-name="ro23">
          <table:table-cell office:value-type="string" calcext:value-type="string">
            <text:p>TC_LG_003</text:p>
          </table:table-cell>
          <table:table-cell office:value-type="string" calcext:value-type="string">
            <text:p>(TS_003)</text:p>
            <text:p>Logout Functionality</text:p>
          </table:table-cell>
          <table:table-cell office:value-type="string" calcext:value-type="string">
            <text:p>Validate the Application session status, after logging and closing the Browser without logging out</text:p>
          </table:table-cell>
          <table:table-cell office:value-type="string" calcext:value-type="string">
            <text:p>1. Open the Application URL</text:p>
            <text:p>2. User is logged in</text:p>
            <text:p/>
          </table:table-cell>
          <table:table-cell office:value-type="string" calcext:value-type="string">
            <text:p>1. Close the Browser without Logging out</text:p>
            <text:p>2. Open the Browser and navigate the application (Verify ER-1)</text:p>
          </table:table-cell>
          <table:table-cell office:value-type="string" calcext:value-type="string">
            <text:p>Not Applicable</text:p>
          </table:table-cell>
          <table:table-cell office:value-type="string" calcext:value-type="string">
            <text:p>1. Application should not get logged out, instead the user loggedin session need to be mainitained</text:p>
          </table:table-cell>
          <table:table-cell table:number-columns-repeated="2"/>
          <table:table-cell table:content-validation-name="val3"/>
          <table:table-cell table:number-columns-repeated="16374"/>
        </table:table-row>
        <table:table-row table:style-name="ro24">
          <table:table-cell office:value-type="string" calcext:value-type="string">
            <text:p>TC_LG_004</text:p>
          </table:table-cell>
          <table:table-cell office:value-type="string" calcext:value-type="string">
            <text:p>(TS_003)</text:p>
            <text:p>Logout Functionality</text:p>
          </table:table-cell>
          <table:table-cell office:value-type="string" calcext:value-type="string">
            <text:p>Validate logging out and browsing back</text:p>
          </table:table-cell>
          <table:table-cell office:value-type="string" calcext:value-type="string">
            <text:p>1. Open the Application URL</text:p>
            <text:p>2. User is logged in</text:p>
            <text:p/>
          </table:table-cell>
          <table:table-cell office:value-type="string" calcext:value-type="string">
            <text:p>1. Click on 'My Account' Dropmenu </text:p>
            <text:p>2. Select 'Logout' option</text:p>
            <text:p>3. Click on Browser back button (Verify ER-1)</text:p>
          </table:table-cell>
          <table:table-cell office:value-type="string" calcext:value-type="string">
            <text:p>Not Applicable</text:p>
          </table:table-cell>
          <table:table-cell office:value-type="string" calcext:value-type="string">
            <text:p>1. User should not get logged in</text:p>
          </table:table-cell>
          <table:table-cell table:number-columns-repeated="2"/>
          <table:table-cell table:content-validation-name="val3"/>
          <table:table-cell table:number-columns-repeated="16374"/>
        </table:table-row>
        <table:table-row table:style-name="ro25">
          <table:table-cell office:value-type="string" calcext:value-type="string">
            <text:p>TC_LG_005</text:p>
          </table:table-cell>
          <table:table-cell office:value-type="string" calcext:value-type="string">
            <text:p>(TS_003)</text:p>
            <text:p>Logout Functionality</text:p>
          </table:table-cell>
          <table:table-cell office:value-type="string" calcext:value-type="string">
            <text:p>Validate Logout option is not displayed under 'My Account' menu before logging in</text:p>
          </table:table-cell>
          <table:table-cell office:value-type="string" calcext:value-type="string">
            <text:p>1. Open the Application URL</text:p>
          </table:table-cell>
          <table:table-cell office:value-type="string" calcext:value-type="string">
            <text:p>1. Click on 'My Account' Dropmenu <text:s/>(Verify ER-1)</text:p>
          </table:table-cell>
          <table:table-cell office:value-type="string" calcext:value-type="string">
            <text:p>Not Applicable</text:p>
          </table:table-cell>
          <table:table-cell office:value-type="string" calcext:value-type="string">
            <text:p>1. Logout option should not be displayed under 'My Account' dropmenu</text:p>
          </table:table-cell>
          <table:table-cell table:number-columns-repeated="2"/>
          <table:table-cell table:content-validation-name="val3"/>
          <table:table-cell table:number-columns-repeated="16374"/>
        </table:table-row>
        <table:table-row table:style-name="ro24">
          <table:table-cell office:value-type="string" calcext:value-type="string">
            <text:p>TC_LG_006</text:p>
          </table:table-cell>
          <table:table-cell office:value-type="string" calcext:value-type="string">
            <text:p>(TS_003)</text:p>
            <text:p>Logout Functionality</text:p>
          </table:table-cell>
          <table:table-cell office:value-type="string" calcext:value-type="string">
            <text:p>Validate Logout option is not displayed under 'Right Column' options before logging in</text:p>
          </table:table-cell>
          <table:table-cell office:value-type="string" calcext:value-type="string">
            <text:p>1. Open the Application </text:p>
          </table:table-cell>
          <table:table-cell office:value-type="string" calcext:value-type="string">
            <text:p>1. Click on 'My Account' Dropmenu </text:p>
            <text:p>2. Select 'Regiser' option (Verify ER-1)</text:p>
          </table:table-cell>
          <table:table-cell office:value-type="string" calcext:value-type="string">
            <text:p>Not Applicable</text:p>
          </table:table-cell>
          <table:table-cell office:value-type="string" calcext:value-type="string">
            <text:p>1. Logout option should not be displayed in the 'Right Column'</text:p>
          </table:table-cell>
          <table:table-cell table:number-columns-repeated="2"/>
          <table:table-cell table:content-validation-name="val3"/>
          <table:table-cell table:number-columns-repeated="16374"/>
        </table:table-row>
        <table:table-row table:style-name="ro26">
          <table:table-cell office:value-type="string" calcext:value-type="string">
            <text:p>TC_LG_007</text:p>
          </table:table-cell>
          <table:table-cell office:value-type="string" calcext:value-type="string">
            <text:p>(TS_003)</text:p>
            <text:p>Logout Functionality</text:p>
          </table:table-cell>
          <table:table-cell office:value-type="string" calcext:value-type="string">
            <text:p>Validate logout from an Account from a single place after logging into it from different places</text:p>
          </table:table-cell>
          <table:table-cell office:value-type="string" calcext:value-type="string">
            <text:p>1. Open the Application URL</text:p>
            <text:p>2. User is logged in Firefox Browser of your laptop</text:p>
            <text:p>3. User is logged in with the same acccount of step2 in Chrome browser of your Mobile device</text:p>
            <text:p/>
          </table:table-cell>
          <table:table-cell office:value-type="string" calcext:value-type="string">
            <text:p>1. Click on 'My Account' Dropmenu in Firefox Browser</text:p>
            <text:p>2. Select 'Logout' option</text:p>
            <text:p>3. Perform any operation which requires the user to log, say navigating to Address Book page in the Chrome Browser of Mobile device (Verify ER-1)</text:p>
          </table:table-cell>
          <table:table-cell office:value-type="string" calcext:value-type="string">
            <text:p>Not Applicable</text:p>
          </table:table-cell>
          <table:table-cell office:value-type="string" calcext:value-type="string">
            <text:p>1. User be logged out in Mobile device too, instead of getting navigated to the Address book page</text:p>
          </table:table-cell>
          <table:table-cell table:number-columns-repeated="2"/>
          <table:table-cell table:content-validation-name="val3"/>
          <table:table-cell table:number-columns-repeated="16374"/>
        </table:table-row>
        <table:table-row table:style-name="ro23">
          <table:table-cell office:value-type="string" calcext:value-type="string">
            <text:p>TC_LG_008</text:p>
          </table:table-cell>
          <table:table-cell office:value-type="string" calcext:value-type="string">
            <text:p>(TS_003)</text:p>
            <text:p>Logout Functionality</text:p>
          </table:table-cell>
          <table:table-cell office:value-type="string" calcext:value-type="string">
            <text:p>Validate logging out and loggin in immediately after logout </text:p>
          </table:table-cell>
          <table:table-cell office:value-type="string" calcext:value-type="string">
            <text:p>1. Open the Application URL</text:p>
            <text:p>2. User is logged in</text:p>
            <text:p/>
          </table:table-cell>
          <table:table-cell office:value-type="string" calcext:value-type="string">
            <text:p>1. Click on 'My Account' Dropmenu </text:p>
            <text:p>2. Select 'Logout' option</text:p>
            <text:p>3. Login immediately again with same or different account (Verify ER-1)</text:p>
          </table:table-cell>
          <table:table-cell office:value-type="string" calcext:value-type="string">
            <text:p>Not Applicable</text:p>
          </table:table-cell>
          <table:table-cell office:value-type="string" calcext:value-type="string">
            <text:p>1. Same Account or Differnet Account should get loggedin </text:p>
          </table:table-cell>
          <table:table-cell table:number-columns-repeated="2"/>
          <table:table-cell table:content-validation-name="val3"/>
          <table:table-cell table:number-columns-repeated="16374"/>
        </table:table-row>
        <table:table-row table:style-name="ro27">
          <table:table-cell office:value-type="string" calcext:value-type="string">
            <text:p>TC_LG_009</text:p>
          </table:table-cell>
          <table:table-cell office:value-type="string" calcext:value-type="string">
            <text:p>(TS_003)</text:p>
            <text:p>Logout Functionality</text:p>
          </table:table-cell>
          <table:table-cell office:value-type="string" calcext:value-type="string">
            <text:p>Validate 'Account Logout' page</text:p>
          </table:table-cell>
          <table:table-cell office:value-type="string" calcext:value-type="string">
            <text:p>1. Open the Application URL</text:p>
            <text:p>2. User is logged in</text:p>
          </table:table-cell>
          <table:table-cell office:value-type="string" calcext:value-type="string">
            <text:p>1. Click on 'My Account' Dropmenu </text:p>
            <text:p>2. Select 'Logout' option</text:p>
            <text:p>3. Check the Page Heading, Page Title, Page URL and Breadcrumb of the displayed 'Account Logout' page (Verify ER-1)</text:p>
          </table:table-cell>
          <table:table-cell office:value-type="string" calcext:value-type="string">
            <text:p>Not Applicable</text:p>
          </table:table-cell>
          <table:table-cell office:value-type="string" calcext:value-type="string">
            <text:p>1. Proper Page Heading, Page Title, Page URL and Breadcrumb are displayed for 'Account Logout' page</text:p>
          </table:table-cell>
          <table:table-cell table:number-columns-repeated="2"/>
          <table:table-cell table:content-validation-name="val3"/>
          <table:table-cell table:number-columns-repeated="16374"/>
        </table:table-row>
        <table:table-row table:style-name="ro23">
          <table:table-cell office:value-type="string" calcext:value-type="string">
            <text:p>TC_LG_010</text:p>
          </table:table-cell>
          <table:table-cell office:value-type="string" calcext:value-type="string">
            <text:p>(TS_003)</text:p>
            <text:p>Logout Functionality</text:p>
          </table:table-cell>
          <table:table-cell office:value-type="string" calcext:value-type="string">
            <text:p>Validate the UI of the Logout option and the 'Account Logout' page</text:p>
          </table:table-cell>
          <table:table-cell office:value-type="string" calcext:value-type="string">
            <text:p>1. Open the Application URL</text:p>
            <text:p>2. User is logged in</text:p>
          </table:table-cell>
          <table:table-cell office:value-type="string" calcext:value-type="string">
            <text:p>1. Click on 'My Account' Dropmenu </text:p>
            <text:p>2. Select 'Logout' option (Verify ER-1)</text:p>
          </table:table-cell>
          <table:table-cell table:style-name="ce58" office:value-type="string" calcext:value-type="string">
            <text:p>Not Applicable</text:p>
          </table:table-cell>
          <table:table-cell office:value-type="string" calcext:value-type="string">
            <text:p>1. Proper UI adhering to the UI checklist should be displayed for Logout option (My Account DropMenu and Right Column) and 'Account Logout' page</text:p>
          </table:table-cell>
          <table:table-cell table:number-columns-repeated="2"/>
          <table:table-cell table:content-validation-name="val3"/>
          <table:table-cell table:number-columns-repeated="16374"/>
        </table:table-row>
        <table:table-row table:style-name="ro24">
          <table:table-cell office:value-type="string" calcext:value-type="string">
            <text:p>TC_LG_011</text:p>
          </table:table-cell>
          <table:table-cell office:value-type="string" calcext:value-type="string">
            <text:p>(TS_003)</text:p>
            <text:p>Logout Functionality</text:p>
          </table:table-cell>
          <table:table-cell office:value-type="string" calcext:value-type="string">
            <text:p>Validate the Logout functionality in all the supported environments</text:p>
          </table:table-cell>
          <table:table-cell office:value-type="string" calcext:value-type="string">
            <text:p>1. Open the Application URL</text:p>
            <text:p>2. User is logged in</text:p>
          </table:table-cell>
          <table:table-cell office:value-type="string" calcext:value-type="string">
            <text:p>1. Click on 'My Account' Dropmenu </text:p>
            <text:p>2. Select 'Logout' option (Verify ER-1)</text:p>
          </table:table-cell>
          <table:table-cell table:style-name="ce58" office:value-type="string" calcext:value-type="string">
            <text:p>Not Applicable</text:p>
          </table:table-cell>
          <table:table-cell office:value-type="string" calcext:value-type="string">
            <text:p>1. Logout functionality should work correctly in all the supported environments</text:p>
          </table:table-cell>
          <table:table-cell table:number-columns-repeated="2"/>
          <table:table-cell table:content-validation-name="val3"/>
          <table:table-cell table:number-columns-repeated="16374"/>
        </table:table-row>
        <calcext:conditional-formats>
          <calcext:conditional-format calcext:target-range-address="Logout.J3:Logout.J13">
            <calcext:condition calcext:apply-style-name="ConditionalStyle_116" calcext:value="contains-text(&quot;NOT TESTED&quot;)" calcext:base-cell-address="Logout.J3"/>
            <calcext:condition calcext:apply-style-name="ConditionalStyle_115" calcext:value="contains-text(&quot;BLOCKED&quot;)" calcext:base-cell-address="Logout.J3"/>
            <calcext:condition calcext:apply-style-name="ConditionalStyle_114" calcext:value="contains-text(&quot;FAIL&quot;)" calcext:base-cell-address="Logout.J3"/>
            <calcext:condition calcext:apply-style-name="ConditionalStyle_113" calcext:value="contains-text(&quot;PASS&quot;)" calcext:base-cell-address="Logout.J3"/>
          </calcext:conditional-format>
        </calcext:conditional-formats>
      </table:table>
      <table:table table:name="Forgot Password" table:style-name="ta6">
        <office:forms form:automatic-focus="false" form:apply-design-mode="false"/>
        <table:table-column table:style-name="co41" table:default-cell-style-name="ce58"/>
        <table:table-column table:style-name="co33" table:default-cell-style-name="ce60"/>
        <table:table-column table:style-name="co34" table:default-cell-style-name="ce62"/>
        <table:table-column table:style-name="co35" table:default-cell-style-name="ce62"/>
        <table:table-column table:style-name="co24" table:default-cell-style-name="ce62"/>
        <table:table-column table:style-name="co36" table:default-cell-style-name="ce60"/>
        <table:table-column table:style-name="co37" table:default-cell-style-name="ce62"/>
        <table:table-column table:style-name="co38" table:default-cell-style-name="ce63"/>
        <table:table-column table:style-name="co8" table:default-cell-style-name="ce63"/>
        <table:table-column table:style-name="co39" table:default-cell-style-name="ce67"/>
        <table:table-column table:style-name="co40" table:default-cell-style-name="ce63"/>
        <table:table-column table:style-name="co1" table:number-columns-repeated="16373" table:default-cell-style-name="Default"/>
        <table:table-row table:style-name="ro1">
          <table:table-cell table:style-name="ce56" office:value-type="string" calcext:value-type="string">
            <text:p>Test Case ID</text:p>
          </table:table-cell>
          <table:table-cell table:style-name="ce56" office:value-type="string" calcext:value-type="string">
            <text:p>Test Scenario </text:p>
          </table:table-cell>
          <table:table-cell table:style-name="ce56" office:value-type="string" calcext:value-type="string">
            <text:p>Test Case Title</text:p>
          </table:table-cell>
          <table:table-cell table:style-name="ce56" office:value-type="string" calcext:value-type="string">
            <text:p>Pre-requisites</text:p>
          </table:table-cell>
          <table:table-cell table:style-name="ce56" office:value-type="string" calcext:value-type="string">
            <text:p>Test Steps</text:p>
          </table:table-cell>
          <table:table-cell table:style-name="ce56" office:value-type="string" calcext:value-type="string">
            <text:p>Test Data</text:p>
          </table:table-cell>
          <table:table-cell table:style-name="ce56" office:value-type="string" calcext:value-type="string">
            <text:p>Expected Result (ER)</text:p>
          </table:table-cell>
          <table:table-cell table:style-name="ce56" office:value-type="string" calcext:value-type="string">
            <text:p>Actual Result</text:p>
          </table:table-cell>
          <table:table-cell table:style-name="ce56" office:value-type="string" calcext:value-type="string">
            <text:p>Priority</text:p>
          </table:table-cell>
          <table:table-cell table:style-name="ce56" office:value-type="string" calcext:value-type="string">
            <text:p>Result</text:p>
          </table:table-cell>
          <table:table-cell table:style-name="ce56" office:value-type="string" calcext:value-type="string">
            <text:p>Comments</text:p>
          </table:table-cell>
          <table:table-cell table:number-columns-repeated="16373"/>
        </table:table-row>
        <table:table-row table:style-name="ro21">
          <table:table-cell table:style-name="ce57" office:value-type="string" calcext:value-type="string" table:number-columns-spanned="2" table:number-rows-spanned="1">
            <text:p><text:a xlink:href="#'Test Scenarios'.A10" xlink:type="simple">&lt;&lt; Test Scenarios</text:a></text:p>
          </table:table-cell>
          <table:covered-table-cell table:style-name="ce59"/>
          <table:table-cell table:style-name="ce61" table:number-columns-repeated="9"/>
          <table:table-cell table:style-name="ce65" table:number-columns-repeated="16373"/>
        </table:table-row>
        <table:table-row table:style-name="ro28">
          <table:table-cell office:value-type="string" calcext:value-type="string">
            <text:p>TC_FP_001</text:p>
          </table:table-cell>
          <table:table-cell office:value-type="string" calcext:value-type="string">
            <text:p>(TS_004)</text:p>
            <text:p>Forgot Passsword</text:p>
          </table:table-cell>
          <table:table-cell office:value-type="string" calcext:value-type="string">
            <text:p>Validate User is able to reset the password</text:p>
          </table:table-cell>
          <table:table-cell office:value-type="string" calcext:value-type="string">
            <text:p>1. Open the Application URL and navigate to Login Page</text:p>
            <text:p>2. An existing Account is required</text:p>
          </table:table-cell>
          <table:table-cell office:value-type="string" calcext:value-type="string">
            <text:p>1. Click on 'Forgotten Password' link from Login page (Validate ER-1)</text:p>
            <text:p>2. Enter the email address of an existing account for which you have forgot the password </text:p>
            <text:p>3. Click on 'Continue' button (Validate ER-2)</text:p>
            <text:p>4. Check the registered email address for which the password got reset (Validate ER-3)</text:p>
            <text:p>5. Click on the link for resseting the password from the received email body (Validate ER-4)</text:p>
            <text:p>6. Enter new password into the 'Password' and 'Confirm' fields</text:p>
            <text:p>7. Click on 'Continue' button (Validate ER-5)</text:p>
            <text:p>8. Enter the email address into the E-Mail address field and the new resetted password into the 'Password' field </text:p>
            <text:p>9. Click on 'Login' button (Validate ER-6)</text:p>
            <text:p/>
          </table:table-cell>
          <table:table-cell office:value-type="string" calcext:value-type="string">
            <text:p>Not Applicable</text:p>
          </table:table-cell>
          <table:table-cell office:value-type="string" calcext:value-type="string">
            <text:p>1. User should be taken to 'Forgotten Password' page</text:p>
            <text:p>2. Success message with text - 'An email with a confirmation link has been sent your email address.' should be displayed in green color</text:p>
            <text:p>3. Validate that an email is received regarding resseting of the password to the registered email address </text:p>
            <text:p>4. User should be taken 'Reset your Password' page</text:p>
            <text:p>5. Success message with text - 'Success: Your password has been successfully updated.' should be displayed in green color and User should be navigated to 'Login' page</text:p>
            <text:p>6. User should be able to login with the new password</text:p>
          </table:table-cell>
          <table:table-cell/>
          <table:table-cell table:style-name="ce58"/>
          <table:table-cell table:content-validation-name="val4"/>
          <table:table-cell table:number-columns-repeated="16374"/>
        </table:table-row>
        <table:table-row table:style-name="ro29">
          <table:table-cell office:value-type="string" calcext:value-type="string">
            <text:p>TC_FP_002</text:p>
          </table:table-cell>
          <table:table-cell office:value-type="string" calcext:value-type="string">
            <text:p>(TS_004)</text:p>
            <text:p>Forgot Passsword</text:p>
          </table:table-cell>
          <table:table-cell office:value-type="string" calcext:value-type="string">
            <text:p>Validate an email is sent with the proper details on resetting the password</text:p>
          </table:table-cell>
          <table:table-cell office:value-type="string" calcext:value-type="string">
            <text:p>1. Open the Application URL and navigate to Login Page</text:p>
            <text:p>2. An existing Account is required</text:p>
          </table:table-cell>
          <table:table-cell office:value-type="string" calcext:value-type="string">
            <text:p>1. Click on 'Forgotten Password' link from Login page </text:p>
            <text:p>2. Enter the email address of an existing account for which you have forgot the password </text:p>
            <text:p>3. Click on 'Continue' button</text:p>
            <text:p>4. Check the registered email address for which the password got reset (Validate ER-1 and ER-2)</text:p>
          </table:table-cell>
          <table:table-cell office:value-type="string" calcext:value-type="string">
            <text:p>Not Applicable</text:p>
          </table:table-cell>
          <table:table-cell office:value-type="string" calcext:value-type="string">
            <text:p>1. An email should be recevied by the registered email address with the details of resetting the password.</text:p>
            <text:p>2. Email should contain proper Subject, Body, from address and the link for resetting the password</text:p>
          </table:table-cell>
          <table:table-cell table:number-columns-repeated="2"/>
          <table:table-cell table:content-validation-name="val4"/>
          <table:table-cell table:number-columns-repeated="16374"/>
        </table:table-row>
        <table:table-row table:style-name="ro30">
          <table:table-cell office:value-type="string" calcext:value-type="string">
            <text:p>TC_FP_003</text:p>
          </table:table-cell>
          <table:table-cell office:value-type="string" calcext:value-type="string">
            <text:p>(TS_004)</text:p>
            <text:p>Forgot Passsword</text:p>
          </table:table-cell>
          <table:table-cell office:value-type="string" calcext:value-type="string">
            <text:p>Validate logging into the Application with the old password after resetting it</text:p>
          </table:table-cell>
          <table:table-cell office:value-type="string" calcext:value-type="string">
            <text:p>1. An existing Account is required and we have reset the password</text:p>
            <text:p>2. Open the Application URL and navigate to Login Page</text:p>
            <text:p/>
          </table:table-cell>
          <table:table-cell office:value-type="string" calcext:value-type="string">
            <text:p>1. Enter registered email address into the 'E-Mail address' field</text:p>
            <text:p>2. Enter new password into the 'Password' field</text:p>
            <text:p>3. Click on 'Login' button (Validate ER-1)</text:p>
          </table:table-cell>
          <table:table-cell office:value-type="string" calcext:value-type="string">
            <text:p>Not Applicable</text:p>
          </table:table-cell>
          <table:table-cell office:value-type="string" calcext:value-type="string">
            <text:p>1. User should not be able to login with old password </text:p>
          </table:table-cell>
          <table:table-cell table:number-columns-repeated="2"/>
          <table:table-cell table:content-validation-name="val4"/>
          <table:table-cell table:number-columns-repeated="16374"/>
        </table:table-row>
        <table:table-row table:style-name="ro31">
          <table:table-cell office:value-type="string" calcext:value-type="string">
            <text:p>TC_FP_004</text:p>
          </table:table-cell>
          <table:table-cell office:value-type="string" calcext:value-type="string">
            <text:p>(TS_004)</text:p>
            <text:p>Forgot Passsword</text:p>
          </table:table-cell>
          <table:table-cell office:value-type="string" calcext:value-type="string">
            <text:p>Validate logging into the Application with the old password when you have initiated the resetting password process and have not reset the password</text:p>
          </table:table-cell>
          <table:table-cell office:value-type="string" calcext:value-type="string">
            <text:p>1. Open the Application URL and navigate to Login Page</text:p>
            <text:p>1. An existing Account is required </text:p>
            <text:p/>
            <text:p/>
          </table:table-cell>
          <table:table-cell office:value-type="string" calcext:value-type="string">
            <text:p>1. Click on 'Forgotten Password' link from Login page</text:p>
            <text:p>2. Enter the email address of an existing account for which you have forgot the password </text:p>
            <text:p>3. Click on 'Continue' button</text:p>
            <text:p>4. Enter registered email address into the 'E-mail Address' field</text:p>
            <text:p>5. Enter old password into the 'Password' field</text:p>
            <text:p>6. Click on 'Login' button</text:p>
          </table:table-cell>
          <table:table-cell office:value-type="string" calcext:value-type="string">
            <text:p>Not Applicable</text:p>
          </table:table-cell>
          <table:table-cell office:value-type="string" calcext:value-type="string">
            <text:p>1. User should be able to login</text:p>
          </table:table-cell>
          <table:table-cell table:number-columns-repeated="2"/>
          <table:table-cell table:content-validation-name="val4"/>
          <table:table-cell table:number-columns-repeated="16374"/>
        </table:table-row>
        <table:table-row table:style-name="ro23">
          <table:table-cell office:value-type="string" calcext:value-type="string">
            <text:p>TC_FP_005</text:p>
          </table:table-cell>
          <table:table-cell office:value-type="string" calcext:value-type="string">
            <text:p>(TS_004)</text:p>
            <text:p>Forgot Passsword</text:p>
          </table:table-cell>
          <table:table-cell office:value-type="string" calcext:value-type="string">
            <text:p>Validate resetting the password for a non-registered account</text:p>
          </table:table-cell>
          <table:table-cell office:value-type="string" calcext:value-type="string">
            <text:p>1. Open the Application URL and navigate to Login Page</text:p>
          </table:table-cell>
          <table:table-cell office:value-type="string" calcext:value-type="string">
            <text:p>1.Click on 'Forgotten Password' link from Login page</text:p>
            <text:p>2. Enter an email address for which the Account doesn't exist in the application</text:p>
            <text:p>3. Click on 'Continue' button</text:p>
          </table:table-cell>
          <table:table-cell office:value-type="string" calcext:value-type="string">
            <text:p>Not Applicable</text:p>
          </table:table-cell>
          <table:table-cell office:value-type="string" calcext:value-type="string">
            <text:p>1. Success message with text - 'An email with a confirmation link has been sent your email address.' should be displayed in green color</text:p>
          </table:table-cell>
          <table:table-cell table:number-columns-repeated="2"/>
          <table:table-cell table:content-validation-name="val4"/>
          <table:table-cell table:number-columns-repeated="16374"/>
        </table:table-row>
        <table:table-row table:style-name="ro32">
          <table:table-cell office:value-type="string" calcext:value-type="string">
            <text:p>TC_FP_006</text:p>
          </table:table-cell>
          <table:table-cell office:value-type="string" calcext:value-type="string">
            <text:p>(TS_004)</text:p>
            <text:p>Forgot Passsword</text:p>
          </table:table-cell>
          <table:table-cell office:value-type="string" calcext:value-type="string">
            <text:p>Validate how many times the User is able to reset the password using the reset link sent over email</text:p>
          </table:table-cell>
          <table:table-cell office:value-type="string" calcext:value-type="string">
            <text:p>1. Open the Application URL and navigate to Login Page</text:p>
          </table:table-cell>
          <table:table-cell office:value-type="string" calcext:value-type="string">
            <text:p>1. Click on 'Forgotten Password' link from Login page</text:p>
            <text:p>2. Enter the email address of an existing account for which you have forgot the password </text:p>
            <text:p>3. Click on 'Continue' button</text:p>
            <text:p>4. Check the registered email address for which the password got reset </text:p>
            <text:p>5. Click on the link for resseting the password from the received email body</text:p>
            <text:p>6. Enter new password into the 'Password' and 'Confirm' fields</text:p>
            <text:p>7. Click on 'Continue' button </text:p>
            <text:p>8. Repeat steps 5 to 7  for 2 to 3 times (Validate ER-1)</text:p>
          </table:table-cell>
          <table:table-cell office:value-type="string" calcext:value-type="string">
            <text:p>Not Applicable</text:p>
          </table:table-cell>
          <table:table-cell office:value-type="string" calcext:value-type="string">
            <text:p>1. User should be allowed to use the link sent in the email for resetting the password only once</text:p>
          </table:table-cell>
          <table:table-cell table:number-columns-repeated="2"/>
          <table:table-cell table:content-validation-name="val4"/>
          <table:table-cell table:number-columns-repeated="16374"/>
        </table:table-row>
        <table:table-row table:style-name="ro33">
          <table:table-cell office:value-type="string" calcext:value-type="string">
            <text:p>TC_FP_007</text:p>
          </table:table-cell>
          <table:table-cell office:value-type="string" calcext:value-type="string">
            <text:p>(TS_004)</text:p>
            <text:p>Forgot Passsword</text:p>
          </table:table-cell>
          <table:table-cell office:value-type="string" calcext:value-type="string">
            <text:p>Validate the User has given the same password into the 'Password' and 'Confirm' fields of the 'Reset your Password' page</text:p>
          </table:table-cell>
          <table:table-cell office:value-type="string" calcext:value-type="string">
            <text:p>1. Open the Application URL and navigate to Login Page</text:p>
            <text:p>2. An existing Account is required</text:p>
          </table:table-cell>
          <table:table-cell office:value-type="string" calcext:value-type="string">
            <text:p>1. Click on 'Forgotten Password' link from Login page</text:p>
            <text:p>2. Enter the email address of an existing account for which you have forgot the password </text:p>
            <text:p>3. Click on 'Continue' button</text:p>
            <text:p>4. Check the registered email address for which the password got reset </text:p>
            <text:p>5. Click on the link for resseting the password from the received email body</text:p>
            <text:p>6. Enter a password into the 'Password' field </text:p>
            <text:p>7. Enter a different password into the 'Confirm' fields</text:p>
            <text:p>8. Click on 'Continue' button (Validate ER-1)</text:p>
          </table:table-cell>
          <table:table-cell office:value-type="string" calcext:value-type="string">
            <text:p>Not Applicable</text:p>
          </table:table-cell>
          <table:table-cell office:value-type="string" calcext:value-type="string">
            <text:p>1. A field level warning message with text - 'Password and password confirmation do not match!' should be displayed under 'confirm' field</text:p>
          </table:table-cell>
          <table:table-cell table:number-columns-repeated="2"/>
          <table:table-cell table:content-validation-name="val4"/>
          <table:table-cell table:number-columns-repeated="16374"/>
        </table:table-row>
        <table:table-row table:style-name="ro27">
          <table:table-cell office:value-type="string" calcext:value-type="string">
            <text:p>TC_FP_008</text:p>
          </table:table-cell>
          <table:table-cell office:value-type="string" calcext:value-type="string">
            <text:p>(TS_004)</text:p>
            <text:p>Forgot Passsword</text:p>
          </table:table-cell>
          <table:table-cell office:value-type="string" calcext:value-type="string">
            <text:p>Validate the placeholders are displayed in the 'Password' and 'Confirm' fields of 'Reset your password' page</text:p>
          </table:table-cell>
          <table:table-cell office:value-type="string" calcext:value-type="string">
            <text:p>1. An existing Account is required, we have reset the password for this account and a reset password email is sent to the registered email address</text:p>
          </table:table-cell>
          <table:table-cell office:value-type="string" calcext:value-type="string">
            <text:p>1. Click on the reset password link available in the email </text:p>
            <text:p>2. Check whether the 'Password' and 'Confirm' fields in the 'Reset your Password' page (Validate ER-1)</text:p>
          </table:table-cell>
          <table:table-cell office:value-type="string" calcext:value-type="string">
            <text:p>Not Applicable</text:p>
          </table:table-cell>
          <table:table-cell office:value-type="string" calcext:value-type="string">
            <text:p>1. Proper placeholder texts are displayed inside the 'Password' and 'Confirm' fields of the 'Reset your Password' page</text:p>
          </table:table-cell>
          <table:table-cell table:number-columns-repeated="2"/>
          <table:table-cell table:content-validation-name="val4"/>
          <table:table-cell table:number-columns-repeated="16374"/>
        </table:table-row>
        <table:table-row table:style-name="ro27">
          <table:table-cell office:value-type="string" calcext:value-type="string">
            <text:p>TC_FP_009</text:p>
          </table:table-cell>
          <table:table-cell office:value-type="string" calcext:value-type="string">
            <text:p>(TS_004)</text:p>
            <text:p>Forgot Passsword</text:p>
          </table:table-cell>
          <table:table-cell office:value-type="string" calcext:value-type="string">
            <text:p>Validate resetting the password without giving the new password in the 'Password' and 'Confirm' fields of 'Reset your Password' page</text:p>
          </table:table-cell>
          <table:table-cell office:value-type="string" calcext:value-type="string">
            <text:p>1. An existing Account is required, we have reset the password for this account and a reset password email is sent to the registered email address</text:p>
          </table:table-cell>
          <table:table-cell office:value-type="string" calcext:value-type="string">
            <text:p>1. Click on the reset password link available in the email </text:p>
            <text:p>2. Don't enter any password into the 'Password' and 'Confirm' fields of the 'Reset your Password' page</text:p>
            <text:p>3. Click on 'Continue' button (Validate ER-1)</text:p>
          </table:table-cell>
          <table:table-cell office:value-type="string" calcext:value-type="string">
            <text:p>Not Applicable</text:p>
          </table:table-cell>
          <table:table-cell office:value-type="string" calcext:value-type="string">
            <text:p>1. Field level warning message with text - 'Password must be between 4 and 20 characters!' should be displayed for 'Password' field</text:p>
          </table:table-cell>
          <table:table-cell table:number-columns-repeated="2"/>
          <table:table-cell table:content-validation-name="val4"/>
          <table:table-cell table:number-columns-repeated="16374"/>
        </table:table-row>
        <table:table-row table:style-name="ro27">
          <table:table-cell office:value-type="string" calcext:value-type="string">
            <text:p>TC_FP_010</text:p>
          </table:table-cell>
          <table:table-cell office:value-type="string" calcext:value-type="string">
            <text:p>(TS_004)</text:p>
            <text:p>Forgot Passsword</text:p>
          </table:table-cell>
          <table:table-cell office:value-type="string" calcext:value-type="string">
            <text:p>Validate clicking <text:s/>'Back' button on the 'Reset your Password' page</text:p>
          </table:table-cell>
          <table:table-cell office:value-type="string" calcext:value-type="string">
            <text:p>1. An existing Account is required, we have reset the password for this account and a reset password email is sent to the registered email address</text:p>
          </table:table-cell>
          <table:table-cell office:value-type="string" calcext:value-type="string">
            <text:p>1. Click on the reset password link available in the email </text:p>
            <text:p>2. Click on 'Back' button on the 'Reset your Password' page (Validate ER-1)</text:p>
          </table:table-cell>
          <table:table-cell office:value-type="string" calcext:value-type="string">
            <text:p>Not Applicable</text:p>
          </table:table-cell>
          <table:table-cell office:value-type="string" calcext:value-type="string">
            <text:p>1. User should be navigated to 'Login' page</text:p>
          </table:table-cell>
          <table:table-cell table:number-columns-repeated="2"/>
          <table:table-cell table:content-validation-name="val4"/>
          <table:table-cell table:number-columns-repeated="16374"/>
        </table:table-row>
        <table:table-row table:style-name="ro27">
          <table:table-cell office:value-type="string" calcext:value-type="string">
            <text:p>TC_FP_011</text:p>
          </table:table-cell>
          <table:table-cell office:value-type="string" calcext:value-type="string">
            <text:p>(TS_004)</text:p>
            <text:p>Forgot Passsword</text:p>
          </table:table-cell>
          <table:table-cell office:value-type="string" calcext:value-type="string">
            <text:p>Validate 'Right Column' options are displayed in the 'Reset your Password' page</text:p>
          </table:table-cell>
          <table:table-cell office:value-type="string" calcext:value-type="string">
            <text:p>1. An existing Account is required, we have reset the password for this account and a reset password email is sent to the registered email address</text:p>
          </table:table-cell>
          <table:table-cell office:value-type="string" calcext:value-type="string">
            <text:p>1. Click on the reset password link available in the email </text:p>
            <text:p>2. Check for 'Right Column' options (Validate ER-1)</text:p>
          </table:table-cell>
          <table:table-cell office:value-type="string" calcext:value-type="string">
            <text:p>Not Applicable</text:p>
          </table:table-cell>
          <table:table-cell office:value-type="string" calcext:value-type="string">
            <text:p>1. 'Right Columns' options should be displayed in the 'Reset your Password' page</text:p>
          </table:table-cell>
          <table:table-cell table:number-columns-repeated="2"/>
          <table:table-cell table:content-validation-name="val4"/>
          <table:table-cell table:number-columns-repeated="16374"/>
        </table:table-row>
        <table:table-row table:style-name="ro27">
          <table:table-cell office:value-type="string" calcext:value-type="string">
            <text:p>TC_FP_012</text:p>
          </table:table-cell>
          <table:table-cell office:value-type="string" calcext:value-type="string">
            <text:p>(TS_004)</text:p>
            <text:p>Forgot Passsword</text:p>
          </table:table-cell>
          <table:table-cell office:value-type="string" calcext:value-type="string">
            <text:p>Validate the Breadcrumb of the 'Reset your Password' page</text:p>
          </table:table-cell>
          <table:table-cell office:value-type="string" calcext:value-type="string">
            <text:p>1. An existing Account is required, we have reset the password for this account and a reset password email is sent to the registered email address</text:p>
          </table:table-cell>
          <table:table-cell office:value-type="string" calcext:value-type="string">
            <text:p>1. Click on the reset password link available in the email </text:p>
            <text:p>2. Check the Breadcrumb (Validate ER-1)</text:p>
          </table:table-cell>
          <table:table-cell office:value-type="string" calcext:value-type="string">
            <text:p>Not Applicable</text:p>
          </table:table-cell>
          <table:table-cell office:value-type="string" calcext:value-type="string">
            <text:p>1. A proper working Breadcrumb should be displayed on the 'Reset your Password' page</text:p>
          </table:table-cell>
          <table:table-cell table:number-columns-repeated="2"/>
          <table:table-cell table:content-validation-name="val4"/>
          <table:table-cell table:number-columns-repeated="16374"/>
        </table:table-row>
        <table:table-row table:style-name="ro27">
          <table:table-cell office:value-type="string" calcext:value-type="string">
            <text:p>TC_FP_013</text:p>
          </table:table-cell>
          <table:table-cell office:value-type="string" calcext:value-type="string">
            <text:p>(TS_004)</text:p>
            <text:p>Forgot Passsword</text:p>
          </table:table-cell>
          <table:table-cell office:value-type="string" calcext:value-type="string">
            <text:p>Validate Page Heading, Page URL and Page Title of the 'Reset your Password' page</text:p>
          </table:table-cell>
          <table:table-cell office:value-type="string" calcext:value-type="string">
            <text:p>1. An existing Account is required, we have reset the password for this account and a reset password email is sent to the registered email address</text:p>
          </table:table-cell>
          <table:table-cell office:value-type="string" calcext:value-type="string">
            <text:p>1. Click on the reset password link available in the email </text:p>
            <text:p>2. Check the Page Heading, Page URL and Page Title (Validate ER-1)</text:p>
          </table:table-cell>
          <table:table-cell office:value-type="string" calcext:value-type="string">
            <text:p>Not Applicable</text:p>
          </table:table-cell>
          <table:table-cell office:value-type="string" calcext:value-type="string">
            <text:p>1. A proper Page Heading, Page URL and Page Title should be displayed for 'Reset your Password' page</text:p>
          </table:table-cell>
          <table:table-cell table:number-columns-repeated="2"/>
          <table:table-cell table:content-validation-name="val4"/>
          <table:table-cell table:number-columns-repeated="16374"/>
        </table:table-row>
        <table:table-row table:style-name="ro27">
          <table:table-cell office:value-type="string" calcext:value-type="string">
            <text:p>TC_FP_014</text:p>
          </table:table-cell>
          <table:table-cell office:value-type="string" calcext:value-type="string">
            <text:p>(TS_004)</text:p>
            <text:p>Forgot Passsword</text:p>
          </table:table-cell>
          <table:table-cell office:value-type="string" calcext:value-type="string">
            <text:p>Validate the UI of the 'Reset your Password' page</text:p>
          </table:table-cell>
          <table:table-cell office:value-type="string" calcext:value-type="string">
            <text:p>1. An existing Account is required, we have reset the password for this account and a reset password email is sent to the registered email address</text:p>
          </table:table-cell>
          <table:table-cell office:value-type="string" calcext:value-type="string">
            <text:p>1. Click on the reset password link available in the email </text:p>
            <text:p>2. Check the UI of the Page (Validate ER-1)</text:p>
          </table:table-cell>
          <table:table-cell table:style-name="ce58" office:value-type="string" calcext:value-type="string">
            <text:p>Not Applicable</text:p>
          </table:table-cell>
          <table:table-cell office:value-type="string" calcext:value-type="string">
            <text:p>1. Proper UI adhering to the UI checklist should be displayed for 'Reset your Password' page</text:p>
          </table:table-cell>
          <table:table-cell table:number-columns-repeated="2"/>
          <table:table-cell table:content-validation-name="val4"/>
          <table:table-cell table:number-columns-repeated="16374"/>
        </table:table-row>
        <table:table-row table:style-name="ro24">
          <table:table-cell office:value-type="string" calcext:value-type="string">
            <text:p>TC_FP_015</text:p>
          </table:table-cell>
          <table:table-cell office:value-type="string" calcext:value-type="string">
            <text:p>(TS_004)</text:p>
            <text:p>Forgot Passsword</text:p>
          </table:table-cell>
          <table:table-cell office:value-type="string" calcext:value-type="string">
            <text:p>Validate reseting the Password without providing the registered email address</text:p>
          </table:table-cell>
          <table:table-cell office:value-type="string" calcext:value-type="string">
            <text:p>1. Open the Application URL and navigate to Login Page</text:p>
          </table:table-cell>
          <table:table-cell office:value-type="string" calcext:value-type="string">
            <text:p>1. Click on 'Forgotten Password' link from Login page</text:p>
            <text:p>2. Don't enter anything into the 'E-Mail Address' field</text:p>
            <text:p>3. Click on 'Continue' button (Validate ER-1)</text:p>
          </table:table-cell>
          <table:table-cell table:style-name="ce58" office:value-type="string" calcext:value-type="string">
            <text:p>Not Applicable</text:p>
          </table:table-cell>
          <table:table-cell office:value-type="string" calcext:value-type="string">
            <text:p>1. Field level warning message with text - E-Mail must be between 4 and 20 characters!' should be displayed for 'E-Mail Address' field</text:p>
          </table:table-cell>
          <table:table-cell table:number-columns-repeated="2"/>
          <table:table-cell table:content-validation-name="val4"/>
          <table:table-cell table:number-columns-repeated="16374"/>
        </table:table-row>
        <table:table-row table:style-name="ro23">
          <table:table-cell office:value-type="string" calcext:value-type="string">
            <text:p>TC_FP_016</text:p>
          </table:table-cell>
          <table:table-cell office:value-type="string" calcext:value-type="string">
            <text:p>(TS_004)</text:p>
            <text:p>Forgot Passsword</text:p>
          </table:table-cell>
          <table:table-cell office:value-type="string" calcext:value-type="string">
            <text:p>Verifty Placehold text is displayed in the 'E-Mail Address' field of 'Forgotten Password' page</text:p>
          </table:table-cell>
          <table:table-cell office:value-type="string" calcext:value-type="string">
            <text:p>1. Open the Application URL and navigate to Login Page</text:p>
          </table:table-cell>
          <table:table-cell office:value-type="string" calcext:value-type="string">
            <text:p>1. Click on 'Forgotten Password' link from Login page</text:p>
            <text:p>2. Check  Placeholder text for 'E-Mail' Address field (Validate ER-1)</text:p>
          </table:table-cell>
          <table:table-cell table:style-name="ce58" office:value-type="string" calcext:value-type="string">
            <text:p>Not Applicable</text:p>
          </table:table-cell>
          <table:table-cell office:value-type="string" calcext:value-type="string">
            <text:p>1. Proper Placeholder text is displayed inside the 'E-Mail Address' fields <text:s/>of the 'Forgotten Password' page</text:p>
          </table:table-cell>
          <table:table-cell table:number-columns-repeated="2"/>
          <table:table-cell table:content-validation-name="val4"/>
          <table:table-cell table:number-columns-repeated="16374"/>
        </table:table-row>
        <table:table-row table:style-name="ro24">
          <table:table-cell office:value-type="string" calcext:value-type="string">
            <text:p>TC_FP_017</text:p>
          </table:table-cell>
          <table:table-cell office:value-type="string" calcext:value-type="string">
            <text:p>(TS_004)</text:p>
            <text:p>Forgot Passsword</text:p>
          </table:table-cell>
          <table:table-cell office:value-type="string" calcext:value-type="string">
            <text:p>Validate 'E-Mail Address' fied on the 'Forgotten Password' page is marked as mandatory</text:p>
          </table:table-cell>
          <table:table-cell office:value-type="string" calcext:value-type="string">
            <text:p>1. Open the Application URL and navigate to Login Page</text:p>
          </table:table-cell>
          <table:table-cell office:value-type="string" calcext:value-type="string">
            <text:p>1. Click on 'Forgotten Password' link from Login page</text:p>
            <text:p>2. Check  the 'E-Mail' Address field (Validate ER-1)</text:p>
          </table:table-cell>
          <table:table-cell table:style-name="ce58" office:value-type="string" calcext:value-type="string">
            <text:p>Not Applicable</text:p>
          </table:table-cell>
          <table:table-cell office:value-type="string" calcext:value-type="string">
            <text:p>1. 'E-Mail' Address field in the 'Forgotten Password' page should be marked as mandatory</text:p>
          </table:table-cell>
          <table:table-cell table:number-columns-repeated="2"/>
          <table:table-cell table:content-validation-name="val4"/>
          <table:table-cell table:number-columns-repeated="16374"/>
        </table:table-row>
        <table:table-row table:style-name="ro26">
          <table:table-cell office:value-type="string" calcext:value-type="string">
            <text:p>TC_FP_018</text:p>
          </table:table-cell>
          <table:table-cell office:value-type="string" calcext:value-type="string">
            <text:p>(TS_004)</text:p>
            <text:p>Forgot Passsword</text:p>
          </table:table-cell>
          <table:table-cell office:value-type="string" calcext:value-type="string">
            <text:p>Validate entering invalid format email address into the 'E-Mail Address' field of 'Forgotten Password' page</text:p>
          </table:table-cell>
          <table:table-cell office:value-type="string" calcext:value-type="string">
            <text:p>1. Open the Application URL and navigate to Login Page</text:p>
          </table:table-cell>
          <table:table-cell office:value-type="string" calcext:value-type="string">
            <text:p>1. Click on 'Forgotten Password' link from Login page</text:p>
            <text:p>2. Enter any invalid formatted email address into the 'E-Mail Address' field (Validate ER-1)</text:p>
          </table:table-cell>
          <table:table-cell table:style-name="ce66" office:value-type="string" calcext:value-type="string">
            <text:p>Try all below invalid email address formats:</text:p>
            <text:p>1) pavanol</text:p>
            <text:p>2) pavanol@</text:p>
            <text:p>3) pavanol@gmail</text:p>
            <text:p>4) pavanol@gmail.</text:p>
            <text:p/>
          </table:table-cell>
          <table:table-cell office:value-type="string" calcext:value-type="string">
            <text:p>1. Field level warning message informing the User to provide a valid formatted email address should be displayed</text:p>
          </table:table-cell>
          <table:table-cell table:number-columns-repeated="2"/>
          <table:table-cell table:content-validation-name="val4"/>
          <table:table-cell table:number-columns-repeated="16374"/>
        </table:table-row>
        <table:table-row table:style-name="ro34">
          <table:table-cell office:value-type="string" calcext:value-type="string">
            <text:p>TC_FP_019</text:p>
          </table:table-cell>
          <table:table-cell office:value-type="string" calcext:value-type="string">
            <text:p>(TS_004)</text:p>
            <text:p>Forgot Passsword</text:p>
          </table:table-cell>
          <table:table-cell office:value-type="string" calcext:value-type="string">
            <text:p>Validate Back button on the 'Forgotten Password' page</text:p>
          </table:table-cell>
          <table:table-cell office:value-type="string" calcext:value-type="string">
            <text:p>1. Open the Application URL and navigate to Login Page</text:p>
          </table:table-cell>
          <table:table-cell office:value-type="string" calcext:value-type="string">
            <text:p>1. Click on 'Forgotten Password' link from Login page</text:p>
            <text:p>2. Click on 'Back' button  (Validate ER-1)</text:p>
          </table:table-cell>
          <table:table-cell table:style-name="ce58" office:value-type="string" calcext:value-type="string">
            <text:p>Not Applicable</text:p>
          </table:table-cell>
          <table:table-cell office:value-type="string" calcext:value-type="string">
            <text:p>1. User should be taken to 'Login' page</text:p>
          </table:table-cell>
          <table:table-cell table:number-columns-repeated="2"/>
          <table:table-cell table:content-validation-name="val4"/>
          <table:table-cell table:number-columns-repeated="16374"/>
        </table:table-row>
        <table:table-row table:style-name="ro24">
          <table:table-cell office:value-type="string" calcext:value-type="string">
            <text:p>TC_FP_020</text:p>
          </table:table-cell>
          <table:table-cell office:value-type="string" calcext:value-type="string">
            <text:p>(TS_004)</text:p>
            <text:p>Forgot Passsword</text:p>
          </table:table-cell>
          <table:table-cell office:value-type="string" calcext:value-type="string">
            <text:p>Validate navigating to 'Forgotten Password' page from 'Right Column' options</text:p>
          </table:table-cell>
          <table:table-cell office:value-type="string" calcext:value-type="string">
            <text:p>1. Open the Application URL and navigate to Login Page</text:p>
          </table:table-cell>
          <table:table-cell office:value-type="string" calcext:value-type="string">
            <text:p>1. Click on 'Forgotten Password' option from the 'Right Column' <text:s/>(Validate ER-1)</text:p>
          </table:table-cell>
          <table:table-cell table:style-name="ce58" office:value-type="string" calcext:value-type="string">
            <text:p>Not Applicable</text:p>
          </table:table-cell>
          <table:table-cell office:value-type="string" calcext:value-type="string">
            <text:p>1. User should be navigated to 'Forgotten Password page</text:p>
          </table:table-cell>
          <table:table-cell table:number-columns-repeated="2"/>
          <table:table-cell table:content-validation-name="val4"/>
          <table:table-cell table:number-columns-repeated="16374"/>
        </table:table-row>
        <table:table-row table:style-name="ro34">
          <table:table-cell office:value-type="string" calcext:value-type="string">
            <text:p>TC_FP_021</text:p>
          </table:table-cell>
          <table:table-cell office:value-type="string" calcext:value-type="string">
            <text:p>(TS_004)</text:p>
            <text:p>Forgot Passsword</text:p>
          </table:table-cell>
          <table:table-cell office:value-type="string" calcext:value-type="string">
            <text:p>Validate Breadcrumb of the 'Forgotten Password' page</text:p>
          </table:table-cell>
          <table:table-cell office:value-type="string" calcext:value-type="string">
            <text:p>1. Open the Application URL and navigate to Login Page</text:p>
          </table:table-cell>
          <table:table-cell office:value-type="string" calcext:value-type="string">
            <text:p>1. Click on 'Forgotten Password' link from Login page</text:p>
            <text:p>2. Check the working of Breadcrumb (Validate ER-1)</text:p>
          </table:table-cell>
          <table:table-cell table:style-name="ce58" office:value-type="string" calcext:value-type="string">
            <text:p>Not Applicable</text:p>
          </table:table-cell>
          <table:table-cell office:value-type="string" calcext:value-type="string">
            <text:p>1. A proper working Breadcrumb should be displayed on the 'Forgotten Password' page</text:p>
          </table:table-cell>
          <table:table-cell table:number-columns-repeated="2"/>
          <table:table-cell table:content-validation-name="val4"/>
          <table:table-cell table:number-columns-repeated="16374"/>
        </table:table-row>
        <table:table-row table:style-name="ro27">
          <table:table-cell office:value-type="string" calcext:value-type="string">
            <text:p>TC_FP_022</text:p>
          </table:table-cell>
          <table:table-cell office:value-type="string" calcext:value-type="string">
            <text:p>(TS_004)</text:p>
            <text:p>Forgot Passsword</text:p>
          </table:table-cell>
          <table:table-cell office:value-type="string" calcext:value-type="string">
            <text:p>Validate the email address provided in the 'E-Mail Address' field of 'Login' page, need to be carry forwarded to the 'Forgotten Password' page</text:p>
          </table:table-cell>
          <table:table-cell office:value-type="string" calcext:value-type="string">
            <text:p>1. Open the Application URL and navigate to Login Page</text:p>
          </table:table-cell>
          <table:table-cell office:value-type="string" calcext:value-type="string">
            <text:p>1. Enter email address into the 'E-Mail Address' field of the Login page</text:p>
            <text:p>2. Click on 'Forgotten Password' link (Validate ER-1)</text:p>
          </table:table-cell>
          <table:table-cell table:style-name="ce58" office:value-type="string" calcext:value-type="string">
            <text:p>Not Applicable</text:p>
          </table:table-cell>
          <table:table-cell office:value-type="string" calcext:value-type="string">
            <text:p>1. User should be taken to 'Forgotten Password' page and email address given in the Login page should be displayed in this page by default [Usability point of view]</text:p>
          </table:table-cell>
          <table:table-cell table:number-columns-repeated="2"/>
          <table:table-cell table:content-validation-name="val4"/>
          <table:table-cell table:number-columns-repeated="16374"/>
        </table:table-row>
        <table:table-row table:style-name="ro34">
          <table:table-cell office:value-type="string" calcext:value-type="string">
            <text:p>TC_FP_023</text:p>
          </table:table-cell>
          <table:table-cell office:value-type="string" calcext:value-type="string">
            <text:p>(TS_004)</text:p>
            <text:p>Forgot Passsword</text:p>
          </table:table-cell>
          <table:table-cell office:value-type="string" calcext:value-type="string">
            <text:p>Validate the UI of the 'Forgotten Password' page</text:p>
          </table:table-cell>
          <table:table-cell office:value-type="string" calcext:value-type="string">
            <text:p>1. Open the Application URL and navigate to Login Page</text:p>
          </table:table-cell>
          <table:table-cell office:value-type="string" calcext:value-type="string">
            <text:p>1. Click on 'Forgotten Password' link from Login page</text:p>
            <text:p>2. Check the UI of the Page (Validate ER-1)</text:p>
          </table:table-cell>
          <table:table-cell table:style-name="ce58" office:value-type="string" calcext:value-type="string">
            <text:p>Not Applicable</text:p>
          </table:table-cell>
          <table:table-cell office:value-type="string" calcext:value-type="string">
            <text:p>1. Proper UI adhering to the UI checklist should be displayed for 'Forgotten Password' page</text:p>
          </table:table-cell>
          <table:table-cell table:number-columns-repeated="2"/>
          <table:table-cell table:content-validation-name="val4"/>
          <table:table-cell table:number-columns-repeated="16374"/>
        </table:table-row>
        <table:table-row table:style-name="ro27">
          <table:table-cell office:value-type="string" calcext:value-type="string">
            <text:p>TC_FP_024</text:p>
          </table:table-cell>
          <table:table-cell office:value-type="string" calcext:value-type="string">
            <text:p>(TS_004)</text:p>
            <text:p>Forgot Passsword</text:p>
          </table:table-cell>
          <table:table-cell office:value-type="string" calcext:value-type="string">
            <text:p>Validate the Password entered into the 'Password' and 'Confirm' fields of 'Reset your Password' page is toggled to hide its visibility</text:p>
          </table:table-cell>
          <table:table-cell office:value-type="string" calcext:value-type="string">
            <text:p>1. An existing Account is required, we have reset the D1:D25password for this account and a reset password email is sent to the registered email address</text:p>
          </table:table-cell>
          <table:table-cell office:value-type="string" calcext:value-type="string">
            <text:p>1. Click on the reset password link available in the email </text:p>
            <text:p>2. Enter any text into 'Password' and 'Confirm' fields on the 'Reset your Password' page</text:p>
          </table:table-cell>
          <table:table-cell table:style-name="ce58" office:value-type="string" calcext:value-type="string">
            <text:p>Not Applicable</text:p>
          </table:table-cell>
          <table:table-cell office:value-type="string" calcext:value-type="string">
            <text:p>1. Text entered into the 'Password' and 'Confirmed' fields should be toggled to hide its visibility (i.e. * or . Symbols should be displayed)</text:p>
          </table:table-cell>
          <table:table-cell table:number-columns-repeated="2"/>
          <table:table-cell table:content-validation-name="val4"/>
          <table:table-cell table:number-columns-repeated="16374"/>
        </table:table-row>
        <table:table-row table:style-name="ro24">
          <table:table-cell office:value-type="string" calcext:value-type="string">
            <text:p>TC_FP_025</text:p>
          </table:table-cell>
          <table:table-cell office:value-type="string" calcext:value-type="string">
            <text:p>(TS_004)</text:p>
            <text:p>Forgot Passsword</text:p>
          </table:table-cell>
          <table:table-cell office:value-type="string" calcext:value-type="string">
            <text:p>Validate the Password Reset functionality in all the supported environments</text:p>
          </table:table-cell>
          <table:table-cell office:value-type="string" calcext:value-type="string">
            <text:p>1. Open the Application URL and navigate to Login Page</text:p>
            <text:p/>
          </table:table-cell>
          <table:table-cell office:value-type="string" calcext:value-type="string">
            <text:p>1. Click on 'Forgotten Password' link from Login page </text:p>
          </table:table-cell>
          <table:table-cell table:style-name="ce58" office:value-type="string" calcext:value-type="string">
            <text:p>Not Applicable</text:p>
          </table:table-cell>
          <table:table-cell office:value-type="string" calcext:value-type="string">
            <text:p>1. Reset Password functionality should work correctly in all the supported environments</text:p>
          </table:table-cell>
          <table:table-cell table:number-columns-repeated="2"/>
          <table:table-cell table:content-validation-name="val4"/>
          <table:table-cell table:number-columns-repeated="16374"/>
        </table:table-row>
        <calcext:conditional-formats>
          <calcext:conditional-format calcext:target-range-address="'Forgot Password'.J3:'Forgot Password'.J27">
            <calcext:condition calcext:apply-style-name="ConditionalStyle_112" calcext:value="contains-text(&quot;NOT TESTED&quot;)" calcext:base-cell-address="'Forgot Password'.J3"/>
            <calcext:condition calcext:apply-style-name="ConditionalStyle_111" calcext:value="contains-text(&quot;BLOCKED&quot;)" calcext:base-cell-address="'Forgot Password'.J3"/>
            <calcext:condition calcext:apply-style-name="ConditionalStyle_110" calcext:value="contains-text(&quot;FAIL&quot;)" calcext:base-cell-address="'Forgot Password'.J3"/>
            <calcext:condition calcext:apply-style-name="ConditionalStyle_109" calcext:value="contains-text(&quot;PASS&quot;)" calcext:base-cell-address="'Forgot Password'.J3"/>
          </calcext:conditional-format>
        </calcext:conditional-formats>
      </table:table>
      <table:table table:name="Search" table:style-name="ta7">
        <table:table-column table:style-name="co41" table:default-cell-style-name="ce58"/>
        <table:table-column table:style-name="co33" table:default-cell-style-name="ce60"/>
        <table:table-column table:style-name="co34" table:default-cell-style-name="ce62"/>
        <table:table-column table:style-name="co35" table:default-cell-style-name="ce62"/>
        <table:table-column table:style-name="co42" table:default-cell-style-name="ce62"/>
        <table:table-column table:style-name="co36" table:default-cell-style-name="ce60"/>
        <table:table-column table:style-name="co37" table:default-cell-style-name="ce62"/>
        <table:table-column table:style-name="co38" table:default-cell-style-name="ce63"/>
        <table:table-column table:style-name="co8" table:default-cell-style-name="ce63"/>
        <table:table-column table:style-name="co39" table:default-cell-style-name="ce68"/>
        <table:table-column table:style-name="co40" table:default-cell-style-name="ce63"/>
        <table:table-column table:style-name="co1" table:number-columns-repeated="16373" table:default-cell-style-name="Default"/>
        <table:table-row table:style-name="ro1">
          <table:table-cell table:style-name="ce56" office:value-type="string" calcext:value-type="string">
            <text:p>Test Case ID</text:p>
          </table:table-cell>
          <table:table-cell table:style-name="ce56" office:value-type="string" calcext:value-type="string">
            <text:p>Test Scenario </text:p>
          </table:table-cell>
          <table:table-cell table:style-name="ce56" office:value-type="string" calcext:value-type="string">
            <text:p>Test Case Title</text:p>
          </table:table-cell>
          <table:table-cell table:style-name="ce56" office:value-type="string" calcext:value-type="string">
            <text:p>Pre-requisites</text:p>
          </table:table-cell>
          <table:table-cell table:style-name="ce56" office:value-type="string" calcext:value-type="string">
            <text:p>Test Steps</text:p>
          </table:table-cell>
          <table:table-cell table:style-name="ce56" office:value-type="string" calcext:value-type="string">
            <text:p>Test Data</text:p>
          </table:table-cell>
          <table:table-cell table:style-name="ce56" office:value-type="string" calcext:value-type="string">
            <text:p>Expected Result (ER)</text:p>
          </table:table-cell>
          <table:table-cell table:style-name="ce56" office:value-type="string" calcext:value-type="string">
            <text:p>Actual Result</text:p>
          </table:table-cell>
          <table:table-cell table:style-name="ce56" office:value-type="string" calcext:value-type="string">
            <text:p>Priority</text:p>
          </table:table-cell>
          <table:table-cell table:style-name="ce56" office:value-type="string" calcext:value-type="string">
            <text:p>Result</text:p>
          </table:table-cell>
          <table:table-cell table:style-name="ce56" office:value-type="string" calcext:value-type="string">
            <text:p>Comments</text:p>
          </table:table-cell>
          <table:table-cell table:number-columns-repeated="16373"/>
        </table:table-row>
        <table:table-row table:style-name="ro21">
          <table:table-cell table:style-name="ce57" office:value-type="string" calcext:value-type="string" table:number-columns-spanned="2" table:number-rows-spanned="1">
            <text:p><text:a xlink:href="#'Test Scenarios'.A10" xlink:type="simple">&lt;&lt; Test Scenarios</text:a></text:p>
          </table:table-cell>
          <table:covered-table-cell table:style-name="ce59"/>
          <table:table-cell table:style-name="ce61" table:number-columns-repeated="9"/>
          <table:table-cell table:style-name="ce65" table:number-columns-repeated="16373"/>
        </table:table-row>
        <table:table-row table:style-name="ro24">
          <table:table-cell office:value-type="string" calcext:value-type="string">
            <text:p>TC_SF_001</text:p>
          </table:table-cell>
          <table:table-cell office:value-type="string" calcext:value-type="string">
            <text:p>(TS_005)</text:p>
            <text:p>Search Functionality</text:p>
          </table:table-cell>
          <table:table-cell office:value-type="string" calcext:value-type="string">
            <text:p>Validate searching with an existing Product Name</text:p>
          </table:table-cell>
          <table:table-cell office:value-type="string" calcext:value-type="string">
            <text:p>1. Open the Application URL in any supported browser</text:p>
          </table:table-cell>
          <table:table-cell office:value-type="string" calcext:value-type="string">
            <text:p>1. Enter any existing product name into the 'Search' text box field - &lt;Refer Test Data&gt;</text:p>
            <text:p>2. Click on the button having search icon (Validate ER-1)</text:p>
          </table:table-cell>
          <table:table-cell office:value-type="string" calcext:value-type="string">
            <text:p>Product Name: iMac</text:p>
          </table:table-cell>
          <table:table-cell office:value-type="string" calcext:value-type="string">
            <text:p>1. Searched product should be displayed in the search results</text:p>
          </table:table-cell>
          <table:table-cell/>
          <table:table-cell table:style-name="ce58"/>
          <table:table-cell table:content-validation-name="val5"/>
          <table:table-cell table:number-columns-repeated="16374"/>
        </table:table-row>
        <table:table-row table:style-name="ro24">
          <table:table-cell office:value-type="string" calcext:value-type="string">
            <text:p>TC_SF_002</text:p>
          </table:table-cell>
          <table:table-cell office:value-type="string" calcext:value-type="string">
            <text:p>(TS_005)</text:p>
            <text:p>Search Functionality</text:p>
          </table:table-cell>
          <table:table-cell office:value-type="string" calcext:value-type="string">
            <text:p>Validate searching with a non existing Product Name</text:p>
          </table:table-cell>
          <table:table-cell office:value-type="string" calcext:value-type="string">
            <text:p>1. Open the Application URL in any supported browser</text:p>
          </table:table-cell>
          <table:table-cell office:value-type="string" calcext:value-type="string">
            <text:p>1. Enter non existing product name into the 'Search' text box field - &lt;Refer Test Data&gt;</text:p>
            <text:p>2. Click on the button having search icon (Validate ER-1)</text:p>
          </table:table-cell>
          <table:table-cell office:value-type="string" calcext:value-type="string">
            <text:p>Product Name: Fitbit</text:p>
          </table:table-cell>
          <table:table-cell office:value-type="string" calcext:value-type="string">
            <text:p>1. 'There is no product that matches the search criteria' should be displayed in the Search Results page</text:p>
          </table:table-cell>
          <table:table-cell table:number-columns-repeated="2"/>
          <table:table-cell table:content-validation-name="val5"/>
          <table:table-cell table:number-columns-repeated="16374"/>
        </table:table-row>
        <table:table-row table:style-name="ro30">
          <table:table-cell office:value-type="string" calcext:value-type="string">
            <text:p>TC_SF_003</text:p>
          </table:table-cell>
          <table:table-cell office:value-type="string" calcext:value-type="string">
            <text:p>(TS_005)</text:p>
            <text:p>Search Functionality</text:p>
          </table:table-cell>
          <table:table-cell office:value-type="string" calcext:value-type="string">
            <text:p>Validate searching without providing any Product Name</text:p>
          </table:table-cell>
          <table:table-cell office:value-type="string" calcext:value-type="string">
            <text:p>1. Open the Application URL in any supported browser</text:p>
          </table:table-cell>
          <table:table-cell office:value-type="string" calcext:value-type="string">
            <text:p>1. Don't enter anything into the 'Search' text box field </text:p>
            <text:p>2. Click on the button having search icon (Validate ER-1)</text:p>
          </table:table-cell>
          <table:table-cell office:value-type="string" calcext:value-type="string">
            <text:p>Not Applicable</text:p>
          </table:table-cell>
          <table:table-cell office:value-type="string" calcext:value-type="string">
            <text:p>1.'There is no product that matches the search criteria' should be displayed in the Search Results page</text:p>
          </table:table-cell>
          <table:table-cell table:number-columns-repeated="2"/>
          <table:table-cell table:content-validation-name="val5"/>
          <table:table-cell table:number-columns-repeated="16374"/>
        </table:table-row>
        <table:table-row table:style-name="ro24">
          <table:table-cell office:value-type="string" calcext:value-type="string">
            <text:p>TC_SF_004</text:p>
          </table:table-cell>
          <table:table-cell office:value-type="string" calcext:value-type="string">
            <text:p>(TS_005)</text:p>
            <text:p>Search Functionality</text:p>
          </table:table-cell>
          <table:table-cell office:value-type="string" calcext:value-type="string">
            <text:p>Validate searching for a product after login to the Application</text:p>
          </table:table-cell>
          <table:table-cell office:value-type="string" calcext:value-type="string">
            <text:p>1. Open the Application URL in any supported browser</text:p>
            <text:p>2. Login to the Application</text:p>
          </table:table-cell>
          <table:table-cell office:value-type="string" calcext:value-type="string">
            <text:p>1. Enter any existing product name into the 'Search' text box field - &lt;Refer Test Data&gt;</text:p>
            <text:p>2. Click on the button having search icon (Validate ER-1)</text:p>
          </table:table-cell>
          <table:table-cell office:value-type="string" calcext:value-type="string">
            <text:p>Product Name: iMac</text:p>
          </table:table-cell>
          <table:table-cell office:value-type="string" calcext:value-type="string">
            <text:p>1. Searched product should be displayed in the search results</text:p>
          </table:table-cell>
          <table:table-cell table:number-columns-repeated="2"/>
          <table:table-cell table:content-validation-name="val5"/>
          <table:table-cell table:number-columns-repeated="16374"/>
        </table:table-row>
        <table:table-row table:style-name="ro23">
          <table:table-cell office:value-type="string" calcext:value-type="string">
            <text:p>TC_SF_005</text:p>
          </table:table-cell>
          <table:table-cell office:value-type="string" calcext:value-type="string">
            <text:p>(TS_005)</text:p>
            <text:p>Search Functionality</text:p>
          </table:table-cell>
          <table:table-cell office:value-type="string" calcext:value-type="string">
            <text:p>Validate searching by providing a search criteria which results in mulitple products</text:p>
          </table:table-cell>
          <table:table-cell office:value-type="string" calcext:value-type="string">
            <text:p>1. Open the Application URL in any supported browser</text:p>
          </table:table-cell>
          <table:table-cell office:value-type="string" calcext:value-type="string">
            <text:p>1. Enter the search criteria in the 'Search' text box field which can result in mutliple products - &lt;Refer Test Data&gt;</text:p>
            <text:p>2. Click on the button having search icon (Validate ER-1)</text:p>
          </table:table-cell>
          <table:table-cell office:value-type="string" calcext:value-type="string">
            <text:p>Product Name: Mac</text:p>
          </table:table-cell>
          <table:table-cell office:value-type="string" calcext:value-type="string">
            <text:p>1. More than one products should be displayed in the search results page</text:p>
          </table:table-cell>
          <table:table-cell table:number-columns-repeated="2"/>
          <table:table-cell table:content-validation-name="val5"/>
          <table:table-cell table:number-columns-repeated="16374"/>
        </table:table-row>
        <table:table-row table:style-name="ro35">
          <table:table-cell office:value-type="string" calcext:value-type="string">
            <text:p>TC_SF_006</text:p>
          </table:table-cell>
          <table:table-cell office:value-type="string" calcext:value-type="string">
            <text:p>(TS_005)</text:p>
            <text:p>Search Functionality</text:p>
          </table:table-cell>
          <table:table-cell office:value-type="string" calcext:value-type="string">
            <text:p>Validate all the fields in the Search functionality and Search page have placeholders</text:p>
          </table:table-cell>
          <table:table-cell office:value-type="string" calcext:value-type="string">
            <text:p>1. Open the Application URL in any supported browser</text:p>
          </table:table-cell>
          <table:table-cell office:value-type="string" calcext:value-type="string">
            <text:p>1. Don't enter anything into the 'Search' text box field </text:p>
            <text:p>2. Click on the button having search icon (Validate ER-1)</text:p>
          </table:table-cell>
          <table:table-cell office:value-type="string" calcext:value-type="string">
            <text:p>Not Applicable</text:p>
          </table:table-cell>
          <table:table-cell office:value-type="string" calcext:value-type="string">
            <text:p>1. Proper placeholder text is displayed in the below fields:</text:p>
            <text:p>- Search text box field</text:p>
            <text:p>- Search Criteria text box field</text:p>
            <text:p/>
          </table:table-cell>
          <table:table-cell table:number-columns-repeated="2"/>
          <table:table-cell table:content-validation-name="val5"/>
          <table:table-cell table:number-columns-repeated="16374"/>
        </table:table-row>
        <table:table-row table:style-name="ro36">
          <table:table-cell office:value-type="string" calcext:value-type="string">
            <text:p>TC_SF_007</text:p>
          </table:table-cell>
          <table:table-cell office:value-type="string" calcext:value-type="string">
            <text:p>(TS_005)</text:p>
            <text:p>Search Functionality</text:p>
          </table:table-cell>
          <table:table-cell office:value-type="string" calcext:value-type="string">
            <text:p>Validate searching using 'Search Criteria' field</text:p>
          </table:table-cell>
          <table:table-cell office:value-type="string" calcext:value-type="string">
            <text:p>1. Open the Application URL in any supported browser</text:p>
          </table:table-cell>
          <table:table-cell office:value-type="string" calcext:value-type="string">
            <text:p>1. Don't enter anything into the 'Search' text box field </text:p>
            <text:p>2. Click on the button having search icon </text:p>
            <text:p>3. Enter any existing product name into the 'Search Criteria' text box field - &lt;Refer Test Data&gt;</text:p>
            <text:p>4. Click on 'Search' button (Validate ER-1)</text:p>
          </table:table-cell>
          <table:table-cell office:value-type="string" calcext:value-type="string">
            <text:p>Not Applicable</text:p>
          </table:table-cell>
          <table:table-cell office:value-type="string" calcext:value-type="string">
            <text:p>1. Searched product should be displayed in the search results</text:p>
          </table:table-cell>
          <table:table-cell table:number-columns-repeated="2"/>
          <table:table-cell table:content-validation-name="val5"/>
          <table:table-cell table:number-columns-repeated="16374"/>
        </table:table-row>
        <table:table-row table:style-name="ro37">
          <table:table-cell office:value-type="string" calcext:value-type="string">
            <text:p>TC_SF_008</text:p>
          </table:table-cell>
          <table:table-cell office:value-type="string" calcext:value-type="string">
            <text:p>(TS_005)</text:p>
            <text:p>Search Functionality</text:p>
          </table:table-cell>
          <table:table-cell office:value-type="string" calcext:value-type="string">
            <text:p>Validate Search using the text from the product description</text:p>
          </table:table-cell>
          <table:table-cell office:value-type="string" calcext:value-type="string">
            <text:p>1. Open the Application URL in any supported browser</text:p>
          </table:table-cell>
          <table:table-cell office:value-type="string" calcext:value-type="string">
            <text:p>1. Don't enter anything into the 'Search' text box field </text:p>
            <text:p>2. Click on the button having search icon </text:p>
            <text:p>3. Enter any text from the Product Description into the 'Search Criteria' text box field - &lt;Refer Test Data&gt;</text:p>
            <text:p>4. Select 'Search in product descriptions' checkbox option</text:p>
            <text:p>5. Click on 'Search' button (Validate ER-1)</text:p>
          </table:table-cell>
          <table:table-cell office:value-type="string" calcext:value-type="string">
            <text:p>Text in Production description of iMac Product: <text:s/>iLife</text:p>
          </table:table-cell>
          <table:table-cell office:value-type="string" calcext:value-type="string">
            <text:p>1. Product having the given text in its description should be displayed in the search results</text:p>
          </table:table-cell>
          <table:table-cell table:number-columns-repeated="2"/>
          <table:table-cell table:content-validation-name="val5"/>
          <table:table-cell table:number-columns-repeated="16374"/>
        </table:table-row>
        <table:table-row table:style-name="ro38">
          <table:table-cell office:value-type="string" calcext:value-type="string">
            <text:p>TC_SF_009</text:p>
          </table:table-cell>
          <table:table-cell office:value-type="string" calcext:value-type="string">
            <text:p>(TS_005)</text:p>
            <text:p>Search Functionality</text:p>
          </table:table-cell>
          <table:table-cell office:value-type="string" calcext:value-type="string">
            <text:p>Validate Search by selecting the category of product</text:p>
          </table:table-cell>
          <table:table-cell office:value-type="string" calcext:value-type="string">
            <text:p>1. Open the Application URL in any supported browser</text:p>
          </table:table-cell>
          <table:table-cell office:value-type="string" calcext:value-type="string">
            <text:p>1. Don't enter anything into the 'Search' text box field </text:p>
            <text:p>2. Click on the button having search icon </text:p>
            <text:p>3. Enter any Product Name into the 'Search Criteria' text box field - &lt;Refer Test Data&gt;</text:p>
            <text:p>4. Select the correct category of the given Product Name into 'Category' dropdown field - &lt;Refer Test Data&gt;</text:p>
            <text:p>5. Click on 'Search' button (Validate ER-1)</text:p>
            <text:p>6. Select a wrong category in tthe 'Category' dropdown field - - &lt;Refer Test Data&gt;</text:p>
            <text:p>7. Click on 'Search' button (Validate ER-2)</text:p>
            <text:p/>
          </table:table-cell>
          <table:table-cell office:value-type="string" calcext:value-type="string">
            <text:p>Product Name: iMac</text:p>
            <text:p>Correct Category Name: Mac</text:p>
            <text:p>Wrong Category Name: PC</text:p>
          </table:table-cell>
          <table:table-cell office:value-type="string" calcext:value-type="string">
            <text:p>1. Product should be successfully displayed in the search results.</text:p>
            <text:p>2. 'There is no product that matches the search criteria' should be displayed in the Search Results page</text:p>
          </table:table-cell>
          <table:table-cell table:number-columns-repeated="2"/>
          <table:table-cell table:content-validation-name="val5"/>
          <table:table-cell table:number-columns-repeated="16374"/>
        </table:table-row>
        <table:table-row table:style-name="ro39">
          <table:table-cell office:value-type="string" calcext:value-type="string">
            <text:p>TC_SF_010</text:p>
          </table:table-cell>
          <table:table-cell office:value-type="string" calcext:value-type="string">
            <text:p>(TS_005)</text:p>
            <text:p>Search Functionality</text:p>
          </table:table-cell>
          <table:table-cell office:value-type="string" calcext:value-type="string">
            <text:p>Validate Search by selecting <text:s/>to search in subcategories</text:p>
          </table:table-cell>
          <table:table-cell office:value-type="string" calcext:value-type="string">
            <text:p>1. Open the Application URL in any supported browser</text:p>
          </table:table-cell>
          <table:table-cell office:value-type="string" calcext:value-type="string">
            <text:p>1. Don't enter anything into the 'Search' text box field </text:p>
            <text:p>2. Click on the button having search icon </text:p>
            <text:p>3. Enter any Product Name into the 'Search Criteria' text box field - &lt;Refer Test Data&gt;</text:p>
            <text:p>4. Select the Parent category of the given Product Name into 'Category' dropdown field - &lt;Refer Test Data&gt;</text:p>
            <text:p>5. Click on 'Search' button (Validate ER-1)</text:p>
            <text:p>6. Select 'Search in subcategories' checkbox field</text:p>
            <text:p>7. Click on 'Search' button (Validate ER-2)</text:p>
            <text:p/>
          </table:table-cell>
          <table:table-cell office:value-type="string" calcext:value-type="string">
            <text:p>Product Name: iMac</text:p>
            <text:p>Parent Category Name: Desktops</text:p>
            <text:p/>
          </table:table-cell>
          <table:table-cell office:value-type="string" calcext:value-type="string">
            <text:p>1. 'There is no product that matches the search criteria' should be displayed in the Search Results page</text:p>
            <text:p>2. Searched product should be displayed in the search results</text:p>
          </table:table-cell>
          <table:table-cell table:number-columns-repeated="2"/>
          <table:table-cell table:content-validation-name="val5"/>
          <table:table-cell table:number-columns-repeated="16374"/>
        </table:table-row>
        <table:table-row table:style-name="ro40">
          <table:table-cell office:value-type="string" calcext:value-type="string">
            <text:p>TC_SF_011</text:p>
          </table:table-cell>
          <table:table-cell office:value-type="string" calcext:value-type="string">
            <text:p>(TS_005)</text:p>
            <text:p>Search Functionality</text:p>
          </table:table-cell>
          <table:table-cell office:value-type="string" calcext:value-type="string">
            <text:p>Validate List and Grid views when only one Product is displayed in the search results</text:p>
          </table:table-cell>
          <table:table-cell office:value-type="string" calcext:value-type="string">
            <text:p>1. Open the Application URL in any supported browser</text:p>
          </table:table-cell>
          <table:table-cell office:value-type="string" calcext:value-type="string">
            <text:p>1. Enter any existing product name into the 'Search' text box field - &lt;Refer Test Data&gt;</text:p>
            <text:p>2. Click on the button having search icon </text:p>
            <text:p>3. Select 'List' option  (Validate ER-1)</text:p>
            <text:p>4. Click on the Image of the Product and name of the product (Validate ER-2)</text:p>
            <text:p>5. Repeat Steps 1 to 2 and Select 'Grid' option (Validate ER-3)</text:p>
            <text:p>6. Click on the Image of the Product and name of the product (Validate ER-4)</text:p>
          </table:table-cell>
          <table:table-cell office:value-type="string" calcext:value-type="string">
            <text:p>Product Name: iMac</text:p>
          </table:table-cell>
          <table:table-cell office:value-type="string" calcext:value-type="string">
            <text:p>1. Single product should be dislayed in the List view without any problems and all the options (Add to Cart, Wish List and Compare Product) are working </text:p>
            <text:p>2. User should be navigated to the Product Display Page of the product</text:p>
            <text:p>3. Single product should be dislayed in the Grid view without any problems and all the options (Add to Cart, Wish List and Compare Product) are working </text:p>
            <text:p>4. User should be navigated to the Product Display Page of the product</text:p>
          </table:table-cell>
          <table:table-cell table:number-columns-repeated="2"/>
          <table:table-cell table:content-validation-name="val5"/>
          <table:table-cell table:number-columns-repeated="16374"/>
        </table:table-row>
        <table:table-row table:style-name="ro41">
          <table:table-cell office:value-type="string" calcext:value-type="string">
            <text:p>TC_SF_012</text:p>
          </table:table-cell>
          <table:table-cell office:value-type="string" calcext:value-type="string">
            <text:p>(TS_005)</text:p>
            <text:p>Search Functionality</text:p>
          </table:table-cell>
          <table:table-cell office:value-type="string" calcext:value-type="string">
            <text:p>Validate List and Grid views when <text:s/>multiple Products are displayed in the search results</text:p>
          </table:table-cell>
          <table:table-cell office:value-type="string" calcext:value-type="string">
            <text:p>1. Open the Application URL in any supported browser</text:p>
          </table:table-cell>
          <table:table-cell office:value-type="string" calcext:value-type="string">
            <text:p>1. Enter the search criteria in the 'Search' text box field which can result in mutliple products - &lt;Refer Test Data&gt;</text:p>
            <text:p>2. Click on the button having search icon (Validate ER-1)</text:p>
            <text:p>3. Select 'List' option  (Validate ER-2)</text:p>
            <text:p>4. Select 'Grid' option (Validate ER-3)</text:p>
          </table:table-cell>
          <table:table-cell office:value-type="string" calcext:value-type="string">
            <text:p>Search Criteria: Mac</text:p>
          </table:table-cell>
          <table:table-cell office:value-type="string" calcext:value-type="string">
            <text:p>1. More than one products should be displayed in the search results page</text:p>
            <text:p>2. Multiple product should be dislayed in the List view without any problems and all the options (Add to Cart, Wish List and Compare Product) are working. Also User should be able to navigate to Product Displaye Page of products by clicking on Images and Product Name. </text:p>
            <text:p>3. Multiple product should be dislayed in the Grid view without any problems and all the options (Add to Cart, Wish List and Compare Product) are working. Also User should be able to navigate to Product Displaye Page of products by clicking on Images and Product Name. </text:p>
            <text:p/>
          </table:table-cell>
          <table:table-cell table:number-columns-repeated="2"/>
          <table:table-cell table:content-validation-name="val5"/>
          <table:table-cell table:number-columns-repeated="16374"/>
        </table:table-row>
        <table:table-row table:style-name="ro23">
          <table:table-cell office:value-type="string" calcext:value-type="string">
            <text:p>TC_SF_013</text:p>
          </table:table-cell>
          <table:table-cell office:value-type="string" calcext:value-type="string">
            <text:p>(TS_005)</text:p>
            <text:p>Search Functionality</text:p>
          </table:table-cell>
          <table:table-cell office:value-type="string" calcext:value-type="string">
            <text:p>Validate navigating to Product Compare Page from Search Results page</text:p>
          </table:table-cell>
          <table:table-cell office:value-type="string" calcext:value-type="string">
            <text:p>1. Open the Application URL in any supported browser</text:p>
          </table:table-cell>
          <table:table-cell office:value-type="string" calcext:value-type="string">
            <text:p>1. Enter any existing product name into the 'Search' text box field - &lt;Refer Test Data&gt;</text:p>
            <text:p>2. Click on the button having search icon</text:p>
            <text:p>3. Click on the 'Product Compare' link (Validate ER-1)</text:p>
          </table:table-cell>
          <table:table-cell office:value-type="string" calcext:value-type="string">
            <text:p>Product Name: iMac</text:p>
          </table:table-cell>
          <table:table-cell office:value-type="string" calcext:value-type="string">
            <text:p>1. User should be navigated to the Product Compare Page</text:p>
          </table:table-cell>
          <table:table-cell table:number-columns-repeated="2"/>
          <table:table-cell table:content-validation-name="val5"/>
          <table:table-cell table:number-columns-repeated="16374"/>
        </table:table-row>
        <table:table-row table:style-name="ro42">
          <table:table-cell office:value-type="string" calcext:value-type="string">
            <text:p>TC_SF_014</text:p>
          </table:table-cell>
          <table:table-cell office:value-type="string" calcext:value-type="string">
            <text:p>(TS_005)</text:p>
            <text:p>Search Functionality</text:p>
          </table:table-cell>
          <table:table-cell office:value-type="string" calcext:value-type="string">
            <text:p>Validate User is able to sort the Products displayed in the Search Results</text:p>
          </table:table-cell>
          <table:table-cell office:value-type="string" calcext:value-type="string">
            <text:p>1. Open the Application URL in any supported browser</text:p>
          </table:table-cell>
          <table:table-cell office:value-type="string" calcext:value-type="string">
            <text:p>1. Enter the search criteria in the 'Search' text box field which can result in mutliple products - &lt;Refer Test Data&gt;</text:p>
            <text:p>2. Click on the button having search icon (Validate ER-1)</text:p>
            <text:p>3. Select serveral options from the 'Sort By' dropdown (Validate ER-2)</text:p>
          </table:table-cell>
          <table:table-cell office:value-type="string" calcext:value-type="string">
            <text:p>Product Name: Mac</text:p>
          </table:table-cell>
          <table:table-cell office:value-type="string" calcext:value-type="string">
            <text:p>1. More than one product should be displayed in the search results page</text:p>
            <text:p>2. Products are sorted according to the options selected in the 'Sort By' dropdown field</text:p>
          </table:table-cell>
          <table:table-cell table:number-columns-repeated="2"/>
          <table:table-cell table:content-validation-name="val5"/>
          <table:table-cell table:number-columns-repeated="16374"/>
        </table:table-row>
        <table:table-row table:style-name="ro27">
          <table:table-cell office:value-type="string" calcext:value-type="string">
            <text:p>TC_SF_015</text:p>
          </table:table-cell>
          <table:table-cell office:value-type="string" calcext:value-type="string">
            <text:p>(TS_005)</text:p>
            <text:p>Search Functionality</text:p>
          </table:table-cell>
          <table:table-cell office:value-type="string" calcext:value-type="string">
            <text:p>Validate the User can select how many produts can be displayed in the Search Results</text:p>
          </table:table-cell>
          <table:table-cell office:value-type="string" calcext:value-type="string">
            <text:p>1. Open the Application URL in any supported browser</text:p>
          </table:table-cell>
          <table:table-cell office:value-type="string" calcext:value-type="string">
            <text:p>1. Enter the search criteria in the 'Search' text box field which can result in mutliple products - &lt;Refer Test Data&gt;</text:p>
            <text:p>2. Click on the button having search icon (Validate ER-1)</text:p>
            <text:p>3. Select the number of Products to be displayed from the 'Show' dropdown (Validate ER-2)</text:p>
          </table:table-cell>
          <table:table-cell office:value-type="string" calcext:value-type="string">
            <text:p>Product Name: Mac</text:p>
          </table:table-cell>
          <table:table-cell office:value-type="string" calcext:value-type="string">
            <text:p>1. More than one product should be displayed in the search results page</text:p>
            <text:p>2. The selected number of products should be displayed in the current search page</text:p>
          </table:table-cell>
          <table:table-cell table:number-columns-repeated="2"/>
          <table:table-cell table:content-validation-name="val5"/>
          <table:table-cell table:number-columns-repeated="16374"/>
        </table:table-row>
        <table:table-row table:style-name="ro23">
          <table:table-cell office:value-type="string" calcext:value-type="string">
            <text:p>TC_SF_016</text:p>
          </table:table-cell>
          <table:table-cell office:value-type="string" calcext:value-type="string">
            <text:p>(TS_005)</text:p>
            <text:p>Search Functionality</text:p>
          </table:table-cell>
          <table:table-cell office:value-type="string" calcext:value-type="string">
            <text:p>Validate 'Search' textbox field and the button having search icon are displayed on all the page of the Application</text:p>
          </table:table-cell>
          <table:table-cell office:value-type="string" calcext:value-type="string">
            <text:p>1. Open the Application URL in any supported browser</text:p>
          </table:table-cell>
          <table:table-cell office:value-type="string" calcext:value-type="string">
            <text:p>1. Navigate to all the pages of the Application (Validate ER-1)</text:p>
          </table:table-cell>
          <table:table-cell office:value-type="string" calcext:value-type="string">
            <text:p>Not Applicable</text:p>
          </table:table-cell>
          <table:table-cell office:value-type="string" calcext:value-type="string">
            <text:p>1. Search box field and the button with 'Search' icon should be displayed on all the page of the Application</text:p>
          </table:table-cell>
          <table:table-cell table:number-columns-repeated="2"/>
          <table:table-cell table:content-validation-name="val5"/>
          <table:table-cell table:number-columns-repeated="16374"/>
        </table:table-row>
        <table:table-row table:style-name="ro24">
          <table:table-cell office:value-type="string" calcext:value-type="string">
            <text:p>TC_SF_017</text:p>
          </table:table-cell>
          <table:table-cell office:value-type="string" calcext:value-type="string">
            <text:p>(TS_005)</text:p>
            <text:p>Search Functionality</text:p>
          </table:table-cell>
          <table:table-cell office:value-type="string" calcext:value-type="string">
            <text:p>Validate navigating to Search page from the Site Map page</text:p>
          </table:table-cell>
          <table:table-cell office:value-type="string" calcext:value-type="string">
            <text:p>1. Open the Application URL in any supported browser</text:p>
          </table:table-cell>
          <table:table-cell office:value-type="string" calcext:value-type="string">
            <text:p>1. Click on 'Site Map' link in the footer options</text:p>
            <text:p>2. Click on the 'Search' link from the 'Site Map' page (Validate ER-1)</text:p>
          </table:table-cell>
          <table:table-cell office:value-type="string" calcext:value-type="string">
            <text:p>Not Applicable</text:p>
          </table:table-cell>
          <table:table-cell office:value-type="string" calcext:value-type="string">
            <text:p>1. User should be navigated to 'Search' page</text:p>
          </table:table-cell>
          <table:table-cell table:number-columns-repeated="2"/>
          <table:table-cell table:content-validation-name="val5"/>
          <table:table-cell table:number-columns-repeated="16374"/>
        </table:table-row>
        <table:table-row table:style-name="ro23">
          <table:table-cell office:value-type="string" calcext:value-type="string">
            <text:p>TC_SF_018</text:p>
          </table:table-cell>
          <table:table-cell office:value-type="string" calcext:value-type="string">
            <text:p>(TS_005)</text:p>
            <text:p>Search Functionality</text:p>
          </table:table-cell>
          <table:table-cell office:value-type="string" calcext:value-type="string">
            <text:p>Validate Breadcrumb of the 'Search' page</text:p>
          </table:table-cell>
          <table:table-cell office:value-type="string" calcext:value-type="string">
            <text:p>1. Open the Application URL in any supported browser</text:p>
          </table:table-cell>
          <table:table-cell office:value-type="string" calcext:value-type="string">
            <text:p>1. Enter any existing product name into the 'Search' text box field - &lt;Refer Test Data&gt;</text:p>
            <text:p>2. Click on the button having search icon </text:p>
            <text:p>3. Check whether the Breadcrumb option</text:p>
          </table:table-cell>
          <table:table-cell office:value-type="string" calcext:value-type="string">
            <text:p>Product Name: iMac</text:p>
          </table:table-cell>
          <table:table-cell office:value-type="string" calcext:value-type="string">
            <text:p>1. Breakcrumb option should be working correctly</text:p>
          </table:table-cell>
          <table:table-cell table:number-columns-repeated="2"/>
          <table:table-cell table:content-validation-name="val5"/>
          <table:table-cell table:number-columns-repeated="16374"/>
        </table:table-row>
        <table:table-row table:style-name="ro43">
          <table:table-cell office:value-type="string" calcext:value-type="string">
            <text:p>TC_SF_019</text:p>
          </table:table-cell>
          <table:table-cell office:value-type="string" calcext:value-type="string">
            <text:p>(TS_005)</text:p>
            <text:p>Search Functionality</text:p>
          </table:table-cell>
          <table:table-cell office:value-type="string" calcext:value-type="string">
            <text:p>Validate we can use all the options of Search functionality using the Keybaord keys</text:p>
          </table:table-cell>
          <table:table-cell office:value-type="string" calcext:value-type="string">
            <text:p>1. Open the Application URL in any supported browser</text:p>
          </table:table-cell>
          <table:table-cell office:value-type="string" calcext:value-type="string">
            <text:p>1. Press Tab and Enter keys to perform Search operation and select several options in the Search page (Validate ER-1)</text:p>
          </table:table-cell>
          <table:table-cell office:value-type="string" calcext:value-type="string">
            <text:p>Not Applicable</text:p>
          </table:table-cell>
          <table:table-cell office:value-type="string" calcext:value-type="string">
            <text:p>1. User should be able to perform Search operation and select several options in the Search page using the Keyboard keys Tab and Enter</text:p>
          </table:table-cell>
          <table:table-cell table:number-columns-repeated="2"/>
          <table:table-cell table:content-validation-name="val5"/>
          <table:table-cell table:number-columns-repeated="16374"/>
        </table:table-row>
        <table:table-row table:style-name="ro27">
          <table:table-cell office:value-type="string" calcext:value-type="string">
            <text:p>TC_SF_020</text:p>
          </table:table-cell>
          <table:table-cell office:value-type="string" calcext:value-type="string">
            <text:p>(TS_005)</text:p>
            <text:p>Search Functionality</text:p>
          </table:table-cell>
          <table:table-cell office:value-type="string" calcext:value-type="string">
            <text:p>Validate Page Heading, Page URL and Page Title of the 'Search' page</text:p>
          </table:table-cell>
          <table:table-cell office:value-type="string" calcext:value-type="string">
            <text:p>1. Open the Application URL in any supported browser</text:p>
          </table:table-cell>
          <table:table-cell office:value-type="string" calcext:value-type="string">
            <text:p>1. Enter any existing product name into the 'Search' text box field - &lt;Refer Test Data&gt;</text:p>
            <text:p>2. Click on the button having search icon </text:p>
            <text:p>3. Check the Page Heading, Page URL and Page Title of the 'Search' page</text:p>
          </table:table-cell>
          <table:table-cell office:value-type="string" calcext:value-type="string">
            <text:p>Not Applicable</text:p>
          </table:table-cell>
          <table:table-cell office:value-type="string" calcext:value-type="string">
            <text:p>1. A proper Page Heading, Page URL and Page Title should be displayed for 'Search' page</text:p>
          </table:table-cell>
          <table:table-cell table:number-columns-repeated="2"/>
          <table:table-cell table:content-validation-name="val5"/>
          <table:table-cell table:number-columns-repeated="16374"/>
        </table:table-row>
        <table:table-row table:style-name="ro24">
          <table:table-cell office:value-type="string" calcext:value-type="string">
            <text:p>TC_SF_021</text:p>
          </table:table-cell>
          <table:table-cell office:value-type="string" calcext:value-type="string">
            <text:p>(TS_005)</text:p>
            <text:p>Search Functionality</text:p>
          </table:table-cell>
          <table:table-cell office:value-type="string" calcext:value-type="string">
            <text:p>Validate the UI of Search functionality and Search page options</text:p>
          </table:table-cell>
          <table:table-cell office:value-type="string" calcext:value-type="string">
            <text:p>1. Open the Application URL in any supported browser</text:p>
          </table:table-cell>
          <table:table-cell office:value-type="string" calcext:value-type="string">
            <text:p>1. Enter any existing product name into the 'Search' text box field - &lt;Refer Test Data&gt;</text:p>
            <text:p>2. Click on the button having search icon (Validate ER-1)</text:p>
          </table:table-cell>
          <table:table-cell table:style-name="ce58" office:value-type="string" calcext:value-type="string">
            <text:p>Not Applicable</text:p>
          </table:table-cell>
          <table:table-cell office:value-type="string" calcext:value-type="string">
            <text:p>1. Proper UI adhering to the UI checklist should be displayed for the complete Search functionality</text:p>
          </table:table-cell>
          <table:table-cell table:number-columns-repeated="2"/>
          <table:table-cell table:content-validation-name="val5"/>
          <table:table-cell table:number-columns-repeated="16374"/>
        </table:table-row>
        <table:table-row table:style-name="ro24">
          <table:table-cell office:value-type="string" calcext:value-type="string">
            <text:p>TC_SF_022</text:p>
          </table:table-cell>
          <table:table-cell office:value-type="string" calcext:value-type="string">
            <text:p>(TS_005)</text:p>
            <text:p>Search Functionality</text:p>
          </table:table-cell>
          <table:table-cell office:value-type="string" calcext:value-type="string">
            <text:p>Validate the Search functionality in all the supported environments</text:p>
          </table:table-cell>
          <table:table-cell office:value-type="string" calcext:value-type="string">
            <text:p>1. Open the Application URL in any supported browser</text:p>
          </table:table-cell>
          <table:table-cell office:value-type="string" calcext:value-type="string">
            <text:p>1. Enter any existing product name into the 'Search' text box field - &lt;Refer Test Data&gt;</text:p>
            <text:p>2. Click on the button having search icon (Validate ER-1)</text:p>
          </table:table-cell>
          <table:table-cell table:style-name="ce58" office:value-type="string" calcext:value-type="string">
            <text:p>Not Applicable</text:p>
          </table:table-cell>
          <table:table-cell office:value-type="string" calcext:value-type="string">
            <text:p>1. Search functionality should work correctly in all the supported environments</text:p>
          </table:table-cell>
          <table:table-cell table:number-columns-repeated="2"/>
          <table:table-cell table:content-validation-name="val5"/>
          <table:table-cell table:number-columns-repeated="16374"/>
        </table:table-row>
        <calcext:conditional-formats>
          <calcext:conditional-format calcext:target-range-address="Search.J3:Search.J24">
            <calcext:condition calcext:apply-style-name="ConditionalStyle_108" calcext:value="contains-text(&quot;NOT TESTED&quot;)" calcext:base-cell-address="Search.J3"/>
            <calcext:condition calcext:apply-style-name="ConditionalStyle_107" calcext:value="contains-text(&quot;BLOCKED&quot;)" calcext:base-cell-address="Search.J3"/>
            <calcext:condition calcext:apply-style-name="ConditionalStyle_106" calcext:value="contains-text(&quot;FAIL&quot;)" calcext:base-cell-address="Search.J3"/>
            <calcext:condition calcext:apply-style-name="ConditionalStyle_105" calcext:value="contains-text(&quot;PASS&quot;)" calcext:base-cell-address="Search.J3"/>
          </calcext:conditional-format>
        </calcext:conditional-formats>
      </table:table>
      <table:table table:name="Product Compare" table:style-name="ta8">
        <table:table-column table:style-name="co43" table:default-cell-style-name="ce37"/>
        <table:table-column table:style-name="co33" table:default-cell-style-name="ce37"/>
        <table:table-column table:style-name="co34" table:default-cell-style-name="ce37"/>
        <table:table-column table:style-name="co35" table:default-cell-style-name="ce37"/>
        <table:table-column table:style-name="co44" table:default-cell-style-name="ce37"/>
        <table:table-column table:style-name="co36" table:default-cell-style-name="ce37"/>
        <table:table-column table:style-name="co37" table:default-cell-style-name="ce37"/>
        <table:table-column table:style-name="co38" table:default-cell-style-name="ce37"/>
        <table:table-column table:style-name="co8" table:default-cell-style-name="ce37"/>
        <table:table-column table:style-name="co39" table:default-cell-style-name="ce37"/>
        <table:table-column table:style-name="co40" table:default-cell-style-name="ce37"/>
        <table:table-column table:style-name="co10" table:number-columns-repeated="16373" table:default-cell-style-name="ce37"/>
        <table:table-row table:style-name="ro19">
          <table:table-cell table:style-name="ce69" office:value-type="string" calcext:value-type="string">
            <text:p>Test Case ID</text:p>
          </table:table-cell>
          <table:table-cell table:style-name="ce69" office:value-type="string" calcext:value-type="string">
            <text:p>Test Scenario </text:p>
          </table:table-cell>
          <table:table-cell table:style-name="ce69" office:value-type="string" calcext:value-type="string">
            <text:p>Test Case Title</text:p>
          </table:table-cell>
          <table:table-cell table:style-name="ce69" office:value-type="string" calcext:value-type="string">
            <text:p>Pre-requisites</text:p>
          </table:table-cell>
          <table:table-cell table:style-name="ce69" office:value-type="string" calcext:value-type="string">
            <text:p>Test Steps</text:p>
          </table:table-cell>
          <table:table-cell table:style-name="ce69" office:value-type="string" calcext:value-type="string">
            <text:p>Test Data</text:p>
          </table:table-cell>
          <table:table-cell table:style-name="ce69" office:value-type="string" calcext:value-type="string">
            <text:p>Expected Result (ER)</text:p>
          </table:table-cell>
          <table:table-cell table:style-name="ce69" office:value-type="string" calcext:value-type="string">
            <text:p>Actual Result</text:p>
          </table:table-cell>
          <table:table-cell table:style-name="ce69" office:value-type="string" calcext:value-type="string">
            <text:p>Priority</text:p>
          </table:table-cell>
          <table:table-cell table:style-name="ce69" office:value-type="string" calcext:value-type="string">
            <text:p>Result</text:p>
          </table:table-cell>
          <table:table-cell table:style-name="ce69" office:value-type="string" calcext:value-type="string">
            <text:p>Comments</text:p>
          </table:table-cell>
          <table:table-cell table:number-columns-repeated="16373"/>
        </table:table-row>
        <table:table-row table:style-name="ro21">
          <table:table-cell table:style-name="ce57" office:value-type="string" calcext:value-type="string" table:number-columns-spanned="2" table:number-rows-spanned="1">
            <text:p><text:a xlink:href="#'Test Scenarios'.A10" xlink:type="simple">&lt;&lt; Test Scenarios</text:a></text:p>
          </table:table-cell>
          <table:covered-table-cell table:style-name="ce59"/>
          <table:table-cell table:style-name="ce61" table:number-columns-repeated="9"/>
          <table:table-cell table:style-name="ce47" table:number-columns-repeated="16373"/>
        </table:table-row>
        <table:table-row table:style-name="ro44">
          <table:table-cell table:style-name="ce58" office:value-type="string" calcext:value-type="string">
            <text:p>TC_PC_001</text:p>
          </table:table-cell>
          <table:table-cell table:style-name="ce60" office:value-type="string" calcext:value-type="string">
            <text:p>(TS_006)</text:p>
            <text:p>Product Compare</text:p>
          </table:table-cell>
          <table:table-cell table:style-name="ce62" office:value-type="string" calcext:value-type="string">
            <text:p>Validate adding the product for comparision from Product Display Page</text:p>
          </table:table-cell>
          <table:table-cell table:style-name="ce62" office:value-type="string" calcext:value-type="string">
            <text:p>1. Open the Application URL in any supported browser</text:p>
          </table:table-cell>
          <table:table-cell table:style-name="ce62" office:value-type="string" calcext:value-type="string">
            <text:p>1. Enter any existing Product name into the Search text box field - &lt;Refer Test Data&gt;</text:p>
            <text:p>2. Click on the button having search icon</text:p>
            <text:p>3. Click on the Product displayed in the Search results</text:p>
            <text:p>4. Hover the mouse cursor on 'Compare this Product' option from the displayed Product Display Page (Validate ER-1)</text:p>
            <text:p>4. Select 'Compare this Product' option  (Validate ER-2)</text:p>
            <text:p>5. Click on 'product comparision' link from the displayed success message (Validate ER-3)</text:p>
          </table:table-cell>
          <table:table-cell table:style-name="ce60" office:value-type="string" calcext:value-type="string">
            <text:p>Product Name: iMac</text:p>
          </table:table-cell>
          <table:table-cell table:style-name="ce62" office:value-type="string" calcext:value-type="string">
            <text:p>1. Tool tip with the text - 'Compare this Product' should be displayed</text:p>
            <text:p>2. Success message with text - ' Success: You have added Product Name to your product comparison!' should be displayed</text:p>
            <text:p>3. User should be taken to the 'Product Comparison' page with the details of the Product that we have added for comparision. </text:p>
          </table:table-cell>
          <table:table-cell table:style-name="ce63"/>
          <table:table-cell table:style-name="ce58"/>
          <table:table-cell table:style-name="ce70" table:content-validation-name="val6"/>
          <table:table-cell table:style-name="ce63"/>
          <table:table-cell table:number-columns-repeated="16373"/>
        </table:table-row>
        <table:table-row table:style-name="ro33">
          <table:table-cell table:style-name="ce58" office:value-type="string" calcext:value-type="string">
            <text:p>TC_PC_002</text:p>
          </table:table-cell>
          <table:table-cell table:style-name="ce60" office:value-type="string" calcext:value-type="string">
            <text:p>(TS_006)</text:p>
            <text:p>Product Compare</text:p>
          </table:table-cell>
          <table:table-cell table:style-name="ce62" office:value-type="string" calcext:value-type="string">
            <text:p>Validate adding the product for comparision from List View of Search Results page</text:p>
          </table:table-cell>
          <table:table-cell table:style-name="ce62" office:value-type="string" calcext:value-type="string">
            <text:p>1. Open the Application URL in any supported browser</text:p>
          </table:table-cell>
          <table:table-cell table:style-name="ce62" office:value-type="string" calcext:value-type="string">
            <text:p>1. Enter any existing Product name into the Search text box field - &lt;Refer Test Data&gt;</text:p>
            <text:p>2. Click on the button having search icon</text:p>
            <text:p>3. Select to view the search results in 'List' view</text:p>
            <text:p>4. Hover the mouse cursor on 'Compare this Product' option available on the Product that is displayed in the Search Results (Validate ER-1)</text:p>
            <text:p>5. Select 'Compare this Product' option  (Validate ER-2)</text:p>
            <text:p>6. Click on 'product comparision' link from the displayed success message (Validate ER-3)</text:p>
          </table:table-cell>
          <table:table-cell table:style-name="ce60" office:value-type="string" calcext:value-type="string">
            <text:p>Product Name: iMac</text:p>
          </table:table-cell>
          <table:table-cell table:style-name="ce62" office:value-type="string" calcext:value-type="string">
            <text:p>1. Tool tip with the text - 'Compare this Product' should be displayed</text:p>
            <text:p>2. Success message with text - ' Success: You have added Product Name to your product comparison!' should be displayed</text:p>
            <text:p>3. User should be taken to the 'Product Comparison' page with the details of the Product that we have added for comparision. </text:p>
          </table:table-cell>
          <table:table-cell table:style-name="ce63" table:number-columns-repeated="2"/>
          <table:table-cell table:style-name="ce70" table:content-validation-name="val6"/>
          <table:table-cell table:style-name="ce63"/>
          <table:table-cell table:number-columns-repeated="16373"/>
        </table:table-row>
        <table:table-row table:style-name="ro33">
          <table:table-cell table:style-name="ce58" office:value-type="string" calcext:value-type="string">
            <text:p>TC_PC_003</text:p>
          </table:table-cell>
          <table:table-cell table:style-name="ce60" office:value-type="string" calcext:value-type="string">
            <text:p>(TS_006)</text:p>
            <text:p>Product Compare</text:p>
          </table:table-cell>
          <table:table-cell table:style-name="ce62" office:value-type="string" calcext:value-type="string">
            <text:p>Validate adding the product for comparision from Grid View of Search Results page</text:p>
          </table:table-cell>
          <table:table-cell table:style-name="ce62" office:value-type="string" calcext:value-type="string">
            <text:p>1. Open the Application URL in any supported browser</text:p>
          </table:table-cell>
          <table:table-cell table:style-name="ce62" office:value-type="string" calcext:value-type="string">
            <text:p>1. Enter any existing Product name into the Search text box field - &lt;Refer Test Data&gt;</text:p>
            <text:p>2. Click on the button having search icon</text:p>
            <text:p>3. Select to view the search results in 'Grid' view</text:p>
            <text:p>4. Hover the mouse cursor on 'Compare this Product' option available on the Product that is displayed in the Search Results (Validate ER-1)</text:p>
            <text:p>5. Select 'Compare this Product' option  (Validate ER-2)</text:p>
            <text:p>6. Click on 'product comparision' link from the displayed success message (Validate ER-3)</text:p>
          </table:table-cell>
          <table:table-cell table:style-name="ce60" office:value-type="string" calcext:value-type="string">
            <text:p>Product Name: iMac</text:p>
          </table:table-cell>
          <table:table-cell table:style-name="ce62" office:value-type="string" calcext:value-type="string">
            <text:p>1. Tool tip with the text - 'Compare this Product' should be displayed</text:p>
            <text:p>2. Success message with text - ' Success: You have added Product Name to your product comparison!' should be displayed</text:p>
            <text:p>3. User should be taken to the 'Product Comparison' page with the details of the Product that we have added for comparision. </text:p>
          </table:table-cell>
          <table:table-cell table:style-name="ce63" table:number-columns-repeated="2"/>
          <table:table-cell table:style-name="ce70" table:content-validation-name="val6"/>
          <table:table-cell table:style-name="ce63"/>
          <table:table-cell table:number-columns-repeated="16373"/>
        </table:table-row>
        <table:table-row table:style-name="ro33">
          <table:table-cell table:style-name="ce58" office:value-type="string" calcext:value-type="string">
            <text:p>TC_PC_004</text:p>
          </table:table-cell>
          <table:table-cell table:style-name="ce60" office:value-type="string" calcext:value-type="string">
            <text:p>(TS_006)</text:p>
            <text:p>Product Compare</text:p>
          </table:table-cell>
          <table:table-cell table:style-name="ce62" office:value-type="string" calcext:value-type="string">
            <text:p>Validate adding the product for comparision from List View of Product Category or Sub Category page</text:p>
          </table:table-cell>
          <table:table-cell table:style-name="ce62" office:value-type="string" calcext:value-type="string">
            <text:p>1. Open the Application URL in any supported browser</text:p>
          </table:table-cell>
          <table:table-cell table:style-name="ce62" office:value-type="string" calcext:value-type="string">
            <text:p>1. Hover the mouse on any Menu say 'Desktops' and select 'Show All Desktops' option </text:p>
            <text:p>2. In the displayed 'Desktops' category page, select 'List' View option</text:p>
            <text:p>3. Hover the mouse cursor on 'Compare this Product' option available on the Product that is displayed in the Product Category page (Validate ER-1)</text:p>
            <text:p>5. Select 'Compare this Product' option  (Validate ER-2)</text:p>
            <text:p>6. Click on 'product comparision' link from the displayed success message (Validate ER-3)</text:p>
          </table:table-cell>
          <table:table-cell table:style-name="ce60" office:value-type="string" calcext:value-type="string">
            <text:p>Not Applicable</text:p>
          </table:table-cell>
          <table:table-cell table:style-name="ce62" office:value-type="string" calcext:value-type="string">
            <text:p>1. Tool tip with the text - 'Compare this Product' should be displayed</text:p>
            <text:p>2. Success message with text - ' Success: You have added Product Name to your product comparison!' should be displayed</text:p>
            <text:p>3. User should be taken to the 'Product Comparison' page with the details of the Product that we have added for comparision. </text:p>
          </table:table-cell>
          <table:table-cell table:style-name="ce63" table:number-columns-repeated="2"/>
          <table:table-cell table:style-name="ce70" table:content-validation-name="val6"/>
          <table:table-cell table:style-name="ce63"/>
          <table:table-cell table:number-columns-repeated="16373"/>
        </table:table-row>
        <table:table-row table:style-name="ro33">
          <table:table-cell table:style-name="ce58" office:value-type="string" calcext:value-type="string">
            <text:p>TC_PC_005</text:p>
          </table:table-cell>
          <table:table-cell table:style-name="ce60" office:value-type="string" calcext:value-type="string">
            <text:p>(TS_006)</text:p>
            <text:p>Product Compare</text:p>
          </table:table-cell>
          <table:table-cell table:style-name="ce62" office:value-type="string" calcext:value-type="string">
            <text:p>Validate adding the product for comparision from Grid View of Product Category or Sub Category page</text:p>
          </table:table-cell>
          <table:table-cell table:style-name="ce62" office:value-type="string" calcext:value-type="string">
            <text:p>1. Open the Application URL in any supported browser</text:p>
          </table:table-cell>
          <table:table-cell table:style-name="ce62" office:value-type="string" calcext:value-type="string">
            <text:p>1. Hover the mouse on any Menu say 'Desktops' and select 'Show All Desktops' option </text:p>
            <text:p>2. In the displayed 'Desktops' category page, select 'Grid' View option</text:p>
            <text:p>3. Hover the mouse cursor on 'Compare this Product' option available on the Product that is displayed in the Product Category page (Validate ER-1)</text:p>
            <text:p>5. Select 'Compare this Product' option  (Validate ER-2)</text:p>
            <text:p>6. Click on 'product comparision' link from the displayed success message (Validate ER-3)</text:p>
          </table:table-cell>
          <table:table-cell table:style-name="ce60" office:value-type="string" calcext:value-type="string">
            <text:p>Not Applicable</text:p>
          </table:table-cell>
          <table:table-cell table:style-name="ce62" office:value-type="string" calcext:value-type="string">
            <text:p>1. Tool tip with the text - 'Compare this Product' should be displayed</text:p>
            <text:p>2. Success message with text - ' Success: You have added Product Name to your product comparison!' should be displayed</text:p>
            <text:p>3. User should be taken to the 'Product Comparison' page with the details of the Product that we have added for comparision. </text:p>
          </table:table-cell>
          <table:table-cell table:style-name="ce63" table:number-columns-repeated="2"/>
          <table:table-cell table:style-name="ce70" table:content-validation-name="val6"/>
          <table:table-cell table:style-name="ce63"/>
          <table:table-cell table:number-columns-repeated="16373"/>
        </table:table-row>
        <table:table-row table:style-name="ro44">
          <table:table-cell table:style-name="ce58" office:value-type="string" calcext:value-type="string">
            <text:p>TC_PC_006</text:p>
          </table:table-cell>
          <table:table-cell table:style-name="ce60" office:value-type="string" calcext:value-type="string">
            <text:p>(TS_006)</text:p>
            <text:p>Product Compare</text:p>
          </table:table-cell>
          <table:table-cell table:style-name="ce62" office:value-type="string" calcext:value-type="string">
            <text:p>Validate adding the product for comparision from Related Product section on Product Display Page</text:p>
          </table:table-cell>
          <table:table-cell table:style-name="ce62" office:value-type="string" calcext:value-type="string">
            <text:p>1. Open the Application URL in any supported browser</text:p>
          </table:table-cell>
          <table:table-cell table:style-name="ce62" office:value-type="string" calcext:value-type="string">
            <text:p>1. Enter any existing Product name into the Search text box field - &lt;Refer Test Data&gt;</text:p>
            <text:p>2. Click on the button having search icon</text:p>
            <text:p>3. Click on the Product displayed in the Search results</text:p>
            <text:p>4. Hover the mouse cursor on 'Compare this Product' option from the Related Products section of Product Display Page (Validate ER-1)</text:p>
            <text:p>5. Select 'Compare this Product' option  (Validate ER-2)</text:p>
            <text:p>6. Click on 'product comparision' link from the displayed success message (Validate ER-3)</text:p>
          </table:table-cell>
          <table:table-cell table:style-name="ce60" office:value-type="string" calcext:value-type="string">
            <text:p>Product Name: iMac</text:p>
          </table:table-cell>
          <table:table-cell table:style-name="ce62" office:value-type="string" calcext:value-type="string">
            <text:p>1. Tool tip with the text - 'Compare this Product' should be displayed</text:p>
            <text:p>2. Success message with text - ' Success: You have added Product Name to your product comparison!' should be displayed</text:p>
            <text:p>3. User should be taken to the 'Product Comparison' page with the details of the Product that we have added for comparision. </text:p>
          </table:table-cell>
          <table:table-cell table:style-name="ce63" table:number-columns-repeated="2"/>
          <table:table-cell table:style-name="ce70" table:content-validation-name="val6"/>
          <table:table-cell table:style-name="ce63"/>
          <table:table-cell table:number-columns-repeated="16373"/>
        </table:table-row>
        <table:table-row table:style-name="ro31">
          <table:table-cell table:style-name="ce58" office:value-type="string" calcext:value-type="string">
            <text:p>TC_PC_007</text:p>
          </table:table-cell>
          <table:table-cell table:style-name="ce60" office:value-type="string" calcext:value-type="string">
            <text:p>(TS_006)</text:p>
            <text:p>Product Compare</text:p>
          </table:table-cell>
          <table:table-cell table:style-name="ce62" office:value-type="string" calcext:value-type="string">
            <text:p>Validate adding the product for comparision from Featured <text:s/>section on Home Page</text:p>
          </table:table-cell>
          <table:table-cell table:style-name="ce62" office:value-type="string" calcext:value-type="string">
            <text:p>1. Open the Application URL in any supported browser</text:p>
          </table:table-cell>
          <table:table-cell table:style-name="ce62" office:value-type="string" calcext:value-type="string">
            <text:p>1.Hover the mouse cursor on 'Compare this Product' option from one of the Product displayed in the Featured section of Home Page (Validate ER-1)</text:p>
            <text:p>2. Select 'Compare this Product' option  (Validate ER-2)</text:p>
            <text:p>3. Click on 'product comparision' link from the displayed success message (Validate ER-3)</text:p>
          </table:table-cell>
          <table:table-cell table:style-name="ce60" office:value-type="string" calcext:value-type="string">
            <text:p>Not Applicable</text:p>
          </table:table-cell>
          <table:table-cell table:style-name="ce62" office:value-type="string" calcext:value-type="string">
            <text:p>1. Tool tip with the text - 'Compare this Product' should be displayed</text:p>
            <text:p>2. Success message with text - ' Success: You have added Product Name to your product comparison!' should be displayed</text:p>
            <text:p>3. User should be taken to the 'Product Comparison' page with the details of the Product that we have added for comparision. </text:p>
          </table:table-cell>
          <table:table-cell table:style-name="ce63" table:number-columns-repeated="2"/>
          <table:table-cell table:style-name="ce70" table:content-validation-name="val6"/>
          <table:table-cell table:style-name="ce63"/>
          <table:table-cell table:number-columns-repeated="16373"/>
        </table:table-row>
        <table:table-row table:style-name="ro27">
          <table:table-cell table:style-name="ce58" office:value-type="string" calcext:value-type="string">
            <text:p>TC_PC_008</text:p>
          </table:table-cell>
          <table:table-cell table:style-name="ce60" office:value-type="string" calcext:value-type="string">
            <text:p>(TS_006)</text:p>
            <text:p>Product Compare</text:p>
          </table:table-cell>
          <table:table-cell table:style-name="ce62" office:value-type="string" calcext:value-type="string">
            <text:p>Validate navigating to 'Product Compare' page from Search results page</text:p>
          </table:table-cell>
          <table:table-cell table:style-name="ce62" office:value-type="string" calcext:value-type="string">
            <text:p>1. Open the Application URL in any supported browser</text:p>
          </table:table-cell>
          <table:table-cell table:style-name="ce62" office:value-type="string" calcext:value-type="string">
            <text:p>1. Enter any existing Product name into the Search text box field - &lt;Refer Test Data&gt;</text:p>
            <text:p>2. Click on the button having search icon</text:p>
            <text:p>3. Click on 'Product Compare' link displayed in the Search Results page (Validate ER-1)</text:p>
          </table:table-cell>
          <table:table-cell table:style-name="ce60" office:value-type="string" calcext:value-type="string">
            <text:p>Product Name: iMac</text:p>
          </table:table-cell>
          <table:table-cell table:style-name="ce62" office:value-type="string" calcext:value-type="string">
            <text:p>1. User should be taken to 'Product Compare' page</text:p>
          </table:table-cell>
          <table:table-cell table:style-name="ce63" table:number-columns-repeated="2"/>
          <table:table-cell table:style-name="ce70" table:content-validation-name="val6"/>
          <table:table-cell table:style-name="ce63"/>
          <table:table-cell table:number-columns-repeated="16373"/>
        </table:table-row>
        <table:table-row table:style-name="ro23">
          <table:table-cell table:style-name="ce58" office:value-type="string" calcext:value-type="string">
            <text:p>TC_PC_009</text:p>
          </table:table-cell>
          <table:table-cell table:style-name="ce60" office:value-type="string" calcext:value-type="string">
            <text:p>(TS_006)</text:p>
            <text:p>Product Compare</text:p>
          </table:table-cell>
          <table:table-cell table:style-name="ce62" office:value-type="string" calcext:value-type="string">
            <text:p>Validate navigating to 'Product Compare' page from Product Category page</text:p>
          </table:table-cell>
          <table:table-cell table:style-name="ce62" office:value-type="string" calcext:value-type="string">
            <text:p>1. Open the Application URL in any supported browser</text:p>
          </table:table-cell>
          <table:table-cell table:style-name="ce62" office:value-type="string" calcext:value-type="string">
            <text:p>1. Hover the mouse on any Menu say 'Desktops' and select 'Show All Desktops' option </text:p>
            <text:p>2. In the displayed 'Desktops' category page, click on 'Product Compare' link (Veirfy ER-1)</text:p>
          </table:table-cell>
          <table:table-cell table:style-name="ce60" office:value-type="string" calcext:value-type="string">
            <text:p>Not Applicable</text:p>
          </table:table-cell>
          <table:table-cell table:style-name="ce62" office:value-type="string" calcext:value-type="string">
            <text:p>1. User should be taken to 'Product Compare' page</text:p>
          </table:table-cell>
          <table:table-cell table:style-name="ce63" table:number-columns-repeated="2"/>
          <table:table-cell table:style-name="ce70" table:content-validation-name="val6"/>
          <table:table-cell table:style-name="ce63"/>
          <table:table-cell table:number-columns-repeated="16373"/>
        </table:table-row>
        <table:table-row table:style-name="ro23">
          <table:table-cell table:style-name="ce58" office:value-type="string" calcext:value-type="string">
            <text:p>TC_PC_010</text:p>
          </table:table-cell>
          <table:table-cell table:style-name="ce60" office:value-type="string" calcext:value-type="string">
            <text:p>(TS_006)</text:p>
            <text:p>Product Compare</text:p>
          </table:table-cell>
          <table:table-cell table:style-name="ce62" office:value-type="string" calcext:value-type="string">
            <text:p>Validate 'Product Compare' page when no products are added for comparison</text:p>
          </table:table-cell>
          <table:table-cell table:style-name="ce62" office:value-type="string" calcext:value-type="string">
            <text:p>1. Open the Application URL in any supported browser</text:p>
          </table:table-cell>
          <table:table-cell table:style-name="ce62" office:value-type="string" calcext:value-type="string">
            <text:p>1. Hover the mouse on any Menu say 'Desktops' and select 'Show All Desktops' option </text:p>
            <text:p>2. In the displayed 'Desktops' category page, click on 'Product Compare(0)' link (Veirfy ER-1)</text:p>
          </table:table-cell>
          <table:table-cell table:style-name="ce60" office:value-type="string" calcext:value-type="string">
            <text:p>Not Applicable</text:p>
          </table:table-cell>
          <table:table-cell table:style-name="ce62" office:value-type="string" calcext:value-type="string">
            <text:p>1. 'You have not chosen any products to compare.' should be displayed on the page</text:p>
          </table:table-cell>
          <table:table-cell table:style-name="ce63" table:number-columns-repeated="2"/>
          <table:table-cell table:style-name="ce70" table:content-validation-name="val6"/>
          <table:table-cell table:style-name="ce63"/>
          <table:table-cell table:number-columns-repeated="16373"/>
        </table:table-row>
        <table:table-row table:style-name="ro27">
          <table:table-cell table:style-name="ce58" office:value-type="string" calcext:value-type="string">
            <text:p>TC_PC_011</text:p>
          </table:table-cell>
          <table:table-cell table:style-name="ce60" office:value-type="string" calcext:value-type="string">
            <text:p>(TS_006)</text:p>
            <text:p>Product Compare</text:p>
          </table:table-cell>
          <table:table-cell table:style-name="ce62" office:value-type="string" calcext:value-type="string">
            <text:p>Validate <text:s/>the working of 'Continue' button on the 'Product Compare' page</text:p>
          </table:table-cell>
          <table:table-cell table:style-name="ce62" office:value-type="string" calcext:value-type="string">
            <text:p>1. Open the Application URL in any supported browser</text:p>
          </table:table-cell>
          <table:table-cell table:style-name="ce62" office:value-type="string" calcext:value-type="string">
            <text:p>1. Hover the mouse on any Menu say 'Desktops' and select 'Show All Desktops' option </text:p>
            <text:p>2. In the displayed 'Desktops' category page, click on 'Product Compare(0)' link </text:p>
            <text:p>3. Click on the 'Continue' button</text:p>
          </table:table-cell>
          <table:table-cell table:style-name="ce60" office:value-type="string" calcext:value-type="string">
            <text:p>Not Applicable</text:p>
          </table:table-cell>
          <table:table-cell table:style-name="ce62" office:value-type="string" calcext:value-type="string">
            <text:p>1. User should be navigated to 'Home' page</text:p>
          </table:table-cell>
          <table:table-cell table:style-name="ce63" table:number-columns-repeated="2"/>
          <table:table-cell table:style-name="ce70" table:content-validation-name="val6"/>
          <table:table-cell table:style-name="ce63"/>
          <table:table-cell table:number-columns-repeated="16373"/>
        </table:table-row>
        <table:table-row table:style-name="ro29">
          <table:table-cell table:style-name="ce58" office:value-type="string" calcext:value-type="string">
            <text:p>TC_PC_012</text:p>
          </table:table-cell>
          <table:table-cell table:style-name="ce60" office:value-type="string" calcext:value-type="string">
            <text:p>(TS_006)</text:p>
            <text:p>Product Compare</text:p>
          </table:table-cell>
          <table:table-cell table:style-name="ce62" office:value-type="string" calcext:value-type="string">
            <text:p>Validate the Breadcrumb that is displayed on the 'Product Compare' page</text:p>
          </table:table-cell>
          <table:table-cell table:style-name="ce62" office:value-type="string" calcext:value-type="string">
            <text:p>1. Open the Application URL in any supported browser</text:p>
          </table:table-cell>
          <table:table-cell table:style-name="ce62" office:value-type="string" calcext:value-type="string">
            <text:p>1. Hover the mouse on any Menu say 'Desktops' and select 'Show All Desktops' option </text:p>
            <text:p>2. In the displayed 'Desktops' category page, click on 'Product Compare(0)' link </text:p>
            <text:p>3. Check the working of Breakcrumb available on the 'Product Compare' page</text:p>
          </table:table-cell>
          <table:table-cell table:style-name="ce60" office:value-type="string" calcext:value-type="string">
            <text:p>Not Applicable</text:p>
          </table:table-cell>
          <table:table-cell table:style-name="ce62" office:value-type="string" calcext:value-type="string">
            <text:p>1. Breadcrumb should work without any problems</text:p>
          </table:table-cell>
          <table:table-cell table:style-name="ce63" table:number-columns-repeated="2"/>
          <table:table-cell table:style-name="ce70" table:content-validation-name="val6"/>
          <table:table-cell table:style-name="ce63"/>
          <table:table-cell table:number-columns-repeated="16373"/>
        </table:table-row>
        <table:table-row table:style-name="ro45">
          <table:table-cell table:style-name="ce58" office:value-type="string" calcext:value-type="string">
            <text:p>TC_PC_013</text:p>
          </table:table-cell>
          <table:table-cell table:style-name="ce60" office:value-type="string" calcext:value-type="string">
            <text:p>(TS_006)</text:p>
            <text:p>Product Compare</text:p>
          </table:table-cell>
          <table:table-cell table:style-name="ce62" office:value-type="string" calcext:value-type="string">
            <text:p>Validate the success message which will be displayed after adding the Products for Comparison</text:p>
          </table:table-cell>
          <table:table-cell table:style-name="ce62" office:value-type="string" calcext:value-type="string">
            <text:p>1. Open the Application URL in any supported browser</text:p>
          </table:table-cell>
          <table:table-cell table:style-name="ce62" office:value-type="string" calcext:value-type="string">
            <text:p>1. Enter any existing Product name into the Search text box field - &lt;Refer Test Data&gt;</text:p>
            <text:p>2. Click on the button having search icon</text:p>
            <text:p>3. Click on the Product displayed in the Search results</text:p>
            <text:p>4. Select 'Compare this Product' option from the displayed Product Display Page (Validate ER-1)</text:p>
            <text:p>5. Click on the 'Product Name' link in the displayed success message (Validate ER-2)</text:p>
            <text:p>6. Click on the 'Product Comparison' link in the displayed success message (Validate ER-3)</text:p>
            <text:p/>
          </table:table-cell>
          <table:table-cell table:style-name="ce60" office:value-type="string" calcext:value-type="string">
            <text:p>Product Name: iMac</text:p>
          </table:table-cell>
          <table:table-cell table:style-name="ce62" office:value-type="string" calcext:value-type="string">
            <text:p>1. Success message with text - ' Success: You have added Product Name to your product comparison!' should be displayed</text:p>
            <text:p>2. User should be navigated to the respective Product Display Page</text:p>
            <text:p>3. User shluld be taken to the 'Prdocut Comparison' page</text:p>
          </table:table-cell>
          <table:table-cell table:style-name="ce63" table:number-columns-repeated="2"/>
          <table:table-cell table:style-name="ce70" table:content-validation-name="val6"/>
          <table:table-cell table:style-name="ce63"/>
          <table:table-cell table:number-columns-repeated="16373"/>
        </table:table-row>
        <table:table-row table:style-name="ro45">
          <table:table-cell table:style-name="ce58" office:value-type="string" calcext:value-type="string">
            <text:p>TC_PC_014</text:p>
          </table:table-cell>
          <table:table-cell table:style-name="ce60" office:value-type="string" calcext:value-type="string">
            <text:p>(TS_006)</text:p>
            <text:p>Product Compare</text:p>
          </table:table-cell>
          <table:table-cell table:style-name="ce62" office:value-type="string" calcext:value-type="string">
            <text:p>Validate the 'Product Comparison' page when only one producted is added to the page for comparison</text:p>
          </table:table-cell>
          <table:table-cell table:style-name="ce62" office:value-type="string" calcext:value-type="string">
            <text:p>1. Open the Application URL in any supported browser</text:p>
          </table:table-cell>
          <table:table-cell table:style-name="ce62" office:value-type="string" calcext:value-type="string">
            <text:p>1. Enter any existing Product name into the Search text box field - &lt;Refer Test Data&gt;</text:p>
            <text:p>2. Click on the button having search icon</text:p>
            <text:p>3. Click on the Product displayed in the Search results</text:p>
            <text:p>4. Select 'Compare this Product' option from the displayed Product Display Page </text:p>
            <text:p>5. Click on the 'Product Comparison' link in the displayed success message</text:p>
            <text:p>6. Check the 'Product Comparison' page having one product added to the page for comparison (Validate ER-1)</text:p>
          </table:table-cell>
          <table:table-cell table:style-name="ce60" office:value-type="string" calcext:value-type="string">
            <text:p>Product Name: iMac</text:p>
          </table:table-cell>
          <table:table-cell table:style-name="ce62" office:value-type="string" calcext:value-type="string">
            <text:p>1. Validate that a single product is displayed in the 'Product Comparison' page with all the proper product details and the buttons (Add to Cart and Remove buttons)</text:p>
          </table:table-cell>
          <table:table-cell table:style-name="ce63" table:number-columns-repeated="2"/>
          <table:table-cell table:style-name="ce70" table:content-validation-name="val6"/>
          <table:table-cell table:style-name="ce63"/>
          <table:table-cell table:number-columns-repeated="16373"/>
        </table:table-row>
        <table:table-row table:style-name="ro46">
          <table:table-cell table:style-name="ce58" office:value-type="string" calcext:value-type="string">
            <text:p>TC_PC_015</text:p>
          </table:table-cell>
          <table:table-cell table:style-name="ce60" office:value-type="string" calcext:value-type="string">
            <text:p>(TS_006)</text:p>
            <text:p>Product Compare</text:p>
          </table:table-cell>
          <table:table-cell table:style-name="ce62" office:value-type="string" calcext:value-type="string">
            <text:p>Validate the 'Product Comparison' page when only two products are added to the page for comparison</text:p>
          </table:table-cell>
          <table:table-cell table:style-name="ce62" office:value-type="string" calcext:value-type="string">
            <text:p>1. Open the Application URL in any supported browser</text:p>
          </table:table-cell>
          <table:table-cell table:style-name="ce62" office:value-type="string" calcext:value-type="string">
            <text:p>1. Enter any existing Product name into the Search text box field - &lt;Refer Test Data&gt;</text:p>
            <text:p>2. Click on the button having search icon</text:p>
            <text:p>3. Select 'Compare this Product'option on the Product that is displayed in the search results</text:p>
            <text:p>4. Enter any other existing Product name into the Search text box field - &lt;Refer Test Data&gt;</text:p>
            <text:p>5. Click on the button having search icon</text:p>
            <text:p>6. Select 'Compare this Product' option on the Product that is displayed in the search results</text:p>
            <text:p>7. Click on the 'Product Comparison' link in the displayed success message</text:p>
            <text:p>8. Check the 'Product Comparison' page having two products added to the page for comparison (Validate ER-1)</text:p>
          </table:table-cell>
          <table:table-cell table:style-name="ce60" office:value-type="string" calcext:value-type="string">
            <text:p>Product Name: iMac</text:p>
            <text:p>Any other Product Name: iPhone</text:p>
          </table:table-cell>
          <table:table-cell table:style-name="ce62" office:value-type="string" calcext:value-type="string">
            <text:p>1. Validate that two products are displayed in the 'Product Comparison' page with all the proper product details and the buttons (Add to Cart and Remove buttons)</text:p>
          </table:table-cell>
          <table:table-cell table:style-name="ce63" table:number-columns-repeated="2"/>
          <table:table-cell table:style-name="ce70" table:content-validation-name="val6"/>
          <table:table-cell table:style-name="ce63"/>
          <table:table-cell table:number-columns-repeated="16373"/>
        </table:table-row>
        <table:table-row table:style-name="ro41">
          <table:table-cell table:style-name="ce58" office:value-type="string" calcext:value-type="string">
            <text:p>TC_PC_016</text:p>
          </table:table-cell>
          <table:table-cell table:style-name="ce60" office:value-type="string" calcext:value-type="string">
            <text:p>(TS_006)</text:p>
            <text:p>Product Compare</text:p>
          </table:table-cell>
          <table:table-cell table:style-name="ce62" office:value-type="string" calcext:value-type="string">
            <text:p>Validate the 'Product Comparison' page when the same product is added twice to the page for comparison</text:p>
          </table:table-cell>
          <table:table-cell table:style-name="ce62" office:value-type="string" calcext:value-type="string">
            <text:p>1. Open the Application URL in any supported browser</text:p>
          </table:table-cell>
          <table:table-cell table:style-name="ce62" office:value-type="string" calcext:value-type="string">
            <text:p>1. Enter any existing Product name into the Search text box field - &lt;Refer Test Data&gt;</text:p>
            <text:p>2. Click on the button having search icon</text:p>
            <text:p>3. Select 'Compare this Product'option on the Product that is displayed in the search results</text:p>
            <text:p>4. Enter the same Product name into the Search text box field - &lt;Refer Test Data&gt;</text:p>
            <text:p>5. Click on the button having search icon</text:p>
            <text:p>6. Select 'Compare this Product' option on the Product that is displayed in the search results</text:p>
            <text:p>7. Click on the 'Product Comparison' link in the displayed success message</text:p>
            <text:p>8. Check the 'Product Comparison' page having the same product added twice to the page for comparison (Validate ER-1)</text:p>
          </table:table-cell>
          <table:table-cell table:style-name="ce60" office:value-type="string" calcext:value-type="string">
            <text:p>Product Name: iMac</text:p>
            <text:p/>
          </table:table-cell>
          <table:table-cell table:style-name="ce62" office:value-type="string" calcext:value-type="string">
            <text:p>1. Validate that the product shoud be displayed in the 'Product Comparison' page only one with all the proper product details and the buttons (Add to Cart and Remove buttons)</text:p>
          </table:table-cell>
          <table:table-cell table:style-name="ce63" table:formula="of:=+e17g17d17:h17d17:h17g17d17:h17c17:h17g17d17:h17b17:h17g17d17:h17a17:[.H18]" office:value-type="string" office:string-value="" calcext:value-type="error">
            <text:p>#¿NOMBRE?</text:p>
          </table:table-cell>
          <table:table-cell table:style-name="ce63"/>
          <table:table-cell table:style-name="ce70" table:content-validation-name="val6"/>
          <table:table-cell table:style-name="ce63"/>
          <table:table-cell table:number-columns-repeated="16373"/>
        </table:table-row>
        <table:table-row table:style-name="ro47">
          <table:table-cell table:style-name="ce58" office:value-type="string" calcext:value-type="string">
            <text:p>TC_PC_017</text:p>
          </table:table-cell>
          <table:table-cell table:style-name="ce60" office:value-type="string" calcext:value-type="string">
            <text:p>(TS_006)</text:p>
            <text:p>Product Compare</text:p>
          </table:table-cell>
          <table:table-cell table:style-name="ce62" office:value-type="string" calcext:value-type="string">
            <text:p>Validate the 'Product Comparison' page when three products are added to the page for comparison</text:p>
          </table:table-cell>
          <table:table-cell table:style-name="ce62" office:value-type="string" calcext:value-type="string">
            <text:p>1. Open the Application URL in any supported browser</text:p>
          </table:table-cell>
          <table:table-cell table:style-name="ce62" office:value-type="string" calcext:value-type="string">
            <text:p>1. Enter any existing Product name into the Search text box field - &lt;Refer Test Data&gt;</text:p>
            <text:p>2. Click on the button having search icon</text:p>
            <text:p>3. Select 'Compare this Product'option on the Product that is displayed in the search results</text:p>
            <text:p>4. Repeat Steps 1 to 3, three times until three different products are added to the 'Product Comparison' page</text:p>
            <text:p>5. Click on the 'Product Comparison' link in the displayed success message</text:p>
            <text:p>6. Check the 'Product Comparison' page having three products added to the page for comparison (Validate ER-1)</text:p>
          </table:table-cell>
          <table:table-cell table:style-name="ce60" office:value-type="string" calcext:value-type="string">
            <text:p>First Product Name: iMac</text:p>
            <text:p>Second Product Name: iPhone</text:p>
            <text:p>Third Product Name: MacBook Air</text:p>
          </table:table-cell>
          <table:table-cell table:style-name="ce62" office:value-type="string" calcext:value-type="string">
            <text:p>1. Validate that three products are displayed in the 'Product Comparison' page with all the proper product details and the buttons (Add to Cart and Remove buttons)</text:p>
          </table:table-cell>
          <table:table-cell table:style-name="ce63" table:number-columns-repeated="2"/>
          <table:table-cell table:style-name="ce70" table:content-validation-name="val6"/>
          <table:table-cell table:style-name="ce63"/>
          <table:table-cell table:number-columns-repeated="16373"/>
        </table:table-row>
        <table:table-row table:style-name="ro40">
          <table:table-cell table:style-name="ce58" office:value-type="string" calcext:value-type="string">
            <text:p>TC_PC_018</text:p>
          </table:table-cell>
          <table:table-cell table:style-name="ce60" office:value-type="string" calcext:value-type="string">
            <text:p>(TS_006)</text:p>
            <text:p>Product Compare</text:p>
          </table:table-cell>
          <table:table-cell table:style-name="ce62" office:value-type="string" calcext:value-type="string">
            <text:p>Validate the 'Product Comparison' page when four products are added to the page for comparison</text:p>
          </table:table-cell>
          <table:table-cell table:style-name="ce62" office:value-type="string" calcext:value-type="string">
            <text:p>1. Open the Application URL in any supported browser</text:p>
          </table:table-cell>
          <table:table-cell table:style-name="ce62" office:value-type="string" calcext:value-type="string">
            <text:p>1. Enter any existing Product name into the Search text box field - &lt;Refer Test Data&gt;</text:p>
            <text:p>2. Click on the button having search icon</text:p>
            <text:p>3. Select 'Compare this Product'option on the Product that is displayed in the search results</text:p>
            <text:p>4. Repeat Steps 1 to 3, four times until four different products are added to the 'Product Comparison' page</text:p>
            <text:p>5. Click on the 'Product Comparison' link in the displayed success message</text:p>
            <text:p>6. Check the 'Product Comparison' page having four products added to the page for comparison (Validate ER-1)</text:p>
          </table:table-cell>
          <table:table-cell table:style-name="ce60" office:value-type="string" calcext:value-type="string">
            <text:p>First Product Name: iMac</text:p>
            <text:p>Second Product Name: iPhone</text:p>
            <text:p>Third Product Name: MacBook Air</text:p>
            <text:p>Fourth Product Name: MacBook</text:p>
          </table:table-cell>
          <table:table-cell table:style-name="ce62" office:value-type="string" calcext:value-type="string">
            <text:p>1. Validate that four products are displayed in the 'Product Comparison' page with all the proper product details and the buttons (Add to Cart and Remove buttons)</text:p>
          </table:table-cell>
          <table:table-cell table:style-name="ce63" table:number-columns-repeated="2"/>
          <table:table-cell table:style-name="ce70" table:content-validation-name="val6"/>
          <table:table-cell table:style-name="ce63"/>
          <table:table-cell table:number-columns-repeated="16373"/>
        </table:table-row>
        <table:table-row table:style-name="ro48">
          <table:table-cell table:style-name="ce58" office:value-type="string" calcext:value-type="string">
            <text:p>TC_PC_019</text:p>
          </table:table-cell>
          <table:table-cell table:style-name="ce60" office:value-type="string" calcext:value-type="string">
            <text:p>(TS_006)</text:p>
            <text:p>Product Compare</text:p>
          </table:table-cell>
          <table:table-cell table:style-name="ce62" office:value-type="string" calcext:value-type="string">
            <text:p>Validate that more than 4 products cannot be added to the 'Product Comparison' page</text:p>
          </table:table-cell>
          <table:table-cell table:style-name="ce62" office:value-type="string" calcext:value-type="string">
            <text:p>1. Open the Application URL in any supported browser</text:p>
          </table:table-cell>
          <table:table-cell table:style-name="ce62" office:value-type="string" calcext:value-type="string">
            <text:p>1. Enter any existing Product name into the Search text box field - &lt;Refer Test Data&gt;</text:p>
            <text:p>2. Click on the button having search icon</text:p>
            <text:p>3. Select 'Compare this Product'option on the Product that is displayed in the search results</text:p>
            <text:p>4. Repeat Steps 1 to 3, five times with a different product added to the 'Product Comparison' page</text:p>
            <text:p>5. Click on the 'Product Comparison' link in the displayed success message</text:p>
            <text:p>6. Check the 'Product Comparison' page having five products added to the page for comparison (Validate ER-1)</text:p>
          </table:table-cell>
          <table:table-cell table:style-name="ce60" office:value-type="string" calcext:value-type="string">
            <text:p>First Product Name: iMac</text:p>
            <text:p>Second Product Name: iPhone</text:p>
            <text:p>Third Product Name: MacBook Air</text:p>
            <text:p>Fourth Product Name: MacBook</text:p>
            <text:p>Fifth Product Name: MacBook Pro</text:p>
          </table:table-cell>
          <table:table-cell table:style-name="ce62" office:value-type="string" calcext:value-type="string">
            <text:p>1. Validate that lastest four products (Second Product Name to Fifth Product Name) are displayed in the 'Product Comparison' page with all the proper product details and the buttons (Add to Cart and Remove buttons) and the First added Product is automatically removed from the 'Product Comparison' page as it allows only four products for comparision.</text:p>
          </table:table-cell>
          <table:table-cell table:style-name="ce63" table:number-columns-repeated="2"/>
          <table:table-cell table:style-name="ce70" table:content-validation-name="val6"/>
          <table:table-cell table:style-name="ce63"/>
          <table:table-cell table:number-columns-repeated="16373"/>
        </table:table-row>
        <table:table-row table:style-name="ro49">
          <table:table-cell table:style-name="ce58" office:value-type="string" calcext:value-type="string">
            <text:p>TC_PC_020</text:p>
          </table:table-cell>
          <table:table-cell table:style-name="ce60" office:value-type="string" calcext:value-type="string">
            <text:p>(TS_006)</text:p>
            <text:p>Product Compare</text:p>
          </table:table-cell>
          <table:table-cell table:style-name="ce62" office:value-type="string" calcext:value-type="string">
            <text:p>Validate adding the Products to cart from the 'Product Comparison' page</text:p>
          </table:table-cell>
          <table:table-cell table:style-name="ce62" office:value-type="string" calcext:value-type="string">
            <text:p>1. Open the Application URL in any supported browser</text:p>
          </table:table-cell>
          <table:table-cell table:style-name="ce62" office:value-type="string" calcext:value-type="string">
            <text:p>1. Enter any existing Product name into the Search text box field - &lt;Refer Test Data&gt;</text:p>
            <text:p>2. Click on the button having search icon</text:p>
            <text:p>3. Select 'Compare this Product' option on the Product that is displayed in the search results</text:p>
            <text:p>4. Click on the 'Product Comparison' link in the displayed success message</text:p>
            <text:p>5. Click on 'Add to Cart' button of the Product from the 'Product Comparison' page (Validate ER-1)</text:p>
          </table:table-cell>
          <table:table-cell table:style-name="ce60" office:value-type="string" calcext:value-type="string">
            <text:p>Product Name: iMac</text:p>
            <text:p/>
          </table:table-cell>
          <table:table-cell table:style-name="ce62" office:value-type="string" calcext:value-type="string">
            <text:p>1. Validate that the products are successfully added to the 'Shopping Cart' page from the 'Product Compare' page. Check this by also adding mulitple products to the 'Product Comparison' page.</text:p>
          </table:table-cell>
          <table:table-cell table:style-name="ce63" table:number-columns-repeated="2"/>
          <table:table-cell table:style-name="ce70" table:content-validation-name="val6"/>
          <table:table-cell table:style-name="ce63"/>
          <table:table-cell table:number-columns-repeated="16373"/>
        </table:table-row>
        <table:table-row table:style-name="ro49">
          <table:table-cell table:style-name="ce58" office:value-type="string" calcext:value-type="string">
            <text:p>TC_PC_021</text:p>
          </table:table-cell>
          <table:table-cell table:style-name="ce60" office:value-type="string" calcext:value-type="string">
            <text:p>(TS_006)</text:p>
            <text:p>Product Compare</text:p>
          </table:table-cell>
          <table:table-cell table:style-name="ce62" office:value-type="string" calcext:value-type="string">
            <text:p>Validate removing the Products from the 'Product Comparison' page</text:p>
          </table:table-cell>
          <table:table-cell table:style-name="ce62" office:value-type="string" calcext:value-type="string">
            <text:p>1. Open the Application URL in any supported browser</text:p>
          </table:table-cell>
          <table:table-cell table:style-name="ce62" office:value-type="string" calcext:value-type="string">
            <text:p>1. Enter any existing Product name into the Search text box field - &lt;Refer Test Data&gt;</text:p>
            <text:p>2. Click on the button having search icon</text:p>
            <text:p>3. Select 'Compare this Product' option on the Product that is displayed in the search results</text:p>
            <text:p>4. Click on the 'Product Comparison' link in the displayed success message</text:p>
            <text:p>5. Click on 'Remove' button of the Products from the 'Product Comparison' page (Validate ER-1)</text:p>
          </table:table-cell>
          <table:table-cell table:style-name="ce60" office:value-type="string" calcext:value-type="string">
            <text:p>Product Name: iMac</text:p>
            <text:p/>
          </table:table-cell>
          <table:table-cell table:style-name="ce62" office:value-type="string" calcext:value-type="string">
            <text:p>1. Validate that the products are successfully removed from the 'Product Compare' page. Check this by adding and removing mulitple products to the 'Product Comparison' page.</text:p>
          </table:table-cell>
          <table:table-cell table:style-name="ce63" table:number-columns-repeated="2"/>
          <table:table-cell table:style-name="ce70" table:content-validation-name="val6"/>
          <table:table-cell table:style-name="ce63"/>
          <table:table-cell table:number-columns-repeated="16373"/>
        </table:table-row>
        <table:table-row table:style-name="ro39">
          <table:table-cell table:style-name="ce58" office:value-type="string" calcext:value-type="string">
            <text:p>TC_PC_022</text:p>
          </table:table-cell>
          <table:table-cell table:style-name="ce60" office:value-type="string" calcext:value-type="string">
            <text:p>(TS_006)</text:p>
            <text:p>Product Compare</text:p>
          </table:table-cell>
          <table:table-cell table:style-name="ce62" office:value-type="string" calcext:value-type="string">
            <text:p>Validate Page Title, Page Heading and Page URL of the 'Product Comparison' page</text:p>
          </table:table-cell>
          <table:table-cell table:style-name="ce62" office:value-type="string" calcext:value-type="string">
            <text:p>1. Open the Application URL in any supported browser</text:p>
          </table:table-cell>
          <table:table-cell table:style-name="ce62" office:value-type="string" calcext:value-type="string">
            <text:p>1. Enter any existing Product name into the Search text box field - &lt;Refer Test Data&gt;</text:p>
            <text:p>2. Click on the button having search icon</text:p>
            <text:p>3. Select 'Compare this Product' option on the Product that is displayed in the search results</text:p>
            <text:p>4. Click on the 'Product Comparison' link in the displayed success message</text:p>
            <text:p>5. Check the Page Title, Page Heading and Page URL of hte displayed 'Product Comparison' page (Validate ER-1)</text:p>
          </table:table-cell>
          <table:table-cell table:style-name="ce60" office:value-type="string" calcext:value-type="string">
            <text:p>Product Name: iMac</text:p>
            <text:p/>
          </table:table-cell>
          <table:table-cell table:style-name="ce62" office:value-type="string" calcext:value-type="string">
            <text:p>1. Proper Page Title, Page Heading and Page URL of the 'Product Comparison' page are displayed. </text:p>
          </table:table-cell>
          <table:table-cell table:style-name="ce63" table:number-columns-repeated="2"/>
          <table:table-cell table:style-name="ce70" table:content-validation-name="val6"/>
          <table:table-cell table:style-name="ce63"/>
          <table:table-cell table:number-columns-repeated="16373"/>
        </table:table-row>
        <table:table-row table:style-name="ro26">
          <table:table-cell table:style-name="ce58" office:value-type="string" calcext:value-type="string">
            <text:p>TC_PC_023</text:p>
          </table:table-cell>
          <table:table-cell table:style-name="ce60" office:value-type="string" calcext:value-type="string">
            <text:p>(TS_006)</text:p>
            <text:p>Product Compare</text:p>
          </table:table-cell>
          <table:table-cell table:style-name="ce62" office:value-type="string" calcext:value-type="string">
            <text:p>Validate the UI of 'Compare this Product' option and the 'Product Comparison' page</text:p>
          </table:table-cell>
          <table:table-cell table:style-name="ce62" office:value-type="string" calcext:value-type="string">
            <text:p>1. Open the Application URL in any supported browser</text:p>
          </table:table-cell>
          <table:table-cell table:style-name="ce62" office:value-type="string" calcext:value-type="string">
            <text:p>1. Enter any existing Product name into the Search text box field - &lt;Refer Test Data&gt;</text:p>
            <text:p>2. Click on the button having search icon</text:p>
            <text:p>3. Select 'Compare this Product' option on the Product that is displayed in the search results</text:p>
            <text:p>4. Click on the 'Product Comparison' link in the displayed success message (Validate ER-1)</text:p>
          </table:table-cell>
          <table:table-cell table:style-name="ce60" office:value-type="string" calcext:value-type="string">
            <text:p>Product Name: iMac</text:p>
            <text:p/>
          </table:table-cell>
          <table:table-cell table:style-name="ce62" office:value-type="string" calcext:value-type="string">
            <text:p>1. Proper UI adhering to the UI checklist should be displayed for the complete 'Product Comparison' functionality</text:p>
          </table:table-cell>
          <table:table-cell table:style-name="ce63" table:number-columns-repeated="2"/>
          <table:table-cell table:style-name="ce70" table:content-validation-name="val6"/>
          <table:table-cell table:style-name="ce63"/>
          <table:table-cell table:number-columns-repeated="16373"/>
        </table:table-row>
        <table:table-row table:style-name="ro26">
          <table:table-cell table:style-name="ce58" office:value-type="string" calcext:value-type="string">
            <text:p>TC_PC_024</text:p>
          </table:table-cell>
          <table:table-cell table:style-name="ce60" office:value-type="string" calcext:value-type="string">
            <text:p>(TS_006)</text:p>
            <text:p>Product Compare</text:p>
          </table:table-cell>
          <table:table-cell table:style-name="ce62" office:value-type="string" calcext:value-type="string">
            <text:p>Validate the 'Product Comparison' functionality in all the supported environments</text:p>
          </table:table-cell>
          <table:table-cell table:style-name="ce62" office:value-type="string" calcext:value-type="string">
            <text:p>1. Open the Application URL in any supported browser</text:p>
          </table:table-cell>
          <table:table-cell table:style-name="ce62" office:value-type="string" calcext:value-type="string">
            <text:p>1. Enter any existing Product name into the Search text box field - &lt;Refer Test Data&gt;</text:p>
            <text:p>2. Click on the button having search icon</text:p>
            <text:p>3. Select 'Compare this Product' option on the Product that is displayed in the search results</text:p>
            <text:p>4. Click on the 'Product Comparison' link in the displayed success message (Validate ER-1)</text:p>
          </table:table-cell>
          <table:table-cell table:style-name="ce60" office:value-type="string" calcext:value-type="string">
            <text:p>Product Name: iMac</text:p>
            <text:p/>
          </table:table-cell>
          <table:table-cell table:style-name="ce62" office:value-type="string" calcext:value-type="string">
            <text:p>1. 'Product <text:s/>Comparison' functionality should work correctly in all the supported environments</text:p>
          </table:table-cell>
          <table:table-cell table:style-name="ce63" table:number-columns-repeated="2"/>
          <table:table-cell table:style-name="ce70" table:content-validation-name="val6"/>
          <table:table-cell table:style-name="ce63"/>
          <table:table-cell table:number-columns-repeated="16373"/>
        </table:table-row>
        <table:table-row table:style-name="ro19" table:number-rows-repeated="1048549">
          <table:table-cell table:number-columns-repeated="16384"/>
        </table:table-row>
        <table:table-row table:style-name="ro19">
          <table:table-cell table:number-columns-repeated="16384"/>
        </table:table-row>
        <calcext:conditional-formats>
          <calcext:conditional-format calcext:target-range-address="'Product Compare'.J3:'Product Compare'.J26">
            <calcext:condition calcext:apply-style-name="ConditionalStyle_104" calcext:value="contains-text(&quot;NOT TESTED&quot;)" calcext:base-cell-address="'Product Compare'.J3"/>
            <calcext:condition calcext:apply-style-name="ConditionalStyle_103" calcext:value="contains-text(&quot;BLOCKED&quot;)" calcext:base-cell-address="'Product Compare'.J3"/>
            <calcext:condition calcext:apply-style-name="ConditionalStyle_102" calcext:value="contains-text(&quot;FAIL&quot;)" calcext:base-cell-address="'Product Compare'.J3"/>
            <calcext:condition calcext:apply-style-name="ConditionalStyle_101" calcext:value="contains-text(&quot;PASS&quot;)" calcext:base-cell-address="'Product Compare'.J3"/>
          </calcext:conditional-format>
        </calcext:conditional-formats>
      </table:table>
      <table:table table:name="Product Display Page" table:style-name="ta9">
        <table:table-column table:style-name="co41" table:default-cell-style-name="ce37"/>
        <table:table-column table:style-name="co33" table:default-cell-style-name="ce37"/>
        <table:table-column table:style-name="co34" table:default-cell-style-name="ce37"/>
        <table:table-column table:style-name="co35" table:default-cell-style-name="ce37"/>
        <table:table-column table:style-name="co44" table:default-cell-style-name="ce37"/>
        <table:table-column table:style-name="co36" table:default-cell-style-name="ce37"/>
        <table:table-column table:style-name="co37" table:default-cell-style-name="ce37"/>
        <table:table-column table:style-name="co38" table:default-cell-style-name="ce37"/>
        <table:table-column table:style-name="co8" table:default-cell-style-name="ce37"/>
        <table:table-column table:style-name="co39" table:default-cell-style-name="ce37"/>
        <table:table-column table:style-name="co40" table:default-cell-style-name="ce37"/>
        <table:table-column table:style-name="co10" table:number-columns-repeated="16373" table:default-cell-style-name="ce37"/>
        <table:table-row table:style-name="ro19">
          <table:table-cell table:style-name="ce69" office:value-type="string" calcext:value-type="string">
            <text:p>Test Case ID</text:p>
          </table:table-cell>
          <table:table-cell table:style-name="ce69" office:value-type="string" calcext:value-type="string">
            <text:p>Test Scenario </text:p>
          </table:table-cell>
          <table:table-cell table:style-name="ce69" office:value-type="string" calcext:value-type="string">
            <text:p>Test Case Title</text:p>
          </table:table-cell>
          <table:table-cell table:style-name="ce69" office:value-type="string" calcext:value-type="string">
            <text:p>Pre-requisites</text:p>
          </table:table-cell>
          <table:table-cell table:style-name="ce69" office:value-type="string" calcext:value-type="string">
            <text:p>Test Steps</text:p>
          </table:table-cell>
          <table:table-cell table:style-name="ce69" office:value-type="string" calcext:value-type="string">
            <text:p>Test Data</text:p>
          </table:table-cell>
          <table:table-cell table:style-name="ce69" office:value-type="string" calcext:value-type="string">
            <text:p>Expected Result (ER)</text:p>
          </table:table-cell>
          <table:table-cell table:style-name="ce69" office:value-type="string" calcext:value-type="string">
            <text:p>Actual Result</text:p>
          </table:table-cell>
          <table:table-cell table:style-name="ce69" office:value-type="string" calcext:value-type="string">
            <text:p>Priority</text:p>
          </table:table-cell>
          <table:table-cell table:style-name="ce69" office:value-type="string" calcext:value-type="string">
            <text:p>Result</text:p>
          </table:table-cell>
          <table:table-cell table:style-name="ce69" office:value-type="string" calcext:value-type="string">
            <text:p>Comments</text:p>
          </table:table-cell>
          <table:table-cell table:number-columns-repeated="16373"/>
        </table:table-row>
        <table:table-row table:style-name="ro21">
          <table:table-cell table:style-name="ce57" office:value-type="string" calcext:value-type="string" table:number-columns-spanned="2" table:number-rows-spanned="1">
            <text:p><text:a xlink:href="#'Test Scenarios'.A10" xlink:type="simple">&lt;&lt; Test Scenarios</text:a></text:p>
          </table:table-cell>
          <table:covered-table-cell table:style-name="ce59"/>
          <table:table-cell table:style-name="ce61" table:number-columns-repeated="9"/>
          <table:table-cell table:style-name="ce47" table:number-columns-repeated="16373"/>
        </table:table-row>
        <table:table-row table:style-name="ro41">
          <table:table-cell table:style-name="ce58" office:value-type="string" calcext:value-type="string">
            <text:p>TC_PDP_001</text:p>
          </table:table-cell>
          <table:table-cell table:style-name="ce60" office:value-type="string" calcext:value-type="string">
            <text:p>(TS_007)</text:p>
            <text:p>Product Display Page</text:p>
          </table:table-cell>
          <table:table-cell table:style-name="ce62" office:value-type="string" calcext:value-type="string">
            <text:p>Validate the Thumbnails of the Product displayed in the Product Display Page</text:p>
          </table:table-cell>
          <table:table-cell table:style-name="ce62" office:value-type="string" calcext:value-type="string">
            <text:p>1. Open the Application URL</text:p>
          </table:table-cell>
          <table:table-cell table:style-name="ce62" office:value-type="string" calcext:value-type="string">
            <text:p>1. Enter any existing Product name into the Search text box field - &lt;Refer Test Data&gt;</text:p>
            <text:p>2. Click on the button having search icon</text:p>
            <text:p>3. Click on the Product displayed in the Search results</text:p>
            <text:p>4. Click on the main bigger sized Thumbnail image displayed on the 'Product Display Page' (Validate ER-1)</text:p>
            <text:p>5. Click on '&lt;' and '&gt;' options (Validate ER-2)</text:p>
            <text:p>6. Click on 'x' option or press 'ESC' keyboard key when the thumbnails are displayed in Light box view (Validate ER-3)</text:p>
            <text:p>7. Click on the normal sized Thumbnail images and repeat the steps 5 to 6 (Validate ER-4)</text:p>
          </table:table-cell>
          <table:table-cell table:style-name="ce60" office:value-type="string" calcext:value-type="string">
            <text:p>Product Name: iMac</text:p>
          </table:table-cell>
          <table:table-cell table:style-name="ce62" office:value-type="string" calcext:value-type="string">
            <text:p>1. Light box view of the main Thumnail image should be displayed with options to view the previous and next Thumnail images in Light box view.</text:p>
            <text:p>2. User should be able to navigate to other thumbnail images in the Light box view </text:p>
            <text:p>3. Light box view should close and the focus should go to the Product Display Page.</text:p>
            <text:p>4 Light box view of the selected Thumnail image should be displayed with options to view the previous and next Thumnail images in Light box view.  User should be able to navigate to other thumbnail images in the Light box view. Light box view should close and the focus should go to the Product Display Page.</text:p>
          </table:table-cell>
          <table:table-cell table:style-name="ce63"/>
          <table:table-cell table:style-name="ce58"/>
          <table:table-cell table:style-name="ce71" table:content-validation-name="val7"/>
          <table:table-cell table:style-name="ce63"/>
          <table:table-cell table:number-columns-repeated="16373"/>
        </table:table-row>
        <table:table-row table:style-name="ro29">
          <table:table-cell table:style-name="ce58" office:value-type="string" calcext:value-type="string">
            <text:p>TC_PDP_002</text:p>
          </table:table-cell>
          <table:table-cell table:style-name="ce60" office:value-type="string" calcext:value-type="string">
            <text:p>(TS_007)</text:p>
            <text:p>Product Display Page</text:p>
          </table:table-cell>
          <table:table-cell table:style-name="ce62" office:value-type="string" calcext:value-type="string">
            <text:p>Validate that Product Name, Brand and Product Code are displayed in the Product Display Page</text:p>
          </table:table-cell>
          <table:table-cell table:style-name="ce62" office:value-type="string" calcext:value-type="string">
            <text:p>1. Open the Application URL</text:p>
          </table:table-cell>
          <table:table-cell table:style-name="ce62" office:value-type="string" calcext:value-type="string">
            <text:p>1. Enter any existing Product name into the Search text box field - &lt;Refer Test Data&gt;</text:p>
            <text:p>2. Click on the button having search icon</text:p>
            <text:p>3. Click on the Product displayed in the Search results</text:p>
            <text:p>4. Check the Product Name, Brand and Product Code in the displayed Product Display Page</text:p>
          </table:table-cell>
          <table:table-cell table:style-name="ce60" office:value-type="string" calcext:value-type="string">
            <text:p>Product Name: iMac</text:p>
          </table:table-cell>
          <table:table-cell table:style-name="ce62" office:value-type="string" calcext:value-type="string">
            <text:p>1. Proper Product Name, Brand and Product Code should be displayed for the different types of Products in the Product Display Page.</text:p>
          </table:table-cell>
          <table:table-cell table:style-name="ce63" table:number-columns-repeated="2"/>
          <table:table-cell table:style-name="ce71" table:content-validation-name="val7"/>
          <table:table-cell table:style-name="ce63"/>
          <table:table-cell table:number-columns-repeated="16373"/>
        </table:table-row>
        <table:table-row table:style-name="ro29">
          <table:table-cell table:style-name="ce58" office:value-type="string" calcext:value-type="string">
            <text:p>TC_PDP_003</text:p>
          </table:table-cell>
          <table:table-cell table:style-name="ce60" office:value-type="string" calcext:value-type="string">
            <text:p>(TS_007)</text:p>
            <text:p>Product Display Page</text:p>
          </table:table-cell>
          <table:table-cell table:style-name="ce62" office:value-type="string" calcext:value-type="string">
            <text:p>Validate the availabilty status of the Product in the Product Display Page</text:p>
          </table:table-cell>
          <table:table-cell table:style-name="ce62" office:value-type="string" calcext:value-type="string">
            <text:p>1. Open the Application URL</text:p>
          </table:table-cell>
          <table:table-cell table:style-name="ce62" office:value-type="string" calcext:value-type="string">
            <text:p>1. Enter any existing Product name into the Search text box field - &lt;Refer Test Data&gt;</text:p>
            <text:p>2. Click on the button having search icon</text:p>
            <text:p>3. Click on the Product displayed in the Search results</text:p>
            <text:p>4. Check the different availability status of the Products in the displayed Product Display Page</text:p>
          </table:table-cell>
          <table:table-cell table:style-name="ce60" office:value-type="string" calcext:value-type="string">
            <text:p>Product Name: iMac</text:p>
          </table:table-cell>
          <table:table-cell table:style-name="ce62" office:value-type="string" calcext:value-type="string">
            <text:p>1. Proper avaialabilty statuses like In Stock, Out of Stock and Limited Stock should be displayed in the Availabilty section of the Product Display Page for the different types of Products.</text:p>
          </table:table-cell>
          <table:table-cell table:style-name="ce63" table:number-columns-repeated="2"/>
          <table:table-cell table:style-name="ce71" table:content-validation-name="val7"/>
          <table:table-cell table:style-name="ce63"/>
          <table:table-cell table:number-columns-repeated="16373"/>
        </table:table-row>
        <table:table-row table:style-name="ro50">
          <table:table-cell table:style-name="ce58" office:value-type="string" calcext:value-type="string">
            <text:p>TC_PDP_004</text:p>
          </table:table-cell>
          <table:table-cell table:style-name="ce60" office:value-type="string" calcext:value-type="string">
            <text:p>(TS_007)</text:p>
            <text:p>Product Display Page</text:p>
          </table:table-cell>
          <table:table-cell table:style-name="ce62" office:value-type="string" calcext:value-type="string">
            <text:p>Validate the Price of the Product with and without tax is displayed in the Product Display Page</text:p>
          </table:table-cell>
          <table:table-cell table:style-name="ce62" office:value-type="string" calcext:value-type="string">
            <text:p>1. Open the Application URL</text:p>
          </table:table-cell>
          <table:table-cell table:style-name="ce62" office:value-type="string" calcext:value-type="string">
            <text:p>1. Enter any existing Product name into the Search text box field - &lt;Refer Test Data&gt;</text:p>
            <text:p>2. Click on the button having search icon</text:p>
            <text:p>3. Click on the Product displayed in the Search results</text:p>
            <text:p>4. Check the Price with tax and Price Ex Tax in the displayed Product Display Page (Validate ER-1)</text:p>
          </table:table-cell>
          <table:table-cell table:style-name="ce60" office:value-type="string" calcext:value-type="string">
            <text:p>Product Name: iMac</text:p>
          </table:table-cell>
          <table:table-cell table:style-name="ce62" office:value-type="string" calcext:value-type="string">
            <text:p>1. Proper price with and without tax should be displayed for the different types of Products in the Product Display Page.</text:p>
          </table:table-cell>
          <table:table-cell table:style-name="ce63" table:number-columns-repeated="2"/>
          <table:table-cell table:style-name="ce71" table:content-validation-name="val7"/>
          <table:table-cell table:style-name="ce63"/>
          <table:table-cell table:number-columns-repeated="16373"/>
        </table:table-row>
        <table:table-row table:style-name="ro49">
          <table:table-cell table:style-name="ce58" office:value-type="string" calcext:value-type="string">
            <text:p>TC_PDP_005</text:p>
          </table:table-cell>
          <table:table-cell table:style-name="ce60" office:value-type="string" calcext:value-type="string">
            <text:p>(TS_007)</text:p>
            <text:p>Product Display Page</text:p>
          </table:table-cell>
          <table:table-cell table:style-name="ce62" office:value-type="string" calcext:value-type="string">
            <text:p>Validate the default quanity for the Product is displayed as 1 in the Product Display Page, when there is no minimum quantity set for the Product</text:p>
          </table:table-cell>
          <table:table-cell table:style-name="ce62" office:value-type="string" calcext:value-type="string">
            <text:p>1. Open the Application URL</text:p>
          </table:table-cell>
          <table:table-cell table:style-name="ce62" office:value-type="string" calcext:value-type="string">
            <text:p>1. Enter any existing Product name into the Search text box field, which has no minimum quanitity set - &lt;Refer Test Data&gt;</text:p>
            <text:p>2. Click on the button having search icon</text:p>
            <text:p>3. Click on the Product displayed in the Search results</text:p>
            <text:p>4. Check the Qty text field in the Product Display Page (Validate ER-1)</text:p>
            <text:p>5. Update the quantity by increasing it to more than one and click on 'Add to Cart' button (Validate ER-2)</text:p>
          </table:table-cell>
          <table:table-cell table:style-name="ce60" office:value-type="string" calcext:value-type="string">
            <text:p>Product Name: iMac</text:p>
          </table:table-cell>
          <table:table-cell table:style-name="ce62" office:value-type="string" calcext:value-type="string">
            <text:p>1. Default quantity should be displayed 1 for this product which has not minimum quantity set</text:p>
            <text:p>2. Quantity should get updated accordingly and the User should be able to add the Product to cart without any issues.</text:p>
          </table:table-cell>
          <table:table-cell table:style-name="ce63" table:number-columns-repeated="2"/>
          <table:table-cell table:style-name="ce71" table:content-validation-name="val7"/>
          <table:table-cell table:style-name="ce63"/>
          <table:table-cell table:number-columns-repeated="16373"/>
        </table:table-row>
        <table:table-row table:style-name="ro39">
          <table:table-cell table:style-name="ce58" office:value-type="string" calcext:value-type="string">
            <text:p>TC_PDP_006</text:p>
          </table:table-cell>
          <table:table-cell table:style-name="ce60" office:value-type="string" calcext:value-type="string">
            <text:p>(TS_007)</text:p>
            <text:p>Product Display Page</text:p>
          </table:table-cell>
          <table:table-cell table:style-name="ce62" office:value-type="string" calcext:value-type="string">
            <text:p>Validate the negative quantity or zero quantity or null quantity should not be allowed in the Product Display Page</text:p>
          </table:table-cell>
          <table:table-cell table:style-name="ce62" office:value-type="string" calcext:value-type="string">
            <text:p>1. Open the Application URL</text:p>
          </table:table-cell>
          <table:table-cell table:style-name="ce62" office:value-type="string" calcext:value-type="string">
            <text:p>1. Enter any existing Product name into the Search text box field, which has no minimum quanitity set - &lt;Refer Test Data&gt;</text:p>
            <text:p>2. Click on the button having search icon</text:p>
            <text:p>3. Click on the Product displayed in the Search results</text:p>
            <text:p>4. Check the Qty text field in the Product Display Page</text:p>
            <text:p>5. Update the quantity in the Qty text feild by providing a negative number or zero number or null quanitity and click on 'Add to Cart' button  (Validate ER-1)</text:p>
          </table:table-cell>
          <table:table-cell table:style-name="ce60" office:value-type="string" calcext:value-type="string">
            <text:p>Product Name: iMac</text:p>
          </table:table-cell>
          <table:table-cell table:style-name="ce62" office:value-type="string" calcext:value-type="string">
            <text:p>1. A field level message - 'Quantity should be a positive number' or 'Quantity cannot be zero, null or negative' should be displayed under the Qty text field</text:p>
          </table:table-cell>
          <table:table-cell table:style-name="ce63" table:number-columns-repeated="2"/>
          <table:table-cell table:style-name="ce71" table:content-validation-name="val7"/>
          <table:table-cell table:style-name="ce63"/>
          <table:table-cell table:number-columns-repeated="16373"/>
        </table:table-row>
        <table:table-row table:style-name="ro41">
          <table:table-cell table:style-name="ce58" office:value-type="string" calcext:value-type="string">
            <text:p>TC_PDP_007</text:p>
          </table:table-cell>
          <table:table-cell table:style-name="ce60" office:value-type="string" calcext:value-type="string">
            <text:p>(TS_007)</text:p>
            <text:p>Product Display Page</text:p>
          </table:table-cell>
          <table:table-cell table:style-name="ce62" office:value-type="string" calcext:value-type="string">
            <text:p>Validate the Product having the minimum quanitity set </text:p>
          </table:table-cell>
          <table:table-cell table:style-name="ce62" office:value-type="string" calcext:value-type="string">
            <text:p>1. Open the Application URL</text:p>
          </table:table-cell>
          <table:table-cell table:style-name="ce62" office:value-type="string" calcext:value-type="string">
            <text:p>1. Enter any existing Product name into the Search text box field, which has no minimum quanitity set - &lt;Refer Test Data&gt;</text:p>
            <text:p>2. Click on the button having search icon</text:p>
            <text:p>3. Click on the Product displayed in the Search results</text:p>
            <text:p>4. Check the Qty text field in the Product Display Page (Validate ER-1)</text:p>
            <text:p>5. Fill all the mandatory fields in the Product Display Page of this product and reduce below the minimum quantity in the Qty text feild and click on 'Add to Cart' button and navigate to shopping cart page (Validate ER-2)</text:p>
            <text:p>6. Increase the Quantity in the Qty field to more than the minimum quantity and click on 'Add to Cart' button (Validate ER-3)</text:p>
          </table:table-cell>
          <table:table-cell table:style-name="ce60" office:value-type="string" calcext:value-type="string">
            <text:p>Product Name: Apple Cinema 30"</text:p>
          </table:table-cell>
          <table:table-cell table:style-name="ce62" office:value-type="string" calcext:value-type="string">
            <text:p>1. Default quantity in Qty field should be displayed as minimum quanity set for this product (This product has minimum quanity set as 2). Also, the information text - ' This product has a minimum quantity of 2' should be displayed under the 'Add to Cart' button </text:p>
            <text:p>2. Warning message stating - 'Minimum order amount for Apple Cinema 30" is 2!'</text:p>
            <text:p>3. Product should be added to the cart with the given quantity without any problems.</text:p>
          </table:table-cell>
          <table:table-cell table:style-name="ce63" table:number-columns-repeated="2"/>
          <table:table-cell table:style-name="ce71" table:content-validation-name="val7"/>
          <table:table-cell table:style-name="ce63"/>
          <table:table-cell table:number-columns-repeated="16373"/>
        </table:table-row>
        <table:table-row table:style-name="ro29">
          <table:table-cell table:style-name="ce58" office:value-type="string" calcext:value-type="string">
            <text:p>TC_PDP_008</text:p>
          </table:table-cell>
          <table:table-cell table:style-name="ce60" office:value-type="string" calcext:value-type="string">
            <text:p>(TS_007)</text:p>
            <text:p>Product Display Page</text:p>
          </table:table-cell>
          <table:table-cell table:style-name="ce62" office:value-type="string" calcext:value-type="string">
            <text:p>Validate the description of the Product in the Product Display Page</text:p>
          </table:table-cell>
          <table:table-cell table:style-name="ce62" office:value-type="string" calcext:value-type="string">
            <text:p>1. Open the Application URL</text:p>
          </table:table-cell>
          <table:table-cell table:style-name="ce62" office:value-type="string" calcext:value-type="string">
            <text:p>1. Enter any existing Product name into the Search text box field - &lt;Refer Test Data&gt;</text:p>
            <text:p>2. Click on the button having search icon</text:p>
            <text:p>3. Click on the Product displayed in the Search results</text:p>
            <text:p>4. Click on the Description tab of the Product in the displayed 'Product Display' page (Validate ER-1)</text:p>
          </table:table-cell>
          <table:table-cell table:style-name="ce60" office:value-type="string" calcext:value-type="string">
            <text:p>Product Name: iMac</text:p>
          </table:table-cell>
          <table:table-cell table:style-name="ce62" office:value-type="string" calcext:value-type="string">
            <text:p>1. Correct Description of the product without any spelling or grammatical mistakes should be displayed for different types of Products.</text:p>
          </table:table-cell>
          <table:table-cell table:style-name="ce63" table:number-columns-repeated="2"/>
          <table:table-cell table:style-name="ce71" table:content-validation-name="val7"/>
          <table:table-cell table:style-name="ce63"/>
          <table:table-cell table:number-columns-repeated="16373"/>
        </table:table-row>
        <table:table-row table:style-name="ro29">
          <table:table-cell table:style-name="ce58" office:value-type="string" calcext:value-type="string">
            <text:p>TC_PDP_009</text:p>
          </table:table-cell>
          <table:table-cell table:style-name="ce60" office:value-type="string" calcext:value-type="string">
            <text:p>(TS_007)</text:p>
            <text:p>Product Display Page</text:p>
          </table:table-cell>
          <table:table-cell table:style-name="ce62" office:value-type="string" calcext:value-type="string">
            <text:p>Validate the specifications of the Product in the Product Display Page</text:p>
          </table:table-cell>
          <table:table-cell table:style-name="ce62" office:value-type="string" calcext:value-type="string">
            <text:p>1. Open the Application URL</text:p>
          </table:table-cell>
          <table:table-cell table:style-name="ce62" office:value-type="string" calcext:value-type="string">
            <text:p>1. Enter any existing Product name into the Search text box field - &lt;Refer Test Data&gt;</text:p>
            <text:p>2. Click on the button having search icon</text:p>
            <text:p>3. Click on the Product displayed in the Search results</text:p>
            <text:p>4. Click on the Specification tab of the Product in the displayed 'Product Display' page (Validate ER-1)</text:p>
          </table:table-cell>
          <table:table-cell table:style-name="ce60" office:value-type="string" calcext:value-type="string">
            <text:p>Product Name: Apple Cinema 30"</text:p>
          </table:table-cell>
          <table:table-cell table:style-name="ce62" office:value-type="string" calcext:value-type="string">
            <text:p>1. Correct Specifications of the product without any spelling or grammatrical mistakes should be displayed for different types of Products.</text:p>
          </table:table-cell>
          <table:table-cell table:style-name="ce63" table:number-columns-repeated="2"/>
          <table:table-cell table:style-name="ce71" table:content-validation-name="val7"/>
          <table:table-cell table:style-name="ce63"/>
          <table:table-cell table:number-columns-repeated="16373"/>
        </table:table-row>
        <table:table-row table:style-name="ro33">
          <table:table-cell table:style-name="ce58" office:value-type="string" calcext:value-type="string">
            <text:p>TC_PDP_010</text:p>
          </table:table-cell>
          <table:table-cell table:style-name="ce60" office:value-type="string" calcext:value-type="string">
            <text:p>(TS_007)</text:p>
            <text:p>Product Display Page</text:p>
          </table:table-cell>
          <table:table-cell table:style-name="ce62" office:value-type="string" calcext:value-type="string">
            <text:p>Validate the User is able to write a review for the Product from the 'Reviews' tab of Product Display Page</text:p>
          </table:table-cell>
          <table:table-cell table:style-name="ce62" office:value-type="string" calcext:value-type="string">
            <text:p>1. Open the Application URL</text:p>
          </table:table-cell>
          <table:table-cell table:style-name="ce62" office:value-type="string" calcext:value-type="string">
            <text:p>1. Enter any existing Product name into the Search text box field - &lt;Refer Test Data&gt;</text:p>
            <text:p>2. Click on the button having search icon</text:p>
            <text:p>3. Click on the Product displayed in the Search results</text:p>
            <text:p>4. Click on the Reviews tab of the Product in the displayed 'Product Display' page</text:p>
            <text:p>5. Enter your name into the 'Your Name' text field</text:p>
            <text:p>6. Enter review text into the 'Your Review' text are field</text:p>
            <text:p>7. Select any radio button to give the rating</text:p>
            <text:p>8. Click on 'Continue' button (Validate ER-1)</text:p>
          </table:table-cell>
          <table:table-cell table:style-name="ce60" office:value-type="string" calcext:value-type="string">
            <text:p>Product Name: Apple Cinema 30"</text:p>
          </table:table-cell>
          <table:table-cell table:style-name="ce62" office:value-type="string" calcext:value-type="string">
            <text:p>1. Success message with text - 'Thank you for your review. It has been submitted to the webmaster for approval.' should be displayed. This review should be displayed under this 'Reviews' tab once the webmaster approves it.</text:p>
          </table:table-cell>
          <table:table-cell table:style-name="ce63" table:number-columns-repeated="2"/>
          <table:table-cell table:style-name="ce71" table:content-validation-name="val7"/>
          <table:table-cell table:style-name="ce63"/>
          <table:table-cell table:number-columns-repeated="16373"/>
        </table:table-row>
        <table:table-row table:style-name="ro26">
          <table:table-cell table:style-name="ce58" office:value-type="string" calcext:value-type="string">
            <text:p>TC_PDP_011</text:p>
          </table:table-cell>
          <table:table-cell table:style-name="ce60" office:value-type="string" calcext:value-type="string">
            <text:p>(TS_007)</text:p>
            <text:p>Product Display Page</text:p>
          </table:table-cell>
          <table:table-cell table:style-name="ce62" office:value-type="string" calcext:value-type="string">
            <text:p>Validate the 'Reviews' tab when there are no reviews or zero reviews added</text:p>
          </table:table-cell>
          <table:table-cell table:style-name="ce62" office:value-type="string" calcext:value-type="string">
            <text:p>1. Open the Application URL</text:p>
          </table:table-cell>
          <table:table-cell table:style-name="ce62" office:value-type="string" calcext:value-type="string">
            <text:p>1. Enter any existing Product name into the Search text box field for which there are no existing reviews - &lt;Refer Test Data&gt;</text:p>
            <text:p>2. Click on the button having search icon</text:p>
            <text:p>3. Click on the Product displayed in the Search results</text:p>
            <text:p>4. Click on the Reviews(0) tab of the Product in the displayed 'Product Display' page (Validate ER-1)</text:p>
          </table:table-cell>
          <table:table-cell table:style-name="ce60" office:value-type="string" calcext:value-type="string">
            <text:p>Product Name: iMac</text:p>
          </table:table-cell>
          <table:table-cell table:style-name="ce62" office:value-type="string" calcext:value-type="string">
            <text:p>1. 'There are no reviews for this product.' text should be displayed under the 'Reviews' tab</text:p>
          </table:table-cell>
          <table:table-cell table:style-name="ce63" table:number-columns-repeated="2"/>
          <table:table-cell table:style-name="ce71" table:content-validation-name="val7"/>
          <table:table-cell table:style-name="ce63"/>
          <table:table-cell table:number-columns-repeated="16373"/>
        </table:table-row>
        <table:table-row table:style-name="ro29">
          <table:table-cell table:style-name="ce58" office:value-type="string" calcext:value-type="string">
            <text:p>TC_PDP_012</text:p>
          </table:table-cell>
          <table:table-cell table:style-name="ce60" office:value-type="string" calcext:value-type="string">
            <text:p>(TS_007)</text:p>
            <text:p>Product Display Page</text:p>
          </table:table-cell>
          <table:table-cell table:style-name="ce62" office:value-type="string" calcext:value-type="string">
            <text:p>Validate all the fields in the 'Review' tab are mandatory fields</text:p>
          </table:table-cell>
          <table:table-cell table:style-name="ce62" office:value-type="string" calcext:value-type="string">
            <text:p>1. Open the Application URL</text:p>
          </table:table-cell>
          <table:table-cell table:style-name="ce62" office:value-type="string" calcext:value-type="string">
            <text:p>1. Enter any existing Product name into the Search text box field  - &lt;Refer Test Data&gt;</text:p>
            <text:p>2. Click on the button having search icon</text:p>
            <text:p>3. Click on the Product displayed in the Search results</text:p>
            <text:p>4. Click on the Reviews tab of the Product in the displayed 'Product Display' page (Validate ER-1)</text:p>
          </table:table-cell>
          <table:table-cell table:style-name="ce60" office:value-type="string" calcext:value-type="string">
            <text:p>Product Name: iMac</text:p>
          </table:table-cell>
          <table:table-cell table:style-name="ce62" office:value-type="string" calcext:value-type="string">
            <text:p>1. All the fields in the Reviews tab should be mandatory fields.</text:p>
          </table:table-cell>
          <table:table-cell table:style-name="ce63" table:number-columns-repeated="2"/>
          <table:table-cell table:style-name="ce71" table:content-validation-name="val7"/>
          <table:table-cell table:style-name="ce63"/>
          <table:table-cell table:number-columns-repeated="16373"/>
        </table:table-row>
        <table:table-row table:style-name="ro29">
          <table:table-cell table:style-name="ce58" office:value-type="string" calcext:value-type="string">
            <text:p>TC_PDP_013</text:p>
          </table:table-cell>
          <table:table-cell table:style-name="ce60" office:value-type="string" calcext:value-type="string">
            <text:p>(TS_007)</text:p>
            <text:p>Product Display Page</text:p>
          </table:table-cell>
          <table:table-cell table:style-name="ce62" office:value-type="string" calcext:value-type="string">
            <text:p>Validate 'Write a review' link under 'Add to Cart' button on the 'Product Display' page</text:p>
          </table:table-cell>
          <table:table-cell table:style-name="ce62" office:value-type="string" calcext:value-type="string">
            <text:p>1. Open the Application URL</text:p>
          </table:table-cell>
          <table:table-cell table:style-name="ce62" office:value-type="string" calcext:value-type="string">
            <text:p>1. Enter any existing Product name into the Search text box field  - &lt;Refer Test Data&gt;</text:p>
            <text:p>2. Click on the button having search icon</text:p>
            <text:p>3. Click on the Product displayed in the Search results</text:p>
            <text:p>4. Click on 'Write a review' link under 'Add to Cart' button of the 'Product Display' page (Validate ER-1)</text:p>
          </table:table-cell>
          <table:table-cell table:style-name="ce60" office:value-type="string" calcext:value-type="string">
            <text:p>Product Name: iMac</text:p>
          </table:table-cell>
          <table:table-cell table:style-name="ce62" office:value-type="string" calcext:value-type="string">
            <text:p>1. 'Reviews' tab in the Product Display page should come to the focus.</text:p>
          </table:table-cell>
          <table:table-cell table:style-name="ce63" table:number-columns-repeated="2"/>
          <table:table-cell table:style-name="ce71" table:content-validation-name="val7"/>
          <table:table-cell table:style-name="ce63"/>
          <table:table-cell table:number-columns-repeated="16373"/>
        </table:table-row>
        <table:table-row table:style-name="ro29">
          <table:table-cell table:style-name="ce58" office:value-type="string" calcext:value-type="string">
            <text:p>TC_PDP_014</text:p>
          </table:table-cell>
          <table:table-cell table:style-name="ce60" office:value-type="string" calcext:value-type="string">
            <text:p>(TS_007)</text:p>
            <text:p>Product Display Page</text:p>
          </table:table-cell>
          <table:table-cell table:style-name="ce62" office:value-type="string" calcext:value-type="string">
            <text:p>Validate average of the user reviews should be dispalyed under the 'Add to Cart' button of the Product Display page</text:p>
          </table:table-cell>
          <table:table-cell table:style-name="ce62" office:value-type="string" calcext:value-type="string">
            <text:p>1. Open the Application URL</text:p>
          </table:table-cell>
          <table:table-cell table:style-name="ce62" office:value-type="string" calcext:value-type="string">
            <text:p>1. Enter any existing Product name into the Search text box field  - &lt;Refer Test Data&gt;</text:p>
            <text:p>2. Click on the button having search icon</text:p>
            <text:p>3. Click on the Product displayed in the Search results</text:p>
            <text:p>4. Check the average and number of reviews under the 'Add to Cart' page (Validate ER-1)</text:p>
          </table:table-cell>
          <table:table-cell table:style-name="ce60" office:value-type="string" calcext:value-type="string">
            <text:p>Product Name: iMac</text:p>
          </table:table-cell>
          <table:table-cell table:style-name="ce62" office:value-type="string" calcext:value-type="string">
            <text:p>1. Correct average review and the number of reviews count should be displayed under the 'Add to Cart' button</text:p>
          </table:table-cell>
          <table:table-cell table:style-name="ce63" table:number-columns-repeated="2"/>
          <table:table-cell table:style-name="ce71" table:content-validation-name="val7"/>
          <table:table-cell table:style-name="ce63"/>
          <table:table-cell table:number-columns-repeated="16373"/>
        </table:table-row>
        <table:table-row table:style-name="ro29">
          <table:table-cell table:style-name="ce58" office:value-type="string" calcext:value-type="string">
            <text:p>TC_PDP_015</text:p>
          </table:table-cell>
          <table:table-cell table:style-name="ce60" office:value-type="string" calcext:value-type="string">
            <text:p>(TS_007)</text:p>
            <text:p>Product Display Page</text:p>
          </table:table-cell>
          <table:table-cell table:style-name="ce62" office:value-type="string" calcext:value-type="string">
            <text:p>Validate the count of reviews should be displayed in the 'Reviews' tab label of the Product Display page</text:p>
          </table:table-cell>
          <table:table-cell table:style-name="ce62" office:value-type="string" calcext:value-type="string">
            <text:p>1. Open the Application URL</text:p>
          </table:table-cell>
          <table:table-cell table:style-name="ce62" office:value-type="string" calcext:value-type="string">
            <text:p>1. Enter any existing Product name into the Search text box field  - &lt;Refer Test Data&gt;</text:p>
            <text:p>2. Click on the button having search icon</text:p>
            <text:p>3. Click on the Product displayed in the Search results</text:p>
            <text:p>4. Check the count of reviews in the 'Reviews' tab lable in the Product Display page (Validate ER-1)</text:p>
          </table:table-cell>
          <table:table-cell table:style-name="ce60" office:value-type="string" calcext:value-type="string">
            <text:p>Product Name: iMac</text:p>
          </table:table-cell>
          <table:table-cell table:style-name="ce62" office:value-type="string" calcext:value-type="string">
            <text:p>1. Correct count of reviews should be displayed in the 'Reviews' tab label of the Product Display Page</text:p>
          </table:table-cell>
          <table:table-cell table:style-name="ce63" table:number-columns-repeated="2"/>
          <table:table-cell table:style-name="ce71" table:content-validation-name="val7"/>
          <table:table-cell table:style-name="ce63"/>
          <table:table-cell table:number-columns-repeated="16373"/>
        </table:table-row>
        <table:table-row table:style-name="ro29">
          <table:table-cell table:style-name="ce58" office:value-type="string" calcext:value-type="string">
            <text:p>TC_PDP_016</text:p>
          </table:table-cell>
          <table:table-cell table:style-name="ce60" office:value-type="string" calcext:value-type="string">
            <text:p>(TS_007)</text:p>
            <text:p>Product Display Page</text:p>
          </table:table-cell>
          <table:table-cell table:style-name="ce62" office:value-type="string" calcext:value-type="string">
            <text:p>Validate 'reviews' link under the 'Add to Cart' button of Product Display Page</text:p>
          </table:table-cell>
          <table:table-cell table:style-name="ce62" office:value-type="string" calcext:value-type="string">
            <text:p>1. Open the Application URL</text:p>
          </table:table-cell>
          <table:table-cell table:style-name="ce62" office:value-type="string" calcext:value-type="string">
            <text:p>1. Enter any existing Product name into the Search text box field  - &lt;Refer Test Data&gt;</text:p>
            <text:p>2. Click on the button having search icon</text:p>
            <text:p>3. Click on the Product displayed in the Search results</text:p>
            <text:p>4. Click on the 'x reviews' link in the Product Display page (Validate ER-1)</text:p>
          </table:table-cell>
          <table:table-cell table:style-name="ce60" office:value-type="string" calcext:value-type="string">
            <text:p>Product Name: iMac</text:p>
          </table:table-cell>
          <table:table-cell table:style-name="ce62" office:value-type="string" calcext:value-type="string">
            <text:p>1. Reviews given the User so far should be displayed under the 'Reviews' tab of the Product Display Page.</text:p>
          </table:table-cell>
          <table:table-cell table:style-name="ce63" table:number-columns-repeated="2"/>
          <table:table-cell table:style-name="ce71" table:content-validation-name="val7"/>
          <table:table-cell table:style-name="ce63"/>
          <table:table-cell table:number-columns-repeated="16373"/>
        </table:table-row>
        <table:table-row table:style-name="ro31">
          <table:table-cell table:style-name="ce58" office:value-type="string" calcext:value-type="string">
            <text:p>TC_PDP_017</text:p>
          </table:table-cell>
          <table:table-cell table:style-name="ce60" office:value-type="string" calcext:value-type="string">
            <text:p>(TS_007)</text:p>
            <text:p>Product Display Page</text:p>
          </table:table-cell>
          <table:table-cell table:style-name="ce62" office:value-type="string" calcext:value-type="string">
            <text:p>Validate submitting a review without filling the mandatory fields </text:p>
          </table:table-cell>
          <table:table-cell table:style-name="ce62" office:value-type="string" calcext:value-type="string">
            <text:p>1. Open the Application URL</text:p>
          </table:table-cell>
          <table:table-cell table:style-name="ce62" office:value-type="string" calcext:value-type="string">
            <text:p>1. Enter any existing Product name into the Search text box field  - &lt;Refer Test Data&gt;</text:p>
            <text:p>2. Click on the button having search icon</text:p>
            <text:p>3. Click on the Product displayed in the Search results</text:p>
            <text:p>4. Select the Reviews tab of the Product in the displayed 'Product Display' page </text:p>
            <text:p>5. Don't provide Name, Your Review and Ratings and click on 'Continue' button (Validate ER-1)</text:p>
          </table:table-cell>
          <table:table-cell table:style-name="ce60" office:value-type="string" calcext:value-type="string">
            <text:p>Product Name: iMac</text:p>
          </table:table-cell>
          <table:table-cell table:style-name="ce62" office:value-type="string" calcext:value-type="string">
            <text:p>1. Proper warning messages informing the User to fill the mandatory fields to submit the review should be displayed.</text:p>
          </table:table-cell>
          <table:table-cell table:style-name="ce63" table:number-columns-repeated="2"/>
          <table:table-cell table:style-name="ce71" table:content-validation-name="val7"/>
          <table:table-cell table:style-name="ce63"/>
          <table:table-cell table:number-columns-repeated="16373"/>
        </table:table-row>
        <table:table-row table:style-name="ro40">
          <table:table-cell table:style-name="ce58" office:value-type="string" calcext:value-type="string">
            <text:p>TC_PDP_018</text:p>
          </table:table-cell>
          <table:table-cell table:style-name="ce60" office:value-type="string" calcext:value-type="string">
            <text:p>(TS_007)</text:p>
            <text:p>Product Display Page</text:p>
          </table:table-cell>
          <table:table-cell table:style-name="ce62" office:value-type="string" calcext:value-type="string">
            <text:p>Validate the review text given while writing is accepted according to the specified number of characters</text:p>
          </table:table-cell>
          <table:table-cell table:style-name="ce62" office:value-type="string" calcext:value-type="string">
            <text:p>1. Open the Application URL</text:p>
          </table:table-cell>
          <table:table-cell table:style-name="ce62" office:value-type="string" calcext:value-type="string">
            <text:p>1. Enter any existing Product name into the Search text box field  - &lt;Refer Test Data&gt;</text:p>
            <text:p>2. Click on the button having search icon</text:p>
            <text:p>3. Click on the Product displayed in the Search results</text:p>
            <text:p>4. Select the Reviews tab of the Product in the displayed 'Product Display' page </text:p>
            <text:p>5. Provide Name and Ratings</text:p>
            <text:p>6. Check whether a proper warning message is displayed on providing the review text which is not according to the specified range of characters (i.e. 25 to 100 charactres) and click on 'Continue' button (Validate ER-1)</text:p>
          </table:table-cell>
          <table:table-cell table:style-name="ce60" office:value-type="string" calcext:value-type="string">
            <text:p>Product Name: iMac</text:p>
          </table:table-cell>
          <table:table-cell table:style-name="ce62" office:value-type="string" calcext:value-type="string">
            <text:p>1. Proper warning message with the text - 'Warning: Review Text must be between 25 and 1000 characters!' should be displayed</text:p>
          </table:table-cell>
          <table:table-cell table:style-name="ce63" table:number-columns-repeated="2"/>
          <table:table-cell table:style-name="ce71" table:content-validation-name="val7"/>
          <table:table-cell table:style-name="ce63"/>
          <table:table-cell table:number-columns-repeated="16373"/>
        </table:table-row>
        <table:table-row table:style-name="ro31">
          <table:table-cell table:style-name="ce58" office:value-type="string" calcext:value-type="string">
            <text:p>TC_PDP_019</text:p>
          </table:table-cell>
          <table:table-cell table:style-name="ce60" office:value-type="string" calcext:value-type="string">
            <text:p>(TS_007)</text:p>
            <text:p>Product Display Page</text:p>
          </table:table-cell>
          <table:table-cell table:style-name="ce62" office:value-type="string" calcext:value-type="string">
            <text:p>Validate adding the product to 'Wish List' from the Product Display page</text:p>
          </table:table-cell>
          <table:table-cell table:style-name="ce62" office:value-type="string" calcext:value-type="string">
            <text:p>1. Open the Application URL and Login</text:p>
          </table:table-cell>
          <table:table-cell table:style-name="ce62"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Wish List' option in the displayed 'Product Display' page (Validate ER-1)</text:p>
            <text:p>5. Click on 'wish list' link in the success message (Validate ER-2)</text:p>
          </table:table-cell>
          <table:table-cell table:style-name="ce60" office:value-type="string" calcext:value-type="string">
            <text:p>Product Name: iMac</text:p>
          </table:table-cell>
          <table:table-cell table:style-name="ce62" office:value-type="string" calcext:value-type="string">
            <text:p>1. Success message with text - 'Success: You have added Product Name to your wish list!' is displayed</text:p>
            <text:p>2. User should be taken to 'Wish List page and the product added is displayed in the 'Wish List' page</text:p>
            <text:p/>
          </table:table-cell>
          <table:table-cell table:style-name="ce63" table:number-columns-repeated="2"/>
          <table:table-cell table:style-name="ce71" table:content-validation-name="val7"/>
          <table:table-cell table:style-name="ce63"/>
          <table:table-cell table:number-columns-repeated="16373"/>
        </table:table-row>
        <table:table-row table:style-name="ro31">
          <table:table-cell table:style-name="ce58" office:value-type="string" calcext:value-type="string">
            <text:p>TC_PDP_020</text:p>
          </table:table-cell>
          <table:table-cell table:style-name="ce60" office:value-type="string" calcext:value-type="string">
            <text:p>(TS_007)</text:p>
            <text:p>Product Display Page</text:p>
          </table:table-cell>
          <table:table-cell table:style-name="ce62" office:value-type="string" calcext:value-type="string">
            <text:p>Validate adding the product for comparision from the Product Display page</text:p>
          </table:table-cell>
          <table:table-cell table:style-name="ce62" office:value-type="string" calcext:value-type="string">
            <text:p>1. Open the Application URL </text:p>
          </table:table-cell>
          <table:table-cell table:style-name="ce62" office:value-type="string" calcext:value-type="string">
            <text:p>1. Enter any existing Product name into the Search text box field  - &lt;Refer Test Data&gt;</text:p>
            <text:p>2. Click on the button having search icon</text:p>
            <text:p>3. Click on the Product displayed in the Search results</text:p>
            <text:p>4. Click on 'Compare this Product' option in the displayed 'Product Display' page (Validate ER-1)</text:p>
            <text:p>5. Click on 'product comparisoin' link in the success message (Validate ER-2)</text:p>
          </table:table-cell>
          <table:table-cell table:style-name="ce60" office:value-type="string" calcext:value-type="string">
            <text:p>Product Name: iMac</text:p>
          </table:table-cell>
          <table:table-cell table:style-name="ce62" office:value-type="string" calcext:value-type="string">
            <text:p>1. Success message with text - ' Success: You have added Product Name to your product comparison!' is displayed</text:p>
            <text:p>2. User should be taken to 'Product Comparison' page and the product details are displayed in the page</text:p>
            <text:p/>
          </table:table-cell>
          <table:table-cell table:style-name="ce63" table:number-columns-repeated="2"/>
          <table:table-cell table:style-name="ce71" table:content-validation-name="val7"/>
          <table:table-cell table:style-name="ce63"/>
          <table:table-cell table:number-columns-repeated="16373"/>
        </table:table-row>
        <table:table-row table:style-name="ro26">
          <table:table-cell table:style-name="ce58" office:value-type="string" calcext:value-type="string">
            <text:p>TC_PDP_021</text:p>
          </table:table-cell>
          <table:table-cell table:style-name="ce60" office:value-type="string" calcext:value-type="string">
            <text:p>(TS_007)</text:p>
            <text:p>Product Display Page</text:p>
          </table:table-cell>
          <table:table-cell table:style-name="ce62" office:value-type="string" calcext:value-type="string">
            <text:p>Validate proper options for liking, tweeting, sharing the Product Display page on social platforms</text:p>
          </table:table-cell>
          <table:table-cell table:style-name="ce62" office:value-type="string" calcext:value-type="string">
            <text:p>1. Open the Application URL</text:p>
          </table:table-cell>
          <table:table-cell table:style-name="ce62" office:value-type="string" calcext:value-type="string">
            <text:p>1. Enter any existing Product name into the Search text box field  - &lt;Refer Test Data&gt;</text:p>
            <text:p>2. Click on the button having search icon</text:p>
            <text:p>3. Click on the Product displayed in the Search results</text:p>
            <text:p>4. Check the options for liking, tweeting, sharing the Product Display page on social platforms (Validate ER-1)</text:p>
          </table:table-cell>
          <table:table-cell table:style-name="ce60" office:value-type="string" calcext:value-type="string">
            <text:p>Product Name: iMac</text:p>
          </table:table-cell>
          <table:table-cell table:style-name="ce62" office:value-type="string" calcext:value-type="string">
            <text:p>1. User should be able to like, tweet, share the Product Display page on social platforms</text:p>
          </table:table-cell>
          <table:table-cell table:style-name="ce63" table:number-columns-repeated="2"/>
          <table:table-cell table:style-name="ce71" table:content-validation-name="val7"/>
          <table:table-cell table:style-name="ce63"/>
          <table:table-cell table:number-columns-repeated="16373"/>
        </table:table-row>
        <table:table-row table:style-name="ro29">
          <table:table-cell table:style-name="ce58" office:value-type="string" calcext:value-type="string">
            <text:p>TC_PDP_022</text:p>
          </table:table-cell>
          <table:table-cell table:style-name="ce60" office:value-type="string" calcext:value-type="string">
            <text:p>(TS_007)</text:p>
            <text:p>Product Display Page</text:p>
          </table:table-cell>
          <table:table-cell table:style-name="ce62" office:value-type="string" calcext:value-type="string">
            <text:p>Validate 'Related Products' section in Product Display page</text:p>
          </table:table-cell>
          <table:table-cell table:style-name="ce62" office:value-type="string" calcext:value-type="string">
            <text:p>1. Open the Application URL </text:p>
          </table:table-cell>
          <table:table-cell table:style-name="ce62" office:value-type="string" calcext:value-type="string">
            <text:p>1. Enter any existing Product name into the Search text box field  - &lt;Refer Test Data&gt;</text:p>
            <text:p>2. Click on the button having search icon</text:p>
            <text:p>3. Click on the Product displayed in the Search results</text:p>
            <text:p>4. Click on the 'Related Products' section in the displayed Product Display Page</text:p>
          </table:table-cell>
          <table:table-cell table:style-name="ce60" office:value-type="string" calcext:value-type="string">
            <text:p>Product Name: iMac</text:p>
          </table:table-cell>
          <table:table-cell table:style-name="ce62" office:value-type="string" calcext:value-type="string">
            <text:p>1. User should see the Product displayed in the 'Related Products' section and is able ot click it and navigate to the Product Display Page of it.</text:p>
          </table:table-cell>
          <table:table-cell table:style-name="ce63" table:number-columns-repeated="2"/>
          <table:table-cell table:style-name="ce71" table:content-validation-name="val7"/>
          <table:table-cell table:style-name="ce63"/>
          <table:table-cell table:number-columns-repeated="16373"/>
        </table:table-row>
        <table:table-row table:style-name="ro23">
          <table:table-cell table:style-name="ce58" office:value-type="string" calcext:value-type="string">
            <text:p>TC_PDP_023</text:p>
          </table:table-cell>
          <table:table-cell table:style-name="ce60" office:value-type="string" calcext:value-type="string">
            <text:p>(TS_007)</text:p>
            <text:p>Product Display Page</text:p>
          </table:table-cell>
          <table:table-cell table:style-name="ce62" office:value-type="string" calcext:value-type="string">
            <text:p>Validate navigating to the Product Display page by using the Product image in the 'Wish List' page</text:p>
          </table:table-cell>
          <table:table-cell table:style-name="ce62" office:value-type="string" calcext:value-type="string">
            <text:p>1. Open the Application URL and Login</text:p>
            <text:p>2.A product is added to the Wish List page</text:p>
          </table:table-cell>
          <table:table-cell table:style-name="ce62" office:value-type="string" calcext:value-type="string">
            <text:p>1. Click on the 'Wish List' header option</text:p>
            <text:p>2. Click on the Image icon displayed under the 'Image' section of the displayed 'Wish List' page (Validate ER-1)</text:p>
          </table:table-cell>
          <table:table-cell table:style-name="ce60" office:value-type="string" calcext:value-type="string">
            <text:p>Product Name: iMac</text:p>
          </table:table-cell>
          <table:table-cell table:style-name="ce62" office:value-type="string" calcext:value-type="string">
            <text:p>1. User should be taken the Product Display page of the Product that is displayed in the 'Wish List' page</text:p>
          </table:table-cell>
          <table:table-cell table:style-name="ce63" table:number-columns-repeated="2"/>
          <table:table-cell table:style-name="ce71" table:content-validation-name="val7"/>
          <table:table-cell table:style-name="ce63"/>
          <table:table-cell table:number-columns-repeated="16373"/>
        </table:table-row>
        <table:table-row table:style-name="ro23">
          <table:table-cell table:style-name="ce58" office:value-type="string" calcext:value-type="string">
            <text:p>TC_PDP_024</text:p>
          </table:table-cell>
          <table:table-cell table:style-name="ce60" office:value-type="string" calcext:value-type="string">
            <text:p>(TS_007)</text:p>
            <text:p>Product Display Page</text:p>
          </table:table-cell>
          <table:table-cell table:style-name="ce62" office:value-type="string" calcext:value-type="string">
            <text:p>Validate navigating to the Product Display page by using the Product Name link in the 'Wish List' page</text:p>
          </table:table-cell>
          <table:table-cell table:style-name="ce62" office:value-type="string" calcext:value-type="string">
            <text:p>1. Open the Application URL and Login</text:p>
            <text:p>2.A product is added to the Wish List page</text:p>
          </table:table-cell>
          <table:table-cell table:style-name="ce62" office:value-type="string" calcext:value-type="string">
            <text:p>1. Click on the 'Wish List' header option</text:p>
            <text:p>2. Click on the Product Name link displayed under the 'Product Name' section of the displayed 'Wish List' page (Validate ER-1)</text:p>
          </table:table-cell>
          <table:table-cell table:style-name="ce60" office:value-type="string" calcext:value-type="string">
            <text:p>Product Name: iMac</text:p>
          </table:table-cell>
          <table:table-cell table:style-name="ce62" office:value-type="string" calcext:value-type="string">
            <text:p>1. User should be taken to the Product Display page of the Product that is displayed in the 'Wish List' page</text:p>
          </table:table-cell>
          <table:table-cell table:style-name="ce63" table:number-columns-repeated="2"/>
          <table:table-cell table:style-name="ce71" table:content-validation-name="val7"/>
          <table:table-cell table:style-name="ce63"/>
          <table:table-cell table:number-columns-repeated="16373"/>
        </table:table-row>
        <table:table-row table:style-name="ro26">
          <table:table-cell table:style-name="ce58" office:value-type="string" calcext:value-type="string">
            <text:p>TC_PDP_025</text:p>
          </table:table-cell>
          <table:table-cell table:style-name="ce60" office:value-type="string" calcext:value-type="string">
            <text:p>(TS_007)</text:p>
            <text:p>Product Display Page</text:p>
          </table:table-cell>
          <table:table-cell table:style-name="ce62" office:value-type="string" calcext:value-type="string">
            <text:p>Validate navigating to the Product Display page by using the Product Name link in Success message on adding the Product to Cart</text:p>
          </table:table-cell>
          <table:table-cell table:style-name="ce62" office:value-type="string" calcext:value-type="string">
            <text:p>1. Open the Application URL and Login</text:p>
            <text:p/>
          </table:table-cell>
          <table:table-cell table:style-name="ce62"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text:p>
            <text:p>5. Click on 'Product Name' link from the displayed success page</text:p>
          </table:table-cell>
          <table:table-cell table:style-name="ce60" office:value-type="string" calcext:value-type="string">
            <text:p>Product Name: iMac</text:p>
          </table:table-cell>
          <table:table-cell table:style-name="ce62" office:value-type="string" calcext:value-type="string">
            <text:p>1. User should be taken to the Product Display page of the Product </text:p>
          </table:table-cell>
          <table:table-cell table:style-name="ce63" table:number-columns-repeated="2"/>
          <table:table-cell table:style-name="ce71" table:content-validation-name="val7"/>
          <table:table-cell table:style-name="ce63"/>
          <table:table-cell table:number-columns-repeated="16373"/>
        </table:table-row>
        <table:table-row table:style-name="ro49">
          <table:table-cell table:style-name="ce58" office:value-type="string" calcext:value-type="string">
            <text:p>TC_PDP_026</text:p>
          </table:table-cell>
          <table:table-cell table:style-name="ce60" office:value-type="string" calcext:value-type="string">
            <text:p>(TS_007)</text:p>
            <text:p>Product Display Page</text:p>
          </table:table-cell>
          <table:table-cell table:style-name="ce62" office:value-type="string" calcext:value-type="string">
            <text:p>Validate navigating to the Product Display page by using the Product Image in the 'Shopping Cart' page</text:p>
          </table:table-cell>
          <table:table-cell table:style-name="ce62" office:value-type="string" calcext:value-type="string">
            <text:p>1. Open the Application URL and Login</text:p>
            <text:p/>
          </table:table-cell>
          <table:table-cell table:style-name="ce62"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text:p>
            <text:p>5. Click on 'shopping cart!' link from the displayed success page</text:p>
            <text:p>6. Click on the Product image from the displayed Shopping Cart page (Validate ER-1)</text:p>
          </table:table-cell>
          <table:table-cell table:style-name="ce60" office:value-type="string" calcext:value-type="string">
            <text:p>Product Name: iMac</text:p>
          </table:table-cell>
          <table:table-cell table:style-name="ce62" office:value-type="string" calcext:value-type="string">
            <text:p>1. User should be taken to the Product Display page of the Product </text:p>
          </table:table-cell>
          <table:table-cell table:style-name="ce63" table:number-columns-repeated="2"/>
          <table:table-cell table:style-name="ce71" table:content-validation-name="val7"/>
          <table:table-cell table:style-name="ce63"/>
          <table:table-cell table:number-columns-repeated="16373"/>
        </table:table-row>
        <table:table-row table:style-name="ro49">
          <table:table-cell table:style-name="ce58" office:value-type="string" calcext:value-type="string">
            <text:p>TC_PDP_027</text:p>
          </table:table-cell>
          <table:table-cell table:style-name="ce60" office:value-type="string" calcext:value-type="string">
            <text:p>(TS_007)</text:p>
            <text:p>Product Display Page</text:p>
          </table:table-cell>
          <table:table-cell table:style-name="ce62" office:value-type="string" calcext:value-type="string">
            <text:p>Validate navigating to the Product Display page by using the Product Name link in the 'Shopping Cart' page</text:p>
          </table:table-cell>
          <table:table-cell table:style-name="ce62" office:value-type="string" calcext:value-type="string">
            <text:p>1. Open the Application URL and Login</text:p>
            <text:p/>
          </table:table-cell>
          <table:table-cell table:style-name="ce62"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text:p>
            <text:p>5. Click on 'shopping cart!' link from the displayed success page</text:p>
            <text:p>6. Click on the Product Name link from the displayed Shopping Cart page (Validate ER-1)</text:p>
          </table:table-cell>
          <table:table-cell table:style-name="ce60" office:value-type="string" calcext:value-type="string">
            <text:p>Product Name: iMac</text:p>
          </table:table-cell>
          <table:table-cell table:style-name="ce62" office:value-type="string" calcext:value-type="string">
            <text:p>1. User should be taken to the Product Display page of the Product </text:p>
          </table:table-cell>
          <table:table-cell table:style-name="ce63" table:number-columns-repeated="2"/>
          <table:table-cell table:style-name="ce71" table:content-validation-name="val7"/>
          <table:table-cell table:style-name="ce63"/>
          <table:table-cell table:number-columns-repeated="16373"/>
        </table:table-row>
        <table:table-row table:style-name="ro51">
          <table:table-cell table:style-name="ce58" office:value-type="string" calcext:value-type="string">
            <text:p>TC_PDP_028</text:p>
          </table:table-cell>
          <table:table-cell table:style-name="ce60" office:value-type="string" calcext:value-type="string">
            <text:p>(TS_007)</text:p>
            <text:p>Product Display Page</text:p>
          </table:table-cell>
          <table:table-cell table:style-name="ce62" office:value-type="string" calcext:value-type="string">
            <text:p>Validate navigating to the Product Display page by using the Product Name link in the 'Confirm Order' sectioon of the 'Checkout' page</text:p>
          </table:table-cell>
          <table:table-cell table:style-name="ce62" office:value-type="string" calcext:value-type="string">
            <text:p>1. Open the Application URL and Login</text:p>
            <text:p/>
          </table:table-cell>
          <table:table-cell table:style-name="ce62"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text:p>
            <text:p>5. Click on 'Checkout' button in the displayed 'Shopping Cart' page</text:p>
            <text:p>6. Click on 'Continue' buttons and select any mandatory checkboxes until you reach the 'Confirm Order' section </text:p>
            <text:p>7. Click on 'Product Name' link in the 'Confirm Order' section (Validate ER-1)</text:p>
          </table:table-cell>
          <table:table-cell table:style-name="ce60" office:value-type="string" calcext:value-type="string">
            <text:p>Product Name: iMac</text:p>
          </table:table-cell>
          <table:table-cell table:style-name="ce62" office:value-type="string" calcext:value-type="string">
            <text:p>1. User should be taken to the Product Display page of the Product </text:p>
          </table:table-cell>
          <table:table-cell table:style-name="ce63" table:number-columns-repeated="2"/>
          <table:table-cell table:style-name="ce71" table:content-validation-name="val7"/>
          <table:table-cell table:style-name="ce63"/>
          <table:table-cell table:number-columns-repeated="16373"/>
        </table:table-row>
        <table:table-row table:style-name="ro51">
          <table:table-cell table:style-name="ce58" office:value-type="string" calcext:value-type="string">
            <text:p>TC_PDP_029</text:p>
          </table:table-cell>
          <table:table-cell table:style-name="ce60" office:value-type="string" calcext:value-type="string">
            <text:p>(TS_007)</text:p>
            <text:p>Product Display Page</text:p>
          </table:table-cell>
          <table:table-cell table:style-name="ce62" office:value-type="string" calcext:value-type="string">
            <text:p>Validate navigating to the Product Display page by using the Product Image in the 'Cart' button toggle box</text:p>
          </table:table-cell>
          <table:table-cell table:style-name="ce62" office:value-type="string" calcext:value-type="string">
            <text:p>1. Open the Application URL and Login</text:p>
            <text:p/>
          </table:table-cell>
          <table:table-cell table:style-name="ce62" office:value-type="string" calcext:value-type="string">
            <text:p>1. Enter any existing Product name into the Search text box field - &lt;Refer Test Data&gt;</text:p>
            <text:p>2. Click on the button having search icon</text:p>
            <text:p>3. Click on 'Add to Cart' option on the product that is displayed in the Search Results </text:p>
            <text:p>4. Click on 'Cart' button which is in black color beside the search icon button on the top of the page</text:p>
            <text:p>5. Click on the Product Image in the displayed toggle box (Validate ER-1)</text:p>
          </table:table-cell>
          <table:table-cell table:style-name="ce60" office:value-type="string" calcext:value-type="string">
            <text:p>Product Name: iMac</text:p>
          </table:table-cell>
          <table:table-cell table:style-name="ce62" office:value-type="string" calcext:value-type="string">
            <text:p>1. User should be taken to the Product Display page of the Product </text:p>
          </table:table-cell>
          <table:table-cell table:style-name="ce63" table:number-columns-repeated="2"/>
          <table:table-cell table:style-name="ce71" table:content-validation-name="val7"/>
          <table:table-cell table:style-name="ce63"/>
          <table:table-cell table:number-columns-repeated="16373"/>
        </table:table-row>
        <table:table-row table:style-name="ro51">
          <table:table-cell table:style-name="ce58" office:value-type="string" calcext:value-type="string">
            <text:p>TC_PDP_030</text:p>
          </table:table-cell>
          <table:table-cell table:style-name="ce60" office:value-type="string" calcext:value-type="string">
            <text:p>(TS_007)</text:p>
            <text:p>Product Display Page</text:p>
          </table:table-cell>
          <table:table-cell table:style-name="ce62" office:value-type="string" calcext:value-type="string">
            <text:p>Validate navigating to the Product Display page by using the Product Name link in the 'Cart' button toggle box</text:p>
          </table:table-cell>
          <table:table-cell table:style-name="ce62" office:value-type="string" calcext:value-type="string">
            <text:p>1. Open the Application URL and Login</text:p>
            <text:p/>
          </table:table-cell>
          <table:table-cell table:style-name="ce62" office:value-type="string" calcext:value-type="string">
            <text:p>1. Enter any existing Product name into the Search text box field - &lt;Refer Test Data&gt;</text:p>
            <text:p>2. Click on the button having search icon</text:p>
            <text:p>3. Click on 'Add to Cart' option on the product that is displayed in the Search Results </text:p>
            <text:p>4. Click on 'Cart' button which is in black color beside the search icon button on the top of the page</text:p>
            <text:p>5. Click on the Product Name link in the displayed toggle box (Validate ER-1)</text:p>
          </table:table-cell>
          <table:table-cell table:style-name="ce60" office:value-type="string" calcext:value-type="string">
            <text:p>Product Name: iMac</text:p>
          </table:table-cell>
          <table:table-cell table:style-name="ce62" office:value-type="string" calcext:value-type="string">
            <text:p>1. User should be taken to the Product Display page of the Product </text:p>
          </table:table-cell>
          <table:table-cell table:style-name="ce63" table:number-columns-repeated="2"/>
          <table:table-cell table:style-name="ce71" table:content-validation-name="val7"/>
          <table:table-cell table:style-name="ce63"/>
          <table:table-cell table:number-columns-repeated="16373"/>
        </table:table-row>
        <table:table-row table:style-name="ro29">
          <table:table-cell table:style-name="ce58" office:value-type="string" calcext:value-type="string">
            <text:p>TC_PDP_031</text:p>
          </table:table-cell>
          <table:table-cell table:style-name="ce60" office:value-type="string" calcext:value-type="string">
            <text:p>(TS_007)</text:p>
            <text:p>Product Display Page</text:p>
          </table:table-cell>
          <table:table-cell table:style-name="ce62" office:value-type="string" calcext:value-type="string">
            <text:p>Validate the Reward Points displayed in the Product Display page</text:p>
          </table:table-cell>
          <table:table-cell table:style-name="ce62" office:value-type="string" calcext:value-type="string">
            <text:p>1. Open the Application URL and Login</text:p>
            <text:p/>
          </table:table-cell>
          <table:table-cell table:style-name="ce62" office:value-type="string" calcext:value-type="string">
            <text:p>1. Enter any existing Product name into the Search text box field  - &lt;Refer Test Data&gt;</text:p>
            <text:p>2. Click on the button having search icon</text:p>
            <text:p>3. Click on the Product displayed in the Search results</text:p>
            <text:p>4. Check the 'Reward Points' in the displayed 'Product Display' page (Validate ER-1)</text:p>
          </table:table-cell>
          <table:table-cell table:style-name="ce60" office:value-type="string" calcext:value-type="string">
            <text:p>Product Name: Apple Cinema 30"</text:p>
          </table:table-cell>
          <table:table-cell table:style-name="ce62" office:value-type="string" calcext:value-type="string">
            <text:p>1. Correct rewards points should be displayed</text:p>
          </table:table-cell>
          <table:table-cell table:style-name="ce63" table:number-columns-repeated="2"/>
          <table:table-cell table:style-name="ce71" table:content-validation-name="val7"/>
          <table:table-cell table:style-name="ce63"/>
          <table:table-cell table:number-columns-repeated="16373"/>
        </table:table-row>
        <table:table-row table:style-name="ro29">
          <table:table-cell table:style-name="ce58" office:value-type="string" calcext:value-type="string">
            <text:p>TC_PDP_032</text:p>
          </table:table-cell>
          <table:table-cell table:style-name="ce60" office:value-type="string" calcext:value-type="string">
            <text:p>(TS_007)</text:p>
            <text:p>Product Display Page</text:p>
          </table:table-cell>
          <table:table-cell table:style-name="ce62" office:value-type="string" calcext:value-type="string">
            <text:p>Validate the original price of the Product without offer in the Product Display page</text:p>
          </table:table-cell>
          <table:table-cell table:style-name="ce62" office:value-type="string" calcext:value-type="string">
            <text:p>1. Open the Application URL and Login</text:p>
            <text:p/>
          </table:table-cell>
          <table:table-cell table:style-name="ce62" office:value-type="string" calcext:value-type="string">
            <text:p>1. Enter any existing Product name into the Search text box field  - &lt;Refer Test Data&gt;</text:p>
            <text:p>2. Click on the button having search icon</text:p>
            <text:p>3. Click on the Product displayed in the Search results</text:p>
            <text:p>4. Check the original price of the Product without offer in the displayed 'Product Display' page (Validate ER-1)</text:p>
          </table:table-cell>
          <table:table-cell table:style-name="ce60" office:value-type="string" calcext:value-type="string">
            <text:p>Product Name: Apple Cinema 30"</text:p>
          </table:table-cell>
          <table:table-cell table:style-name="ce62" office:value-type="string" calcext:value-type="string">
            <text:p>1. Orignal price should be displayed as striked off</text:p>
          </table:table-cell>
          <table:table-cell table:style-name="ce63" table:number-columns-repeated="2"/>
          <table:table-cell table:style-name="ce71" table:content-validation-name="val7"/>
          <table:table-cell table:style-name="ce63"/>
          <table:table-cell table:number-columns-repeated="16373"/>
        </table:table-row>
        <table:table-row table:style-name="ro26">
          <table:table-cell table:style-name="ce58" office:value-type="string" calcext:value-type="string">
            <text:p>TC_PDP_033</text:p>
          </table:table-cell>
          <table:table-cell table:style-name="ce60" office:value-type="string" calcext:value-type="string">
            <text:p>(TS_007)</text:p>
            <text:p>Product Display Page</text:p>
          </table:table-cell>
          <table:table-cell table:style-name="ce62" office:value-type="string" calcext:value-type="string">
            <text:p>Validate the prices of the Product when purchased in bulk </text:p>
          </table:table-cell>
          <table:table-cell table:style-name="ce62" office:value-type="string" calcext:value-type="string">
            <text:p>1. Open the Application URL and Login</text:p>
            <text:p/>
          </table:table-cell>
          <table:table-cell table:style-name="ce62" office:value-type="string" calcext:value-type="string">
            <text:p>1. Enter any existing Product name into the Search text box field  - &lt;Refer Test Data&gt;</text:p>
            <text:p>2. Click on the button having search icon</text:p>
            <text:p>3. Click on the Product displayed in the Search results</text:p>
            <text:p>4. Check the prices of the Product when purchased in bluk in the displayed 'Product Display' page (Validate ER-1)</text:p>
          </table:table-cell>
          <table:table-cell table:style-name="ce60" office:value-type="string" calcext:value-type="string">
            <text:p>Product Name: Apple Cinema 30"</text:p>
          </table:table-cell>
          <table:table-cell table:style-name="ce62" office:value-type="string" calcext:value-type="string">
            <text:p>1. Prices when purchased in bluk should be displayed correctly for 10 products, 20 products and 30 products </text:p>
          </table:table-cell>
          <table:table-cell table:style-name="ce63" table:number-columns-repeated="2"/>
          <table:table-cell table:style-name="ce71" table:content-validation-name="val7"/>
          <table:table-cell table:style-name="ce63"/>
          <table:table-cell table:number-columns-repeated="16373"/>
        </table:table-row>
        <table:table-row table:style-name="ro29">
          <table:table-cell table:style-name="ce58" office:value-type="string" calcext:value-type="string">
            <text:p>TC_PDP_034</text:p>
          </table:table-cell>
          <table:table-cell table:style-name="ce60" office:value-type="string" calcext:value-type="string">
            <text:p>(TS_007)</text:p>
            <text:p>Product Display Page</text:p>
          </table:table-cell>
          <table:table-cell table:style-name="ce62" office:value-type="string" calcext:value-type="string">
            <text:p>Validate all the extra available options in the Product Display page</text:p>
          </table:table-cell>
          <table:table-cell table:style-name="ce62" office:value-type="string" calcext:value-type="string">
            <text:p>1. Open the Application URL and Login</text:p>
            <text:p/>
          </table:table-cell>
          <table:table-cell table:style-name="ce62" office:value-type="string" calcext:value-type="string">
            <text:p>1. Enter any existing Product name into the Search text box field  - &lt;Refer Test Data&gt;</text:p>
            <text:p>2. Click on the button having search icon</text:p>
            <text:p>3. Click on the Product displayed in the Search results</text:p>
            <text:p>4. Check all the 'Available Options'  in the displayed 'Product Display' page (Validate ER-1)</text:p>
          </table:table-cell>
          <table:table-cell table:style-name="ce60" office:value-type="string" calcext:value-type="string">
            <text:p>Product Name: Apple Cinema 30"</text:p>
          </table:table-cell>
          <table:table-cell table:style-name="ce62" office:value-type="string" calcext:value-type="string">
            <text:p>1. User should be able to select all the available options </text:p>
          </table:table-cell>
          <table:table-cell table:style-name="ce63" table:number-columns-repeated="2"/>
          <table:table-cell table:style-name="ce71" table:content-validation-name="val7"/>
          <table:table-cell table:style-name="ce63"/>
          <table:table-cell table:number-columns-repeated="16373"/>
        </table:table-row>
        <table:table-row table:style-name="ro26">
          <table:table-cell table:style-name="ce58" office:value-type="string" calcext:value-type="string">
            <text:p>TC_PDP_035</text:p>
          </table:table-cell>
          <table:table-cell table:style-name="ce60" office:value-type="string" calcext:value-type="string">
            <text:p>(TS_007)</text:p>
            <text:p>Product Display Page</text:p>
          </table:table-cell>
          <table:table-cell table:style-name="ce62" office:value-type="string" calcext:value-type="string">
            <text:p>Validate Page Title, Page Heading and Page URL of the 'Product Display' page</text:p>
          </table:table-cell>
          <table:table-cell table:style-name="ce62" office:value-type="string" calcext:value-type="string">
            <text:p>1. Open the Application URL in any supported browser</text:p>
          </table:table-cell>
          <table:table-cell table:style-name="ce62" office:value-type="string" calcext:value-type="string">
            <text:p>1. Enter any existing Product name into the Search text box field  - &lt;Refer Test Data&gt;</text:p>
            <text:p>2. Click on the button having search icon</text:p>
            <text:p>3. Click on the Product displayed in the Search results</text:p>
            <text:p>4. Check the Page Title, Page Heading and Page URL of hte displayed 'Product Display' page (Validate ER-1)</text:p>
          </table:table-cell>
          <table:table-cell table:style-name="ce60" office:value-type="string" calcext:value-type="string">
            <text:p>Product Name: iMac</text:p>
            <text:p/>
          </table:table-cell>
          <table:table-cell table:style-name="ce62" office:value-type="string" calcext:value-type="string">
            <text:p>1. Proper Page Title, Page Heading and Page URL of the 'Product Display' page are displayed. </text:p>
          </table:table-cell>
          <table:table-cell table:style-name="ce63" table:number-columns-repeated="2"/>
          <table:table-cell table:style-name="ce71" table:content-validation-name="val7"/>
          <table:table-cell table:style-name="ce63"/>
          <table:table-cell table:number-columns-repeated="16373"/>
        </table:table-row>
        <table:table-row table:style-name="ro27">
          <table:table-cell table:style-name="ce58" office:value-type="string" calcext:value-type="string">
            <text:p>TC_PDP_036</text:p>
          </table:table-cell>
          <table:table-cell table:style-name="ce60" office:value-type="string" calcext:value-type="string">
            <text:p>(TS_007)</text:p>
            <text:p>Product Display Page</text:p>
          </table:table-cell>
          <table:table-cell table:style-name="ce62" office:value-type="string" calcext:value-type="string">
            <text:p>Validate the UI of 'Product Display' page</text:p>
          </table:table-cell>
          <table:table-cell table:style-name="ce62" office:value-type="string" calcext:value-type="string">
            <text:p>1. Open the Application URL in any supported browser</text:p>
          </table:table-cell>
          <table:table-cell table:style-name="ce62" office:value-type="string" calcext:value-type="string">
            <text:p>1. Enter any existing Product name into the Search text box field - &lt;Refer Test Data&gt;</text:p>
            <text:p>2. Click on the button having search icon</text:p>
            <text:p>3. Click on the Product displayed in the Search results (Validate ER-1)</text:p>
          </table:table-cell>
          <table:table-cell table:style-name="ce60" office:value-type="string" calcext:value-type="string">
            <text:p>Product Name: iMac</text:p>
            <text:p/>
          </table:table-cell>
          <table:table-cell table:style-name="ce62" office:value-type="string" calcext:value-type="string">
            <text:p>1. Proper UI adhering to the UI checklist should be displayed for the complete 'Product Display' page functionality</text:p>
          </table:table-cell>
          <table:table-cell table:style-name="ce63" table:number-columns-repeated="2"/>
          <table:table-cell table:style-name="ce71" table:content-validation-name="val7"/>
          <table:table-cell table:style-name="ce63"/>
          <table:table-cell table:number-columns-repeated="16373"/>
        </table:table-row>
        <table:table-row table:style-name="ro27">
          <table:table-cell table:style-name="ce58" office:value-type="string" calcext:value-type="string">
            <text:p>TC_PDP_037</text:p>
          </table:table-cell>
          <table:table-cell table:style-name="ce60" office:value-type="string" calcext:value-type="string">
            <text:p>(TS_007)</text:p>
            <text:p>Product Display Page</text:p>
          </table:table-cell>
          <table:table-cell table:style-name="ce62" office:value-type="string" calcext:value-type="string">
            <text:p>Validate the 'Product Display' page functionality in all the supported environments</text:p>
          </table:table-cell>
          <table:table-cell table:style-name="ce62" office:value-type="string" calcext:value-type="string">
            <text:p>1. Open the Application URL in any supported browser</text:p>
          </table:table-cell>
          <table:table-cell table:style-name="ce62" office:value-type="string" calcext:value-type="string">
            <text:p>1. Enter any existing Product name into the Search text box field - &lt;Refer Test Data&gt;</text:p>
            <text:p>2. Click on the button having search icon</text:p>
            <text:p>3. Click on the Product displayed in the Search results (Validate ER-1)</text:p>
          </table:table-cell>
          <table:table-cell table:style-name="ce60" office:value-type="string" calcext:value-type="string">
            <text:p>Product Name: iMac</text:p>
            <text:p/>
          </table:table-cell>
          <table:table-cell table:style-name="ce62" office:value-type="string" calcext:value-type="string">
            <text:p>1. 'Product <text:s/>Display' page functionality should work correctly in all the supported environments</text:p>
          </table:table-cell>
          <table:table-cell table:style-name="ce63" table:number-columns-repeated="2"/>
          <table:table-cell table:style-name="ce71" table:content-validation-name="val7"/>
          <table:table-cell table:style-name="ce63"/>
          <table:table-cell table:number-columns-repeated="16373"/>
        </table:table-row>
        <table:table-row table:style-name="ro19" table:number-rows-repeated="1048536">
          <table:table-cell table:number-columns-repeated="16384"/>
        </table:table-row>
        <table:table-row table:style-name="ro19">
          <table:table-cell table:number-columns-repeated="16384"/>
        </table:table-row>
        <calcext:conditional-formats>
          <calcext:conditional-format calcext:target-range-address="'Product Display Page'.J3:'Product Display Page'.J39">
            <calcext:condition calcext:apply-style-name="ConditionalStyle_100" calcext:value="contains-text(&quot;NOT TESTED&quot;)" calcext:base-cell-address="'Product Display Page'.J3"/>
            <calcext:condition calcext:apply-style-name="ConditionalStyle_99" calcext:value="contains-text(&quot;BLOCKED&quot;)" calcext:base-cell-address="'Product Display Page'.J3"/>
            <calcext:condition calcext:apply-style-name="ConditionalStyle_98" calcext:value="contains-text(&quot;FAIL&quot;)" calcext:base-cell-address="'Product Display Page'.J3"/>
            <calcext:condition calcext:apply-style-name="ConditionalStyle_97" calcext:value="contains-text(&quot;PASS&quot;)" calcext:base-cell-address="'Product Display Page'.J3"/>
          </calcext:conditional-format>
        </calcext:conditional-formats>
      </table:table>
      <table:table table:name="Add to Cart" table:style-name="ta10">
        <table:table-column table:style-name="co45" table:default-cell-style-name="ce58"/>
        <table:table-column table:style-name="co33" table:default-cell-style-name="ce60"/>
        <table:table-column table:style-name="co34" table:default-cell-style-name="ce62"/>
        <table:table-column table:style-name="co35" table:default-cell-style-name="ce62"/>
        <table:table-column table:style-name="co44" table:default-cell-style-name="ce62"/>
        <table:table-column table:style-name="co36" table:default-cell-style-name="ce60"/>
        <table:table-column table:style-name="co37" table:default-cell-style-name="ce62"/>
        <table:table-column table:style-name="co38" table:default-cell-style-name="ce63"/>
        <table:table-column table:style-name="co8" table:default-cell-style-name="ce63"/>
        <table:table-column table:style-name="co39" table:default-cell-style-name="ce72"/>
        <table:table-column table:style-name="co40" table:default-cell-style-name="ce63"/>
        <table:table-column table:style-name="co1" table:number-columns-repeated="16373" table:default-cell-style-name="Default"/>
        <table:table-row table:style-name="ro1">
          <table:table-cell table:style-name="ce69" office:value-type="string" calcext:value-type="string">
            <text:p>Test Case ID</text:p>
          </table:table-cell>
          <table:table-cell table:style-name="ce69" office:value-type="string" calcext:value-type="string">
            <text:p>Test Scenario </text:p>
          </table:table-cell>
          <table:table-cell table:style-name="ce69" office:value-type="string" calcext:value-type="string">
            <text:p>Test Case Title</text:p>
          </table:table-cell>
          <table:table-cell table:style-name="ce69" office:value-type="string" calcext:value-type="string">
            <text:p>Pre-requisites</text:p>
          </table:table-cell>
          <table:table-cell table:style-name="ce69" office:value-type="string" calcext:value-type="string">
            <text:p>Test Steps</text:p>
          </table:table-cell>
          <table:table-cell table:style-name="ce69" office:value-type="string" calcext:value-type="string">
            <text:p>Test Data</text:p>
          </table:table-cell>
          <table:table-cell table:style-name="ce69" office:value-type="string" calcext:value-type="string">
            <text:p>Expected Result (ER)</text:p>
          </table:table-cell>
          <table:table-cell table:style-name="ce69" office:value-type="string" calcext:value-type="string">
            <text:p>Actual Result</text:p>
          </table:table-cell>
          <table:table-cell table:style-name="ce69" office:value-type="string" calcext:value-type="string">
            <text:p>Priority</text:p>
          </table:table-cell>
          <table:table-cell table:style-name="ce69" office:value-type="string" calcext:value-type="string">
            <text:p>Result</text:p>
          </table:table-cell>
          <table:table-cell table:style-name="ce69" office:value-type="string" calcext:value-type="string">
            <text:p>Comments</text:p>
          </table:table-cell>
          <table:table-cell table:number-columns-repeated="16373"/>
        </table:table-row>
        <table:table-row table:style-name="ro21">
          <table:table-cell table:style-name="ce57" office:value-type="string" calcext:value-type="string" table:number-columns-spanned="2" table:number-rows-spanned="1">
            <text:p><text:a xlink:href="#'Test Scenarios'.A10" xlink:type="simple">&lt;&lt; Test Scenarios</text:a></text:p>
          </table:table-cell>
          <table:covered-table-cell table:style-name="ce59"/>
          <table:table-cell table:style-name="ce61" table:number-columns-repeated="9"/>
          <table:table-cell table:style-name="ce65" table:number-columns-repeated="16373"/>
        </table:table-row>
        <table:table-row table:style-name="ro31">
          <table:table-cell office:value-type="string" calcext:value-type="string">
            <text:p>TC_ATC_001</text:p>
          </table:table-cell>
          <table:table-cell office:value-type="string" calcext:value-type="string">
            <text:p>(TS_008)</text:p>
            <text:p>Add to Cart</text:p>
          </table:table-cell>
          <table:table-cell office:value-type="string" calcext:value-type="string">
            <text:p>Validate adding the product to Cart from 'Product Display' Page</text:p>
          </table:table-cell>
          <table:table-cell office:value-type="string" calcext:value-type="string">
            <text:p>1. Open the Application URL</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 (Validate ER-1)</text:p>
            <text:p>5. Click on the 'shopping cart!' link in the displayed success message (Validate ER-2)</text:p>
          </table:table-cell>
          <table:table-cell office:value-type="string" calcext:value-type="string">
            <text:p>Product Name: iMac</text:p>
          </table:table-cell>
          <table:table-cell office:value-type="string" calcext:value-type="string">
            <text:p>1. Success message with text - 'Success: You have added Product Name to your shopping cart!' should be displayed</text:p>
            <text:p>2. Product should be successfully displayed in the 'Shopping Cart' page</text:p>
          </table:table-cell>
          <table:table-cell/>
          <table:table-cell table:style-name="ce58"/>
          <table:table-cell table:content-validation-name="val8"/>
          <table:table-cell table:number-columns-repeated="16374"/>
        </table:table-row>
        <table:table-row table:style-name="ro27">
          <table:table-cell office:value-type="string" calcext:value-type="string">
            <text:p>TC_ATC_002</text:p>
          </table:table-cell>
          <table:table-cell office:value-type="string" calcext:value-type="string">
            <text:p>(TS_008)</text:p>
            <text:p>Add to Cart</text:p>
          </table:table-cell>
          <table:table-cell office:value-type="string" calcext:value-type="string">
            <text:p>Validate adding the product to Cart from 'Wish List' Page</text:p>
          </table:table-cell>
          <table:table-cell office:value-type="string" calcext:value-type="string">
            <text:p>1. Open the Application URL and Login</text:p>
            <text:p>2. A product is added to Wish List page  - &lt;Refer Test Data&gt;</text:p>
          </table:table-cell>
          <table:table-cell office:value-type="string" calcext:value-type="string">
            <text:p>1. Click on 'Wish List' header option </text:p>
            <text:p>2. Click on 'Add to Cart' icon option in the displayed 'My Wish List' page (Validate ER-1)</text:p>
            <text:p>3. Click on 'Shopping Cart' header option (Validate ER-2)</text:p>
          </table:table-cell>
          <table:table-cell office:value-type="string" calcext:value-type="string">
            <text:p>Product Name: iMac</text:p>
          </table:table-cell>
          <table:table-cell office:value-type="string" calcext:value-type="string">
            <text:p>1. Success message with text - 'Success: You have added Product Name to your shopping cart!' should be displayed</text:p>
            <text:p>2. Product should be successfully displayed in the 'Shopping Cart' page</text:p>
          </table:table-cell>
          <table:table-cell table:number-columns-repeated="2"/>
          <table:table-cell table:content-validation-name="val8"/>
          <table:table-cell table:number-columns-repeated="16374"/>
        </table:table-row>
        <table:table-row table:style-name="ro49">
          <table:table-cell office:value-type="string" calcext:value-type="string">
            <text:p>TC_ATC_003</text:p>
          </table:table-cell>
          <table:table-cell office:value-type="string" calcext:value-type="string">
            <text:p>(TS_008)</text:p>
            <text:p>Add to Cart</text:p>
          </table:table-cell>
          <table:table-cell office:value-type="string" calcext:value-type="string">
            <text:p>Validate adding the product to Cart from Search Results Page</text:p>
          </table:table-cell>
          <table:table-cell office:value-type="string" calcext:value-type="string">
            <text:p>1. Open the Application URL</text:p>
          </table:table-cell>
          <table:table-cell office:value-type="string" calcext:value-type="string">
            <text:p>1. Enter any existing Product name into the Search text box field - &lt;Refer Test Data&gt;</text:p>
            <text:p>2. Click on the button having search icon</text:p>
            <text:p>3. Click on 'Add to Cart' option on the product that is displayed in the Search Results (Validate ER-1)</text:p>
            <text:p>4. Click on 'Cart' button which is in black color beside the search icon button on the top of the page</text:p>
            <text:p>5. Click on 'View Cart' option in the displayed box (Validate ER-2)</text:p>
          </table:table-cell>
          <table:table-cell office:value-type="string" calcext:value-type="string">
            <text:p>Product Name: iMac</text:p>
          </table:table-cell>
          <table:table-cell office:value-type="string" calcext:value-type="string">
            <text:p>1. Success message with text - 'Success: You have added Product Name to your shopping cart!' should be displayed</text:p>
            <text:p>2. Product should be successfully displayed in the 'Shopping Cart' page</text:p>
          </table:table-cell>
          <table:table-cell table:number-columns-repeated="2"/>
          <table:table-cell table:content-validation-name="val8"/>
          <table:table-cell table:number-columns-repeated="16374"/>
        </table:table-row>
        <table:table-row table:style-name="ro49">
          <table:table-cell office:value-type="string" calcext:value-type="string">
            <text:p>TC_ATC_004</text:p>
          </table:table-cell>
          <table:table-cell office:value-type="string" calcext:value-type="string">
            <text:p>(TS_008)</text:p>
            <text:p>Add to Cart</text:p>
          </table:table-cell>
          <table:table-cell office:value-type="string" calcext:value-type="string">
            <text:p>Validate adding the product to Cart from the Related Products section of the Product Display Page</text:p>
          </table:table-cell>
          <table:table-cell office:value-type="string" calcext:value-type="string">
            <text:p>1. Open the Application URL</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on one of the Products displayed in the Related Products section of the displayed 'Product Display' page (Validate ER-1)</text:p>
            <text:p>5. Click on the 'shopping cart!' link in the displayed success message (Validate ER-2)</text:p>
          </table:table-cell>
          <table:table-cell office:value-type="string" calcext:value-type="string">
            <text:p>Product Name: Apple Cinema 30"</text:p>
          </table:table-cell>
          <table:table-cell office:value-type="string" calcext:value-type="string">
            <text:p>1. Success message with text - 'Success: You have added Product Name to your shopping cart!' should be displayed</text:p>
            <text:p>2. Product should be successfully displayed in the 'Shopping Cart' page</text:p>
          </table:table-cell>
          <table:table-cell table:number-columns-repeated="2"/>
          <table:table-cell table:content-validation-name="val8"/>
          <table:table-cell table:number-columns-repeated="16374"/>
        </table:table-row>
        <table:table-row table:style-name="ro39">
          <table:table-cell office:value-type="string" calcext:value-type="string">
            <text:p>TC_ATC_005</text:p>
          </table:table-cell>
          <table:table-cell office:value-type="string" calcext:value-type="string">
            <text:p>(TS_008)</text:p>
            <text:p>Add to Cart</text:p>
          </table:table-cell>
          <table:table-cell office:value-type="string" calcext:value-type="string">
            <text:p>Validate adding the product to Cart from the Products displayed in the category or sub-category page</text:p>
          </table:table-cell>
          <table:table-cell office:value-type="string" calcext:value-type="string">
            <text:p>1. Open the Application URL</text:p>
          </table:table-cell>
          <table:table-cell office:value-type="string" calcext:value-type="string">
            <text:p>1. Hover the mouse on any of the menu option say 'Desktops'</text:p>
            <text:p>2. Click on 'Show All Desktops' option </text:p>
            <text:p>3. Select 'Mac' subcategory option from the left side options </text:p>
            <text:p>4. Click on 'Add to Cart' button that is availble on any of the Products of the displayed Category or Sub-category pages (Validate ER-1)</text:p>
            <text:p>5. Click on the 'shopping cart!' link in the displayed success message (Validate ER-2)</text:p>
          </table:table-cell>
          <table:table-cell office:value-type="string" calcext:value-type="string">
            <text:p>Not Applicable</text:p>
          </table:table-cell>
          <table:table-cell office:value-type="string" calcext:value-type="string">
            <text:p>1. Success message with text - 'Success: You have added Product Name to your shopping cart!' should be displayed</text:p>
            <text:p>2. Product should be successfully displayed in the 'Shopping Cart' page</text:p>
          </table:table-cell>
          <table:table-cell table:number-columns-repeated="2"/>
          <table:table-cell table:content-validation-name="val8"/>
          <table:table-cell table:number-columns-repeated="16374"/>
        </table:table-row>
        <table:table-row table:style-name="ro27">
          <table:table-cell office:value-type="string" calcext:value-type="string">
            <text:p>TC_ATC_006</text:p>
          </table:table-cell>
          <table:table-cell office:value-type="string" calcext:value-type="string">
            <text:p>(TS_008)</text:p>
            <text:p>Add to Cart</text:p>
          </table:table-cell>
          <table:table-cell office:value-type="string" calcext:value-type="string">
            <text:p>Validate adding the product to Cart from the Products displayed in the 'Featured' section of Home page</text:p>
          </table:table-cell>
          <table:table-cell office:value-type="string" calcext:value-type="string">
            <text:p>1. Open the Application URL</text:p>
          </table:table-cell>
          <table:table-cell office:value-type="string" calcext:value-type="string">
            <text:p>1. Click on 'Add to Cart' button on the product that is displayed in the 'Featured' section of the Home page (Validate ER-1)</text:p>
            <text:p>2. Click on the 'shopping cart!' link in the displayed success message (Validate ER-2)</text:p>
          </table:table-cell>
          <table:table-cell office:value-type="string" calcext:value-type="string">
            <text:p>Not Applicable</text:p>
          </table:table-cell>
          <table:table-cell office:value-type="string" calcext:value-type="string">
            <text:p>1. Success message with text - 'Success: You have added Product Name to your shopping cart!' should be displayed</text:p>
            <text:p>2. Product should be successfully displayed in the 'Shopping Cart' page</text:p>
          </table:table-cell>
          <table:table-cell table:number-columns-repeated="2"/>
          <table:table-cell table:content-validation-name="val8"/>
          <table:table-cell table:number-columns-repeated="16374"/>
        </table:table-row>
        <table:table-row table:style-name="ro27">
          <table:table-cell office:value-type="string" calcext:value-type="string">
            <text:p>TC_ATC_007</text:p>
          </table:table-cell>
          <table:table-cell office:value-type="string" calcext:value-type="string">
            <text:p>(TS_008)</text:p>
            <text:p>Add to Cart</text:p>
          </table:table-cell>
          <table:table-cell office:value-type="string" calcext:value-type="string">
            <text:p>Validate adding the product to Cart from 'Product Comparison' Page</text:p>
          </table:table-cell>
          <table:table-cell office:value-type="string" calcext:value-type="string">
            <text:p>1. Open the Application URL</text:p>
            <text:p>2. A product is added to Product Comparison page  - &lt;Refer Test Data&gt;</text:p>
          </table:table-cell>
          <table:table-cell office:value-type="string" calcext:value-type="string">
            <text:p>1. Click on 'Add to Cart' button on the product that is displayed in the 'Product Comparison' page (Validate ER-1)</text:p>
            <text:p>2. Click on the 'shopping cart!' link in the displayed success message (Validate ER-2)</text:p>
          </table:table-cell>
          <table:table-cell office:value-type="string" calcext:value-type="string">
            <text:p>Product Name: iMac</text:p>
          </table:table-cell>
          <table:table-cell office:value-type="string" calcext:value-type="string">
            <text:p>1. Success message with text - 'Success: You have added Product Name to your shopping cart!' should be displayed</text:p>
            <text:p>2. Product should be successfully displayed in the 'Shopping Cart' page</text:p>
          </table:table-cell>
          <table:table-cell table:number-columns-repeated="2"/>
          <table:table-cell table:content-validation-name="val8"/>
          <table:table-cell table:number-columns-repeated="16374"/>
        </table:table-row>
        <table:table-row table:style-name="ro34">
          <table:table-cell office:value-type="string" calcext:value-type="string">
            <text:p>TC_ATC_008</text:p>
          </table:table-cell>
          <table:table-cell office:value-type="string" calcext:value-type="string">
            <text:p>(TS_007)</text:p>
            <text:p>Product Display Page</text:p>
          </table:table-cell>
          <table:table-cell office:value-type="string" calcext:value-type="string">
            <text:p>Validate the UI of 'Add to Cart' funtionality</text:p>
          </table:table-cell>
          <table:table-cell office:value-type="string" calcext:value-type="string">
            <text:p>1. Open the Application URL in any supported browser</text:p>
          </table:table-cell>
          <table:table-cell office:value-type="string" calcext:value-type="string">
            <text:p>1. Check the UI of the functioanality related to 'Add to Cart' (Validate ER-1)</text:p>
          </table:table-cell>
          <table:table-cell office:value-type="string" calcext:value-type="string">
            <text:p>Product Name: iMac</text:p>
            <text:p/>
          </table:table-cell>
          <table:table-cell office:value-type="string" calcext:value-type="string">
            <text:p>1. Proper UI adhering to the UI checklist should be displayed for the 'Add to Cart' functionality</text:p>
          </table:table-cell>
          <table:table-cell table:number-columns-repeated="2"/>
          <table:table-cell table:content-validation-name="val8"/>
          <table:table-cell table:number-columns-repeated="16374"/>
        </table:table-row>
        <table:table-row table:style-name="ro24">
          <table:table-cell office:value-type="string" calcext:value-type="string">
            <text:p>TC_ATC_009</text:p>
          </table:table-cell>
          <table:table-cell office:value-type="string" calcext:value-type="string">
            <text:p>(TS_007)</text:p>
            <text:p>Product Display Page</text:p>
          </table:table-cell>
          <table:table-cell office:value-type="string" calcext:value-type="string">
            <text:p>Validate the 'Add to Cart' page functionality in all the supported environments</text:p>
          </table:table-cell>
          <table:table-cell office:value-type="string" calcext:value-type="string">
            <text:p>1. Open the Application URL in any supported browser</text:p>
          </table:table-cell>
          <table:table-cell office:value-type="string" calcext:value-type="string">
            <text:p>1. Check the 'Add to Cart' functionality in all the supported environments (Validate ER-1)</text:p>
          </table:table-cell>
          <table:table-cell office:value-type="string" calcext:value-type="string">
            <text:p>Product Name: iMac</text:p>
            <text:p/>
          </table:table-cell>
          <table:table-cell office:value-type="string" calcext:value-type="string">
            <text:p>1. 'Add to Cart' functionality should work correctly in all the supported environments</text:p>
          </table:table-cell>
          <table:table-cell table:number-columns-repeated="2"/>
          <table:table-cell table:content-validation-name="val8"/>
          <table:table-cell table:number-columns-repeated="16374"/>
        </table:table-row>
        <calcext:conditional-formats>
          <calcext:conditional-format calcext:target-range-address="'Add to Cart'.J3:'Add to Cart'.J11">
            <calcext:condition calcext:apply-style-name="ConditionalStyle_96" calcext:value="contains-text(&quot;NOT TESTED&quot;)" calcext:base-cell-address="'Add to Cart'.J3"/>
            <calcext:condition calcext:apply-style-name="ConditionalStyle_95" calcext:value="contains-text(&quot;BLOCKED&quot;)" calcext:base-cell-address="'Add to Cart'.J3"/>
            <calcext:condition calcext:apply-style-name="ConditionalStyle_94" calcext:value="contains-text(&quot;FAIL&quot;)" calcext:base-cell-address="'Add to Cart'.J3"/>
            <calcext:condition calcext:apply-style-name="ConditionalStyle_93" calcext:value="contains-text(&quot;PASS&quot;)" calcext:base-cell-address="'Add to Cart'.J3"/>
          </calcext:conditional-format>
        </calcext:conditional-formats>
      </table:table>
      <table:table table:name="Wish List" table:style-name="ta11">
        <table:table-column table:style-name="co46" table:default-cell-style-name="ce37"/>
        <table:table-column table:style-name="co33" table:default-cell-style-name="ce37"/>
        <table:table-column table:style-name="co34" table:default-cell-style-name="ce37"/>
        <table:table-column table:style-name="co35" table:default-cell-style-name="ce37"/>
        <table:table-column table:style-name="co44" table:default-cell-style-name="ce37"/>
        <table:table-column table:style-name="co36" table:default-cell-style-name="ce37"/>
        <table:table-column table:style-name="co37" table:default-cell-style-name="ce37"/>
        <table:table-column table:style-name="co38" table:default-cell-style-name="ce37"/>
        <table:table-column table:style-name="co8" table:default-cell-style-name="ce37"/>
        <table:table-column table:style-name="co39" table:default-cell-style-name="ce37"/>
        <table:table-column table:style-name="co40" table:default-cell-style-name="ce37"/>
        <table:table-column table:style-name="co10" table:number-columns-repeated="16373" table:default-cell-style-name="ce37"/>
        <table:table-row table:style-name="ro19">
          <table:table-cell table:style-name="ce69" office:value-type="string" calcext:value-type="string">
            <text:p>Test Case ID</text:p>
          </table:table-cell>
          <table:table-cell table:style-name="ce69" office:value-type="string" calcext:value-type="string">
            <text:p>Test Scenario </text:p>
          </table:table-cell>
          <table:table-cell table:style-name="ce69" office:value-type="string" calcext:value-type="string">
            <text:p>Test Case Title</text:p>
          </table:table-cell>
          <table:table-cell table:style-name="ce69" office:value-type="string" calcext:value-type="string">
            <text:p>Pre-requisites</text:p>
          </table:table-cell>
          <table:table-cell table:style-name="ce69" office:value-type="string" calcext:value-type="string">
            <text:p>Test Steps</text:p>
          </table:table-cell>
          <table:table-cell table:style-name="ce69" office:value-type="string" calcext:value-type="string">
            <text:p>Test Data</text:p>
          </table:table-cell>
          <table:table-cell table:style-name="ce69" office:value-type="string" calcext:value-type="string">
            <text:p>Expected Result (ER)</text:p>
          </table:table-cell>
          <table:table-cell table:style-name="ce69" office:value-type="string" calcext:value-type="string">
            <text:p>Actual Result</text:p>
          </table:table-cell>
          <table:table-cell table:style-name="ce69" office:value-type="string" calcext:value-type="string">
            <text:p>Priority</text:p>
          </table:table-cell>
          <table:table-cell table:style-name="ce69" office:value-type="string" calcext:value-type="string">
            <text:p>Result</text:p>
          </table:table-cell>
          <table:table-cell table:style-name="ce69" office:value-type="string" calcext:value-type="string">
            <text:p>Comments</text:p>
          </table:table-cell>
          <table:table-cell table:number-columns-repeated="16373"/>
        </table:table-row>
        <table:table-row table:style-name="ro21">
          <table:table-cell table:style-name="ce57" office:value-type="string" calcext:value-type="string" table:number-columns-spanned="2" table:number-rows-spanned="1">
            <text:p><text:a xlink:href="#'Test Scenarios'.A10" xlink:type="simple">&lt;&lt; Test Scenarios</text:a></text:p>
          </table:table-cell>
          <table:covered-table-cell table:style-name="ce59"/>
          <table:table-cell table:style-name="ce61" table:number-columns-repeated="9"/>
          <table:table-cell table:style-name="ce47" table:number-columns-repeated="16373"/>
        </table:table-row>
        <table:table-row table:style-name="ro49">
          <table:table-cell table:style-name="ce58" office:value-type="string" calcext:value-type="string">
            <text:p>TC_WL_002</text:p>
          </table:table-cell>
          <table:table-cell table:style-name="ce60" office:value-type="string" calcext:value-type="string">
            <text:p>(TS_009)</text:p>
            <text:p>Wish List</text:p>
          </table:table-cell>
          <table:table-cell table:style-name="ce62" office:value-type="string" calcext:value-type="string">
            <text:p>Validate adding a product to 'Wish List' page from the Product that is displayed in the 'Related Products' section of 'Product Display' page</text:p>
          </table:table-cell>
          <table:table-cell table:style-name="ce62" office:value-type="string" calcext:value-type="string">
            <text:p>1. Open the Application URL and login </text:p>
          </table:table-cell>
          <table:table-cell table:style-name="ce62"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Wish List' option on a product that is displayed in the 'Related Products' section of displayed 'Product Display' page (Validate ER-1)</text:p>
            <text:p>5. Click on the 'wish list!' link in the displayed success message (Validate ER-2)</text:p>
          </table:table-cell>
          <table:table-cell table:style-name="ce60" office:value-type="string" calcext:value-type="string">
            <text:p>Product Name: iMac</text:p>
          </table:table-cell>
          <table:table-cell table:style-name="ce62" office:value-type="string" calcext:value-type="string">
            <text:p>1. Success message with text - 'Success: You have added Product Name to your wish list!' should be displayed</text:p>
            <text:p>2. Product should be successfully displayed in the 'My Wish List' page</text:p>
          </table:table-cell>
          <table:table-cell table:style-name="ce63" table:number-columns-repeated="2"/>
          <table:table-cell table:style-name="ce73" table:content-validation-name="val9"/>
          <table:table-cell table:style-name="ce63"/>
          <table:table-cell table:number-columns-repeated="16373"/>
        </table:table-row>
        <table:table-row table:style-name="ro26">
          <table:table-cell table:style-name="ce58" office:value-type="string" calcext:value-type="string">
            <text:p>TC_WL_003</text:p>
          </table:table-cell>
          <table:table-cell table:style-name="ce60" office:value-type="string" calcext:value-type="string">
            <text:p>(TS_009)</text:p>
            <text:p>Wish List</text:p>
          </table:table-cell>
          <table:table-cell table:style-name="ce62" office:value-type="string" calcext:value-type="string">
            <text:p>Validate adding a product to 'Wish List' page from the Product that is displayed in the 'Featured' section of 'Home' page</text:p>
          </table:table-cell>
          <table:table-cell table:style-name="ce62" office:value-type="string" calcext:value-type="string">
            <text:p>1. Open the Application URL and login</text:p>
          </table:table-cell>
          <table:table-cell table:style-name="ce62" office:value-type="string" calcext:value-type="string">
            <text:p>1. Click on the 'Store logo' (Validate ER-1)</text:p>
            <text:p>2. Scroll down till the 'Featured' section on the Home page is displayed </text:p>
            <text:p>3. Click on 'Add to Wish List' option on a product that is displayed in the 'Featured' section (Validate ER-2)</text:p>
            <text:p>4. Click on the 'wish list!' link in the displayed success message (Validate ER-3)</text:p>
          </table:table-cell>
          <table:table-cell table:style-name="ce60" office:value-type="string" calcext:value-type="string">
            <text:p>Not Applicable</text:p>
          </table:table-cell>
          <table:table-cell table:style-name="ce62" office:value-type="string" calcext:value-type="string">
            <text:p>1. User should be taken to Home page (In this website, 'Your Store' text is the logo)</text:p>
            <text:p>2. Success message with text - 'Success: You have added Product Name to your wish list!' should be displayed</text:p>
            <text:p>3. Product should be successfully displayed in the 'My Wish List' page</text:p>
          </table:table-cell>
          <table:table-cell table:style-name="ce63" table:number-columns-repeated="2"/>
          <table:table-cell table:style-name="ce73" table:content-validation-name="val9"/>
          <table:table-cell table:style-name="ce63"/>
          <table:table-cell table:number-columns-repeated="16373"/>
        </table:table-row>
        <table:table-row table:style-name="ro39">
          <table:table-cell table:style-name="ce58" office:value-type="string" calcext:value-type="string">
            <text:p>TC_WL_004</text:p>
          </table:table-cell>
          <table:table-cell table:style-name="ce60" office:value-type="string" calcext:value-type="string">
            <text:p>(TS_009)</text:p>
            <text:p>Wish List</text:p>
          </table:table-cell>
          <table:table-cell table:style-name="ce62" office:value-type="string" calcext:value-type="string">
            <text:p>Validate adding the product to Wish List from the Products displayed in the category or sub-category page</text:p>
          </table:table-cell>
          <table:table-cell table:style-name="ce62" office:value-type="string" calcext:value-type="string">
            <text:p>1. Open the Application URL and login</text:p>
          </table:table-cell>
          <table:table-cell table:style-name="ce62" office:value-type="string" calcext:value-type="string">
            <text:p>1. Hover the mouse on any of the menu option say 'Desktops'</text:p>
            <text:p>2. Click on 'Show All Desktops' option </text:p>
            <text:p>3. Select 'Mac' subcategory option from the left side options </text:p>
            <text:p>4. Click on 'Add to Wish List' option that is availble on any of the Products of the displayed Category or Sub-category pages (Validate ER-1)</text:p>
            <text:p>5. Click on the 'wish list!' link in the displayed success message (Validate ER-2)</text:p>
          </table:table-cell>
          <table:table-cell table:style-name="ce60" office:value-type="string" calcext:value-type="string">
            <text:p>Not Applicable</text:p>
          </table:table-cell>
          <table:table-cell table:style-name="ce62" office:value-type="string" calcext:value-type="string">
            <text:p>1. Success message with text - 'Success: You have added Product Name to your wish list!' should be displayed</text:p>
            <text:p>2. Product should be successfully displayed in the 'My Wish List' page</text:p>
          </table:table-cell>
          <table:table-cell table:style-name="ce63" table:number-columns-repeated="2"/>
          <table:table-cell table:style-name="ce73" table:content-validation-name="val9"/>
          <table:table-cell table:style-name="ce63"/>
          <table:table-cell table:number-columns-repeated="16373"/>
        </table:table-row>
        <table:table-row table:style-name="ro31">
          <table:table-cell table:style-name="ce58" office:value-type="string" calcext:value-type="string">
            <text:p>TC_WL_005</text:p>
          </table:table-cell>
          <table:table-cell table:style-name="ce60" office:value-type="string" calcext:value-type="string">
            <text:p>(TS_009)</text:p>
            <text:p>Wish List</text:p>
          </table:table-cell>
          <table:table-cell table:style-name="ce62" office:value-type="string" calcext:value-type="string">
            <text:p>Validate adding a product to 'Wish List' page from the Search Results page</text:p>
          </table:table-cell>
          <table:table-cell table:style-name="ce62" office:value-type="string" calcext:value-type="string">
            <text:p>1. Open the Application URL and login</text:p>
          </table:table-cell>
          <table:table-cell table:style-name="ce62" office:value-type="string" calcext:value-type="string">
            <text:p>1. Enter any existing Product name into the Search text box field - &lt;Refer Test Data&gt;</text:p>
            <text:p>2. Click on the button having search icon</text:p>
            <text:p>3. Click on 'Add to Wish List' option of a product that is dispayed in the 'Search Results' page (Validate ER-1)</text:p>
            <text:p>4. Click on the 'wish list!' link in the displayed success message (Validate ER-2)</text:p>
          </table:table-cell>
          <table:table-cell table:style-name="ce60" office:value-type="string" calcext:value-type="string">
            <text:p>Product Name: iMac</text:p>
          </table:table-cell>
          <table:table-cell table:style-name="ce62" office:value-type="string" calcext:value-type="string">
            <text:p>1. Success message with text - 'Success: You have added Product Name to your wish list!' should be displayed</text:p>
            <text:p>2. Product should be successfully displayed in the 'My Wish List' page</text:p>
          </table:table-cell>
          <table:table-cell table:style-name="ce63" table:number-columns-repeated="2"/>
          <table:table-cell table:style-name="ce73" table:content-validation-name="val9"/>
          <table:table-cell table:style-name="ce63"/>
          <table:table-cell table:number-columns-repeated="16373"/>
        </table:table-row>
        <table:table-row table:style-name="ro31">
          <table:table-cell table:style-name="ce58" office:value-type="string" calcext:value-type="string">
            <text:p>TC_WL_006</text:p>
          </table:table-cell>
          <table:table-cell table:style-name="ce60" office:value-type="string" calcext:value-type="string">
            <text:p>(TS_009)</text:p>
            <text:p>Wish List</text:p>
          </table:table-cell>
          <table:table-cell table:style-name="ce62" office:value-type="string" calcext:value-type="string">
            <text:p>Validate navigating to 'My Wish List' page using the 'wish list!' link in the success message</text:p>
          </table:table-cell>
          <table:table-cell table:style-name="ce62" office:value-type="string" calcext:value-type="string">
            <text:p>1. Open the Application URL and login</text:p>
          </table:table-cell>
          <table:table-cell table:style-name="ce62"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Wish List' option in the displayed 'Product Display' page </text:p>
            <text:p>5. Click on the 'wish list!' link in the displayed success message (Validate ER-1)</text:p>
          </table:table-cell>
          <table:table-cell table:style-name="ce60" office:value-type="string" calcext:value-type="string">
            <text:p>Product Name: iMac</text:p>
          </table:table-cell>
          <table:table-cell table:style-name="ce62" office:value-type="string" calcext:value-type="string">
            <text:p>1. User should be taken to 'My Wish List' page</text:p>
          </table:table-cell>
          <table:table-cell table:style-name="ce63" table:number-columns-repeated="2"/>
          <table:table-cell table:style-name="ce73" table:content-validation-name="val9"/>
          <table:table-cell table:style-name="ce63"/>
          <table:table-cell table:number-columns-repeated="16373"/>
        </table:table-row>
        <table:table-row table:style-name="ro31">
          <table:table-cell table:style-name="ce58" office:value-type="string" calcext:value-type="string">
            <text:p>TC_WL_007</text:p>
          </table:table-cell>
          <table:table-cell table:style-name="ce60" office:value-type="string" calcext:value-type="string">
            <text:p>(TS_009)</text:p>
            <text:p>Wish List</text:p>
          </table:table-cell>
          <table:table-cell table:style-name="ce62" office:value-type="string" calcext:value-type="string">
            <text:p>Validate navigating to 'My Wish List' page using the 'Wish List' header option</text:p>
          </table:table-cell>
          <table:table-cell table:style-name="ce62" office:value-type="string" calcext:value-type="string">
            <text:p>1. Open the Application URL and login</text:p>
          </table:table-cell>
          <table:table-cell table:style-name="ce62"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Wish List' option in the displayed 'Product Display' page </text:p>
            <text:p>5. Click on the 'Wish List' header option (Validate ER-1)</text:p>
          </table:table-cell>
          <table:table-cell table:style-name="ce60" office:value-type="string" calcext:value-type="string">
            <text:p>Product Name: iMac</text:p>
          </table:table-cell>
          <table:table-cell table:style-name="ce62" office:value-type="string" calcext:value-type="string">
            <text:p>1. User should be taken to 'My Wish List' page</text:p>
          </table:table-cell>
          <table:table-cell table:style-name="ce63" table:number-columns-repeated="2"/>
          <table:table-cell table:style-name="ce73" table:content-validation-name="val9"/>
          <table:table-cell table:style-name="ce63"/>
          <table:table-cell table:number-columns-repeated="16373"/>
        </table:table-row>
        <table:table-row table:style-name="ro24">
          <table:table-cell table:style-name="ce58" office:value-type="string" calcext:value-type="string">
            <text:p>TC_WL_008</text:p>
          </table:table-cell>
          <table:table-cell table:style-name="ce60" office:value-type="string" calcext:value-type="string">
            <text:p>(TS_009)</text:p>
            <text:p>Wish List</text:p>
          </table:table-cell>
          <table:table-cell table:style-name="ce62" office:value-type="string" calcext:value-type="string">
            <text:p>Validate navigating to 'My Wish List' page using the 'Right Column' header options</text:p>
          </table:table-cell>
          <table:table-cell table:style-name="ce62" office:value-type="string" calcext:value-type="string">
            <text:p>1. Open the Application URL and login</text:p>
            <text:p/>
          </table:table-cell>
          <table:table-cell table:style-name="ce62" office:value-type="string" calcext:value-type="string">
            <text:p>1. Click on 'Wish List' option from the 'Right Column' options (Validate ER-1)</text:p>
          </table:table-cell>
          <table:table-cell table:style-name="ce60" office:value-type="string" calcext:value-type="string">
            <text:p>Product Name: iMac</text:p>
          </table:table-cell>
          <table:table-cell table:style-name="ce62" office:value-type="string" calcext:value-type="string">
            <text:p>1. User should be taken to 'My Wish List' page</text:p>
          </table:table-cell>
          <table:table-cell table:style-name="ce63" table:number-columns-repeated="2"/>
          <table:table-cell table:style-name="ce73" table:content-validation-name="val9"/>
          <table:table-cell table:style-name="ce63"/>
          <table:table-cell table:number-columns-repeated="16373"/>
        </table:table-row>
        <table:table-row table:style-name="ro24">
          <table:table-cell table:style-name="ce58" office:value-type="string" calcext:value-type="string">
            <text:p>TC_WL_009</text:p>
          </table:table-cell>
          <table:table-cell table:style-name="ce60" office:value-type="string" calcext:value-type="string">
            <text:p>(TS_009)</text:p>
            <text:p>Wish List</text:p>
          </table:table-cell>
          <table:table-cell table:style-name="ce62" office:value-type="string" calcext:value-type="string">
            <text:p>Validate navigating to 'My Wish List' page from the 'My Account' page </text:p>
          </table:table-cell>
          <table:table-cell table:style-name="ce62" office:value-type="string" calcext:value-type="string">
            <text:p>1. Open the Application URL and login</text:p>
            <text:p/>
          </table:table-cell>
          <table:table-cell table:style-name="ce62" office:value-type="string" calcext:value-type="string">
            <text:p>1. Click on 'Modify your wish list' option (Validate ER-1)</text:p>
          </table:table-cell>
          <table:table-cell table:style-name="ce60" office:value-type="string" calcext:value-type="string">
            <text:p>Product Name: iMac</text:p>
          </table:table-cell>
          <table:table-cell table:style-name="ce62" office:value-type="string" calcext:value-type="string">
            <text:p>1. User should be taken to 'My Wish List' page</text:p>
          </table:table-cell>
          <table:table-cell table:style-name="ce63" table:number-columns-repeated="2"/>
          <table:table-cell table:style-name="ce73" table:content-validation-name="val9"/>
          <table:table-cell table:style-name="ce63"/>
          <table:table-cell table:number-columns-repeated="16373"/>
        </table:table-row>
        <table:table-row table:style-name="ro24">
          <table:table-cell table:style-name="ce58" office:value-type="string" calcext:value-type="string">
            <text:p>TC_WL_010</text:p>
          </table:table-cell>
          <table:table-cell table:style-name="ce60" office:value-type="string" calcext:value-type="string">
            <text:p>(TS_009)</text:p>
            <text:p>Wish List</text:p>
          </table:table-cell>
          <table:table-cell table:style-name="ce62" office:value-type="string" calcext:value-type="string">
            <text:p>Validate navigating to 'My Wish List' page from the 'Footer' options </text:p>
          </table:table-cell>
          <table:table-cell table:style-name="ce62" office:value-type="string" calcext:value-type="string">
            <text:p>1. Open the Application URL and login</text:p>
            <text:p/>
          </table:table-cell>
          <table:table-cell table:style-name="ce62" office:value-type="string" calcext:value-type="string">
            <text:p>1. Click on 'Wish List' link in the Footer options (Validate ER-1)</text:p>
          </table:table-cell>
          <table:table-cell table:style-name="ce60" office:value-type="string" calcext:value-type="string">
            <text:p>Product Name: iMac</text:p>
          </table:table-cell>
          <table:table-cell table:style-name="ce62" office:value-type="string" calcext:value-type="string">
            <text:p>1. User should be taken to 'My Wish List' page</text:p>
          </table:table-cell>
          <table:table-cell table:style-name="ce63" table:number-columns-repeated="2"/>
          <table:table-cell table:style-name="ce73" table:content-validation-name="val9"/>
          <table:table-cell table:style-name="ce63"/>
          <table:table-cell table:number-columns-repeated="16373"/>
        </table:table-row>
        <table:table-row table:style-name="ro24">
          <table:table-cell table:style-name="ce58" office:value-type="string" calcext:value-type="string">
            <text:p>TC_WL_011</text:p>
          </table:table-cell>
          <table:table-cell table:style-name="ce60" office:value-type="string" calcext:value-type="string">
            <text:p>(TS_009)</text:p>
            <text:p>Wish List</text:p>
          </table:table-cell>
          <table:table-cell table:style-name="ce62" office:value-type="string" calcext:value-type="string">
            <text:p>Validate the Breadcrumb in the 'Wish List' page</text:p>
          </table:table-cell>
          <table:table-cell table:style-name="ce62" office:value-type="string" calcext:value-type="string">
            <text:p>1. Open the Application URL and login</text:p>
            <text:p/>
          </table:table-cell>
          <table:table-cell table:style-name="ce62" office:value-type="string" calcext:value-type="string">
            <text:p>1. Click on 'Modify your wish list' option</text:p>
            <text:p>2. Check the Breadcrumb that is displayed in the 'Wish List' page (Validate ER-1)</text:p>
          </table:table-cell>
          <table:table-cell table:style-name="ce60" office:value-type="string" calcext:value-type="string">
            <text:p>Not Applicable</text:p>
          </table:table-cell>
          <table:table-cell table:style-name="ce62" office:value-type="string" calcext:value-type="string">
            <text:p>1. Correct Breadcrumb should be displayed in the 'Wish List' page and should work correctly </text:p>
          </table:table-cell>
          <table:table-cell table:style-name="ce63" table:number-columns-repeated="2"/>
          <table:table-cell table:style-name="ce73" table:content-validation-name="val9"/>
          <table:table-cell table:style-name="ce63"/>
          <table:table-cell table:number-columns-repeated="16373"/>
        </table:table-row>
        <table:table-row table:style-name="ro24">
          <table:table-cell table:style-name="ce58" office:value-type="string" calcext:value-type="string">
            <text:p>TC_WL_012</text:p>
          </table:table-cell>
          <table:table-cell table:style-name="ce60" office:value-type="string" calcext:value-type="string">
            <text:p>(TS_009)</text:p>
            <text:p>Wish List</text:p>
          </table:table-cell>
          <table:table-cell table:style-name="ce62" office:value-type="string" calcext:value-type="string">
            <text:p>Validate the Page Title, Page URL and Page Heading of 'Wish List' page</text:p>
          </table:table-cell>
          <table:table-cell table:style-name="ce62" office:value-type="string" calcext:value-type="string">
            <text:p>1. Open the Application URL and login</text:p>
            <text:p/>
          </table:table-cell>
          <table:table-cell table:style-name="ce62" office:value-type="string" calcext:value-type="string">
            <text:p>1. Click on 'Modify your wish list' option</text:p>
            <text:p>2. Check the Page Title, Page URL and Page Heading of the displayed 'Wish List' page (Validate ER-1)</text:p>
          </table:table-cell>
          <table:table-cell table:style-name="ce60" office:value-type="string" calcext:value-type="string">
            <text:p>Not Applicable</text:p>
          </table:table-cell>
          <table:table-cell table:style-name="ce62" office:value-type="string" calcext:value-type="string">
            <text:p>1. Correct Page Title, Page URL and Page Heading should be displayed</text:p>
          </table:table-cell>
          <table:table-cell table:style-name="ce63" table:number-columns-repeated="2"/>
          <table:table-cell table:style-name="ce73" table:content-validation-name="val9"/>
          <table:table-cell table:style-name="ce63"/>
          <table:table-cell table:number-columns-repeated="16373"/>
        </table:table-row>
        <table:table-row table:style-name="ro23">
          <table:table-cell table:style-name="ce58" office:value-type="string" calcext:value-type="string">
            <text:p>TC_WL_013</text:p>
          </table:table-cell>
          <table:table-cell table:style-name="ce60" office:value-type="string" calcext:value-type="string">
            <text:p>(TS_009)</text:p>
            <text:p>Wish List</text:p>
          </table:table-cell>
          <table:table-cell table:style-name="ce62" office:value-type="string" calcext:value-type="string">
            <text:p>Validate the 'My Wish List' page when there are no products added</text:p>
          </table:table-cell>
          <table:table-cell table:style-name="ce62" office:value-type="string" calcext:value-type="string">
            <text:p>1. Open the Application URL and login</text:p>
            <text:p>2. No products are added to 'My Wish List' page</text:p>
          </table:table-cell>
          <table:table-cell table:style-name="ce62" office:value-type="string" calcext:value-type="string">
            <text:p>1. Click on 'Modify your wish list' option</text:p>
            <text:p>2. Check the displayed 'My Wish List' page (Validate ER-1)</text:p>
            <text:p>3. Click on 'Continue' button (Validate ER-2)</text:p>
          </table:table-cell>
          <table:table-cell table:style-name="ce60" office:value-type="string" calcext:value-type="string">
            <text:p>Not Applicable</text:p>
          </table:table-cell>
          <table:table-cell table:style-name="ce62" office:value-type="string" calcext:value-type="string">
            <text:p>1. Text - 'Your wish list is empty.' should be displayed</text:p>
            <text:p>2. User should be taken to 'My Account' page</text:p>
          </table:table-cell>
          <table:table-cell table:style-name="ce63" table:number-columns-repeated="2"/>
          <table:table-cell table:style-name="ce73" table:content-validation-name="val9"/>
          <table:table-cell table:style-name="ce63"/>
          <table:table-cell table:number-columns-repeated="16373"/>
        </table:table-row>
        <table:table-row table:style-name="ro26">
          <table:table-cell table:style-name="ce58" office:value-type="string" calcext:value-type="string">
            <text:p>TC_WL_014</text:p>
          </table:table-cell>
          <table:table-cell table:style-name="ce60" office:value-type="string" calcext:value-type="string">
            <text:p>(TS_009)</text:p>
            <text:p>Wish List</text:p>
          </table:table-cell>
          <table:table-cell table:style-name="ce62" office:value-type="string" calcext:value-type="string">
            <text:p>Validate the 'My Wish List' page when only one product is added to it</text:p>
          </table:table-cell>
          <table:table-cell table:style-name="ce62" office:value-type="string" calcext:value-type="string">
            <text:p>1. Open the Application URL and login</text:p>
            <text:p>2. One product is added to 'My Wish List' page</text:p>
          </table:table-cell>
          <table:table-cell table:style-name="ce62" office:value-type="string" calcext:value-type="string">
            <text:p>1. Click on 'Modify your wish list' option</text:p>
            <text:p>2. Check the displayed 'My Wish List' page (Validate ER-1, ER-2)</text:p>
            <text:p>3. Click on 'Continue' button (Validate ER-3)</text:p>
            <text:p/>
          </table:table-cell>
          <table:table-cell table:style-name="ce60" office:value-type="string" calcext:value-type="string">
            <text:p>Not Applicable</text:p>
          </table:table-cell>
          <table:table-cell table:style-name="ce62" office:value-type="string" calcext:value-type="string">
            <text:p>1. Proper details should be displayed under 'Image', 'Product Name', 'Model', 'Stock', 'Unit Price' and 'Action' columns.</text:p>
            <text:p>2. Clicking on Image or Product Name link should take the User to Product Display page of the product.</text:p>
            <text:p>3. Should take the User to 'My Account' page</text:p>
          </table:table-cell>
          <table:table-cell table:style-name="ce63" table:number-columns-repeated="2"/>
          <table:table-cell table:style-name="ce73" table:content-validation-name="val9"/>
          <table:table-cell table:style-name="ce63"/>
          <table:table-cell table:number-columns-repeated="16373"/>
        </table:table-row>
        <table:table-row table:style-name="ro27">
          <table:table-cell table:style-name="ce58" office:value-type="string" calcext:value-type="string">
            <text:p>TC_WL_015</text:p>
          </table:table-cell>
          <table:table-cell table:style-name="ce60" office:value-type="string" calcext:value-type="string">
            <text:p>(TS_009)</text:p>
            <text:p>Wish List</text:p>
          </table:table-cell>
          <table:table-cell table:style-name="ce62" office:value-type="string" calcext:value-type="string">
            <text:p>Validate the removing the Product <text:s/>from 'My Wish List' page</text:p>
          </table:table-cell>
          <table:table-cell table:style-name="ce62" office:value-type="string" calcext:value-type="string">
            <text:p>1. Open the Application URL and login</text:p>
            <text:p>2. One product is added to 'My Wish List' page</text:p>
          </table:table-cell>
          <table:table-cell table:style-name="ce62" office:value-type="string" calcext:value-type="string">
            <text:p>1. Click on 'Modify your wish list' option</text:p>
            <text:p>2. Click on 'Remove' icon option (Validate ER-1)</text:p>
            <text:p/>
          </table:table-cell>
          <table:table-cell table:style-name="ce60" office:value-type="string" calcext:value-type="string">
            <text:p>Not Applicable</text:p>
          </table:table-cell>
          <table:table-cell table:style-name="ce62" office:value-type="string" calcext:value-type="string">
            <text:p>1. Success message with text - 'Success: You have modified your wish list!' should be displayed, 'My Wish List' page should become empty and 'Your wish list is empty.' text should be displayed on the page.</text:p>
          </table:table-cell>
          <table:table-cell table:style-name="ce63" table:number-columns-repeated="2"/>
          <table:table-cell table:style-name="ce73" table:content-validation-name="val9"/>
          <table:table-cell table:style-name="ce63"/>
          <table:table-cell table:number-columns-repeated="16373"/>
        </table:table-row>
        <table:table-row table:style-name="ro23">
          <table:table-cell table:style-name="ce58" office:value-type="string" calcext:value-type="string">
            <text:p>TC_WL_016</text:p>
          </table:table-cell>
          <table:table-cell table:style-name="ce60" office:value-type="string" calcext:value-type="string">
            <text:p>(TS_009)</text:p>
            <text:p>Wish List</text:p>
          </table:table-cell>
          <table:table-cell table:style-name="ce62" office:value-type="string" calcext:value-type="string">
            <text:p>Validate adding the product to Cart from the 'My Wish List' page</text:p>
          </table:table-cell>
          <table:table-cell table:style-name="ce62" office:value-type="string" calcext:value-type="string">
            <text:p>1. Open the Application URL and login</text:p>
            <text:p>2. One product is added to 'My Wish List' page</text:p>
          </table:table-cell>
          <table:table-cell table:style-name="ce62" office:value-type="string" calcext:value-type="string">
            <text:p>1. Click on 'Modify your wish list' option</text:p>
            <text:p>2. Click on 'Add to Cart' icon option (Validate ER-1)</text:p>
            <text:p/>
          </table:table-cell>
          <table:table-cell table:style-name="ce60" office:value-type="string" calcext:value-type="string">
            <text:p>Not Applicable</text:p>
          </table:table-cell>
          <table:table-cell table:style-name="ce62" office:value-type="string" calcext:value-type="string">
            <text:p>1. Success message with text - 'Success: You have added Product Name to your shopping cart!' should ge displayed</text:p>
          </table:table-cell>
          <table:table-cell table:style-name="ce63" table:number-columns-repeated="2"/>
          <table:table-cell table:style-name="ce73" table:content-validation-name="val9"/>
          <table:table-cell table:style-name="ce63"/>
          <table:table-cell table:number-columns-repeated="16373"/>
        </table:table-row>
        <table:table-row table:style-name="ro29">
          <table:table-cell table:style-name="ce58" office:value-type="string" calcext:value-type="string">
            <text:p>TC_WL_017</text:p>
          </table:table-cell>
          <table:table-cell table:style-name="ce60" office:value-type="string" calcext:value-type="string">
            <text:p>(TS_009)</text:p>
            <text:p>Wish List</text:p>
          </table:table-cell>
          <table:table-cell table:style-name="ce62" office:value-type="string" calcext:value-type="string">
            <text:p>Validate adding the multiple products to the 'My Wish List' page</text:p>
          </table:table-cell>
          <table:table-cell table:style-name="ce62" office:value-type="string" calcext:value-type="string">
            <text:p>1. Open the Application URL and login</text:p>
            <text:p>2. Add multiple products to 'My Wish List' page</text:p>
          </table:table-cell>
          <table:table-cell table:style-name="ce62" office:value-type="string" calcext:value-type="string">
            <text:p>1. Click on 'Modify your wish list' option (Validate ER-1, ER-2)</text:p>
          </table:table-cell>
          <table:table-cell table:style-name="ce60" office:value-type="string" calcext:value-type="string">
            <text:p>Not Applicable</text:p>
          </table:table-cell>
          <table:table-cell table:style-name="ce62" office:value-type="string" calcext:value-type="string">
            <text:p>1. User should be taken to 'My Wish List' page and all the multiple products added to the page are displayed no matter what how many we added to this page. </text:p>
            <text:p>2. All the details should be correct are all the options in this page should work correctly</text:p>
          </table:table-cell>
          <table:table-cell table:style-name="ce63" table:number-columns-repeated="2"/>
          <table:table-cell table:style-name="ce73" table:content-validation-name="val9"/>
          <table:table-cell table:style-name="ce63"/>
          <table:table-cell table:number-columns-repeated="16373"/>
        </table:table-row>
        <table:table-row table:style-name="ro39">
          <table:table-cell table:style-name="ce58" office:value-type="string" calcext:value-type="string">
            <text:p>TC_WL_018</text:p>
          </table:table-cell>
          <table:table-cell table:style-name="ce60" office:value-type="string" calcext:value-type="string">
            <text:p>(TS_009)</text:p>
            <text:p>Wish List</text:p>
          </table:table-cell>
          <table:table-cell table:style-name="ce62" office:value-type="string" calcext:value-type="string">
            <text:p>Validate adding duplicate products to 'My Wish List' page</text:p>
          </table:table-cell>
          <table:table-cell table:style-name="ce62" office:value-type="string" calcext:value-type="string">
            <text:p>1. Open the Application URL and login</text:p>
          </table:table-cell>
          <table:table-cell table:style-name="ce62"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Wish List' option in the displayed 'Product Display' page</text:p>
            <text:p>5. Repeat Step 4 multiple times</text:p>
            <text:p>6. Click on 'wish list!' link from the Success message (Validate ER-1)</text:p>
            <text:p/>
          </table:table-cell>
          <table:table-cell table:style-name="ce60" office:value-type="string" calcext:value-type="string">
            <text:p>Not Applicable</text:p>
          </table:table-cell>
          <table:table-cell table:style-name="ce62" office:value-type="string" calcext:value-type="string">
            <text:p>1. User should be taken to 'My Wish List' page and only one product should be displayed without any duplications in this page.</text:p>
          </table:table-cell>
          <table:table-cell table:style-name="ce63" table:number-columns-repeated="2"/>
          <table:table-cell table:style-name="ce73" table:content-validation-name="val9"/>
          <table:table-cell table:style-name="ce63"/>
          <table:table-cell table:number-columns-repeated="16373"/>
        </table:table-row>
        <table:table-row table:style-name="ro34">
          <table:table-cell table:style-name="ce58" office:value-type="string" calcext:value-type="string">
            <text:p>TC_WL_019</text:p>
          </table:table-cell>
          <table:table-cell table:style-name="ce60" office:value-type="string" calcext:value-type="string">
            <text:p>(TS_009)</text:p>
            <text:p>Wish List</text:p>
          </table:table-cell>
          <table:table-cell table:style-name="ce62" office:value-type="string" calcext:value-type="string">
            <text:p>Validate the UI of 'Wish List' funtionality</text:p>
          </table:table-cell>
          <table:table-cell table:style-name="ce62" office:value-type="string" calcext:value-type="string">
            <text:p>1. Open the Application URL in any supported browser</text:p>
          </table:table-cell>
          <table:table-cell table:style-name="ce62" office:value-type="string" calcext:value-type="string">
            <text:p>1. Check the UI of the functioanality related to 'Wish List' (Validate ER-1)</text:p>
          </table:table-cell>
          <table:table-cell table:style-name="ce60" office:value-type="string" calcext:value-type="string">
            <text:p>Not Applicable</text:p>
          </table:table-cell>
          <table:table-cell table:style-name="ce62" office:value-type="string" calcext:value-type="string">
            <text:p>1. Proper UI adhering to the UI checklist should be displayed for the 'Wish List' functionality</text:p>
          </table:table-cell>
          <table:table-cell table:style-name="ce63" table:number-columns-repeated="2"/>
          <table:table-cell table:style-name="ce73" table:content-validation-name="val9"/>
          <table:table-cell table:style-name="ce63"/>
          <table:table-cell table:number-columns-repeated="16373"/>
        </table:table-row>
        <table:table-row table:style-name="ro24">
          <table:table-cell table:style-name="ce58" office:value-type="string" calcext:value-type="string">
            <text:p>TC_WL_020</text:p>
          </table:table-cell>
          <table:table-cell table:style-name="ce60" office:value-type="string" calcext:value-type="string">
            <text:p>(TS_009)</text:p>
            <text:p>Wish List</text:p>
          </table:table-cell>
          <table:table-cell table:style-name="ce62" office:value-type="string" calcext:value-type="string">
            <text:p>Validate the 'Wish List' functionality in all the supported environments</text:p>
          </table:table-cell>
          <table:table-cell table:style-name="ce62" office:value-type="string" calcext:value-type="string">
            <text:p>1. Open the Application URL in any supported browser</text:p>
          </table:table-cell>
          <table:table-cell table:style-name="ce62" office:value-type="string" calcext:value-type="string">
            <text:p>1. Check the 'Wish List' functionality in all the supported environments (Validate ER-1)</text:p>
          </table:table-cell>
          <table:table-cell table:style-name="ce60" office:value-type="string" calcext:value-type="string">
            <text:p>Not Applicable</text:p>
          </table:table-cell>
          <table:table-cell table:style-name="ce62" office:value-type="string" calcext:value-type="string">
            <text:p>1. 'Wish List' functionality should work correctly in all the supported environments</text:p>
          </table:table-cell>
          <table:table-cell table:style-name="ce63" table:number-columns-repeated="2"/>
          <table:table-cell table:style-name="ce73" table:content-validation-name="val9"/>
          <table:table-cell table:style-name="ce63"/>
          <table:table-cell table:number-columns-repeated="16373"/>
        </table:table-row>
        <table:table-row table:style-name="ro19" table:number-rows-repeated="1048554">
          <table:table-cell table:number-columns-repeated="16384"/>
        </table:table-row>
        <table:table-row table:style-name="ro19">
          <table:table-cell table:number-columns-repeated="16384"/>
        </table:table-row>
        <calcext:conditional-formats>
          <calcext:conditional-format calcext:target-range-address="'Wish List'.J3:'Wish List'.J21">
            <calcext:condition calcext:apply-style-name="ConditionalStyle_92" calcext:value="contains-text(&quot;NOT TESTED&quot;)" calcext:base-cell-address="'Wish List'.J3"/>
            <calcext:condition calcext:apply-style-name="ConditionalStyle_91" calcext:value="contains-text(&quot;BLOCKED&quot;)" calcext:base-cell-address="'Wish List'.J3"/>
            <calcext:condition calcext:apply-style-name="ConditionalStyle_90" calcext:value="contains-text(&quot;FAIL&quot;)" calcext:base-cell-address="'Wish List'.J3"/>
            <calcext:condition calcext:apply-style-name="ConditionalStyle_89" calcext:value="contains-text(&quot;PASS&quot;)" calcext:base-cell-address="'Wish List'.J3"/>
          </calcext:conditional-format>
        </calcext:conditional-formats>
      </table:table>
      <table:table table:name="Shopping Cart" table:style-name="ta12">
        <table:table-column table:style-name="co47" table:default-cell-style-name="ce58"/>
        <table:table-column table:style-name="co33" table:default-cell-style-name="ce60"/>
        <table:table-column table:style-name="co34" table:default-cell-style-name="ce62"/>
        <table:table-column table:style-name="co35" table:default-cell-style-name="ce62"/>
        <table:table-column table:style-name="co44" table:default-cell-style-name="ce62"/>
        <table:table-column table:style-name="co36" table:default-cell-style-name="ce60"/>
        <table:table-column table:style-name="co37" table:default-cell-style-name="ce62"/>
        <table:table-column table:style-name="co38" table:default-cell-style-name="ce63"/>
        <table:table-column table:style-name="co8" table:default-cell-style-name="ce63"/>
        <table:table-column table:style-name="co39" table:default-cell-style-name="ce80"/>
        <table:table-column table:style-name="co40" table:default-cell-style-name="ce63"/>
        <table:table-column table:style-name="co1" table:number-columns-repeated="16373" table:default-cell-style-name="Default"/>
        <table:table-row table:style-name="ro1">
          <table:table-cell table:style-name="ce69" office:value-type="string" calcext:value-type="string">
            <text:p>Test Case ID</text:p>
          </table:table-cell>
          <table:table-cell table:style-name="ce69" office:value-type="string" calcext:value-type="string">
            <text:p>Test Scenario </text:p>
          </table:table-cell>
          <table:table-cell table:style-name="ce69" office:value-type="string" calcext:value-type="string">
            <text:p>Test Case Title</text:p>
          </table:table-cell>
          <table:table-cell table:style-name="ce69" office:value-type="string" calcext:value-type="string">
            <text:p>Pre-requisites</text:p>
          </table:table-cell>
          <table:table-cell table:style-name="ce69" office:value-type="string" calcext:value-type="string">
            <text:p>Test Steps</text:p>
          </table:table-cell>
          <table:table-cell table:style-name="ce69" office:value-type="string" calcext:value-type="string">
            <text:p>Test Data</text:p>
          </table:table-cell>
          <table:table-cell table:style-name="ce69" office:value-type="string" calcext:value-type="string">
            <text:p>Expected Result (ER)</text:p>
          </table:table-cell>
          <table:table-cell table:style-name="ce69" office:value-type="string" calcext:value-type="string">
            <text:p>Actual Result</text:p>
          </table:table-cell>
          <table:table-cell table:style-name="ce69" office:value-type="string" calcext:value-type="string">
            <text:p>Priority</text:p>
          </table:table-cell>
          <table:table-cell table:style-name="ce69" office:value-type="string" calcext:value-type="string">
            <text:p>Result</text:p>
          </table:table-cell>
          <table:table-cell table:style-name="ce69" office:value-type="string" calcext:value-type="string">
            <text:p>Comments</text:p>
          </table:table-cell>
          <table:table-cell table:number-columns-repeated="16373"/>
        </table:table-row>
        <table:table-row table:style-name="ro21">
          <table:table-cell table:style-name="ce57" office:value-type="string" calcext:value-type="string" table:number-columns-spanned="2" table:number-rows-spanned="1">
            <text:p><text:a xlink:href="#'Test Scenarios'.A10" xlink:type="simple">&lt;&lt; Test Scenarios</text:a></text:p>
          </table:table-cell>
          <table:covered-table-cell table:style-name="ce59"/>
          <table:table-cell table:style-name="ce61" table:number-columns-repeated="9"/>
          <table:table-cell table:style-name="ce65" table:number-columns-repeated="16373"/>
        </table:table-row>
        <table:table-row table:style-name="ro31">
          <table:table-cell office:value-type="string" calcext:value-type="string">
            <text:p>TC_SC_001</text:p>
          </table:table-cell>
          <table:table-cell office:value-type="string" calcext:value-type="string">
            <text:p>(TS_010)</text:p>
            <text:p>Shopping Cart</text:p>
          </table:table-cell>
          <table:table-cell office:value-type="string" calcext:value-type="string">
            <text:p>Validate navigating to 'Shopping Cart' page from the Success message</text:p>
          </table:table-cell>
          <table:table-cell office:value-type="string" calcext:value-type="string">
            <text:p>1. Open the Applicatoin URL in any supported browser</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 (Validate ER-1)</text:p>
          </table:table-cell>
          <table:table-cell office:value-type="string" calcext:value-type="string">
            <text:p>Product Name: iMac</text:p>
          </table:table-cell>
          <table:table-cell office:value-type="string" calcext:value-type="string">
            <text:p>1. User should be taken to the Shopping Cart page</text:p>
          </table:table-cell>
          <table:table-cell/>
          <table:table-cell table:style-name="ce58"/>
          <table:table-cell table:content-validation-name="val10"/>
          <table:table-cell table:number-columns-repeated="16374"/>
        </table:table-row>
        <table:table-row table:style-name="ro26">
          <table:table-cell office:value-type="string" calcext:value-type="string">
            <text:p>TC_SC_002</text:p>
          </table:table-cell>
          <table:table-cell office:value-type="string" calcext:value-type="string">
            <text:p>(TS_010)</text:p>
            <text:p>Shopping Cart</text:p>
          </table:table-cell>
          <table:table-cell office:value-type="string" calcext:value-type="string">
            <text:p>Validate navigating to 'Shopping Cart' page from the 'Shopping Cart' header option</text:p>
          </table:table-cell>
          <table:table-cell office:value-type="string" calcext:value-type="string">
            <text:p>1. Open the Applicatoin URL in any supported browser</text:p>
          </table:table-cell>
          <table:table-cell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header option (Validate ER-1)</text:p>
          </table:table-cell>
          <table:table-cell office:value-type="string" calcext:value-type="string">
            <text:p>Product Name: iMac</text:p>
          </table:table-cell>
          <table:table-cell office:value-type="string" calcext:value-type="string">
            <text:p>1. User should be taken to the Shopping Cart page</text:p>
          </table:table-cell>
          <table:table-cell table:number-columns-repeated="2"/>
          <table:table-cell table:content-validation-name="val10"/>
          <table:table-cell table:number-columns-repeated="16374"/>
        </table:table-row>
        <table:table-row table:style-name="ro31">
          <table:table-cell office:value-type="string" calcext:value-type="string">
            <text:p>TC_SC_003</text:p>
          </table:table-cell>
          <table:table-cell office:value-type="string" calcext:value-type="string">
            <text:p>(TS_010)</text:p>
            <text:p>Shopping Cart</text:p>
          </table:table-cell>
          <table:table-cell office:value-type="string" calcext:value-type="string">
            <text:p>Validate navigating to 'Shopping Cart' page from the 'Site Map' footer page</text:p>
          </table:table-cell>
          <table:table-cell office:value-type="string" calcext:value-type="string">
            <text:p>1. Open the Applicatoin URL in any supported browser</text:p>
          </table:table-cell>
          <table:table-cell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Site Map' footer option </text:p>
            <text:p>5. Click on 'Shopping Cart' link in the displayed 'Site Map' page</text:p>
          </table:table-cell>
          <table:table-cell office:value-type="string" calcext:value-type="string">
            <text:p>Product Name: iMac</text:p>
          </table:table-cell>
          <table:table-cell office:value-type="string" calcext:value-type="string">
            <text:p>1. User should be taken to the Shopping Cart page</text:p>
          </table:table-cell>
          <table:table-cell table:number-columns-repeated="2"/>
          <table:table-cell table:content-validation-name="val10"/>
          <table:table-cell table:number-columns-repeated="16374"/>
        </table:table-row>
        <table:table-row table:style-name="ro23">
          <table:table-cell office:value-type="string" calcext:value-type="string">
            <text:p>TC_SC_004</text:p>
          </table:table-cell>
          <table:table-cell office:value-type="string" calcext:value-type="string">
            <text:p>(TS_010)</text:p>
            <text:p>Shopping Cart</text:p>
          </table:table-cell>
          <table:table-cell office:value-type="string" calcext:value-type="string">
            <text:p>Validate the Cart button when there are no products added to the Shopping Cart</text:p>
          </table:table-cell>
          <table:table-cell office:value-type="string" calcext:value-type="string">
            <text:p>1. Open the Applicatoin URL in any supported browser</text:p>
          </table:table-cell>
          <table:table-cell office:value-type="string" calcext:value-type="string">
            <text:p>1. Click on Cart button which is displayed in black color on the top of the page beside the search icon button (Validate ER-1)</text:p>
            <text:p>2. Click on 'Continue' button (Validate ER-2)</text:p>
          </table:table-cell>
          <table:table-cell office:value-type="string" calcext:value-type="string">
            <text:p>Not Applicable</text:p>
          </table:table-cell>
          <table:table-cell office:value-type="string" calcext:value-type="string">
            <text:p>1. 'Your shopping cart is empty!' should be displayed</text:p>
            <text:p>2. User should be taken to 'Home' page</text:p>
          </table:table-cell>
          <table:table-cell table:number-columns-repeated="2"/>
          <table:table-cell table:content-validation-name="val10"/>
          <table:table-cell table:number-columns-repeated="16374"/>
        </table:table-row>
        <table:table-row table:style-name="ro39">
          <table:table-cell office:value-type="string" calcext:value-type="string">
            <text:p>TC_SC_005</text:p>
          </table:table-cell>
          <table:table-cell office:value-type="string" calcext:value-type="string">
            <text:p>(TS_010)</text:p>
            <text:p>Shopping Cart</text:p>
          </table:table-cell>
          <table:table-cell office:value-type="string" calcext:value-type="string">
            <text:p>Validate navigating to 'Shopping Cart' page using the 'View Cart' option in the Cart block</text:p>
          </table:table-cell>
          <table:table-cell office:value-type="string" calcext:value-type="string">
            <text:p>1. Open the Applicatoin URL in any supported browser</text:p>
          </table:table-cell>
          <table:table-cell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Cart button which is displayed in black color on the top of the page beside the search icon button</text:p>
            <text:p>5. Click on 'View Cart' option in the displayed Cart block (Validate ER-1)</text:p>
          </table:table-cell>
          <table:table-cell office:value-type="string" calcext:value-type="string">
            <text:p>Product Name: iMac</text:p>
          </table:table-cell>
          <table:table-cell office:value-type="string" calcext:value-type="string">
            <text:p>1. User should be taken to the Shopping Cart page</text:p>
          </table:table-cell>
          <table:table-cell table:number-columns-repeated="2"/>
          <table:table-cell table:content-validation-name="val10"/>
          <table:table-cell table:number-columns-repeated="16374"/>
        </table:table-row>
        <table:table-row table:style-name="ro39">
          <table:table-cell office:value-type="string" calcext:value-type="string">
            <text:p>TC_SC_006</text:p>
          </table:table-cell>
          <table:table-cell office:value-type="string" calcext:value-type="string">
            <text:p>(TS_010)</text:p>
            <text:p>Shopping Cart</text:p>
          </table:table-cell>
          <table:table-cell office:value-type="string" calcext:value-type="string">
            <text:p>Validate the weight of the Product in the 'Shopping Cart' page</text:p>
          </table:table-cell>
          <table:table-cell office:value-type="string" calcext:value-type="string">
            <text:p>1. Open the Applicatoin URL in any supported browser</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heck the weight of the Prouduct in the displayed 'Shopping Cart' page (Validate ER-1)</text:p>
          </table:table-cell>
          <table:table-cell office:value-type="string" calcext:value-type="string">
            <text:p>Product Name: iMac</text:p>
          </table:table-cell>
          <table:table-cell office:value-type="string" calcext:value-type="string">
            <text:p>1. Correct weight of the product should be displayed in the Shopping Cart page</text:p>
          </table:table-cell>
          <table:table-cell table:number-columns-repeated="2"/>
          <table:table-cell table:content-validation-name="val10"/>
          <table:table-cell table:number-columns-repeated="16374"/>
        </table:table-row>
        <table:table-row table:style-name="ro33">
          <table:table-cell office:value-type="string" calcext:value-type="string">
            <text:p>TC_SC_007</text:p>
          </table:table-cell>
          <table:table-cell office:value-type="string" calcext:value-type="string">
            <text:p>(TS_010)</text:p>
            <text:p>Shopping Cart</text:p>
          </table:table-cell>
          <table:table-cell office:value-type="string" calcext:value-type="string">
            <text:p>Validate Image, Name, Model, Quantity, Unit Price and Total of the Product in the 'Shopping Cart' page</text:p>
          </table:table-cell>
          <table:table-cell office:value-type="string" calcext:value-type="string">
            <text:p>1. Open the Applicatoin URL in any supported browser</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heck the Image Image, Name, Model, Quantity, Unit Price and Total of the Product in the displayed 'Shopping Cart' page (Validate ER-1)</text:p>
          </table:table-cell>
          <table:table-cell office:value-type="string" calcext:value-type="string">
            <text:p>Product Name: iMac</text:p>
          </table:table-cell>
          <table:table-cell office:value-type="string" calcext:value-type="string">
            <text:p>1. Correct Image, Name, Model, Quantity, Unit Price and Total of the Product should be displayed</text:p>
          </table:table-cell>
          <table:table-cell table:number-columns-repeated="2"/>
          <table:table-cell table:content-validation-name="val10"/>
          <table:table-cell table:number-columns-repeated="16374"/>
        </table:table-row>
        <table:table-row table:style-name="ro33">
          <table:table-cell office:value-type="string" calcext:value-type="string">
            <text:p>TC_SC_008</text:p>
          </table:table-cell>
          <table:table-cell office:value-type="string" calcext:value-type="string">
            <text:p>(TS_010)</text:p>
            <text:p>Shopping Cart</text:p>
          </table:table-cell>
          <table:table-cell office:value-type="string" calcext:value-type="string">
            <text:p>Validate updating the quantity of the Product in the 'Shopping Cart' page</text:p>
          </table:table-cell>
          <table:table-cell office:value-type="string" calcext:value-type="string">
            <text:p>1. Open the Applicatoin URL in any supported browser</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Enter a new quantity into the 'Quantity' field of the Product in the displayed Shopping Cart page</text:p>
            <text:p>7. Click on 'Update' icon option (Validate ER-1)</text:p>
          </table:table-cell>
          <table:table-cell office:value-type="string" calcext:value-type="string">
            <text:p>Product Name: iMac</text:p>
          </table:table-cell>
          <table:table-cell office:value-type="string" calcext:value-type="string">
            <text:p>1. Success message with text - ' Success: You have modified your shopping cart!' should be displayed</text:p>
          </table:table-cell>
          <table:table-cell table:number-columns-repeated="2"/>
          <table:table-cell table:content-validation-name="val10"/>
          <table:table-cell table:number-columns-repeated="16374"/>
        </table:table-row>
        <table:table-row table:style-name="ro40">
          <table:table-cell office:value-type="string" calcext:value-type="string">
            <text:p>TC_SC_009</text:p>
          </table:table-cell>
          <table:table-cell office:value-type="string" calcext:value-type="string">
            <text:p>(TS_010)</text:p>
            <text:p>Shopping Cart</text:p>
          </table:table-cell>
          <table:table-cell office:value-type="string" calcext:value-type="string">
            <text:p>Validate updating the quantity of the Product in the 'Shopping Cart' page to a negative or zero or a non-numerical value </text:p>
          </table:table-cell>
          <table:table-cell office:value-type="string" calcext:value-type="string">
            <text:p>1. Open the Applicatoin URL in any supported browser</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Enter negative value or zero or non-numerical value into the 'Quantity' field of the Product in the displayed Shopping Cart page</text:p>
            <text:p>7. Click on 'Update' icon option (Validate ER-1)</text:p>
          </table:table-cell>
          <table:table-cell office:value-type="string" calcext:value-type="string">
            <text:p>Product Name: iMac</text:p>
          </table:table-cell>
          <table:table-cell office:value-type="string" calcext:value-type="string">
            <text:p>1. Proper warning message should be displayed informing the User to provide a postive numberical value</text:p>
          </table:table-cell>
          <table:table-cell table:number-columns-repeated="2"/>
          <table:table-cell table:content-validation-name="val10"/>
          <table:table-cell table:number-columns-repeated="16374"/>
        </table:table-row>
        <table:table-row table:style-name="ro49">
          <table:table-cell office:value-type="string" calcext:value-type="string">
            <text:p>TC_SC_010</text:p>
          </table:table-cell>
          <table:table-cell office:value-type="string" calcext:value-type="string">
            <text:p>(TS_010)</text:p>
            <text:p>Shopping Cart</text:p>
          </table:table-cell>
          <table:table-cell office:value-type="string" calcext:value-type="string">
            <text:p>Validate removing the item from 'Shopping Cart' page</text:p>
          </table:table-cell>
          <table:table-cell office:value-type="string" calcext:value-type="string">
            <text:p>1. Open the Applicatoin URL in any supported browser</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Remove' icon option (Validate ER-1)</text:p>
          </table:table-cell>
          <table:table-cell office:value-type="string" calcext:value-type="string">
            <text:p>Product Name: iMac</text:p>
          </table:table-cell>
          <table:table-cell office:value-type="string" calcext:value-type="string">
            <text:p>1. Product should be removed from the 'Shopping Cart' page</text:p>
          </table:table-cell>
          <table:table-cell table:number-columns-repeated="2"/>
          <table:table-cell table:content-validation-name="val10"/>
          <table:table-cell table:number-columns-repeated="16374"/>
        </table:table-row>
        <table:table-row table:style-name="ro39">
          <table:table-cell office:value-type="string" calcext:value-type="string">
            <text:p>TC_SC_011</text:p>
          </table:table-cell>
          <table:table-cell office:value-type="string" calcext:value-type="string">
            <text:p>(TS_010)</text:p>
            <text:p>Shopping Cart</text:p>
          </table:table-cell>
          <table:table-cell office:value-type="string" calcext:value-type="string">
            <text:p>Validate Page Heading, Page Title and Page URL of 'Shopping Cart' page</text:p>
          </table:table-cell>
          <table:table-cell office:value-type="string" calcext:value-type="string">
            <text:p>1. Open the Applicatoin URL in any supported browser</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Validate Page Heading, Page Title and Page URL of the dispalyed 'Shopping Cart' page (Validate ER-1)</text:p>
          </table:table-cell>
          <table:table-cell office:value-type="string" calcext:value-type="string">
            <text:p>Product Name: iMac</text:p>
          </table:table-cell>
          <table:table-cell office:value-type="string" calcext:value-type="string">
            <text:p>1. Correct Page Heading, Page Title and Page URL should be displayed</text:p>
          </table:table-cell>
          <table:table-cell table:number-columns-repeated="2"/>
          <table:table-cell table:content-validation-name="val10"/>
          <table:table-cell table:number-columns-repeated="16374"/>
        </table:table-row>
        <table:table-row table:style-name="ro39">
          <table:table-cell office:value-type="string" calcext:value-type="string">
            <text:p>TC_SC_012</text:p>
          </table:table-cell>
          <table:table-cell office:value-type="string" calcext:value-type="string">
            <text:p>(TS_010)</text:p>
            <text:p>Shopping Cart</text:p>
          </table:table-cell>
          <table:table-cell office:value-type="string" calcext:value-type="string">
            <text:p>Validate Breadcrumb of 'Shopping Cart' page</text:p>
          </table:table-cell>
          <table:table-cell office:value-type="string" calcext:value-type="string">
            <text:p>1. Open the Application URL in any supported browser</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heck the working of Breadcrubm of the displayed 'Shopping Cart' page (Validate ER-1)</text:p>
          </table:table-cell>
          <table:table-cell office:value-type="string" calcext:value-type="string">
            <text:p>Product Name: iMac</text:p>
          </table:table-cell>
          <table:table-cell office:value-type="string" calcext:value-type="string">
            <text:p>1. Breadcrumb should be displayed and should work properly</text:p>
          </table:table-cell>
          <table:table-cell table:number-columns-repeated="2"/>
          <table:table-cell table:content-validation-name="val10"/>
          <table:table-cell table:number-columns-repeated="16374"/>
        </table:table-row>
        <table:table-row table:style-name="ro40">
          <table:table-cell office:value-type="string" calcext:value-type="string">
            <text:p>TC_SC_013</text:p>
          </table:table-cell>
          <table:table-cell office:value-type="string" calcext:value-type="string">
            <text:p>(TS_010)</text:p>
            <text:p>Shopping Cart</text:p>
          </table:table-cell>
          <table:table-cell office:value-type="string" calcext:value-type="string">
            <text:p>Validate Coupon code functionality in the 'Shopping Cart' page by providing a valid coupon code</text:p>
          </table:table-cell>
          <table:table-cell office:value-type="string" calcext:value-type="string">
            <text:p>1. Open the Application URL in any supported browser</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Coupon Code' section</text:p>
            <text:p>7. Enter any valid Coupon code into the 'Enter your coupon here' text field</text:p>
            <text:p>8. Click on 'Apply Coupon' button (Validate ER-1)</text:p>
          </table:table-cell>
          <table:table-cell office:value-type="string" calcext:value-type="string">
            <text:p>Pending Data - Valid Coupon Code</text:p>
          </table:table-cell>
          <table:table-cell office:value-type="string" calcext:value-type="string">
            <text:p>1. Coupon code should be applied successfully and the price details should successfully change.</text:p>
          </table:table-cell>
          <table:table-cell table:number-columns-repeated="2"/>
          <table:table-cell table:content-validation-name="val10"/>
          <table:table-cell table:number-columns-repeated="16374"/>
        </table:table-row>
        <table:table-row table:style-name="ro40">
          <table:table-cell office:value-type="string" calcext:value-type="string">
            <text:p>TC_SC_014</text:p>
          </table:table-cell>
          <table:table-cell office:value-type="string" calcext:value-type="string">
            <text:p>(TS_010)</text:p>
            <text:p>Shopping Cart</text:p>
          </table:table-cell>
          <table:table-cell office:value-type="string" calcext:value-type="string">
            <text:p>Validate Coupon code application in the 'Shopping Cart' page by providing an invalid coupon code</text:p>
          </table:table-cell>
          <table:table-cell office:value-type="string" calcext:value-type="string">
            <text:p>1. Open the Application URL in any supported browser</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Coupon Code' section</text:p>
            <text:p>7. Enter any invalid Coupon code into the 'Enter your coupon here' text field</text:p>
            <text:p>8. Click on 'Apply Coupon' button (Validate ER-1)</text:p>
          </table:table-cell>
          <table:table-cell office:value-type="string" calcext:value-type="string">
            <text:p>Invalid Coupon Code: XYZ</text:p>
          </table:table-cell>
          <table:table-cell office:value-type="string" calcext:value-type="string">
            <text:p>1. Warning message with text - 'Warning: Coupon is either invalid, expired or reached its usage limit!' should be displayed</text:p>
          </table:table-cell>
          <table:table-cell table:number-columns-repeated="2"/>
          <table:table-cell table:content-validation-name="val10"/>
          <table:table-cell table:number-columns-repeated="16374"/>
        </table:table-row>
        <table:table-row table:style-name="ro40">
          <table:table-cell office:value-type="string" calcext:value-type="string">
            <text:p>TC_SC_015</text:p>
          </table:table-cell>
          <table:table-cell office:value-type="string" calcext:value-type="string">
            <text:p>(TS_010)</text:p>
            <text:p>Shopping Cart</text:p>
          </table:table-cell>
          <table:table-cell office:value-type="string" calcext:value-type="string">
            <text:p>Validate Coupon code functionality in the 'Shopping Cart' page by providing an valid coupon code which got expired</text:p>
          </table:table-cell>
          <table:table-cell office:value-type="string" calcext:value-type="string">
            <text:p>1. Open the Application URL in any supported browser</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Coupon Code' section</text:p>
            <text:p>7. Enter any valid Coupon code which already got expired into the 'Enter your coupon here' text field</text:p>
            <text:p>8. Click on 'Apply Coupon' button (Validate ER-1)</text:p>
          </table:table-cell>
          <table:table-cell office:value-type="string" calcext:value-type="string">
            <text:p>Valid Expired Coupon Code: Pending Data</text:p>
          </table:table-cell>
          <table:table-cell office:value-type="string" calcext:value-type="string">
            <text:p>1. Warning message with text - 'Warning: Coupon is either invalid, expired or reached its usage limit!' should be displayed</text:p>
          </table:table-cell>
          <table:table-cell table:number-columns-repeated="2"/>
          <table:table-cell table:content-validation-name="val10"/>
          <table:table-cell table:number-columns-repeated="16374"/>
        </table:table-row>
        <table:table-row table:style-name="ro32">
          <table:table-cell office:value-type="string" calcext:value-type="string">
            <text:p>TC_SC_016</text:p>
          </table:table-cell>
          <table:table-cell office:value-type="string" calcext:value-type="string">
            <text:p>(TS_010)</text:p>
            <text:p>Shopping Cart</text:p>
          </table:table-cell>
          <table:table-cell office:value-type="string" calcext:value-type="string">
            <text:p>Validate Coupon code functionality in the 'Shopping Cart' page by providing an valid coupon code which has reached its usage limit</text:p>
          </table:table-cell>
          <table:table-cell office:value-type="string" calcext:value-type="string">
            <text:p>1. Open the Application URL in any supported browser</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Coupon Code' section</text:p>
            <text:p>7. Enter any valid Coupon code which is already used and applied into the 'Enter your coupon here' text field</text:p>
            <text:p>8. Click on 'Apply Coupon' button (Validate ER-1)</text:p>
          </table:table-cell>
          <table:table-cell office:value-type="string" calcext:value-type="string">
            <text:p>Valid Already Used Coupon Code: Pending Data</text:p>
          </table:table-cell>
          <table:table-cell office:value-type="string" calcext:value-type="string">
            <text:p>1. Warning message with text - 'Warning: Coupon is either invalid, expired or reached its usage limit!' should be displayed</text:p>
          </table:table-cell>
          <table:table-cell table:number-columns-repeated="2"/>
          <table:table-cell table:content-validation-name="val10"/>
          <table:table-cell table:number-columns-repeated="16374"/>
        </table:table-row>
        <table:table-row table:style-name="ro40">
          <table:table-cell office:value-type="string" calcext:value-type="string">
            <text:p>TC_SC_017</text:p>
          </table:table-cell>
          <table:table-cell office:value-type="string" calcext:value-type="string">
            <text:p>(TS_010)</text:p>
            <text:p>Shopping Cart</text:p>
          </table:table-cell>
          <table:table-cell office:value-type="string" calcext:value-type="string">
            <text:p>Validate Coupon code functionality in the 'Shopping Cart' page by not providing any coupon code </text:p>
          </table:table-cell>
          <table:table-cell office:value-type="string" calcext:value-type="string">
            <text:p>1. Open the Application URL in any supported browser</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Coupon Code' section</text:p>
            <text:p>7. Don't enter any Coupon code into the 'Enter your coupon here' text field</text:p>
            <text:p>8. Click on 'Apply Coupon' button (Validate ER-1)</text:p>
          </table:table-cell>
          <table:table-cell office:value-type="string" calcext:value-type="string">
            <text:p>Not Appolicable</text:p>
          </table:table-cell>
          <table:table-cell office:value-type="string" calcext:value-type="string">
            <text:p>1. Warning message with text - 'Warning: Please enter a coupon code!' should be displayed</text:p>
          </table:table-cell>
          <table:table-cell table:number-columns-repeated="2"/>
          <table:table-cell table:content-validation-name="val10"/>
          <table:table-cell table:number-columns-repeated="16374"/>
        </table:table-row>
        <table:table-row table:style-name="ro52">
          <table:table-cell office:value-type="string" calcext:value-type="string">
            <text:p>TC_SC_018</text:p>
          </table:table-cell>
          <table:table-cell office:value-type="string" calcext:value-type="string">
            <text:p>(TS_010)</text:p>
            <text:p>Shopping Cart</text:p>
          </table:table-cell>
          <table:table-cell office:value-type="string" calcext:value-type="string">
            <text:p>Validate Closing the Warning message in the 'Shopping Cart' page</text:p>
          </table:table-cell>
          <table:table-cell office:value-type="string" calcext:value-type="string">
            <text:p>1. Open the Application URL in any supported browser</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Coupon Code' section</text:p>
            <text:p>7. Don't enter any Coupon code into the 'Enter your coupon here' text field</text:p>
            <text:p>8. Click on 'Apply Coupon' button</text:p>
            <text:p>9. Click on 'x' option on the displayed warning message (Validate ER-1)</text:p>
          </table:table-cell>
          <table:table-cell office:value-type="string" calcext:value-type="string">
            <text:p>Not Appolicable</text:p>
          </table:table-cell>
          <table:table-cell office:value-type="string" calcext:value-type="string">
            <text:p>1. Warning message should dissappear.</text:p>
          </table:table-cell>
          <table:table-cell table:number-columns-repeated="2"/>
          <table:table-cell table:content-validation-name="val10"/>
          <table:table-cell table:number-columns-repeated="16374"/>
        </table:table-row>
        <table:table-row table:style-name="ro33">
          <table:table-cell office:value-type="string" calcext:value-type="string">
            <text:p>TC_SC_019</text:p>
          </table:table-cell>
          <table:table-cell office:value-type="string" calcext:value-type="string">
            <text:p>(TS_010)</text:p>
            <text:p>Shopping Cart</text:p>
          </table:table-cell>
          <table:table-cell office:value-type="string" calcext:value-type="string">
            <text:p>Validate Coupon code functionality in the 'Shopping Cart' page is having Placeholder</text:p>
          </table:table-cell>
          <table:table-cell office:value-type="string" calcext:value-type="string">
            <text:p>1. Open the Application URL in any supported browser</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Coupon Code' section</text:p>
            <text:p>7. Check the 'Enter your coupon here' text field (Validate ER-1)</text:p>
          </table:table-cell>
          <table:table-cell office:value-type="string" calcext:value-type="string">
            <text:p>Product Name: iMac</text:p>
          </table:table-cell>
          <table:table-cell office:value-type="string" calcext:value-type="string">
            <text:p>1. Proper Place Holder text should be displayed inside the text field.</text:p>
          </table:table-cell>
          <table:table-cell table:number-columns-repeated="2"/>
          <table:table-cell table:content-validation-name="val10"/>
          <table:table-cell table:number-columns-repeated="16374"/>
        </table:table-row>
        <table:table-row table:style-name="ro39">
          <table:table-cell office:value-type="string" calcext:value-type="string">
            <text:p>TC_SC_020</text:p>
          </table:table-cell>
          <table:table-cell office:value-type="string" calcext:value-type="string">
            <text:p>(TS_010)</text:p>
            <text:p>Shopping Cart</text:p>
          </table:table-cell>
          <table:table-cell office:value-type="string" calcext:value-type="string">
            <text:p>Validate Estimate Shipping and Taxes functionality in the 'Shopping Cart' page by providing all mandatory fields</text:p>
          </table:table-cell>
          <table:table-cell office:value-type="string" calcext:value-type="string">
            <text:p>1. Open the Application URL in any supported browser</text:p>
            <text:p>2. User has aded a Product to Shopping Cart page  - &lt;Refer Test Data&gt; and navigated to the Shopping Cart page</text:p>
          </table:table-cell>
          <table:table-cell office:value-type="string" calcext:value-type="string">
            <text:p>1. Click on 'Estimate Shipping &amp; Taxes' section </text:p>
            <text:p>2. Select any Country from the 'Country' dropdown field - - &lt;Refer Test Data&gt;</text:p>
            <text:p>3. Select any State from the 'Region/State' field - &lt;Refer Test Data&gt;</text:p>
            <text:p>4. Click on 'Get Quotes' button (Validate ER-1 and ER-2)</text:p>
            <text:p>5. Select the radio button and Click on 'Apply Shipping' button (Validate ER-3 and Validate ER-4)</text:p>
          </table:table-cell>
          <table:table-cell office:value-type="string" calcext:value-type="string">
            <text:p>Product Name: iMac</text:p>
            <text:p>Country: United States</text:p>
            <text:p>Region/State: California</text:p>
          </table:table-cell>
          <table:table-cell office:value-type="string" calcext:value-type="string">
            <text:p>1. 'Please select the preferred shipping method to use on this order' dialog should be displayed.  </text:p>
            <text:p>2. Flat Shipping Rate - $5.00 radio button  should be displayed in the displayed dialog and is not selected by default</text:p>
            <text:p>3. Success message with text - ' Success: Your shipping estimate has been applied!' should be displayed</text:p>
            <text:p>4. Flat Shipping Rate should be displayed and added to the Total Price</text:p>
          </table:table-cell>
          <table:table-cell table:number-columns-repeated="2"/>
          <table:table-cell table:content-validation-name="val10"/>
          <table:table-cell table:number-columns-repeated="16374"/>
        </table:table-row>
        <table:table-row table:style-name="ro33">
          <table:table-cell office:value-type="string" calcext:value-type="string">
            <text:p>TC_SC_021</text:p>
          </table:table-cell>
          <table:table-cell office:value-type="string" calcext:value-type="string">
            <text:p>(TS_010)</text:p>
            <text:p>Shopping Cart</text:p>
          </table:table-cell>
          <table:table-cell office:value-type="string" calcext:value-type="string">
            <text:p>Validate Estimate Shipping and Taxes functionality in the 'Shopping Cart' page by providing all the fields</text:p>
          </table:table-cell>
          <table:table-cell office:value-type="string" calcext:value-type="string">
            <text:p>1. Open the Application URL in any supported browser</text:p>
            <text:p>2. User has aded a Product to Shopping Cart page  - &lt;Refer Test Data&gt; and navigated to the Shopping Cart page</text:p>
          </table:table-cell>
          <table:table-cell office:value-type="string" calcext:value-type="string">
            <text:p>1. Click on 'Estimate Shipping &amp; Taxes' section </text:p>
            <text:p>2. Select any Country from the 'Country' dropdown field - - &lt;Refer Test Data&gt;</text:p>
            <text:p>3. Select any State from the 'Region/State' field - &lt;Refer Test Data&gt;</text:p>
            <text:p>4. Enter any Post Code of the above selected State in 'Post Code' field - &lt;Refer Test Data&gt;</text:p>
            <text:p>5. Click on 'Get Quotes' button (Validate ER-1 and ER-2)</text:p>
            <text:p>6. Select the radio button and Click on 'Apply Shipping' button (Validate ER-3 and Validate ER-4)</text:p>
          </table:table-cell>
          <table:table-cell office:value-type="string" calcext:value-type="string">
            <text:p>Product Name: iMac</text:p>
            <text:p>Country: United States</text:p>
            <text:p>Region/State: California</text:p>
            <text:p>Post Code: 90007</text:p>
          </table:table-cell>
          <table:table-cell office:value-type="string" calcext:value-type="string">
            <text:p>1. 'Please select the preferred shipping method to use on this order' dialog should be displayed.  </text:p>
            <text:p>2. Flat Shipping Rate - $5.00 radio button should be displayed in the displayed dialog and is not selected by default</text:p>
            <text:p>3. Success message with text - ' Success: Your shipping estimate has been applied!' should be displayed</text:p>
            <text:p>4. Flat Shipping Rate should be displayed and added to the Total Price</text:p>
          </table:table-cell>
          <table:table-cell table:number-columns-repeated="2"/>
          <table:table-cell table:content-validation-name="val10"/>
          <table:table-cell table:number-columns-repeated="16374"/>
        </table:table-row>
        <table:table-row table:style-name="ro31">
          <table:table-cell office:value-type="string" calcext:value-type="string">
            <text:p>TC_SC_022</text:p>
          </table:table-cell>
          <table:table-cell office:value-type="string" calcext:value-type="string">
            <text:p>(TS_010)</text:p>
            <text:p>Shopping Cart</text:p>
          </table:table-cell>
          <table:table-cell office:value-type="string" calcext:value-type="string">
            <text:p>Validate Estimate Shipping and Taxes functionality in the 'Shopping Cart' page by not providing anything</text:p>
          </table:table-cell>
          <table:table-cell office:value-type="string" calcext:value-type="string">
            <text:p>1. Open the Application URL in any supported browser</text:p>
            <text:p>2. User has aded a Product to Shopping Cart page  - &lt;Refer Test Data&gt; and navigated to the Shopping Cart page</text:p>
          </table:table-cell>
          <table:table-cell office:value-type="string" calcext:value-type="string">
            <text:p>1. Click on 'Estimate Shipping &amp; Taxes' section </text:p>
            <text:p>2. Don't select any Country from the 'Country' dropdown field - &lt;Refer Test Data&gt;</text:p>
            <text:p>3. Don't select any State from the 'Region/State' field - &lt;Refer Test Data&gt;</text:p>
            <text:p>4. Don't enter any Post Code of the above selected State in 'Post Code' field - &lt;Refer Test Data&gt;</text:p>
            <text:p>5. Click on 'Get Quotes' button (Validate ER-1)</text:p>
          </table:table-cell>
          <table:table-cell office:value-type="string" calcext:value-type="string">
            <text:p>Product Name: iMac</text:p>
          </table:table-cell>
          <table:table-cell office:value-type="string" calcext:value-type="string">
            <text:p>1.Field level messages with text - 'Please select a country!' and 'Please select a region / state!' should be displayed under the respective mandatory fields</text:p>
          </table:table-cell>
          <table:table-cell table:number-columns-repeated="2"/>
          <table:table-cell table:content-validation-name="val10"/>
          <table:table-cell table:number-columns-repeated="16374"/>
        </table:table-row>
        <table:table-row table:style-name="ro33">
          <table:table-cell office:value-type="string" calcext:value-type="string">
            <text:p>TC_SC_023</text:p>
          </table:table-cell>
          <table:table-cell office:value-type="string" calcext:value-type="string">
            <text:p>(TS_010)</text:p>
            <text:p>Shopping Cart</text:p>
          </table:table-cell>
          <table:table-cell office:value-type="string" calcext:value-type="string">
            <text:p>Validate Estimate Shipping and Taxes functionality in the 'Shopping Cart' page is not applied on cancelling</text:p>
          </table:table-cell>
          <table:table-cell office:value-type="string" calcext:value-type="string">
            <text:p>1. Open the Application URL in any supported browser</text:p>
            <text:p>2. User has aded a Product to Shopping Cart page  - &lt;Refer Test Data&gt; and navigated to the Shopping Cart page</text:p>
          </table:table-cell>
          <table:table-cell office:value-type="string" calcext:value-type="string">
            <text:p>1. Click on 'Estimate Shipping &amp; Taxes' section </text:p>
            <text:p>2. Select any Country from the 'Country' dropdown field - - &lt;Refer Test Data&gt;</text:p>
            <text:p>3. Select any State from the 'Region/State' field - &lt;Refer Test Data&gt;</text:p>
            <text:p>4. Enter any Post Code of the above selected State in 'Post Code' field - &lt;Refer Test Data&gt;</text:p>
            <text:p>5. Click on 'Get Quotes' button (Validate ER-1 and ER-2)</text:p>
            <text:p>6. Select the radio button and Click on 'Cancel' button (Validate ER-3)</text:p>
          </table:table-cell>
          <table:table-cell office:value-type="string" calcext:value-type="string">
            <text:p>Product Name: iMac</text:p>
          </table:table-cell>
          <table:table-cell office:value-type="string" calcext:value-type="string">
            <text:p>1. 'Please select the preferred shipping method to use on this order' dialog should be displayed.  </text:p>
            <text:p>2. Flat Shipping Rate - $5.00 radio button should be displayed in the displayed dialog and is not selected by default</text:p>
            <text:p>3. Estimated Shipping &amp; Taxes should not be applied</text:p>
          </table:table-cell>
          <table:table-cell table:number-columns-repeated="2"/>
          <table:table-cell table:content-validation-name="val10"/>
          <table:table-cell table:number-columns-repeated="16374"/>
        </table:table-row>
        <table:table-row table:style-name="ro29">
          <table:table-cell office:value-type="string" calcext:value-type="string">
            <text:p>TC_SC_024</text:p>
          </table:table-cell>
          <table:table-cell office:value-type="string" calcext:value-type="string">
            <text:p>(TS_010)</text:p>
            <text:p>Shopping Cart</text:p>
          </table:table-cell>
          <table:table-cell office:value-type="string" calcext:value-type="string">
            <text:p>Validate Estimate Shipping and Taxes functionality in the 'Shopping Cart' page for Placeholder</text:p>
          </table:table-cell>
          <table:table-cell office:value-type="string" calcext:value-type="string">
            <text:p>1. Open the Application URL in any supported browser</text:p>
            <text:p>2. User has aded a Product to Shopping Cart page  - &lt;Refer Test Data&gt; and navigated to the Shopping Cart page</text:p>
          </table:table-cell>
          <table:table-cell office:value-type="string" calcext:value-type="string">
            <text:p>1. Click on 'Estimate Shipping &amp; Taxes' section </text:p>
            <text:p>2. Check 'Post Code' text field</text:p>
          </table:table-cell>
          <table:table-cell office:value-type="string" calcext:value-type="string">
            <text:p>Product Name: iMac</text:p>
          </table:table-cell>
          <table:table-cell office:value-type="string" calcext:value-type="string">
            <text:p>1. Proper Place Holder text should be displayed inside the text field.</text:p>
          </table:table-cell>
          <table:table-cell table:number-columns-repeated="2"/>
          <table:table-cell table:content-validation-name="val10"/>
          <table:table-cell table:number-columns-repeated="16374"/>
        </table:table-row>
        <table:table-row table:style-name="ro32">
          <table:table-cell office:value-type="string" calcext:value-type="string">
            <text:p>TC_SC_025</text:p>
          </table:table-cell>
          <table:table-cell office:value-type="string" calcext:value-type="string">
            <text:p>(TS_010)</text:p>
            <text:p>Shopping Cart</text:p>
          </table:table-cell>
          <table:table-cell office:value-type="string" calcext:value-type="string">
            <text:p>Validate Gift Certificate functionality in the 'Shopping Cart' page by providing a valid Gift Certificate</text:p>
          </table:table-cell>
          <table:table-cell office:value-type="string" calcext:value-type="string">
            <text:p>1. Open the Application URL in any supported browser</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Gift Cerrtificate' section</text:p>
            <text:p>7. Enter any valid Gift Certificate into the 'Enter your gift certificate code here' text field</text:p>
            <text:p>8. Click on 'Apply Gift Certificate' button (Validate ER-1)</text:p>
          </table:table-cell>
          <table:table-cell office:value-type="string" calcext:value-type="string">
            <text:p>Pending Data - Valid Gift Certificate</text:p>
          </table:table-cell>
          <table:table-cell office:value-type="string" calcext:value-type="string">
            <text:p>1. Gift Cerificate should be applied successfully and the price details should successfully change.</text:p>
          </table:table-cell>
          <table:table-cell table:number-columns-repeated="2"/>
          <table:table-cell table:content-validation-name="val10"/>
          <table:table-cell table:number-columns-repeated="16374"/>
        </table:table-row>
        <table:table-row table:style-name="ro32">
          <table:table-cell office:value-type="string" calcext:value-type="string">
            <text:p>TC_SC_026</text:p>
          </table:table-cell>
          <table:table-cell office:value-type="string" calcext:value-type="string">
            <text:p>(TS_010)</text:p>
            <text:p>Shopping Cart</text:p>
          </table:table-cell>
          <table:table-cell office:value-type="string" calcext:value-type="string">
            <text:p>Validate Gift Certificate functionality in the 'Shopping Cart' page by providing a invalid Gift Certificate</text:p>
          </table:table-cell>
          <table:table-cell office:value-type="string" calcext:value-type="string">
            <text:p>1. Open the Application URL in any supported browser</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Gift Cerrtificate' section</text:p>
            <text:p>7. Enter any invalid Gift Certificate into the 'Enter your gift certificate code here' text field</text:p>
            <text:p>8. Click on 'Apply Gift Certificate' button (Validate ER-1)</text:p>
          </table:table-cell>
          <table:table-cell office:value-type="string" calcext:value-type="string">
            <text:p>Invalid Gift Certificate: XYZ</text:p>
          </table:table-cell>
          <table:table-cell office:value-type="string" calcext:value-type="string">
            <text:p>1. Warning message with text - 'Warning: Gift Certificate is either invalid or the balance has been used up!' should be displayed</text:p>
          </table:table-cell>
          <table:table-cell table:number-columns-repeated="2"/>
          <table:table-cell table:content-validation-name="val10"/>
          <table:table-cell table:number-columns-repeated="16374"/>
        </table:table-row>
        <table:table-row table:style-name="ro32">
          <table:table-cell office:value-type="string" calcext:value-type="string">
            <text:p>TC_SC_027</text:p>
          </table:table-cell>
          <table:table-cell office:value-type="string" calcext:value-type="string">
            <text:p>(TS_010)</text:p>
            <text:p>Shopping Cart</text:p>
          </table:table-cell>
          <table:table-cell office:value-type="string" calcext:value-type="string">
            <text:p>Validate Gift Certificate functionality in the 'Shopping Cart' page by providing a used up Gift Certificate</text:p>
          </table:table-cell>
          <table:table-cell office:value-type="string" calcext:value-type="string">
            <text:p>1. Open the Application URL in any supported browser</text:p>
          </table:table-cell>
          <table:table-cell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Gift Cerrtificate' section</text:p>
            <text:p>7. Enter any Gift Certificate which is already used up into the 'Enter your gift certificate code here' text field</text:p>
            <text:p>8. Click on 'Apply Gift Certificate' button (Validate ER-1)</text:p>
          </table:table-cell>
          <table:table-cell office:value-type="string" calcext:value-type="string">
            <text:p>Valid Already Used up Gift Certificate: <text:s/>Pending Data</text:p>
          </table:table-cell>
          <table:table-cell office:value-type="string" calcext:value-type="string">
            <text:p>1. Warning message with text - 'Warning: Gift Certificate is either invalid or the balance has been used up!' should be displayed</text:p>
          </table:table-cell>
          <table:table-cell table:number-columns-repeated="2"/>
          <table:table-cell table:content-validation-name="val10"/>
          <table:table-cell table:number-columns-repeated="16374"/>
        </table:table-row>
        <table:table-row table:style-name="ro32">
          <table:table-cell office:value-type="string" calcext:value-type="string">
            <text:p>TC_SC_028</text:p>
          </table:table-cell>
          <table:table-cell table:style-name="ce74" office:value-type="string" calcext:value-type="string">
            <text:p>(TS_010)</text:p>
            <text:p>Shopping Cart</text:p>
          </table:table-cell>
          <table:table-cell table:style-name="ce76" office:value-type="string" calcext:value-type="string">
            <text:p>Validate Gift Certificate functionality in the 'Shopping Cart' page by not providing any Gift Certificate</text:p>
          </table:table-cell>
          <table:table-cell table:style-name="ce76" office:value-type="string" calcext:value-type="string">
            <text:p>1. Open the Application URL in any supported browser</text:p>
          </table:table-cell>
          <table:table-cell table:style-name="ce76"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Gift Cerrtificate' section</text:p>
            <text:p>7. Don't enter any Gift Certificate into the 'Enter your gift certificate code here' text field</text:p>
            <text:p>8. Click on 'Apply Gift Certificate' button (Validate ER-1)</text:p>
          </table:table-cell>
          <table:table-cell table:style-name="ce74" office:value-type="string" calcext:value-type="string">
            <text:p>Not Appolicable</text:p>
          </table:table-cell>
          <table:table-cell table:style-name="ce76" office:value-type="string" calcext:value-type="string">
            <text:p>1. Warning message with text - ' Warning: Please enter a gift certificate code!' should be displayed</text:p>
          </table:table-cell>
          <table:table-cell table:style-name="ce78" table:number-columns-repeated="2"/>
          <table:table-cell table:content-validation-name="val10"/>
          <table:table-cell table:style-name="ce78"/>
          <table:table-cell table:number-columns-repeated="16373"/>
        </table:table-row>
        <table:table-row table:style-name="ro33">
          <table:table-cell office:value-type="string" calcext:value-type="string">
            <text:p>TC_SC_029</text:p>
          </table:table-cell>
          <table:table-cell table:style-name="ce75" office:value-type="string" calcext:value-type="string">
            <text:p>(TS_010)</text:p>
            <text:p>Shopping Cart</text:p>
          </table:table-cell>
          <table:table-cell table:style-name="ce77" office:value-type="string" calcext:value-type="string">
            <text:p>Validate Gift Certificate functionality in the 'Shopping Cart' page for Placeholder</text:p>
          </table:table-cell>
          <table:table-cell table:style-name="ce77" office:value-type="string" calcext:value-type="string">
            <text:p>1. Open the Application URL in any supported browser</text:p>
          </table:table-cell>
          <table:table-cell table:style-name="ce77"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Click on 'Use Gift Cerrtificate' section</text:p>
            <text:p>7. Check 'Enter your gift certificate code here' text field (Validate ER-1)</text:p>
          </table:table-cell>
          <table:table-cell office:value-type="string" calcext:value-type="string">
            <text:p>Product Name: iMac</text:p>
          </table:table-cell>
          <table:table-cell office:value-type="string" calcext:value-type="string">
            <text:p>1. Proper Place Holder text should be displayed inside the text field.</text:p>
          </table:table-cell>
          <table:table-cell table:style-name="ce79" table:number-columns-repeated="2"/>
          <table:table-cell table:content-validation-name="val10"/>
          <table:table-cell table:style-name="ce79"/>
          <table:table-cell table:number-columns-repeated="16373"/>
        </table:table-row>
        <table:table-row table:style-name="ro40">
          <table:table-cell office:value-type="string" calcext:value-type="string">
            <text:p>TC_SC_030</text:p>
          </table:table-cell>
          <table:table-cell table:style-name="ce75" office:value-type="string" calcext:value-type="string">
            <text:p>(TS_010)</text:p>
            <text:p>Shopping Cart</text:p>
          </table:table-cell>
          <table:table-cell table:style-name="ce77" office:value-type="string" calcext:value-type="string">
            <text:p>Validate Checkout from 'Shopping Cart' page</text:p>
          </table:table-cell>
          <table:table-cell table:style-name="ce77" office:value-type="string" calcext:value-type="string">
            <text:p>1. Open the Application URL in any supported browser</text:p>
          </table:table-cell>
          <table:table-cell table:style-name="ce77"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Provide complete details into the 'Use Coupon Code', 'Estimate Shipping &amp; Taxes' and 'Use Gift Certificate' sections </text:p>
            <text:p>7. Click on 'Checkout' button (Validate ER-1)</text:p>
          </table:table-cell>
          <table:table-cell office:value-type="string" calcext:value-type="string">
            <text:p>Product Name: iMac</text:p>
          </table:table-cell>
          <table:table-cell office:value-type="string" calcext:value-type="string">
            <text:p>1. User should be taken to 'Checkout' page</text:p>
          </table:table-cell>
          <table:table-cell table:style-name="ce79" table:number-columns-repeated="2"/>
          <table:table-cell table:content-validation-name="val10"/>
          <table:table-cell table:style-name="ce79"/>
          <table:table-cell table:number-columns-repeated="16373"/>
        </table:table-row>
        <table:table-row table:style-name="ro40">
          <table:table-cell office:value-type="string" calcext:value-type="string">
            <text:p>TC_SC_031</text:p>
          </table:table-cell>
          <table:table-cell table:style-name="ce75" office:value-type="string" calcext:value-type="string">
            <text:p>(TS_010)</text:p>
            <text:p>Shopping Cart</text:p>
          </table:table-cell>
          <table:table-cell table:style-name="ce77" office:value-type="string" calcext:value-type="string">
            <text:p>Continue shopping from the 'Shopping Cart' page</text:p>
          </table:table-cell>
          <table:table-cell table:style-name="ce77" office:value-type="string" calcext:value-type="string">
            <text:p>1. Open the Application URL in any supported browser</text:p>
          </table:table-cell>
          <table:table-cell table:style-name="ce77" office:value-type="string" calcext:value-type="string">
            <text:p>1. Enter any existing Product name into the Search text box field - &lt;Refer Test Data&gt;</text:p>
            <text:p>2. Click on the button having search icon</text:p>
            <text:p>3. Click on the Product displayed in the Search results</text:p>
            <text:p>4. Click on 'Add to Cart' button in the displayed 'Product Display' page</text:p>
            <text:p>5. Click on the 'shopping cart!' link in the displayed success message</text:p>
            <text:p>6. Provide complete details into the 'Use Coupon Code', 'Estimate Shipping &amp; Taxes' and 'Use Gift Certificate' sections </text:p>
            <text:p>7. Click on 'Continue Shopping' button (Validate ER-1)</text:p>
          </table:table-cell>
          <table:table-cell office:value-type="string" calcext:value-type="string">
            <text:p>Product Name: iMac</text:p>
          </table:table-cell>
          <table:table-cell office:value-type="string" calcext:value-type="string">
            <text:p>1. User should be taken to 'Home' Page</text:p>
          </table:table-cell>
          <table:table-cell table:style-name="ce79" table:number-columns-repeated="2"/>
          <table:table-cell table:content-validation-name="val10"/>
          <table:table-cell table:style-name="ce79"/>
          <table:table-cell table:number-columns-repeated="16373"/>
        </table:table-row>
        <table:table-row table:style-name="ro34">
          <table:table-cell office:value-type="string" calcext:value-type="string">
            <text:p>TC_SC_032</text:p>
          </table:table-cell>
          <table:table-cell table:style-name="ce75" office:value-type="string" calcext:value-type="string">
            <text:p>(TS_010)</text:p>
            <text:p>Shopping Cart</text:p>
          </table:table-cell>
          <table:table-cell office:value-type="string" calcext:value-type="string">
            <text:p>Validate the UI of 'Shopping Cart' functionality</text:p>
          </table:table-cell>
          <table:table-cell office:value-type="string" calcext:value-type="string">
            <text:p>1. Open the Application URL in any supported browser </text:p>
          </table:table-cell>
          <table:table-cell office:value-type="string" calcext:value-type="string">
            <text:p>1. Check the UI of the functionality related to 'Shopping Cart' (Validate ER-1)</text:p>
          </table:table-cell>
          <table:table-cell office:value-type="string" calcext:value-type="string">
            <text:p>Not Applicable</text:p>
          </table:table-cell>
          <table:table-cell office:value-type="string" calcext:value-type="string">
            <text:p>1. Proper UI adhering to the UI checklist should be displayed for the 'Shopping Cart' functionality</text:p>
          </table:table-cell>
          <table:table-cell table:number-columns-repeated="2"/>
          <table:table-cell table:content-validation-name="val10"/>
          <table:table-cell table:number-columns-repeated="16374"/>
        </table:table-row>
        <table:table-row table:style-name="ro24">
          <table:table-cell office:value-type="string" calcext:value-type="string">
            <text:p>TC_SC_033</text:p>
          </table:table-cell>
          <table:table-cell table:style-name="ce75" office:value-type="string" calcext:value-type="string">
            <text:p>(TS_010)</text:p>
            <text:p>Shopping Cart</text:p>
          </table:table-cell>
          <table:table-cell office:value-type="string" calcext:value-type="string">
            <text:p>Validate the 'Shopping Cart' functionality in all the supported environments</text:p>
          </table:table-cell>
          <table:table-cell office:value-type="string" calcext:value-type="string">
            <text:p>1. Open the Application URL in any supported browser</text:p>
          </table:table-cell>
          <table:table-cell office:value-type="string" calcext:value-type="string">
            <text:p>1. Check the 'Shopping Cart' functionality in all the supported environments (Validate ER-1)</text:p>
          </table:table-cell>
          <table:table-cell office:value-type="string" calcext:value-type="string">
            <text:p>Not Applicable</text:p>
          </table:table-cell>
          <table:table-cell office:value-type="string" calcext:value-type="string">
            <text:p>1. 'Shopping Cart' functionality should work correctly in all the supported environments</text:p>
          </table:table-cell>
          <table:table-cell table:number-columns-repeated="2"/>
          <table:table-cell table:content-validation-name="val10"/>
          <table:table-cell table:number-columns-repeated="16374"/>
        </table:table-row>
        <calcext:conditional-formats>
          <calcext:conditional-format calcext:target-range-address="'Shopping Cart'.J3:'Shopping Cart'.J35">
            <calcext:condition calcext:apply-style-name="ConditionalStyle_88" calcext:value="contains-text(&quot;NOT TESTED&quot;)" calcext:base-cell-address="'Shopping Cart'.J3"/>
            <calcext:condition calcext:apply-style-name="ConditionalStyle_87" calcext:value="contains-text(&quot;BLOCKED&quot;)" calcext:base-cell-address="'Shopping Cart'.J3"/>
            <calcext:condition calcext:apply-style-name="ConditionalStyle_86" calcext:value="contains-text(&quot;FAIL&quot;)" calcext:base-cell-address="'Shopping Cart'.J3"/>
            <calcext:condition calcext:apply-style-name="ConditionalStyle_85" calcext:value="contains-text(&quot;PASS&quot;)" calcext:base-cell-address="'Shopping Cart'.J3"/>
          </calcext:conditional-format>
        </calcext:conditional-formats>
      </table:table>
      <table:table table:name="Home Page" table:style-name="ta13">
        <table:table-column table:style-name="co41" table:default-cell-style-name="ce37"/>
        <table:table-column table:style-name="co33" table:default-cell-style-name="ce37"/>
        <table:table-column table:style-name="co34" table:default-cell-style-name="ce37"/>
        <table:table-column table:style-name="co35" table:default-cell-style-name="ce37"/>
        <table:table-column table:style-name="co44" table:default-cell-style-name="ce37"/>
        <table:table-column table:style-name="co36" table:default-cell-style-name="ce37"/>
        <table:table-column table:style-name="co37" table:default-cell-style-name="ce37"/>
        <table:table-column table:style-name="co38" table:default-cell-style-name="ce37"/>
        <table:table-column table:style-name="co8" table:default-cell-style-name="ce37"/>
        <table:table-column table:style-name="co39" table:default-cell-style-name="ce37"/>
        <table:table-column table:style-name="co40" table:default-cell-style-name="ce37"/>
        <table:table-column table:style-name="co10" table:number-columns-repeated="16373" table:default-cell-style-name="ce37"/>
        <table:table-row table:style-name="ro19">
          <table:table-cell table:style-name="ce69" office:value-type="string" calcext:value-type="string">
            <text:p>Test Case ID</text:p>
          </table:table-cell>
          <table:table-cell table:style-name="ce69" office:value-type="string" calcext:value-type="string">
            <text:p>Test Scenario </text:p>
          </table:table-cell>
          <table:table-cell table:style-name="ce69" office:value-type="string" calcext:value-type="string">
            <text:p>Test Case Title</text:p>
          </table:table-cell>
          <table:table-cell table:style-name="ce69" office:value-type="string" calcext:value-type="string">
            <text:p>Pre-requisites</text:p>
          </table:table-cell>
          <table:table-cell table:style-name="ce69" office:value-type="string" calcext:value-type="string">
            <text:p>Test Steps</text:p>
          </table:table-cell>
          <table:table-cell table:style-name="ce69" office:value-type="string" calcext:value-type="string">
            <text:p>Test Data</text:p>
          </table:table-cell>
          <table:table-cell table:style-name="ce69" office:value-type="string" calcext:value-type="string">
            <text:p>Expected Result (ER)</text:p>
          </table:table-cell>
          <table:table-cell table:style-name="ce69" office:value-type="string" calcext:value-type="string">
            <text:p>Actual Result</text:p>
          </table:table-cell>
          <table:table-cell table:style-name="ce69" office:value-type="string" calcext:value-type="string">
            <text:p>Priority</text:p>
          </table:table-cell>
          <table:table-cell table:style-name="ce69" office:value-type="string" calcext:value-type="string">
            <text:p>Result</text:p>
          </table:table-cell>
          <table:table-cell table:style-name="ce69" office:value-type="string" calcext:value-type="string">
            <text:p>Comments</text:p>
          </table:table-cell>
          <table:table-cell table:number-columns-repeated="16373"/>
        </table:table-row>
        <table:table-row table:style-name="ro21">
          <table:table-cell table:style-name="ce57" office:value-type="string" calcext:value-type="string" table:number-columns-spanned="2" table:number-rows-spanned="1">
            <text:p><text:a xlink:href="#'Test Scenarios'.A10" xlink:type="simple">&lt;&lt; Test Scenarios</text:a></text:p>
          </table:table-cell>
          <table:covered-table-cell table:style-name="ce59"/>
          <table:table-cell table:style-name="ce61" table:number-columns-repeated="9"/>
          <table:table-cell table:style-name="ce47" table:number-columns-repeated="16373"/>
        </table:table-row>
        <table:table-row table:style-name="ro49">
          <table:table-cell table:style-name="ce58" office:value-type="string" calcext:value-type="string">
            <text:p>TC_HP_001</text:p>
          </table:table-cell>
          <table:table-cell table:style-name="ce60" office:value-type="string" calcext:value-type="string">
            <text:p>(TS_011)</text:p>
            <text:p>Home Page</text:p>
          </table:table-cell>
          <table:table-cell table:style-name="ce62" office:value-type="string" calcext:value-type="string">
            <text:p>Validate navigating to Home Page from 'Shopping Cart' page</text:p>
          </table:table-cell>
          <table:table-cell table:style-name="ce62" office:value-type="string" calcext:value-type="string">
            <text:p>1. Open the Application URL</text:p>
          </table:table-cell>
          <table:table-cell table:style-name="ce62"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ontinue Shopping' button in the displayed 'Shopping Cart' page (Validate ER-1)</text:p>
          </table:table-cell>
          <table:table-cell table:style-name="ce60" office:value-type="string" calcext:value-type="string">
            <text:p>Product Name: iMac</text:p>
          </table:table-cell>
          <table:table-cell table:style-name="ce62" office:value-type="string" calcext:value-type="string">
            <text:p>1. User should be taken to Home page</text:p>
          </table:table-cell>
          <table:table-cell table:style-name="ce63"/>
          <table:table-cell table:style-name="ce58"/>
          <table:table-cell table:style-name="ce81" table:content-validation-name="val11"/>
          <table:table-cell table:style-name="ce63"/>
          <table:table-cell table:number-columns-repeated="16373"/>
        </table:table-row>
        <table:table-row table:style-name="ro24">
          <table:table-cell table:style-name="ce58" office:value-type="string" calcext:value-type="string">
            <text:p>TC_HP_002</text:p>
          </table:table-cell>
          <table:table-cell table:style-name="ce60" office:value-type="string" calcext:value-type="string">
            <text:p>(TS_011)</text:p>
            <text:p>Home Page</text:p>
          </table:table-cell>
          <table:table-cell table:style-name="ce62" office:value-type="string" calcext:value-type="string">
            <text:p>Validate navigating to Home Page from 'Order Success' page</text:p>
          </table:table-cell>
          <table:table-cell table:style-name="ce62" office:value-type="string" calcext:value-type="string">
            <text:p>1. Open the Application URL and place an order </text:p>
          </table:table-cell>
          <table:table-cell table:style-name="ce62" office:value-type="string" calcext:value-type="string">
            <text:p>1. Click on 'Continue' button in the 'Success' page (Validate ER-1)</text:p>
          </table:table-cell>
          <table:table-cell table:style-name="ce60" office:value-type="string" calcext:value-type="string">
            <text:p>Product Name: iMac</text:p>
          </table:table-cell>
          <table:table-cell table:style-name="ce62" office:value-type="string" calcext:value-type="string">
            <text:p>1. User should be taken to Home page</text:p>
          </table:table-cell>
          <table:table-cell table:style-name="ce63" table:number-columns-repeated="2"/>
          <table:table-cell table:style-name="ce81" table:content-validation-name="val11"/>
          <table:table-cell table:style-name="ce63"/>
          <table:table-cell table:number-columns-repeated="16373"/>
        </table:table-row>
        <table:table-row table:style-name="ro24">
          <table:table-cell table:style-name="ce58" office:value-type="string" calcext:value-type="string">
            <text:p>TC_HP_003</text:p>
          </table:table-cell>
          <table:table-cell table:style-name="ce60" office:value-type="string" calcext:value-type="string">
            <text:p>(TS_011)</text:p>
            <text:p>Home Page</text:p>
          </table:table-cell>
          <table:table-cell table:style-name="ce62" office:value-type="string" calcext:value-type="string">
            <text:p>Validate navigating to Home page from any page of the Applcation using Logo</text:p>
          </table:table-cell>
          <table:table-cell table:style-name="ce62" office:value-type="string" calcext:value-type="string">
            <text:p>1. Open the Application URL and navigate to any page of the Application</text:p>
          </table:table-cell>
          <table:table-cell table:style-name="ce62" office:value-type="string" calcext:value-type="string">
            <text:p>1. Click on the Logo 'Your Store' in our application (Validate ER-1)</text:p>
          </table:table-cell>
          <table:table-cell table:style-name="ce60" office:value-type="string" calcext:value-type="string">
            <text:p>Not Applicable</text:p>
          </table:table-cell>
          <table:table-cell table:style-name="ce62" office:value-type="string" calcext:value-type="string">
            <text:p>1. User should be taken to Home page</text:p>
          </table:table-cell>
          <table:table-cell table:style-name="ce63" table:number-columns-repeated="2"/>
          <table:table-cell table:style-name="ce81" table:content-validation-name="val11"/>
          <table:table-cell table:style-name="ce63"/>
          <table:table-cell table:number-columns-repeated="16373"/>
        </table:table-row>
        <table:table-row table:style-name="ro23">
          <table:table-cell table:style-name="ce58" office:value-type="string" calcext:value-type="string">
            <text:p>TC_HP_004</text:p>
          </table:table-cell>
          <table:table-cell table:style-name="ce60" office:value-type="string" calcext:value-type="string">
            <text:p>(TS_011)</text:p>
            <text:p>Home Page</text:p>
          </table:table-cell>
          <table:table-cell table:style-name="ce62" office:value-type="string" calcext:value-type="string">
            <text:p>Validate navigating to Home page from any Category Page which don't have any products</text:p>
          </table:table-cell>
          <table:table-cell table:style-name="ce62" office:value-type="string" calcext:value-type="string">
            <text:p>1. Open the Application URL</text:p>
          </table:table-cell>
          <table:table-cell table:style-name="ce62" office:value-type="string" calcext:value-type="string">
            <text:p>1. Hover the mouse on 'Desktops' menu </text:p>
            <text:p>2. Select 'PC(0)' option which has zero products</text:p>
            <text:p>3. Click on 'Continue' button in the PC Category page having zero products displayed (Validate ER-1)</text:p>
          </table:table-cell>
          <table:table-cell table:style-name="ce60" office:value-type="string" calcext:value-type="string">
            <text:p>Not Applicable</text:p>
          </table:table-cell>
          <table:table-cell table:style-name="ce62" office:value-type="string" calcext:value-type="string">
            <text:p>1. User should be taken to Home page</text:p>
          </table:table-cell>
          <table:table-cell table:style-name="ce63" table:number-columns-repeated="2"/>
          <table:table-cell table:style-name="ce81" table:content-validation-name="val11"/>
          <table:table-cell table:style-name="ce63"/>
          <table:table-cell table:number-columns-repeated="16373"/>
        </table:table-row>
        <table:table-row table:style-name="ro39">
          <table:table-cell table:style-name="ce58" office:value-type="string" calcext:value-type="string">
            <text:p>TC_HP_005</text:p>
          </table:table-cell>
          <table:table-cell table:style-name="ce60" office:value-type="string" calcext:value-type="string">
            <text:p>(TS_011)</text:p>
            <text:p>Home Page</text:p>
          </table:table-cell>
          <table:table-cell table:style-name="ce62" office:value-type="string" calcext:value-type="string">
            <text:p>Validate Hero Images and its slider options in the Home page</text:p>
          </table:table-cell>
          <table:table-cell table:style-name="ce62" office:value-type="string" calcext:value-type="string">
            <text:p>1. Open the Application URL</text:p>
          </table:table-cell>
          <table:table-cell table:style-name="ce62" office:value-type="string" calcext:value-type="string">
            <text:p>1. Check the Hero Images and slider options on the displayed Home page (Validate ER-1, ER-2,ER-3, ER-4 and ER-5)</text:p>
          </table:table-cell>
          <table:table-cell table:style-name="ce60" office:value-type="string" calcext:value-type="string">
            <text:p>Not Applicable</text:p>
          </table:table-cell>
          <table:table-cell table:style-name="ce62" office:value-type="string" calcext:value-type="string">
            <text:p>1. Correct Hero Images should be displayed. </text:p>
            <text:p>2. Hero Images should automatically slide</text:p>
            <text:p>3. Manually user should be able to slide the Hero Images using &lt; and &gt; options  </text:p>
            <text:p>4. Manually user should be able to slide the Hero Images using Swiper Pagination bullets under the Hero Images</text:p>
            <text:p>5. User should be able to scroll the images by selecting, holding and sliding the Hero images using mouse</text:p>
          </table:table-cell>
          <table:table-cell table:style-name="ce63" table:number-columns-repeated="2"/>
          <table:table-cell table:style-name="ce81" table:content-validation-name="val11"/>
          <table:table-cell table:style-name="ce63"/>
          <table:table-cell table:number-columns-repeated="16373"/>
        </table:table-row>
        <table:table-row table:style-name="ro23">
          <table:table-cell table:style-name="ce58" office:value-type="string" calcext:value-type="string">
            <text:p>TC_HP_006</text:p>
          </table:table-cell>
          <table:table-cell table:style-name="ce60" office:value-type="string" calcext:value-type="string">
            <text:p>(TS_011)</text:p>
            <text:p>Home Page</text:p>
          </table:table-cell>
          <table:table-cell table:style-name="ce62" office:value-type="string" calcext:value-type="string">
            <text:p>Validate four featured products should be displayed in the Home Page</text:p>
          </table:table-cell>
          <table:table-cell table:style-name="ce62" office:value-type="string" calcext:value-type="string">
            <text:p>1. Open the Application URL</text:p>
          </table:table-cell>
          <table:table-cell table:style-name="ce62" office:value-type="string" calcext:value-type="string">
            <text:p>1. Check the Featured section in the displayed Home page (Validate ER-1 and ER-2)</text:p>
          </table:table-cell>
          <table:table-cell table:style-name="ce60" office:value-type="string" calcext:value-type="string">
            <text:p>Not Applicable</text:p>
          </table:table-cell>
          <table:table-cell table:style-name="ce62" office:value-type="string" calcext:value-type="string">
            <text:p>1. Four Featured Products should be displayed in the Featured Section </text:p>
            <text:p>2. All the option of the Products in the Featured section should be working correctly</text:p>
          </table:table-cell>
          <table:table-cell table:style-name="ce63" table:number-columns-repeated="2"/>
          <table:table-cell table:style-name="ce81" table:content-validation-name="val11"/>
          <table:table-cell table:style-name="ce63"/>
          <table:table-cell table:number-columns-repeated="16373"/>
        </table:table-row>
        <table:table-row table:style-name="ro33">
          <table:table-cell table:style-name="ce58" office:value-type="string" calcext:value-type="string">
            <text:p>TC_HP_007</text:p>
          </table:table-cell>
          <table:table-cell table:style-name="ce60" office:value-type="string" calcext:value-type="string">
            <text:p>(TS_011)</text:p>
            <text:p>Home Page</text:p>
          </table:table-cell>
          <table:table-cell table:style-name="ce62" office:value-type="string" calcext:value-type="string">
            <text:p>Validate Partner Carousel section and its slider options in the Home page</text:p>
          </table:table-cell>
          <table:table-cell table:style-name="ce62" office:value-type="string" calcext:value-type="string">
            <text:p>1. Open the Application URL</text:p>
          </table:table-cell>
          <table:table-cell table:style-name="ce62" office:value-type="string" calcext:value-type="string">
            <text:p>1. Check the Paterner Carousel Logo images and slider options on the displayed Home page (Validate ER-1, ER-2,ER-3, ER-4 and ER-5)</text:p>
          </table:table-cell>
          <table:table-cell table:style-name="ce60" office:value-type="string" calcext:value-type="string">
            <text:p>Not Applicable</text:p>
          </table:table-cell>
          <table:table-cell table:style-name="ce62" office:value-type="string" calcext:value-type="string">
            <text:p>1. Correct Logo Images of the partners should be displayed. </text:p>
            <text:p>2. Logo Images should automatically slide</text:p>
            <text:p>3. Manually user should be able to slide the Logo Images using &lt; and &gt; options  </text:p>
            <text:p>4. Manually user should be able to slide the Logo Images using Swiper Pagination bullets under the Hero Images</text:p>
            <text:p>5. User should be able to scroll the Logo images by selecting, holding and sliding the Logo images using mouse</text:p>
          </table:table-cell>
          <table:table-cell table:style-name="ce63" table:number-columns-repeated="2"/>
          <table:table-cell table:style-name="ce81" table:content-validation-name="val11"/>
          <table:table-cell table:style-name="ce63"/>
          <table:table-cell table:number-columns-repeated="16373"/>
        </table:table-row>
        <table:table-row table:style-name="ro23">
          <table:table-cell table:style-name="ce58" office:value-type="string" calcext:value-type="string">
            <text:p>TC_HP_008</text:p>
          </table:table-cell>
          <table:table-cell table:style-name="ce60" office:value-type="string" calcext:value-type="string">
            <text:p>(TS_011)</text:p>
            <text:p>Home Page</text:p>
          </table:table-cell>
          <table:table-cell table:style-name="ce62" office:value-type="string" calcext:value-type="string">
            <text:p>Validate navigating to Home Page using 'Home' icon option of the Breadcrumb in different pages of the Application</text:p>
          </table:table-cell>
          <table:table-cell table:style-name="ce62" office:value-type="string" calcext:value-type="string">
            <text:p>1. Open the Application URL and navigate to different pages of the Application</text:p>
          </table:table-cell>
          <table:table-cell table:style-name="ce62" office:value-type="string" calcext:value-type="string">
            <text:p>1. Click on 'Home' icon option in different pages (Validate ER-1)</text:p>
          </table:table-cell>
          <table:table-cell table:style-name="ce60" office:value-type="string" calcext:value-type="string">
            <text:p>Not Applicable</text:p>
          </table:table-cell>
          <table:table-cell table:style-name="ce62" office:value-type="string" calcext:value-type="string">
            <text:p>1. User should be taken to Home page</text:p>
          </table:table-cell>
          <table:table-cell table:style-name="ce63" table:number-columns-repeated="2"/>
          <table:table-cell table:style-name="ce81" table:content-validation-name="val11"/>
          <table:table-cell table:style-name="ce63"/>
          <table:table-cell table:number-columns-repeated="16373"/>
        </table:table-row>
        <table:table-row table:style-name="ro34">
          <table:table-cell table:style-name="ce58" office:value-type="string" calcext:value-type="string">
            <text:p>TC_HP_009</text:p>
          </table:table-cell>
          <table:table-cell table:style-name="ce60" office:value-type="string" calcext:value-type="string">
            <text:p>(TS_011)</text:p>
            <text:p>Home Page</text:p>
          </table:table-cell>
          <table:table-cell table:style-name="ce62" office:value-type="string" calcext:value-type="string">
            <text:p>Validate the UI of 'Home' page functionality</text:p>
          </table:table-cell>
          <table:table-cell table:style-name="ce62" office:value-type="string" calcext:value-type="string">
            <text:p>1. Open the Application URL in any supported browser </text:p>
          </table:table-cell>
          <table:table-cell table:style-name="ce62" office:value-type="string" calcext:value-type="string">
            <text:p>1. Check the UI of the functionality related to 'Home' page (Validate ER-1)</text:p>
          </table:table-cell>
          <table:table-cell table:style-name="ce60" office:value-type="string" calcext:value-type="string">
            <text:p>Not Applicable</text:p>
          </table:table-cell>
          <table:table-cell table:style-name="ce62" office:value-type="string" calcext:value-type="string">
            <text:p>1. Proper UI adhering to the UI checklist should be displayed for the 'Home' page functionality</text:p>
          </table:table-cell>
          <table:table-cell table:style-name="ce63" table:number-columns-repeated="2"/>
          <table:table-cell table:style-name="ce81" table:content-validation-name="val11"/>
          <table:table-cell table:style-name="ce63"/>
          <table:table-cell table:number-columns-repeated="16373"/>
        </table:table-row>
        <table:table-row table:style-name="ro24">
          <table:table-cell table:style-name="ce58" office:value-type="string" calcext:value-type="string">
            <text:p>TC_HP_010</text:p>
          </table:table-cell>
          <table:table-cell table:style-name="ce60" office:value-type="string" calcext:value-type="string">
            <text:p>(TS_011)</text:p>
            <text:p>Home Page</text:p>
          </table:table-cell>
          <table:table-cell table:style-name="ce62" office:value-type="string" calcext:value-type="string">
            <text:p>Validate the 'Home' page functionality in all the supported environments</text:p>
          </table:table-cell>
          <table:table-cell table:style-name="ce62" office:value-type="string" calcext:value-type="string">
            <text:p>1. Open the Application URL in any supported browser</text:p>
          </table:table-cell>
          <table:table-cell table:style-name="ce62" office:value-type="string" calcext:value-type="string">
            <text:p>1. Check the 'Home' page functionality in all the supported environments (Validate ER-1)</text:p>
          </table:table-cell>
          <table:table-cell table:style-name="ce60" office:value-type="string" calcext:value-type="string">
            <text:p>Not Applicable</text:p>
          </table:table-cell>
          <table:table-cell table:style-name="ce62" office:value-type="string" calcext:value-type="string">
            <text:p>1. 'Home' page functionality should work correctly in all the supported environments</text:p>
          </table:table-cell>
          <table:table-cell table:style-name="ce63" table:number-columns-repeated="2"/>
          <table:table-cell table:style-name="ce81" table:content-validation-name="val11"/>
          <table:table-cell table:style-name="ce63"/>
          <table:table-cell table:number-columns-repeated="16373"/>
        </table:table-row>
        <table:table-row table:style-name="ro19" table:number-rows-repeated="1048563">
          <table:table-cell table:number-columns-repeated="16384"/>
        </table:table-row>
        <table:table-row table:style-name="ro19">
          <table:table-cell table:number-columns-repeated="16384"/>
        </table:table-row>
        <calcext:conditional-formats>
          <calcext:conditional-format calcext:target-range-address="'Home Page'.J3:'Home Page'.J12">
            <calcext:condition calcext:apply-style-name="ConditionalStyle_84" calcext:value="contains-text(&quot;NOT TESTED&quot;)" calcext:base-cell-address="'Home Page'.J3"/>
            <calcext:condition calcext:apply-style-name="ConditionalStyle_83" calcext:value="contains-text(&quot;BLOCKED&quot;)" calcext:base-cell-address="'Home Page'.J3"/>
            <calcext:condition calcext:apply-style-name="ConditionalStyle_82" calcext:value="contains-text(&quot;FAIL&quot;)" calcext:base-cell-address="'Home Page'.J3"/>
            <calcext:condition calcext:apply-style-name="ConditionalStyle_81" calcext:value="contains-text(&quot;PASS&quot;)" calcext:base-cell-address="'Home Page'.J3"/>
          </calcext:conditional-format>
        </calcext:conditional-formats>
      </table:table>
      <table:table table:name="Checkout" table:style-name="ta14">
        <table:table-column table:style-name="co41" table:default-cell-style-name="ce37"/>
        <table:table-column table:style-name="co33" table:default-cell-style-name="ce37"/>
        <table:table-column table:style-name="co34" table:default-cell-style-name="ce37"/>
        <table:table-column table:style-name="co35" table:default-cell-style-name="ce37"/>
        <table:table-column table:style-name="co44" table:default-cell-style-name="ce37"/>
        <table:table-column table:style-name="co36" table:default-cell-style-name="ce37"/>
        <table:table-column table:style-name="co37" table:default-cell-style-name="ce37"/>
        <table:table-column table:style-name="co38" table:default-cell-style-name="ce37"/>
        <table:table-column table:style-name="co8" table:default-cell-style-name="ce37"/>
        <table:table-column table:style-name="co39" table:default-cell-style-name="ce37"/>
        <table:table-column table:style-name="co40" table:default-cell-style-name="ce37"/>
        <table:table-column table:style-name="co10" table:number-columns-repeated="16373" table:default-cell-style-name="ce37"/>
        <table:table-row table:style-name="ro53">
          <table:table-cell table:style-name="ce69" office:value-type="string" calcext:value-type="string">
            <text:p>Test Case ID</text:p>
          </table:table-cell>
          <table:table-cell table:style-name="ce69" office:value-type="string" calcext:value-type="string">
            <text:p>Test Scenario </text:p>
          </table:table-cell>
          <table:table-cell table:style-name="ce69" office:value-type="string" calcext:value-type="string">
            <text:p>Test Case Title</text:p>
          </table:table-cell>
          <table:table-cell table:style-name="ce69" office:value-type="string" calcext:value-type="string">
            <text:p>Pre-requisites</text:p>
          </table:table-cell>
          <table:table-cell table:style-name="ce69" office:value-type="string" calcext:value-type="string">
            <text:p>Test Steps</text:p>
          </table:table-cell>
          <table:table-cell table:style-name="ce69" office:value-type="string" calcext:value-type="string">
            <text:p>Test Data</text:p>
          </table:table-cell>
          <table:table-cell table:style-name="ce69" office:value-type="string" calcext:value-type="string">
            <text:p>Expected Result (ER)</text:p>
          </table:table-cell>
          <table:table-cell table:style-name="ce69" office:value-type="string" calcext:value-type="string">
            <text:p>Actual Result</text:p>
          </table:table-cell>
          <table:table-cell table:style-name="ce69" office:value-type="string" calcext:value-type="string">
            <text:p>Priority</text:p>
          </table:table-cell>
          <table:table-cell table:style-name="ce69" office:value-type="string" calcext:value-type="string">
            <text:p>Result</text:p>
          </table:table-cell>
          <table:table-cell table:style-name="ce69" office:value-type="string" calcext:value-type="string">
            <text:p>Comments</text:p>
          </table:table-cell>
          <table:table-cell table:number-columns-repeated="16373"/>
        </table:table-row>
        <table:table-row table:style-name="ro21">
          <table:table-cell table:style-name="ce57" office:value-type="string" calcext:value-type="string" table:number-columns-spanned="2" table:number-rows-spanned="1">
            <text:p><text:a xlink:href="#'Test Scenarios'.A10" xlink:type="simple">&lt;&lt; Test Scenarios</text:a></text:p>
          </table:table-cell>
          <table:covered-table-cell table:style-name="ce59"/>
          <table:table-cell table:style-name="ce61" table:number-columns-repeated="9"/>
          <table:table-cell table:style-name="ce47" table:number-columns-repeated="16373"/>
        </table:table-row>
        <table:table-row table:style-name="ro23">
          <table:table-cell table:style-name="ce58" office:value-type="string" calcext:value-type="string">
            <text:p>TC_CO_001</text:p>
          </table:table-cell>
          <table:table-cell table:style-name="ce82" office:value-type="string" calcext:value-type="string">
            <text:p>(TS_012)</text:p>
            <text:p>Checkout</text:p>
          </table:table-cell>
          <table:table-cell table:style-name="ce62" office:value-type="string" calcext:value-type="string">
            <text:p>Validate navigating to Checkout page when there are no products added to the Shopping Cart</text:p>
          </table:table-cell>
          <table:table-cell table:style-name="ce62" office:value-type="string" calcext:value-type="string">
            <text:p>1. Open the Application URL and ensure there are no products added to the Shopping Cart</text:p>
          </table:table-cell>
          <table:table-cell table:style-name="ce62" office:value-type="string" calcext:value-type="string">
            <text:p>1. Click on 'Checkout' header option <text:s/>(Validate ER-1)</text:p>
          </table:table-cell>
          <table:table-cell table:style-name="ce60" office:value-type="string" calcext:value-type="string">
            <text:p>Not Applicable</text:p>
          </table:table-cell>
          <table:table-cell table:style-name="ce62" office:value-type="string" calcext:value-type="string">
            <text:p>1. User should be taken to an empty 'Shopping Cart' page instead of 'Checkout' page</text:p>
          </table:table-cell>
          <table:table-cell table:style-name="ce63"/>
          <table:table-cell table:style-name="ce58"/>
          <table:table-cell table:style-name="ce83" table:content-validation-name="val12"/>
          <table:table-cell table:style-name="ce63"/>
          <table:table-cell table:number-columns-repeated="16373"/>
        </table:table-row>
        <table:table-row table:style-name="ro49">
          <table:table-cell table:style-name="ce58" office:value-type="string" calcext:value-type="string">
            <text:p>TC_CO_002</text:p>
          </table:table-cell>
          <table:table-cell table:style-name="ce60" office:value-type="string" calcext:value-type="string">
            <text:p>(TS_012)</text:p>
            <text:p>Checkout</text:p>
          </table:table-cell>
          <table:table-cell table:style-name="ce62" office:value-type="string" calcext:value-type="string">
            <text:p>Validate navigating to Checkout page from 'Shopping Cart' page</text:p>
          </table:table-cell>
          <table:table-cell table:style-name="ce62" office:value-type="string" calcext:value-type="string">
            <text:p>1. Open the Application URL</text:p>
          </table:table-cell>
          <table:table-cell table:style-name="ce62"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Validate ER-1)</text:p>
          </table:table-cell>
          <table:table-cell table:style-name="ce60" office:value-type="string" calcext:value-type="string">
            <text:p>Product Name: iMac</text:p>
          </table:table-cell>
          <table:table-cell table:style-name="ce62" office:value-type="string" calcext:value-type="string">
            <text:p>1. User should be taken to the checkout page</text:p>
          </table:table-cell>
          <table:table-cell table:style-name="ce63" table:number-columns-repeated="2"/>
          <table:table-cell table:style-name="ce83" table:content-validation-name="val12"/>
          <table:table-cell table:style-name="ce63"/>
          <table:table-cell table:number-columns-repeated="16373"/>
        </table:table-row>
        <table:table-row table:style-name="ro24">
          <table:table-cell table:style-name="ce58" office:value-type="string" calcext:value-type="string">
            <text:p>TC_CO_003</text:p>
          </table:table-cell>
          <table:table-cell table:style-name="ce60" office:value-type="string" calcext:value-type="string">
            <text:p>(TS_012)</text:p>
            <text:p>Checkout</text:p>
          </table:table-cell>
          <table:table-cell table:style-name="ce62" office:value-type="string" calcext:value-type="string">
            <text:p>Validate navigating to Checkout page using 'Shopping Cart' header option</text:p>
          </table:table-cell>
          <table:table-cell table:style-name="ce62" office:value-type="string" calcext:value-type="string">
            <text:p>1. Open the Application URL and a product is added to Shopping Cart - &lt;Refer Test Data&gt;</text:p>
          </table:table-cell>
          <table:table-cell table:style-name="ce62" office:value-type="string" calcext:value-type="string">
            <text:p>1. Click on 'Checkout' <text:s/>header option (Validate ER-1)</text:p>
          </table:table-cell>
          <table:table-cell table:style-name="ce60" office:value-type="string" calcext:value-type="string">
            <text:p>Product Name: iMac</text:p>
          </table:table-cell>
          <table:table-cell table:style-name="ce62" office:value-type="string" calcext:value-type="string">
            <text:p>1. User should be taken to the checkout page</text:p>
          </table:table-cell>
          <table:table-cell table:style-name="ce63" table:number-columns-repeated="2"/>
          <table:table-cell table:style-name="ce83" table:content-validation-name="val12"/>
          <table:table-cell table:style-name="ce63"/>
          <table:table-cell table:number-columns-repeated="16373"/>
        </table:table-row>
        <table:table-row table:style-name="ro27">
          <table:table-cell table:style-name="ce58" office:value-type="string" calcext:value-type="string">
            <text:p>TC_CO_004</text:p>
          </table:table-cell>
          <table:table-cell table:style-name="ce60" office:value-type="string" calcext:value-type="string">
            <text:p>(TS_012)</text:p>
            <text:p>Checkout</text:p>
          </table:table-cell>
          <table:table-cell table:style-name="ce62" office:value-type="string" calcext:value-type="string">
            <text:p>Validate navigating to Checkout page using 'Checkout' option in the Cart block</text:p>
          </table:table-cell>
          <table:table-cell table:style-name="ce62" office:value-type="string" calcext:value-type="string">
            <text:p>1. Open the Application URL and a product is added to Shopping Cart - &lt;Refer Test Data&gt;</text:p>
          </table:table-cell>
          <table:table-cell table:style-name="ce62" office:value-type="string" calcext:value-type="string">
            <text:p>1. Click on Cart button which is displayed in black color on the top of the page beside the search icon button</text:p>
            <text:p>2. Click on 'Checkout' option in the displayed Cart block (Validate ER-1)</text:p>
          </table:table-cell>
          <table:table-cell table:style-name="ce60" office:value-type="string" calcext:value-type="string">
            <text:p>Product Name: iMac</text:p>
          </table:table-cell>
          <table:table-cell table:style-name="ce62" office:value-type="string" calcext:value-type="string">
            <text:p>1. User should be taken to the checkout page</text:p>
          </table:table-cell>
          <table:table-cell table:style-name="ce63" table:number-columns-repeated="2"/>
          <table:table-cell table:style-name="ce83" table:content-validation-name="val12"/>
          <table:table-cell table:style-name="ce63"/>
          <table:table-cell table:number-columns-repeated="16373"/>
        </table:table-row>
        <table:table-row table:style-name="ro54">
          <table:table-cell table:style-name="ce58" office:value-type="string" calcext:value-type="string">
            <text:p>TC_CO_005</text:p>
          </table:table-cell>
          <table:table-cell table:style-name="ce60" office:value-type="string" calcext:value-type="string">
            <text:p>(TS_012)</text:p>
            <text:p>Checkout</text:p>
          </table:table-cell>
          <table:table-cell table:style-name="ce62" office:value-type="string" calcext:value-type="string">
            <text:p>Validate Checkout as SignedIn User ( SignIn Checkout ) by using an existing address during checkout</text:p>
          </table:table-cell>
          <table:table-cell table:style-name="ce62" office:value-type="string" calcext:value-type="string">
            <text:p>1. Open the Application URL and login</text:p>
          </table:table-cell>
          <table:table-cell table:style-name="ce62"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Validate ER-1)</text:p>
            <text:p>6. Click on 'Continue' button  (Validate ER-2)</text:p>
            <text:p>7. Click on 'Continue' button (Validate ER-3)</text:p>
            <text:p>8. Click on 'Continue' button (Validate ER-4)</text:p>
            <text:p>9. Select the 'Terms &amp; Conditions' checkbox field</text:p>
            <text:p>10. Click on 'Continue' button (Validate ER-5)</text:p>
            <text:p>11. Click on 'Confirm Order' button (Validate ER-6)</text:p>
            <text:p/>
          </table:table-cell>
          <table:table-cell table:style-name="ce60" office:value-type="string" calcext:value-type="string">
            <text:p>Product Name: iMac</text:p>
          </table:table-cell>
          <table:table-cell table:style-name="ce62" office:value-type="string" calcext:value-type="string">
            <text:p>1. 'I want to use an existing address' radio option should be displayed as selected by default in the 'Billing Details' section and the correct address details should be displayed in the text field</text:p>
            <text:p>2. 'I want to use an existing address' radio option should be displayed as selected by default in the 'Delivery Details' section and the correct address details should be displayed in the text field</text:p>
            <text:p>3. 'Flat Shipping Rate - $8.00' radio option should be displayed as selected by default in the 'Delivery Method' section </text:p>
            <text:p>4. 'Cash On Delivery' radio option should be displyaed as selected by default in the 'Payment Method' section </text:p>
            <text:p>5. Proper details to be displayed in the 'Confirm Order' section </text:p>
            <text:p>6. Order should be placed and User should be taken to Success page (Proper details should be displayed in the Order Success page)</text:p>
          </table:table-cell>
          <table:table-cell table:style-name="ce63" table:number-columns-repeated="2"/>
          <table:table-cell table:style-name="ce83" table:content-validation-name="val12"/>
          <table:table-cell table:style-name="ce63"/>
          <table:table-cell table:number-columns-repeated="16373"/>
        </table:table-row>
        <table:table-row table:style-name="ro55">
          <table:table-cell table:style-name="ce58" office:value-type="string" calcext:value-type="string">
            <text:p>TC_CO_006</text:p>
          </table:table-cell>
          <table:table-cell table:style-name="ce60" office:value-type="string" calcext:value-type="string">
            <text:p>(TS_012)</text:p>
            <text:p>Checkout</text:p>
          </table:table-cell>
          <table:table-cell table:style-name="ce62" office:value-type="string" calcext:value-type="string">
            <text:p>Validate Checkout as SignedIn User ( SignIn Checkout ) by entering new address into the mandatory fields of the Billing Details section during checkout </text:p>
          </table:table-cell>
          <table:table-cell table:style-name="ce62" office:value-type="string" calcext:value-type="string">
            <text:p>1. Open the Application URL and login</text:p>
          </table:table-cell>
          <table:table-cell table:style-name="ce62"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Validate ER-1)</text:p>
            <text:p>6. Select 'I want to use a new address' radio option (Validate ER-2)</text:p>
            <text:p>7. Enter details only into the mandatory fields - First Name, Last Name, Address1, City, Country and Region/State</text:p>
            <text:p>8. Click on 'Continue' button  (Validate ER-3)</text:p>
            <text:p>9. Click on 'Continue' button (Validate ER-4)</text:p>
            <text:p>8. Click on 'Continue' button (Validate ER-5)</text:p>
            <text:p>9. Select the 'Terms &amp; Conditions' checkbox field</text:p>
            <text:p>10. Click on 'Continue' button (Validate ER-6)</text:p>
            <text:p>11. Click on 'Confirm Order' button (Validate ER-7)</text:p>
            <text:p/>
          </table:table-cell>
          <table:table-cell table:style-name="ce60" office:value-type="string" calcext:value-type="string">
            <text:p>Product Name: iMac</text:p>
          </table:table-cell>
          <table:table-cell table:style-name="ce62" office:value-type="string" calcext:value-type="string">
            <text:p>1. 'I want to use an existing address' radio option should be displayed as selected by default in the 'Billing Details' section and the correct address details should be displayed in the text field</text:p>
            <text:p>2. New address fields - First Name, Last Name, Company, Address1, Address2, City, Post Code, Country, Country and Region/State should be displayed</text:p>
            <text:p>3. 'I want to use an existing address' radio option should be displayed as selected by default in the 'Delivery Details' section and the correct address details should be displayed in the text field</text:p>
            <text:p>4. 'Flat Shipping Rate - $8.00' radio option should be displayed as selected by default in the 'Delivery Method' section </text:p>
            <text:p>5. 'Cash On Delivery' radio option should be displyaed as selected by default in the 'Payment Method' section </text:p>
            <text:p>6. Proper details to be displayed in the 'Confirm Order' section </text:p>
            <text:p>7. Order should be placed and User should be taken to Success page (Proper details should be displayed in the Order Success page)</text:p>
          </table:table-cell>
          <table:table-cell table:style-name="ce63" table:number-columns-repeated="2"/>
          <table:table-cell table:style-name="ce83" table:content-validation-name="val12"/>
          <table:table-cell table:style-name="ce63"/>
          <table:table-cell table:number-columns-repeated="16373"/>
        </table:table-row>
        <table:table-row table:style-name="ro55">
          <table:table-cell table:style-name="ce58" office:value-type="string" calcext:value-type="string">
            <text:p>TC_CO_007</text:p>
          </table:table-cell>
          <table:table-cell table:style-name="ce60" office:value-type="string" calcext:value-type="string">
            <text:p>(TS_012)</text:p>
            <text:p>Checkout</text:p>
          </table:table-cell>
          <table:table-cell table:style-name="ce62" office:value-type="string" calcext:value-type="string">
            <text:p>Validate Checkout as SignedIn User ( SignIn Checkout ) by entering new address into all the fields of the Billing Details section during checkout </text:p>
          </table:table-cell>
          <table:table-cell table:style-name="ce62" office:value-type="string" calcext:value-type="string">
            <text:p>1. Open the Application URL and login</text:p>
          </table:table-cell>
          <table:table-cell table:style-name="ce62"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Validate ER-1)</text:p>
            <text:p>6. Select 'I want to use a new address' radio option (Validate ER-2)</text:p>
            <text:p>7. Enter details into all the fields - First Name, Last Name, Company, Address1, Address 2, City, Post Code, Country and Region/State</text:p>
            <text:p>8. Click on 'Continue' button  (Validate ER-3)</text:p>
            <text:p>9. Click on 'Continue' button (Validate ER-4)</text:p>
            <text:p>8. Click on 'Continue' button (Validate ER-5)</text:p>
            <text:p>9. Select the 'Terms &amp; Conditions' checkbox field</text:p>
            <text:p>10. Click on 'Continue' button (Validate ER-6)</text:p>
            <text:p>11. Click on 'Confirm Order' button (Validate ER-7)</text:p>
            <text:p/>
          </table:table-cell>
          <table:table-cell table:style-name="ce60" office:value-type="string" calcext:value-type="string">
            <text:p>Product Name: iMac</text:p>
          </table:table-cell>
          <table:table-cell table:style-name="ce62" office:value-type="string" calcext:value-type="string">
            <text:p>1. 'I want to use an existing address' radio option should be displayed as selected by default in the 'Billing Details' section and the correct address details should be displayed in the text field</text:p>
            <text:p>2. New address fields - First Name, Last Name, Company, Address1, Address2, City, Post Code, Country, Country and Region/State should be displayed</text:p>
            <text:p>3. 'I want to use an existing address' radio option should be displayed as selected by default in the 'Delivery Details' section and the correct address details should be displayed in the text field</text:p>
            <text:p>4. 'Flat Shipping Rate - $8.00' radio option should be displayed as selected by default in the 'Delivery Method' section </text:p>
            <text:p>5. 'Cash On Delivery' radio option should be displyaed as selected by default in the 'Payment Method' section </text:p>
            <text:p>6. Proper details to be displayed in the 'Confirm Order' section </text:p>
            <text:p>7. Order should be placed and User should be taken to Success page (Proper details should be displayed in the Order Success page)</text:p>
          </table:table-cell>
          <table:table-cell table:style-name="ce63" table:number-columns-repeated="2"/>
          <table:table-cell table:style-name="ce83" table:content-validation-name="val12"/>
          <table:table-cell table:style-name="ce63"/>
          <table:table-cell table:number-columns-repeated="16373"/>
        </table:table-row>
        <table:table-row table:style-name="ro56">
          <table:table-cell table:style-name="ce58" office:value-type="string" calcext:value-type="string">
            <text:p>TC_CO_008</text:p>
          </table:table-cell>
          <table:table-cell table:style-name="ce60" office:value-type="string" calcext:value-type="string">
            <text:p>(TS_012)</text:p>
            <text:p>Checkout</text:p>
          </table:table-cell>
          <table:table-cell table:style-name="ce62" office:value-type="string" calcext:value-type="string">
            <text:p>Validate text fields in Billing Details of the Checkout page has Placeholders</text:p>
          </table:table-cell>
          <table:table-cell table:style-name="ce62" office:value-type="string" calcext:value-type="string">
            <text:p>1. Open the Application URL and login</text:p>
          </table:table-cell>
          <table:table-cell table:style-name="ce62"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text:p>
            <text:p>6. Select 'I want to use a new address' radio option</text:p>
            <text:p>7. Check all the text fields - First Name, Last Name, Company, Address1, Address 2, City and Post Code for Placeholder text (Validate ER-1)</text:p>
          </table:table-cell>
          <table:table-cell table:style-name="ce60" office:value-type="string" calcext:value-type="string">
            <text:p>Product Name: iMac</text:p>
          </table:table-cell>
          <table:table-cell table:style-name="ce62" office:value-type="string" calcext:value-type="string">
            <text:p>1. Proper Place Holder texts should be displayed in the text fields - First Name, Last Name, Company, Address1, Address 2, City and Post Code</text:p>
          </table:table-cell>
          <table:table-cell table:style-name="ce63" table:number-columns-repeated="2"/>
          <table:table-cell table:style-name="ce83" table:content-validation-name="val12"/>
          <table:table-cell table:style-name="ce63"/>
          <table:table-cell table:number-columns-repeated="16373"/>
        </table:table-row>
        <table:table-row table:style-name="ro57">
          <table:table-cell table:style-name="ce58" office:value-type="string" calcext:value-type="string">
            <text:p>TC_CO_009</text:p>
          </table:table-cell>
          <table:table-cell table:style-name="ce60" office:value-type="string" calcext:value-type="string">
            <text:p>(TS_012)</text:p>
            <text:p>Checkout</text:p>
          </table:table-cell>
          <table:table-cell table:style-name="ce62" office:value-type="string" calcext:value-type="string">
            <text:p>Validate without entering any fields in the Billing Section of the Checkout Page</text:p>
          </table:table-cell>
          <table:table-cell table:style-name="ce62" office:value-type="string" calcext:value-type="string">
            <text:p>1. Open the Application URL and login</text:p>
          </table:table-cell>
          <table:table-cell table:style-name="ce62"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text:p>
            <text:p>6. Select 'I want to use a new address' radio option </text:p>
            <text:p>7. Don't enter anything into the fields of 'Billing Details' Section of 'Checkout' page (Validate ER-1)</text:p>
          </table:table-cell>
          <table:table-cell table:style-name="ce60" office:value-type="string" calcext:value-type="string">
            <text:p>Product Name: iMac</text:p>
          </table:table-cell>
          <table:table-cell table:style-name="ce62" office:value-type="string" calcext:value-type="string">
            <text:p>1. Proper field level warning messages should be displayed for all the mandatory fields in the Billing Details section </text:p>
          </table:table-cell>
          <table:table-cell table:style-name="ce63" table:number-columns-repeated="2"/>
          <table:table-cell table:style-name="ce83" table:content-validation-name="val12"/>
          <table:table-cell table:style-name="ce63"/>
          <table:table-cell table:number-columns-repeated="16373"/>
        </table:table-row>
        <table:table-row table:style-name="ro55">
          <table:table-cell table:style-name="ce58" office:value-type="string" calcext:value-type="string">
            <text:p>TC_CO_010</text:p>
          </table:table-cell>
          <table:table-cell table:style-name="ce60" office:value-type="string" calcext:value-type="string">
            <text:p>(TS_012)</text:p>
            <text:p>Checkout</text:p>
          </table:table-cell>
          <table:table-cell table:style-name="ce62" office:value-type="string" calcext:value-type="string">
            <text:p>Validate Checkout as SignedIn User ( SignIn Checkout ) by entering new address into the mandatory fields of the Delivery Details section during checkout </text:p>
          </table:table-cell>
          <table:table-cell table:style-name="ce62" office:value-type="string" calcext:value-type="string">
            <text:p>1. Open the Application URL and login</text:p>
          </table:table-cell>
          <table:table-cell table:style-name="ce62"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Validate ER-1)</text:p>
            <text:p>6. Click on 'Continue' button  (Validate ER-2)</text:p>
            <text:p>7. Select 'I want to use a new address' radio option (Validate ER-3)</text:p>
            <text:p>8. Enter details only into the mandatory fields - First Name, Last Name, Address1, City, Country and Region/State</text:p>
            <text:p>9. Click on 'Continue' button (Validate ER-4)</text:p>
            <text:p>8. Click on 'Continue' button (Validate ER-5)</text:p>
            <text:p>9. Select the 'Terms &amp; Conditions' checkbox field</text:p>
            <text:p>10. Click on 'Continue' button (Validate ER-6)</text:p>
            <text:p>11. Click on 'Confirm Order' button (Validate ER-7)</text:p>
            <text:p/>
          </table:table-cell>
          <table:table-cell table:style-name="ce60" office:value-type="string" calcext:value-type="string">
            <text:p>Product Name: iMac</text:p>
          </table:table-cell>
          <table:table-cell table:style-name="ce62" office:value-type="string" calcext:value-type="string">
            <text:p>1. 'I want to use an existing address' radio option should be displayed as selected by default in the 'Billing Details' section and the correct address details should be displayed in the text field</text:p>
            <text:p>2. 'I want to use an existing address' radio option should be displayed as selected by default in the 'Delivery Details' section and the correct address details should be displayed in the text field</text:p>
            <text:p>3. New address fields - First Name, Last Name, Company, Address1, Address2, City, Post Code, Country, Country and Region/State should be displayed</text:p>
            <text:p>4. 'Flat Shipping Rate - $8.00' radio option should be displayed as selected by default in the 'Delivery Method' section </text:p>
            <text:p>5. 'Cash On Delivery' radio option should be displyaed as selected by default in the 'Payment Method' section </text:p>
            <text:p>6. Proper details to be displayed in the 'Confirm Order' section </text:p>
            <text:p>7. Order should be placed and User should be taken to Success page (Proper details should be displayed in the Order Success page)</text:p>
          </table:table-cell>
          <table:table-cell table:style-name="ce63" table:number-columns-repeated="2"/>
          <table:table-cell table:style-name="ce83" table:content-validation-name="val12"/>
          <table:table-cell table:style-name="ce63"/>
          <table:table-cell table:number-columns-repeated="16373"/>
        </table:table-row>
        <table:table-row table:style-name="ro55">
          <table:table-cell table:style-name="ce58" office:value-type="string" calcext:value-type="string">
            <text:p>TC_CO_011</text:p>
          </table:table-cell>
          <table:table-cell table:style-name="ce60" office:value-type="string" calcext:value-type="string">
            <text:p>(TS_012)</text:p>
            <text:p>Checkout</text:p>
          </table:table-cell>
          <table:table-cell table:style-name="ce62" office:value-type="string" calcext:value-type="string">
            <text:p>Validate Checkout as SignedIn User ( SignIn Checkout ) by entering new address into all the fields of the Delivery Details section during checkout </text:p>
          </table:table-cell>
          <table:table-cell table:style-name="ce62" office:value-type="string" calcext:value-type="string">
            <text:p>1. Open the Application URL and login</text:p>
          </table:table-cell>
          <table:table-cell table:style-name="ce62"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Validate ER-1)</text:p>
            <text:p>6. Click on 'Continue' button  (Validate ER-2)</text:p>
            <text:p>7. Select 'I want to use a new address' radio option (Validate ER-3)</text:p>
            <text:p>8. Enter details into all the fields - First Name, Last Name, Company, Address1, Address 2, City, Post Code, Country and Region/State</text:p>
            <text:p>10. Click on 'Continue' button (Validate ER-4)</text:p>
            <text:p>11. Click on 'Continue' button (Validate ER-5)</text:p>
            <text:p>12. Select the 'Terms &amp; Conditions' checkbox field</text:p>
            <text:p>13. Click on 'Continue' button (Validate ER-6)</text:p>
            <text:p>14. Click on 'Confirm Order' button (Validate ER-7)</text:p>
            <text:p/>
          </table:table-cell>
          <table:table-cell table:style-name="ce60" office:value-type="string" calcext:value-type="string">
            <text:p>Product Name: iMac</text:p>
          </table:table-cell>
          <table:table-cell table:style-name="ce62" office:value-type="string" calcext:value-type="string">
            <text:p>1. 'I want to use an existing address' radio option should be displayed as selected by default in the 'Billing Details' section and the correct address details should be displayed in the text field</text:p>
            <text:p>2. 'I want to use an existing address' radio option should be displayed as selected by default in the 'Delivery Details' section and the correct address details should be displayed in the text field</text:p>
            <text:p>3. New address fields - First Name, Last Name, Company, Address1, Address2, City, Post Code, Country, Country and Region/State should be displayed</text:p>
            <text:p>4. 'Flat Shipping Rate - $8.00' radio option should be displayed as selected by default in the 'Delivery Method' section </text:p>
            <text:p>5. 'Cash On Delivery' radio option should be displyaed as selected by default in the 'Payment Method' section </text:p>
            <text:p>6. Proper details to be displayed in the 'Confirm Order' section </text:p>
            <text:p>7. Order should be placed and User should be taken to Success page (Proper details should be displayed in the Order Success page)</text:p>
          </table:table-cell>
          <table:table-cell table:style-name="ce63" table:number-columns-repeated="2"/>
          <table:table-cell table:style-name="ce83" table:content-validation-name="val12"/>
          <table:table-cell table:style-name="ce63"/>
          <table:table-cell table:number-columns-repeated="16373"/>
        </table:table-row>
        <table:table-row table:style-name="ro58">
          <table:table-cell table:style-name="ce58" office:value-type="string" calcext:value-type="string">
            <text:p>TC_CO_012</text:p>
          </table:table-cell>
          <table:table-cell table:style-name="ce60" office:value-type="string" calcext:value-type="string">
            <text:p>(TS_012)</text:p>
            <text:p>Checkout</text:p>
          </table:table-cell>
          <table:table-cell table:style-name="ce62" office:value-type="string" calcext:value-type="string">
            <text:p>Validate text fields in Delivery Details of the Checkout page has Placeholders</text:p>
          </table:table-cell>
          <table:table-cell table:style-name="ce62" office:value-type="string" calcext:value-type="string">
            <text:p>1. Open the Application URL and login</text:p>
          </table:table-cell>
          <table:table-cell table:style-name="ce62"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text:p>
            <text:p>6. Click on 'Continue' button</text:p>
            <text:p>7. Select 'I want to use a new address' radio option in the 'Delivery Details' section</text:p>
            <text:p>8. Check all the text fields - First Name, Last Name, Company, Address1, Address 2, City and Post Code for Placeholder text (Validate ER-1)</text:p>
          </table:table-cell>
          <table:table-cell table:style-name="ce60" office:value-type="string" calcext:value-type="string">
            <text:p>Product Name: iMac</text:p>
          </table:table-cell>
          <table:table-cell table:style-name="ce62" office:value-type="string" calcext:value-type="string">
            <text:p>1. Proper Place Holder texts should be displayed in the text fields - First Name, Last Name, Company, Address1, Address 2, City and Post Code</text:p>
          </table:table-cell>
          <table:table-cell table:style-name="ce63" table:number-columns-repeated="2"/>
          <table:table-cell table:style-name="ce83" table:content-validation-name="val12"/>
          <table:table-cell table:style-name="ce63"/>
          <table:table-cell table:number-columns-repeated="16373"/>
        </table:table-row>
        <table:table-row table:style-name="ro59">
          <table:table-cell table:style-name="ce58" office:value-type="string" calcext:value-type="string">
            <text:p>TC_CO_013</text:p>
          </table:table-cell>
          <table:table-cell table:style-name="ce60" office:value-type="string" calcext:value-type="string">
            <text:p>(TS_012)</text:p>
            <text:p>Checkout</text:p>
          </table:table-cell>
          <table:table-cell table:style-name="ce62" office:value-type="string" calcext:value-type="string">
            <text:p>Validate without entering any fields in the Delivery Details Section of the Checkout Page</text:p>
          </table:table-cell>
          <table:table-cell table:style-name="ce62" office:value-type="string" calcext:value-type="string">
            <text:p>1. Open the Application URL and login</text:p>
          </table:table-cell>
          <table:table-cell table:style-name="ce62"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text:p>
            <text:p>6. Click on 'Continue' button</text:p>
            <text:p>7. Select 'I want to use a new address' radio option </text:p>
            <text:p>8. Don't enter anything into the fields of 'Delivery Details' Section of 'Checkout' page (Validate ER-1)</text:p>
          </table:table-cell>
          <table:table-cell table:style-name="ce60" office:value-type="string" calcext:value-type="string">
            <text:p>Product Name: iMac</text:p>
          </table:table-cell>
          <table:table-cell table:style-name="ce62" office:value-type="string" calcext:value-type="string">
            <text:p>1. Proper field level warning messages should be displayed for all the mandatory fields in the Delivery Details section </text:p>
          </table:table-cell>
          <table:table-cell table:style-name="ce63" table:number-columns-repeated="2"/>
          <table:table-cell table:style-name="ce83" table:content-validation-name="val12"/>
          <table:table-cell table:style-name="ce63"/>
          <table:table-cell table:number-columns-repeated="16373"/>
        </table:table-row>
        <table:table-row table:style-name="ro60">
          <table:table-cell table:style-name="ce58" office:value-type="string" calcext:value-type="string">
            <text:p>TC_CO_014</text:p>
          </table:table-cell>
          <table:table-cell table:style-name="ce60" office:value-type="string" calcext:value-type="string">
            <text:p>(TS_012)</text:p>
            <text:p>Checkout</text:p>
          </table:table-cell>
          <table:table-cell table:style-name="ce62" office:value-type="string" calcext:value-type="string">
            <text:p>Validate adding comments about your order in the 'Delivery Method' section of Checkout page</text:p>
          </table:table-cell>
          <table:table-cell table:style-name="ce62" office:value-type="string" calcext:value-type="string">
            <text:p>1. Open the Application URL and login</text:p>
          </table:table-cell>
          <table:table-cell table:style-name="ce62"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text:p>
            <text:p>6. Click on 'Continue' button  </text:p>
            <text:p>7. Click on 'Continue' button</text:p>
            <text:p>8. Enter any text into the 'Add Comments About Your Order' text field </text:p>
            <text:p>8. Click on 'Continue' button (Validate ER-1)</text:p>
            <text:p>9. Select the 'Terms &amp; Conditions' checkbox field</text:p>
            <text:p>10. Click on 'Continue' button</text:p>
            <text:p>11. Click on 'Confirm Order' button (Validate ER-2)</text:p>
            <text:p/>
          </table:table-cell>
          <table:table-cell table:style-name="ce60" office:value-type="string" calcext:value-type="string">
            <text:p>Product Name: iMac</text:p>
          </table:table-cell>
          <table:table-cell table:style-name="ce62" office:value-type="string" calcext:value-type="string">
            <text:p>1. Comment entered should be displayed as it is in the 'Payment Method' section </text:p>
            <text:p>2. Order should be placed and User should be taken to Success page (Proper details should be displayed in the Order Success page)</text:p>
          </table:table-cell>
          <table:table-cell table:style-name="ce63" table:number-columns-repeated="2"/>
          <table:table-cell table:style-name="ce83" table:content-validation-name="val12"/>
          <table:table-cell table:style-name="ce63"/>
          <table:table-cell table:number-columns-repeated="16373"/>
        </table:table-row>
        <table:table-row table:style-name="ro61">
          <table:table-cell table:style-name="ce58" office:value-type="string" calcext:value-type="string">
            <text:p>TC_CO_015</text:p>
          </table:table-cell>
          <table:table-cell table:style-name="ce60" office:value-type="string" calcext:value-type="string">
            <text:p>(TS_012)</text:p>
            <text:p>Checkout</text:p>
          </table:table-cell>
          <table:table-cell table:style-name="ce62" office:value-type="string" calcext:value-type="string">
            <text:p>Validate adding comments about your order in the 'Payment Method' section of Checkout page</text:p>
          </table:table-cell>
          <table:table-cell table:style-name="ce62" office:value-type="string" calcext:value-type="string">
            <text:p>1. Open the Application URL and login</text:p>
          </table:table-cell>
          <table:table-cell table:style-name="ce62"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text:p>
            <text:p>6. Click on 'Continue' button  </text:p>
            <text:p>7. Click on 'Continue' button</text:p>
            <text:p>8. Click on 'Continue' button </text:p>
            <text:p>9. Enter any text into the 'Add Comments About Your Order' text field </text:p>
            <text:p>10. Select the 'Terms &amp; Conditions' checkbox field</text:p>
            <text:p>11. Click on 'Continue' button</text:p>
            <text:p>12. Click on 'Confirm Order' button (Validate ER-1)</text:p>
            <text:p/>
          </table:table-cell>
          <table:table-cell table:style-name="ce60" office:value-type="string" calcext:value-type="string">
            <text:p>Product Name: iMac</text:p>
          </table:table-cell>
          <table:table-cell table:style-name="ce62" office:value-type="string" calcext:value-type="string">
            <text:p>1. Order should be placed and User should be taken to Success page (Proper details should be displayed in the Order Success page)</text:p>
          </table:table-cell>
          <table:table-cell table:style-name="ce63" table:number-columns-repeated="2"/>
          <table:table-cell table:style-name="ce83" table:content-validation-name="val12"/>
          <table:table-cell table:style-name="ce63"/>
          <table:table-cell table:number-columns-repeated="16373"/>
        </table:table-row>
        <table:table-row table:style-name="ro62">
          <table:table-cell table:style-name="ce58" office:value-type="string" calcext:value-type="string">
            <text:p>TC_CO_016</text:p>
          </table:table-cell>
          <table:table-cell table:style-name="ce60" office:value-type="string" calcext:value-type="string">
            <text:p>(TS_012)</text:p>
            <text:p>Checkout</text:p>
          </table:table-cell>
          <table:table-cell table:style-name="ce62" office:value-type="string" calcext:value-type="string">
            <text:p>Validate Guest Checkout </text:p>
          </table:table-cell>
          <table:table-cell table:style-name="ce62" office:value-type="string" calcext:value-type="string">
            <text:p>1. Open the Application URL and don't login</text:p>
          </table:table-cell>
          <table:table-cell table:style-name="ce62"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Validate ER-1)</text:p>
            <text:p>6. Select 'Guest Checkout' option in the 'New Customer' section of the displayed 'Checkout' page</text:p>
            <text:p>7. Click on 'Continue' button (Validate ER-2 and ER-3)</text:p>
            <text:p>8. Enter details into all the fields</text:p>
            <text:p>9. Click on 'Continue' button (Validate ER-4 and ER-5)</text:p>
            <text:p>10. Click on 'Continue' button  (Veriy ER-6 and ER-7)</text:p>
            <text:p>11. Select 'Terms and Conditions' checkbox</text:p>
            <text:p>12. Click on 'Continue' button (Validate ER-8 and ER-9)</text:p>
            <text:p>13. Click on 'Confirm Order' button </text:p>
          </table:table-cell>
          <table:table-cell table:style-name="ce60" office:value-type="string" calcext:value-type="string">
            <text:p>Product Name: iMac</text:p>
          </table:table-cell>
          <table:table-cell table:style-name="ce62" office:value-type="string" calcext:value-type="string">
            <text:p>1. Checkout Page should be displayed</text:p>
            <text:p>2. User should be taken to 'Billing Details' section</text:p>
            <text:p>3. 'My delivery and billing addresses are the same' checkbox should be displayed as selected by default</text:p>
            <text:p>4. User should be taken to 'Delivery Method' section </text:p>
            <text:p>5. 'Flat Shipping Rate - $5.00' radio button should be displayed as selected by default</text:p>
            <text:p>6. User should be taken to 'Payment Method' section</text:p>
            <text:p>7. 'Cash On Delivery' radion button should be displayed as selected by default</text:p>
            <text:p>8. User should be taken to 'Confirm Order' section </text:p>
            <text:p>9. Correct and Proper details should be displayed in the 'Confirm Order' section </text:p>
            <text:p>10. Order should be placed and User should be taken to Success page (Proper details should be displayed in the Order Success page)</text:p>
          </table:table-cell>
          <table:table-cell table:style-name="ce63" table:number-columns-repeated="2"/>
          <table:table-cell table:style-name="ce83" table:content-validation-name="val12"/>
          <table:table-cell table:style-name="ce63"/>
          <table:table-cell table:number-columns-repeated="16373"/>
        </table:table-row>
        <table:table-row table:style-name="ro63">
          <table:table-cell table:style-name="ce58" office:value-type="string" calcext:value-type="string">
            <text:p>TC_CO_017</text:p>
          </table:table-cell>
          <table:table-cell table:style-name="ce60" office:value-type="string" calcext:value-type="string">
            <text:p>(TS_012)</text:p>
            <text:p>Checkout</text:p>
          </table:table-cell>
          <table:table-cell table:style-name="ce62" office:value-type="string" calcext:value-type="string">
            <text:p>Validate Checkout as New User</text:p>
          </table:table-cell>
          <table:table-cell table:style-name="ce62" office:value-type="string" calcext:value-type="string">
            <text:p>1. Open the Application URL and don't login</text:p>
          </table:table-cell>
          <table:table-cell table:style-name="ce62"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Validate ER-1)</text:p>
            <text:p>6. Select 'Regiser Account' option in the 'New Customer' section of the displayed 'Checkout' page</text:p>
            <text:p>7. Click on 'Continue' button (Validate ER-2 and ER-3)</text:p>
            <text:p>8. Enter details into all the fields</text:p>
            <text:p>9. Click on 'Continue' button (Validate ER-4 and ER-5)</text:p>
            <text:p>10. Click on 'Continue' button  (Veriy ER-6 and ER-7)</text:p>
            <text:p>11. Select 'Terms and Conditions' checkbox</text:p>
            <text:p>12. Click on 'Continue' button (Validate ER-8 and ER-9)</text:p>
            <text:p>13. Click on 'Confirm Order' button </text:p>
          </table:table-cell>
          <table:table-cell table:style-name="ce60" office:value-type="string" calcext:value-type="string">
            <text:p>Product Name: iMac</text:p>
          </table:table-cell>
          <table:table-cell table:style-name="ce62" office:value-type="string" calcext:value-type="string">
            <text:p>1. Checkout Page should be displayed</text:p>
            <text:p>2. User should be taken to 'Billing Details' section</text:p>
            <text:p>3. 'My delivery and billing addresses are the same' checkbox should be displayed as selected by default</text:p>
            <text:p>4. User should be taken to 'Delivery Method' section </text:p>
            <text:p>5. 'Flat Shipping Rate - $5.00' radio button should be displayed as selected by default</text:p>
            <text:p>6. User should be taken to 'Payment Method' section</text:p>
            <text:p>7. 'Cash On Delivery' radion button should be displayed as selected by default</text:p>
            <text:p>8. User should be taken to 'Confirm Order' section </text:p>
            <text:p>9. Correct and Proper details should be displayed in the 'Confirm Order' section </text:p>
            <text:p>10. Order should be placed and User should be taken to Success page (Proper details should be displayed in the Order Success page)</text:p>
          </table:table-cell>
          <table:table-cell table:style-name="ce63" table:number-columns-repeated="2"/>
          <table:table-cell table:style-name="ce83" table:content-validation-name="val12"/>
          <table:table-cell table:style-name="ce63"/>
          <table:table-cell table:number-columns-repeated="16373"/>
        </table:table-row>
        <table:table-row table:style-name="ro64">
          <table:table-cell table:style-name="ce58" office:value-type="string" calcext:value-type="string">
            <text:p>TC_CO_018</text:p>
          </table:table-cell>
          <table:table-cell table:style-name="ce60" office:value-type="string" calcext:value-type="string">
            <text:p>(TS_012)</text:p>
            <text:p>Checkout</text:p>
          </table:table-cell>
          <table:table-cell table:style-name="ce62" office:value-type="string" calcext:value-type="string">
            <text:p>Checkout by SigningIn</text:p>
          </table:table-cell>
          <table:table-cell table:style-name="ce62" office:value-type="string" calcext:value-type="string">
            <text:p>1. Open the Application URL and don't login</text:p>
          </table:table-cell>
          <table:table-cell table:style-name="ce62"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Validate ER-1)</text:p>
            <text:p>6. Enter credentails of existing account in the 'Returning Customer' section of the displayed 'Checkout' page</text:p>
            <text:p>7. Click on 'Login' button (Validate ER-2 and ER-3)</text:p>
            <text:p>8. Click on 'Continue' button (Validate ER-4 and ER-5)</text:p>
            <text:p>10. Click on 'Continue' button  (Veriy ER-6 and ER-7)</text:p>
            <text:p>11. Click on 'Continue' button (Validate ER-8)</text:p>
            <text:p>12. Select 'Terms and Conditions' checkbox</text:p>
            <text:p>13. Click on 'Continue' button (Validate ER-9 and ER-10)</text:p>
            <text:p>13. Click on 'Confirm Order' button </text:p>
          </table:table-cell>
          <table:table-cell table:style-name="ce60" office:value-type="string" calcext:value-type="string">
            <text:p>Product Name: iMac</text:p>
          </table:table-cell>
          <table:table-cell table:style-name="ce62" office:value-type="string" calcext:value-type="string">
            <text:p>1. Checkout Page should be displayed</text:p>
            <text:p>2. User should be loggedin and taken to 'Billing Details' section</text:p>
            <text:p>3. 'I want to use an existing address' checkbox should be displayed as selected by default</text:p>
            <text:p>4. User should be taken to 'Delivery Details section </text:p>
            <text:p>5. 'I want to use an existing address' radio button should be displayed as selected by default</text:p>
            <text:p>6. User should be taken to 'Delivery Method' section </text:p>
            <text:p>7. 'Flat Shipping Rate' radio button should be displayed as selected by default</text:p>
            <text:p>8. User should be taken to 'Payment Method' section </text:p>
            <text:p>9. User should be taken to 'Confirm Order' section </text:p>
            <text:p>10. Order should be placed and User should be taken to Success page (Proper details should be displayed in the Order Success page)</text:p>
          </table:table-cell>
          <table:table-cell table:style-name="ce63" table:number-columns-repeated="2"/>
          <table:table-cell table:style-name="ce83" table:content-validation-name="val12"/>
          <table:table-cell table:style-name="ce63"/>
          <table:table-cell table:number-columns-repeated="16373"/>
        </table:table-row>
        <table:table-row table:style-name="ro34">
          <table:table-cell table:style-name="ce58" office:value-type="string" calcext:value-type="string">
            <text:p>TC_CO_019</text:p>
          </table:table-cell>
          <table:table-cell table:style-name="ce60" office:value-type="string" calcext:value-type="string">
            <text:p>(TS_012)</text:p>
            <text:p>Checkout</text:p>
          </table:table-cell>
          <table:table-cell table:style-name="ce62" office:value-type="string" calcext:value-type="string">
            <text:p>Validate the UI of 'Checkout' functionality</text:p>
          </table:table-cell>
          <table:table-cell table:style-name="ce62" office:value-type="string" calcext:value-type="string">
            <text:p>1. Open the Application URL in any supported browser </text:p>
          </table:table-cell>
          <table:table-cell table:style-name="ce62" office:value-type="string" calcext:value-type="string">
            <text:p>1. Check the UI of the functionality related to 'Checkout' <text:s/>(Validate ER-1)</text:p>
          </table:table-cell>
          <table:table-cell table:style-name="ce60" office:value-type="string" calcext:value-type="string">
            <text:p>Not Applicable</text:p>
          </table:table-cell>
          <table:table-cell table:style-name="ce62" office:value-type="string" calcext:value-type="string">
            <text:p>1. Proper UI adhering to the UI checklist should be displayed for the 'Checkout' functionality</text:p>
          </table:table-cell>
          <table:table-cell table:style-name="ce63" table:number-columns-repeated="2"/>
          <table:table-cell table:style-name="ce83" table:content-validation-name="val12"/>
          <table:table-cell table:style-name="ce63"/>
          <table:table-cell table:number-columns-repeated="16373"/>
        </table:table-row>
        <table:table-row table:style-name="ro24">
          <table:table-cell table:style-name="ce58" office:value-type="string" calcext:value-type="string">
            <text:p>TC_CO_020</text:p>
          </table:table-cell>
          <table:table-cell table:style-name="ce60" office:value-type="string" calcext:value-type="string">
            <text:p>(TS_012)</text:p>
            <text:p>Checkout</text:p>
          </table:table-cell>
          <table:table-cell table:style-name="ce62" office:value-type="string" calcext:value-type="string">
            <text:p>Validate the 'Checkout' functionality in all the supported environments</text:p>
          </table:table-cell>
          <table:table-cell table:style-name="ce62" office:value-type="string" calcext:value-type="string">
            <text:p>1. Open the Application URL in any supported browser</text:p>
          </table:table-cell>
          <table:table-cell table:style-name="ce62" office:value-type="string" calcext:value-type="string">
            <text:p>1. Check the 'Checkout' functionality in all the supported environments (Validate ER-1)</text:p>
          </table:table-cell>
          <table:table-cell table:style-name="ce60" office:value-type="string" calcext:value-type="string">
            <text:p>Not Applicable</text:p>
          </table:table-cell>
          <table:table-cell table:style-name="ce62" office:value-type="string" calcext:value-type="string">
            <text:p>1. 'Checkout' functionality should work correctly in all the supported environments</text:p>
          </table:table-cell>
          <table:table-cell table:style-name="ce63" table:number-columns-repeated="2"/>
          <table:table-cell table:style-name="ce83" table:content-validation-name="val12"/>
          <table:table-cell table:style-name="ce63"/>
          <table:table-cell table:number-columns-repeated="16373"/>
        </table:table-row>
        <table:table-row table:style-name="ro19" table:number-rows-repeated="1048553">
          <table:table-cell table:number-columns-repeated="16384"/>
        </table:table-row>
        <table:table-row table:style-name="ro19">
          <table:table-cell table:number-columns-repeated="16384"/>
        </table:table-row>
        <calcext:conditional-formats>
          <calcext:conditional-format calcext:target-range-address="Checkout.J3:Checkout.J22">
            <calcext:condition calcext:apply-style-name="ConditionalStyle_80" calcext:value="contains-text(&quot;NOT TESTED&quot;)" calcext:base-cell-address="Checkout.J3"/>
            <calcext:condition calcext:apply-style-name="ConditionalStyle_79" calcext:value="contains-text(&quot;BLOCKED&quot;)" calcext:base-cell-address="Checkout.J3"/>
            <calcext:condition calcext:apply-style-name="ConditionalStyle_78" calcext:value="contains-text(&quot;FAIL&quot;)" calcext:base-cell-address="Checkout.J3"/>
            <calcext:condition calcext:apply-style-name="ConditionalStyle_77" calcext:value="contains-text(&quot;PASS&quot;)" calcext:base-cell-address="Checkout.J3"/>
          </calcext:conditional-format>
        </calcext:conditional-formats>
      </table:table>
      <table:table table:name="My Account" table:style-name="ta15">
        <table:table-column table:style-name="co41" table:default-cell-style-name="ce37"/>
        <table:table-column table:style-name="co33" table:default-cell-style-name="ce37"/>
        <table:table-column table:style-name="co34" table:default-cell-style-name="ce37"/>
        <table:table-column table:style-name="co35" table:default-cell-style-name="ce37"/>
        <table:table-column table:style-name="co44" table:default-cell-style-name="ce37"/>
        <table:table-column table:style-name="co36" table:default-cell-style-name="ce37"/>
        <table:table-column table:style-name="co37" table:default-cell-style-name="ce37"/>
        <table:table-column table:style-name="co38" table:default-cell-style-name="ce37"/>
        <table:table-column table:style-name="co8" table:default-cell-style-name="ce37"/>
        <table:table-column table:style-name="co39" table:default-cell-style-name="ce37"/>
        <table:table-column table:style-name="co40" table:default-cell-style-name="ce37"/>
        <table:table-column table:style-name="co10" table:number-columns-repeated="16373" table:default-cell-style-name="ce37"/>
        <table:table-row table:style-name="ro19">
          <table:table-cell table:style-name="ce69" office:value-type="string" calcext:value-type="string">
            <text:p>Test Case ID</text:p>
          </table:table-cell>
          <table:table-cell table:style-name="ce69" office:value-type="string" calcext:value-type="string">
            <text:p>Test Scenario </text:p>
          </table:table-cell>
          <table:table-cell table:style-name="ce69" office:value-type="string" calcext:value-type="string">
            <text:p>Test Case Title</text:p>
          </table:table-cell>
          <table:table-cell table:style-name="ce69" office:value-type="string" calcext:value-type="string">
            <text:p>Pre-requisites</text:p>
          </table:table-cell>
          <table:table-cell table:style-name="ce69" office:value-type="string" calcext:value-type="string">
            <text:p>Test Steps</text:p>
          </table:table-cell>
          <table:table-cell table:style-name="ce69" office:value-type="string" calcext:value-type="string">
            <text:p>Test Data</text:p>
          </table:table-cell>
          <table:table-cell table:style-name="ce69" office:value-type="string" calcext:value-type="string">
            <text:p>Expected Result (ER)</text:p>
          </table:table-cell>
          <table:table-cell table:style-name="ce69" office:value-type="string" calcext:value-type="string">
            <text:p>Actual Result</text:p>
          </table:table-cell>
          <table:table-cell table:style-name="ce69" office:value-type="string" calcext:value-type="string">
            <text:p>Priority</text:p>
          </table:table-cell>
          <table:table-cell table:style-name="ce69" office:value-type="string" calcext:value-type="string">
            <text:p>Result</text:p>
          </table:table-cell>
          <table:table-cell table:style-name="ce69" office:value-type="string" calcext:value-type="string">
            <text:p>Comments</text:p>
          </table:table-cell>
          <table:table-cell table:number-columns-repeated="16373"/>
        </table:table-row>
        <table:table-row table:style-name="ro21">
          <table:table-cell table:style-name="ce57" office:value-type="string" calcext:value-type="string" table:number-columns-spanned="2" table:number-rows-spanned="1">
            <text:p><text:a xlink:href="#'Test Scenarios'.A10" xlink:type="simple">&lt;&lt; Test Scenarios</text:a></text:p>
          </table:table-cell>
          <table:covered-table-cell table:style-name="ce59"/>
          <table:table-cell table:style-name="ce61" table:number-columns-repeated="9"/>
          <table:table-cell table:style-name="ce47" table:number-columns-repeated="16373"/>
        </table:table-row>
        <table:table-row table:style-name="ro24">
          <table:table-cell table:style-name="ce58" office:value-type="string" calcext:value-type="string">
            <text:p>TC_MA_001</text:p>
          </table:table-cell>
          <table:table-cell table:style-name="ce60" office:value-type="string" calcext:value-type="string">
            <text:p>(TS_013)</text:p>
            <text:p>My Account</text:p>
          </table:table-cell>
          <table:table-cell table:style-name="ce62" office:value-type="string" calcext:value-type="string">
            <text:p>Validate navigating to 'My Account' page from the 'Order Success' page</text:p>
          </table:table-cell>
          <table:table-cell table:style-name="ce62" office:value-type="string" calcext:value-type="string">
            <text:p>1. Open the Application URL, login and place an order for a product <text:s/>- &lt;Refer Test Data&gt;</text:p>
          </table:table-cell>
          <table:table-cell table:style-name="ce62" office:value-type="string" calcext:value-type="string">
            <text:p>1. Click on 'my account' page link in the displayed 'Order Success' page (Validate ER-1)</text:p>
          </table:table-cell>
          <table:table-cell table:style-name="ce60" office:value-type="string" calcext:value-type="string">
            <text:p>Product Name: iMac</text:p>
          </table:table-cell>
          <table:table-cell table:style-name="ce62" office:value-type="string" calcext:value-type="string">
            <text:p>1. User should be taken to 'My Account' page</text:p>
          </table:table-cell>
          <table:table-cell table:style-name="ce63"/>
          <table:table-cell table:style-name="ce58"/>
          <table:table-cell table:style-name="ce84" table:content-validation-name="val13"/>
          <table:table-cell table:style-name="ce63"/>
          <table:table-cell table:number-columns-repeated="16373"/>
        </table:table-row>
        <table:table-row table:style-name="ro26">
          <table:table-cell table:style-name="ce58" office:value-type="string" calcext:value-type="string">
            <text:p>TC_MA_002</text:p>
          </table:table-cell>
          <table:table-cell table:style-name="ce60" office:value-type="string" calcext:value-type="string">
            <text:p>(TS_013)</text:p>
            <text:p>My Account</text:p>
          </table:table-cell>
          <table:table-cell table:style-name="ce62" office:value-type="string" calcext:value-type="string">
            <text:p>Validate navigating to 'My Account' page on login</text:p>
          </table:table-cell>
          <table:table-cell table:style-name="ce62" office:value-type="string" calcext:value-type="string">
            <text:p>1. Open the Application URL</text:p>
          </table:table-cell>
          <table:table-cell table:style-name="ce62" office:value-type="string" calcext:value-type="string">
            <text:p>1. Click on 'My Account' Dropmenu</text:p>
            <text:p>2. Click on 'Login' option </text:p>
            <text:p>3. Enter valid email address into the 'E-Mail Address' field - &lt;Refer Test Data&gt;</text:p>
            <text:p>4. Enter valid password into the 'Password' field - &lt;Refer Test Data&gt;</text:p>
            <text:p>5. Click on 'Login' button (Validate ER-1)</text:p>
          </table:table-cell>
          <table:table-cell table:style-name="ce60" office:value-type="string" calcext:value-type="string">
            <text:p>Email Address - pavanoltraining@gmail.com</text:p>
            <text:p/>
            <text:p>Password -</text:p>
            <text:p>test123</text:p>
            <text:p/>
          </table:table-cell>
          <table:table-cell table:style-name="ce62" office:value-type="string" calcext:value-type="string">
            <text:p>1. User should be able to login and taken to 'My Account' page</text:p>
          </table:table-cell>
          <table:table-cell table:style-name="ce63" table:number-columns-repeated="2"/>
          <table:table-cell table:style-name="ce84" table:content-validation-name="val13"/>
          <table:table-cell table:style-name="ce63"/>
          <table:table-cell table:number-columns-repeated="16373"/>
        </table:table-row>
        <table:table-row table:style-name="ro24">
          <table:table-cell table:style-name="ce58" office:value-type="string" calcext:value-type="string">
            <text:p>TC_MA_003</text:p>
          </table:table-cell>
          <table:table-cell table:style-name="ce60" office:value-type="string" calcext:value-type="string">
            <text:p>(TS_013)</text:p>
            <text:p>My Account</text:p>
          </table:table-cell>
          <table:table-cell table:style-name="ce62" office:value-type="string" calcext:value-type="string">
            <text:p>Validate navigating to 'My Account' page using 'My Account' option </text:p>
          </table:table-cell>
          <table:table-cell table:style-name="ce62" office:value-type="string" calcext:value-type="string">
            <text:p>1. Open the Application URL and login</text:p>
          </table:table-cell>
          <table:table-cell table:style-name="ce62" office:value-type="string" calcext:value-type="string">
            <text:p>1. Click on 'My Account' dropmenu</text:p>
            <text:p>2. Click on 'My Account' option (Validate ER-1)</text:p>
          </table:table-cell>
          <table:table-cell table:style-name="ce60" office:value-type="string" calcext:value-type="string">
            <text:p>Not Applicable</text:p>
          </table:table-cell>
          <table:table-cell table:style-name="ce62" office:value-type="string" calcext:value-type="string">
            <text:p>1. User should be taken to 'My Account' page</text:p>
          </table:table-cell>
          <table:table-cell table:style-name="ce63" table:number-columns-repeated="2"/>
          <table:table-cell table:style-name="ce84" table:content-validation-name="val13"/>
          <table:table-cell table:style-name="ce63"/>
          <table:table-cell table:number-columns-repeated="16373"/>
        </table:table-row>
        <table:table-row table:style-name="ro24">
          <table:table-cell table:style-name="ce58" office:value-type="string" calcext:value-type="string">
            <text:p>TC_MA_004</text:p>
          </table:table-cell>
          <table:table-cell table:style-name="ce60" office:value-type="string" calcext:value-type="string">
            <text:p>(TS_013)</text:p>
            <text:p>My Account</text:p>
          </table:table-cell>
          <table:table-cell table:style-name="ce62" office:value-type="string" calcext:value-type="string">
            <text:p>Validate navigating to 'My Account' page using 'Right Column' options</text:p>
          </table:table-cell>
          <table:table-cell table:style-name="ce62" office:value-type="string" calcext:value-type="string">
            <text:p>1. Open the Application URL and login</text:p>
          </table:table-cell>
          <table:table-cell table:style-name="ce62" office:value-type="string" calcext:value-type="string">
            <text:p>1. Click on 'My Account' option from any page say 'Order History' page (Validate ER-1)</text:p>
          </table:table-cell>
          <table:table-cell table:style-name="ce60" office:value-type="string" calcext:value-type="string">
            <text:p>Not Applicable</text:p>
          </table:table-cell>
          <table:table-cell table:style-name="ce62" office:value-type="string" calcext:value-type="string">
            <text:p>1. User should be taken to 'My Account' page</text:p>
          </table:table-cell>
          <table:table-cell table:style-name="ce63" table:number-columns-repeated="2"/>
          <table:table-cell table:style-name="ce84" table:content-validation-name="val13"/>
          <table:table-cell table:style-name="ce63"/>
          <table:table-cell table:number-columns-repeated="16373"/>
        </table:table-row>
        <table:table-row table:style-name="ro23">
          <table:table-cell table:style-name="ce58" office:value-type="string" calcext:value-type="string">
            <text:p>TC_MA_005</text:p>
          </table:table-cell>
          <table:table-cell table:style-name="ce60" office:value-type="string" calcext:value-type="string">
            <text:p>(TS_013)</text:p>
            <text:p>My Account</text:p>
          </table:table-cell>
          <table:table-cell table:style-name="ce62" office:value-type="string" calcext:value-type="string">
            <text:p>Validate navigating to 'My Account' page using 'My Account' option in Site Map page</text:p>
          </table:table-cell>
          <table:table-cell table:style-name="ce62" office:value-type="string" calcext:value-type="string">
            <text:p>1. Open the Application URL and login</text:p>
          </table:table-cell>
          <table:table-cell table:style-name="ce62" office:value-type="string" calcext:value-type="string">
            <text:p>1. Click on 'Site Map' link in the Footer options</text:p>
            <text:p>2. Click on 'My Account' link in the displayed 'Site Map' page (Validate ER-1)</text:p>
          </table:table-cell>
          <table:table-cell table:style-name="ce60" office:value-type="string" calcext:value-type="string">
            <text:p>Not Applicable</text:p>
          </table:table-cell>
          <table:table-cell table:style-name="ce62" office:value-type="string" calcext:value-type="string">
            <text:p>1. User should be taken to 'My Account' page</text:p>
          </table:table-cell>
          <table:table-cell table:style-name="ce63" table:number-columns-repeated="2"/>
          <table:table-cell table:style-name="ce84" table:content-validation-name="val13"/>
          <table:table-cell table:style-name="ce63"/>
          <table:table-cell table:number-columns-repeated="16373"/>
        </table:table-row>
        <table:table-row table:style-name="ro23">
          <table:table-cell table:style-name="ce58" office:value-type="string" calcext:value-type="string">
            <text:p>TC_MA_006</text:p>
          </table:table-cell>
          <table:table-cell table:style-name="ce60" office:value-type="string" calcext:value-type="string">
            <text:p>(TS_013)</text:p>
            <text:p>My Account</text:p>
          </table:table-cell>
          <table:table-cell table:style-name="ce62" office:value-type="string" calcext:value-type="string">
            <text:p>Validate Breadcrump in 'My Account' page</text:p>
          </table:table-cell>
          <table:table-cell table:style-name="ce62" office:value-type="string" calcext:value-type="string">
            <text:p>1. Open the Application URL and login</text:p>
          </table:table-cell>
          <table:table-cell table:style-name="ce62" office:value-type="string" calcext:value-type="string">
            <text:p>1. Click on 'My Account' dropmenu</text:p>
            <text:p>2. Click on 'My Account' option</text:p>
            <text:p>3. Validate the Breadcrumb in the displayed 'My Account' page</text:p>
          </table:table-cell>
          <table:table-cell table:style-name="ce60" office:value-type="string" calcext:value-type="string">
            <text:p>Not Applicable</text:p>
          </table:table-cell>
          <table:table-cell table:style-name="ce62" office:value-type="string" calcext:value-type="string">
            <text:p>1. Breadcrumb should be displayed in the 'My Account' page and is working properly</text:p>
          </table:table-cell>
          <table:table-cell table:style-name="ce63" table:number-columns-repeated="2"/>
          <table:table-cell table:style-name="ce84" table:content-validation-name="val13"/>
          <table:table-cell table:style-name="ce63"/>
          <table:table-cell table:number-columns-repeated="16373"/>
        </table:table-row>
        <table:table-row table:style-name="ro27">
          <table:table-cell table:style-name="ce58" office:value-type="string" calcext:value-type="string">
            <text:p>TC_MA_007</text:p>
          </table:table-cell>
          <table:table-cell table:style-name="ce60" office:value-type="string" calcext:value-type="string">
            <text:p>(TS_013)</text:p>
            <text:p>My Account</text:p>
          </table:table-cell>
          <table:table-cell table:style-name="ce62" office:value-type="string" calcext:value-type="string">
            <text:p>Validate Page URL, Page Heading and Page Title of the 'My Account' page</text:p>
          </table:table-cell>
          <table:table-cell table:style-name="ce62" office:value-type="string" calcext:value-type="string">
            <text:p>1. Open the Application URL and login</text:p>
          </table:table-cell>
          <table:table-cell table:style-name="ce62" office:value-type="string" calcext:value-type="string">
            <text:p>1. Click on 'My Account' dropmenu</text:p>
            <text:p>2. Click on 'My Account' option</text:p>
            <text:p>3. Check the Page URL, Page Title and Page Heading that is displayed in the 'My Account' page (Validate ER-1)</text:p>
          </table:table-cell>
          <table:table-cell table:style-name="ce60" office:value-type="string" calcext:value-type="string">
            <text:p>Not Applicable</text:p>
          </table:table-cell>
          <table:table-cell table:style-name="ce62" office:value-type="string" calcext:value-type="string">
            <text:p>1. Correct Page URL, Page Title and Page Heading should be displayed</text:p>
          </table:table-cell>
          <table:table-cell table:style-name="ce63" table:number-columns-repeated="2"/>
          <table:table-cell table:style-name="ce84" table:content-validation-name="val13"/>
          <table:table-cell table:style-name="ce63"/>
          <table:table-cell table:number-columns-repeated="16373"/>
        </table:table-row>
        <table:table-row table:style-name="ro24">
          <table:table-cell table:style-name="ce58" office:value-type="string" calcext:value-type="string">
            <text:p>TC_MA_008</text:p>
          </table:table-cell>
          <table:table-cell table:style-name="ce60" office:value-type="string" calcext:value-type="string">
            <text:p>(TS_013)</text:p>
            <text:p>My Account</text:p>
          </table:table-cell>
          <table:table-cell table:style-name="ce62" office:value-type="string" calcext:value-type="string">
            <text:p>Validate the UI of 'My Account' page functionality</text:p>
          </table:table-cell>
          <table:table-cell table:style-name="ce62" office:value-type="string" calcext:value-type="string">
            <text:p>1. Open the Application URL in any supported browser </text:p>
          </table:table-cell>
          <table:table-cell table:style-name="ce62" office:value-type="string" calcext:value-type="string">
            <text:p>1. Check the UI of the functionality related to 'My Account' page <text:s/>(Validate ER-1)</text:p>
          </table:table-cell>
          <table:table-cell table:style-name="ce60" office:value-type="string" calcext:value-type="string">
            <text:p>Not Applicable</text:p>
          </table:table-cell>
          <table:table-cell table:style-name="ce62" office:value-type="string" calcext:value-type="string">
            <text:p>1. Proper UI adhering to the UI checklist should be displayed for the 'My Account' page functionality</text:p>
          </table:table-cell>
          <table:table-cell table:style-name="ce63" table:number-columns-repeated="2"/>
          <table:table-cell table:style-name="ce84" table:content-validation-name="val13"/>
          <table:table-cell table:style-name="ce63"/>
          <table:table-cell table:number-columns-repeated="16373"/>
        </table:table-row>
        <table:table-row table:style-name="ro24">
          <table:table-cell table:style-name="ce58" office:value-type="string" calcext:value-type="string">
            <text:p>TC_MA_009</text:p>
          </table:table-cell>
          <table:table-cell table:style-name="ce60" office:value-type="string" calcext:value-type="string">
            <text:p>(TS_013)</text:p>
            <text:p>My Account</text:p>
          </table:table-cell>
          <table:table-cell table:style-name="ce62" office:value-type="string" calcext:value-type="string">
            <text:p>Validate the 'My Account' page functionality in all the supported environments</text:p>
          </table:table-cell>
          <table:table-cell table:style-name="ce62" office:value-type="string" calcext:value-type="string">
            <text:p>1. Open the Application URL in any supported browser</text:p>
          </table:table-cell>
          <table:table-cell table:style-name="ce62" office:value-type="string" calcext:value-type="string">
            <text:p>1. Check the 'My Account' page functionality in all the supported environments (Validate ER-1)</text:p>
          </table:table-cell>
          <table:table-cell table:style-name="ce60" office:value-type="string" calcext:value-type="string">
            <text:p>Not Applicable</text:p>
          </table:table-cell>
          <table:table-cell table:style-name="ce62" office:value-type="string" calcext:value-type="string">
            <text:p>1. 'My Account' page functionality should work correctly in all the supported environments</text:p>
          </table:table-cell>
          <table:table-cell table:style-name="ce63" table:number-columns-repeated="2"/>
          <table:table-cell table:style-name="ce84" table:content-validation-name="val13"/>
          <table:table-cell table:style-name="ce63"/>
          <table:table-cell table:number-columns-repeated="16373"/>
        </table:table-row>
        <table:table-row table:style-name="ro19" table:number-rows-repeated="1048564">
          <table:table-cell table:number-columns-repeated="16384"/>
        </table:table-row>
        <table:table-row table:style-name="ro19">
          <table:table-cell table:number-columns-repeated="16384"/>
        </table:table-row>
        <calcext:conditional-formats>
          <calcext:conditional-format calcext:target-range-address="'My Account'.J3:'My Account'.J11">
            <calcext:condition calcext:apply-style-name="ConditionalStyle_76" calcext:value="contains-text(&quot;NOT TESTED&quot;)" calcext:base-cell-address="'My Account'.J3"/>
            <calcext:condition calcext:apply-style-name="ConditionalStyle_75" calcext:value="contains-text(&quot;BLOCKED&quot;)" calcext:base-cell-address="'My Account'.J3"/>
            <calcext:condition calcext:apply-style-name="ConditionalStyle_74" calcext:value="contains-text(&quot;FAIL&quot;)" calcext:base-cell-address="'My Account'.J3"/>
            <calcext:condition calcext:apply-style-name="ConditionalStyle_73" calcext:value="contains-text(&quot;PASS&quot;)" calcext:base-cell-address="'My Account'.J3"/>
          </calcext:conditional-format>
        </calcext:conditional-formats>
      </table:table>
      <table:table table:name="My Account Information" table:style-name="ta16">
        <table:table-column table:style-name="co41" table:default-cell-style-name="ce37"/>
        <table:table-column table:style-name="co33" table:default-cell-style-name="ce37"/>
        <table:table-column table:style-name="co34" table:default-cell-style-name="ce37"/>
        <table:table-column table:style-name="co35" table:default-cell-style-name="ce37"/>
        <table:table-column table:style-name="co48" table:default-cell-style-name="ce37"/>
        <table:table-column table:style-name="co36" table:default-cell-style-name="ce37"/>
        <table:table-column table:style-name="co37" table:default-cell-style-name="ce37"/>
        <table:table-column table:style-name="co38" table:default-cell-style-name="ce37"/>
        <table:table-column table:style-name="co8" table:default-cell-style-name="ce37"/>
        <table:table-column table:style-name="co39" table:default-cell-style-name="ce37"/>
        <table:table-column table:style-name="co40" table:default-cell-style-name="ce37"/>
        <table:table-column table:style-name="co10" table:number-columns-repeated="16373" table:default-cell-style-name="ce37"/>
        <table:table-row table:style-name="ro65">
          <table:table-cell table:style-name="ce69" office:value-type="string" calcext:value-type="string">
            <text:p>Test Case ID</text:p>
          </table:table-cell>
          <table:table-cell table:style-name="ce69" office:value-type="string" calcext:value-type="string">
            <text:p>Test Scenario </text:p>
          </table:table-cell>
          <table:table-cell table:style-name="ce69" office:value-type="string" calcext:value-type="string">
            <text:p>Test Case Title</text:p>
          </table:table-cell>
          <table:table-cell table:style-name="ce69" office:value-type="string" calcext:value-type="string">
            <text:p>Pre-requisites</text:p>
          </table:table-cell>
          <table:table-cell table:style-name="ce69" office:value-type="string" calcext:value-type="string">
            <text:p>Test Steps</text:p>
          </table:table-cell>
          <table:table-cell table:style-name="ce69" office:value-type="string" calcext:value-type="string">
            <text:p>Test Data</text:p>
          </table:table-cell>
          <table:table-cell table:style-name="ce69" office:value-type="string" calcext:value-type="string">
            <text:p>Expected Result (ER)</text:p>
          </table:table-cell>
          <table:table-cell table:style-name="ce69" office:value-type="string" calcext:value-type="string">
            <text:p>Actual Result</text:p>
          </table:table-cell>
          <table:table-cell table:style-name="ce69" office:value-type="string" calcext:value-type="string">
            <text:p>Priority</text:p>
          </table:table-cell>
          <table:table-cell table:style-name="ce69" office:value-type="string" calcext:value-type="string">
            <text:p>Result</text:p>
          </table:table-cell>
          <table:table-cell table:style-name="ce69" office:value-type="string" calcext:value-type="string">
            <text:p>Comments</text:p>
          </table:table-cell>
          <table:table-cell table:number-columns-repeated="16373"/>
        </table:table-row>
        <table:table-row table:style-name="ro21">
          <table:table-cell table:style-name="ce57" office:value-type="string" calcext:value-type="string" table:number-columns-spanned="2" table:number-rows-spanned="1">
            <text:p><text:a xlink:href="#'Test Scenarios'.A10" xlink:type="simple">&lt;&lt; Test Scenarios</text:a></text:p>
          </table:table-cell>
          <table:covered-table-cell table:style-name="ce59"/>
          <table:table-cell table:style-name="ce61" table:number-columns-repeated="9"/>
          <table:table-cell table:style-name="ce47" table:number-columns-repeated="16373"/>
        </table:table-row>
        <table:table-row table:style-name="ro23">
          <table:table-cell table:style-name="ce85" office:value-type="string" calcext:value-type="string">
            <text:p>TC_MAI_001</text:p>
          </table:table-cell>
          <table:table-cell table:style-name="ce60" office:value-type="string" calcext:value-type="string">
            <text:p>(TS_014)</text:p>
            <text:p>My Account Information</text:p>
          </table:table-cell>
          <table:table-cell table:style-name="ce62" office:value-type="string" calcext:value-type="string">
            <text:p>Validate navigating to 'My Account Information' page from 'My Account' page</text:p>
          </table:table-cell>
          <table:table-cell table:style-name="ce62" office:value-type="string" calcext:value-type="string">
            <text:p>1. Open the Application URL and login</text:p>
          </table:table-cell>
          <table:table-cell table:style-name="ce62" office:value-type="string" calcext:value-type="string">
            <text:p>1. Click on 'My Account' dropmenu</text:p>
            <text:p>2. Select 'My Account' option </text:p>
            <text:p>3. Click on 'Edit your account information' link on the displayed 'My Account' page (Validate ER-1)</text:p>
          </table:table-cell>
          <table:table-cell table:style-name="ce60" office:value-type="string" calcext:value-type="string">
            <text:p>Not Applicable</text:p>
          </table:table-cell>
          <table:table-cell table:style-name="ce62" office:value-type="string" calcext:value-type="string">
            <text:p>1. User should be navigated to 'My Account Information' page</text:p>
          </table:table-cell>
          <table:table-cell table:style-name="ce63"/>
          <table:table-cell table:style-name="ce58"/>
          <table:table-cell table:style-name="ce86" table:content-validation-name="val14"/>
          <table:table-cell table:style-name="ce63"/>
          <table:table-cell table:number-columns-repeated="16373"/>
        </table:table-row>
        <table:table-row table:style-name="ro23">
          <table:table-cell table:style-name="ce58" office:value-type="string" calcext:value-type="string">
            <text:p>TC_MAI_002</text:p>
          </table:table-cell>
          <table:table-cell table:style-name="ce60" office:value-type="string" calcext:value-type="string">
            <text:p>(TS_014)</text:p>
            <text:p>My Account Information</text:p>
          </table:table-cell>
          <table:table-cell table:style-name="ce62" office:value-type="string" calcext:value-type="string">
            <text:p>Validate navigating to 'My Account Information' page using 'Edit Account' Right column option</text:p>
          </table:table-cell>
          <table:table-cell table:style-name="ce62" office:value-type="string" calcext:value-type="string">
            <text:p>1. Open the Application URL and login</text:p>
          </table:table-cell>
          <table:table-cell table:style-name="ce62" office:value-type="string" calcext:value-type="string">
            <text:p>1. Click on 'Edit Account' Right Column option (Validate ER-1)</text:p>
            <text:p/>
          </table:table-cell>
          <table:table-cell table:style-name="ce60" office:value-type="string" calcext:value-type="string">
            <text:p>Not Applicable</text:p>
          </table:table-cell>
          <table:table-cell table:style-name="ce62" office:value-type="string" calcext:value-type="string">
            <text:p>1. User should be navigated to 'My Account Information' page</text:p>
          </table:table-cell>
          <table:table-cell table:style-name="ce63" table:number-columns-repeated="2"/>
          <table:table-cell table:style-name="ce86" table:content-validation-name="val14"/>
          <table:table-cell table:style-name="ce63"/>
          <table:table-cell table:number-columns-repeated="16373"/>
        </table:table-row>
        <table:table-row table:style-name="ro24">
          <table:table-cell table:style-name="ce58" office:value-type="string" calcext:value-type="string">
            <text:p>TC_MAI_003</text:p>
          </table:table-cell>
          <table:table-cell table:style-name="ce60" office:value-type="string" calcext:value-type="string">
            <text:p>(TS_014)</text:p>
            <text:p>My Account Information</text:p>
          </table:table-cell>
          <table:table-cell table:style-name="ce62" office:value-type="string" calcext:value-type="string">
            <text:p>Validate navigating to 'My Account Information' page from 'Site Map' page</text:p>
          </table:table-cell>
          <table:table-cell table:style-name="ce62" office:value-type="string" calcext:value-type="string">
            <text:p>1. Open the Application URL and login</text:p>
          </table:table-cell>
          <table:table-cell table:style-name="ce62" office:value-type="string" calcext:value-type="string">
            <text:p>1. Click on 'Site Map' footer option</text:p>
            <text:p>2. Click on 'Account Information' link in the displayed 'Site Map' page (Validate ER-1)</text:p>
          </table:table-cell>
          <table:table-cell table:style-name="ce60" office:value-type="string" calcext:value-type="string">
            <text:p>Not Applicable</text:p>
          </table:table-cell>
          <table:table-cell table:style-name="ce62" office:value-type="string" calcext:value-type="string">
            <text:p>1. User should be navigated to 'My Account Information' page</text:p>
          </table:table-cell>
          <table:table-cell table:style-name="ce63" table:number-columns-repeated="2"/>
          <table:table-cell table:style-name="ce86" table:content-validation-name="val14"/>
          <table:table-cell table:style-name="ce63"/>
          <table:table-cell table:number-columns-repeated="16373"/>
        </table:table-row>
        <table:table-row table:style-name="ro66">
          <table:table-cell table:style-name="ce58" office:value-type="string" calcext:value-type="string">
            <text:p>TC_MAI_004</text:p>
          </table:table-cell>
          <table:table-cell table:style-name="ce60" office:value-type="string" calcext:value-type="string">
            <text:p>(TS_014)</text:p>
            <text:p>My Account Information</text:p>
          </table:table-cell>
          <table:table-cell table:style-name="ce62" office:value-type="string" calcext:value-type="string">
            <text:p>Validate updating the Account Details in the 'My Account Information' page</text:p>
          </table:table-cell>
          <table:table-cell table:style-name="ce62" office:value-type="string" calcext:value-type="string">
            <text:p>1. Open the Application URL and login</text:p>
          </table:table-cell>
          <table:table-cell table:style-name="ce62" office:value-type="string" calcext:value-type="string">
            <text:p>1. Click on 'My Account' dropmenu</text:p>
            <text:p>2. Select 'My Account' option </text:p>
            <text:p>3. Click on 'Edit your account information' link on the displayed 'My Account' page</text:p>
            <text:p>4. Update all the details in the fields - First  Name, Last Name, E-Mail and Telephone </text:p>
            <text:p>5. Click on 'Continue' buttton (Validate ER-1 and ER-2)</text:p>
            <text:p>6. Logout and login with new updated Email Address (Validate ER-3)</text:p>
            <text:p>7. Logout and login with old Email Address (Validate ER-4)</text:p>
          </table:table-cell>
          <table:table-cell table:style-name="ce60" office:value-type="string" calcext:value-type="string">
            <text:p>Not Applicable</text:p>
          </table:table-cell>
          <table:table-cell table:style-name="ce62" office:value-type="string" calcext:value-type="string">
            <text:p>1. All the Account details should be updated</text:p>
            <text:p>2. Success message with text - ' Success: Your account has been successfully updated.' should be displayed</text:p>
            <text:p>3. User should be able to login with new Email address and the old password</text:p>
            <text:p>4. User should not be able to login with  old Email address</text:p>
          </table:table-cell>
          <table:table-cell table:style-name="ce63" table:number-columns-repeated="2"/>
          <table:table-cell table:style-name="ce86" table:content-validation-name="val14"/>
          <table:table-cell table:style-name="ce63"/>
          <table:table-cell table:number-columns-repeated="16373"/>
        </table:table-row>
        <table:table-row table:style-name="ro26">
          <table:table-cell table:style-name="ce58" office:value-type="string" calcext:value-type="string">
            <text:p>TC_MAI_005</text:p>
          </table:table-cell>
          <table:table-cell table:style-name="ce60" office:value-type="string" calcext:value-type="string">
            <text:p>(TS_014)</text:p>
            <text:p>My Account Information</text:p>
          </table:table-cell>
          <table:table-cell table:style-name="ce62" office:value-type="string" calcext:value-type="string">
            <text:p>Validate making all the fields in the 'My Account Information' page empty and update </text:p>
          </table:table-cell>
          <table:table-cell table:style-name="ce62" office:value-type="string" calcext:value-type="string">
            <text:p>1. Open the Application URL and login</text:p>
          </table:table-cell>
          <table:table-cell table:style-name="ce62" office:value-type="string" calcext:value-type="string">
            <text:p>1. Click on 'My Account' dropmenu</text:p>
            <text:p>2. Select 'My Account' option </text:p>
            <text:p>3. Click on 'Edit your account information' link on the displayed 'My Account' page</text:p>
            <text:p>4. Clear all  the fields - First  Name, Last Name, E-Mail and Telephone in the displayed 'My Account Information' page</text:p>
            <text:p>5. Click on 'Continue' buttton (Validate ER-1)</text:p>
          </table:table-cell>
          <table:table-cell table:style-name="ce60" office:value-type="string" calcext:value-type="string">
            <text:p>Not Applicable</text:p>
          </table:table-cell>
          <table:table-cell table:style-name="ce62" office:value-type="string" calcext:value-type="string">
            <text:p>1. Field level <text:s/>validation message information the User to enter the required details should be displayed for all the fields </text:p>
          </table:table-cell>
          <table:table-cell table:style-name="ce63" table:number-columns-repeated="2"/>
          <table:table-cell table:style-name="ce86" table:content-validation-name="val14"/>
          <table:table-cell table:style-name="ce63"/>
          <table:table-cell table:number-columns-repeated="16373"/>
        </table:table-row>
        <table:table-row table:style-name="ro26">
          <table:table-cell table:style-name="ce58" office:value-type="string" calcext:value-type="string">
            <text:p>TC_MAI_006</text:p>
          </table:table-cell>
          <table:table-cell table:style-name="ce60" office:value-type="string" calcext:value-type="string">
            <text:p>(TS_014)</text:p>
            <text:p>My Account Information</text:p>
          </table:table-cell>
          <table:table-cell table:style-name="ce62" office:value-type="string" calcext:value-type="string">
            <text:p>Validate all the fields in the 'My Account Information page have placeholders</text:p>
          </table:table-cell>
          <table:table-cell table:style-name="ce62" office:value-type="string" calcext:value-type="string">
            <text:p>1. Open the Application URL and login</text:p>
          </table:table-cell>
          <table:table-cell table:style-name="ce62" office:value-type="string" calcext:value-type="string">
            <text:p>1. Click on 'My Account' dropmenu</text:p>
            <text:p>2. Select 'My Account' option </text:p>
            <text:p>3. Click on 'Edit your account information' link on the displayed 'My Account' page</text:p>
            <text:p>4. Clear all  the fields - First  Name, Last Name, E-Mail and Telephone in the displayed 'My Account Information' page (Validate ER-1)</text:p>
          </table:table-cell>
          <table:table-cell table:style-name="ce60" office:value-type="string" calcext:value-type="string">
            <text:p>Not Applicable</text:p>
          </table:table-cell>
          <table:table-cell table:style-name="ce62" office:value-type="string" calcext:value-type="string">
            <text:p>1. Proper placeholder texts should be displayed in the all <text:s/>the fields - First <text:s/>Name, Last Name, E-Mail and Telephone of 'My Account Information' page</text:p>
          </table:table-cell>
          <table:table-cell table:style-name="ce63" table:number-columns-repeated="2"/>
          <table:table-cell table:style-name="ce86" table:content-validation-name="val14"/>
          <table:table-cell table:style-name="ce63"/>
          <table:table-cell table:number-columns-repeated="16373"/>
        </table:table-row>
        <table:table-row table:style-name="ro26">
          <table:table-cell table:style-name="ce58" office:value-type="string" calcext:value-type="string">
            <text:p>TC_MAI_007</text:p>
          </table:table-cell>
          <table:table-cell table:style-name="ce60" office:value-type="string" calcext:value-type="string">
            <text:p>(TS_014)</text:p>
            <text:p>My Account Information</text:p>
          </table:table-cell>
          <table:table-cell table:style-name="ce62" office:value-type="string" calcext:value-type="string">
            <text:p>Validate all the fields in the 'My Account Information page are marked as mandatory</text:p>
          </table:table-cell>
          <table:table-cell table:style-name="ce62" office:value-type="string" calcext:value-type="string">
            <text:p>1. Open the Application URL and login</text:p>
          </table:table-cell>
          <table:table-cell table:style-name="ce62" office:value-type="string" calcext:value-type="string">
            <text:p>1. Click on 'My Account' dropmenu</text:p>
            <text:p>2. Select 'My Account' option </text:p>
            <text:p>3. Click on 'Edit your account information' link on the displayed 'My Account' page</text:p>
            <text:p>4. Check all the fields in the 'My Account Information' page - First Name, Last Name, E-Mail and Telephone (Validate ER-1)</text:p>
          </table:table-cell>
          <table:table-cell table:style-name="ce60" office:value-type="string" calcext:value-type="string">
            <text:p>Not Applicable</text:p>
          </table:table-cell>
          <table:table-cell table:style-name="ce62" office:value-type="string" calcext:value-type="string">
            <text:p>1. All the fields in the 'My Account Information' page - First Name, Last Name, E-Mail and Telephone are marked as mandatory (* symbol in red color should be displayed as a symbol of mandatory)</text:p>
          </table:table-cell>
          <table:table-cell table:style-name="ce63" table:number-columns-repeated="2"/>
          <table:table-cell table:style-name="ce86" table:content-validation-name="val14"/>
          <table:table-cell table:style-name="ce63"/>
          <table:table-cell table:number-columns-repeated="16373"/>
        </table:table-row>
        <table:table-row table:style-name="ro26">
          <table:table-cell table:style-name="ce58" office:value-type="string" calcext:value-type="string">
            <text:p>TC_MAI_008</text:p>
          </table:table-cell>
          <table:table-cell table:style-name="ce60" office:value-type="string" calcext:value-type="string">
            <text:p>(TS_014)</text:p>
            <text:p>My Account Information</text:p>
          </table:table-cell>
          <table:table-cell table:style-name="ce62" office:value-type="string" calcext:value-type="string">
            <text:p>Validate providing invalid email format into the 'E-Mail' Address field</text:p>
          </table:table-cell>
          <table:table-cell table:style-name="ce62" office:value-type="string" calcext:value-type="string">
            <text:p>1. Open the Application URL and login</text:p>
          </table:table-cell>
          <table:table-cell table:style-name="ce62" office:value-type="string" calcext:value-type="string">
            <text:p>1. Click on 'My Account' dropmenu</text:p>
            <text:p>2. Select 'My Account' option </text:p>
            <text:p>3. Click on 'Edit your account information' link on the displayed 'My Account' page</text:p>
            <text:p>4.Update the 'E-Mail' field in the 'My Account Information' page with invalid email format  - &lt;Refer Test Data&gt;</text:p>
          </table:table-cell>
          <table:table-cell table:style-name="ce66" office:value-type="string" calcext:value-type="string">
            <text:p>Try all below invalid email address formats:</text:p>
            <text:p>1) pavanol</text:p>
            <text:p>2) pavanol@</text:p>
            <text:p>3) pavanol@gmail</text:p>
            <text:p>4) pavanol@gmail.</text:p>
            <text:p/>
          </table:table-cell>
          <table:table-cell table:style-name="ce62" office:value-type="string" calcext:value-type="string">
            <text:p>1. Proper Field level validation message informing the User to provide the valid Email format should be displayed</text:p>
          </table:table-cell>
          <table:table-cell table:style-name="ce63" table:number-columns-repeated="2"/>
          <table:table-cell table:style-name="ce86" table:content-validation-name="val14"/>
          <table:table-cell table:style-name="ce63"/>
          <table:table-cell table:number-columns-repeated="16373"/>
        </table:table-row>
        <table:table-row table:style-name="ro31">
          <table:table-cell table:style-name="ce58" office:value-type="string" calcext:value-type="string">
            <text:p>TC_MAI_009</text:p>
          </table:table-cell>
          <table:table-cell table:style-name="ce60" office:value-type="string" calcext:value-type="string">
            <text:p>(TS_014)</text:p>
            <text:p>My Account Information</text:p>
          </table:table-cell>
          <table:table-cell table:style-name="ce62" office:value-type="string" calcext:value-type="string">
            <text:p>Verifty Back button in the 'My Acccount Information ' page</text:p>
          </table:table-cell>
          <table:table-cell table:style-name="ce62" office:value-type="string" calcext:value-type="string">
            <text:p>1. Open the Application URL and login</text:p>
          </table:table-cell>
          <table:table-cell table:style-name="ce62" office:value-type="string" calcext:value-type="string">
            <text:p>1. Click on 'My Account' dropmenu</text:p>
            <text:p>2. Select 'My Account' option </text:p>
            <text:p>3. Click on 'Edit your account information' link on the displayed 'My Account' page</text:p>
            <text:p>4.Update the fields in the 'My Account Information' page </text:p>
            <text:p>5. Click on 'Back' button (Validate ER-1)</text:p>
            <text:p>6. Click on 'Edit your account information' link (Validate ER-2)</text:p>
          </table:table-cell>
          <table:table-cell table:style-name="ce60" office:value-type="string" calcext:value-type="string">
            <text:p>Not Applicable</text:p>
          </table:table-cell>
          <table:table-cell table:style-name="ce62" office:value-type="string" calcext:value-type="string">
            <text:p>1. User should be taken to 'My Account' page</text:p>
            <text:p>2. User should be taken to 'My Account Information' page and the updated details should be lost</text:p>
          </table:table-cell>
          <table:table-cell table:style-name="ce63" table:number-columns-repeated="2"/>
          <table:table-cell table:style-name="ce86" table:content-validation-name="val14"/>
          <table:table-cell table:style-name="ce63"/>
          <table:table-cell table:number-columns-repeated="16373"/>
        </table:table-row>
        <table:table-row table:style-name="ro29">
          <table:table-cell table:style-name="ce58" office:value-type="string" calcext:value-type="string">
            <text:p>TC_MAI_010</text:p>
          </table:table-cell>
          <table:table-cell table:style-name="ce60" office:value-type="string" calcext:value-type="string">
            <text:p>(TS_014)</text:p>
            <text:p>My Account Information</text:p>
          </table:table-cell>
          <table:table-cell table:style-name="ce62" office:value-type="string" calcext:value-type="string">
            <text:p>Validate Breadcrumb in the 'My Account Information' page</text:p>
          </table:table-cell>
          <table:table-cell table:style-name="ce62" office:value-type="string" calcext:value-type="string">
            <text:p>1. Open the Application URL and login</text:p>
          </table:table-cell>
          <table:table-cell table:style-name="ce62" office:value-type="string" calcext:value-type="string">
            <text:p>1. Click on 'My Account' dropmenu</text:p>
            <text:p>2. Select 'My AccouA8:E8nt' option </text:p>
            <text:p>3. Click on 'Edit your account information' link on the displayed 'My Account' page</text:p>
            <text:p>4. Check the Breadcrumb in the displayed 'My Account Information' page (Validate ER-1)</text:p>
          </table:table-cell>
          <table:table-cell table:style-name="ce60" office:value-type="string" calcext:value-type="string">
            <text:p>Not Applicable</text:p>
          </table:table-cell>
          <table:table-cell table:style-name="ce62" office:value-type="string" calcext:value-type="string">
            <text:p>1. Breadcrumb should be displayed in the 'My Account Information' page and is working properly</text:p>
          </table:table-cell>
          <table:table-cell table:style-name="ce63" table:number-columns-repeated="2"/>
          <table:table-cell table:style-name="ce86" table:content-validation-name="val14"/>
          <table:table-cell table:style-name="ce63"/>
          <table:table-cell table:number-columns-repeated="16373"/>
        </table:table-row>
        <table:table-row table:style-name="ro29">
          <table:table-cell table:style-name="ce58" office:value-type="string" calcext:value-type="string">
            <text:p>TC_MAI_011</text:p>
          </table:table-cell>
          <table:table-cell table:style-name="ce60" office:value-type="string" calcext:value-type="string">
            <text:p>(TS_014)</text:p>
            <text:p>My Account Information</text:p>
          </table:table-cell>
          <table:table-cell table:style-name="ce62" office:value-type="string" calcext:value-type="string">
            <text:p>Validate Page Heading, Page Title and Page URL in the 'My Account Information' page</text:p>
          </table:table-cell>
          <table:table-cell table:style-name="ce62" office:value-type="string" calcext:value-type="string">
            <text:p>1. Open the Application URL and login</text:p>
          </table:table-cell>
          <table:table-cell table:style-name="ce62" office:value-type="string" calcext:value-type="string">
            <text:p>1. Click on 'My Account' dropmenu</text:p>
            <text:p>2. Select 'My AccouA8:E8nt' option </text:p>
            <text:p>3. Click on 'Edit your account information' link on the displayed 'My Account' page</text:p>
            <text:p>4. Check the Page Heading, Page URL and Page Title in the displayed 'My Account Information' page (Validate ER-1)</text:p>
          </table:table-cell>
          <table:table-cell table:style-name="ce60" office:value-type="string" calcext:value-type="string">
            <text:p>Not Applicable</text:p>
          </table:table-cell>
          <table:table-cell table:style-name="ce62" office:value-type="string" calcext:value-type="string">
            <text:p>1. Correct Page URL, Page Title and Page Heading should be displayed</text:p>
          </table:table-cell>
          <table:table-cell table:style-name="ce63" table:number-columns-repeated="2"/>
          <table:table-cell table:style-name="ce86" table:content-validation-name="val14"/>
          <table:table-cell table:style-name="ce63"/>
          <table:table-cell table:number-columns-repeated="16373"/>
        </table:table-row>
        <table:table-row table:style-name="ro24">
          <table:table-cell table:style-name="ce58" office:value-type="string" calcext:value-type="string">
            <text:p>TC_MAI_012</text:p>
          </table:table-cell>
          <table:table-cell table:style-name="ce60" office:value-type="string" calcext:value-type="string">
            <text:p>(TS_014)</text:p>
            <text:p>My Account Information</text:p>
          </table:table-cell>
          <table:table-cell table:style-name="ce62" office:value-type="string" calcext:value-type="string">
            <text:p>Validate the UI of 'My Account Information' page functionality</text:p>
          </table:table-cell>
          <table:table-cell table:style-name="ce62" office:value-type="string" calcext:value-type="string">
            <text:p>1. Open the Application URL in any supported browser </text:p>
          </table:table-cell>
          <table:table-cell table:style-name="ce62" office:value-type="string" calcext:value-type="string">
            <text:p>1. Check the UI of the functionality related to 'My Account Information' page <text:s/>(Validate ER-1)</text:p>
          </table:table-cell>
          <table:table-cell table:style-name="ce60" office:value-type="string" calcext:value-type="string">
            <text:p>Not Applicable</text:p>
          </table:table-cell>
          <table:table-cell table:style-name="ce62" office:value-type="string" calcext:value-type="string">
            <text:p>1. Proper UI adhering to the UI checklist should be displayed for the 'My Account Information' page functionality</text:p>
          </table:table-cell>
          <table:table-cell table:style-name="ce63" table:number-columns-repeated="2"/>
          <table:table-cell table:style-name="ce86" table:content-validation-name="val14"/>
          <table:table-cell table:style-name="ce63"/>
          <table:table-cell table:number-columns-repeated="16373"/>
        </table:table-row>
        <table:table-row table:style-name="ro67">
          <table:table-cell table:style-name="ce58" office:value-type="string" calcext:value-type="string">
            <text:p>TC_MAI_013</text:p>
          </table:table-cell>
          <table:table-cell table:style-name="ce60" office:value-type="string" calcext:value-type="string">
            <text:p>(TS_014)</text:p>
            <text:p>My Account Information</text:p>
          </table:table-cell>
          <table:table-cell table:style-name="ce62" office:value-type="string" calcext:value-type="string">
            <text:p>Validate the 'My Account Information' page functionality in all the supported environments</text:p>
          </table:table-cell>
          <table:table-cell table:style-name="ce62" office:value-type="string" calcext:value-type="string">
            <text:p>1. Open the Application URL in any supported browser</text:p>
          </table:table-cell>
          <table:table-cell table:style-name="ce62" office:value-type="string" calcext:value-type="string">
            <text:p>1. Check the 'My Account Information' page functionality in all the supported environments (Validate ER-1)</text:p>
          </table:table-cell>
          <table:table-cell table:style-name="ce60" office:value-type="string" calcext:value-type="string">
            <text:p>Not Applicable</text:p>
          </table:table-cell>
          <table:table-cell table:style-name="ce62" office:value-type="string" calcext:value-type="string">
            <text:p>1. 'My Account Information' page functionality should work correctly in all the supported environments</text:p>
          </table:table-cell>
          <table:table-cell table:style-name="ce63" table:number-columns-repeated="2"/>
          <table:table-cell table:style-name="ce86" table:content-validation-name="val14"/>
          <table:table-cell table:style-name="ce63"/>
          <table:table-cell table:number-columns-repeated="16373"/>
        </table:table-row>
        <table:table-row table:style-name="ro19" table:number-rows-repeated="1048560">
          <table:table-cell table:number-columns-repeated="16384"/>
        </table:table-row>
        <table:table-row table:style-name="ro19">
          <table:table-cell table:number-columns-repeated="16384"/>
        </table:table-row>
        <calcext:conditional-formats>
          <calcext:conditional-format calcext:target-range-address="'My Account Information'.J3:'My Account Information'.J15">
            <calcext:condition calcext:apply-style-name="ConditionalStyle_72" calcext:value="contains-text(&quot;NOT TESTED&quot;)" calcext:base-cell-address="'My Account Information'.J3"/>
            <calcext:condition calcext:apply-style-name="ConditionalStyle_71" calcext:value="contains-text(&quot;BLOCKED&quot;)" calcext:base-cell-address="'My Account Information'.J3"/>
            <calcext:condition calcext:apply-style-name="ConditionalStyle_70" calcext:value="contains-text(&quot;FAIL&quot;)" calcext:base-cell-address="'My Account Information'.J3"/>
            <calcext:condition calcext:apply-style-name="ConditionalStyle_69" calcext:value="contains-text(&quot;PASS&quot;)" calcext:base-cell-address="'My Account Information'.J3"/>
          </calcext:conditional-format>
        </calcext:conditional-formats>
      </table:table>
      <table:table table:name="Change Password" table:style-name="ta17">
        <table:table-column table:style-name="co41" table:default-cell-style-name="ce37"/>
        <table:table-column table:style-name="co33" table:default-cell-style-name="ce37"/>
        <table:table-column table:style-name="co34" table:default-cell-style-name="ce37"/>
        <table:table-column table:style-name="co35" table:default-cell-style-name="ce37"/>
        <table:table-column table:style-name="co49" table:default-cell-style-name="ce37"/>
        <table:table-column table:style-name="co36" table:default-cell-style-name="ce37"/>
        <table:table-column table:style-name="co37" table:default-cell-style-name="ce37"/>
        <table:table-column table:style-name="co38" table:default-cell-style-name="ce37"/>
        <table:table-column table:style-name="co8" table:default-cell-style-name="ce37"/>
        <table:table-column table:style-name="co39" table:default-cell-style-name="ce37"/>
        <table:table-column table:style-name="co40" table:default-cell-style-name="ce37"/>
        <table:table-column table:style-name="co10" table:number-columns-repeated="16373" table:default-cell-style-name="ce37"/>
        <table:table-row table:style-name="ro19">
          <table:table-cell table:style-name="ce69" office:value-type="string" calcext:value-type="string">
            <text:p>Test Case ID</text:p>
          </table:table-cell>
          <table:table-cell table:style-name="ce69" office:value-type="string" calcext:value-type="string">
            <text:p>Test Scenario </text:p>
          </table:table-cell>
          <table:table-cell table:style-name="ce69" office:value-type="string" calcext:value-type="string">
            <text:p>Test Case Title</text:p>
          </table:table-cell>
          <table:table-cell table:style-name="ce69" office:value-type="string" calcext:value-type="string">
            <text:p>Pre-requisites</text:p>
          </table:table-cell>
          <table:table-cell table:style-name="ce69" office:value-type="string" calcext:value-type="string">
            <text:p>Test Steps</text:p>
          </table:table-cell>
          <table:table-cell table:style-name="ce69" office:value-type="string" calcext:value-type="string">
            <text:p>Test Data</text:p>
          </table:table-cell>
          <table:table-cell table:style-name="ce69" office:value-type="string" calcext:value-type="string">
            <text:p>Expected Result (ER)</text:p>
          </table:table-cell>
          <table:table-cell table:style-name="ce69" office:value-type="string" calcext:value-type="string">
            <text:p>Actual Result</text:p>
          </table:table-cell>
          <table:table-cell table:style-name="ce69" office:value-type="string" calcext:value-type="string">
            <text:p>Priority</text:p>
          </table:table-cell>
          <table:table-cell table:style-name="ce69" office:value-type="string" calcext:value-type="string">
            <text:p>Result</text:p>
          </table:table-cell>
          <table:table-cell table:style-name="ce69" office:value-type="string" calcext:value-type="string">
            <text:p>Comments</text:p>
          </table:table-cell>
          <table:table-cell table:number-columns-repeated="16373"/>
        </table:table-row>
        <table:table-row table:style-name="ro21">
          <table:table-cell table:style-name="ce57" office:value-type="string" calcext:value-type="string" table:number-columns-spanned="2" table:number-rows-spanned="1">
            <text:p><text:a xlink:href="#'Test Scenarios'.A10" xlink:type="simple">&lt;&lt; Test Scenarios</text:a></text:p>
          </table:table-cell>
          <table:covered-table-cell table:style-name="ce59"/>
          <table:table-cell table:style-name="ce61" table:number-columns-repeated="9"/>
          <table:table-cell table:style-name="ce47" table:number-columns-repeated="16373"/>
        </table:table-row>
        <table:table-row table:style-name="ro23">
          <table:table-cell table:style-name="ce58" office:value-type="string" calcext:value-type="string">
            <text:p>TC_CP_001</text:p>
          </table:table-cell>
          <table:table-cell table:style-name="ce60" office:value-type="string" calcext:value-type="string">
            <text:p>(TS_015)</text:p>
            <text:p>Change Password</text:p>
          </table:table-cell>
          <table:table-cell table:style-name="ce62" office:value-type="string" calcext:value-type="string">
            <text:p>Validate navigating to 'Change Password' page from 'My Account' page</text:p>
          </table:table-cell>
          <table:table-cell table:style-name="ce62" office:value-type="string" calcext:value-type="string">
            <text:p>1. Open the Application URL and login</text:p>
          </table:table-cell>
          <table:table-cell table:style-name="ce62" office:value-type="string" calcext:value-type="string">
            <text:p>1. Click on 'My Account' dropmenu</text:p>
            <text:p>2. Select 'My Account' option </text:p>
            <text:p>3. Click on 'Change your password' link on the displayed 'My Account' page (Validate ER-1)</text:p>
          </table:table-cell>
          <table:table-cell table:style-name="ce60" office:value-type="string" calcext:value-type="string">
            <text:p>Not Applicable</text:p>
          </table:table-cell>
          <table:table-cell table:style-name="ce62" office:value-type="string" calcext:value-type="string">
            <text:p>1. User should be navigated to 'Change Password' page</text:p>
          </table:table-cell>
          <table:table-cell table:style-name="ce63"/>
          <table:table-cell table:style-name="ce58"/>
          <table:table-cell table:style-name="ce87" table:content-validation-name="val15"/>
          <table:table-cell table:style-name="ce63"/>
          <table:table-cell table:number-columns-repeated="16373"/>
        </table:table-row>
        <table:table-row table:style-name="ro23">
          <table:table-cell table:style-name="ce58" office:value-type="string" calcext:value-type="string">
            <text:p>TC_CP_002</text:p>
          </table:table-cell>
          <table:table-cell table:style-name="ce60" office:value-type="string" calcext:value-type="string">
            <text:p>(TS_015)</text:p>
            <text:p>Change Password</text:p>
          </table:table-cell>
          <table:table-cell table:style-name="ce62" office:value-type="string" calcext:value-type="string">
            <text:p>Validate navigating to 'Change Password' page using 'Password' Right column option</text:p>
          </table:table-cell>
          <table:table-cell table:style-name="ce62" office:value-type="string" calcext:value-type="string">
            <text:p>1. Open the Application URL and login</text:p>
          </table:table-cell>
          <table:table-cell table:style-name="ce62" office:value-type="string" calcext:value-type="string">
            <text:p>1. Click on 'Password' Right Column option (Validate ER-1)</text:p>
            <text:p/>
          </table:table-cell>
          <table:table-cell table:style-name="ce60" office:value-type="string" calcext:value-type="string">
            <text:p>Not Applicable</text:p>
          </table:table-cell>
          <table:table-cell table:style-name="ce62" office:value-type="string" calcext:value-type="string">
            <text:p>1. User should be navigated to 'Change Password' page</text:p>
          </table:table-cell>
          <table:table-cell table:style-name="ce63" table:number-columns-repeated="2"/>
          <table:table-cell table:style-name="ce87" table:content-validation-name="val15"/>
          <table:table-cell table:style-name="ce63"/>
          <table:table-cell table:number-columns-repeated="16373"/>
        </table:table-row>
        <table:table-row table:style-name="ro24">
          <table:table-cell table:style-name="ce58" office:value-type="string" calcext:value-type="string">
            <text:p>TC_CP_003</text:p>
          </table:table-cell>
          <table:table-cell table:style-name="ce60" office:value-type="string" calcext:value-type="string">
            <text:p>(TS_015)</text:p>
            <text:p>Change Password</text:p>
          </table:table-cell>
          <table:table-cell table:style-name="ce62" office:value-type="string" calcext:value-type="string">
            <text:p>Validate navigating to 'Change Password' page from 'Site Map' page</text:p>
          </table:table-cell>
          <table:table-cell table:style-name="ce62" office:value-type="string" calcext:value-type="string">
            <text:p>1. Open the Application URL and login</text:p>
          </table:table-cell>
          <table:table-cell table:style-name="ce62" office:value-type="string" calcext:value-type="string">
            <text:p>1. Click on 'Site Map' footer option</text:p>
            <text:p>2. Click on 'Password' link in the displayed 'Site Map' page (Validate ER-1)</text:p>
          </table:table-cell>
          <table:table-cell table:style-name="ce60" office:value-type="string" calcext:value-type="string">
            <text:p>Not Applicable</text:p>
          </table:table-cell>
          <table:table-cell table:style-name="ce62" office:value-type="string" calcext:value-type="string">
            <text:p>1. User should be navigated to 'Change Password' page</text:p>
          </table:table-cell>
          <table:table-cell table:style-name="ce63" table:number-columns-repeated="2"/>
          <table:table-cell table:style-name="ce87" table:content-validation-name="val15"/>
          <table:table-cell table:style-name="ce63"/>
          <table:table-cell table:number-columns-repeated="16373"/>
        </table:table-row>
        <table:table-row table:style-name="ro31">
          <table:table-cell table:style-name="ce58" office:value-type="string" calcext:value-type="string">
            <text:p>TC_CP_004</text:p>
          </table:table-cell>
          <table:table-cell table:style-name="ce60" office:value-type="string" calcext:value-type="string">
            <text:p>(TS_015)</text:p>
            <text:p>Change Password</text:p>
          </table:table-cell>
          <table:table-cell table:style-name="ce62" office:value-type="string" calcext:value-type="string">
            <text:p>Validate changing the password</text:p>
          </table:table-cell>
          <table:table-cell table:style-name="ce62" office:value-type="string" calcext:value-type="string">
            <text:p>1. Open the Application URL and login</text:p>
          </table:table-cell>
          <table:table-cell table:style-name="ce62" office:value-type="string" calcext:value-type="string">
            <text:p>1. Click on 'Password' Right Column option</text:p>
            <text:p>2. Enter old password into the 'Old Password' field </text:p>
            <text:p>3. Enter new password into the 'Password' and 'Passwrod Confirm' fields</text:p>
            <text:p>4. Click on 'Continue' button (Validate ER-1)</text:p>
            <text:p>5. Logout and Login with old password (Validate ER-2)</text:p>
            <text:p>6. Logout and Login with new password (Validate ER-3)</text:p>
            <text:p/>
          </table:table-cell>
          <table:table-cell table:style-name="ce60" office:value-type="string" calcext:value-type="string">
            <text:p>Not Applicable</text:p>
          </table:table-cell>
          <table:table-cell table:style-name="ce62" office:value-type="string" calcext:value-type="string">
            <text:p>1.Success message with text - ' Success: Your password has been successfully updated.' should be displayed</text:p>
            <text:p>2.Warning message with text - 'Warning: No match for E-Mail Address and/or Password.' should be displayed</text:p>
            <text:p>3. User should login successfully and taken to 'My Account' page</text:p>
          </table:table-cell>
          <table:table-cell table:style-name="ce63" table:number-columns-repeated="2"/>
          <table:table-cell table:style-name="ce87" table:content-validation-name="val15"/>
          <table:table-cell table:style-name="ce63"/>
          <table:table-cell table:number-columns-repeated="16373"/>
        </table:table-row>
        <table:table-row table:style-name="ro27">
          <table:table-cell table:style-name="ce58" office:value-type="string" calcext:value-type="string">
            <text:p>TC_CP_005</text:p>
          </table:table-cell>
          <table:table-cell table:style-name="ce60" office:value-type="string" calcext:value-type="string">
            <text:p>(TS_015)</text:p>
            <text:p>Change Password</text:p>
          </table:table-cell>
          <table:table-cell table:style-name="ce62" office:value-type="string" calcext:value-type="string">
            <text:p>Validate changing the password without entering anything into the fields in 'Change Password' page</text:p>
          </table:table-cell>
          <table:table-cell table:style-name="ce62" office:value-type="string" calcext:value-type="string">
            <text:p>1. Open the Application URL and login</text:p>
          </table:table-cell>
          <table:table-cell table:style-name="ce62" office:value-type="string" calcext:value-type="string">
            <text:p>1. Click on 'Password' Right Column option</text:p>
            <text:p>2. Don't enter anything into Password fields </text:p>
            <text:p>3. Click on 'Continue' button (Validate ER-1)</text:p>
            <text:p/>
            <text:p/>
          </table:table-cell>
          <table:table-cell table:style-name="ce60" office:value-type="string" calcext:value-type="string">
            <text:p>Not Applicable</text:p>
          </table:table-cell>
          <table:table-cell table:style-name="ce62" office:value-type="string" calcext:value-type="string">
            <text:p>1. Field level warning message should be displayed under the Password fields by not allowing the user to update the account with a blank password</text:p>
          </table:table-cell>
          <table:table-cell table:style-name="ce63" table:number-columns-repeated="2"/>
          <table:table-cell table:style-name="ce87" table:content-validation-name="val15"/>
          <table:table-cell table:style-name="ce63"/>
          <table:table-cell table:number-columns-repeated="16373"/>
        </table:table-row>
        <table:table-row table:style-name="ro50">
          <table:table-cell table:style-name="ce58" office:value-type="string" calcext:value-type="string">
            <text:p>TC_CP_006</text:p>
          </table:table-cell>
          <table:table-cell table:style-name="ce60" office:value-type="string" calcext:value-type="string">
            <text:p>(TS_015)</text:p>
            <text:p>Change Password</text:p>
          </table:table-cell>
          <table:table-cell table:style-name="ce62" office:value-type="string" calcext:value-type="string">
            <text:p>Validate entering different password into the 'Password' and 'Password Confirm' fields while Changing the Password</text:p>
          </table:table-cell>
          <table:table-cell table:style-name="ce62" office:value-type="string" calcext:value-type="string">
            <text:p>1. Open the Application URL and login</text:p>
          </table:table-cell>
          <table:table-cell table:style-name="ce62" office:value-type="string" calcext:value-type="string">
            <text:p>1. Click on 'Password' Right Column option</text:p>
            <text:p>2. Enter new password into the 'Password' field</text:p>
            <text:p>3. Enter a different password other than the one entered in the above step </text:p>
            <text:p>4. Click on 'Continue' button (Validate ER-1)</text:p>
            <text:p/>
            <text:p/>
          </table:table-cell>
          <table:table-cell table:style-name="ce60" office:value-type="string" calcext:value-type="string">
            <text:p>Not Applicable</text:p>
          </table:table-cell>
          <table:table-cell table:style-name="ce62" office:value-type="string" calcext:value-type="string">
            <text:p>1. Field level warning message should be displayed under the Password Confirm field with the text - 'Password confirmation does not match password!</text:p>
          </table:table-cell>
          <table:table-cell table:style-name="ce63" table:number-columns-repeated="2"/>
          <table:table-cell table:style-name="ce87" table:content-validation-name="val15"/>
          <table:table-cell table:style-name="ce63"/>
          <table:table-cell table:number-columns-repeated="16373"/>
        </table:table-row>
        <table:table-row table:style-name="ro27">
          <table:table-cell table:style-name="ce58" office:value-type="string" calcext:value-type="string">
            <text:p>TC_CP_007</text:p>
          </table:table-cell>
          <table:table-cell table:style-name="ce60" office:value-type="string" calcext:value-type="string">
            <text:p>(TS_015)</text:p>
            <text:p>Change Password</text:p>
          </table:table-cell>
          <table:table-cell table:style-name="ce62" office:value-type="string" calcext:value-type="string">
            <text:p>Validate all the Password fields in the 'Change Password' page are marked as mandatory</text:p>
          </table:table-cell>
          <table:table-cell table:style-name="ce62" office:value-type="string" calcext:value-type="string">
            <text:p>1. Open the Application URL and login</text:p>
          </table:table-cell>
          <table:table-cell table:style-name="ce62" office:value-type="string" calcext:value-type="string">
            <text:p>1. Click on 'Password' Right Column option </text:p>
            <text:p>2. Check whether the Password fields in the displayed 'Change Password' page are marked as mandatory (Validate ER-1)</text:p>
            <text:p/>
          </table:table-cell>
          <table:table-cell table:style-name="ce60" office:value-type="string" calcext:value-type="string">
            <text:p>Not Applicable</text:p>
          </table:table-cell>
          <table:table-cell table:style-name="ce62" office:value-type="string" calcext:value-type="string">
            <text:p>1. All the fields in the 'Change Password' page should be marked as mandatory using the Red color * symbol</text:p>
          </table:table-cell>
          <table:table-cell table:style-name="ce63" table:number-columns-repeated="2"/>
          <table:table-cell table:style-name="ce87" table:content-validation-name="val15"/>
          <table:table-cell table:style-name="ce63"/>
          <table:table-cell table:number-columns-repeated="16373"/>
        </table:table-row>
        <table:table-row table:style-name="ro23">
          <table:table-cell table:style-name="ce58" office:value-type="string" calcext:value-type="string">
            <text:p>TC_CP_008</text:p>
          </table:table-cell>
          <table:table-cell table:style-name="ce60" office:value-type="string" calcext:value-type="string">
            <text:p>(TS_015)</text:p>
            <text:p>Change Password</text:p>
          </table:table-cell>
          <table:table-cell table:style-name="ce62" office:value-type="string" calcext:value-type="string">
            <text:p>Validate the text entered into the fields in 'Change Password' field is toggled to hide its display</text:p>
          </table:table-cell>
          <table:table-cell table:style-name="ce62" office:value-type="string" calcext:value-type="string">
            <text:p>1. Open the Application URL and login</text:p>
          </table:table-cell>
          <table:table-cell table:style-name="ce62" office:value-type="string" calcext:value-type="string">
            <text:p>1. Click on 'Password' Right Column option </text:p>
            <text:p>2. Enter the Password text into the Password fields in the displayed 'Change Password' page (Validate ER-1)</text:p>
            <text:p/>
          </table:table-cell>
          <table:table-cell table:style-name="ce60" office:value-type="string" calcext:value-type="string">
            <text:p>Not Applicable</text:p>
          </table:table-cell>
          <table:table-cell table:style-name="ce62" office:value-type="string" calcext:value-type="string">
            <text:p>1. Text entered into the Password fields - Password and Password Confirm should be toggled to hide its display (Instead of entered text, we should see . Symbols)</text:p>
          </table:table-cell>
          <table:table-cell table:style-name="ce63" table:number-columns-repeated="2"/>
          <table:table-cell table:style-name="ce87" table:content-validation-name="val15"/>
          <table:table-cell table:style-name="ce63"/>
          <table:table-cell table:number-columns-repeated="16373"/>
        </table:table-row>
        <table:table-row table:style-name="ro29">
          <table:table-cell table:style-name="ce58" office:value-type="string" calcext:value-type="string">
            <text:p>TC_CP_009</text:p>
          </table:table-cell>
          <table:table-cell table:style-name="ce60" office:value-type="string" calcext:value-type="string">
            <text:p>(TS_015)</text:p>
            <text:p>Change Password</text:p>
          </table:table-cell>
          <table:table-cell table:style-name="ce62" office:value-type="string" calcext:value-type="string">
            <text:p>Validate Back button in the 'Change Password' page</text:p>
          </table:table-cell>
          <table:table-cell table:style-name="ce62" office:value-type="string" calcext:value-type="string">
            <text:p>1. Open the Application URL and login</text:p>
          </table:table-cell>
          <table:table-cell table:style-name="ce62" office:value-type="string" calcext:value-type="string">
            <text:p>1. Click on 'Password' Right Column option</text:p>
            <text:p>2. Enter the new Password into Password and Password confirm fields </text:p>
            <text:p>3. Click on 'Back' button (Validate ER-1)</text:p>
            <text:p>4. Click on 'Change Password' link in the displayed 'My Account' page (Validate ER-2)</text:p>
          </table:table-cell>
          <table:table-cell table:style-name="ce60" office:value-type="string" calcext:value-type="string">
            <text:p>Not Applicable</text:p>
          </table:table-cell>
          <table:table-cell table:style-name="ce62" office:value-type="string" calcext:value-type="string">
            <text:p>1. User should be taken to 'My Account' page</text:p>
            <text:p>2. Newly entered password text in the Password and Password Confirm fields should be lost</text:p>
          </table:table-cell>
          <table:table-cell table:style-name="ce63" table:number-columns-repeated="2"/>
          <table:table-cell table:style-name="ce87" table:content-validation-name="val15"/>
          <table:table-cell table:style-name="ce63"/>
          <table:table-cell table:number-columns-repeated="16373"/>
        </table:table-row>
        <table:table-row table:style-name="ro23">
          <table:table-cell table:style-name="ce58" office:value-type="string" calcext:value-type="string">
            <text:p>TC_CP_010</text:p>
          </table:table-cell>
          <table:table-cell table:style-name="ce60" office:value-type="string" calcext:value-type="string">
            <text:p>(TS_015)</text:p>
            <text:p>Change Password</text:p>
          </table:table-cell>
          <table:table-cell table:style-name="ce62" office:value-type="string" calcext:value-type="string">
            <text:p>Validate Breadcrumb in the 'Change Password' page</text:p>
          </table:table-cell>
          <table:table-cell table:style-name="ce62" office:value-type="string" calcext:value-type="string">
            <text:p>1. Open the Application URL and login</text:p>
          </table:table-cell>
          <table:table-cell table:style-name="ce62" office:value-type="string" calcext:value-type="string">
            <text:p>1. Click on 'Password' Right Column option</text:p>
            <text:p>2. Check the Breadcrumb in the displayed 'Change Password' page (Validate ER-1)</text:p>
            <text:p/>
          </table:table-cell>
          <table:table-cell table:style-name="ce60" office:value-type="string" calcext:value-type="string">
            <text:p>Not Applicable</text:p>
          </table:table-cell>
          <table:table-cell table:style-name="ce62" office:value-type="string" calcext:value-type="string">
            <text:p>1. Breadcrumb should be displayed in the 'Change Password' page and is working properly</text:p>
          </table:table-cell>
          <table:table-cell table:style-name="ce63" table:number-columns-repeated="2"/>
          <table:table-cell table:style-name="ce87" table:content-validation-name="val15"/>
          <table:table-cell table:style-name="ce63"/>
          <table:table-cell table:number-columns-repeated="16373"/>
        </table:table-row>
        <table:table-row table:style-name="ro23">
          <table:table-cell table:style-name="ce58" office:value-type="string" calcext:value-type="string">
            <text:p>TC_CP_011</text:p>
          </table:table-cell>
          <table:table-cell table:style-name="ce60" office:value-type="string" calcext:value-type="string">
            <text:p>(TS_015)</text:p>
            <text:p>Change Password</text:p>
          </table:table-cell>
          <table:table-cell table:style-name="ce62" office:value-type="string" calcext:value-type="string">
            <text:p>Validate Page Heading, Page Title and Page URL in the 'Change Password' page</text:p>
          </table:table-cell>
          <table:table-cell table:style-name="ce62" office:value-type="string" calcext:value-type="string">
            <text:p>1. Open the Application URL and login</text:p>
          </table:table-cell>
          <table:table-cell table:style-name="ce62" office:value-type="string" calcext:value-type="string">
            <text:p>1. Click on 'Password' Right Column option</text:p>
            <text:p>2. Check the Page Heading, Page Title and Page URL in the displayed 'Change Password' page (Validate ER-1)</text:p>
            <text:p/>
          </table:table-cell>
          <table:table-cell table:style-name="ce60" office:value-type="string" calcext:value-type="string">
            <text:p>Not Applicable</text:p>
          </table:table-cell>
          <table:table-cell table:style-name="ce62" office:value-type="string" calcext:value-type="string">
            <text:p>1. Correct Page URL, Page Title and Page Heading should be displayed</text:p>
          </table:table-cell>
          <table:table-cell table:style-name="ce63" table:number-columns-repeated="2"/>
          <table:table-cell table:style-name="ce87" table:content-validation-name="val15"/>
          <table:table-cell table:style-name="ce63"/>
          <table:table-cell table:number-columns-repeated="16373"/>
        </table:table-row>
        <table:table-row table:style-name="ro24">
          <table:table-cell table:style-name="ce58" office:value-type="string" calcext:value-type="string">
            <text:p>TC_CP_012</text:p>
          </table:table-cell>
          <table:table-cell table:style-name="ce60" office:value-type="string" calcext:value-type="string">
            <text:p>(TS_015)</text:p>
            <text:p>Change Password</text:p>
          </table:table-cell>
          <table:table-cell table:style-name="ce62" office:value-type="string" calcext:value-type="string">
            <text:p>Validate the UI of 'Change Password' page functionality</text:p>
          </table:table-cell>
          <table:table-cell table:style-name="ce62" office:value-type="string" calcext:value-type="string">
            <text:p>1. Open the Application URL and login</text:p>
          </table:table-cell>
          <table:table-cell table:style-name="ce62" office:value-type="string" calcext:value-type="string">
            <text:p>1. Check the UI of the functionality related to 'Change Password' page <text:s/>(Validate ER-1)</text:p>
          </table:table-cell>
          <table:table-cell table:style-name="ce60" office:value-type="string" calcext:value-type="string">
            <text:p>Not Applicable</text:p>
          </table:table-cell>
          <table:table-cell table:style-name="ce62" office:value-type="string" calcext:value-type="string">
            <text:p>1. Proper UI adhering to the UI checklist should be displayed for the 'Change Password' page functionality</text:p>
          </table:table-cell>
          <table:table-cell table:style-name="ce63" table:number-columns-repeated="2"/>
          <table:table-cell table:style-name="ce87" table:content-validation-name="val15"/>
          <table:table-cell table:style-name="ce63"/>
          <table:table-cell table:number-columns-repeated="16373"/>
        </table:table-row>
        <table:table-row table:style-name="ro23">
          <table:table-cell table:style-name="ce58" office:value-type="string" calcext:value-type="string">
            <text:p>TC_CP_013</text:p>
          </table:table-cell>
          <table:table-cell table:style-name="ce60" office:value-type="string" calcext:value-type="string">
            <text:p>(TS_015)</text:p>
            <text:p>Change Password</text:p>
          </table:table-cell>
          <table:table-cell table:style-name="ce62" office:value-type="string" calcext:value-type="string">
            <text:p>Validate the 'Change Password' page functionality in all the supported environments</text:p>
          </table:table-cell>
          <table:table-cell table:style-name="ce62" office:value-type="string" calcext:value-type="string">
            <text:p>1. Open the Application URL and login</text:p>
          </table:table-cell>
          <table:table-cell table:style-name="ce62" office:value-type="string" calcext:value-type="string">
            <text:p>1. Check the 'Change Password' page functionality in all the supported environments (Validate ER-1)</text:p>
          </table:table-cell>
          <table:table-cell table:style-name="ce60" office:value-type="string" calcext:value-type="string">
            <text:p>Not Applicable</text:p>
          </table:table-cell>
          <table:table-cell table:style-name="ce62" office:value-type="string" calcext:value-type="string">
            <text:p>1. 'Change Password' page functionality should work correctly in all the supported environments</text:p>
          </table:table-cell>
          <table:table-cell table:style-name="ce63" table:number-columns-repeated="2"/>
          <table:table-cell table:style-name="ce87" table:content-validation-name="val15"/>
          <table:table-cell table:style-name="ce63"/>
          <table:table-cell table:number-columns-repeated="16373"/>
        </table:table-row>
        <table:table-row table:style-name="ro19" table:number-rows-repeated="1048560">
          <table:table-cell table:number-columns-repeated="16384"/>
        </table:table-row>
        <table:table-row table:style-name="ro19">
          <table:table-cell table:number-columns-repeated="16384"/>
        </table:table-row>
        <calcext:conditional-formats>
          <calcext:conditional-format calcext:target-range-address="'Change Password'.J3:'Change Password'.J15">
            <calcext:condition calcext:apply-style-name="ConditionalStyle_68" calcext:value="contains-text(&quot;NOT TESTED&quot;)" calcext:base-cell-address="'Change Password'.J3"/>
            <calcext:condition calcext:apply-style-name="ConditionalStyle_67" calcext:value="contains-text(&quot;BLOCKED&quot;)" calcext:base-cell-address="'Change Password'.J3"/>
            <calcext:condition calcext:apply-style-name="ConditionalStyle_66" calcext:value="contains-text(&quot;FAIL&quot;)" calcext:base-cell-address="'Change Password'.J3"/>
            <calcext:condition calcext:apply-style-name="ConditionalStyle_65" calcext:value="contains-text(&quot;PASS&quot;)" calcext:base-cell-address="'Change Password'.J3"/>
          </calcext:conditional-format>
        </calcext:conditional-formats>
      </table:table>
      <table:table table:name="Address Book" table:style-name="ta18">
        <table:table-column table:style-name="co50" table:default-cell-style-name="ce37"/>
        <table:table-column table:style-name="co33" table:default-cell-style-name="ce37"/>
        <table:table-column table:style-name="co34" table:default-cell-style-name="ce37"/>
        <table:table-column table:style-name="co35" table:default-cell-style-name="ce37"/>
        <table:table-column table:style-name="co44" table:default-cell-style-name="ce37"/>
        <table:table-column table:style-name="co36" table:default-cell-style-name="ce37"/>
        <table:table-column table:style-name="co37" table:default-cell-style-name="ce37"/>
        <table:table-column table:style-name="co38" table:default-cell-style-name="ce37"/>
        <table:table-column table:style-name="co8" table:default-cell-style-name="ce37"/>
        <table:table-column table:style-name="co39" table:default-cell-style-name="ce37"/>
        <table:table-column table:style-name="co40" table:default-cell-style-name="ce37"/>
        <table:table-column table:style-name="co10" table:number-columns-repeated="16373" table:default-cell-style-name="ce37"/>
        <table:table-row table:style-name="ro19">
          <table:table-cell table:style-name="ce69" office:value-type="string" calcext:value-type="string">
            <text:p>Test Case ID</text:p>
          </table:table-cell>
          <table:table-cell table:style-name="ce69" office:value-type="string" calcext:value-type="string">
            <text:p>Test Scenario </text:p>
          </table:table-cell>
          <table:table-cell table:style-name="ce69" office:value-type="string" calcext:value-type="string">
            <text:p>Test Case Title</text:p>
          </table:table-cell>
          <table:table-cell table:style-name="ce69" office:value-type="string" calcext:value-type="string">
            <text:p>Pre-requisites</text:p>
          </table:table-cell>
          <table:table-cell table:style-name="ce69" office:value-type="string" calcext:value-type="string">
            <text:p>Test Steps</text:p>
          </table:table-cell>
          <table:table-cell table:style-name="ce69" office:value-type="string" calcext:value-type="string">
            <text:p>Test Data</text:p>
          </table:table-cell>
          <table:table-cell table:style-name="ce69" office:value-type="string" calcext:value-type="string">
            <text:p>Expected Result (ER)</text:p>
          </table:table-cell>
          <table:table-cell table:style-name="ce69" office:value-type="string" calcext:value-type="string">
            <text:p>Actual Result</text:p>
          </table:table-cell>
          <table:table-cell table:style-name="ce69" office:value-type="string" calcext:value-type="string">
            <text:p>Priority</text:p>
          </table:table-cell>
          <table:table-cell table:style-name="ce69" office:value-type="string" calcext:value-type="string">
            <text:p>Result</text:p>
          </table:table-cell>
          <table:table-cell table:style-name="ce69" office:value-type="string" calcext:value-type="string">
            <text:p>Comments</text:p>
          </table:table-cell>
          <table:table-cell table:number-columns-repeated="16373"/>
        </table:table-row>
        <table:table-row table:style-name="ro21">
          <table:table-cell table:style-name="ce57" office:value-type="string" calcext:value-type="string" table:number-columns-spanned="2" table:number-rows-spanned="1">
            <text:p><text:a xlink:href="#'Test Scenarios'.A10" xlink:type="simple">&lt;&lt; Test Scenarios</text:a></text:p>
          </table:table-cell>
          <table:covered-table-cell table:style-name="ce59"/>
          <table:table-cell table:style-name="ce61" table:number-columns-repeated="9"/>
          <table:table-cell table:style-name="ce47" table:number-columns-repeated="16373"/>
        </table:table-row>
        <table:table-row table:style-name="ro23">
          <table:table-cell table:style-name="ce58" office:value-type="string" calcext:value-type="string">
            <text:p>TC_AB_001</text:p>
          </table:table-cell>
          <table:table-cell table:style-name="ce60" office:value-type="string" calcext:value-type="string">
            <text:p>(TS_016)</text:p>
            <text:p>Address Book</text:p>
          </table:table-cell>
          <table:table-cell table:style-name="ce62" office:value-type="string" calcext:value-type="string">
            <text:p>Validate navigating to 'Address Book Entries' page from 'My Account' dropmenu</text:p>
          </table:table-cell>
          <table:table-cell table:style-name="ce62" office:value-type="string" calcext:value-type="string">
            <text:p>1. Open the Application URL and login</text:p>
          </table:table-cell>
          <table:table-cell table:style-name="ce62" office:value-type="string" calcext:value-type="string">
            <text:p>1. Click on 'My Account' dropmenu</text:p>
            <text:p>2. Click on 'My Account' option </text:p>
            <text:p>3. Click on 'Modify your address book entries' link (Validate ER-1)</text:p>
          </table:table-cell>
          <table:table-cell table:style-name="ce60" office:value-type="string" calcext:value-type="string">
            <text:p>Not Applicable</text:p>
          </table:table-cell>
          <table:table-cell table:style-name="ce62" office:value-type="string" calcext:value-type="string">
            <text:p>1. User should be taken to 'Address Book Entries' page</text:p>
          </table:table-cell>
          <table:table-cell table:style-name="ce63"/>
          <table:table-cell table:style-name="ce58"/>
          <table:table-cell table:style-name="ce88" table:content-validation-name="val16"/>
          <table:table-cell table:style-name="ce63"/>
          <table:table-cell table:number-columns-repeated="16373"/>
        </table:table-row>
        <table:table-row table:style-name="ro24">
          <table:table-cell table:style-name="ce58" office:value-type="string" calcext:value-type="string">
            <text:p>TC_AB_002</text:p>
          </table:table-cell>
          <table:table-cell table:style-name="ce60" office:value-type="string" calcext:value-type="string">
            <text:p>(TS_016)</text:p>
            <text:p>Address Book</text:p>
          </table:table-cell>
          <table:table-cell table:style-name="ce62" office:value-type="string" calcext:value-type="string">
            <text:p>Validate navigating to 'Address Book Entries' page from Right Column options</text:p>
          </table:table-cell>
          <table:table-cell table:style-name="ce62" office:value-type="string" calcext:value-type="string">
            <text:p>1. Open the Application URL and login</text:p>
          </table:table-cell>
          <table:table-cell table:style-name="ce62" office:value-type="string" calcext:value-type="string">
            <text:p>1. Click on 'Address Book' option from Right Column options (Validate ER-1)</text:p>
          </table:table-cell>
          <table:table-cell table:style-name="ce60" office:value-type="string" calcext:value-type="string">
            <text:p>Not Applicable</text:p>
          </table:table-cell>
          <table:table-cell table:style-name="ce62" office:value-type="string" calcext:value-type="string">
            <text:p>1. User should be taken to 'Address Book Entries' page</text:p>
          </table:table-cell>
          <table:table-cell table:style-name="ce63" table:number-columns-repeated="2"/>
          <table:table-cell table:style-name="ce88" table:content-validation-name="val16"/>
          <table:table-cell table:style-name="ce63"/>
          <table:table-cell table:number-columns-repeated="16373"/>
        </table:table-row>
        <table:table-row table:style-name="ro24">
          <table:table-cell table:style-name="ce58" office:value-type="string" calcext:value-type="string">
            <text:p>TC_AB_003</text:p>
          </table:table-cell>
          <table:table-cell table:style-name="ce60" office:value-type="string" calcext:value-type="string">
            <text:p>(TS_016)</text:p>
            <text:p>Address Book</text:p>
          </table:table-cell>
          <table:table-cell table:style-name="ce62" office:value-type="string" calcext:value-type="string">
            <text:p>Validate navigating to 'Address Book Entries' page from 'Site Map' page</text:p>
          </table:table-cell>
          <table:table-cell table:style-name="ce62" office:value-type="string" calcext:value-type="string">
            <text:p>1. Open the Application URL and login</text:p>
          </table:table-cell>
          <table:table-cell table:style-name="ce62" office:value-type="string" calcext:value-type="string">
            <text:p>1. Click on 'Site Map' footer option</text:p>
            <text:p>2. Click on 'Address Book' link in the displayed 'Site Map' page (Validate ER-1)</text:p>
          </table:table-cell>
          <table:table-cell table:style-name="ce60" office:value-type="string" calcext:value-type="string">
            <text:p>Not Applicable</text:p>
          </table:table-cell>
          <table:table-cell table:style-name="ce62" office:value-type="string" calcext:value-type="string">
            <text:p>1. User should be taken to 'Address Book Entries' page</text:p>
          </table:table-cell>
          <table:table-cell table:style-name="ce63" table:number-columns-repeated="2"/>
          <table:table-cell table:style-name="ce88" table:content-validation-name="val16"/>
          <table:table-cell table:style-name="ce63"/>
          <table:table-cell table:number-columns-repeated="16373"/>
        </table:table-row>
        <table:table-row table:style-name="ro26">
          <table:table-cell table:style-name="ce58" office:value-type="string" calcext:value-type="string">
            <text:p>TC_AB_004</text:p>
          </table:table-cell>
          <table:table-cell table:style-name="ce60" office:value-type="string" calcext:value-type="string">
            <text:p>(TS_016)</text:p>
            <text:p>Address Book</text:p>
          </table:table-cell>
          <table:table-cell table:style-name="ce62" office:value-type="string" calcext:value-type="string">
            <text:p>Validate navigating to 'Address Book Entries' page from Right Column options before logging into the Application</text:p>
          </table:table-cell>
          <table:table-cell table:style-name="ce62" office:value-type="string" calcext:value-type="string">
            <text:p>1. Open the Application URL </text:p>
            <text:p>2. User has not logged in</text:p>
          </table:table-cell>
          <table:table-cell table:style-name="ce62" office:value-type="string" calcext:value-type="string">
            <text:p>1. Click on 'My Account' dropmenu</text:p>
            <text:p>2. Click on 'Register' option </text:p>
            <text:p>3. Click on 'Address Book' option from the Right Column options in the displayed 'Register Account' page (Validate ER-1)</text:p>
            <text:p>4. Enter valid credentials   - &lt;Refer Test Data&gt; and click on 'Login' button (Validate ER-2)</text:p>
          </table:table-cell>
          <table:table-cell table:style-name="ce60" office:value-type="string" calcext:value-type="string">
            <text:p>Email Address - pavanoltraining@gmail.com</text:p>
            <text:p/>
            <text:p>Password -</text:p>
            <text:p>test123</text:p>
            <text:p/>
          </table:table-cell>
          <table:table-cell table:style-name="ce62" office:value-type="string" calcext:value-type="string">
            <text:p>1. User should get loggedin</text:p>
            <text:p>2. User should get loggedin and directly taken to 'Address Book Entries' page</text:p>
          </table:table-cell>
          <table:table-cell table:style-name="ce63" table:number-columns-repeated="2"/>
          <table:table-cell table:style-name="ce88" table:content-validation-name="val16"/>
          <table:table-cell table:style-name="ce63"/>
          <table:table-cell table:number-columns-repeated="16373"/>
        </table:table-row>
        <table:table-row table:style-name="ro27">
          <table:table-cell table:style-name="ce58" office:value-type="string" calcext:value-type="string">
            <text:p>TC_AB_005</text:p>
          </table:table-cell>
          <table:table-cell table:style-name="ce60" office:value-type="string" calcext:value-type="string">
            <text:p>(TS_016)</text:p>
            <text:p>Address Book</text:p>
          </table:table-cell>
          <table:table-cell table:style-name="ce62" office:value-type="string" calcext:value-type="string">
            <text:p>Validate default address displayed in the 'Address Book Entries' page</text:p>
          </table:table-cell>
          <table:table-cell table:style-name="ce62" office:value-type="string" calcext:value-type="string">
            <text:p>1. Open the Application URL </text:p>
            <text:p>2. Newly register an account (Rember the address given while regsitering the account)</text:p>
            <text:p>3. Login with the new account</text:p>
          </table:table-cell>
          <table:table-cell table:style-name="ce62" office:value-type="string" calcext:value-type="string">
            <text:p>1. Click on 'Address Book' option from Right Column options</text:p>
            <text:p>2. Check the default address displayed in the 'Address Book Entries' page (Validate ER-1)</text:p>
          </table:table-cell>
          <table:table-cell table:style-name="ce60" office:value-type="string" calcext:value-type="string">
            <text:p>Not Applicable</text:p>
          </table:table-cell>
          <table:table-cell table:style-name="ce62" office:value-type="string" calcext:value-type="string">
            <text:p>1. Address given while registering the account should be displayed as default address in the 'Address Book Entries' page</text:p>
          </table:table-cell>
          <table:table-cell table:style-name="ce63" table:number-columns-repeated="2"/>
          <table:table-cell table:style-name="ce88" table:content-validation-name="val16"/>
          <table:table-cell table:style-name="ce63"/>
          <table:table-cell table:number-columns-repeated="16373"/>
        </table:table-row>
        <table:table-row table:style-name="ro50">
          <table:table-cell table:style-name="ce58" office:value-type="string" calcext:value-type="string">
            <text:p>TC_AB_006</text:p>
          </table:table-cell>
          <table:table-cell table:style-name="ce60" office:value-type="string" calcext:value-type="string">
            <text:p>(TS_016)</text:p>
            <text:p>Address Book</text:p>
          </table:table-cell>
          <table:table-cell table:style-name="ce62" office:value-type="string" calcext:value-type="string">
            <text:p>Validate deleting the default address in the 'Address Book Entries' page</text:p>
          </table:table-cell>
          <table:table-cell table:style-name="ce62" office:value-type="string" calcext:value-type="string">
            <text:p>1. Open the Application URL </text:p>
            <text:p>2. Newly register an account (Rember the address given while regsitering the account)</text:p>
            <text:p>3. Login with the new account</text:p>
          </table:table-cell>
          <table:table-cell table:style-name="ce62" office:value-type="string" calcext:value-type="string">
            <text:p>1. Click on 'Address Book' option from Right Column options</text:p>
            <text:p>2. Click on 'Delete' button of the single address displayed in the 'Address Book Entries' page (Validate ER-1)</text:p>
          </table:table-cell>
          <table:table-cell table:style-name="ce60" office:value-type="string" calcext:value-type="string">
            <text:p>Not Applicable</text:p>
          </table:table-cell>
          <table:table-cell table:style-name="ce62" office:value-type="string" calcext:value-type="string">
            <text:p>1. Warning Message with text - 'Warning: You can not delete your default address!' should be displayed and the address should not get deleted.</text:p>
          </table:table-cell>
          <table:table-cell table:style-name="ce63" table:number-columns-repeated="2"/>
          <table:table-cell table:style-name="ce88" table:content-validation-name="val16"/>
          <table:table-cell table:style-name="ce63"/>
          <table:table-cell table:number-columns-repeated="16373"/>
        </table:table-row>
        <table:table-row table:style-name="ro49">
          <table:table-cell table:style-name="ce58" office:value-type="string" calcext:value-type="string">
            <text:p>TC_AB_007</text:p>
          </table:table-cell>
          <table:table-cell table:style-name="ce60" office:value-type="string" calcext:value-type="string">
            <text:p>(TS_016)</text:p>
            <text:p>Address Book</text:p>
          </table:table-cell>
          <table:table-cell table:style-name="ce62" office:value-type="string" calcext:value-type="string">
            <text:p>Validate updating the Address in the 'Address Book Entries' page</text:p>
          </table:table-cell>
          <table:table-cell table:style-name="ce62" office:value-type="string" calcext:value-type="string">
            <text:p>1. Open the Application URL and login</text:p>
          </table:table-cell>
          <table:table-cell table:style-name="ce62" office:value-type="string" calcext:value-type="string">
            <text:p>1. Click on 'Address Book' option from Right Column options</text:p>
            <text:p>2. Click on 'Edit' button of an address in the displayed 'Address Book Entries' page (Validate ER-1)</text:p>
            <text:p>3. Update all the fields in the displayed 'Edit Address' page with new details (First Name, Last Name, Company, Address1, Address2, City, Post Code, Country and Region/State)</text:p>
            <text:p>4. Click on 'Continue' button (Validate ER-2)</text:p>
          </table:table-cell>
          <table:table-cell table:style-name="ce60" office:value-type="string" calcext:value-type="string">
            <text:p>Not Applicable</text:p>
          </table:table-cell>
          <table:table-cell table:style-name="ce62" office:value-type="string" calcext:value-type="string">
            <text:p>1. User should be taken to 'Edit Address' page</text:p>
            <text:p>2. Warning message with text - 'Your address has been successfully updated' should be displayed along by taking the User back to 'Address Book Entries' page</text:p>
          </table:table-cell>
          <table:table-cell table:style-name="ce63" table:number-columns-repeated="2"/>
          <table:table-cell table:style-name="ce88" table:content-validation-name="val16"/>
          <table:table-cell table:style-name="ce63"/>
          <table:table-cell table:number-columns-repeated="16373"/>
        </table:table-row>
        <table:table-row table:style-name="ro26">
          <table:table-cell table:style-name="ce58" office:value-type="string" calcext:value-type="string">
            <text:p>TC_AB_008</text:p>
          </table:table-cell>
          <table:table-cell table:style-name="ce60" office:value-type="string" calcext:value-type="string">
            <text:p>(TS_016)</text:p>
            <text:p>Address Book</text:p>
          </table:table-cell>
          <table:table-cell table:style-name="ce62" office:value-type="string" calcext:value-type="string">
            <text:p>Validate changing the Default Address when there is only one address in the 'Address Book Entries' page</text:p>
          </table:table-cell>
          <table:table-cell table:style-name="ce62" office:value-type="string" calcext:value-type="string">
            <text:p>1. Open the Application URL and login to the Account having only one address in its Address book</text:p>
          </table:table-cell>
          <table:table-cell table:style-name="ce62" office:value-type="string" calcext:value-type="string">
            <text:p>1. Click on 'Address Book' option from Right Column options</text:p>
            <text:p>2. Click on 'Edit' button of an address in the displayed 'Address Book Entries' page</text:p>
            <text:p>3. Change the 'Default Address' to 'No' when there is only one address in the Address Book </text:p>
            <text:p>4. Click on 'Continue' button (Validate ER-1)</text:p>
          </table:table-cell>
          <table:table-cell table:style-name="ce60" office:value-type="string" calcext:value-type="string">
            <text:p>Not Applicable</text:p>
          </table:table-cell>
          <table:table-cell table:style-name="ce62" office:value-type="string" calcext:value-type="string">
            <text:p>1. Warning Message with text - 'Warning: You cannot update the Default Address status as there is only one address in your address book' should be displayed aned 'Default Address' should not be updated.</text:p>
          </table:table-cell>
          <table:table-cell table:style-name="ce63" table:number-columns-repeated="2"/>
          <table:table-cell table:style-name="ce88" table:content-validation-name="val16"/>
          <table:table-cell table:style-name="ce63"/>
          <table:table-cell table:number-columns-repeated="16373"/>
        </table:table-row>
        <table:table-row table:style-name="ro26">
          <table:table-cell table:style-name="ce58" office:value-type="string" calcext:value-type="string">
            <text:p>TC_AB_009</text:p>
          </table:table-cell>
          <table:table-cell table:style-name="ce60" office:value-type="string" calcext:value-type="string">
            <text:p>(TS_016)</text:p>
            <text:p>Address Book</text:p>
          </table:table-cell>
          <table:table-cell table:style-name="ce62" office:value-type="string" calcext:value-type="string">
            <text:p>Validate updating the Address <text:s/>by clearing all the non-mandatory fields</text:p>
          </table:table-cell>
          <table:table-cell table:style-name="ce62" office:value-type="string" calcext:value-type="string">
            <text:p>1. Open the Application URL and login </text:p>
          </table:table-cell>
          <table:table-cell table:style-name="ce62" office:value-type="string" calcext:value-type="string">
            <text:p>1. Click on 'Address Book' option from Right Column options</text:p>
            <text:p>2. Click on 'Edit' button of an address in the displayed 'Address Book Entries' page</text:p>
            <text:p>3. Clear the details from all the non-mandatory fields of the address in the displayed 'Edit Address' page</text:p>
            <text:p>4. Click on 'Continue' button (Validate ER-1)</text:p>
          </table:table-cell>
          <table:table-cell table:style-name="ce60" office:value-type="string" calcext:value-type="string">
            <text:p>Not Applicable</text:p>
          </table:table-cell>
          <table:table-cell table:style-name="ce62" office:value-type="string" calcext:value-type="string">
            <text:p>1. Success message with text - ' Your address has been successfully updated' should be displayed </text:p>
          </table:table-cell>
          <table:table-cell table:style-name="ce63" table:number-columns-repeated="2"/>
          <table:table-cell table:style-name="ce88" table:content-validation-name="val16"/>
          <table:table-cell table:style-name="ce63"/>
          <table:table-cell table:number-columns-repeated="16373"/>
        </table:table-row>
        <table:table-row table:style-name="ro26">
          <table:table-cell table:style-name="ce58" office:value-type="string" calcext:value-type="string">
            <text:p>TC_AB_010</text:p>
          </table:table-cell>
          <table:table-cell table:style-name="ce60" office:value-type="string" calcext:value-type="string">
            <text:p>(TS_016)</text:p>
            <text:p>Address Book</text:p>
          </table:table-cell>
          <table:table-cell table:style-name="ce62" office:value-type="string" calcext:value-type="string">
            <text:p>Validate clearing all the fields in the 'Edit Address' page and updating the Address</text:p>
          </table:table-cell>
          <table:table-cell table:style-name="ce62" office:value-type="string" calcext:value-type="string">
            <text:p>1. Open the Application URL and login </text:p>
          </table:table-cell>
          <table:table-cell table:style-name="ce62" office:value-type="string" calcext:value-type="string">
            <text:p>1. Click on 'Address Book' option from Right Column options</text:p>
            <text:p>2. Click on 'Edit' button of an address in the displayed 'Address Book Entries' page</text:p>
            <text:p>3. Clear all the fields of the address in the displayed 'Edit Address' page</text:p>
            <text:p>4. Click on 'Continue' button (Validate ER-1)</text:p>
          </table:table-cell>
          <table:table-cell table:style-name="ce60" office:value-type="string" calcext:value-type="string">
            <text:p>Not Applicable</text:p>
          </table:table-cell>
          <table:table-cell table:style-name="ce62" office:value-type="string" calcext:value-type="string">
            <text:p>1. Field level warning messages should be displayed for all the mandatory fields (First Name, Last Name, Address 1, City, Country and State/Region) </text:p>
          </table:table-cell>
          <table:table-cell table:style-name="ce63" table:number-columns-repeated="2"/>
          <table:table-cell table:style-name="ce88" table:content-validation-name="val16"/>
          <table:table-cell table:style-name="ce63"/>
          <table:table-cell table:number-columns-repeated="16373"/>
        </table:table-row>
        <table:table-row table:style-name="ro26">
          <table:table-cell table:style-name="ce58" office:value-type="string" calcext:value-type="string">
            <text:p>TC_AB_011</text:p>
          </table:table-cell>
          <table:table-cell table:style-name="ce60" office:value-type="string" calcext:value-type="string">
            <text:p>(TS_016)</text:p>
            <text:p>Address Book</text:p>
          </table:table-cell>
          <table:table-cell table:style-name="ce62" office:value-type="string" calcext:value-type="string">
            <text:p>Validate Back button in the 'Edit Address' page</text:p>
          </table:table-cell>
          <table:table-cell table:style-name="ce62" office:value-type="string" calcext:value-type="string">
            <text:p>1. Open the Application URL and login </text:p>
          </table:table-cell>
          <table:table-cell table:style-name="ce62" office:value-type="string" calcext:value-type="string">
            <text:p>1. Click on 'Address Book' option from Right Column options</text:p>
            <text:p>2. Click on 'Edit' button of an address in the displayed 'Address Book Entries' page</text:p>
            <text:p>3. Update all the fields of the address in the displayed 'Edit Address' page</text:p>
            <text:p>4. Click on 'Back' button (Validate ER-1)</text:p>
          </table:table-cell>
          <table:table-cell table:style-name="ce60" office:value-type="string" calcext:value-type="string">
            <text:p>Not Applicable</text:p>
          </table:table-cell>
          <table:table-cell table:style-name="ce62" office:value-type="string" calcext:value-type="string">
            <text:p>1. User should be taken to the 'Address Book Entries' page and the changes to the fields should be lost without getting updated.</text:p>
          </table:table-cell>
          <table:table-cell table:style-name="ce63" table:number-columns-repeated="2"/>
          <table:table-cell table:style-name="ce88" table:content-validation-name="val16"/>
          <table:table-cell table:style-name="ce63"/>
          <table:table-cell table:number-columns-repeated="16373"/>
        </table:table-row>
        <table:table-row table:style-name="ro23">
          <table:table-cell table:style-name="ce58" office:value-type="string" calcext:value-type="string">
            <text:p>TC_AB_012</text:p>
          </table:table-cell>
          <table:table-cell table:style-name="ce60" office:value-type="string" calcext:value-type="string">
            <text:p>(TS_016)</text:p>
            <text:p>Address Book</text:p>
          </table:table-cell>
          <table:table-cell table:style-name="ce62" office:value-type="string" calcext:value-type="string">
            <text:p>Validate Back button in the 'Address Book Entries' page</text:p>
          </table:table-cell>
          <table:table-cell table:style-name="ce62" office:value-type="string" calcext:value-type="string">
            <text:p>1. Open the Application URL and login </text:p>
          </table:table-cell>
          <table:table-cell table:style-name="ce62" office:value-type="string" calcext:value-type="string">
            <text:p>1. Click on 'Address Book' option from Right Column options</text:p>
            <text:p>2. Click on 'Back' button in the displayed 'Address Book Entries' page (Validate ER-1)</text:p>
          </table:table-cell>
          <table:table-cell table:style-name="ce60" office:value-type="string" calcext:value-type="string">
            <text:p>Not Applicable</text:p>
          </table:table-cell>
          <table:table-cell table:style-name="ce62" office:value-type="string" calcext:value-type="string">
            <text:p>1. User should be taken to 'My Account' page</text:p>
          </table:table-cell>
          <table:table-cell table:style-name="ce63" table:number-columns-repeated="2"/>
          <table:table-cell table:style-name="ce88" table:content-validation-name="val16"/>
          <table:table-cell table:style-name="ce63"/>
          <table:table-cell table:number-columns-repeated="16373"/>
        </table:table-row>
        <table:table-row table:style-name="ro26">
          <table:table-cell table:style-name="ce58" office:value-type="string" calcext:value-type="string">
            <text:p>TC_AB_013</text:p>
          </table:table-cell>
          <table:table-cell table:style-name="ce60" office:value-type="string" calcext:value-type="string">
            <text:p>(TS_016)</text:p>
            <text:p>Address Book</text:p>
          </table:table-cell>
          <table:table-cell table:style-name="ce62" office:value-type="string" calcext:value-type="string">
            <text:p>Validate adding new Address by providing only the mandatory fields</text:p>
          </table:table-cell>
          <table:table-cell table:style-name="ce62" office:value-type="string" calcext:value-type="string">
            <text:p>1. Open the Application URL and login </text:p>
          </table:table-cell>
          <table:table-cell table:style-name="ce62" office:value-type="string" calcext:value-type="string">
            <text:p>1. Click on 'Address Book' option from Right Column options</text:p>
            <text:p>2. Click on 'New Address' button (Validate ER-1)</text:p>
            <text:p>3. Enter details into only mandatory fields (First Name, Last Name, Address 1, City, Post Code, Country and Region/State) </text:p>
            <text:p>4. Click  on 'Continue' button (Validate ER-1)</text:p>
          </table:table-cell>
          <table:table-cell table:style-name="ce60" office:value-type="string" calcext:value-type="string">
            <text:p>Not Applicable</text:p>
          </table:table-cell>
          <table:table-cell table:style-name="ce62" office:value-type="string" calcext:value-type="string">
            <text:p>1. User should be taken to 'Add Address' page</text:p>
          </table:table-cell>
          <table:table-cell table:style-name="ce63" table:number-columns-repeated="2"/>
          <table:table-cell table:style-name="ce88" table:content-validation-name="val16"/>
          <table:table-cell table:style-name="ce63"/>
          <table:table-cell table:number-columns-repeated="16373"/>
        </table:table-row>
        <table:table-row table:style-name="ro26">
          <table:table-cell table:style-name="ce58" office:value-type="string" calcext:value-type="string">
            <text:p>TC_AB_014</text:p>
          </table:table-cell>
          <table:table-cell table:style-name="ce60" office:value-type="string" calcext:value-type="string">
            <text:p>(TS_016)</text:p>
            <text:p>Address Book</text:p>
          </table:table-cell>
          <table:table-cell table:style-name="ce62" office:value-type="string" calcext:value-type="string">
            <text:p>Validate selecting the newly added Address as default address</text:p>
          </table:table-cell>
          <table:table-cell table:style-name="ce62" office:value-type="string" calcext:value-type="string">
            <text:p>1. Open the Application URL and login </text:p>
          </table:table-cell>
          <table:table-cell table:style-name="ce62" office:value-type="string" calcext:value-type="string">
            <text:p>1. Click on 'Address Book' option from Right Column options</text:p>
            <text:p>2. Click on 'Edit' button on the newly added address (Validate ER-1)</text:p>
            <text:p>3. Select 'Yes' radio option for the 'Default Address' field</text:p>
            <text:p>4. Click on 'Continue' button (Validate ER-1)</text:p>
          </table:table-cell>
          <table:table-cell table:style-name="ce60" office:value-type="string" calcext:value-type="string">
            <text:p>Not Applicable</text:p>
          </table:table-cell>
          <table:table-cell table:style-name="ce62" office:value-type="string" calcext:value-type="string">
            <text:p>1. User should be taken to 'Address Book Entries' page and the new address should become the default address and the old address should not be default address anymore.</text:p>
          </table:table-cell>
          <table:table-cell table:style-name="ce63" table:number-columns-repeated="2"/>
          <table:table-cell table:style-name="ce88" table:content-validation-name="val16"/>
          <table:table-cell table:style-name="ce63"/>
          <table:table-cell table:number-columns-repeated="16373"/>
        </table:table-row>
        <table:table-row table:style-name="ro64">
          <table:table-cell table:style-name="ce58" office:value-type="string" calcext:value-type="string">
            <text:p>TC_AB_015</text:p>
          </table:table-cell>
          <table:table-cell table:style-name="ce60" office:value-type="string" calcext:value-type="string">
            <text:p>(TS_016)</text:p>
            <text:p>Address Book</text:p>
          </table:table-cell>
          <table:table-cell table:style-name="ce62" office:value-type="string" calcext:value-type="string">
            <text:p>Validate new address given for Billing Details while placing the order should get added in 'Address Book Entries' page</text:p>
          </table:table-cell>
          <table:table-cell table:style-name="ce62" office:value-type="string" calcext:value-type="string">
            <text:p>1. Open the Application URL and login </text:p>
          </table:table-cell>
          <table:table-cell table:style-name="ce62"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text:p>
            <text:p>6. Select 'I want to use a new address' radio button in the 'Billing Details' section of displayed 'Checkout' page </text:p>
            <text:p>7. Fill all the address fileds and Click on 'Continue' button </text:p>
            <text:p>8. Click on 'Continue' button and select any mandatory checkbox fields until the order is placed</text:p>
            <text:p>9. Click on 'My Account' dropmenu and select 'My Account' option </text:p>
            <text:p>10. Click on 'Address Book' option from Right Column options (Validate ER-1)</text:p>
          </table:table-cell>
          <table:table-cell table:style-name="ce60" office:value-type="string" calcext:value-type="string">
            <text:p>Product Name: iMac</text:p>
          </table:table-cell>
          <table:table-cell table:style-name="ce62" office:value-type="string" calcext:value-type="string">
            <text:p>1. Address given in the 'Billing Details' Section while creating the order should be displayed in the 'Address Book Entries' page</text:p>
          </table:table-cell>
          <table:table-cell table:style-name="ce63" table:number-columns-repeated="2"/>
          <table:table-cell table:style-name="ce88" table:content-validation-name="val16"/>
          <table:table-cell table:style-name="ce63"/>
          <table:table-cell table:number-columns-repeated="16373"/>
        </table:table-row>
        <table:table-row table:style-name="ro63">
          <table:table-cell table:style-name="ce58" office:value-type="string" calcext:value-type="string">
            <text:p>TC_AB_016</text:p>
          </table:table-cell>
          <table:table-cell table:style-name="ce60" office:value-type="string" calcext:value-type="string">
            <text:p>(TS_016)</text:p>
            <text:p>Address Book</text:p>
          </table:table-cell>
          <table:table-cell table:style-name="ce62" office:value-type="string" calcext:value-type="string">
            <text:p>Validate new address given for Delivery Details while placing the order should get added in 'Address Book Entries' page</text:p>
          </table:table-cell>
          <table:table-cell table:style-name="ce62" office:value-type="string" calcext:value-type="string">
            <text:p>1. Open the Application URL and login </text:p>
          </table:table-cell>
          <table:table-cell table:style-name="ce62"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 and click on 'Continue' button </text:p>
            <text:p>6. Select 'I want to use a new address' radio button in the Delivery  Details' section of displayed 'Checkout' page </text:p>
            <text:p>7. Fill all the address fileds and Click on 'Continue' button </text:p>
            <text:p>8. Click on 'Continue' button and select any mandatory checkbox fields until the order is placed</text:p>
            <text:p>9. Click on 'My Account' dropmenu and select 'My Account' option </text:p>
            <text:p>10. Click on 'Address Book' option from Right Column options (Validate ER-1)</text:p>
          </table:table-cell>
          <table:table-cell table:style-name="ce60" office:value-type="string" calcext:value-type="string">
            <text:p>Product Name: iMac</text:p>
          </table:table-cell>
          <table:table-cell table:style-name="ce62" office:value-type="string" calcext:value-type="string">
            <text:p>1. Address given in the 'Delivery Details' Section while creating the order should be displayed in the 'Address Book Entries' page</text:p>
          </table:table-cell>
          <table:table-cell table:style-name="ce63" table:number-columns-repeated="2"/>
          <table:table-cell table:style-name="ce88" table:content-validation-name="val16"/>
          <table:table-cell table:style-name="ce63"/>
          <table:table-cell table:number-columns-repeated="16373"/>
        </table:table-row>
        <table:table-row table:style-name="ro27">
          <table:table-cell table:style-name="ce58" office:value-type="string" calcext:value-type="string">
            <text:p>TC_AB_017</text:p>
          </table:table-cell>
          <table:table-cell table:style-name="ce60" office:value-type="string" calcext:value-type="string">
            <text:p>(TS_016)</text:p>
            <text:p>Address Book</text:p>
          </table:table-cell>
          <table:table-cell table:style-name="ce62" office:value-type="string" calcext:value-type="string">
            <text:p>Validate the Breadcrumb, Page URL, Page Heading and Page Title of 'Address Book Entries' page</text:p>
          </table:table-cell>
          <table:table-cell table:style-name="ce62" office:value-type="string" calcext:value-type="string">
            <text:p>1. Open the Application URL and login </text:p>
          </table:table-cell>
          <table:table-cell table:style-name="ce62" office:value-type="string" calcext:value-type="string">
            <text:p>1. Click on 'Address Book' option from Right Column options</text:p>
            <text:p>2. Check Breadcrumb, Page URL, Page Heading and Page Title of 'Address Book Entries' page (Validate ER-1)</text:p>
          </table:table-cell>
          <table:table-cell table:style-name="ce60" office:value-type="string" calcext:value-type="string">
            <text:p>Not Applicable</text:p>
          </table:table-cell>
          <table:table-cell table:style-name="ce62" office:value-type="string" calcext:value-type="string">
            <text:p>1. Breadcrumb should be displayed and properly working in the 'Address Booke Entries' page. Correct Page URL, Page Heading and Page Title should be displayed in the 'Address Book Entries' page</text:p>
          </table:table-cell>
          <table:table-cell table:style-name="ce63" table:number-columns-repeated="2"/>
          <table:table-cell table:style-name="ce88" table:content-validation-name="val16"/>
          <table:table-cell table:style-name="ce63"/>
          <table:table-cell table:number-columns-repeated="16373"/>
        </table:table-row>
        <table:table-row table:style-name="ro29">
          <table:table-cell table:style-name="ce58" office:value-type="string" calcext:value-type="string">
            <text:p>TC_AB_018</text:p>
          </table:table-cell>
          <table:table-cell table:style-name="ce60" office:value-type="string" calcext:value-type="string">
            <text:p>(TS_016)</text:p>
            <text:p>Address Book</text:p>
          </table:table-cell>
          <table:table-cell table:style-name="ce62" office:value-type="string" calcext:value-type="string">
            <text:p>Validate the Breadcrumb, Page URL, Page Heading and Page Title of 'Edit Address' page</text:p>
          </table:table-cell>
          <table:table-cell table:style-name="ce62" office:value-type="string" calcext:value-type="string">
            <text:p>1. Open the Application URL and login </text:p>
          </table:table-cell>
          <table:table-cell table:style-name="ce62" office:value-type="string" calcext:value-type="string">
            <text:p>1. Click on 'Address Book' option from Right Column options</text:p>
            <text:p>2. Click on 'Edit' button of any address in the 'Address Book Entries' page </text:p>
            <text:p>3. Check Breadcrumb, Page URL, Page Heading and Page Title of 'Edit Address' page (Validate ER-1)</text:p>
          </table:table-cell>
          <table:table-cell table:style-name="ce60" office:value-type="string" calcext:value-type="string">
            <text:p>Not Applicable</text:p>
          </table:table-cell>
          <table:table-cell table:style-name="ce62" office:value-type="string" calcext:value-type="string">
            <text:p>1. Breadcrumb should be displayed and properly working in the 'Edit Address' page. Correct Page URL, Page Heading and Page Title should be displayed in the 'Edit Address' page</text:p>
          </table:table-cell>
          <table:table-cell table:style-name="ce63" table:number-columns-repeated="2"/>
          <table:table-cell table:style-name="ce88" table:content-validation-name="val16"/>
          <table:table-cell table:style-name="ce63"/>
          <table:table-cell table:number-columns-repeated="16373"/>
        </table:table-row>
        <table:table-row table:style-name="ro29">
          <table:table-cell table:style-name="ce58" office:value-type="string" calcext:value-type="string">
            <text:p>TC_AB_019</text:p>
          </table:table-cell>
          <table:table-cell table:style-name="ce60" office:value-type="string" calcext:value-type="string">
            <text:p>(TS_016)</text:p>
            <text:p>Address Book</text:p>
          </table:table-cell>
          <table:table-cell table:style-name="ce62" office:value-type="string" calcext:value-type="string">
            <text:p>Validate the Breadcrumb, Page URL, Page Heading and Page Title of 'Add Address' page</text:p>
          </table:table-cell>
          <table:table-cell table:style-name="ce62" office:value-type="string" calcext:value-type="string">
            <text:p>1. Open the Application URL and login </text:p>
          </table:table-cell>
          <table:table-cell table:style-name="ce62" office:value-type="string" calcext:value-type="string">
            <text:p>1. Click on 'Address Book' option from Right Column options</text:p>
            <text:p>2. Click on 'New Address' button in the 'Address Book Entries' page </text:p>
            <text:p>3. Check Breadcrumb, Page URL, Page Heading and Page Title of 'Add Address' page (Validate ER-1)</text:p>
          </table:table-cell>
          <table:table-cell table:style-name="ce60" office:value-type="string" calcext:value-type="string">
            <text:p>Not Applicable</text:p>
          </table:table-cell>
          <table:table-cell table:style-name="ce62" office:value-type="string" calcext:value-type="string">
            <text:p>1. Breadcrumb should be displayed and properly working in the 'Add Address' page. Correct Page URL, Page Heading and Page Title should be displayed in the 'Add Address' page</text:p>
          </table:table-cell>
          <table:table-cell table:style-name="ce63" table:number-columns-repeated="2"/>
          <table:table-cell table:style-name="ce88" table:content-validation-name="val16"/>
          <table:table-cell table:style-name="ce63"/>
          <table:table-cell table:number-columns-repeated="16373"/>
        </table:table-row>
        <table:table-row table:style-name="ro34">
          <table:table-cell table:style-name="ce58" office:value-type="string" calcext:value-type="string">
            <text:p>TC_AB_020</text:p>
          </table:table-cell>
          <table:table-cell table:style-name="ce60" office:value-type="string" calcext:value-type="string">
            <text:p>(TS_016)</text:p>
            <text:p>Address Book</text:p>
          </table:table-cell>
          <table:table-cell table:style-name="ce62" office:value-type="string" calcext:value-type="string">
            <text:p>Validate the UI of Address Book functionality</text:p>
          </table:table-cell>
          <table:table-cell table:style-name="ce62" office:value-type="string" calcext:value-type="string">
            <text:p>1. Open the Application URL and login</text:p>
          </table:table-cell>
          <table:table-cell table:style-name="ce62" office:value-type="string" calcext:value-type="string">
            <text:p>1. Check the UI of the functionality related to 'Address Book' functionality <text:s/>(Validate ER-1)</text:p>
          </table:table-cell>
          <table:table-cell table:style-name="ce60" office:value-type="string" calcext:value-type="string">
            <text:p>Not Applicable</text:p>
          </table:table-cell>
          <table:table-cell table:style-name="ce62" office:value-type="string" calcext:value-type="string">
            <text:p>1. Proper UI adhering to the UI checklist should be displayed for the 'Address Book' functionality</text:p>
          </table:table-cell>
          <table:table-cell table:style-name="ce63" table:number-columns-repeated="2"/>
          <table:table-cell table:style-name="ce88" table:content-validation-name="val16"/>
          <table:table-cell table:style-name="ce63"/>
          <table:table-cell table:number-columns-repeated="16373"/>
        </table:table-row>
        <table:table-row table:style-name="ro23">
          <table:table-cell table:style-name="ce58" office:value-type="string" calcext:value-type="string">
            <text:p>TC_AB_021</text:p>
          </table:table-cell>
          <table:table-cell table:style-name="ce60" office:value-type="string" calcext:value-type="string">
            <text:p>(TS_016)</text:p>
            <text:p>Address Book</text:p>
          </table:table-cell>
          <table:table-cell table:style-name="ce62" office:value-type="string" calcext:value-type="string">
            <text:p>Validate the 'Change Password' page functionality in all the supported environments</text:p>
          </table:table-cell>
          <table:table-cell table:style-name="ce62" office:value-type="string" calcext:value-type="string">
            <text:p>1. Open the Application URL and login</text:p>
          </table:table-cell>
          <table:table-cell table:style-name="ce62" office:value-type="string" calcext:value-type="string">
            <text:p>1. Check the 'Address Book' functionality in all the supported environments (Validate ER-1)</text:p>
          </table:table-cell>
          <table:table-cell table:style-name="ce60" office:value-type="string" calcext:value-type="string">
            <text:p>Not Applicable</text:p>
          </table:table-cell>
          <table:table-cell table:style-name="ce62" office:value-type="string" calcext:value-type="string">
            <text:p>1. 'Address Book' functionality should work correctly in all the supported environments</text:p>
          </table:table-cell>
          <table:table-cell table:style-name="ce63" table:number-columns-repeated="2"/>
          <table:table-cell table:style-name="ce88" table:content-validation-name="val16"/>
          <table:table-cell table:style-name="ce63"/>
          <table:table-cell table:number-columns-repeated="16373"/>
        </table:table-row>
        <table:table-row table:style-name="ro19" table:number-rows-repeated="1048552">
          <table:table-cell table:number-columns-repeated="16384"/>
        </table:table-row>
        <table:table-row table:style-name="ro19">
          <table:table-cell table:number-columns-repeated="16384"/>
        </table:table-row>
        <calcext:conditional-formats>
          <calcext:conditional-format calcext:target-range-address="'Address Book'.J3:'Address Book'.J23">
            <calcext:condition calcext:apply-style-name="ConditionalStyle_64" calcext:value="contains-text(&quot;NOT TESTED&quot;)" calcext:base-cell-address="'Address Book'.J3"/>
            <calcext:condition calcext:apply-style-name="ConditionalStyle_63" calcext:value="contains-text(&quot;BLOCKED&quot;)" calcext:base-cell-address="'Address Book'.J3"/>
            <calcext:condition calcext:apply-style-name="ConditionalStyle_62" calcext:value="contains-text(&quot;FAIL&quot;)" calcext:base-cell-address="'Address Book'.J3"/>
            <calcext:condition calcext:apply-style-name="ConditionalStyle_61" calcext:value="contains-text(&quot;PASS&quot;)" calcext:base-cell-address="'Address Book'.J3"/>
          </calcext:conditional-format>
        </calcext:conditional-formats>
      </table:table>
      <table:table table:name="Order History" table:style-name="ta19">
        <table:table-column table:style-name="co51" table:default-cell-style-name="ce37"/>
        <table:table-column table:style-name="co33" table:default-cell-style-name="ce37"/>
        <table:table-column table:style-name="co34" table:default-cell-style-name="ce37"/>
        <table:table-column table:style-name="co35" table:default-cell-style-name="ce37"/>
        <table:table-column table:style-name="co44" table:default-cell-style-name="ce37"/>
        <table:table-column table:style-name="co36" table:default-cell-style-name="ce37"/>
        <table:table-column table:style-name="co37" table:default-cell-style-name="ce37"/>
        <table:table-column table:style-name="co38" table:default-cell-style-name="ce37"/>
        <table:table-column table:style-name="co8" table:default-cell-style-name="ce37"/>
        <table:table-column table:style-name="co39" table:default-cell-style-name="ce37"/>
        <table:table-column table:style-name="co40" table:default-cell-style-name="ce37"/>
        <table:table-column table:style-name="co10" table:number-columns-repeated="16373" table:default-cell-style-name="ce37"/>
        <table:table-row table:style-name="ro19">
          <table:table-cell table:style-name="ce69" office:value-type="string" calcext:value-type="string">
            <text:p>Test Case ID</text:p>
          </table:table-cell>
          <table:table-cell table:style-name="ce69" office:value-type="string" calcext:value-type="string">
            <text:p>Test Scenario </text:p>
          </table:table-cell>
          <table:table-cell table:style-name="ce69" office:value-type="string" calcext:value-type="string">
            <text:p>Test Case Title</text:p>
          </table:table-cell>
          <table:table-cell table:style-name="ce69" office:value-type="string" calcext:value-type="string">
            <text:p>Pre-requisites</text:p>
          </table:table-cell>
          <table:table-cell table:style-name="ce69" office:value-type="string" calcext:value-type="string">
            <text:p>Test Steps</text:p>
          </table:table-cell>
          <table:table-cell table:style-name="ce69" office:value-type="string" calcext:value-type="string">
            <text:p>Test Data</text:p>
          </table:table-cell>
          <table:table-cell table:style-name="ce69" office:value-type="string" calcext:value-type="string">
            <text:p>Expected Result (ER)</text:p>
          </table:table-cell>
          <table:table-cell table:style-name="ce69" office:value-type="string" calcext:value-type="string">
            <text:p>Actual Result</text:p>
          </table:table-cell>
          <table:table-cell table:style-name="ce69" office:value-type="string" calcext:value-type="string">
            <text:p>Priority</text:p>
          </table:table-cell>
          <table:table-cell table:style-name="ce69" office:value-type="string" calcext:value-type="string">
            <text:p>Result</text:p>
          </table:table-cell>
          <table:table-cell table:style-name="ce69" office:value-type="string" calcext:value-type="string">
            <text:p>Comments</text:p>
          </table:table-cell>
          <table:table-cell table:number-columns-repeated="16373"/>
        </table:table-row>
        <table:table-row table:style-name="ro21">
          <table:table-cell table:style-name="ce57" office:value-type="string" calcext:value-type="string" table:number-columns-spanned="2" table:number-rows-spanned="1">
            <text:p><text:a xlink:href="#'Test Scenarios'.A10" xlink:type="simple">&lt;&lt; Test Scenarios</text:a></text:p>
          </table:table-cell>
          <table:covered-table-cell table:style-name="ce59"/>
          <table:table-cell table:style-name="ce61" table:number-columns-repeated="9"/>
          <table:table-cell table:style-name="ce47" table:number-columns-repeated="16373"/>
        </table:table-row>
        <table:table-row table:style-name="ro24">
          <table:table-cell table:style-name="ce58" office:value-type="string" calcext:value-type="string">
            <text:p>TC_OH_001</text:p>
          </table:table-cell>
          <table:table-cell table:style-name="ce60" office:value-type="string" calcext:value-type="string">
            <text:p>(TS_017)</text:p>
            <text:p>Order History</text:p>
          </table:table-cell>
          <table:table-cell table:style-name="ce62" office:value-type="string" calcext:value-type="string">
            <text:p>Validate navigating to 'Order History' page from 'My Account' page</text:p>
          </table:table-cell>
          <table:table-cell table:style-name="ce62" office:value-type="string" calcext:value-type="string">
            <text:p>1. Open the Application URL and login</text:p>
          </table:table-cell>
          <table:table-cell table:style-name="ce62" office:value-type="string" calcext:value-type="string">
            <text:p>1. Click on 'View your order history' link in the displayed 'My Account' page (Validate ER-1)</text:p>
          </table:table-cell>
          <table:table-cell table:style-name="ce60" office:value-type="string" calcext:value-type="string">
            <text:p>Not Applicable</text:p>
          </table:table-cell>
          <table:table-cell table:style-name="ce62" office:value-type="string" calcext:value-type="string">
            <text:p>1. User should be taken to the 'Order History' page</text:p>
          </table:table-cell>
          <table:table-cell table:style-name="ce63"/>
          <table:table-cell table:style-name="ce58"/>
          <table:table-cell table:style-name="ce89" table:content-validation-name="val17"/>
          <table:table-cell table:style-name="ce63"/>
          <table:table-cell table:number-columns-repeated="16373"/>
        </table:table-row>
        <table:table-row table:style-name="ro24">
          <table:table-cell table:style-name="ce58" office:value-type="string" calcext:value-type="string">
            <text:p>TC_OH_002</text:p>
          </table:table-cell>
          <table:table-cell table:style-name="ce60" office:value-type="string" calcext:value-type="string">
            <text:p>(TS_017)</text:p>
            <text:p>Order History</text:p>
          </table:table-cell>
          <table:table-cell table:style-name="ce62" office:value-type="string" calcext:value-type="string">
            <text:p>Validate navigating to 'Order History' page from 'My Account' dropmenu</text:p>
          </table:table-cell>
          <table:table-cell table:style-name="ce62" office:value-type="string" calcext:value-type="string">
            <text:p>1. Open the Application URL and login</text:p>
          </table:table-cell>
          <table:table-cell table:style-name="ce62" office:value-type="string" calcext:value-type="string">
            <text:p>1. Click on 'My Account' dropmenu</text:p>
            <text:p>2. Select 'Order History' option (Validate ER-1)</text:p>
          </table:table-cell>
          <table:table-cell table:style-name="ce60" office:value-type="string" calcext:value-type="string">
            <text:p>Not Applicable</text:p>
          </table:table-cell>
          <table:table-cell table:style-name="ce62" office:value-type="string" calcext:value-type="string">
            <text:p>1. User should be taken to the 'Order History' page</text:p>
          </table:table-cell>
          <table:table-cell table:style-name="ce63" table:number-columns-repeated="2"/>
          <table:table-cell table:style-name="ce89" table:content-validation-name="val17"/>
          <table:table-cell table:style-name="ce63"/>
          <table:table-cell table:number-columns-repeated="16373"/>
        </table:table-row>
        <table:table-row table:style-name="ro24">
          <table:table-cell table:style-name="ce58" office:value-type="string" calcext:value-type="string">
            <text:p>TC_OH_003</text:p>
          </table:table-cell>
          <table:table-cell table:style-name="ce60" office:value-type="string" calcext:value-type="string">
            <text:p>(TS_017)</text:p>
            <text:p>Order History</text:p>
          </table:table-cell>
          <table:table-cell table:style-name="ce62" office:value-type="string" calcext:value-type="string">
            <text:p>Validate navigating to 'Order History' page using 'Address Book' Right Column option</text:p>
          </table:table-cell>
          <table:table-cell table:style-name="ce62" office:value-type="string" calcext:value-type="string">
            <text:p>1. Open the Application URL and login</text:p>
          </table:table-cell>
          <table:table-cell table:style-name="ce62" office:value-type="string" calcext:value-type="string">
            <text:p>1. Click on 'Order History' Right column option (Validate ER-1)</text:p>
          </table:table-cell>
          <table:table-cell table:style-name="ce60" office:value-type="string" calcext:value-type="string">
            <text:p>Not Applicable</text:p>
          </table:table-cell>
          <table:table-cell table:style-name="ce62" office:value-type="string" calcext:value-type="string">
            <text:p>1. User should be taken to the 'Order History' page</text:p>
          </table:table-cell>
          <table:table-cell table:style-name="ce63" table:number-columns-repeated="2"/>
          <table:table-cell table:style-name="ce89" table:content-validation-name="val17"/>
          <table:table-cell table:style-name="ce63"/>
          <table:table-cell table:number-columns-repeated="16373"/>
        </table:table-row>
        <table:table-row table:style-name="ro24">
          <table:table-cell table:style-name="ce58" office:value-type="string" calcext:value-type="string">
            <text:p>TC_OH_004</text:p>
          </table:table-cell>
          <table:table-cell table:style-name="ce60" office:value-type="string" calcext:value-type="string">
            <text:p>(TS_017)</text:p>
            <text:p>Order History</text:p>
          </table:table-cell>
          <table:table-cell table:style-name="ce62" office:value-type="string" calcext:value-type="string">
            <text:p>Validate navigating to 'Order History' page from 'Site Map' page</text:p>
          </table:table-cell>
          <table:table-cell table:style-name="ce62" office:value-type="string" calcext:value-type="string">
            <text:p>1. Open the Application URL and login</text:p>
          </table:table-cell>
          <table:table-cell table:style-name="ce62" office:value-type="string" calcext:value-type="string">
            <text:p>1. Click  on 'Site Map' footer option</text:p>
            <text:p>2. Click on 'Order History' option in the displayed 'Site Map' page (Validate ER-1)</text:p>
          </table:table-cell>
          <table:table-cell table:style-name="ce60" office:value-type="string" calcext:value-type="string">
            <text:p>Not Applicable</text:p>
          </table:table-cell>
          <table:table-cell table:style-name="ce62" office:value-type="string" calcext:value-type="string">
            <text:p>1. User should be taken to the 'Order History' page</text:p>
          </table:table-cell>
          <table:table-cell table:style-name="ce63" table:number-columns-repeated="2"/>
          <table:table-cell table:style-name="ce89" table:content-validation-name="val17"/>
          <table:table-cell table:style-name="ce63"/>
          <table:table-cell table:number-columns-repeated="16373"/>
        </table:table-row>
        <table:table-row table:style-name="ro29">
          <table:table-cell table:style-name="ce58" office:value-type="string" calcext:value-type="string">
            <text:p>TC_OH_005</text:p>
          </table:table-cell>
          <table:table-cell table:style-name="ce60" office:value-type="string" calcext:value-type="string">
            <text:p>(TS_017)</text:p>
            <text:p>Order History</text:p>
          </table:table-cell>
          <table:table-cell table:style-name="ce62" office:value-type="string" calcext:value-type="string">
            <text:p>Validate navigating to 'Order History' page from Right Column options before logging into the Application</text:p>
          </table:table-cell>
          <table:table-cell table:style-name="ce62" office:value-type="string" calcext:value-type="string">
            <text:p>1. Open the Application URL</text:p>
            <text:p>2. User is not logged in</text:p>
          </table:table-cell>
          <table:table-cell table:style-name="ce62" office:value-type="string" calcext:value-type="string">
            <text:p>1. Click on 'My Account' dropmenu</text:p>
            <text:p>2. Select 'Register' option</text:p>
            <text:p>3. Click on 'Order History' Right Column option in the displayed 'Registered Account' page (Validate ER-1)</text:p>
            <text:p>4. Enter the credentials and click on 'Login' button (Validate ER-2)</text:p>
          </table:table-cell>
          <table:table-cell table:style-name="ce60" office:value-type="string" calcext:value-type="string">
            <text:p>Not Applicable</text:p>
          </table:table-cell>
          <table:table-cell table:style-name="ce62" office:value-type="string" calcext:value-type="string">
            <text:p>1. User should get loggedin</text:p>
            <text:p>2. User should be taken to 'Order History' page</text:p>
          </table:table-cell>
          <table:table-cell table:style-name="ce63" table:number-columns-repeated="2"/>
          <table:table-cell table:style-name="ce89" table:content-validation-name="val17"/>
          <table:table-cell table:style-name="ce63"/>
          <table:table-cell table:number-columns-repeated="16373"/>
        </table:table-row>
        <table:table-row table:style-name="ro50">
          <table:table-cell table:style-name="ce58" office:value-type="string" calcext:value-type="string">
            <text:p>TC_OH_006</text:p>
          </table:table-cell>
          <table:table-cell table:style-name="ce60" office:value-type="string" calcext:value-type="string">
            <text:p>(TS_017)</text:p>
            <text:p>Order History</text:p>
          </table:table-cell>
          <table:table-cell table:style-name="ce62" office:value-type="string" calcext:value-type="string">
            <text:p>Validate all the orders made till date are displayed in the 'Order History' page</text:p>
          </table:table-cell>
          <table:table-cell table:style-name="ce62" office:value-type="string" calcext:value-type="string">
            <text:p>1. Open the Application URL and login</text:p>
          </table:table-cell>
          <table:table-cell table:style-name="ce62" office:value-type="string" calcext:value-type="string">
            <text:p>1. Click on 'Order History' Right column option</text:p>
            <text:p>2. Check whether the orders placed till date and time are displayed in the 'Order History' page (Validate ER-1)</text:p>
          </table:table-cell>
          <table:table-cell table:style-name="ce60" office:value-type="string" calcext:value-type="string">
            <text:p>Not Applicable</text:p>
          </table:table-cell>
          <table:table-cell table:style-name="ce62" office:value-type="string" calcext:value-type="string">
            <text:p>1. All the orders placed till date and time should be displayed in the 'Order History' page with correct details displayed under the table columns - <text:s/>'Order Id', 'Customer', 'No. of Products', 'Status', 'Total' and 'Date Added' </text:p>
          </table:table-cell>
          <table:table-cell table:style-name="ce63" table:number-columns-repeated="2"/>
          <table:table-cell table:style-name="ce89" table:content-validation-name="val17"/>
          <table:table-cell table:style-name="ce63"/>
          <table:table-cell table:number-columns-repeated="16373"/>
        </table:table-row>
        <table:table-row table:style-name="ro24">
          <table:table-cell table:style-name="ce58" office:value-type="string" calcext:value-type="string">
            <text:p>TC_OH_007</text:p>
          </table:table-cell>
          <table:table-cell table:style-name="ce60" office:value-type="string" calcext:value-type="string">
            <text:p>(TS_017)</text:p>
            <text:p>Order History</text:p>
          </table:table-cell>
          <table:table-cell table:style-name="ce62" office:value-type="string" calcext:value-type="string">
            <text:p>Validate Continue button in the 'Order History' page</text:p>
          </table:table-cell>
          <table:table-cell table:style-name="ce62" office:value-type="string" calcext:value-type="string">
            <text:p>1. Open the Application URL and login</text:p>
          </table:table-cell>
          <table:table-cell table:style-name="ce62" office:value-type="string" calcext:value-type="string">
            <text:p>1. Click on 'Order History' Right column option</text:p>
            <text:p>2. Click on 'Continue' button in the 'Order History' page (Validate ER-1)</text:p>
          </table:table-cell>
          <table:table-cell table:style-name="ce60" office:value-type="string" calcext:value-type="string">
            <text:p>Not Applicable</text:p>
          </table:table-cell>
          <table:table-cell table:style-name="ce62" office:value-type="string" calcext:value-type="string">
            <text:p>1. User should be taken to 'My Account' page</text:p>
          </table:table-cell>
          <table:table-cell table:style-name="ce63" table:number-columns-repeated="2"/>
          <table:table-cell table:style-name="ce89" table:content-validation-name="val17"/>
          <table:table-cell table:style-name="ce63"/>
          <table:table-cell table:number-columns-repeated="16373"/>
        </table:table-row>
        <table:table-row table:style-name="ro23">
          <table:table-cell table:style-name="ce58" office:value-type="string" calcext:value-type="string">
            <text:p>TC_OH_008</text:p>
          </table:table-cell>
          <table:table-cell table:style-name="ce60" office:value-type="string" calcext:value-type="string">
            <text:p>(TS_017)</text:p>
            <text:p>Order History</text:p>
          </table:table-cell>
          <table:table-cell table:style-name="ce62" office:value-type="string" calcext:value-type="string">
            <text:p>Validate navigating to 'Order Information' <text:s/>page from 'Order History' page using 'View' icon option</text:p>
          </table:table-cell>
          <table:table-cell table:style-name="ce62" office:value-type="string" calcext:value-type="string">
            <text:p>1. Open the Application URL and login</text:p>
          </table:table-cell>
          <table:table-cell table:style-name="ce62" office:value-type="string" calcext:value-type="string">
            <text:p>1. Click on 'Order History' Right column option</text:p>
            <text:p>2. Click on 'View' icon option of any order displayed in the table of 'Order History' page (Validate ER-1)</text:p>
          </table:table-cell>
          <table:table-cell table:style-name="ce60" office:value-type="string" calcext:value-type="string">
            <text:p>Not Applicable</text:p>
          </table:table-cell>
          <table:table-cell table:style-name="ce62" office:value-type="string" calcext:value-type="string">
            <text:p>1. User should be taken to 'Order Information' page </text:p>
          </table:table-cell>
          <table:table-cell table:style-name="ce63" table:number-columns-repeated="2"/>
          <table:table-cell table:style-name="ce89" table:content-validation-name="val17"/>
          <table:table-cell table:style-name="ce63"/>
          <table:table-cell table:number-columns-repeated="16373"/>
        </table:table-row>
        <table:table-row table:style-name="ro24">
          <table:table-cell table:style-name="ce58" office:value-type="string" calcext:value-type="string">
            <text:p>TC_OH_009</text:p>
          </table:table-cell>
          <table:table-cell table:style-name="ce60" office:value-type="string" calcext:value-type="string">
            <text:p>(TS_017)</text:p>
            <text:p>Order History</text:p>
          </table:table-cell>
          <table:table-cell table:style-name="ce62" office:value-type="string" calcext:value-type="string">
            <text:p>Validate the Breadcrumb of 'Order History' page</text:p>
          </table:table-cell>
          <table:table-cell table:style-name="ce62" office:value-type="string" calcext:value-type="string">
            <text:p>1. Open the Application URL and login </text:p>
          </table:table-cell>
          <table:table-cell table:style-name="ce62" office:value-type="string" calcext:value-type="string">
            <text:p>1. Click on 'Order History' Right column option</text:p>
            <text:p>2. Check the Breadcrumb of 'Order History' page (Validate ER-1)</text:p>
          </table:table-cell>
          <table:table-cell table:style-name="ce60" office:value-type="string" calcext:value-type="string">
            <text:p>Not Applicable</text:p>
          </table:table-cell>
          <table:table-cell table:style-name="ce62" office:value-type="string" calcext:value-type="string">
            <text:p>1. Breadcrumb should be displayed and properly working in the 'Order History' page. </text:p>
          </table:table-cell>
          <table:table-cell table:style-name="ce63" table:number-columns-repeated="2"/>
          <table:table-cell table:style-name="ce89" table:content-validation-name="val17"/>
          <table:table-cell table:style-name="ce63"/>
          <table:table-cell table:number-columns-repeated="16373"/>
        </table:table-row>
        <table:table-row table:style-name="ro24">
          <table:table-cell table:style-name="ce58" office:value-type="string" calcext:value-type="string">
            <text:p>TC_OH_010</text:p>
          </table:table-cell>
          <table:table-cell table:style-name="ce60" office:value-type="string" calcext:value-type="string">
            <text:p>(TS_017)</text:p>
            <text:p>Order History</text:p>
          </table:table-cell>
          <table:table-cell table:style-name="ce62" office:value-type="string" calcext:value-type="string">
            <text:p>Validate the Page URL, Page Heading and Page Title of 'Order History' page</text:p>
          </table:table-cell>
          <table:table-cell table:style-name="ce62" office:value-type="string" calcext:value-type="string">
            <text:p>1. Open the Application URL and login </text:p>
          </table:table-cell>
          <table:table-cell table:style-name="ce62" office:value-type="string" calcext:value-type="string">
            <text:p>1. Click on 'Order History' Right column option</text:p>
            <text:p>2. Check the 'Page URL', 'Page Title' and 'Page Heading' of 'Order History' page (Validate ER-1)</text:p>
          </table:table-cell>
          <table:table-cell table:style-name="ce60" office:value-type="string" calcext:value-type="string">
            <text:p>Not Applicable</text:p>
          </table:table-cell>
          <table:table-cell table:style-name="ce62" office:value-type="string" calcext:value-type="string">
            <text:p>1. Correct Page URL, Page Heading and Page Title should be displayed in the 'Order History' page</text:p>
          </table:table-cell>
          <table:table-cell table:style-name="ce63" table:number-columns-repeated="2"/>
          <table:table-cell table:style-name="ce89" table:content-validation-name="val17"/>
          <table:table-cell table:style-name="ce63"/>
          <table:table-cell table:number-columns-repeated="16373"/>
        </table:table-row>
        <table:table-row table:style-name="ro24">
          <table:table-cell table:style-name="ce58" office:value-type="string" calcext:value-type="string">
            <text:p>TC_OH_011</text:p>
          </table:table-cell>
          <table:table-cell table:style-name="ce60" office:value-type="string" calcext:value-type="string">
            <text:p>(TS_017)</text:p>
            <text:p>Order History</text:p>
          </table:table-cell>
          <table:table-cell table:style-name="ce62" office:value-type="string" calcext:value-type="string">
            <text:p>Validate the UI of 'Order History' page functionality</text:p>
          </table:table-cell>
          <table:table-cell table:style-name="ce62" office:value-type="string" calcext:value-type="string">
            <text:p>1. Open the Application URL and login</text:p>
          </table:table-cell>
          <table:table-cell table:style-name="ce62" office:value-type="string" calcext:value-type="string">
            <text:p>1. Check the UI of the functionality related to 'Order History' page functionality <text:s/>(Validate ER-1)</text:p>
          </table:table-cell>
          <table:table-cell table:style-name="ce60" office:value-type="string" calcext:value-type="string">
            <text:p>Not Applicable</text:p>
          </table:table-cell>
          <table:table-cell table:style-name="ce62" office:value-type="string" calcext:value-type="string">
            <text:p>1. Proper UI adhering to the UI checklist should be displayed for the 'Order History' page functionality</text:p>
          </table:table-cell>
          <table:table-cell table:style-name="ce63" table:number-columns-repeated="2"/>
          <table:table-cell table:style-name="ce89" table:content-validation-name="val17"/>
          <table:table-cell table:style-name="ce63"/>
          <table:table-cell table:number-columns-repeated="16373"/>
        </table:table-row>
        <table:table-row table:style-name="ro24">
          <table:table-cell table:style-name="ce58" office:value-type="string" calcext:value-type="string">
            <text:p>TC_OH_012</text:p>
          </table:table-cell>
          <table:table-cell table:style-name="ce60" office:value-type="string" calcext:value-type="string">
            <text:p>(TS_017)</text:p>
            <text:p>Order History</text:p>
          </table:table-cell>
          <table:table-cell table:style-name="ce62" office:value-type="string" calcext:value-type="string">
            <text:p>Validate the 'Order History' page functionality in all the supported environments</text:p>
          </table:table-cell>
          <table:table-cell table:style-name="ce62" office:value-type="string" calcext:value-type="string">
            <text:p>1. Open the Application URL and login</text:p>
          </table:table-cell>
          <table:table-cell table:style-name="ce62" office:value-type="string" calcext:value-type="string">
            <text:p>1. Check the'Order History' page functionality in all the supported environments (Validate ER-1)</text:p>
          </table:table-cell>
          <table:table-cell table:style-name="ce60" office:value-type="string" calcext:value-type="string">
            <text:p>Not Applicable</text:p>
          </table:table-cell>
          <table:table-cell table:style-name="ce62" office:value-type="string" calcext:value-type="string">
            <text:p>1. 'Order History' page functionality should work correctly in all the supported environments</text:p>
          </table:table-cell>
          <table:table-cell table:style-name="ce63" table:number-columns-repeated="2"/>
          <table:table-cell table:style-name="ce89" table:content-validation-name="val17"/>
          <table:table-cell table:style-name="ce63"/>
          <table:table-cell table:number-columns-repeated="16373"/>
        </table:table-row>
        <table:table-row table:style-name="ro19" table:number-rows-repeated="1048561">
          <table:table-cell table:number-columns-repeated="16384"/>
        </table:table-row>
        <table:table-row table:style-name="ro19">
          <table:table-cell table:number-columns-repeated="16384"/>
        </table:table-row>
        <calcext:conditional-formats>
          <calcext:conditional-format calcext:target-range-address="'Order History'.J3:'Order History'.J14">
            <calcext:condition calcext:apply-style-name="ConditionalStyle_60" calcext:value="contains-text(&quot;NOT TESTED&quot;)" calcext:base-cell-address="'Order History'.J3"/>
            <calcext:condition calcext:apply-style-name="ConditionalStyle_59" calcext:value="contains-text(&quot;BLOCKED&quot;)" calcext:base-cell-address="'Order History'.J3"/>
            <calcext:condition calcext:apply-style-name="ConditionalStyle_58" calcext:value="contains-text(&quot;FAIL&quot;)" calcext:base-cell-address="'Order History'.J3"/>
            <calcext:condition calcext:apply-style-name="ConditionalStyle_57" calcext:value="contains-text(&quot;PASS&quot;)" calcext:base-cell-address="'Order History'.J3"/>
          </calcext:conditional-format>
        </calcext:conditional-formats>
      </table:table>
      <table:table table:name="Order Information" table:style-name="ta20">
        <table:table-column table:style-name="co41" table:default-cell-style-name="ce37"/>
        <table:table-column table:style-name="co33" table:default-cell-style-name="ce37"/>
        <table:table-column table:style-name="co34" table:default-cell-style-name="ce37"/>
        <table:table-column table:style-name="co35" table:default-cell-style-name="ce37"/>
        <table:table-column table:style-name="co44" table:default-cell-style-name="ce37"/>
        <table:table-column table:style-name="co36" table:default-cell-style-name="ce37"/>
        <table:table-column table:style-name="co37" table:default-cell-style-name="ce37"/>
        <table:table-column table:style-name="co38" table:default-cell-style-name="ce37"/>
        <table:table-column table:style-name="co8" table:default-cell-style-name="ce37"/>
        <table:table-column table:style-name="co39" table:default-cell-style-name="ce37"/>
        <table:table-column table:style-name="co40" table:default-cell-style-name="ce37"/>
        <table:table-column table:style-name="co10" table:number-columns-repeated="16373" table:default-cell-style-name="ce37"/>
        <table:table-row table:style-name="ro65">
          <table:table-cell table:style-name="ce69" office:value-type="string" calcext:value-type="string">
            <text:p>Test Case ID</text:p>
          </table:table-cell>
          <table:table-cell table:style-name="ce69" office:value-type="string" calcext:value-type="string">
            <text:p>Test Scenario </text:p>
          </table:table-cell>
          <table:table-cell table:style-name="ce69" office:value-type="string" calcext:value-type="string">
            <text:p>Test Case Title</text:p>
          </table:table-cell>
          <table:table-cell table:style-name="ce69" office:value-type="string" calcext:value-type="string">
            <text:p>Pre-requisites</text:p>
          </table:table-cell>
          <table:table-cell table:style-name="ce69" office:value-type="string" calcext:value-type="string">
            <text:p>Test Steps</text:p>
          </table:table-cell>
          <table:table-cell table:style-name="ce69" office:value-type="string" calcext:value-type="string">
            <text:p>Test Data</text:p>
          </table:table-cell>
          <table:table-cell table:style-name="ce69" office:value-type="string" calcext:value-type="string">
            <text:p>Expected Result (ER)</text:p>
          </table:table-cell>
          <table:table-cell table:style-name="ce69" office:value-type="string" calcext:value-type="string">
            <text:p>Actual Result</text:p>
          </table:table-cell>
          <table:table-cell table:style-name="ce69" office:value-type="string" calcext:value-type="string">
            <text:p>Priority</text:p>
          </table:table-cell>
          <table:table-cell table:style-name="ce69" office:value-type="string" calcext:value-type="string">
            <text:p>Result</text:p>
          </table:table-cell>
          <table:table-cell table:style-name="ce69" office:value-type="string" calcext:value-type="string">
            <text:p>Comments</text:p>
          </table:table-cell>
          <table:table-cell table:number-columns-repeated="16373"/>
        </table:table-row>
        <table:table-row table:style-name="ro21">
          <table:table-cell table:style-name="ce57" office:value-type="string" calcext:value-type="string" table:number-columns-spanned="2" table:number-rows-spanned="1">
            <text:p><text:a xlink:href="#'Test Scenarios'.A10" xlink:type="simple">&lt;&lt; Test Scenarios</text:a></text:p>
          </table:table-cell>
          <table:covered-table-cell table:style-name="ce59"/>
          <table:table-cell table:style-name="ce61" table:number-columns-repeated="9"/>
          <table:table-cell table:style-name="ce47" table:number-columns-repeated="16373"/>
        </table:table-row>
        <table:table-row table:style-name="ro68">
          <table:table-cell table:style-name="ce85" office:value-type="string" calcext:value-type="string">
            <text:p>TC_OI_001</text:p>
          </table:table-cell>
          <table:table-cell table:style-name="ce60" office:value-type="string" calcext:value-type="string">
            <text:p>(TS_018)</text:p>
            <text:p>Order Information</text:p>
          </table:table-cell>
          <table:table-cell table:style-name="ce62" office:value-type="string" calcext:value-type="string">
            <text:p>Validate all the required details of the Order are displayed in the 'Order Information' page</text:p>
          </table:table-cell>
          <table:table-cell table:style-name="ce62" office:value-type="string" calcext:value-type="string">
            <text:p>1. Open the Application URL and login</text:p>
            <text:p>2. This account has few order placed already</text:p>
          </table:table-cell>
          <table:table-cell table:style-name="ce62" office:value-type="string" calcext:value-type="string">
            <text:p>1. Click on 'Order History' Right column option</text:p>
            <text:p>2. Click on 'View' icon option of any order displayed in the table of 'Order History' page (Validate ER-1)</text:p>
            <text:p>3. Check all the details of the Order are displayed in the 'Order Information' page (Validate ER-2)</text:p>
          </table:table-cell>
          <table:table-cell table:style-name="ce60" office:value-type="string" calcext:value-type="string">
            <text:p>Not Applicable</text:p>
          </table:table-cell>
          <table:table-cell table:style-name="ce62" office:value-type="string" calcext:value-type="string">
            <text:p>1. User should be taken to 'Order Information' page</text:p>
            <text:p>2. Correct Order details should be displayed for the below: </text:p>
            <text:p>Order Details section - Order ID, Payment Method, Date Added and  Shipping Method</text:p>
            <text:p>Payment Address and  Shipping Address</text:p>
            <text:p>Product Name, Model, Quantity, Price, Total, Sub-Total, Flat Shipping Rate and Total</text:p>
            <text:p>Order History, Date Added, Status and Comment</text:p>
          </table:table-cell>
          <table:table-cell table:style-name="ce63"/>
          <table:table-cell table:style-name="ce58"/>
          <table:table-cell table:style-name="ce90" table:content-validation-name="val18"/>
          <table:table-cell table:style-name="ce63"/>
          <table:table-cell table:number-columns-repeated="16373"/>
        </table:table-row>
        <table:table-row table:style-name="ro26">
          <table:table-cell table:style-name="ce58" office:value-type="string" calcext:value-type="string">
            <text:p>TC_OI_002</text:p>
          </table:table-cell>
          <table:table-cell table:style-name="ce60" office:value-type="string" calcext:value-type="string">
            <text:p>(TS_018)</text:p>
            <text:p>Order Information</text:p>
          </table:table-cell>
          <table:table-cell table:style-name="ce62" office:value-type="string" calcext:value-type="string">
            <text:p>Validate the working of 'Reorder' icon option in the 'Order Information' page</text:p>
          </table:table-cell>
          <table:table-cell table:style-name="ce62" office:value-type="string" calcext:value-type="string">
            <text:p>1. Open the Application URL and login</text:p>
            <text:p>2. This account has few order placed already</text:p>
          </table:table-cell>
          <table:table-cell table:style-name="ce62" office:value-type="string" calcext:value-type="string">
            <text:p>1. Click on 'Order History' Right column option</text:p>
            <text:p>2. Click on 'View' icon option of any order displayed in the table of 'Order History' page</text:p>
            <text:p>3. Click on 'Reorder' icon option in the displayed 'Order Information' page (Validate ER-1)</text:p>
            <text:p>4. Click on 'shopping cart' link in the displayed success message (Validate ER-2)</text:p>
          </table:table-cell>
          <table:table-cell table:style-name="ce60" office:value-type="string" calcext:value-type="string">
            <text:p>Not Applicable</text:p>
          </table:table-cell>
          <table:table-cell table:style-name="ce62" office:value-type="string" calcext:value-type="string">
            <text:p>1. Success message with text - 'Success: You have added iMac to your shopping cart!' should be displayed</text:p>
            <text:p>2. User should be taken to 'Shopping Cart' page and the product of the order should be displayed as added in the 'Shopping Cart' page</text:p>
          </table:table-cell>
          <table:table-cell table:style-name="ce63" table:number-columns-repeated="2"/>
          <table:table-cell table:style-name="ce90" table:content-validation-name="val18"/>
          <table:table-cell table:style-name="ce63"/>
          <table:table-cell table:number-columns-repeated="16373"/>
        </table:table-row>
        <table:table-row table:style-name="ro27">
          <table:table-cell table:style-name="ce58" office:value-type="string" calcext:value-type="string">
            <text:p>TC_OI_003</text:p>
          </table:table-cell>
          <table:table-cell table:style-name="ce60" office:value-type="string" calcext:value-type="string">
            <text:p>(TS_018)</text:p>
            <text:p>Order Information</text:p>
          </table:table-cell>
          <table:table-cell table:style-name="ce62" office:value-type="string" calcext:value-type="string">
            <text:p>Validate the working of 'Return' icon option in the 'Order Information' page</text:p>
          </table:table-cell>
          <table:table-cell table:style-name="ce62" office:value-type="string" calcext:value-type="string">
            <text:p>1. Open the Application URL and login</text:p>
            <text:p>2. This account has few order placed already</text:p>
          </table:table-cell>
          <table:table-cell table:style-name="ce62" office:value-type="string" calcext:value-type="string">
            <text:p>1. Click on 'Order History' Right column option</text:p>
            <text:p>2. Click on 'View' icon option of any order displayed in the table of 'Order History' page</text:p>
            <text:p>3. Click on 'Return' icon option in the displayed 'Order Information' page (Validate ER-1)</text:p>
          </table:table-cell>
          <table:table-cell table:style-name="ce60" office:value-type="string" calcext:value-type="string">
            <text:p>Not Applicable</text:p>
          </table:table-cell>
          <table:table-cell table:style-name="ce62" office:value-type="string" calcext:value-type="string">
            <text:p>1. User should be taken to 'Product Returns' page</text:p>
            <text:p/>
          </table:table-cell>
          <table:table-cell table:style-name="ce63" table:number-columns-repeated="2"/>
          <table:table-cell table:style-name="ce90" table:content-validation-name="val18"/>
          <table:table-cell table:style-name="ce63"/>
          <table:table-cell table:number-columns-repeated="16373"/>
        </table:table-row>
        <table:table-row table:style-name="ro27">
          <table:table-cell table:style-name="ce58" office:value-type="string" calcext:value-type="string">
            <text:p>TC_OI_004</text:p>
          </table:table-cell>
          <table:table-cell table:style-name="ce60" office:value-type="string" calcext:value-type="string">
            <text:p>(TS_018)</text:p>
            <text:p>Order Information</text:p>
          </table:table-cell>
          <table:table-cell table:style-name="ce62" office:value-type="string" calcext:value-type="string">
            <text:p>Validate the 'Continue' button on the 'Order Information' page</text:p>
          </table:table-cell>
          <table:table-cell table:style-name="ce62" office:value-type="string" calcext:value-type="string">
            <text:p>1. Open the Application URL and login</text:p>
            <text:p>2. This account has few order placed already</text:p>
          </table:table-cell>
          <table:table-cell table:style-name="ce62" office:value-type="string" calcext:value-type="string">
            <text:p>1. Click on 'Order History' Right column option</text:p>
            <text:p>2. Click on 'View' icon option of any order displayed in the table of 'Order History' page</text:p>
            <text:p>3. Click on 'Continue' button in the displayed 'Order Information' page (Validate ER-1)</text:p>
          </table:table-cell>
          <table:table-cell table:style-name="ce60" office:value-type="string" calcext:value-type="string">
            <text:p>Not Applicable</text:p>
          </table:table-cell>
          <table:table-cell table:style-name="ce62" office:value-type="string" calcext:value-type="string">
            <text:p>1. User should be taken to 'Order History' page</text:p>
          </table:table-cell>
          <table:table-cell table:style-name="ce63" table:number-columns-repeated="2"/>
          <table:table-cell table:style-name="ce90" table:content-validation-name="val18"/>
          <table:table-cell table:style-name="ce63"/>
          <table:table-cell table:number-columns-repeated="16373"/>
        </table:table-row>
        <table:table-row table:style-name="ro27">
          <table:table-cell table:style-name="ce58" office:value-type="string" calcext:value-type="string">
            <text:p>TC_OI_005</text:p>
          </table:table-cell>
          <table:table-cell table:style-name="ce60" office:value-type="string" calcext:value-type="string">
            <text:p>(TS_018)</text:p>
            <text:p>Order Information</text:p>
          </table:table-cell>
          <table:table-cell table:style-name="ce62" office:value-type="string" calcext:value-type="string">
            <text:p>Validate the Breadcrumb in the 'Order Information' page</text:p>
          </table:table-cell>
          <table:table-cell table:style-name="ce62" office:value-type="string" calcext:value-type="string">
            <text:p>1. Open the Application URL and login</text:p>
            <text:p>2. This account has few order placed already</text:p>
          </table:table-cell>
          <table:table-cell table:style-name="ce62" office:value-type="string" calcext:value-type="string">
            <text:p>1. Click on 'Order History' Right column option</text:p>
            <text:p>2. Click on 'View' icon option of any order displayed in the table of 'Order History' page</text:p>
            <text:p>3. Check the Breadcrumb in the displayed 'Order Information' page (Validate ER-1)</text:p>
          </table:table-cell>
          <table:table-cell table:style-name="ce60" office:value-type="string" calcext:value-type="string">
            <text:p>Not Applicable</text:p>
          </table:table-cell>
          <table:table-cell table:style-name="ce62" office:value-type="string" calcext:value-type="string">
            <text:p>1. Breadcrumb should be displayed and should be working correctly.</text:p>
          </table:table-cell>
          <table:table-cell table:style-name="ce63" table:number-columns-repeated="2"/>
          <table:table-cell table:style-name="ce90" table:content-validation-name="val18"/>
          <table:table-cell table:style-name="ce63"/>
          <table:table-cell table:number-columns-repeated="16373"/>
        </table:table-row>
        <table:table-row table:style-name="ro27">
          <table:table-cell table:style-name="ce58" office:value-type="string" calcext:value-type="string">
            <text:p>TC_OI_006</text:p>
          </table:table-cell>
          <table:table-cell table:style-name="ce60" office:value-type="string" calcext:value-type="string">
            <text:p>(TS_018)</text:p>
            <text:p>Order Information</text:p>
          </table:table-cell>
          <table:table-cell table:style-name="ce62" office:value-type="string" calcext:value-type="string">
            <text:p>Validate the Page URL, Page Heading and Page Title of 'Order Information' page</text:p>
          </table:table-cell>
          <table:table-cell table:style-name="ce62" office:value-type="string" calcext:value-type="string">
            <text:p>1. Open the Application URL and login </text:p>
          </table:table-cell>
          <table:table-cell table:style-name="ce62" office:value-type="string" calcext:value-type="string">
            <text:p>1. Click on 'Order History' Right column option</text:p>
            <text:p>2. Click on 'View' icon option of any order displayed in the table of 'Order History' page</text:p>
            <text:p>3. Check the 'Page URL', 'Page Title' and 'Page Heading' of 'Order Information' page (Validate ER-1)</text:p>
          </table:table-cell>
          <table:table-cell table:style-name="ce60" office:value-type="string" calcext:value-type="string">
            <text:p>Not Applicable</text:p>
          </table:table-cell>
          <table:table-cell table:style-name="ce62" office:value-type="string" calcext:value-type="string">
            <text:p>1. Correct Page URL, Page Heading and Page Title should be displayed in the 'Order Information' page</text:p>
          </table:table-cell>
          <table:table-cell table:style-name="ce63" table:number-columns-repeated="2"/>
          <table:table-cell table:style-name="ce90" table:content-validation-name="val18"/>
          <table:table-cell table:style-name="ce63"/>
          <table:table-cell table:number-columns-repeated="16373"/>
        </table:table-row>
        <table:table-row table:style-name="ro24">
          <table:table-cell table:style-name="ce58" office:value-type="string" calcext:value-type="string">
            <text:p>TC_OI_007</text:p>
          </table:table-cell>
          <table:table-cell table:style-name="ce60" office:value-type="string" calcext:value-type="string">
            <text:p>(TS_018)</text:p>
            <text:p>Order Information</text:p>
          </table:table-cell>
          <table:table-cell table:style-name="ce62" office:value-type="string" calcext:value-type="string">
            <text:p>Validate the UI of 'Order Information' page functionality</text:p>
          </table:table-cell>
          <table:table-cell table:style-name="ce62" office:value-type="string" calcext:value-type="string">
            <text:p>1. Open the Application URL and login</text:p>
          </table:table-cell>
          <table:table-cell table:style-name="ce62" office:value-type="string" calcext:value-type="string">
            <text:p>1. Check the UI of the functionality related to 'Order Information' page functionality <text:s/>(Validate ER-1)</text:p>
          </table:table-cell>
          <table:table-cell table:style-name="ce60" office:value-type="string" calcext:value-type="string">
            <text:p>Not Applicable</text:p>
          </table:table-cell>
          <table:table-cell table:style-name="ce62" office:value-type="string" calcext:value-type="string">
            <text:p>1. Proper UI adhering to the UI checklist should be displayed for the 'Order Information' page functionality</text:p>
          </table:table-cell>
          <table:table-cell table:style-name="ce63" table:number-columns-repeated="2"/>
          <table:table-cell table:style-name="ce90" table:content-validation-name="val18"/>
          <table:table-cell table:style-name="ce63"/>
          <table:table-cell table:number-columns-repeated="16373"/>
        </table:table-row>
        <table:table-row table:style-name="ro23">
          <table:table-cell table:style-name="ce58" office:value-type="string" calcext:value-type="string">
            <text:p>TC_OI_008</text:p>
          </table:table-cell>
          <table:table-cell table:style-name="ce60" office:value-type="string" calcext:value-type="string">
            <text:p>(TS_018)</text:p>
            <text:p>Order Information</text:p>
          </table:table-cell>
          <table:table-cell table:style-name="ce62" office:value-type="string" calcext:value-type="string">
            <text:p>Validate the 'Order Information' page functionality in all the supported environments</text:p>
          </table:table-cell>
          <table:table-cell table:style-name="ce62" office:value-type="string" calcext:value-type="string">
            <text:p>1. Open the Application URL and login</text:p>
          </table:table-cell>
          <table:table-cell table:style-name="ce62" office:value-type="string" calcext:value-type="string">
            <text:p>1. Check the'Order Information' page functionality in all the supported environments (Validate ER-1)</text:p>
          </table:table-cell>
          <table:table-cell table:style-name="ce60" office:value-type="string" calcext:value-type="string">
            <text:p>Not Applicable</text:p>
          </table:table-cell>
          <table:table-cell table:style-name="ce62" office:value-type="string" calcext:value-type="string">
            <text:p>1. 'Order Information' page functionality should work correctly in all the supported environments</text:p>
          </table:table-cell>
          <table:table-cell table:style-name="ce63" table:number-columns-repeated="2"/>
          <table:table-cell table:style-name="ce90" table:content-validation-name="val18"/>
          <table:table-cell table:style-name="ce63"/>
          <table:table-cell table:number-columns-repeated="16373"/>
        </table:table-row>
        <table:table-row table:style-name="ro19" table:number-rows-repeated="1048565">
          <table:table-cell table:number-columns-repeated="16384"/>
        </table:table-row>
        <table:table-row table:style-name="ro19">
          <table:table-cell table:number-columns-repeated="16384"/>
        </table:table-row>
        <calcext:conditional-formats>
          <calcext:conditional-format calcext:target-range-address="'Order Information'.J3:'Order Information'.J10">
            <calcext:condition calcext:apply-style-name="ConditionalStyle_56" calcext:value="contains-text(&quot;NOT TESTED&quot;)" calcext:base-cell-address="'Order Information'.J3"/>
            <calcext:condition calcext:apply-style-name="ConditionalStyle_55" calcext:value="contains-text(&quot;BLOCKED&quot;)" calcext:base-cell-address="'Order Information'.J3"/>
            <calcext:condition calcext:apply-style-name="ConditionalStyle_54" calcext:value="contains-text(&quot;FAIL&quot;)" calcext:base-cell-address="'Order Information'.J3"/>
            <calcext:condition calcext:apply-style-name="ConditionalStyle_53" calcext:value="contains-text(&quot;PASS&quot;)" calcext:base-cell-address="'Order Information'.J3"/>
          </calcext:conditional-format>
        </calcext:conditional-formats>
      </table:table>
      <table:table table:name="Product Returns" table:style-name="ta21">
        <office:forms form:automatic-focus="false" form:apply-design-mode="false"/>
        <table:table-column table:style-name="co41" table:default-cell-style-name="ce37"/>
        <table:table-column table:style-name="co33" table:default-cell-style-name="ce37"/>
        <table:table-column table:style-name="co34" table:default-cell-style-name="ce37"/>
        <table:table-column table:style-name="co35" table:default-cell-style-name="ce37"/>
        <table:table-column table:style-name="co44" table:default-cell-style-name="ce37"/>
        <table:table-column table:style-name="co36" table:default-cell-style-name="ce37"/>
        <table:table-column table:style-name="co37" table:default-cell-style-name="ce37"/>
        <table:table-column table:style-name="co38" table:default-cell-style-name="ce37"/>
        <table:table-column table:style-name="co8" table:default-cell-style-name="ce37"/>
        <table:table-column table:style-name="co39" table:default-cell-style-name="ce37"/>
        <table:table-column table:style-name="co40" table:default-cell-style-name="ce37"/>
        <table:table-column table:style-name="co10" table:number-columns-repeated="16373" table:default-cell-style-name="ce37"/>
        <table:table-row table:style-name="ro19">
          <table:table-cell table:style-name="ce69" office:value-type="string" calcext:value-type="string">
            <text:p>Test Case ID</text:p>
          </table:table-cell>
          <table:table-cell table:style-name="ce69" office:value-type="string" calcext:value-type="string">
            <text:p>Test Scenario </text:p>
          </table:table-cell>
          <table:table-cell table:style-name="ce69" office:value-type="string" calcext:value-type="string">
            <text:p>Test Case Title</text:p>
          </table:table-cell>
          <table:table-cell table:style-name="ce69" office:value-type="string" calcext:value-type="string">
            <text:p>Pre-requisites</text:p>
          </table:table-cell>
          <table:table-cell table:style-name="ce69" office:value-type="string" calcext:value-type="string">
            <text:p>Test Steps</text:p>
          </table:table-cell>
          <table:table-cell table:style-name="ce69" office:value-type="string" calcext:value-type="string">
            <text:p>Test Data</text:p>
          </table:table-cell>
          <table:table-cell table:style-name="ce69" office:value-type="string" calcext:value-type="string">
            <text:p><text:s/></text:p>
          </table:table-cell>
          <table:table-cell table:style-name="ce69" office:value-type="string" calcext:value-type="string">
            <text:p>Actual Result</text:p>
          </table:table-cell>
          <table:table-cell table:style-name="ce69" office:value-type="string" calcext:value-type="string">
            <text:p>Priority</text:p>
          </table:table-cell>
          <table:table-cell table:style-name="ce69" office:value-type="string" calcext:value-type="string">
            <text:p>Result</text:p>
          </table:table-cell>
          <table:table-cell table:style-name="ce69" office:value-type="string" calcext:value-type="string">
            <text:p>Comments</text:p>
          </table:table-cell>
          <table:table-cell table:number-columns-repeated="16373"/>
        </table:table-row>
        <table:table-row table:style-name="ro21">
          <table:table-cell table:style-name="ce57" office:value-type="string" calcext:value-type="string" table:number-columns-spanned="2" table:number-rows-spanned="1">
            <text:p><text:a xlink:href="#'Test Scenarios'.A10" xlink:type="simple">&lt;&lt; Test Scenarios</text:a></text:p>
          </table:table-cell>
          <table:covered-table-cell table:style-name="ce59"/>
          <table:table-cell table:style-name="ce61" table:number-columns-repeated="9"/>
          <table:table-cell table:style-name="ce47" table:number-columns-repeated="16373"/>
        </table:table-row>
        <table:table-row table:style-name="ro27">
          <table:table-cell table:style-name="ce58" office:value-type="string" calcext:value-type="string">
            <text:p>TC_PR_001</text:p>
          </table:table-cell>
          <table:table-cell table:style-name="ce60" office:value-type="string" calcext:value-type="string">
            <text:p>(TS_019)</text:p>
            <text:p>Product Returns</text:p>
          </table:table-cell>
          <table:table-cell table:style-name="ce62" office:value-type="string" calcext:value-type="string">
            <text:p>Validate navigating to 'Product Returns' page</text:p>
          </table:table-cell>
          <table:table-cell table:style-name="ce62" office:value-type="string" calcext:value-type="string">
            <text:p>1. Open the Application URL and login</text:p>
            <text:p>2. This account has few order placed already</text:p>
          </table:table-cell>
          <table:table-cell table:style-name="ce62" office:value-type="string" calcext:value-type="string">
            <text:p>1. Click on 'Order History' Right column option</text:p>
            <text:p>2. Click on 'View' icon option of any order displayed in the table of 'Order History' page</text:p>
            <text:p>3. Click on 'Return' icon option in the displayed 'Order Information' page (Validate ER-1)</text:p>
          </table:table-cell>
          <table:table-cell table:style-name="ce60" office:value-type="string" calcext:value-type="string">
            <text:p>Not Applicable</text:p>
          </table:table-cell>
          <table:table-cell table:style-name="ce62" office:value-type="string" calcext:value-type="string">
            <text:p>1. User should be taken to 'Product Returns' page</text:p>
            <text:p/>
          </table:table-cell>
          <table:table-cell table:style-name="ce63"/>
          <table:table-cell table:style-name="ce58"/>
          <table:table-cell table:style-name="ce91" table:content-validation-name="val10"/>
          <table:table-cell table:style-name="ce63"/>
          <table:table-cell table:number-columns-repeated="16373"/>
        </table:table-row>
        <table:table-row table:style-name="ro33">
          <table:table-cell table:style-name="ce58" office:value-type="string" calcext:value-type="string">
            <text:p>TC_PR_002</text:p>
          </table:table-cell>
          <table:table-cell table:style-name="ce60" office:value-type="string" calcext:value-type="string">
            <text:p>(TS_019)</text:p>
            <text:p>Product Returns</text:p>
          </table:table-cell>
          <table:table-cell table:style-name="ce62" office:value-type="string" calcext:value-type="string">
            <text:p>Validate submit the Product for return by filling all the fields and selecting all the options in the 'Product Returns' page</text:p>
          </table:table-cell>
          <table:table-cell table:style-name="ce62" office:value-type="string" calcext:value-type="string">
            <text:p>1. Open the Application URL and login</text:p>
            <text:p>2. This account has few order placed already</text:p>
          </table:table-cell>
          <table:table-cell table:style-name="ce62" office:value-type="string" calcext:value-type="string">
            <text:p>1. Click on 'Order History' Right column option</text:p>
            <text:p>2. Click on 'View' icon option of any order displayed in the table of 'Order History' page</text:p>
            <text:p>3. Click on 'Return' icon option in the displayed 'Order Information' page</text:p>
            <text:p>4. Fill all the fields and select all the options in the 'Product Returns' page (First Name, Last Name, E-Mail, Telephone, Order ID, Order Date, Product Name, Product Code, Quantity, Reason for Return, Product is opened and 'Faulty or other details')</text:p>
            <text:p>5. Click on 'Submit' button (Validate ER-1 and ER-2)</text:p>
          </table:table-cell>
          <table:table-cell table:style-name="ce60" office:value-type="string" calcext:value-type="string">
            <text:p>Not Applicable</text:p>
          </table:table-cell>
          <table:table-cell table:style-name="ce62" office:value-type="string" calcext:value-type="string">
            <text:p>1. User should be taken to 'Product Returns' page with text - 'Thank you for submitting your return request. Your request has been sent to the relevant department for processing. You will be notified via e-mail as to the status of your request.'</text:p>
            <text:p>2. An e-mail should be received to the registered email address regarding the status of the return request.</text:p>
          </table:table-cell>
          <table:table-cell table:style-name="ce63" table:number-columns-repeated="2"/>
          <table:table-cell table:style-name="ce91" table:content-validation-name="val10"/>
          <table:table-cell table:style-name="ce63"/>
          <table:table-cell table:number-columns-repeated="16373"/>
        </table:table-row>
        <table:table-row table:style-name="ro26">
          <table:table-cell table:style-name="ce58" office:value-type="string" calcext:value-type="string">
            <text:p>TC_PR_003</text:p>
          </table:table-cell>
          <table:table-cell table:style-name="ce60" office:value-type="string" calcext:value-type="string">
            <text:p>(TS_019)</text:p>
            <text:p>Product Returns</text:p>
          </table:table-cell>
          <table:table-cell table:style-name="ce62" office:value-type="string" calcext:value-type="string">
            <text:p>Validate clearing all the fields in the 'Product Returns' page and submit</text:p>
          </table:table-cell>
          <table:table-cell table:style-name="ce62" office:value-type="string" calcext:value-type="string">
            <text:p>1. Open the Application URL and login</text:p>
            <text:p>2. This account has few order placed already</text:p>
          </table:table-cell>
          <table:table-cell table:style-name="ce62" office:value-type="string" calcext:value-type="string">
            <text:p>1. Click on 'Order History' Right column option</text:p>
            <text:p>2. Click on 'View' icon option of any order displayed in the table of 'Order History' page</text:p>
            <text:p>3. Click on 'Return' icon option in the displayed 'Order Information' page</text:p>
            <text:p>4. Clear all the fields in the 'Product Returns' page </text:p>
            <text:p>5. Click on 'Submit' button (Validate ER-1)</text:p>
          </table:table-cell>
          <table:table-cell table:style-name="ce60" office:value-type="string" calcext:value-type="string">
            <text:p>Not Applicable</text:p>
          </table:table-cell>
          <table:table-cell table:style-name="ce62" office:value-type="string" calcext:value-type="string">
            <text:p>1. Field level validation messages for all the mandatory fields in the 'Product Returns' page should be displayed and the request to submit the product return should not be processed</text:p>
          </table:table-cell>
          <table:table-cell table:style-name="ce63" table:number-columns-repeated="2"/>
          <table:table-cell table:style-name="ce91" table:content-validation-name="val10"/>
          <table:table-cell table:style-name="ce63"/>
          <table:table-cell table:number-columns-repeated="16373"/>
        </table:table-row>
        <table:table-row table:style-name="ro31">
          <table:table-cell table:style-name="ce58" office:value-type="string" calcext:value-type="string">
            <text:p>TC_PR_004</text:p>
          </table:table-cell>
          <table:table-cell table:style-name="ce60" office:value-type="string" calcext:value-type="string">
            <text:p>(TS_019)</text:p>
            <text:p>Product Returns</text:p>
          </table:table-cell>
          <table:table-cell table:style-name="ce62" office:value-type="string" calcext:value-type="string">
            <text:p>Validate Placeholders for all the date and text fields in the 'Product Returns' page</text:p>
          </table:table-cell>
          <table:table-cell table:style-name="ce62" office:value-type="string" calcext:value-type="string">
            <text:p>1. Open the Application URL and login</text:p>
            <text:p>2. This account has few order placed already</text:p>
          </table:table-cell>
          <table:table-cell table:style-name="ce62" office:value-type="string" calcext:value-type="string">
            <text:p>1. Click on 'Order History' Right column option</text:p>
            <text:p>2. Click on 'View' icon option of any order displayed in the table of 'Order History' page</text:p>
            <text:p>3. Click on 'Return' icon option in the displayed 'Order Information' page</text:p>
            <text:p>4. Clear all the fields in the 'Product Returns' page </text:p>
            <text:p>5. Check the Placeholders for all the date and text fields in the 'Product Returns' page (Validate ER-1)</text:p>
          </table:table-cell>
          <table:table-cell table:style-name="ce60" office:value-type="string" calcext:value-type="string">
            <text:p>Not Applicable</text:p>
          </table:table-cell>
          <table:table-cell table:style-name="ce62" office:value-type="string" calcext:value-type="string">
            <text:p>1. Proper placeholder text for all the date and text fields should be displayed</text:p>
          </table:table-cell>
          <table:table-cell table:style-name="ce63" table:number-columns-repeated="2"/>
          <table:table-cell table:style-name="ce91" table:content-validation-name="val10"/>
          <table:table-cell table:style-name="ce63"/>
          <table:table-cell table:number-columns-repeated="16373"/>
        </table:table-row>
        <table:table-row table:style-name="ro31">
          <table:table-cell table:style-name="ce58" office:value-type="string" calcext:value-type="string">
            <text:p>TC_PR_005</text:p>
          </table:table-cell>
          <table:table-cell table:style-name="ce60" office:value-type="string" calcext:value-type="string">
            <text:p>(TS_019)</text:p>
            <text:p>Product Returns</text:p>
          </table:table-cell>
          <table:table-cell table:style-name="ce62" office:value-type="string" calcext:value-type="string">
            <text:p>Validate Back button on the 'Product Returns' page</text:p>
          </table:table-cell>
          <table:table-cell table:style-name="ce62" office:value-type="string" calcext:value-type="string">
            <text:p>1. Open the Application URL and login</text:p>
            <text:p>2. This account has few order placed already</text:p>
          </table:table-cell>
          <table:table-cell table:style-name="ce62" office:value-type="string" calcext:value-type="string">
            <text:p>1. Click on 'Order History' Right column option</text:p>
            <text:p>2. Click on 'View' icon option of any order displayed in the table of 'Order History' page</text:p>
            <text:p>3. Click on 'Return' icon option in the displayed 'Order Information' page</text:p>
            <text:p>4. Change or Provide the details into the fields of 'Product Returns' page </text:p>
            <text:p>5. Click on 'Back' button (Validate ER-1)</text:p>
          </table:table-cell>
          <table:table-cell table:style-name="ce60" office:value-type="string" calcext:value-type="string">
            <text:p>Not Applicable</text:p>
          </table:table-cell>
          <table:table-cell table:style-name="ce62" office:value-type="string" calcext:value-type="string">
            <text:p>1. 'Product Returns' request should not get processed and the User should be taken to 'My Account' page</text:p>
          </table:table-cell>
          <table:table-cell table:style-name="ce63" table:number-columns-repeated="2"/>
          <table:table-cell table:style-name="ce91" table:content-validation-name="val10"/>
          <table:table-cell table:style-name="ce63"/>
          <table:table-cell table:number-columns-repeated="16373"/>
        </table:table-row>
        <table:table-row table:style-name="ro49">
          <table:table-cell table:style-name="ce58" office:value-type="string" calcext:value-type="string">
            <text:p>TC_PR_006</text:p>
          </table:table-cell>
          <table:table-cell table:style-name="ce60" office:value-type="string" calcext:value-type="string">
            <text:p>(TS_019)</text:p>
            <text:p>Product Returns</text:p>
          </table:table-cell>
          <table:table-cell table:style-name="ce62" office:value-type="string" calcext:value-type="string">
            <text:p>Validate E-Mail field in the 'Product Returns' page</text:p>
          </table:table-cell>
          <table:table-cell table:style-name="ce62" office:value-type="string" calcext:value-type="string">
            <text:p>1. Open the Application URL and login</text:p>
            <text:p>2. This account has few order placed already</text:p>
          </table:table-cell>
          <table:table-cell table:style-name="ce62" office:value-type="string" calcext:value-type="string">
            <text:p>1. Click on 'Order History' Right column option</text:p>
            <text:p>2. Click on 'View' icon option of any order displayed in the table of 'Order History' page</text:p>
            <text:p>3. Click on 'Return' icon option in the displayed 'Order Information' page</text:p>
            <text:p>4. Enter invalid email address into the E-Mail field in the displayed 'Product Returns' page</text:p>
            <text:p>5. Provide/Select all the mandatory fields and click on 'Submit' button (Validate ER-1)</text:p>
          </table:table-cell>
          <table:table-cell table:style-name="ce66" office:value-type="string" calcext:value-type="string">
            <text:p>Try all below invalid email address formats:</text:p>
            <text:p>1) amotoori</text:p>
            <text:p>2) amotoori@</text:p>
            <text:p>3) amotoori@gmail</text:p>
            <text:p>4) amotoori@gmail.</text:p>
            <text:p/>
          </table:table-cell>
          <table:table-cell table:style-name="ce66" office:value-type="string" calcext:value-type="string">
            <text:p>1. Field level validation messages for the E-Mail field should be displayed informing the user to provide valid email address</text:p>
          </table:table-cell>
          <table:table-cell table:style-name="ce63" table:number-columns-repeated="2"/>
          <table:table-cell table:style-name="ce91" table:content-validation-name="val10"/>
          <table:table-cell table:style-name="ce63"/>
          <table:table-cell table:number-columns-repeated="16373"/>
        </table:table-row>
        <table:table-row table:style-name="ro49">
          <table:table-cell table:style-name="ce58" office:value-type="string" calcext:value-type="string">
            <text:p>TC_PR_007</text:p>
          </table:table-cell>
          <table:table-cell table:style-name="ce60" office:value-type="string" calcext:value-type="string">
            <text:p>(TS_019)</text:p>
            <text:p>Product Returns</text:p>
          </table:table-cell>
          <table:table-cell table:style-name="ce62" office:value-type="string" calcext:value-type="string">
            <text:p>Validate Order Date field in the 'Product Returns' page</text:p>
          </table:table-cell>
          <table:table-cell table:style-name="ce62" office:value-type="string" calcext:value-type="string">
            <text:p>1. Open the Application URL and login</text:p>
            <text:p>2. This account has few order placed already</text:p>
          </table:table-cell>
          <table:table-cell table:style-name="ce62" office:value-type="string" calcext:value-type="string">
            <text:p>1. Click on 'Order History' Right column option</text:p>
            <text:p>2. Click on 'View' icon option of any order displayed in the table of 'Order History' page</text:p>
            <text:p>3. Click on 'Return' icon option in the displayed 'Order Information' page</text:p>
            <text:p>4. Enter any future date into the 'Order Date' field  in the displayed 'Product Returns' page</text:p>
            <text:p>5. Provide/Select all the mandatory fields and click on 'Submit' button (Validate ER-1)</text:p>
          </table:table-cell>
          <table:table-cell table:style-name="ce60" office:value-type="string" calcext:value-type="string">
            <text:p>Not Applicable</text:p>
          </table:table-cell>
          <table:table-cell table:style-name="ce66" office:value-type="string" calcext:value-type="string">
            <text:p>1. Field level validation messages for the 'Order Date' field should be displayed informing the user to provide the correct date. As this date cannot be in future.</text:p>
          </table:table-cell>
          <table:table-cell table:style-name="ce63" table:number-columns-repeated="2"/>
          <table:table-cell table:style-name="ce91" table:content-validation-name="val10"/>
          <table:table-cell table:style-name="ce63"/>
          <table:table-cell table:number-columns-repeated="16373"/>
        </table:table-row>
        <table:table-row table:style-name="ro26">
          <table:table-cell table:style-name="ce58" office:value-type="string" calcext:value-type="string">
            <text:p>TC_PR_008</text:p>
          </table:table-cell>
          <table:table-cell table:style-name="ce60" office:value-type="string" calcext:value-type="string">
            <text:p>(TS_019)</text:p>
            <text:p>Product Returns</text:p>
          </table:table-cell>
          <table:table-cell table:style-name="ce62" office:value-type="string" calcext:value-type="string">
            <text:p>Validate the Breadcrumb in the 'Product Returns' page</text:p>
          </table:table-cell>
          <table:table-cell table:style-name="ce62" office:value-type="string" calcext:value-type="string">
            <text:p>1. Open the Application URL and login</text:p>
            <text:p>2. This account has few order placed already</text:p>
          </table:table-cell>
          <table:table-cell table:style-name="ce62" office:value-type="string" calcext:value-type="string">
            <text:p>1. Click on 'Order History' Right column option</text:p>
            <text:p>2. Click on 'View' icon option of any order displayed in the table of 'Order History' page</text:p>
            <text:p>3. Click on 'Return' icon option in the displayed 'Order Information' page</text:p>
            <text:p>4. Check the Breadcrumb in the displayed 'Order Information' page (Validate ER-1)</text:p>
          </table:table-cell>
          <table:table-cell table:style-name="ce60" office:value-type="string" calcext:value-type="string">
            <text:p>Not Applicable</text:p>
          </table:table-cell>
          <table:table-cell table:style-name="ce62" office:value-type="string" calcext:value-type="string">
            <text:p>1. Breadcrumb should be displayed and should be working correctly.</text:p>
          </table:table-cell>
          <table:table-cell table:style-name="ce63" table:number-columns-repeated="2"/>
          <table:table-cell table:style-name="ce91" table:content-validation-name="val10"/>
          <table:table-cell table:style-name="ce63"/>
          <table:table-cell table:number-columns-repeated="16373"/>
        </table:table-row>
        <table:table-row table:style-name="ro27">
          <table:table-cell table:style-name="ce58" office:value-type="string" calcext:value-type="string">
            <text:p>TC_PR_009</text:p>
          </table:table-cell>
          <table:table-cell table:style-name="ce60" office:value-type="string" calcext:value-type="string">
            <text:p>(TS_019)</text:p>
            <text:p>Product Returns</text:p>
          </table:table-cell>
          <table:table-cell table:style-name="ce62" office:value-type="string" calcext:value-type="string">
            <text:p>Validate the Page URL, Page Heading and Page Title of 'Product Returns' page</text:p>
          </table:table-cell>
          <table:table-cell table:style-name="ce62" office:value-type="string" calcext:value-type="string">
            <text:p>1. Open the Application URL and login </text:p>
          </table:table-cell>
          <table:table-cell table:style-name="ce62" office:value-type="string" calcext:value-type="string">
            <text:p>1. Click on 'Order History' Right column option</text:p>
            <text:p>2. Click on 'View' icon option of any order displayed in the table of 'Order History' page</text:p>
            <text:p>3. Check the 'Page URL', 'Page Title' and 'Page Heading' of 'Product Returns' page (Validate ER-1)</text:p>
          </table:table-cell>
          <table:table-cell table:style-name="ce60" office:value-type="string" calcext:value-type="string">
            <text:p>Not Applicable</text:p>
          </table:table-cell>
          <table:table-cell table:style-name="ce62" office:value-type="string" calcext:value-type="string">
            <text:p>1. Correct Page URL, Page Heading and Page Title should be displayed in the 'Product Returns' page</text:p>
          </table:table-cell>
          <table:table-cell table:style-name="ce63" table:number-columns-repeated="2"/>
          <table:table-cell table:style-name="ce91" table:content-validation-name="val10"/>
          <table:table-cell table:style-name="ce63"/>
          <table:table-cell table:number-columns-repeated="16373"/>
        </table:table-row>
        <table:table-row table:style-name="ro24">
          <table:table-cell table:style-name="ce58" office:value-type="string" calcext:value-type="string">
            <text:p>TC_PR_010</text:p>
          </table:table-cell>
          <table:table-cell table:style-name="ce60" office:value-type="string" calcext:value-type="string">
            <text:p>(TS_019)</text:p>
            <text:p>Product Returns</text:p>
          </table:table-cell>
          <table:table-cell table:style-name="ce62" office:value-type="string" calcext:value-type="string">
            <text:p>Validate the UI of 'Product Returns' page functionality</text:p>
          </table:table-cell>
          <table:table-cell table:style-name="ce62" office:value-type="string" calcext:value-type="string">
            <text:p>1. Open the Application URL and login</text:p>
          </table:table-cell>
          <table:table-cell table:style-name="ce62" office:value-type="string" calcext:value-type="string">
            <text:p>1. Check the UI of the functionality related to 'Product Returns' page functionality <text:s/>(Validate ER-1)</text:p>
          </table:table-cell>
          <table:table-cell table:style-name="ce60" office:value-type="string" calcext:value-type="string">
            <text:p>Not Applicable</text:p>
          </table:table-cell>
          <table:table-cell table:style-name="ce62" office:value-type="string" calcext:value-type="string">
            <text:p>1. Proper UI adhering to the UI checklist should be displayed for the 'Product Returns' page functionality</text:p>
          </table:table-cell>
          <table:table-cell table:style-name="ce63" table:number-columns-repeated="2"/>
          <table:table-cell table:style-name="ce91" table:content-validation-name="val10"/>
          <table:table-cell table:style-name="ce63"/>
          <table:table-cell table:number-columns-repeated="16373"/>
        </table:table-row>
        <table:table-row table:style-name="ro24">
          <table:table-cell table:style-name="ce58" office:value-type="string" calcext:value-type="string">
            <text:p>TC_PR_011</text:p>
          </table:table-cell>
          <table:table-cell table:style-name="ce60" office:value-type="string" calcext:value-type="string">
            <text:p>(TS_019)</text:p>
            <text:p>Product Returns</text:p>
          </table:table-cell>
          <table:table-cell table:style-name="ce62" office:value-type="string" calcext:value-type="string">
            <text:p>Validate the 'Product Returns' page functionality in all the supported environments</text:p>
          </table:table-cell>
          <table:table-cell table:style-name="ce62" office:value-type="string" calcext:value-type="string">
            <text:p>1. Open the Application URL and login</text:p>
          </table:table-cell>
          <table:table-cell table:style-name="ce62" office:value-type="string" calcext:value-type="string">
            <text:p>1. Check the 'Product Returns' page functionality in all the supported environments (Validate ER-1)</text:p>
          </table:table-cell>
          <table:table-cell table:style-name="ce60" office:value-type="string" calcext:value-type="string">
            <text:p>Not Applicable</text:p>
          </table:table-cell>
          <table:table-cell table:style-name="ce62" office:value-type="string" calcext:value-type="string">
            <text:p>1. 'Product Returns' page functionality should work correctly in all the supported environments</text:p>
          </table:table-cell>
          <table:table-cell table:style-name="ce63" table:number-columns-repeated="2"/>
          <table:table-cell table:style-name="ce91" table:content-validation-name="val10"/>
          <table:table-cell table:style-name="ce63"/>
          <table:table-cell table:number-columns-repeated="16373"/>
        </table:table-row>
        <table:table-row table:style-name="ro19" table:number-rows-repeated="1048562">
          <table:table-cell table:number-columns-repeated="16384"/>
        </table:table-row>
        <table:table-row table:style-name="ro19">
          <table:table-cell table:number-columns-repeated="16384"/>
        </table:table-row>
        <calcext:conditional-formats>
          <calcext:conditional-format calcext:target-range-address="'Product Returns'.J3:'Product Returns'.J13">
            <calcext:condition calcext:apply-style-name="ConditionalStyle_52" calcext:value="contains-text(&quot;NOT TESTED&quot;)" calcext:base-cell-address="'Product Returns'.J3"/>
            <calcext:condition calcext:apply-style-name="ConditionalStyle_51" calcext:value="contains-text(&quot;BLOCKED&quot;)" calcext:base-cell-address="'Product Returns'.J3"/>
            <calcext:condition calcext:apply-style-name="ConditionalStyle_50" calcext:value="contains-text(&quot;FAIL&quot;)" calcext:base-cell-address="'Product Returns'.J3"/>
            <calcext:condition calcext:apply-style-name="ConditionalStyle_49" calcext:value="contains-text(&quot;PASS&quot;)" calcext:base-cell-address="'Product Returns'.J3"/>
          </calcext:conditional-format>
        </calcext:conditional-formats>
      </table:table>
      <table:table table:name="Downloads" table:style-name="ta22">
        <table:table-column table:style-name="co41" table:default-cell-style-name="ce37"/>
        <table:table-column table:style-name="co33" table:default-cell-style-name="ce37"/>
        <table:table-column table:style-name="co34" table:default-cell-style-name="ce37"/>
        <table:table-column table:style-name="co35" table:default-cell-style-name="ce37"/>
        <table:table-column table:style-name="co44" table:default-cell-style-name="ce37"/>
        <table:table-column table:style-name="co36" table:default-cell-style-name="ce37"/>
        <table:table-column table:style-name="co37" table:default-cell-style-name="ce37"/>
        <table:table-column table:style-name="co38" table:default-cell-style-name="ce37"/>
        <table:table-column table:style-name="co8" table:default-cell-style-name="ce37"/>
        <table:table-column table:style-name="co39" table:default-cell-style-name="ce37"/>
        <table:table-column table:style-name="co40" table:default-cell-style-name="ce37"/>
        <table:table-column table:style-name="co10" table:number-columns-repeated="16373" table:default-cell-style-name="ce37"/>
        <table:table-row table:style-name="ro19">
          <table:table-cell table:style-name="ce69" office:value-type="string" calcext:value-type="string">
            <text:p>Test Case ID</text:p>
          </table:table-cell>
          <table:table-cell table:style-name="ce69" office:value-type="string" calcext:value-type="string">
            <text:p>Test Scenario </text:p>
          </table:table-cell>
          <table:table-cell table:style-name="ce69" office:value-type="string" calcext:value-type="string">
            <text:p>Test Case Title</text:p>
          </table:table-cell>
          <table:table-cell table:style-name="ce69" office:value-type="string" calcext:value-type="string">
            <text:p>Pre-requisites</text:p>
          </table:table-cell>
          <table:table-cell table:style-name="ce69" office:value-type="string" calcext:value-type="string">
            <text:p>Test Steps</text:p>
          </table:table-cell>
          <table:table-cell table:style-name="ce69" office:value-type="string" calcext:value-type="string">
            <text:p>Test Data</text:p>
          </table:table-cell>
          <table:table-cell table:style-name="ce69" office:value-type="string" calcext:value-type="string">
            <text:p>Expected Result (ER)</text:p>
          </table:table-cell>
          <table:table-cell table:style-name="ce69" office:value-type="string" calcext:value-type="string">
            <text:p>Actual Result</text:p>
          </table:table-cell>
          <table:table-cell table:style-name="ce69" office:value-type="string" calcext:value-type="string">
            <text:p>Priority</text:p>
          </table:table-cell>
          <table:table-cell table:style-name="ce69" office:value-type="string" calcext:value-type="string">
            <text:p>Result</text:p>
          </table:table-cell>
          <table:table-cell table:style-name="ce69" office:value-type="string" calcext:value-type="string">
            <text:p>Comments</text:p>
          </table:table-cell>
          <table:table-cell table:number-columns-repeated="16373"/>
        </table:table-row>
        <table:table-row table:style-name="ro21">
          <table:table-cell table:style-name="ce57" office:value-type="string" calcext:value-type="string" table:number-columns-spanned="2" table:number-rows-spanned="1">
            <text:p><text:a xlink:href="#'Test Scenarios'.A10" xlink:type="simple">&lt;&lt; Test Scenarios</text:a></text:p>
          </table:table-cell>
          <table:covered-table-cell table:style-name="ce59"/>
          <table:table-cell table:style-name="ce61" table:number-columns-repeated="9"/>
          <table:table-cell table:style-name="ce47" table:number-columns-repeated="16373"/>
        </table:table-row>
        <table:table-row table:style-name="ro24">
          <table:table-cell table:style-name="ce58" office:value-type="string" calcext:value-type="string">
            <text:p>TC_DL_001</text:p>
          </table:table-cell>
          <table:table-cell table:style-name="ce60" office:value-type="string" calcext:value-type="string">
            <text:p>(TS_020)</text:p>
            <text:p>Downloads</text:p>
          </table:table-cell>
          <table:table-cell table:style-name="ce62" office:value-type="string" calcext:value-type="string">
            <text:p>Validate navigating to 'Account Downloads' page from 'My Account' page</text:p>
          </table:table-cell>
          <table:table-cell table:style-name="ce62" office:value-type="string" calcext:value-type="string">
            <text:p>1. Open the Application URL and login</text:p>
          </table:table-cell>
          <table:table-cell table:style-name="ce62" office:value-type="string" calcext:value-type="string">
            <text:p>1. Click on 'Downloads' link in the displayed 'My Account' page (Validate ER-1)</text:p>
          </table:table-cell>
          <table:table-cell table:style-name="ce60" office:value-type="string" calcext:value-type="string">
            <text:p>Not Applicable</text:p>
          </table:table-cell>
          <table:table-cell table:style-name="ce62" office:value-type="string" calcext:value-type="string">
            <text:p>1. User should be taken to the 'Account Downloads' page</text:p>
          </table:table-cell>
          <table:table-cell table:style-name="ce63"/>
          <table:table-cell table:style-name="ce58"/>
          <table:table-cell table:style-name="ce92" table:content-validation-name="val10"/>
          <table:table-cell table:style-name="ce63"/>
          <table:table-cell table:number-columns-repeated="16373"/>
        </table:table-row>
        <table:table-row table:style-name="ro24">
          <table:table-cell table:style-name="ce58" office:value-type="string" calcext:value-type="string">
            <text:p>TC_DL_002</text:p>
          </table:table-cell>
          <table:table-cell table:style-name="ce60" office:value-type="string" calcext:value-type="string">
            <text:p>(TS_020)</text:p>
            <text:p>Downloads</text:p>
          </table:table-cell>
          <table:table-cell table:style-name="ce62" office:value-type="string" calcext:value-type="string">
            <text:p>Validate navigating to 'Account Downloads' page from 'My Account' dropmenu</text:p>
          </table:table-cell>
          <table:table-cell table:style-name="ce62" office:value-type="string" calcext:value-type="string">
            <text:p>1. Open the Application URL and login</text:p>
          </table:table-cell>
          <table:table-cell table:style-name="ce62" office:value-type="string" calcext:value-type="string">
            <text:p>1. Click on 'My Account' dropmenu</text:p>
            <text:p>2. Select 'Downloads' option (Validate ER-1)</text:p>
          </table:table-cell>
          <table:table-cell table:style-name="ce60" office:value-type="string" calcext:value-type="string">
            <text:p>Not Applicable</text:p>
          </table:table-cell>
          <table:table-cell table:style-name="ce62" office:value-type="string" calcext:value-type="string">
            <text:p>1. User should be taken to the 'Account Downloads' page</text:p>
          </table:table-cell>
          <table:table-cell table:style-name="ce63" table:number-columns-repeated="2"/>
          <table:table-cell table:style-name="ce92" table:content-validation-name="val10"/>
          <table:table-cell table:style-name="ce63"/>
          <table:table-cell table:number-columns-repeated="16373"/>
        </table:table-row>
        <table:table-row table:style-name="ro23">
          <table:table-cell table:style-name="ce58" office:value-type="string" calcext:value-type="string">
            <text:p>TC_DL_003</text:p>
          </table:table-cell>
          <table:table-cell table:style-name="ce60" office:value-type="string" calcext:value-type="string">
            <text:p>(TS_020)</text:p>
            <text:p>Downloads</text:p>
          </table:table-cell>
          <table:table-cell table:style-name="ce62" office:value-type="string" calcext:value-type="string">
            <text:p>Validate navigating to 'Account Downloads' page using 'Downloads' Right Column option</text:p>
          </table:table-cell>
          <table:table-cell table:style-name="ce62" office:value-type="string" calcext:value-type="string">
            <text:p>1. Open the Application URL and login</text:p>
          </table:table-cell>
          <table:table-cell table:style-name="ce62" office:value-type="string" calcext:value-type="string">
            <text:p>1. Click on 'Downloads' Right column option (Validate ER-1)</text:p>
          </table:table-cell>
          <table:table-cell table:style-name="ce60" office:value-type="string" calcext:value-type="string">
            <text:p>Not Applicable</text:p>
          </table:table-cell>
          <table:table-cell table:style-name="ce62" office:value-type="string" calcext:value-type="string">
            <text:p>1. User should be taken to the 'Account Downloads' page</text:p>
          </table:table-cell>
          <table:table-cell table:style-name="ce63" table:number-columns-repeated="2"/>
          <table:table-cell table:style-name="ce92" table:content-validation-name="val10"/>
          <table:table-cell table:style-name="ce63"/>
          <table:table-cell table:number-columns-repeated="16373"/>
        </table:table-row>
        <table:table-row table:style-name="ro24">
          <table:table-cell table:style-name="ce58" office:value-type="string" calcext:value-type="string">
            <text:p>TC_DL_004</text:p>
          </table:table-cell>
          <table:table-cell table:style-name="ce60" office:value-type="string" calcext:value-type="string">
            <text:p>(TS_020)</text:p>
            <text:p>Downloads</text:p>
          </table:table-cell>
          <table:table-cell table:style-name="ce62" office:value-type="string" calcext:value-type="string">
            <text:p>Validate navigating to 'Account Downloads' page from 'Site Map' page</text:p>
          </table:table-cell>
          <table:table-cell table:style-name="ce62" office:value-type="string" calcext:value-type="string">
            <text:p>1. Open the Application URL and login</text:p>
          </table:table-cell>
          <table:table-cell table:style-name="ce62" office:value-type="string" calcext:value-type="string">
            <text:p>1. Click  on 'Site Map' footer option</text:p>
            <text:p>2. Click on 'Downloads' option in the displayed 'Site Map' page (Validate ER-1)</text:p>
          </table:table-cell>
          <table:table-cell table:style-name="ce60" office:value-type="string" calcext:value-type="string">
            <text:p>Not Applicable</text:p>
          </table:table-cell>
          <table:table-cell table:style-name="ce62" office:value-type="string" calcext:value-type="string">
            <text:p>1. User should be taken to the 'Account Downloads' page</text:p>
          </table:table-cell>
          <table:table-cell table:style-name="ce63" table:number-columns-repeated="2"/>
          <table:table-cell table:style-name="ce92" table:content-validation-name="val10"/>
          <table:table-cell table:style-name="ce63"/>
          <table:table-cell table:number-columns-repeated="16373"/>
        </table:table-row>
        <table:table-row table:style-name="ro29">
          <table:table-cell table:style-name="ce58" office:value-type="string" calcext:value-type="string">
            <text:p>TC_DL_005</text:p>
          </table:table-cell>
          <table:table-cell table:style-name="ce60" office:value-type="string" calcext:value-type="string">
            <text:p>(TS_020)</text:p>
            <text:p>Downloads</text:p>
          </table:table-cell>
          <table:table-cell table:style-name="ce62" office:value-type="string" calcext:value-type="string">
            <text:p>Validate navigating to 'Account Downloads' page from Right Column options before logging into the Application</text:p>
          </table:table-cell>
          <table:table-cell table:style-name="ce62" office:value-type="string" calcext:value-type="string">
            <text:p>1. Open the Application URL</text:p>
            <text:p>2. User is not logged in</text:p>
          </table:table-cell>
          <table:table-cell table:style-name="ce62" office:value-type="string" calcext:value-type="string">
            <text:p>1. Click on 'My Account' dropmenu</text:p>
            <text:p>2. Select 'Register' option</text:p>
            <text:p>3. Click on 'Downloads' Right Column option in the displayed 'Registered Account' page (Validate ER-1)</text:p>
            <text:p>4. Enter the credentials and click on 'Login' button (Validate ER-2)</text:p>
          </table:table-cell>
          <table:table-cell table:style-name="ce60" office:value-type="string" calcext:value-type="string">
            <text:p>Not Applicable</text:p>
          </table:table-cell>
          <table:table-cell table:style-name="ce62" office:value-type="string" calcext:value-type="string">
            <text:p>1. User should  get loggedin</text:p>
            <text:p>2. User should be taken to the 'Account Downloads' page</text:p>
          </table:table-cell>
          <table:table-cell table:style-name="ce63" table:number-columns-repeated="2"/>
          <table:table-cell table:style-name="ce92" table:content-validation-name="val10"/>
          <table:table-cell table:style-name="ce63"/>
          <table:table-cell table:number-columns-repeated="16373"/>
        </table:table-row>
        <table:table-row table:style-name="ro50">
          <table:table-cell table:style-name="ce58" office:value-type="string" calcext:value-type="string">
            <text:p>TC_DL_006</text:p>
          </table:table-cell>
          <table:table-cell table:style-name="ce60" office:value-type="string" calcext:value-type="string">
            <text:p>(TS_020)</text:p>
            <text:p>Downloads</text:p>
          </table:table-cell>
          <table:table-cell table:style-name="ce62" office:value-type="string" calcext:value-type="string">
            <text:p>Validate 'Account Downloads' page where the User has not placed any downloadable orders</text:p>
          </table:table-cell>
          <table:table-cell table:style-name="ce62" office:value-type="string" calcext:value-type="string">
            <text:p>1. Open the Application URL and login</text:p>
            <text:p>2. User has not placed any Downloadable Orders till date using this account</text:p>
          </table:table-cell>
          <table:table-cell table:style-name="ce62" office:value-type="string" calcext:value-type="string">
            <text:p>1. Click on 'Downloads' Right column option (Validate ER-1)</text:p>
            <text:p/>
          </table:table-cell>
          <table:table-cell table:style-name="ce60" office:value-type="string" calcext:value-type="string">
            <text:p>Not Applicable</text:p>
          </table:table-cell>
          <table:table-cell table:style-name="ce62" office:value-type="string" calcext:value-type="string">
            <text:p>1. User should be taken to the 'Account Downloads' page and the text - 'You have not made any previous downloadable orders!' should be displayed on the page</text:p>
          </table:table-cell>
          <table:table-cell table:style-name="ce63" table:number-columns-repeated="2"/>
          <table:table-cell table:style-name="ce92" table:content-validation-name="val10"/>
          <table:table-cell table:style-name="ce63"/>
          <table:table-cell table:number-columns-repeated="16373"/>
        </table:table-row>
        <table:table-row table:style-name="ro24">
          <table:table-cell table:style-name="ce58" office:value-type="string" calcext:value-type="string">
            <text:p>TC_DL_007</text:p>
          </table:table-cell>
          <table:table-cell table:style-name="ce60" office:value-type="string" calcext:value-type="string">
            <text:p>(TS_020)</text:p>
            <text:p>Downloads</text:p>
          </table:table-cell>
          <table:table-cell table:style-name="ce62" office:value-type="string" calcext:value-type="string">
            <text:p>Validate 'Continue' button on the 'Account Downloads' page</text:p>
          </table:table-cell>
          <table:table-cell table:style-name="ce62" office:value-type="string" calcext:value-type="string">
            <text:p>1. Open the Application URL and login</text:p>
          </table:table-cell>
          <table:table-cell table:style-name="ce62" office:value-type="string" calcext:value-type="string">
            <text:p>1. Click on 'Downloads' Right column option</text:p>
            <text:p>2. Click on 'Continue' button on the 'Account Downloads' page (Validate ER-1)</text:p>
          </table:table-cell>
          <table:table-cell table:style-name="ce60" office:value-type="string" calcext:value-type="string">
            <text:p>Not Applicable</text:p>
          </table:table-cell>
          <table:table-cell table:style-name="ce62" office:value-type="string" calcext:value-type="string">
            <text:p>1. User should be taken to 'My Account' page</text:p>
          </table:table-cell>
          <table:table-cell table:style-name="ce63" table:number-columns-repeated="2"/>
          <table:table-cell table:style-name="ce92" table:content-validation-name="val10"/>
          <table:table-cell table:style-name="ce63"/>
          <table:table-cell table:number-columns-repeated="16373"/>
        </table:table-row>
        <table:table-row table:style-name="ro23">
          <table:table-cell table:style-name="ce58" office:value-type="string" calcext:value-type="string">
            <text:p>TC_DL_008</text:p>
          </table:table-cell>
          <table:table-cell table:style-name="ce60" office:value-type="string" calcext:value-type="string">
            <text:p>(TS_020)</text:p>
            <text:p>Downloads</text:p>
          </table:table-cell>
          <table:table-cell table:style-name="ce62" office:value-type="string" calcext:value-type="string">
            <text:p>Validate 'Account Downloads' page where the User has placed few Downloadable orders</text:p>
          </table:table-cell>
          <table:table-cell table:style-name="ce62" office:value-type="string" calcext:value-type="string">
            <text:p>1. Open the Application URL and login</text:p>
            <text:p>2. User has already placed few Downloadable orders</text:p>
          </table:table-cell>
          <table:table-cell table:style-name="ce62" office:value-type="string" calcext:value-type="string">
            <text:p>1. Click on 'Downloads' Right column option</text:p>
            <text:p>2. Check the table in the 'Account Downloads' page (Validate ER-1)</text:p>
          </table:table-cell>
          <table:table-cell table:style-name="ce60" office:value-type="string" calcext:value-type="string">
            <text:p>Not Applicable</text:p>
          </table:table-cell>
          <table:table-cell table:style-name="ce62" office:value-type="string" calcext:value-type="string">
            <text:p>1. All the details of the downloadable orders placed by the User should be displayed under the Table columns - Order ID, Customer, Status, Total and Date Added</text:p>
          </table:table-cell>
          <table:table-cell table:style-name="ce63" table:number-columns-repeated="2"/>
          <table:table-cell table:style-name="ce92" table:content-validation-name="val10"/>
          <table:table-cell table:style-name="ce63"/>
          <table:table-cell table:number-columns-repeated="16373"/>
        </table:table-row>
        <table:table-row table:style-name="ro23">
          <table:table-cell table:style-name="ce58" office:value-type="string" calcext:value-type="string">
            <text:p>TC_DL_009</text:p>
          </table:table-cell>
          <table:table-cell table:style-name="ce60" office:value-type="string" calcext:value-type="string">
            <text:p>(TS_020)</text:p>
            <text:p>Downloads</text:p>
          </table:table-cell>
          <table:table-cell table:style-name="ce62" office:value-type="string" calcext:value-type="string">
            <text:p>Validate user is taken to 'Order Information' page from 'Account Downloads' page</text:p>
          </table:table-cell>
          <table:table-cell table:style-name="ce62" office:value-type="string" calcext:value-type="string">
            <text:p>1. Open the Application URL and login</text:p>
            <text:p>2. User has already placed few Downloadable orders</text:p>
          </table:table-cell>
          <table:table-cell table:style-name="ce62" office:value-type="string" calcext:value-type="string">
            <text:p>1. Click on 'Downloads' Right column option</text:p>
            <text:p>2. Click on 'View' icon option in the 'Account Downloads' page (Validate ER-1)</text:p>
          </table:table-cell>
          <table:table-cell table:style-name="ce60" office:value-type="string" calcext:value-type="string">
            <text:p>Not Applicable</text:p>
          </table:table-cell>
          <table:table-cell table:style-name="ce62" office:value-type="string" calcext:value-type="string">
            <text:p>1. User should be taken to 'Order Information' page and all the details of the Downloable order should be displayed there.</text:p>
          </table:table-cell>
          <table:table-cell table:style-name="ce63" table:number-columns-repeated="2"/>
          <table:table-cell table:style-name="ce92" table:content-validation-name="val10"/>
          <table:table-cell table:style-name="ce63"/>
          <table:table-cell table:number-columns-repeated="16373"/>
        </table:table-row>
        <table:table-row table:style-name="ro24">
          <table:table-cell table:style-name="ce58" office:value-type="string" calcext:value-type="string">
            <text:p>TC_DL_010</text:p>
          </table:table-cell>
          <table:table-cell table:style-name="ce60" office:value-type="string" calcext:value-type="string">
            <text:p>(TS_020)</text:p>
            <text:p>Downloads</text:p>
          </table:table-cell>
          <table:table-cell table:style-name="ce62" office:value-type="string" calcext:value-type="string">
            <text:p>Validate the Breadcrumb of 'Account Downloads' page</text:p>
          </table:table-cell>
          <table:table-cell table:style-name="ce62" office:value-type="string" calcext:value-type="string">
            <text:p>1. Open the Application URL and login </text:p>
          </table:table-cell>
          <table:table-cell table:style-name="ce62" office:value-type="string" calcext:value-type="string">
            <text:p>1. Click on 'Downloads' Right column option</text:p>
            <text:p>2. Check the Breadcrumb of 'Account Downloads' page (Validate ER-1)</text:p>
          </table:table-cell>
          <table:table-cell table:style-name="ce60" office:value-type="string" calcext:value-type="string">
            <text:p>Not Applicable</text:p>
          </table:table-cell>
          <table:table-cell table:style-name="ce62" office:value-type="string" calcext:value-type="string">
            <text:p>1. Breadcrumb should be displayed and properly working in the 'Account Downloads' page. </text:p>
          </table:table-cell>
          <table:table-cell table:style-name="ce63" table:number-columns-repeated="2"/>
          <table:table-cell table:style-name="ce92" table:content-validation-name="val10"/>
          <table:table-cell table:style-name="ce63"/>
          <table:table-cell table:number-columns-repeated="16373"/>
        </table:table-row>
        <table:table-row table:style-name="ro24">
          <table:table-cell table:style-name="ce58" office:value-type="string" calcext:value-type="string">
            <text:p>TC_DL_011</text:p>
          </table:table-cell>
          <table:table-cell table:style-name="ce60" office:value-type="string" calcext:value-type="string">
            <text:p>(TS_020)</text:p>
            <text:p>Downloads</text:p>
          </table:table-cell>
          <table:table-cell table:style-name="ce62" office:value-type="string" calcext:value-type="string">
            <text:p>Validate the Page URL, Page Heading and Page Title of 'Account Downloads' page</text:p>
          </table:table-cell>
          <table:table-cell table:style-name="ce62" office:value-type="string" calcext:value-type="string">
            <text:p>1. Open the Application URL and login </text:p>
          </table:table-cell>
          <table:table-cell table:style-name="ce62" office:value-type="string" calcext:value-type="string">
            <text:p>1. Click on 'Downloads' Right column option</text:p>
            <text:p>2. Check the 'Page URL', 'Page Title' and 'Page Heading' of 'Account Downloads' page (Validate ER-1)</text:p>
          </table:table-cell>
          <table:table-cell table:style-name="ce60" office:value-type="string" calcext:value-type="string">
            <text:p>Not Applicable</text:p>
          </table:table-cell>
          <table:table-cell table:style-name="ce62" office:value-type="string" calcext:value-type="string">
            <text:p>1. Correct Page URL, Page Heading and Page Title should be displayed in the 'Account Downloads' page</text:p>
          </table:table-cell>
          <table:table-cell table:style-name="ce63" table:number-columns-repeated="2"/>
          <table:table-cell table:style-name="ce92" table:content-validation-name="val10"/>
          <table:table-cell table:style-name="ce63"/>
          <table:table-cell table:number-columns-repeated="16373"/>
        </table:table-row>
        <table:table-row table:style-name="ro24">
          <table:table-cell table:style-name="ce58" office:value-type="string" calcext:value-type="string">
            <text:p>TC_DL_012</text:p>
          </table:table-cell>
          <table:table-cell table:style-name="ce60" office:value-type="string" calcext:value-type="string">
            <text:p>(TS_020)</text:p>
            <text:p>Downloads</text:p>
          </table:table-cell>
          <table:table-cell table:style-name="ce62" office:value-type="string" calcext:value-type="string">
            <text:p>Validate the UI of 'Account Downloads' page functionality</text:p>
          </table:table-cell>
          <table:table-cell table:style-name="ce62" office:value-type="string" calcext:value-type="string">
            <text:p>1. Open the Application URL and login</text:p>
          </table:table-cell>
          <table:table-cell table:style-name="ce62" office:value-type="string" calcext:value-type="string">
            <text:p>1. Check the UI of the functionality related to 'Account Downloads' page functionality <text:s/>(Validate ER-1)</text:p>
          </table:table-cell>
          <table:table-cell table:style-name="ce60" office:value-type="string" calcext:value-type="string">
            <text:p>Not Applicable</text:p>
          </table:table-cell>
          <table:table-cell table:style-name="ce62" office:value-type="string" calcext:value-type="string">
            <text:p>1. Proper UI adhering to the UI checklist should be displayed for the 'Account Downloads' page functionality</text:p>
          </table:table-cell>
          <table:table-cell table:style-name="ce63" table:number-columns-repeated="2"/>
          <table:table-cell table:style-name="ce92" table:content-validation-name="val10"/>
          <table:table-cell table:style-name="ce63"/>
          <table:table-cell table:number-columns-repeated="16373"/>
        </table:table-row>
        <table:table-row table:style-name="ro43">
          <table:table-cell table:style-name="ce58" office:value-type="string" calcext:value-type="string">
            <text:p>TC_DL_013</text:p>
          </table:table-cell>
          <table:table-cell table:style-name="ce60" office:value-type="string" calcext:value-type="string">
            <text:p>(TS_020)</text:p>
            <text:p>Downloads</text:p>
          </table:table-cell>
          <table:table-cell table:style-name="ce62" office:value-type="string" calcext:value-type="string">
            <text:p>Validate the 'Account Downloads' page functionality in all the supported environments</text:p>
          </table:table-cell>
          <table:table-cell table:style-name="ce62" office:value-type="string" calcext:value-type="string">
            <text:p>1. Open the Application URL and login</text:p>
          </table:table-cell>
          <table:table-cell table:style-name="ce62" office:value-type="string" calcext:value-type="string">
            <text:p>1. Check the'Account Downloads' page functionality in all the supported environments (Validate ER-1)</text:p>
          </table:table-cell>
          <table:table-cell table:style-name="ce60" office:value-type="string" calcext:value-type="string">
            <text:p>Not Applicable</text:p>
          </table:table-cell>
          <table:table-cell table:style-name="ce62" office:value-type="string" calcext:value-type="string">
            <text:p>1. 'Account Downloads' page functionality should work correctly in all the supported environments</text:p>
          </table:table-cell>
          <table:table-cell table:style-name="ce63" table:number-columns-repeated="2"/>
          <table:table-cell table:style-name="ce92" table:content-validation-name="val10"/>
          <table:table-cell table:style-name="ce63"/>
          <table:table-cell table:number-columns-repeated="16373"/>
        </table:table-row>
        <table:table-row table:style-name="ro19" table:number-rows-repeated="1048560">
          <table:table-cell table:number-columns-repeated="16384"/>
        </table:table-row>
        <table:table-row table:style-name="ro19">
          <table:table-cell table:number-columns-repeated="16384"/>
        </table:table-row>
        <calcext:conditional-formats>
          <calcext:conditional-format calcext:target-range-address="Downloads.J3:Downloads.J15">
            <calcext:condition calcext:apply-style-name="ConditionalStyle_48" calcext:value="contains-text(&quot;NOT TESTED&quot;)" calcext:base-cell-address="Downloads.J3"/>
            <calcext:condition calcext:apply-style-name="ConditionalStyle_47" calcext:value="contains-text(&quot;BLOCKED&quot;)" calcext:base-cell-address="Downloads.J3"/>
            <calcext:condition calcext:apply-style-name="ConditionalStyle_46" calcext:value="contains-text(&quot;FAIL&quot;)" calcext:base-cell-address="Downloads.J3"/>
            <calcext:condition calcext:apply-style-name="ConditionalStyle_45" calcext:value="contains-text(&quot;PASS&quot;)" calcext:base-cell-address="Downloads.J3"/>
          </calcext:conditional-format>
        </calcext:conditional-formats>
      </table:table>
      <table:table table:name="Reward Points" table:style-name="ta23">
        <table:table-column table:style-name="co41" table:default-cell-style-name="ce37"/>
        <table:table-column table:style-name="co33" table:default-cell-style-name="ce37"/>
        <table:table-column table:style-name="co34" table:default-cell-style-name="ce37"/>
        <table:table-column table:style-name="co35" table:default-cell-style-name="ce37"/>
        <table:table-column table:style-name="co44" table:default-cell-style-name="ce37"/>
        <table:table-column table:style-name="co36" table:default-cell-style-name="ce37"/>
        <table:table-column table:style-name="co37" table:default-cell-style-name="ce37"/>
        <table:table-column table:style-name="co38" table:default-cell-style-name="ce37"/>
        <table:table-column table:style-name="co8" table:default-cell-style-name="ce37"/>
        <table:table-column table:style-name="co39" table:default-cell-style-name="ce37"/>
        <table:table-column table:style-name="co40" table:default-cell-style-name="ce37"/>
        <table:table-column table:style-name="co10" table:number-columns-repeated="16373" table:default-cell-style-name="ce37"/>
        <table:table-row table:style-name="ro19">
          <table:table-cell table:style-name="ce69" office:value-type="string" calcext:value-type="string">
            <text:p>Test Case ID</text:p>
          </table:table-cell>
          <table:table-cell table:style-name="ce69" office:value-type="string" calcext:value-type="string">
            <text:p>Test Scenario </text:p>
          </table:table-cell>
          <table:table-cell table:style-name="ce69" office:value-type="string" calcext:value-type="string">
            <text:p>Test Case Title</text:p>
          </table:table-cell>
          <table:table-cell table:style-name="ce69" office:value-type="string" calcext:value-type="string">
            <text:p>Pre-requisites</text:p>
          </table:table-cell>
          <table:table-cell table:style-name="ce69" office:value-type="string" calcext:value-type="string">
            <text:p>Test Steps</text:p>
          </table:table-cell>
          <table:table-cell table:style-name="ce69" office:value-type="string" calcext:value-type="string">
            <text:p>Test Data</text:p>
          </table:table-cell>
          <table:table-cell table:style-name="ce69" office:value-type="string" calcext:value-type="string">
            <text:p>Expected Result (ER)</text:p>
          </table:table-cell>
          <table:table-cell table:style-name="ce69" office:value-type="string" calcext:value-type="string">
            <text:p>Actual Result</text:p>
          </table:table-cell>
          <table:table-cell table:style-name="ce69" office:value-type="string" calcext:value-type="string">
            <text:p>Priority</text:p>
          </table:table-cell>
          <table:table-cell table:style-name="ce69" office:value-type="string" calcext:value-type="string">
            <text:p>Result</text:p>
          </table:table-cell>
          <table:table-cell table:style-name="ce69" office:value-type="string" calcext:value-type="string">
            <text:p>Comments</text:p>
          </table:table-cell>
          <table:table-cell table:number-columns-repeated="16373"/>
        </table:table-row>
        <table:table-row table:style-name="ro21">
          <table:table-cell table:style-name="ce57" office:value-type="string" calcext:value-type="string" table:number-columns-spanned="2" table:number-rows-spanned="1">
            <text:p><text:a xlink:href="#'Test Scenarios'.A10" xlink:type="simple">&lt;&lt; Test Scenarios</text:a></text:p>
          </table:table-cell>
          <table:covered-table-cell table:style-name="ce59"/>
          <table:table-cell table:style-name="ce61" table:number-columns-repeated="9"/>
          <table:table-cell table:style-name="ce47" table:number-columns-repeated="16373"/>
        </table:table-row>
        <table:table-row table:style-name="ro24">
          <table:table-cell table:style-name="ce58" office:value-type="string" calcext:value-type="string">
            <text:p>TC_RP_001</text:p>
          </table:table-cell>
          <table:table-cell table:style-name="ce60" office:value-type="string" calcext:value-type="string">
            <text:p>(TS_021)</text:p>
            <text:p>Reward Points</text:p>
          </table:table-cell>
          <table:table-cell table:style-name="ce62" office:value-type="string" calcext:value-type="string">
            <text:p>Validate navigating to 'Your Reward Points' page from 'My Account' page</text:p>
          </table:table-cell>
          <table:table-cell table:style-name="ce62" office:value-type="string" calcext:value-type="string">
            <text:p>1. Open the Application URL and login</text:p>
          </table:table-cell>
          <table:table-cell table:style-name="ce62" office:value-type="string" calcext:value-type="string">
            <text:p>1. Click on 'Your Reward Points' in the displayed 'My Account' page (Validate ER-1)</text:p>
          </table:table-cell>
          <table:table-cell table:style-name="ce60" office:value-type="string" calcext:value-type="string">
            <text:p>Not Applicable</text:p>
          </table:table-cell>
          <table:table-cell table:style-name="ce62" office:value-type="string" calcext:value-type="string">
            <text:p>1. User should be taken to 'Your Reward Points' page</text:p>
          </table:table-cell>
          <table:table-cell table:style-name="ce63"/>
          <table:table-cell table:style-name="ce58"/>
          <table:table-cell table:style-name="ce93" table:content-validation-name="val19"/>
          <table:table-cell table:style-name="ce63"/>
          <table:table-cell table:number-columns-repeated="16373"/>
        </table:table-row>
        <table:table-row table:style-name="ro24">
          <table:table-cell table:style-name="ce58" office:value-type="string" calcext:value-type="string">
            <text:p>TC_RP_002</text:p>
          </table:table-cell>
          <table:table-cell table:style-name="ce60" office:value-type="string" calcext:value-type="string">
            <text:p>(TS_021)</text:p>
            <text:p>Reward Points</text:p>
          </table:table-cell>
          <table:table-cell table:style-name="ce62" office:value-type="string" calcext:value-type="string">
            <text:p>Validate navigating to 'Your Reward Points' page from Right Column options</text:p>
          </table:table-cell>
          <table:table-cell table:style-name="ce62" office:value-type="string" calcext:value-type="string">
            <text:p>1. Open the Application URL and login</text:p>
          </table:table-cell>
          <table:table-cell table:style-name="ce62" office:value-type="string" calcext:value-type="string">
            <text:p>1. Click on 'Reward Points' from the Right Column options (Validate ER-1)</text:p>
          </table:table-cell>
          <table:table-cell table:style-name="ce60" office:value-type="string" calcext:value-type="string">
            <text:p>Not Applicable</text:p>
          </table:table-cell>
          <table:table-cell table:style-name="ce62" office:value-type="string" calcext:value-type="string">
            <text:p>1. User should be taken to 'Your Reward Points' page</text:p>
          </table:table-cell>
          <table:table-cell table:style-name="ce63" table:number-columns-repeated="2"/>
          <table:table-cell table:style-name="ce93" table:content-validation-name="val19"/>
          <table:table-cell table:style-name="ce63"/>
          <table:table-cell table:number-columns-repeated="16373"/>
        </table:table-row>
        <table:table-row table:style-name="ro29">
          <table:table-cell table:style-name="ce58" office:value-type="string" calcext:value-type="string">
            <text:p>TC_RP_003</text:p>
          </table:table-cell>
          <table:table-cell table:style-name="ce60" office:value-type="string" calcext:value-type="string">
            <text:p>(TS_021)</text:p>
            <text:p>Reward Points</text:p>
          </table:table-cell>
          <table:table-cell table:style-name="ce62" office:value-type="string" calcext:value-type="string">
            <text:p>Validate navigating to 'Your Reward Points' page by selecting the option from Right Column options before login</text:p>
          </table:table-cell>
          <table:table-cell table:style-name="ce62" office:value-type="string" calcext:value-type="string">
            <text:p>1. Open the Application URL</text:p>
            <text:p>2. User is not logged in</text:p>
          </table:table-cell>
          <table:table-cell table:style-name="ce62" office:value-type="string" calcext:value-type="string">
            <text:p>1. Click on 'My Account' dropmenu</text:p>
            <text:p>2. Select 'Register' option</text:p>
            <text:p>3. Click on 'Reward Points' Right Column option in the displayed 'Registered Account' page (Validate ER-1)</text:p>
            <text:p>4. Enter the credentials and click on 'Login' button (Validate ER-2)</text:p>
          </table:table-cell>
          <table:table-cell table:style-name="ce60" office:value-type="string" calcext:value-type="string">
            <text:p>Not Applicable</text:p>
          </table:table-cell>
          <table:table-cell table:style-name="ce62" office:value-type="string" calcext:value-type="string">
            <text:p>1. User should be taken to Login page</text:p>
            <text:p>2. User should be taken to 'Your Reward Points' page</text:p>
          </table:table-cell>
          <table:table-cell table:style-name="ce63" table:number-columns-repeated="2"/>
          <table:table-cell table:style-name="ce93" table:content-validation-name="val19"/>
          <table:table-cell table:style-name="ce63"/>
          <table:table-cell table:number-columns-repeated="16373"/>
        </table:table-row>
        <table:table-row table:style-name="ro29">
          <table:table-cell table:style-name="ce58" office:value-type="string" calcext:value-type="string">
            <text:p>TC_RP_004</text:p>
          </table:table-cell>
          <table:table-cell table:style-name="ce60" office:value-type="string" calcext:value-type="string">
            <text:p>(TS_021)</text:p>
            <text:p>Reward Points</text:p>
          </table:table-cell>
          <table:table-cell table:style-name="ce62" office:value-type="string" calcext:value-type="string">
            <text:p>Validate 'Your Reward Points' page when there are no reward points </text:p>
          </table:table-cell>
          <table:table-cell table:style-name="ce62" office:value-type="string" calcext:value-type="string">
            <text:p>1. Open the Application URL and login</text:p>
            <text:p>2. User have not purchased anything so far, which adds the reward points (i.e. No reward points are added)</text:p>
          </table:table-cell>
          <table:table-cell table:style-name="ce62" office:value-type="string" calcext:value-type="string">
            <text:p>1. Click on 'Reward Points' from the Right Column options</text:p>
            <text:p>2. Check the 'Your Reward Points' page (Validate ER-1 and ER-2)</text:p>
          </table:table-cell>
          <table:table-cell table:style-name="ce60" office:value-type="string" calcext:value-type="string">
            <text:p>Not Applicable</text:p>
          </table:table-cell>
          <table:table-cell table:style-name="ce62" office:value-type="string" calcext:value-type="string">
            <text:p>1. Text - 'Your total number of reward points is: 0.' should be displayed</text:p>
            <text:p>2. Table having the columns - Date Added, Description and Points should be displayed without any details. Instead a text - 'You do not have any reward points!' should be displayed</text:p>
          </table:table-cell>
          <table:table-cell table:style-name="ce63" table:number-columns-repeated="2"/>
          <table:table-cell table:style-name="ce93" table:content-validation-name="val19"/>
          <table:table-cell table:style-name="ce63"/>
          <table:table-cell table:number-columns-repeated="16373"/>
        </table:table-row>
        <table:table-row table:style-name="ro23">
          <table:table-cell table:style-name="ce58" office:value-type="string" calcext:value-type="string">
            <text:p>TC_RP_005</text:p>
          </table:table-cell>
          <table:table-cell table:style-name="ce60" office:value-type="string" calcext:value-type="string">
            <text:p>(TS_021)</text:p>
            <text:p>Reward Points</text:p>
          </table:table-cell>
          <table:table-cell table:style-name="ce62" office:value-type="string" calcext:value-type="string">
            <text:p>Validate 'Continue' button in the 'Your Reward Points' page</text:p>
          </table:table-cell>
          <table:table-cell table:style-name="ce62" office:value-type="string" calcext:value-type="string">
            <text:p>1. Open the Application URL and login</text:p>
          </table:table-cell>
          <table:table-cell table:style-name="ce62" office:value-type="string" calcext:value-type="string">
            <text:p>1. Click on 'Reward Points' from the Right Column options</text:p>
            <text:p>2. Click on 'Continue' button in the displayed 'Your Reward Points' page (Validate ER-1)</text:p>
          </table:table-cell>
          <table:table-cell table:style-name="ce60" office:value-type="string" calcext:value-type="string">
            <text:p>Not Applicable</text:p>
          </table:table-cell>
          <table:table-cell table:style-name="ce62" office:value-type="string" calcext:value-type="string">
            <text:p>1. User should be taken to 'My Account' page</text:p>
          </table:table-cell>
          <table:table-cell table:style-name="ce63" table:number-columns-repeated="2"/>
          <table:table-cell table:style-name="ce93" table:content-validation-name="val19"/>
          <table:table-cell table:style-name="ce63"/>
          <table:table-cell table:number-columns-repeated="16373"/>
        </table:table-row>
        <table:table-row table:style-name="ro27">
          <table:table-cell table:style-name="ce58" office:value-type="string" calcext:value-type="string">
            <text:p>TC_RP_006</text:p>
          </table:table-cell>
          <table:table-cell table:style-name="ce60" office:value-type="string" calcext:value-type="string">
            <text:p>(TS_021)</text:p>
            <text:p>Reward Points</text:p>
          </table:table-cell>
          <table:table-cell table:style-name="ce62" office:value-type="string" calcext:value-type="string">
            <text:p>Validate User purchases the products having reward points and checks the 'Your Reward Points' page for details</text:p>
          </table:table-cell>
          <table:table-cell table:style-name="ce62" office:value-type="string" calcext:value-type="string">
            <text:p>1. Open the Application URL and login</text:p>
            <text:p>2. User purchases few products having the reward points </text:p>
          </table:table-cell>
          <table:table-cell table:style-name="ce62" office:value-type="string" calcext:value-type="string">
            <text:p>1. Click on 'Reward Points' from the Right Column options</text:p>
            <text:p>2. Check the Reward Points details for all the Products purchased in the displayed 'Reward Points' page (Validate ER-1)</text:p>
          </table:table-cell>
          <table:table-cell table:style-name="ce60" office:value-type="string" calcext:value-type="string">
            <text:p>Not Applicable</text:p>
          </table:table-cell>
          <table:table-cell table:style-name="ce62" office:value-type="string" calcext:value-type="string">
            <text:p>1. Table having the columns - Date Added, Description and Points should be displayed with proper reward points details for the products purchased by the User</text:p>
          </table:table-cell>
          <table:table-cell table:style-name="ce63" table:number-columns-repeated="2"/>
          <table:table-cell table:style-name="ce93" table:content-validation-name="val19"/>
          <table:table-cell table:style-name="ce63"/>
          <table:table-cell table:number-columns-repeated="16373"/>
        </table:table-row>
        <table:table-row table:style-name="ro24">
          <table:table-cell table:style-name="ce58" office:value-type="string" calcext:value-type="string">
            <text:p>TC_RP_007</text:p>
          </table:table-cell>
          <table:table-cell table:style-name="ce60" office:value-type="string" calcext:value-type="string">
            <text:p>(TS_021)</text:p>
            <text:p>Reward Points</text:p>
          </table:table-cell>
          <table:table-cell table:style-name="ce62" office:value-type="string" calcext:value-type="string">
            <text:p>Validate the Breadcrumb of 'Your Rewards Points' page</text:p>
          </table:table-cell>
          <table:table-cell table:style-name="ce62" office:value-type="string" calcext:value-type="string">
            <text:p>1. Open the Application URL and login </text:p>
          </table:table-cell>
          <table:table-cell table:style-name="ce62" office:value-type="string" calcext:value-type="string">
            <text:p>1. Click on 'Reward Points' Right column option</text:p>
            <text:p>2. Check the Breadcrumb of the displayed  'Your Reward Points' page (Validate ER-1)</text:p>
          </table:table-cell>
          <table:table-cell table:style-name="ce60" office:value-type="string" calcext:value-type="string">
            <text:p>Not Applicable</text:p>
          </table:table-cell>
          <table:table-cell table:style-name="ce62" office:value-type="string" calcext:value-type="string">
            <text:p>1. Breadcrumb should be displayed and properly working in the 'Your Reward Points' page. </text:p>
          </table:table-cell>
          <table:table-cell table:style-name="ce63" table:number-columns-repeated="2"/>
          <table:table-cell table:style-name="ce93" table:content-validation-name="val19"/>
          <table:table-cell table:style-name="ce63"/>
          <table:table-cell table:number-columns-repeated="16373"/>
        </table:table-row>
        <table:table-row table:style-name="ro24">
          <table:table-cell table:style-name="ce58" office:value-type="string" calcext:value-type="string">
            <text:p>TC_RP_008</text:p>
          </table:table-cell>
          <table:table-cell table:style-name="ce60" office:value-type="string" calcext:value-type="string">
            <text:p>(TS_021)</text:p>
            <text:p>Reward Points</text:p>
          </table:table-cell>
          <table:table-cell table:style-name="ce62" office:value-type="string" calcext:value-type="string">
            <text:p>Validate the Page URL, Page Heading and Page Title of 'Your Reward Points' page</text:p>
          </table:table-cell>
          <table:table-cell table:style-name="ce62" office:value-type="string" calcext:value-type="string">
            <text:p>1. Open the Application URL and login </text:p>
          </table:table-cell>
          <table:table-cell table:style-name="ce62" office:value-type="string" calcext:value-type="string">
            <text:p>1. Click on 'Reward Points' Right column option</text:p>
            <text:p>2. Check the 'Page URL', 'Page Title' and 'Page Heading' of 'Your Reward Points' page (Validate ER-1)</text:p>
          </table:table-cell>
          <table:table-cell table:style-name="ce60" office:value-type="string" calcext:value-type="string">
            <text:p>Not Applicable</text:p>
          </table:table-cell>
          <table:table-cell table:style-name="ce62" office:value-type="string" calcext:value-type="string">
            <text:p>1. Correct Page URL, Page Heading and Page Title should be displayed in the 'Your Reward Points' page</text:p>
          </table:table-cell>
          <table:table-cell table:style-name="ce63" table:number-columns-repeated="2"/>
          <table:table-cell table:style-name="ce93" table:content-validation-name="val19"/>
          <table:table-cell table:style-name="ce63"/>
          <table:table-cell table:number-columns-repeated="16373"/>
        </table:table-row>
        <table:table-row table:style-name="ro24">
          <table:table-cell table:style-name="ce58" office:value-type="string" calcext:value-type="string">
            <text:p>TC_RP_009</text:p>
          </table:table-cell>
          <table:table-cell table:style-name="ce60" office:value-type="string" calcext:value-type="string">
            <text:p>(TS_021)</text:p>
            <text:p>Reward Points</text:p>
          </table:table-cell>
          <table:table-cell table:style-name="ce62" office:value-type="string" calcext:value-type="string">
            <text:p>Validate the UI of 'Your Reward Points' page functionality</text:p>
          </table:table-cell>
          <table:table-cell table:style-name="ce62" office:value-type="string" calcext:value-type="string">
            <text:p>1. Open the Application URL and login</text:p>
          </table:table-cell>
          <table:table-cell table:style-name="ce62" office:value-type="string" calcext:value-type="string">
            <text:p>1. Check the UI of the functionality related to 'Your Reward Points' page functionality <text:s/>(Validate ER-1)</text:p>
          </table:table-cell>
          <table:table-cell table:style-name="ce60" office:value-type="string" calcext:value-type="string">
            <text:p>Not Applicable</text:p>
          </table:table-cell>
          <table:table-cell table:style-name="ce62" office:value-type="string" calcext:value-type="string">
            <text:p>1. Proper UI adhering to the UI checklist should be displayed for the 'Your Reward Points' page functionality</text:p>
          </table:table-cell>
          <table:table-cell table:style-name="ce63" table:number-columns-repeated="2"/>
          <table:table-cell table:style-name="ce93" table:content-validation-name="val19"/>
          <table:table-cell table:style-name="ce63"/>
          <table:table-cell table:number-columns-repeated="16373"/>
        </table:table-row>
        <table:table-row table:style-name="ro43">
          <table:table-cell table:style-name="ce58" office:value-type="string" calcext:value-type="string">
            <text:p>TC_RP_010</text:p>
          </table:table-cell>
          <table:table-cell table:style-name="ce60" office:value-type="string" calcext:value-type="string">
            <text:p>(TS_021)</text:p>
            <text:p>Reward Points</text:p>
          </table:table-cell>
          <table:table-cell table:style-name="ce62" office:value-type="string" calcext:value-type="string">
            <text:p>Validate the 'Your Reward Points' page functionality in all the supported environments</text:p>
          </table:table-cell>
          <table:table-cell table:style-name="ce62" office:value-type="string" calcext:value-type="string">
            <text:p>1. Open the Application URL and login</text:p>
          </table:table-cell>
          <table:table-cell table:style-name="ce62" office:value-type="string" calcext:value-type="string">
            <text:p>1. Check the 'Your Reward Points' page functionality in all the supported environments (Validate ER-1)</text:p>
          </table:table-cell>
          <table:table-cell table:style-name="ce60" office:value-type="string" calcext:value-type="string">
            <text:p>Not Applicable</text:p>
          </table:table-cell>
          <table:table-cell table:style-name="ce62" office:value-type="string" calcext:value-type="string">
            <text:p>1. 'Your Reward Points' page functionality should work correctly in all the supported environments</text:p>
          </table:table-cell>
          <table:table-cell table:style-name="ce63" table:number-columns-repeated="2"/>
          <table:table-cell table:style-name="ce93" table:content-validation-name="val19"/>
          <table:table-cell table:style-name="ce63"/>
          <table:table-cell table:number-columns-repeated="16373"/>
        </table:table-row>
        <table:table-row table:style-name="ro19" table:number-rows-repeated="1048563">
          <table:table-cell table:number-columns-repeated="16384"/>
        </table:table-row>
        <table:table-row table:style-name="ro19">
          <table:table-cell table:number-columns-repeated="16384"/>
        </table:table-row>
        <calcext:conditional-formats>
          <calcext:conditional-format calcext:target-range-address="'Reward Points'.J3:'Reward Points'.J12">
            <calcext:condition calcext:apply-style-name="ConditionalStyle_44" calcext:value="contains-text(&quot;NOT TESTED&quot;)" calcext:base-cell-address="'Reward Points'.J3"/>
            <calcext:condition calcext:apply-style-name="ConditionalStyle_43" calcext:value="contains-text(&quot;BLOCKED&quot;)" calcext:base-cell-address="'Reward Points'.J3"/>
            <calcext:condition calcext:apply-style-name="ConditionalStyle_42" calcext:value="contains-text(&quot;FAIL&quot;)" calcext:base-cell-address="'Reward Points'.J3"/>
            <calcext:condition calcext:apply-style-name="ConditionalStyle_41" calcext:value="contains-text(&quot;PASS&quot;)" calcext:base-cell-address="'Reward Points'.J3"/>
          </calcext:conditional-format>
        </calcext:conditional-formats>
      </table:table>
      <table:table table:name="Returns" table:style-name="ta24">
        <table:table-column table:style-name="co41" table:default-cell-style-name="ce37"/>
        <table:table-column table:style-name="co33" table:default-cell-style-name="ce37"/>
        <table:table-column table:style-name="co34" table:default-cell-style-name="ce37"/>
        <table:table-column table:style-name="co35" table:default-cell-style-name="ce37"/>
        <table:table-column table:style-name="co44" table:default-cell-style-name="ce37"/>
        <table:table-column table:style-name="co36" table:default-cell-style-name="ce37"/>
        <table:table-column table:style-name="co37" table:default-cell-style-name="ce37"/>
        <table:table-column table:style-name="co38" table:default-cell-style-name="ce37"/>
        <table:table-column table:style-name="co8" table:default-cell-style-name="ce37"/>
        <table:table-column table:style-name="co39" table:default-cell-style-name="ce37"/>
        <table:table-column table:style-name="co40" table:default-cell-style-name="ce37"/>
        <table:table-column table:style-name="co10" table:number-columns-repeated="16373" table:default-cell-style-name="ce37"/>
        <table:table-row table:style-name="ro19">
          <table:table-cell table:style-name="ce69" office:value-type="string" calcext:value-type="string">
            <text:p>Test Case ID</text:p>
          </table:table-cell>
          <table:table-cell table:style-name="ce69" office:value-type="string" calcext:value-type="string">
            <text:p>Test Scenario </text:p>
          </table:table-cell>
          <table:table-cell table:style-name="ce69" office:value-type="string" calcext:value-type="string">
            <text:p>Test Case Title</text:p>
          </table:table-cell>
          <table:table-cell table:style-name="ce69" office:value-type="string" calcext:value-type="string">
            <text:p>Pre-requisites</text:p>
          </table:table-cell>
          <table:table-cell table:style-name="ce69" office:value-type="string" calcext:value-type="string">
            <text:p>Test Steps</text:p>
          </table:table-cell>
          <table:table-cell table:style-name="ce69" office:value-type="string" calcext:value-type="string">
            <text:p>Test Data</text:p>
          </table:table-cell>
          <table:table-cell table:style-name="ce69" office:value-type="string" calcext:value-type="string">
            <text:p>Expected Result (ER)</text:p>
          </table:table-cell>
          <table:table-cell table:style-name="ce69" office:value-type="string" calcext:value-type="string">
            <text:p>Actual Result</text:p>
          </table:table-cell>
          <table:table-cell table:style-name="ce69" office:value-type="string" calcext:value-type="string">
            <text:p>Priority</text:p>
          </table:table-cell>
          <table:table-cell table:style-name="ce69" office:value-type="string" calcext:value-type="string">
            <text:p>Result</text:p>
          </table:table-cell>
          <table:table-cell table:style-name="ce69" office:value-type="string" calcext:value-type="string">
            <text:p>Comments</text:p>
          </table:table-cell>
          <table:table-cell table:number-columns-repeated="16373"/>
        </table:table-row>
        <table:table-row table:style-name="ro21">
          <table:table-cell table:style-name="ce57" office:value-type="string" calcext:value-type="string" table:number-columns-spanned="2" table:number-rows-spanned="1">
            <text:p><text:a xlink:href="#'Test Scenarios'.A10" xlink:type="simple">&lt;&lt; Test Scenarios</text:a></text:p>
          </table:table-cell>
          <table:covered-table-cell table:style-name="ce59"/>
          <table:table-cell table:style-name="ce61" table:number-columns-repeated="9"/>
          <table:table-cell table:style-name="ce47" table:number-columns-repeated="16373"/>
        </table:table-row>
        <table:table-row table:style-name="ro24">
          <table:table-cell table:style-name="ce58" office:value-type="string" calcext:value-type="string">
            <text:p>TC_RS_001</text:p>
          </table:table-cell>
          <table:table-cell table:style-name="ce60" office:value-type="string" calcext:value-type="string">
            <text:p>(TS_022)</text:p>
            <text:p>Returns Page</text:p>
          </table:table-cell>
          <table:table-cell table:style-name="ce62" office:value-type="string" calcext:value-type="string">
            <text:p>Validate navigating to 'Product Returns' page from 'My Account' page</text:p>
          </table:table-cell>
          <table:table-cell table:style-name="ce62" office:value-type="string" calcext:value-type="string">
            <text:p>1. Open the Application URL and login</text:p>
          </table:table-cell>
          <table:table-cell table:style-name="ce62" office:value-type="string" calcext:value-type="string">
            <text:p>1. Click on 'View your return requests' from the 'My Account' page (Validate ER-1)</text:p>
          </table:table-cell>
          <table:table-cell table:style-name="ce60" office:value-type="string" calcext:value-type="string">
            <text:p>Not Applicable</text:p>
          </table:table-cell>
          <table:table-cell table:style-name="ce62" office:value-type="string" calcext:value-type="string">
            <text:p>1. User should be taken to 'Product Returns' page</text:p>
          </table:table-cell>
          <table:table-cell table:style-name="ce63"/>
          <table:table-cell table:style-name="ce58"/>
          <table:table-cell table:style-name="ce94" table:content-validation-name="val10"/>
          <table:table-cell table:style-name="ce63"/>
          <table:table-cell table:number-columns-repeated="16373"/>
        </table:table-row>
        <table:table-row table:style-name="ro24">
          <table:table-cell table:style-name="ce58" office:value-type="string" calcext:value-type="string">
            <text:p>TC_RS_002</text:p>
          </table:table-cell>
          <table:table-cell table:style-name="ce60" office:value-type="string" calcext:value-type="string">
            <text:p>(TS_022)</text:p>
            <text:p>Returns Page</text:p>
          </table:table-cell>
          <table:table-cell table:style-name="ce62" office:value-type="string" calcext:value-type="string">
            <text:p>Validate navigating to 'Product Returns' page using Right column option</text:p>
          </table:table-cell>
          <table:table-cell table:style-name="ce62" office:value-type="string" calcext:value-type="string">
            <text:p>1. Open the Application URL and login</text:p>
          </table:table-cell>
          <table:table-cell table:style-name="ce62" office:value-type="string" calcext:value-type="string">
            <text:p>1. Click on 'Returns' from the Right Column options (Validate ER-1)</text:p>
          </table:table-cell>
          <table:table-cell table:style-name="ce60" office:value-type="string" calcext:value-type="string">
            <text:p>Not Applicable</text:p>
          </table:table-cell>
          <table:table-cell table:style-name="ce62" office:value-type="string" calcext:value-type="string">
            <text:p>1. User should be taken to 'Product Returns' page</text:p>
          </table:table-cell>
          <table:table-cell table:style-name="ce63" table:number-columns-repeated="2"/>
          <table:table-cell table:style-name="ce94" table:content-validation-name="val10"/>
          <table:table-cell table:style-name="ce63"/>
          <table:table-cell table:number-columns-repeated="16373"/>
        </table:table-row>
        <table:table-row table:style-name="ro29">
          <table:table-cell table:style-name="ce58" office:value-type="string" calcext:value-type="string">
            <text:p>TC_RS_003</text:p>
          </table:table-cell>
          <table:table-cell table:style-name="ce60" office:value-type="string" calcext:value-type="string">
            <text:p>(TS_022)</text:p>
            <text:p>Returns Page</text:p>
          </table:table-cell>
          <table:table-cell table:style-name="ce62" office:value-type="string" calcext:value-type="string">
            <text:p>Validate navigating to 'Product Returns' page by selecting the option from Right Column options before login</text:p>
          </table:table-cell>
          <table:table-cell table:style-name="ce62" office:value-type="string" calcext:value-type="string">
            <text:p>1. Open the Application URL</text:p>
            <text:p>2. User is not logged in</text:p>
          </table:table-cell>
          <table:table-cell table:style-name="ce62" office:value-type="string" calcext:value-type="string">
            <text:p>1. Click on 'My Account' dropmenu</text:p>
            <text:p>2. Select 'Register' option</text:p>
            <text:p>3. Click on 'Returns' Right Column option in the displayed 'Registered Account' page (Validate ER-1)</text:p>
            <text:p>4. Enter the credentials and click on 'Login' button (Validate ER-2)</text:p>
          </table:table-cell>
          <table:table-cell table:style-name="ce60" office:value-type="string" calcext:value-type="string">
            <text:p>Not Applicable</text:p>
          </table:table-cell>
          <table:table-cell table:style-name="ce62" office:value-type="string" calcext:value-type="string">
            <text:p>1. User should be taken to Login page</text:p>
            <text:p>2. User should be taken to 'Product Returns' page</text:p>
          </table:table-cell>
          <table:table-cell table:style-name="ce63" table:number-columns-repeated="2"/>
          <table:table-cell table:style-name="ce94" table:content-validation-name="val10"/>
          <table:table-cell table:style-name="ce63"/>
          <table:table-cell table:number-columns-repeated="16373"/>
        </table:table-row>
        <table:table-row table:style-name="ro23">
          <table:table-cell table:style-name="ce58" office:value-type="string" calcext:value-type="string">
            <text:p>TC_RS_004</text:p>
          </table:table-cell>
          <table:table-cell table:style-name="ce60" office:value-type="string" calcext:value-type="string">
            <text:p>(TS_022)</text:p>
            <text:p>Returns Page</text:p>
          </table:table-cell>
          <table:table-cell table:style-name="ce62" office:value-type="string" calcext:value-type="string">
            <text:p>Validate navigating to 'Product Returns' page when there are no products returned by the User</text:p>
          </table:table-cell>
          <table:table-cell table:style-name="ce62" office:value-type="string" calcext:value-type="string">
            <text:p>1. Open the Application URL and login</text:p>
            <text:p>2. User has not returned any products till date</text:p>
          </table:table-cell>
          <table:table-cell table:style-name="ce62" office:value-type="string" calcext:value-type="string">
            <text:p>1. Click on 'Returns' from the Right Column options</text:p>
            <text:p>2. Check the 'Product Returns' page (Validate ER-1)</text:p>
          </table:table-cell>
          <table:table-cell table:style-name="ce60" office:value-type="string" calcext:value-type="string">
            <text:p>Not Applicable</text:p>
          </table:table-cell>
          <table:table-cell table:style-name="ce62" office:value-type="string" calcext:value-type="string">
            <text:p>1. Text - 'You have not made any previous returns!' should be displayed on the page</text:p>
          </table:table-cell>
          <table:table-cell table:style-name="ce63" table:number-columns-repeated="2"/>
          <table:table-cell table:style-name="ce94" table:content-validation-name="val10"/>
          <table:table-cell table:style-name="ce63"/>
          <table:table-cell table:number-columns-repeated="16373"/>
        </table:table-row>
        <table:table-row table:style-name="ro24">
          <table:table-cell table:style-name="ce58" office:value-type="string" calcext:value-type="string">
            <text:p>TC_RS_005</text:p>
          </table:table-cell>
          <table:table-cell table:style-name="ce60" office:value-type="string" calcext:value-type="string">
            <text:p>(TS_022)</text:p>
            <text:p>Returns Page</text:p>
          </table:table-cell>
          <table:table-cell table:style-name="ce62" office:value-type="string" calcext:value-type="string">
            <text:p>Validate 'Continue' button on the 'Product Returns' page</text:p>
          </table:table-cell>
          <table:table-cell table:style-name="ce62" office:value-type="string" calcext:value-type="string">
            <text:p>1. Open the Application URL and login</text:p>
          </table:table-cell>
          <table:table-cell table:style-name="ce62" office:value-type="string" calcext:value-type="string">
            <text:p>1. Click on 'Returns' from the Right Column options</text:p>
            <text:p>2. Click on 'Continue' button on the displayed 'Product Returns' page (Validate ER-1)</text:p>
          </table:table-cell>
          <table:table-cell table:style-name="ce60" office:value-type="string" calcext:value-type="string">
            <text:p>Not Applicable</text:p>
          </table:table-cell>
          <table:table-cell table:style-name="ce62" office:value-type="string" calcext:value-type="string">
            <text:p>1. User should be taken to 'My Account' page</text:p>
          </table:table-cell>
          <table:table-cell table:style-name="ce63" table:number-columns-repeated="2"/>
          <table:table-cell table:style-name="ce94" table:content-validation-name="val10"/>
          <table:table-cell table:style-name="ce63"/>
          <table:table-cell table:number-columns-repeated="16373"/>
        </table:table-row>
        <table:table-row table:style-name="ro27">
          <table:table-cell table:style-name="ce58" office:value-type="string" calcext:value-type="string">
            <text:p>TC_RS_006</text:p>
          </table:table-cell>
          <table:table-cell table:style-name="ce60" office:value-type="string" calcext:value-type="string">
            <text:p>(TS_022)</text:p>
            <text:p>Returns Page</text:p>
          </table:table-cell>
          <table:table-cell table:style-name="ce62" office:value-type="string" calcext:value-type="string">
            <text:p>Validate the Table containing the Product Return details of the products returned by the User</text:p>
          </table:table-cell>
          <table:table-cell table:style-name="ce62" office:value-type="string" calcext:value-type="string">
            <text:p>1. Open the Application URL and login</text:p>
            <text:p>2.User has returned few products till  date</text:p>
          </table:table-cell>
          <table:table-cell table:style-name="ce62" office:value-type="string" calcext:value-type="string">
            <text:p>1. Click on 'Returns' from the Right Column options</text:p>
            <text:p>2. Check the details of the Proucts in the Table having columns - Return ID, Status, Date Added, Order ID and Customer in the displayed 'Product Returns' page(Validate ER-1)</text:p>
          </table:table-cell>
          <table:table-cell table:style-name="ce60" office:value-type="string" calcext:value-type="string">
            <text:p>Not Applicable</text:p>
          </table:table-cell>
          <table:table-cell table:style-name="ce62" office:value-type="string" calcext:value-type="string">
            <text:p>1. Details of all the products returned by the user till date should be displayed under the Table columns</text:p>
          </table:table-cell>
          <table:table-cell table:style-name="ce63" table:number-columns-repeated="2"/>
          <table:table-cell table:style-name="ce94" table:content-validation-name="val10"/>
          <table:table-cell table:style-name="ce63"/>
          <table:table-cell table:number-columns-repeated="16373"/>
        </table:table-row>
        <table:table-row table:style-name="ro23">
          <table:table-cell table:style-name="ce58" office:value-type="string" calcext:value-type="string">
            <text:p>TC_RS_007</text:p>
          </table:table-cell>
          <table:table-cell table:style-name="ce60" office:value-type="string" calcext:value-type="string">
            <text:p>(TS_022)</text:p>
            <text:p>Returns Page</text:p>
          </table:table-cell>
          <table:table-cell table:style-name="ce62" office:value-type="string" calcext:value-type="string">
            <text:p>Validate navigating to 'Return Information' page from 'Product Returns' page</text:p>
          </table:table-cell>
          <table:table-cell table:style-name="ce62" office:value-type="string" calcext:value-type="string">
            <text:p>1. Open the Application URL and login</text:p>
            <text:p>2.User has returned few products till  date</text:p>
          </table:table-cell>
          <table:table-cell table:style-name="ce62" office:value-type="string" calcext:value-type="string">
            <text:p>1. Click on 'Returns' from the Right Column options</text:p>
            <text:p>2. Click on 'View' icon option of any returned product in the displayed 'Product Returns' page(Validate ER-1)</text:p>
          </table:table-cell>
          <table:table-cell table:style-name="ce60" office:value-type="string" calcext:value-type="string">
            <text:p>Not Applicable</text:p>
          </table:table-cell>
          <table:table-cell table:style-name="ce62" office:value-type="string" calcext:value-type="string">
            <text:p>1. User should be taken to 'Return Information' page</text:p>
          </table:table-cell>
          <table:table-cell table:style-name="ce63" table:number-columns-repeated="2"/>
          <table:table-cell table:style-name="ce94" table:content-validation-name="val10"/>
          <table:table-cell table:style-name="ce63"/>
          <table:table-cell table:number-columns-repeated="16373"/>
        </table:table-row>
        <table:table-row table:style-name="ro24">
          <table:table-cell table:style-name="ce58" office:value-type="string" calcext:value-type="string">
            <text:p>TC_RS_008</text:p>
          </table:table-cell>
          <table:table-cell table:style-name="ce60" office:value-type="string" calcext:value-type="string">
            <text:p>(TS_022)</text:p>
            <text:p>Returns Page</text:p>
          </table:table-cell>
          <table:table-cell table:style-name="ce62" office:value-type="string" calcext:value-type="string">
            <text:p>Validate the Breadcrumb of 'Product Returns' page</text:p>
          </table:table-cell>
          <table:table-cell table:style-name="ce62" office:value-type="string" calcext:value-type="string">
            <text:p>1. Open the Application URL and login </text:p>
          </table:table-cell>
          <table:table-cell table:style-name="ce62" office:value-type="string" calcext:value-type="string">
            <text:p>1. Click on 'Returns' Right column option</text:p>
            <text:p>2. Check the Breadcrumb of the displayed  'Product Returns' page (Validate ER-1)</text:p>
          </table:table-cell>
          <table:table-cell table:style-name="ce60" office:value-type="string" calcext:value-type="string">
            <text:p>Not Applicable</text:p>
          </table:table-cell>
          <table:table-cell table:style-name="ce62" office:value-type="string" calcext:value-type="string">
            <text:p>1. Breadcrumb should be displayed and properly working in the 'Product Returns' page. </text:p>
          </table:table-cell>
          <table:table-cell table:style-name="ce63" table:number-columns-repeated="2"/>
          <table:table-cell table:style-name="ce94" table:content-validation-name="val10"/>
          <table:table-cell table:style-name="ce63"/>
          <table:table-cell table:number-columns-repeated="16373"/>
        </table:table-row>
        <table:table-row table:style-name="ro24">
          <table:table-cell table:style-name="ce58" office:value-type="string" calcext:value-type="string">
            <text:p>TC_RS_009</text:p>
          </table:table-cell>
          <table:table-cell table:style-name="ce60" office:value-type="string" calcext:value-type="string">
            <text:p>(TS_022)</text:p>
            <text:p>Returns Page</text:p>
          </table:table-cell>
          <table:table-cell table:style-name="ce62" office:value-type="string" calcext:value-type="string">
            <text:p>Validate the Page URL, Page Heading and Page Title of 'Product Returns' page</text:p>
          </table:table-cell>
          <table:table-cell table:style-name="ce62" office:value-type="string" calcext:value-type="string">
            <text:p>1. Open the Application URL and login </text:p>
          </table:table-cell>
          <table:table-cell table:style-name="ce62" office:value-type="string" calcext:value-type="string">
            <text:p>1. Click on 'Returns' Right column option</text:p>
            <text:p>2. Check the 'Page URL', 'Page Title' and 'Page Heading' of 'Product Returns' page (Validate ER-1)</text:p>
          </table:table-cell>
          <table:table-cell table:style-name="ce60" office:value-type="string" calcext:value-type="string">
            <text:p>Not Applicable</text:p>
          </table:table-cell>
          <table:table-cell table:style-name="ce62" office:value-type="string" calcext:value-type="string">
            <text:p>1. Correct Page URL, Page Heading and Page Title should be displayed in the 'Product Returns' page</text:p>
          </table:table-cell>
          <table:table-cell table:style-name="ce63" table:number-columns-repeated="2"/>
          <table:table-cell table:style-name="ce94" table:content-validation-name="val10"/>
          <table:table-cell table:style-name="ce63"/>
          <table:table-cell table:number-columns-repeated="16373"/>
        </table:table-row>
        <table:table-row table:style-name="ro24">
          <table:table-cell table:style-name="ce58" office:value-type="string" calcext:value-type="string">
            <text:p>TC_RS_010</text:p>
          </table:table-cell>
          <table:table-cell table:style-name="ce60" office:value-type="string" calcext:value-type="string">
            <text:p>(TS_022)</text:p>
            <text:p>Returns Page</text:p>
          </table:table-cell>
          <table:table-cell table:style-name="ce62" office:value-type="string" calcext:value-type="string">
            <text:p>Validate the UI of 'Product Returns' page functionality</text:p>
          </table:table-cell>
          <table:table-cell table:style-name="ce62" office:value-type="string" calcext:value-type="string">
            <text:p>1. Open the Application URL and login</text:p>
          </table:table-cell>
          <table:table-cell table:style-name="ce62" office:value-type="string" calcext:value-type="string">
            <text:p>1. Check the UI of the functionality related to 'Product Returns' page functionality <text:s/>(Validate ER-1)</text:p>
          </table:table-cell>
          <table:table-cell table:style-name="ce60" office:value-type="string" calcext:value-type="string">
            <text:p>Not Applicable</text:p>
          </table:table-cell>
          <table:table-cell table:style-name="ce62" office:value-type="string" calcext:value-type="string">
            <text:p>1. Proper UI adhering to the UI checklist should be displayed for the 'Product Returns' page functionality</text:p>
          </table:table-cell>
          <table:table-cell table:style-name="ce63" table:number-columns-repeated="2"/>
          <table:table-cell table:style-name="ce94" table:content-validation-name="val10"/>
          <table:table-cell table:style-name="ce63"/>
          <table:table-cell table:number-columns-repeated="16373"/>
        </table:table-row>
        <table:table-row table:style-name="ro24">
          <table:table-cell table:style-name="ce58" office:value-type="string" calcext:value-type="string">
            <text:p>TC_RS_011</text:p>
          </table:table-cell>
          <table:table-cell table:style-name="ce60" office:value-type="string" calcext:value-type="string">
            <text:p>(TS_022)</text:p>
            <text:p>Returns Page</text:p>
          </table:table-cell>
          <table:table-cell table:style-name="ce62" office:value-type="string" calcext:value-type="string">
            <text:p>Validate the 'Product Returns' page functionality in all the supported environments</text:p>
          </table:table-cell>
          <table:table-cell table:style-name="ce62" office:value-type="string" calcext:value-type="string">
            <text:p>1. Open the Application URL and login</text:p>
          </table:table-cell>
          <table:table-cell table:style-name="ce62" office:value-type="string" calcext:value-type="string">
            <text:p>1. Check the 'Product Returns' page functionality in all the supported environments (Validate ER-1)</text:p>
          </table:table-cell>
          <table:table-cell table:style-name="ce60" office:value-type="string" calcext:value-type="string">
            <text:p>Not Applicable</text:p>
          </table:table-cell>
          <table:table-cell table:style-name="ce62" office:value-type="string" calcext:value-type="string">
            <text:p>1. 'Product Returns' page functionality should work correctly in all the supported environments</text:p>
          </table:table-cell>
          <table:table-cell table:style-name="ce63" table:number-columns-repeated="2"/>
          <table:table-cell table:style-name="ce94" table:content-validation-name="val10"/>
          <table:table-cell table:style-name="ce63"/>
          <table:table-cell table:number-columns-repeated="16373"/>
        </table:table-row>
        <table:table-row table:style-name="ro49">
          <table:table-cell table:style-name="ce58" office:value-type="string" calcext:value-type="string">
            <text:p>TC_RS_012</text:p>
          </table:table-cell>
          <table:table-cell table:style-name="ce60" office:value-type="string" calcext:value-type="string">
            <text:p>(TS_022)</text:p>
            <text:p>Returns Page</text:p>
          </table:table-cell>
          <table:table-cell table:style-name="ce62" office:value-type="string" calcext:value-type="string">
            <text:p>Validate the details in the 'Return Information' page</text:p>
          </table:table-cell>
          <table:table-cell table:style-name="ce62" office:value-type="string" calcext:value-type="string">
            <text:p>1. Open the Application URL and login</text:p>
          </table:table-cell>
          <table:table-cell table:style-name="ce62" office:value-type="string" calcext:value-type="string">
            <text:p>1. Click on 'Returns' from the Right Column options</text:p>
            <text:p>2. Click on 'View' icon option of any returned product in the displayed 'Product Returns' page</text:p>
            <text:p>3. Check the details in the 'Return Information' page (Validate ER-1)</text:p>
          </table:table-cell>
          <table:table-cell table:style-name="ce60" office:value-type="string" calcext:value-type="string">
            <text:p>Not Applicable</text:p>
          </table:table-cell>
          <table:table-cell table:style-name="ce62" office:value-type="string" calcext:value-type="string">
            <text:p>1. Correct details should be displayed for the below things in the 'Return Information' page</text:p>
            <text:p>Return Details - Return ID, Order ID, Date Added and Order Date</text:p>
            <text:p>Product Information - Product Name, Model and Quantity</text:p>
            <text:p>Reason for Return - Reason, Opened and Action </text:p>
            <text:p>Return History - Date Added, Status and Comment</text:p>
          </table:table-cell>
          <table:table-cell table:style-name="ce63" table:number-columns-repeated="2"/>
          <table:table-cell table:style-name="ce94" table:content-validation-name="val10"/>
          <table:table-cell table:style-name="ce63"/>
          <table:table-cell table:number-columns-repeated="16373"/>
        </table:table-row>
        <table:table-row table:style-name="ro27">
          <table:table-cell table:style-name="ce58" office:value-type="string" calcext:value-type="string">
            <text:p>TC_RS_013</text:p>
          </table:table-cell>
          <table:table-cell table:style-name="ce60" office:value-type="string" calcext:value-type="string">
            <text:p>(TS_022)</text:p>
            <text:p>Returns Page</text:p>
          </table:table-cell>
          <table:table-cell table:style-name="ce62" office:value-type="string" calcext:value-type="string">
            <text:p>Validate 'Continue' button in the 'Return Information' page</text:p>
          </table:table-cell>
          <table:table-cell table:style-name="ce62" office:value-type="string" calcext:value-type="string">
            <text:p>1. Open the Application URL and login</text:p>
          </table:table-cell>
          <table:table-cell table:style-name="ce62" office:value-type="string" calcext:value-type="string">
            <text:p>1. Click on 'Returns' from the Right Column options</text:p>
            <text:p>2. Click on 'View' icon option of any returned product in the displayed 'Product Returns' page</text:p>
            <text:p>3. Click on 'Continue' button  in the 'Return Information' page (Validate ER-1)</text:p>
          </table:table-cell>
          <table:table-cell table:style-name="ce60" office:value-type="string" calcext:value-type="string">
            <text:p>Not Applicable</text:p>
          </table:table-cell>
          <table:table-cell table:style-name="ce62" office:value-type="string" calcext:value-type="string">
            <text:p>1. User should be taken to 'Product Returns' page</text:p>
          </table:table-cell>
          <table:table-cell table:style-name="ce63" table:number-columns-repeated="2"/>
          <table:table-cell table:style-name="ce94" table:content-validation-name="val10"/>
          <table:table-cell table:style-name="ce63"/>
          <table:table-cell table:number-columns-repeated="16373"/>
        </table:table-row>
        <table:table-row table:style-name="ro27">
          <table:table-cell table:style-name="ce58" office:value-type="string" calcext:value-type="string">
            <text:p>TC_RS_014</text:p>
          </table:table-cell>
          <table:table-cell table:style-name="ce60" office:value-type="string" calcext:value-type="string">
            <text:p>(TS_022)</text:p>
            <text:p>Returns Page</text:p>
          </table:table-cell>
          <table:table-cell table:style-name="ce62" office:value-type="string" calcext:value-type="string">
            <text:p>Validate the Breadcrumb of 'Return Information' page</text:p>
          </table:table-cell>
          <table:table-cell table:style-name="ce62" office:value-type="string" calcext:value-type="string">
            <text:p>1. Open the Application URL and login </text:p>
          </table:table-cell>
          <table:table-cell table:style-name="ce62" office:value-type="string" calcext:value-type="string">
            <text:p>1. Click on 'Returns' from the Right Column options</text:p>
            <text:p>2. Click on 'View' icon option of any returned product in the displayed 'Product Returns' page</text:p>
            <text:p>3. Check the Breadcrumb of the displayed  'Return Information' page (Validate ER-1)</text:p>
          </table:table-cell>
          <table:table-cell table:style-name="ce60" office:value-type="string" calcext:value-type="string">
            <text:p>Not Applicable</text:p>
          </table:table-cell>
          <table:table-cell table:style-name="ce62" office:value-type="string" calcext:value-type="string">
            <text:p>1. Breadcrumb should be displayed and properly working in the 'Return Information' page. </text:p>
          </table:table-cell>
          <table:table-cell table:style-name="ce63" table:number-columns-repeated="2"/>
          <table:table-cell table:style-name="ce94" table:content-validation-name="val10"/>
          <table:table-cell table:style-name="ce63"/>
          <table:table-cell table:number-columns-repeated="16373"/>
        </table:table-row>
        <table:table-row table:style-name="ro27">
          <table:table-cell table:style-name="ce58" office:value-type="string" calcext:value-type="string">
            <text:p>TC_RS_015</text:p>
          </table:table-cell>
          <table:table-cell table:style-name="ce60" office:value-type="string" calcext:value-type="string">
            <text:p>(TS_022)</text:p>
            <text:p>Returns Page</text:p>
          </table:table-cell>
          <table:table-cell table:style-name="ce62" office:value-type="string" calcext:value-type="string">
            <text:p>Validate the Page URL, Page Heading and Page Title of 'Return Information' page</text:p>
          </table:table-cell>
          <table:table-cell table:style-name="ce62" office:value-type="string" calcext:value-type="string">
            <text:p>1. Open the Application URL and login </text:p>
          </table:table-cell>
          <table:table-cell table:style-name="ce62" office:value-type="string" calcext:value-type="string">
            <text:p>1. Click on 'Returns' from the Right Column options</text:p>
            <text:p>2. Click on 'View' icon option of any returned product in the displayed 'Product Returns' page</text:p>
            <text:p>3. Check the 'Page URL', 'Page Title' and 'Page Heading' of 'Return Information' page (Validate ER-1)</text:p>
          </table:table-cell>
          <table:table-cell table:style-name="ce60" office:value-type="string" calcext:value-type="string">
            <text:p>Not Applicable</text:p>
          </table:table-cell>
          <table:table-cell table:style-name="ce62" office:value-type="string" calcext:value-type="string">
            <text:p>1. Correct Page URL, Page Heading and Page Title should be displayed in the 'Return Information' page</text:p>
          </table:table-cell>
          <table:table-cell table:style-name="ce63" table:number-columns-repeated="2"/>
          <table:table-cell table:style-name="ce94" table:content-validation-name="val10"/>
          <table:table-cell table:style-name="ce63"/>
          <table:table-cell table:number-columns-repeated="16373"/>
        </table:table-row>
        <table:table-row table:style-name="ro24">
          <table:table-cell table:style-name="ce58" office:value-type="string" calcext:value-type="string">
            <text:p>TC_RS_016</text:p>
          </table:table-cell>
          <table:table-cell table:style-name="ce60" office:value-type="string" calcext:value-type="string">
            <text:p>(TS_022)</text:p>
            <text:p>Returns Page</text:p>
          </table:table-cell>
          <table:table-cell table:style-name="ce62" office:value-type="string" calcext:value-type="string">
            <text:p>Validate the UI of 'Return Information' page functionality</text:p>
          </table:table-cell>
          <table:table-cell table:style-name="ce62" office:value-type="string" calcext:value-type="string">
            <text:p>1. Open the Application URL and login</text:p>
          </table:table-cell>
          <table:table-cell table:style-name="ce62" office:value-type="string" calcext:value-type="string">
            <text:p>1. Check the UI of the functionality related to 'Return Information' page functionality <text:s/>(Validate ER-1)</text:p>
          </table:table-cell>
          <table:table-cell table:style-name="ce60" office:value-type="string" calcext:value-type="string">
            <text:p>Not Applicable</text:p>
          </table:table-cell>
          <table:table-cell table:style-name="ce62" office:value-type="string" calcext:value-type="string">
            <text:p>1. Proper UI adhering to the UI checklist should be displayed for the 'Return Information' page functionality</text:p>
          </table:table-cell>
          <table:table-cell table:style-name="ce63" table:number-columns-repeated="2"/>
          <table:table-cell table:style-name="ce94" table:content-validation-name="val10"/>
          <table:table-cell table:style-name="ce63"/>
          <table:table-cell table:number-columns-repeated="16373"/>
        </table:table-row>
        <table:table-row table:style-name="ro23">
          <table:table-cell table:style-name="ce58" office:value-type="string" calcext:value-type="string">
            <text:p>TC_RS_017</text:p>
          </table:table-cell>
          <table:table-cell table:style-name="ce60" office:value-type="string" calcext:value-type="string">
            <text:p>(TS_022)</text:p>
            <text:p>Returns Page</text:p>
          </table:table-cell>
          <table:table-cell table:style-name="ce62" office:value-type="string" calcext:value-type="string">
            <text:p>Validate the 'Return Information' page functionality in all the supported environments</text:p>
          </table:table-cell>
          <table:table-cell table:style-name="ce62" office:value-type="string" calcext:value-type="string">
            <text:p>1. Open the Application URL and login</text:p>
          </table:table-cell>
          <table:table-cell table:style-name="ce62" office:value-type="string" calcext:value-type="string">
            <text:p>1. Check the 'Return Informaton' page functionality in all the supported environments (Validate ER-1)</text:p>
          </table:table-cell>
          <table:table-cell table:style-name="ce60" office:value-type="string" calcext:value-type="string">
            <text:p>Not Applicable</text:p>
          </table:table-cell>
          <table:table-cell table:style-name="ce62" office:value-type="string" calcext:value-type="string">
            <text:p>1. 'Return Information' page functionality should work correctly in all the supported environments</text:p>
          </table:table-cell>
          <table:table-cell table:style-name="ce63" table:number-columns-repeated="2"/>
          <table:table-cell table:style-name="ce94" table:content-validation-name="val10"/>
          <table:table-cell table:style-name="ce63"/>
          <table:table-cell table:number-columns-repeated="16373"/>
        </table:table-row>
        <table:table-row table:style-name="ro19" table:number-rows-repeated="1048556">
          <table:table-cell table:number-columns-repeated="16384"/>
        </table:table-row>
        <table:table-row table:style-name="ro19">
          <table:table-cell table:number-columns-repeated="16384"/>
        </table:table-row>
        <calcext:conditional-formats>
          <calcext:conditional-format calcext:target-range-address="Returns.J3:Returns.J19">
            <calcext:condition calcext:apply-style-name="ConditionalStyle_40" calcext:value="contains-text(&quot;NOT TESTED&quot;)" calcext:base-cell-address="Returns.J3"/>
            <calcext:condition calcext:apply-style-name="ConditionalStyle_39" calcext:value="contains-text(&quot;BLOCKED&quot;)" calcext:base-cell-address="Returns.J3"/>
            <calcext:condition calcext:apply-style-name="ConditionalStyle_38" calcext:value="contains-text(&quot;FAIL&quot;)" calcext:base-cell-address="Returns.J3"/>
            <calcext:condition calcext:apply-style-name="ConditionalStyle_37" calcext:value="contains-text(&quot;PASS&quot;)" calcext:base-cell-address="Returns.J3"/>
          </calcext:conditional-format>
        </calcext:conditional-formats>
      </table:table>
      <table:table table:name="Transactions" table:style-name="ta25">
        <table:table-column table:style-name="co41" table:default-cell-style-name="ce37"/>
        <table:table-column table:style-name="co33" table:default-cell-style-name="ce37"/>
        <table:table-column table:style-name="co34" table:default-cell-style-name="ce37"/>
        <table:table-column table:style-name="co35" table:default-cell-style-name="ce37"/>
        <table:table-column table:style-name="co44" table:default-cell-style-name="ce37"/>
        <table:table-column table:style-name="co36" table:default-cell-style-name="ce37"/>
        <table:table-column table:style-name="co37" table:default-cell-style-name="ce37"/>
        <table:table-column table:style-name="co38" table:default-cell-style-name="ce37"/>
        <table:table-column table:style-name="co8" table:default-cell-style-name="ce37"/>
        <table:table-column table:style-name="co39" table:default-cell-style-name="ce37"/>
        <table:table-column table:style-name="co40" table:default-cell-style-name="ce37"/>
        <table:table-column table:style-name="co10" table:number-columns-repeated="16373" table:default-cell-style-name="ce37"/>
        <table:table-row table:style-name="ro19">
          <table:table-cell table:style-name="ce69" office:value-type="string" calcext:value-type="string">
            <text:p>Test Case ID</text:p>
          </table:table-cell>
          <table:table-cell table:style-name="ce69" office:value-type="string" calcext:value-type="string">
            <text:p>Test Scenario </text:p>
          </table:table-cell>
          <table:table-cell table:style-name="ce69" office:value-type="string" calcext:value-type="string">
            <text:p>Test Case Title</text:p>
          </table:table-cell>
          <table:table-cell table:style-name="ce69" office:value-type="string" calcext:value-type="string">
            <text:p>Pre-requisites</text:p>
          </table:table-cell>
          <table:table-cell table:style-name="ce69" office:value-type="string" calcext:value-type="string">
            <text:p>Test Steps</text:p>
          </table:table-cell>
          <table:table-cell table:style-name="ce69" office:value-type="string" calcext:value-type="string">
            <text:p>Test Data</text:p>
          </table:table-cell>
          <table:table-cell table:style-name="ce69" office:value-type="string" calcext:value-type="string">
            <text:p>Expected Result (ER)</text:p>
          </table:table-cell>
          <table:table-cell table:style-name="ce69" office:value-type="string" calcext:value-type="string">
            <text:p>Actual Result</text:p>
          </table:table-cell>
          <table:table-cell table:style-name="ce69" office:value-type="string" calcext:value-type="string">
            <text:p>Priority</text:p>
          </table:table-cell>
          <table:table-cell table:style-name="ce69" office:value-type="string" calcext:value-type="string">
            <text:p>Result</text:p>
          </table:table-cell>
          <table:table-cell table:style-name="ce69" office:value-type="string" calcext:value-type="string">
            <text:p>Comments</text:p>
          </table:table-cell>
          <table:table-cell table:number-columns-repeated="16373"/>
        </table:table-row>
        <table:table-row table:style-name="ro21">
          <table:table-cell table:style-name="ce57" office:value-type="string" calcext:value-type="string" table:number-columns-spanned="2" table:number-rows-spanned="1">
            <text:p><text:a xlink:href="#'Test Scenarios'.A10" xlink:type="simple">&lt;&lt; Test Scenarios</text:a></text:p>
          </table:table-cell>
          <table:covered-table-cell table:style-name="ce59"/>
          <table:table-cell table:style-name="ce61" table:number-columns-repeated="9"/>
          <table:table-cell table:style-name="ce47" table:number-columns-repeated="16373"/>
        </table:table-row>
        <table:table-row table:style-name="ro24">
          <table:table-cell table:style-name="ce58" office:value-type="string" calcext:value-type="string">
            <text:p>TC_TS_001</text:p>
          </table:table-cell>
          <table:table-cell table:style-name="ce60" office:value-type="string" calcext:value-type="string">
            <text:p>(TS_023)</text:p>
            <text:p>Transactions</text:p>
          </table:table-cell>
          <table:table-cell table:style-name="ce62" office:value-type="string" calcext:value-type="string">
            <text:p>Validate navigating to 'Your Transactions' page from 'My Account' page</text:p>
          </table:table-cell>
          <table:table-cell table:style-name="ce62" office:value-type="string" calcext:value-type="string">
            <text:p>1. Open the Application URL and login</text:p>
          </table:table-cell>
          <table:table-cell table:style-name="ce62" office:value-type="string" calcext:value-type="string">
            <text:p>1. Click on 'Your Transactions' link from 'My Account' page</text:p>
          </table:table-cell>
          <table:table-cell table:style-name="ce60" office:value-type="string" calcext:value-type="string">
            <text:p>Not Applicable</text:p>
          </table:table-cell>
          <table:table-cell table:style-name="ce62" office:value-type="string" calcext:value-type="string">
            <text:p>1. User should be taken to 'Your Transactions' page</text:p>
          </table:table-cell>
          <table:table-cell table:style-name="ce63"/>
          <table:table-cell table:style-name="ce58"/>
          <table:table-cell table:style-name="ce95" table:content-validation-name="val10"/>
          <table:table-cell table:style-name="ce63"/>
          <table:table-cell table:number-columns-repeated="16373"/>
        </table:table-row>
        <table:table-row table:style-name="ro24">
          <table:table-cell table:style-name="ce58" office:value-type="string" calcext:value-type="string">
            <text:p>TC_TS_002</text:p>
          </table:table-cell>
          <table:table-cell table:style-name="ce60" office:value-type="string" calcext:value-type="string">
            <text:p>(TS_023)</text:p>
            <text:p>Transactions</text:p>
          </table:table-cell>
          <table:table-cell table:style-name="ce62" office:value-type="string" calcext:value-type="string">
            <text:p>Validate navigating to 'Your Transactions' page from 'My Account' Dropmenu</text:p>
          </table:table-cell>
          <table:table-cell table:style-name="ce62" office:value-type="string" calcext:value-type="string">
            <text:p>1. Open the Application URL and login</text:p>
          </table:table-cell>
          <table:table-cell table:style-name="ce62" office:value-type="string" calcext:value-type="string">
            <text:p>1. Click on 'My Account' dropmenu</text:p>
            <text:p>2. Select 'Transactions' option (Validate ER-1)</text:p>
          </table:table-cell>
          <table:table-cell table:style-name="ce60" office:value-type="string" calcext:value-type="string">
            <text:p>Not Applicable</text:p>
          </table:table-cell>
          <table:table-cell table:style-name="ce62" office:value-type="string" calcext:value-type="string">
            <text:p>1. User should be taken to 'Your Transactions' page</text:p>
          </table:table-cell>
          <table:table-cell table:style-name="ce63" table:number-columns-repeated="2"/>
          <table:table-cell table:style-name="ce95" table:content-validation-name="val10"/>
          <table:table-cell table:style-name="ce63"/>
          <table:table-cell table:number-columns-repeated="16373"/>
        </table:table-row>
        <table:table-row table:style-name="ro24">
          <table:table-cell table:style-name="ce58" office:value-type="string" calcext:value-type="string">
            <text:p>TC_TS_003</text:p>
          </table:table-cell>
          <table:table-cell table:style-name="ce60" office:value-type="string" calcext:value-type="string">
            <text:p>(TS_023)</text:p>
            <text:p>Transactions</text:p>
          </table:table-cell>
          <table:table-cell table:style-name="ce62" office:value-type="string" calcext:value-type="string">
            <text:p>Validate navigating to 'Your Transactions' page using Right Column options</text:p>
          </table:table-cell>
          <table:table-cell table:style-name="ce62" office:value-type="string" calcext:value-type="string">
            <text:p>1. Open the Application URL and login</text:p>
          </table:table-cell>
          <table:table-cell table:style-name="ce62" office:value-type="string" calcext:value-type="string">
            <text:p>1. Click on 'Transactions' Right Column option (Validate ER-1)</text:p>
          </table:table-cell>
          <table:table-cell table:style-name="ce60" office:value-type="string" calcext:value-type="string">
            <text:p>Not Applicable</text:p>
          </table:table-cell>
          <table:table-cell table:style-name="ce62" office:value-type="string" calcext:value-type="string">
            <text:p>1. User should be taken to 'Your Transactions' page</text:p>
          </table:table-cell>
          <table:table-cell table:style-name="ce63" table:number-columns-repeated="2"/>
          <table:table-cell table:style-name="ce95" table:content-validation-name="val10"/>
          <table:table-cell table:style-name="ce63"/>
          <table:table-cell table:number-columns-repeated="16373"/>
        </table:table-row>
        <table:table-row table:style-name="ro29">
          <table:table-cell table:style-name="ce58" office:value-type="string" calcext:value-type="string">
            <text:p>TC_TS_004</text:p>
          </table:table-cell>
          <table:table-cell table:style-name="ce60" office:value-type="string" calcext:value-type="string">
            <text:p>(TS_023)</text:p>
            <text:p>Transactions</text:p>
          </table:table-cell>
          <table:table-cell table:style-name="ce62" office:value-type="string" calcext:value-type="string">
            <text:p>Validate navigating to 'Your Transactions' page by selecting the option from Right Column options before login</text:p>
          </table:table-cell>
          <table:table-cell table:style-name="ce62" office:value-type="string" calcext:value-type="string">
            <text:p>1. Open the Application URL</text:p>
            <text:p>2. User is not logged in</text:p>
          </table:table-cell>
          <table:table-cell table:style-name="ce62" office:value-type="string" calcext:value-type="string">
            <text:p>1. Click on 'My Account' dropmenu</text:p>
            <text:p>2. Select 'Register' option</text:p>
            <text:p>3. Click on 'Transactions' Right Column option in the displayed 'Registered Account' page (Validate ER-1)</text:p>
            <text:p>4. Enter the credentials and click on 'Login' button (Validate ER-2)</text:p>
          </table:table-cell>
          <table:table-cell table:style-name="ce60" office:value-type="string" calcext:value-type="string">
            <text:p>Not Applicable</text:p>
          </table:table-cell>
          <table:table-cell table:style-name="ce62" office:value-type="string" calcext:value-type="string">
            <text:p>1. User should be taken to Login page</text:p>
            <text:p>2. User should be taken to 'Your Transactions' page</text:p>
          </table:table-cell>
          <table:table-cell table:style-name="ce63" table:number-columns-repeated="2"/>
          <table:table-cell table:style-name="ce95" table:content-validation-name="val10"/>
          <table:table-cell table:style-name="ce63"/>
          <table:table-cell table:number-columns-repeated="16373"/>
        </table:table-row>
        <table:table-row table:style-name="ro27">
          <table:table-cell table:style-name="ce58" office:value-type="string" calcext:value-type="string">
            <text:p>TC_TS_005</text:p>
          </table:table-cell>
          <table:table-cell table:style-name="ce60" office:value-type="string" calcext:value-type="string">
            <text:p>(TS_023)</text:p>
            <text:p>Transactions</text:p>
          </table:table-cell>
          <table:table-cell table:style-name="ce62" office:value-type="string" calcext:value-type="string">
            <text:p>Validate 'Your Transactions' page when the User has not placed any orders or the payments for the order made is not completed </text:p>
          </table:table-cell>
          <table:table-cell table:style-name="ce62" office:value-type="string" calcext:value-type="string">
            <text:p>1. Open the Application URL and login</text:p>
            <text:p>2. User has not placed any orders or the payments for the order made is not completed </text:p>
          </table:table-cell>
          <table:table-cell table:style-name="ce62" office:value-type="string" calcext:value-type="string">
            <text:p>1. Click on 'Transactions' Right Column option</text:p>
            <text:p>2. Check the 'Your Transactions' page (Validate ER-1 and ER-2)</text:p>
          </table:table-cell>
          <table:table-cell table:style-name="ce60" office:value-type="string" calcext:value-type="string">
            <text:p>Not Applicable</text:p>
          </table:table-cell>
          <table:table-cell table:style-name="ce62" office:value-type="string" calcext:value-type="string">
            <text:p>1. Text - 'Your current balance is: $0.00.' should be displayed</text:p>
            <text:p>2. Table with columns - Date Added, Description and Amount should be displayed without any details under these columns</text:p>
          </table:table-cell>
          <table:table-cell table:style-name="ce63" table:number-columns-repeated="2"/>
          <table:table-cell table:style-name="ce95" table:content-validation-name="val10"/>
          <table:table-cell table:style-name="ce63"/>
          <table:table-cell table:number-columns-repeated="16373"/>
        </table:table-row>
        <table:table-row table:style-name="ro24">
          <table:table-cell table:style-name="ce58" office:value-type="string" calcext:value-type="string">
            <text:p>TC_TS_006</text:p>
          </table:table-cell>
          <table:table-cell table:style-name="ce60" office:value-type="string" calcext:value-type="string">
            <text:p>(TS_023)</text:p>
            <text:p>Transactions</text:p>
          </table:table-cell>
          <table:table-cell table:style-name="ce62" office:value-type="string" calcext:value-type="string">
            <text:p>Validate 'Continue' button in the 'Your Transactions' page</text:p>
          </table:table-cell>
          <table:table-cell table:style-name="ce62" office:value-type="string" calcext:value-type="string">
            <text:p>1. Open the Application URL and login</text:p>
          </table:table-cell>
          <table:table-cell table:style-name="ce62" office:value-type="string" calcext:value-type="string">
            <text:p>1. Click on 'Transactions' Right Column option</text:p>
            <text:p>2. Click on 'Continue' button in the displayed 'Your Transactions' page (Validate ER-1)</text:p>
          </table:table-cell>
          <table:table-cell table:style-name="ce60" office:value-type="string" calcext:value-type="string">
            <text:p>Not Applicable</text:p>
          </table:table-cell>
          <table:table-cell table:style-name="ce62" office:value-type="string" calcext:value-type="string">
            <text:p>1. User should be taken to 'My Account' page</text:p>
          </table:table-cell>
          <table:table-cell table:style-name="ce63" table:number-columns-repeated="2"/>
          <table:table-cell table:style-name="ce95" table:content-validation-name="val10"/>
          <table:table-cell table:style-name="ce63"/>
          <table:table-cell table:number-columns-repeated="16373"/>
        </table:table-row>
        <table:table-row table:style-name="ro27">
          <table:table-cell table:style-name="ce58" office:value-type="string" calcext:value-type="string">
            <text:p>TC_TS_007</text:p>
          </table:table-cell>
          <table:table-cell table:style-name="ce60" office:value-type="string" calcext:value-type="string">
            <text:p>(TS_023)</text:p>
            <text:p>Transactions</text:p>
          </table:table-cell>
          <table:table-cell table:style-name="ce62" office:value-type="string" calcext:value-type="string">
            <text:p>Validate 'Your Transactions' page when the User has placed few orders and have completed the payment for the orders placed</text:p>
          </table:table-cell>
          <table:table-cell table:style-name="ce62" office:value-type="string" calcext:value-type="string">
            <text:p>1. Open the Application URL and login</text:p>
            <text:p>2. User has placed few orders and have completed the payment for the orders placed </text:p>
          </table:table-cell>
          <table:table-cell table:style-name="ce62" office:value-type="string" calcext:value-type="string">
            <text:p>1. Click on 'Transactions' Right Column option</text:p>
            <text:p>2. Check the 'Your Transactions' page (Validate ER-1)</text:p>
          </table:table-cell>
          <table:table-cell table:style-name="ce60" office:value-type="string" calcext:value-type="string">
            <text:p>Not Applicable</text:p>
          </table:table-cell>
          <table:table-cell table:style-name="ce62" office:value-type="string" calcext:value-type="string">
            <text:p>1. Table with columns - Date Added, Description and Amount should be displayed along with the transaction details of the orders for which the User has completed the payment</text:p>
          </table:table-cell>
          <table:table-cell table:style-name="ce63" table:number-columns-repeated="2"/>
          <table:table-cell table:style-name="ce95" table:content-validation-name="val10"/>
          <table:table-cell table:style-name="ce63"/>
          <table:table-cell table:number-columns-repeated="16373"/>
        </table:table-row>
        <table:table-row table:style-name="ro24">
          <table:table-cell table:style-name="ce58" office:value-type="string" calcext:value-type="string">
            <text:p>TC_TS_008</text:p>
          </table:table-cell>
          <table:table-cell table:style-name="ce60" office:value-type="string" calcext:value-type="string">
            <text:p>(TS_023)</text:p>
            <text:p>Transactions</text:p>
          </table:table-cell>
          <table:table-cell table:style-name="ce62" office:value-type="string" calcext:value-type="string">
            <text:p>Validate the Breadcrumb of 'Your Transactions' page</text:p>
          </table:table-cell>
          <table:table-cell table:style-name="ce62" office:value-type="string" calcext:value-type="string">
            <text:p>1. Open the Application URL and login </text:p>
          </table:table-cell>
          <table:table-cell table:style-name="ce62" office:value-type="string" calcext:value-type="string">
            <text:p>1. Click on 'Transactions' Right Column option</text:p>
            <text:p>2. Check the Breadcrumb of the displayed  'Your Transactions' page (Validate ER-1)</text:p>
          </table:table-cell>
          <table:table-cell table:style-name="ce60" office:value-type="string" calcext:value-type="string">
            <text:p>Not Applicable</text:p>
          </table:table-cell>
          <table:table-cell table:style-name="ce62" office:value-type="string" calcext:value-type="string">
            <text:p>1. Breadcrumb should be displayed and properly working in the 'Your Transactions' page. </text:p>
          </table:table-cell>
          <table:table-cell table:style-name="ce63" table:number-columns-repeated="2"/>
          <table:table-cell table:style-name="ce95" table:content-validation-name="val10"/>
          <table:table-cell table:style-name="ce63"/>
          <table:table-cell table:number-columns-repeated="16373"/>
        </table:table-row>
        <table:table-row table:style-name="ro24">
          <table:table-cell table:style-name="ce58" office:value-type="string" calcext:value-type="string">
            <text:p>TC_TS_009</text:p>
          </table:table-cell>
          <table:table-cell table:style-name="ce60" office:value-type="string" calcext:value-type="string">
            <text:p>(TS_023)</text:p>
            <text:p>Transactions</text:p>
          </table:table-cell>
          <table:table-cell table:style-name="ce62" office:value-type="string" calcext:value-type="string">
            <text:p>Validate the Page URL, Page Heading and Page Title of 'Your Transactions' page</text:p>
          </table:table-cell>
          <table:table-cell table:style-name="ce62" office:value-type="string" calcext:value-type="string">
            <text:p>1. Open the Application URL and login </text:p>
          </table:table-cell>
          <table:table-cell table:style-name="ce62" office:value-type="string" calcext:value-type="string">
            <text:p>1. Click on 'Transactions' Right Column option</text:p>
            <text:p>2. Check the 'Page URL', 'Page Title' and 'Page Heading' of 'Your Transactions' page (Validate ER-1)</text:p>
          </table:table-cell>
          <table:table-cell table:style-name="ce60" office:value-type="string" calcext:value-type="string">
            <text:p>Not Applicable</text:p>
          </table:table-cell>
          <table:table-cell table:style-name="ce62" office:value-type="string" calcext:value-type="string">
            <text:p>1. Correct Page URL, Page Heading and Page Title should be displayed in the 'Your Transactions' page</text:p>
          </table:table-cell>
          <table:table-cell table:style-name="ce63" table:number-columns-repeated="2"/>
          <table:table-cell table:style-name="ce95" table:content-validation-name="val10"/>
          <table:table-cell table:style-name="ce63"/>
          <table:table-cell table:number-columns-repeated="16373"/>
        </table:table-row>
        <table:table-row table:style-name="ro24">
          <table:table-cell table:style-name="ce58" office:value-type="string" calcext:value-type="string">
            <text:p>TC_TS_010</text:p>
          </table:table-cell>
          <table:table-cell table:style-name="ce60" office:value-type="string" calcext:value-type="string">
            <text:p>(TS_023)</text:p>
            <text:p>Transactions</text:p>
          </table:table-cell>
          <table:table-cell table:style-name="ce62" office:value-type="string" calcext:value-type="string">
            <text:p>Validate the UI of 'Your Transactions' page functionality</text:p>
          </table:table-cell>
          <table:table-cell table:style-name="ce62" office:value-type="string" calcext:value-type="string">
            <text:p>1. Open the Application URL and login</text:p>
          </table:table-cell>
          <table:table-cell table:style-name="ce62" office:value-type="string" calcext:value-type="string">
            <text:p>1. Check the UI of the functionality related to 'Your Transactions' page functionality <text:s/>(Validate ER-1)</text:p>
          </table:table-cell>
          <table:table-cell table:style-name="ce60" office:value-type="string" calcext:value-type="string">
            <text:p>Not Applicable</text:p>
          </table:table-cell>
          <table:table-cell table:style-name="ce62" office:value-type="string" calcext:value-type="string">
            <text:p>1. Proper UI adhering to the UI checklist should be displayed for the 'Your Transactions' page functionality</text:p>
          </table:table-cell>
          <table:table-cell table:style-name="ce63" table:number-columns-repeated="2"/>
          <table:table-cell table:style-name="ce95" table:content-validation-name="val10"/>
          <table:table-cell table:style-name="ce63"/>
          <table:table-cell table:number-columns-repeated="16373"/>
        </table:table-row>
        <table:table-row table:style-name="ro23">
          <table:table-cell table:style-name="ce58" office:value-type="string" calcext:value-type="string">
            <text:p>TC_TS_011</text:p>
          </table:table-cell>
          <table:table-cell table:style-name="ce60" office:value-type="string" calcext:value-type="string">
            <text:p>(TS_023)</text:p>
            <text:p>Transactions</text:p>
          </table:table-cell>
          <table:table-cell table:style-name="ce62" office:value-type="string" calcext:value-type="string">
            <text:p>Validate the 'Your Transactions' page functionality in all the supported environments</text:p>
          </table:table-cell>
          <table:table-cell table:style-name="ce62" office:value-type="string" calcext:value-type="string">
            <text:p>1. Open the Application URL and login</text:p>
          </table:table-cell>
          <table:table-cell table:style-name="ce62" office:value-type="string" calcext:value-type="string">
            <text:p>1. Check the 'Your Transactions' page functionality in all the supported environments (Validate ER-1)</text:p>
          </table:table-cell>
          <table:table-cell table:style-name="ce60" office:value-type="string" calcext:value-type="string">
            <text:p>Not Applicable</text:p>
          </table:table-cell>
          <table:table-cell table:style-name="ce62" office:value-type="string" calcext:value-type="string">
            <text:p>1. 'Your Transactions' page functionality should work correctly in all the supported environments</text:p>
          </table:table-cell>
          <table:table-cell table:style-name="ce63" table:number-columns-repeated="2"/>
          <table:table-cell table:style-name="ce95" table:content-validation-name="val10"/>
          <table:table-cell table:style-name="ce63"/>
          <table:table-cell table:number-columns-repeated="16373"/>
        </table:table-row>
        <table:table-row table:style-name="ro19" table:number-rows-repeated="1048562">
          <table:table-cell table:number-columns-repeated="16384"/>
        </table:table-row>
        <table:table-row table:style-name="ro19">
          <table:table-cell table:number-columns-repeated="16384"/>
        </table:table-row>
        <calcext:conditional-formats>
          <calcext:conditional-format calcext:target-range-address="Transactions.J3:Transactions.J13">
            <calcext:condition calcext:apply-style-name="ConditionalStyle_36" calcext:value="contains-text(&quot;NOT TESTED&quot;)" calcext:base-cell-address="Transactions.J3"/>
            <calcext:condition calcext:apply-style-name="ConditionalStyle_35" calcext:value="contains-text(&quot;BLOCKED&quot;)" calcext:base-cell-address="Transactions.J3"/>
            <calcext:condition calcext:apply-style-name="ConditionalStyle_34" calcext:value="contains-text(&quot;FAIL&quot;)" calcext:base-cell-address="Transactions.J3"/>
            <calcext:condition calcext:apply-style-name="ConditionalStyle_33" calcext:value="contains-text(&quot;PASS&quot;)" calcext:base-cell-address="Transactions.J3"/>
          </calcext:conditional-format>
        </calcext:conditional-formats>
      </table:table>
      <table:table table:name="Recurring Payments" table:style-name="ta26">
        <table:table-column table:style-name="co41" table:default-cell-style-name="ce37"/>
        <table:table-column table:style-name="co33" table:default-cell-style-name="ce37"/>
        <table:table-column table:style-name="co34" table:default-cell-style-name="ce37"/>
        <table:table-column table:style-name="co35" table:default-cell-style-name="ce37"/>
        <table:table-column table:style-name="co44" table:default-cell-style-name="ce37"/>
        <table:table-column table:style-name="co36" table:default-cell-style-name="ce37"/>
        <table:table-column table:style-name="co37" table:default-cell-style-name="ce37"/>
        <table:table-column table:style-name="co38" table:default-cell-style-name="ce37"/>
        <table:table-column table:style-name="co8" table:default-cell-style-name="ce37"/>
        <table:table-column table:style-name="co39" table:default-cell-style-name="ce37"/>
        <table:table-column table:style-name="co40" table:default-cell-style-name="ce37"/>
        <table:table-column table:style-name="co10" table:number-columns-repeated="16373" table:default-cell-style-name="ce37"/>
        <table:table-row table:style-name="ro19">
          <table:table-cell table:style-name="ce69" office:value-type="string" calcext:value-type="string">
            <text:p>Test Case ID</text:p>
          </table:table-cell>
          <table:table-cell table:style-name="ce69" office:value-type="string" calcext:value-type="string">
            <text:p>Test Scenario </text:p>
          </table:table-cell>
          <table:table-cell table:style-name="ce69" office:value-type="string" calcext:value-type="string">
            <text:p>Test Case Title</text:p>
          </table:table-cell>
          <table:table-cell table:style-name="ce69" office:value-type="string" calcext:value-type="string">
            <text:p>Pre-requisites</text:p>
          </table:table-cell>
          <table:table-cell table:style-name="ce69" office:value-type="string" calcext:value-type="string">
            <text:p>Test Steps</text:p>
          </table:table-cell>
          <table:table-cell table:style-name="ce69" office:value-type="string" calcext:value-type="string">
            <text:p>Test Data</text:p>
          </table:table-cell>
          <table:table-cell table:style-name="ce69" office:value-type="string" calcext:value-type="string">
            <text:p>Expected Result (ER)</text:p>
          </table:table-cell>
          <table:table-cell table:style-name="ce69" office:value-type="string" calcext:value-type="string">
            <text:p>Actual Result</text:p>
          </table:table-cell>
          <table:table-cell table:style-name="ce69" office:value-type="string" calcext:value-type="string">
            <text:p>Priority</text:p>
          </table:table-cell>
          <table:table-cell table:style-name="ce69" office:value-type="string" calcext:value-type="string">
            <text:p>Result</text:p>
          </table:table-cell>
          <table:table-cell table:style-name="ce69" office:value-type="string" calcext:value-type="string">
            <text:p>Comments</text:p>
          </table:table-cell>
          <table:table-cell table:number-columns-repeated="16373"/>
        </table:table-row>
        <table:table-row table:style-name="ro21">
          <table:table-cell table:style-name="ce57" office:value-type="string" calcext:value-type="string" table:number-columns-spanned="2" table:number-rows-spanned="1">
            <text:p><text:a xlink:href="#'Test Scenarios'.A10" xlink:type="simple">&lt;&lt; Test Scenarios</text:a></text:p>
          </table:table-cell>
          <table:covered-table-cell table:style-name="ce59"/>
          <table:table-cell table:style-name="ce61" table:number-columns-repeated="9"/>
          <table:table-cell table:style-name="ce47" table:number-columns-repeated="16373"/>
        </table:table-row>
        <table:table-row table:style-name="ro24">
          <table:table-cell table:style-name="ce58" office:value-type="string" calcext:value-type="string">
            <text:p>TC_RCP_001</text:p>
          </table:table-cell>
          <table:table-cell table:style-name="ce60" office:value-type="string" calcext:value-type="string">
            <text:p>(TS_024)</text:p>
            <text:p>Recurring Payments</text:p>
          </table:table-cell>
          <table:table-cell table:style-name="ce62" office:value-type="string" calcext:value-type="string">
            <text:p>Validate navigating to 'Recurring Payments' page from 'My Account' page</text:p>
          </table:table-cell>
          <table:table-cell table:style-name="ce62" office:value-type="string" calcext:value-type="string">
            <text:p>1. Open the Application URL and login</text:p>
          </table:table-cell>
          <table:table-cell table:style-name="ce62" office:value-type="string" calcext:value-type="string">
            <text:p>1. Click on 'Recurring payments' link from the 'My Account' page (Validate ER-1)</text:p>
          </table:table-cell>
          <table:table-cell table:style-name="ce60" office:value-type="string" calcext:value-type="string">
            <text:p>Not Applicable</text:p>
          </table:table-cell>
          <table:table-cell table:style-name="ce62" office:value-type="string" calcext:value-type="string">
            <text:p>1. User should be taken to 'Recurring Payments' page</text:p>
          </table:table-cell>
          <table:table-cell table:style-name="ce63"/>
          <table:table-cell table:style-name="ce58"/>
          <table:table-cell table:style-name="ce96" table:content-validation-name="val19"/>
          <table:table-cell table:style-name="ce63"/>
          <table:table-cell table:number-columns-repeated="16373"/>
        </table:table-row>
        <table:table-row table:style-name="ro24">
          <table:table-cell table:style-name="ce58" office:value-type="string" calcext:value-type="string">
            <text:p>TC_RCP_002</text:p>
          </table:table-cell>
          <table:table-cell table:style-name="ce60" office:value-type="string" calcext:value-type="string">
            <text:p>(TS_024)</text:p>
            <text:p>Recurring Payments</text:p>
          </table:table-cell>
          <table:table-cell table:style-name="ce62" office:value-type="string" calcext:value-type="string">
            <text:p>Validate navigating to 'Recurring Payments' page using Right Column options</text:p>
          </table:table-cell>
          <table:table-cell table:style-name="ce62" office:value-type="string" calcext:value-type="string">
            <text:p>1. Open the Application URL and login</text:p>
          </table:table-cell>
          <table:table-cell table:style-name="ce62" office:value-type="string" calcext:value-type="string">
            <text:p>1. Click on 'Recurring payments' Right Column option (Validate ER-1)</text:p>
          </table:table-cell>
          <table:table-cell table:style-name="ce60" office:value-type="string" calcext:value-type="string">
            <text:p>Not Applicable</text:p>
          </table:table-cell>
          <table:table-cell table:style-name="ce62" office:value-type="string" calcext:value-type="string">
            <text:p>1. User should be taken to 'Recurring Payments' page</text:p>
          </table:table-cell>
          <table:table-cell table:style-name="ce63" table:number-columns-repeated="2"/>
          <table:table-cell table:style-name="ce96" table:content-validation-name="val19"/>
          <table:table-cell table:style-name="ce63"/>
          <table:table-cell table:number-columns-repeated="16373"/>
        </table:table-row>
        <table:table-row table:style-name="ro23">
          <table:table-cell table:style-name="ce58" office:value-type="string" calcext:value-type="string">
            <text:p>TC_RCP_003</text:p>
          </table:table-cell>
          <table:table-cell table:style-name="ce60" office:value-type="string" calcext:value-type="string">
            <text:p>(TS_024)</text:p>
            <text:p>Recurring Payments</text:p>
          </table:table-cell>
          <table:table-cell table:style-name="ce62" office:value-type="string" calcext:value-type="string">
            <text:p>Validate 'Recurring Payments' page when there are no recurring payments done by the User</text:p>
          </table:table-cell>
          <table:table-cell table:style-name="ce62" office:value-type="string" calcext:value-type="string">
            <text:p>1. Open the Application URL and login</text:p>
            <text:p>2. User has not done any Recurring Payments till date</text:p>
          </table:table-cell>
          <table:table-cell table:style-name="ce62" office:value-type="string" calcext:value-type="string">
            <text:p>1. Click on 'Recurring payments' Right Column option</text:p>
            <text:p>2. Check the displayed 'Recurring Payments' page (Validate ER-1)</text:p>
          </table:table-cell>
          <table:table-cell table:style-name="ce60" office:value-type="string" calcext:value-type="string">
            <text:p>Not Applicable</text:p>
          </table:table-cell>
          <table:table-cell table:style-name="ce62" office:value-type="string" calcext:value-type="string">
            <text:p>1. Text - 'No recurring payments found!' should be displayed </text:p>
            <text:p/>
            <text:p/>
          </table:table-cell>
          <table:table-cell table:style-name="ce63" table:number-columns-repeated="2"/>
          <table:table-cell table:style-name="ce96" table:content-validation-name="val19"/>
          <table:table-cell table:style-name="ce63"/>
          <table:table-cell table:number-columns-repeated="16373"/>
        </table:table-row>
        <table:table-row table:style-name="ro34">
          <table:table-cell table:style-name="ce58" office:value-type="string" calcext:value-type="string">
            <text:p>TC_RCP_004</text:p>
          </table:table-cell>
          <table:table-cell table:style-name="ce60" office:value-type="string" calcext:value-type="string">
            <text:p>(TS_024)</text:p>
            <text:p>Recurring Payments</text:p>
          </table:table-cell>
          <table:table-cell table:style-name="ce62" office:value-type="string" calcext:value-type="string">
            <text:p>Validate 'Continue' button in the 'Recurring Payments' page</text:p>
          </table:table-cell>
          <table:table-cell table:style-name="ce62" office:value-type="string" calcext:value-type="string">
            <text:p>1. Open the Application URL and login</text:p>
          </table:table-cell>
          <table:table-cell table:style-name="ce62" office:value-type="string" calcext:value-type="string">
            <text:p>1. Click on 'Recurring payments' Right Column option</text:p>
            <text:p>2. Click on 'Continue' button (Validate ER-1)</text:p>
          </table:table-cell>
          <table:table-cell table:style-name="ce60" office:value-type="string" calcext:value-type="string">
            <text:p>Not Applicable</text:p>
          </table:table-cell>
          <table:table-cell table:style-name="ce62" office:value-type="string" calcext:value-type="string">
            <text:p>1. User should be taken to 'My Account' page</text:p>
          </table:table-cell>
          <table:table-cell table:style-name="ce63" table:number-columns-repeated="2"/>
          <table:table-cell table:style-name="ce96" table:content-validation-name="val19"/>
          <table:table-cell table:style-name="ce63"/>
          <table:table-cell table:number-columns-repeated="16373"/>
        </table:table-row>
        <table:table-row table:style-name="ro23">
          <table:table-cell table:style-name="ce58" office:value-type="string" calcext:value-type="string">
            <text:p>TC_RCP_005</text:p>
          </table:table-cell>
          <table:table-cell table:style-name="ce60" office:value-type="string" calcext:value-type="string">
            <text:p>(TS_024)</text:p>
            <text:p>Recurring Payments</text:p>
          </table:table-cell>
          <table:table-cell table:style-name="ce62" office:value-type="string" calcext:value-type="string">
            <text:p>Validate 'Recurring Payments' page when there are few recurring payments done by the User</text:p>
          </table:table-cell>
          <table:table-cell table:style-name="ce62" office:value-type="string" calcext:value-type="string">
            <text:p>1. Open the Application URL and login</text:p>
          </table:table-cell>
          <table:table-cell table:style-name="ce62" office:value-type="string" calcext:value-type="string">
            <text:p>1. Click on 'Recurring payments' Right Column option</text:p>
            <text:p>2. Check the displayed 'Recurring Payments' page (Validate ER-1)</text:p>
          </table:table-cell>
          <table:table-cell table:style-name="ce60" office:value-type="string" calcext:value-type="string">
            <text:p>Not Applicable</text:p>
          </table:table-cell>
          <table:table-cell table:style-name="ce62" office:value-type="string" calcext:value-type="string">
            <text:p>1. Details of the Recurring Payments made by the User should be displayed correctly</text:p>
          </table:table-cell>
          <table:table-cell table:style-name="ce63" table:number-columns-repeated="2"/>
          <table:table-cell table:style-name="ce96" table:content-validation-name="val19"/>
          <table:table-cell table:style-name="ce63"/>
          <table:table-cell table:number-columns-repeated="16373"/>
        </table:table-row>
        <table:table-row table:style-name="ro24">
          <table:table-cell table:style-name="ce58" office:value-type="string" calcext:value-type="string">
            <text:p>TC_RCP_006</text:p>
          </table:table-cell>
          <table:table-cell table:style-name="ce60" office:value-type="string" calcext:value-type="string">
            <text:p>(TS_024)</text:p>
            <text:p>Recurring Payments</text:p>
          </table:table-cell>
          <table:table-cell table:style-name="ce62" office:value-type="string" calcext:value-type="string">
            <text:p>Validate the Breadcrumb of 'Recurring Payments' page</text:p>
          </table:table-cell>
          <table:table-cell table:style-name="ce62" office:value-type="string" calcext:value-type="string">
            <text:p>1. Open the Application URL and login </text:p>
          </table:table-cell>
          <table:table-cell table:style-name="ce62" office:value-type="string" calcext:value-type="string">
            <text:p>1. Click on 'Recurring payments' Right Column option</text:p>
            <text:p>2. Check the Breadcrumb of the displayed  'Recurring Payments' page (Validate ER-1)</text:p>
          </table:table-cell>
          <table:table-cell table:style-name="ce60" office:value-type="string" calcext:value-type="string">
            <text:p>Not Applicable</text:p>
          </table:table-cell>
          <table:table-cell table:style-name="ce62" office:value-type="string" calcext:value-type="string">
            <text:p>1. Breadcrumb should be displayed and properly working in the 'Recurring Payments' page. </text:p>
          </table:table-cell>
          <table:table-cell table:style-name="ce63" table:number-columns-repeated="2"/>
          <table:table-cell table:style-name="ce96" table:content-validation-name="val19"/>
          <table:table-cell table:style-name="ce63"/>
          <table:table-cell table:number-columns-repeated="16373"/>
        </table:table-row>
        <table:table-row table:style-name="ro24">
          <table:table-cell table:style-name="ce58" office:value-type="string" calcext:value-type="string">
            <text:p>TC_RCP_007</text:p>
          </table:table-cell>
          <table:table-cell table:style-name="ce60" office:value-type="string" calcext:value-type="string">
            <text:p>(TS_024)</text:p>
            <text:p>Recurring Payments</text:p>
          </table:table-cell>
          <table:table-cell table:style-name="ce62" office:value-type="string" calcext:value-type="string">
            <text:p>Validate the Page URL, Page Heading and Page Title of 'Recurring Payments' page</text:p>
          </table:table-cell>
          <table:table-cell table:style-name="ce62" office:value-type="string" calcext:value-type="string">
            <text:p>1. Open the Application URL and login </text:p>
          </table:table-cell>
          <table:table-cell table:style-name="ce62" office:value-type="string" calcext:value-type="string">
            <text:p>1. Click on 'Recurring payments' Right Column option</text:p>
            <text:p>2. Check the 'Page URL', 'Page Title' and 'Page Heading' of 'Recurring Payments' page (Validate ER-1)</text:p>
          </table:table-cell>
          <table:table-cell table:style-name="ce60" office:value-type="string" calcext:value-type="string">
            <text:p>Not Applicable</text:p>
          </table:table-cell>
          <table:table-cell table:style-name="ce62" office:value-type="string" calcext:value-type="string">
            <text:p>1. Correct Page URL, Page Heading and Page Title should be displayed in the 'Recurring Payments' page</text:p>
          </table:table-cell>
          <table:table-cell table:style-name="ce63" table:number-columns-repeated="2"/>
          <table:table-cell table:style-name="ce96" table:content-validation-name="val19"/>
          <table:table-cell table:style-name="ce63"/>
          <table:table-cell table:number-columns-repeated="16373"/>
        </table:table-row>
        <table:table-row table:style-name="ro24">
          <table:table-cell table:style-name="ce58" office:value-type="string" calcext:value-type="string">
            <text:p>TC_RCP_008</text:p>
          </table:table-cell>
          <table:table-cell table:style-name="ce60" office:value-type="string" calcext:value-type="string">
            <text:p>(TS_024)</text:p>
            <text:p>Recurring Payments</text:p>
          </table:table-cell>
          <table:table-cell table:style-name="ce62" office:value-type="string" calcext:value-type="string">
            <text:p>Validate the UI of 'Recurring Payments' page functionality</text:p>
          </table:table-cell>
          <table:table-cell table:style-name="ce62" office:value-type="string" calcext:value-type="string">
            <text:p>1. Open the Application URL and login</text:p>
          </table:table-cell>
          <table:table-cell table:style-name="ce62" office:value-type="string" calcext:value-type="string">
            <text:p>1. Check the UI of the functionality related to 'Recurring Payments' page functionality <text:s/>(Validate ER-1)</text:p>
          </table:table-cell>
          <table:table-cell table:style-name="ce60" office:value-type="string" calcext:value-type="string">
            <text:p>Not Applicable</text:p>
          </table:table-cell>
          <table:table-cell table:style-name="ce62" office:value-type="string" calcext:value-type="string">
            <text:p>1. Proper UI adhering to the UI checklist should be displayed for the 'Recurring Payments' page functionality</text:p>
          </table:table-cell>
          <table:table-cell table:style-name="ce63" table:number-columns-repeated="2"/>
          <table:table-cell table:style-name="ce96" table:content-validation-name="val19"/>
          <table:table-cell table:style-name="ce63"/>
          <table:table-cell table:number-columns-repeated="16373"/>
        </table:table-row>
        <table:table-row table:style-name="ro23">
          <table:table-cell table:style-name="ce58" office:value-type="string" calcext:value-type="string">
            <text:p>TC_RCP_009</text:p>
          </table:table-cell>
          <table:table-cell table:style-name="ce60" office:value-type="string" calcext:value-type="string">
            <text:p>(TS_024)</text:p>
            <text:p>Recurring Payments</text:p>
          </table:table-cell>
          <table:table-cell table:style-name="ce62" office:value-type="string" calcext:value-type="string">
            <text:p>Validate the 'Recurring Payments' page functionality in all the supported environments</text:p>
          </table:table-cell>
          <table:table-cell table:style-name="ce62" office:value-type="string" calcext:value-type="string">
            <text:p>1. Open the Application URL and login</text:p>
          </table:table-cell>
          <table:table-cell table:style-name="ce62" office:value-type="string" calcext:value-type="string">
            <text:p>1. Check the 'Recurring Payments' page functionality in all the supported environments (Validate ER-1)</text:p>
          </table:table-cell>
          <table:table-cell table:style-name="ce60" office:value-type="string" calcext:value-type="string">
            <text:p>Not Applicable</text:p>
          </table:table-cell>
          <table:table-cell table:style-name="ce62" office:value-type="string" calcext:value-type="string">
            <text:p>1. 'Recurring Payments' page functionality should work correctly in all the supported environments</text:p>
          </table:table-cell>
          <table:table-cell table:style-name="ce63" table:number-columns-repeated="2"/>
          <table:table-cell table:style-name="ce96" table:content-validation-name="val19"/>
          <table:table-cell table:style-name="ce63"/>
          <table:table-cell table:number-columns-repeated="16373"/>
        </table:table-row>
        <table:table-row table:style-name="ro19" table:number-rows-repeated="1048564">
          <table:table-cell table:number-columns-repeated="16384"/>
        </table:table-row>
        <table:table-row table:style-name="ro19">
          <table:table-cell table:number-columns-repeated="16384"/>
        </table:table-row>
        <calcext:conditional-formats>
          <calcext:conditional-format calcext:target-range-address="'Recurring Payments'.J3:'Recurring Payments'.J11">
            <calcext:condition calcext:apply-style-name="ConditionalStyle_32" calcext:value="contains-text(&quot;NOT TESTED&quot;)" calcext:base-cell-address="'Recurring Payments'.J3"/>
            <calcext:condition calcext:apply-style-name="ConditionalStyle_31" calcext:value="contains-text(&quot;BLOCKED&quot;)" calcext:base-cell-address="'Recurring Payments'.J3"/>
            <calcext:condition calcext:apply-style-name="ConditionalStyle_30" calcext:value="contains-text(&quot;FAIL&quot;)" calcext:base-cell-address="'Recurring Payments'.J3"/>
            <calcext:condition calcext:apply-style-name="ConditionalStyle_29" calcext:value="contains-text(&quot;PASS&quot;)" calcext:base-cell-address="'Recurring Payments'.J3"/>
          </calcext:conditional-format>
        </calcext:conditional-formats>
      </table:table>
      <table:table table:name="Affiliate" table:style-name="ta27">
        <table:table-column table:style-name="co52" table:default-cell-style-name="ce37"/>
        <table:table-column table:style-name="co33" table:default-cell-style-name="ce37"/>
        <table:table-column table:style-name="co34" table:default-cell-style-name="ce37"/>
        <table:table-column table:style-name="co35" table:default-cell-style-name="ce37"/>
        <table:table-column table:style-name="co44" table:default-cell-style-name="ce37"/>
        <table:table-column table:style-name="co36" table:default-cell-style-name="ce37"/>
        <table:table-column table:style-name="co37" table:default-cell-style-name="ce37"/>
        <table:table-column table:style-name="co38" table:default-cell-style-name="ce37"/>
        <table:table-column table:style-name="co8" table:default-cell-style-name="ce37"/>
        <table:table-column table:style-name="co39" table:default-cell-style-name="ce37"/>
        <table:table-column table:style-name="co40" table:default-cell-style-name="ce37"/>
        <table:table-column table:style-name="co10" table:number-columns-repeated="16373" table:default-cell-style-name="ce37"/>
        <table:table-row table:style-name="ro19">
          <table:table-cell table:style-name="ce69" office:value-type="string" calcext:value-type="string">
            <text:p>Test Case ID</text:p>
          </table:table-cell>
          <table:table-cell table:style-name="ce69" office:value-type="string" calcext:value-type="string">
            <text:p>Test Scenario </text:p>
          </table:table-cell>
          <table:table-cell table:style-name="ce69" office:value-type="string" calcext:value-type="string">
            <text:p>Test Case Title</text:p>
          </table:table-cell>
          <table:table-cell table:style-name="ce69" office:value-type="string" calcext:value-type="string">
            <text:p>Pre-requisites</text:p>
          </table:table-cell>
          <table:table-cell table:style-name="ce69" office:value-type="string" calcext:value-type="string">
            <text:p>Test Steps</text:p>
          </table:table-cell>
          <table:table-cell table:style-name="ce69" office:value-type="string" calcext:value-type="string">
            <text:p>Test Data</text:p>
          </table:table-cell>
          <table:table-cell table:style-name="ce69" office:value-type="string" calcext:value-type="string">
            <text:p>Expected Result (ER)</text:p>
          </table:table-cell>
          <table:table-cell table:style-name="ce69" office:value-type="string" calcext:value-type="string">
            <text:p>Actual Result</text:p>
          </table:table-cell>
          <table:table-cell table:style-name="ce69" office:value-type="string" calcext:value-type="string">
            <text:p>Priority</text:p>
          </table:table-cell>
          <table:table-cell table:style-name="ce69" office:value-type="string" calcext:value-type="string">
            <text:p>Result</text:p>
          </table:table-cell>
          <table:table-cell table:style-name="ce69" office:value-type="string" calcext:value-type="string">
            <text:p>Comments</text:p>
          </table:table-cell>
          <table:table-cell table:number-columns-repeated="16373"/>
        </table:table-row>
        <table:table-row table:style-name="ro21">
          <table:table-cell table:style-name="ce57" office:value-type="string" calcext:value-type="string" table:number-columns-spanned="2" table:number-rows-spanned="1">
            <text:p><text:a xlink:href="#'Test Scenarios'.A10" xlink:type="simple">&lt;&lt; Test Scenarios</text:a></text:p>
          </table:table-cell>
          <table:covered-table-cell table:style-name="ce59"/>
          <table:table-cell table:style-name="ce61" table:number-columns-repeated="9"/>
          <table:table-cell table:style-name="ce47" table:number-columns-repeated="16373"/>
        </table:table-row>
        <table:table-row table:style-name="ro40">
          <table:table-cell table:style-name="ce58" office:value-type="string" calcext:value-type="string">
            <text:p>TC_AFL_001</text:p>
          </table:table-cell>
          <table:table-cell table:style-name="ce60" office:value-type="string" calcext:value-type="string">
            <text:p>(TS_025)</text:p>
            <text:p>Affiliate</text:p>
          </table:table-cell>
          <table:table-cell table:style-name="ce62" office:value-type="string" calcext:value-type="string">
            <text:p>Validate registering for an affiliate account as a signedin user by providing only the mandatory details</text:p>
          </table:table-cell>
          <table:table-cell table:style-name="ce62" office:value-type="string" calcext:value-type="string">
            <text:p>1. Open the Application URL and login</text:p>
            <text:p>2. User has not yet registered for an affiliate account</text:p>
          </table:table-cell>
          <table:table-cell table:style-name="ce62" office:value-type="string" calcext:value-type="string">
            <text:p>1. Click on 'Register for an affiliate account' link in the 'My Account' page (Validate ER-1)</text:p>
            <text:p>2. Enter Payee Name into the mandatory field - 'Cheque Payee Name' field (Validate ER-2)</text:p>
            <text:p>3. Select 'About Us' checkbox field</text:p>
            <text:p>4. Click on 'Continue' button (Validate ER-3)</text:p>
            <text:p>5. Check the 'My Account' page (Validate ER-4)</text:p>
          </table:table-cell>
          <table:table-cell table:style-name="ce60" office:value-type="string" calcext:value-type="string">
            <text:p>Not Applicable</text:p>
          </table:table-cell>
          <table:table-cell table:style-name="ce62" office:value-type="string" calcext:value-type="string">
            <text:p>1. User should be taken to 'Your Affiliate Information' page</text:p>
            <text:p>2. 'Cheque Payee Name' field should be marked as mandatory using * red color symbol</text:p>
            <text:p>3. Success message with text - 'Success: Your account has been successfully updated.' should be displayed and User should be taken to 'My Account' page </text:p>
            <text:p>4. 'Register for an affiliate account' link should not be displayed any more and in place of that 'Edit your affiliate information' and 'Custom Affiliate Tracking Code' links should be displayed</text:p>
          </table:table-cell>
          <table:table-cell table:style-name="ce63"/>
          <table:table-cell table:style-name="ce58"/>
          <table:table-cell table:style-name="ce97" table:content-validation-name="val10"/>
          <table:table-cell table:style-name="ce63"/>
          <table:table-cell table:number-columns-repeated="16373"/>
        </table:table-row>
        <table:table-row table:style-name="ro40">
          <table:table-cell table:style-name="ce58" office:value-type="string" calcext:value-type="string">
            <text:p>TC_AFL_002</text:p>
          </table:table-cell>
          <table:table-cell table:style-name="ce60" office:value-type="string" calcext:value-type="string">
            <text:p>(TS_025)</text:p>
            <text:p>Affiliate</text:p>
          </table:table-cell>
          <table:table-cell table:style-name="ce62" office:value-type="string" calcext:value-type="string">
            <text:p>Validate registering for an affiliate account as a signedin user by providing all the details </text:p>
          </table:table-cell>
          <table:table-cell table:style-name="ce62" office:value-type="string" calcext:value-type="string">
            <text:p>1. Open the Application URL and login</text:p>
            <text:p>2. User has not yet registered for an affiliate account</text:p>
          </table:table-cell>
          <table:table-cell table:style-name="ce62" office:value-type="string" calcext:value-type="string">
            <text:p>1. Click on 'Register for an affiliate account' link in the 'My Account' page</text:p>
            <text:p>2. Enter the details into all the fields - Company, Website, Tax ID, Payment Method as Cheque and  Cheque Payee Name</text:p>
            <text:p>3. Select 'About Us' checkbox field</text:p>
            <text:p>4. Click on 'Continue' button (Validate ER-1)</text:p>
            <text:p>5. Check the 'My Account' page (Validate ER-2)</text:p>
          </table:table-cell>
          <table:table-cell table:style-name="ce60" office:value-type="string" calcext:value-type="string">
            <text:p>Not Applicable</text:p>
          </table:table-cell>
          <table:table-cell table:style-name="ce62" office:value-type="string" calcext:value-type="string">
            <text:p>1. User should be taken to 'Your Affiliate Information' page</text:p>
            <text:p>2. 'Cheque Payee Name' field should be marked as mandatory using * red color symbol</text:p>
            <text:p>3. Success message with text - 'Success: Your account has been successfully updated.' should be displayed and User should be taken to 'My Account' page </text:p>
            <text:p>4. 'Register for an affiliate account' link should not be displayed any more and in place of that 'Edit your affiliate information' and 'Custom Affiliate Tracking Code' links should be displayed</text:p>
          </table:table-cell>
          <table:table-cell table:style-name="ce63" table:number-columns-repeated="2"/>
          <table:table-cell table:style-name="ce97" table:content-validation-name="val10"/>
          <table:table-cell table:style-name="ce63"/>
          <table:table-cell table:number-columns-repeated="16373"/>
        </table:table-row>
        <table:table-row table:style-name="ro40">
          <table:table-cell table:style-name="ce58" office:value-type="string" calcext:value-type="string">
            <text:p>TC_AFL_003</text:p>
          </table:table-cell>
          <table:table-cell table:style-name="ce60" office:value-type="string" calcext:value-type="string">
            <text:p>(TS_025)</text:p>
            <text:p>Affiliate</text:p>
          </table:table-cell>
          <table:table-cell table:style-name="ce62" office:value-type="string" calcext:value-type="string">
            <text:p>Validate registering for an affiliate account as a signedin user by selecting the payment method as Cheque</text:p>
          </table:table-cell>
          <table:table-cell table:style-name="ce62" office:value-type="string" calcext:value-type="string">
            <text:p>1. Open the Application URL and login</text:p>
            <text:p>2. User has not yet registered for an affiliate account</text:p>
          </table:table-cell>
          <table:table-cell table:style-name="ce62" office:value-type="string" calcext:value-type="string">
            <text:p>1. Click on 'Register for an affiliate account' link in the 'My Account' page</text:p>
            <text:p>2. Enter the details into all the fields - Company, Website and Tax ID</text:p>
            <text:p>3. Select the 'Payment Method' as 'Cheque'</text:p>
            <text:p>4. Enter the Payee Name into the 'Cheque Payee Name' text field</text:p>
            <text:p>5. Select 'About Us' checkbox field</text:p>
            <text:p>6. Click on 'Continue' button (Validate ER-1)</text:p>
            <text:p>7. Check the 'My Account' page (Validate ER-2)</text:p>
          </table:table-cell>
          <table:table-cell table:style-name="ce60" office:value-type="string" calcext:value-type="string">
            <text:p>Not Applicable</text:p>
          </table:table-cell>
          <table:table-cell table:style-name="ce62" office:value-type="string" calcext:value-type="string">
            <text:p>1. User should be taken to 'Your Affiliate Information' page</text:p>
            <text:p>2. 'Cheque Payee Name' field should be marked as mandatory using * red color symbol</text:p>
            <text:p>3. Success message with text - 'Success: Your account has been successfully updated.' should be displayed and User should be taken to 'My Account' page </text:p>
            <text:p>4. 'Register for an affiliate account' link should not be displayed any more and in place of that 'Edit your affiliate information' and 'Custom Affiliate Tracking Code' links should be displayed</text:p>
          </table:table-cell>
          <table:table-cell table:style-name="ce63" table:number-columns-repeated="2"/>
          <table:table-cell table:style-name="ce97" table:content-validation-name="val10"/>
          <table:table-cell table:style-name="ce63"/>
          <table:table-cell table:number-columns-repeated="16373"/>
        </table:table-row>
        <table:table-row table:style-name="ro39">
          <table:table-cell table:style-name="ce58" office:value-type="string" calcext:value-type="string">
            <text:p>TC_AFL_004</text:p>
          </table:table-cell>
          <table:table-cell table:style-name="ce60" office:value-type="string" calcext:value-type="string">
            <text:p>(TS_025)</text:p>
            <text:p>Affiliate</text:p>
          </table:table-cell>
          <table:table-cell table:style-name="ce62" office:value-type="string" calcext:value-type="string">
            <text:p>Validate registering for an affiliate account as a signedin user by selecting the payment method as Paypal</text:p>
          </table:table-cell>
          <table:table-cell table:style-name="ce62" office:value-type="string" calcext:value-type="string">
            <text:p>1. Open the Application URL and login</text:p>
            <text:p>2. User has not yet registered for an affiliate account</text:p>
          </table:table-cell>
          <table:table-cell table:style-name="ce62" office:value-type="string" calcext:value-type="string">
            <text:p>1. Click on 'Register for an affiliate account' link in the 'My Account' page</text:p>
            <text:p>2. Enter the details into all the fields - Company, Website and Tax ID</text:p>
            <text:p>3. Select the 'Payment Method' as 'PayPal'</text:p>
            <text:p>4. Enter valid email address into the 'Paypal Email Account' text field</text:p>
            <text:p>5. Select 'About Us' checkbox field</text:p>
            <text:p>6. Click on 'Continue' button (Validate ER-1)</text:p>
            <text:p>7. Check the 'My Account' page (Validate ER-2)</text:p>
          </table:table-cell>
          <table:table-cell table:style-name="ce60" office:value-type="string" calcext:value-type="string">
            <text:p>Not Applicable</text:p>
          </table:table-cell>
          <table:table-cell table:style-name="ce62" office:value-type="string" calcext:value-type="string">
            <text:p>1. Success message with text - 'Success: Your account has been successfully updated.' should be displayed and User should be taken to 'My Account' page </text:p>
            <text:p>2. 'Register for an affiliate account' link should not be displayed any more and in place of that 'Edit your affiliate information' and 'Custom Affiliate Tracking Code' links should be displayed</text:p>
          </table:table-cell>
          <table:table-cell table:style-name="ce63" table:number-columns-repeated="2"/>
          <table:table-cell table:style-name="ce97" table:content-validation-name="val10"/>
          <table:table-cell table:style-name="ce63"/>
          <table:table-cell table:number-columns-repeated="16373"/>
        </table:table-row>
        <table:table-row table:style-name="ro31">
          <table:table-cell table:style-name="ce58" office:value-type="string" calcext:value-type="string">
            <text:p>TC_AFL_005</text:p>
          </table:table-cell>
          <table:table-cell table:style-name="ce60" office:value-type="string" calcext:value-type="string">
            <text:p>(TS_025)</text:p>
            <text:p>Affiliate</text:p>
          </table:table-cell>
          <table:table-cell table:style-name="ce62" office:value-type="string" calcext:value-type="string">
            <text:p>Validate registering for an affiliate account as a signedin user by selecting the payment method as Paypal by providing invalid email address format</text:p>
          </table:table-cell>
          <table:table-cell table:style-name="ce62" office:value-type="string" calcext:value-type="string">
            <text:p>1. Open the Application URL and login</text:p>
            <text:p>2. User has not yet registered for an affiliate account</text:p>
          </table:table-cell>
          <table:table-cell table:style-name="ce62" office:value-type="string" calcext:value-type="string">
            <text:p>1. Click on 'Register for an affiliate account' link in the 'My Account' page</text:p>
            <text:p>2. Enter the details into all the fields - Company, Website and Tax ID</text:p>
            <text:p>3. Select the 'Payment Method' as 'PayPal'</text:p>
            <text:p>4. Enter invalid email address format into the 'Paypal Email Account' text field - &lt;Refer Test Data&gt;</text:p>
            <text:p>5. Click on 'Continue' button (Validate ER-1)</text:p>
          </table:table-cell>
          <table:table-cell table:style-name="ce66" office:value-type="string" calcext:value-type="string">
            <text:p>Try all below invalid email address formats:</text:p>
            <text:p>1) pavan</text:p>
            <text:p>2) pavan@</text:p>
            <text:p>3) pavan@gmail</text:p>
            <text:p>4) pavan@gmail.</text:p>
            <text:p/>
          </table:table-cell>
          <table:table-cell table:style-name="ce62" office:value-type="string" calcext:value-type="string">
            <text:p>1. Field level warning message informing the User to enter a valid email address format should be displayed</text:p>
          </table:table-cell>
          <table:table-cell table:style-name="ce63" table:number-columns-repeated="2"/>
          <table:table-cell table:style-name="ce97" table:content-validation-name="val10"/>
          <table:table-cell table:style-name="ce63"/>
          <table:table-cell table:number-columns-repeated="16373"/>
        </table:table-row>
        <table:table-row table:style-name="ro49">
          <table:table-cell table:style-name="ce58" office:value-type="string" calcext:value-type="string">
            <text:p>TC_AFL_006</text:p>
          </table:table-cell>
          <table:table-cell table:style-name="ce60" office:value-type="string" calcext:value-type="string">
            <text:p>(TS_025)</text:p>
            <text:p>Affiliate</text:p>
          </table:table-cell>
          <table:table-cell table:style-name="ce62" office:value-type="string" calcext:value-type="string">
            <text:p>Validate registering for an affiliate account as a signedin user by selecting the payment method as Bank Transfer</text:p>
          </table:table-cell>
          <table:table-cell table:style-name="ce62" office:value-type="string" calcext:value-type="string">
            <text:p>1. Open the Application URL and login</text:p>
            <text:p>2. User has not yet registered for an affiliate account</text:p>
          </table:table-cell>
          <table:table-cell table:style-name="ce62" office:value-type="string" calcext:value-type="string">
            <text:p>1. Click on 'Register for an affiliate account' link in the 'My Account' page</text:p>
            <text:p>2. Enter the details into all the fields - Company, Website and Tax ID</text:p>
            <text:p>3. Select the 'Payment Method' as 'Bank Transfer'</text:p>
            <text:p>4. Enter Bank Account details into Bank Name, ABA/BSB number (Branch Number), SWIFT Code, Account Name and Account Number</text:p>
            <text:p>5. Click on 'Continue' button (Validate ER-1)</text:p>
          </table:table-cell>
          <table:table-cell table:style-name="ce60" office:value-type="string" calcext:value-type="string">
            <text:p>Not Applicable</text:p>
          </table:table-cell>
          <table:table-cell table:style-name="ce62" office:value-type="string" calcext:value-type="string">
            <text:p>1. Success message with text - 'Success: Your account has been successfully updated.' should be displayed and User should be taken to 'My Account' page </text:p>
            <text:p>2. 'Register for an affiliate account' link should not be displayed any more and in place of that 'Edit your affiliate information' and 'Custom Affiliate Tracking Code' links should be displayed</text:p>
          </table:table-cell>
          <table:table-cell table:style-name="ce63" table:number-columns-repeated="2"/>
          <table:table-cell table:style-name="ce97" table:content-validation-name="val10"/>
          <table:table-cell table:style-name="ce63"/>
          <table:table-cell table:number-columns-repeated="16373"/>
        </table:table-row>
        <table:table-row table:style-name="ro29">
          <table:table-cell table:style-name="ce58" office:value-type="string" calcext:value-type="string">
            <text:p>TC_AFL_007</text:p>
          </table:table-cell>
          <table:table-cell table:style-name="ce60" office:value-type="string" calcext:value-type="string">
            <text:p>(TS_025)</text:p>
            <text:p>Affiliate</text:p>
          </table:table-cell>
          <table:table-cell table:style-name="ce62" office:value-type="string" calcext:value-type="string">
            <text:p>Validate mandatory fields while registering for an affiliate account as a signedin user by selecting the payment method as Cheque</text:p>
          </table:table-cell>
          <table:table-cell table:style-name="ce62" office:value-type="string" calcext:value-type="string">
            <text:p>1. Open the Application URL and login</text:p>
            <text:p>2. User has not yet registered for an affiliate account</text:p>
          </table:table-cell>
          <table:table-cell table:style-name="ce62" office:value-type="string" calcext:value-type="string">
            <text:p>1. Click on 'Register for an affiliate account' link in the 'My Account' page</text:p>
            <text:p>2. Don't enter anything into the fields</text:p>
            <text:p>3. Select 'Payment Method' method as 'Cheque'</text:p>
            <text:p>4. Select 'About Us' checkbox field</text:p>
            <text:p>5. Click on 'Continue' button (Validate ER-1)</text:p>
          </table:table-cell>
          <table:table-cell table:style-name="ce60" office:value-type="string" calcext:value-type="string">
            <text:p>Not Applicable</text:p>
          </table:table-cell>
          <table:table-cell table:style-name="ce62" office:value-type="string" calcext:value-type="string">
            <text:p>1. Field level warning message informing the User to providing the Cheque Payee Name into the mandatory field 'Cheque Payee Name' should be displayed</text:p>
          </table:table-cell>
          <table:table-cell table:style-name="ce63" table:number-columns-repeated="2"/>
          <table:table-cell table:style-name="ce97" table:content-validation-name="val10"/>
          <table:table-cell table:style-name="ce63"/>
          <table:table-cell table:number-columns-repeated="16373"/>
        </table:table-row>
        <table:table-row table:style-name="ro27">
          <table:table-cell table:style-name="ce58" office:value-type="string" calcext:value-type="string">
            <text:p>TC_AFL_008</text:p>
          </table:table-cell>
          <table:table-cell table:style-name="ce60" office:value-type="string" calcext:value-type="string">
            <text:p>(TS_025)</text:p>
            <text:p>Affiliate</text:p>
          </table:table-cell>
          <table:table-cell table:style-name="ce62" office:value-type="string" calcext:value-type="string">
            <text:p>Validate mandatory fields while registering for an affiliate account as a signedin user by selecting the payment method as PayPal</text:p>
          </table:table-cell>
          <table:table-cell table:style-name="ce62" office:value-type="string" calcext:value-type="string">
            <text:p>1. Open the Application URL and login</text:p>
            <text:p>2. User has not yet registered for an affiliate account</text:p>
          </table:table-cell>
          <table:table-cell table:style-name="ce62" office:value-type="string" calcext:value-type="string">
            <text:p>1. Click on 'Register for an affiliate account' link in the 'My Account' page</text:p>
            <text:p>2. Don't enter anything into the fields</text:p>
            <text:p>3. Select 'Payment Method' method as 'PayPal'</text:p>
            <text:p>4. Click on 'Continue' button (Validate ER-1)</text:p>
          </table:table-cell>
          <table:table-cell table:style-name="ce60" office:value-type="string" calcext:value-type="string">
            <text:p>Not Applicable</text:p>
          </table:table-cell>
          <table:table-cell table:style-name="ce62" office:value-type="string" calcext:value-type="string">
            <text:p>1. Field level warning message informing the User to providing the email address into the mandatory field 'PayPal Email Account' should be displayed</text:p>
          </table:table-cell>
          <table:table-cell table:style-name="ce63" table:number-columns-repeated="2"/>
          <table:table-cell table:style-name="ce97" table:content-validation-name="val10"/>
          <table:table-cell table:style-name="ce63"/>
          <table:table-cell table:number-columns-repeated="16373"/>
        </table:table-row>
        <table:table-row table:style-name="ro27">
          <table:table-cell table:style-name="ce58" office:value-type="string" calcext:value-type="string">
            <text:p>TC_AFL_009</text:p>
          </table:table-cell>
          <table:table-cell table:style-name="ce60" office:value-type="string" calcext:value-type="string">
            <text:p>(TS_025)</text:p>
            <text:p>Affiliate</text:p>
          </table:table-cell>
          <table:table-cell table:style-name="ce62" office:value-type="string" calcext:value-type="string">
            <text:p>Validate mandatory fields while registering for an affiliate account as a signedin user by selecting the payment method as Bank Transfer</text:p>
          </table:table-cell>
          <table:table-cell table:style-name="ce62" office:value-type="string" calcext:value-type="string">
            <text:p>1. Open the Application URL and login</text:p>
            <text:p>2. User has not yet registered for an affiliate account</text:p>
          </table:table-cell>
          <table:table-cell table:style-name="ce62" office:value-type="string" calcext:value-type="string">
            <text:p>1. Click on 'Register for an affiliate account' link in the 'My Account' page</text:p>
            <text:p>2. Don't enter anything into the fields</text:p>
            <text:p>3. Select 'Payment Method' method as 'Bank Transfer'</text:p>
            <text:p>4. Click on 'Continue' button (Validate ER-1)</text:p>
          </table:table-cell>
          <table:table-cell table:style-name="ce60" office:value-type="string" calcext:value-type="string">
            <text:p>Not Applicable</text:p>
          </table:table-cell>
          <table:table-cell table:style-name="ce62" office:value-type="string" calcext:value-type="string">
            <text:p>1. Field level warning message informing the User to providing the Account Name and Account Number into the mandatory field 'Account Name' and 'Account Number' should be displayed</text:p>
          </table:table-cell>
          <table:table-cell table:style-name="ce63" table:number-columns-repeated="2"/>
          <table:table-cell table:style-name="ce97" table:content-validation-name="val10"/>
          <table:table-cell table:style-name="ce63"/>
          <table:table-cell table:number-columns-repeated="16373"/>
        </table:table-row>
        <table:table-row table:style-name="ro69">
          <table:table-cell table:style-name="ce58" office:value-type="string" calcext:value-type="string">
            <text:p>TC_AFL_010</text:p>
          </table:table-cell>
          <table:table-cell table:style-name="ce60" office:value-type="string" calcext:value-type="string">
            <text:p>(TS_025)</text:p>
            <text:p>Affiliate</text:p>
          </table:table-cell>
          <table:table-cell table:style-name="ce62" office:value-type="string" calcext:value-type="string">
            <text:p>Validate directly regestering a New Affiliate account by filling only the mandatory fields</text:p>
          </table:table-cell>
          <table:table-cell table:style-name="ce62" office:value-type="string" calcext:value-type="string">
            <text:p>1. Open the Application URL</text:p>
            <text:p>2. User account is not created and is not loggedin</text:p>
          </table:table-cell>
          <table:table-cell table:style-name="ce62" office:value-type="string" calcext:value-type="string">
            <text:p>1. Click on 'Affiliate' footer option </text:p>
            <text:p>2. Click on 'Continue' button in the 'New Affiliate' section </text:p>
            <text:p>3. Enter details into all the mandatory fields - First Name, Last Name, E-Mail, Telephone, Cheque Payee Name, Password and Confirm Password in the displayed 'Affiliate Program' page</text:p>
            <text:p>4. Select 'About Us' checbox</text:p>
            <text:p>5. Click on 'Continue' button (Validate ER-1)</text:p>
            <text:p>6. Click on 'My Account' Right Column option (Validate ER-2)</text:p>
          </table:table-cell>
          <table:table-cell table:style-name="ce60" office:value-type="string" calcext:value-type="string">
            <text:p>Not Applicable</text:p>
          </table:table-cell>
          <table:table-cell table:style-name="ce62" office:value-type="string" calcext:value-type="string">
            <text:p>1. User should get logged in and taken to 'Account Success' page </text:p>
            <text:p>2. User should be taken to 'My Account' page, where 'Edit your affiliate information' and 'Custom Affiliate Tracking code' links are available</text:p>
          </table:table-cell>
          <table:table-cell table:style-name="ce63" table:number-columns-repeated="2"/>
          <table:table-cell table:style-name="ce97" table:content-validation-name="val10"/>
          <table:table-cell table:style-name="ce63"/>
          <table:table-cell table:number-columns-repeated="16373"/>
        </table:table-row>
        <table:table-row table:style-name="ro40">
          <table:table-cell table:style-name="ce58" office:value-type="string" calcext:value-type="string">
            <text:p>TC_AFL_011</text:p>
          </table:table-cell>
          <table:table-cell table:style-name="ce60" office:value-type="string" calcext:value-type="string">
            <text:p>(TS_025)</text:p>
            <text:p>Affiliate</text:p>
          </table:table-cell>
          <table:table-cell table:style-name="ce62" office:value-type="string" calcext:value-type="string">
            <text:p>Validate directly regestering a New Affiliate account by filling all the fields</text:p>
          </table:table-cell>
          <table:table-cell table:style-name="ce62" office:value-type="string" calcext:value-type="string">
            <text:p>1. Open the Application URL</text:p>
            <text:p>2. User account is not created and is not loggedin</text:p>
          </table:table-cell>
          <table:table-cell table:style-name="ce62" office:value-type="string" calcext:value-type="string">
            <text:p>1. Click on 'Affiliate' footer option</text:p>
            <text:p>2. Click on 'Continue' button in the 'New Affiliate' section</text:p>
            <text:p>3. Enter details into all the fields - First Name, Last Name, E-Mail, Telephone, Company, Website, Tax ID, Payment Method, Cheque Payee Name, Password and Confirm Password in the displayed 'Affiliate Program' page</text:p>
            <text:p>4. Select 'About Us' checbox</text:p>
            <text:p>5. Click on 'Continue' button (Validate ER-1)</text:p>
            <text:p>6. Click on 'My Account' Right Column option (Validate ER-2)</text:p>
          </table:table-cell>
          <table:table-cell table:style-name="ce60" office:value-type="string" calcext:value-type="string">
            <text:p>Not Applicable</text:p>
          </table:table-cell>
          <table:table-cell table:style-name="ce62" office:value-type="string" calcext:value-type="string">
            <text:p>1. User should get logged in and taken to 'Account Success' page </text:p>
            <text:p>2. User should be taken to 'My Account' page, where 'Edit your affiliate information' and 'Custom Affiliate Tracking code' links are available</text:p>
          </table:table-cell>
          <table:table-cell table:style-name="ce63" table:number-columns-repeated="2"/>
          <table:table-cell table:style-name="ce97" table:content-validation-name="val10"/>
          <table:table-cell table:style-name="ce63"/>
          <table:table-cell table:number-columns-repeated="16373"/>
        </table:table-row>
        <table:table-row table:style-name="ro26">
          <table:table-cell table:style-name="ce58" office:value-type="string" calcext:value-type="string">
            <text:p>TC_AFL_012</text:p>
          </table:table-cell>
          <table:table-cell table:style-name="ce60" office:value-type="string" calcext:value-type="string">
            <text:p>(TS_025)</text:p>
            <text:p>Affiliate</text:p>
          </table:table-cell>
          <table:table-cell table:style-name="ce62" office:value-type="string" calcext:value-type="string">
            <text:p>Validate registering a duplicate affiliate account</text:p>
          </table:table-cell>
          <table:table-cell table:style-name="ce62" office:value-type="string" calcext:value-type="string">
            <text:p>1. Open the Application URL</text:p>
            <text:p>2. User account exists</text:p>
            <text:p>3. User is not loggedin</text:p>
          </table:table-cell>
          <table:table-cell table:style-name="ce62" office:value-type="string" calcext:value-type="string">
            <text:p>1. Click on 'Affiliate' footer option</text:p>
            <text:p>2. Click on 'Continue' button in the 'New Affiliate' section</text:p>
            <text:p>3. Enter the exsting user account details in the displayed 'Affiliate Program' page - &lt;Refer Test Data&gt;</text:p>
            <text:p>4. Select 'About Us' checbox</text:p>
            <text:p>5. Click on 'Continue' button (Validate ER-1)</text:p>
          </table:table-cell>
          <table:table-cell table:style-name="ce62" office:value-type="string" calcext:value-type="string">
            <text:p>First Name - Pavan</text:p>
            <text:p>Last Name - Kumar</text:p>
            <text:p>E-Mail - pavanoltraining@gmail.com</text:p>
            <text:p>Telephone - 1234567890</text:p>
            <text:p>Password - test123</text:p>
            <text:p>Password Confirm - test123</text:p>
          </table:table-cell>
          <table:table-cell table:style-name="ce62" office:value-type="string" calcext:value-type="string">
            <text:p>1. Account should not be created again, instead the warning messsage - <text:s/>'Warning: E-Mail Address is already registered!' should be displayed</text:p>
          </table:table-cell>
          <table:table-cell table:style-name="ce63" table:number-columns-repeated="2"/>
          <table:table-cell table:style-name="ce97" table:content-validation-name="val10"/>
          <table:table-cell table:style-name="ce63"/>
          <table:table-cell table:number-columns-repeated="16373"/>
        </table:table-row>
        <table:table-row table:style-name="ro49">
          <table:table-cell table:style-name="ce58" office:value-type="string" calcext:value-type="string">
            <text:p>TC_AFL_013</text:p>
          </table:table-cell>
          <table:table-cell table:style-name="ce60" office:value-type="string" calcext:value-type="string">
            <text:p>(TS_025)</text:p>
            <text:p>Affiliate</text:p>
          </table:table-cell>
          <table:table-cell table:style-name="ce62" office:value-type="string" calcext:value-type="string">
            <text:p>Validate registering a new affiliate account by providing invalid email format</text:p>
          </table:table-cell>
          <table:table-cell table:style-name="ce62" office:value-type="string" calcext:value-type="string">
            <text:p>1. Open the Application URL</text:p>
            <text:p>2. User is not loggedin</text:p>
          </table:table-cell>
          <table:table-cell table:style-name="ce62" office:value-type="string" calcext:value-type="string">
            <text:p>1. Click on 'Affiliate' footer option</text:p>
            <text:p>2. Click on 'Continue' button in the 'New Affiliate' section</text:p>
            <text:p>3. Enter all the details in the displayed 'Affiliate Program' page</text:p>
            <text:p>4. Enter invalid email address format into the 'E-Mail' field - &lt;Refer Test Data&gt;</text:p>
            <text:p>5. Select 'About Us' checbox</text:p>
            <text:p>6. Click on 'Continue' button (Validate ER-1)</text:p>
          </table:table-cell>
          <table:table-cell table:style-name="ce66" office:value-type="string" calcext:value-type="string">
            <text:p>Try all below invalid email address formats:</text:p>
            <text:p>1) pavan</text:p>
            <text:p>2) pavan@</text:p>
            <text:p>3) pavan@gmail</text:p>
            <text:p>4) pavan@gmail.</text:p>
            <text:p/>
          </table:table-cell>
          <table:table-cell table:style-name="ce62" office:value-type="string" calcext:value-type="string">
            <text:p>1. Account should not be created, instead a proper field level warning message or page level warning message to provide valid email address should be displayed</text:p>
          </table:table-cell>
          <table:table-cell table:style-name="ce63" table:number-columns-repeated="2"/>
          <table:table-cell table:style-name="ce97" table:content-validation-name="val10"/>
          <table:table-cell table:style-name="ce63"/>
          <table:table-cell table:number-columns-repeated="16373"/>
        </table:table-row>
        <table:table-row table:style-name="ro49">
          <table:table-cell table:style-name="ce58" office:value-type="string" calcext:value-type="string">
            <text:p>TC_AFL_014</text:p>
          </table:table-cell>
          <table:table-cell table:style-name="ce60" office:value-type="string" calcext:value-type="string">
            <text:p>(TS_025)</text:p>
            <text:p>Affiliate</text:p>
          </table:table-cell>
          <table:table-cell table:style-name="ce62" office:value-type="string" calcext:value-type="string">
            <text:p>Validate registering a new affiliate account by providing different passwords into the 'Password' and 'Password Confirm' fields</text:p>
          </table:table-cell>
          <table:table-cell table:style-name="ce62" office:value-type="string" calcext:value-type="string">
            <text:p>1. Open the Application URL</text:p>
            <text:p>2. User is not loggedin</text:p>
          </table:table-cell>
          <table:table-cell table:style-name="ce62" office:value-type="string" calcext:value-type="string">
            <text:p>1. Click on 'Affiliate' footer option</text:p>
            <text:p>2. Click on 'Continue' button in the 'New Affiliate' section</text:p>
            <text:p>3. Enter all the details in the displayed 'Affiliate Program' page</text:p>
            <text:p>4. Enter different passwords into the 'Password' and 'Password Confirm' fields </text:p>
            <text:p>5. Select 'About Us' checbox</text:p>
            <text:p>6. Click on 'Continue' button (Validate ER-1)</text:p>
          </table:table-cell>
          <table:table-cell table:style-name="ce60" office:value-type="string" calcext:value-type="string">
            <text:p>Not Applicable</text:p>
          </table:table-cell>
          <table:table-cell table:style-name="ce62" office:value-type="string" calcext:value-type="string">
            <text:p>1. Field level warning message with text - 'Password confirmation does not match password!' should be displayed</text:p>
          </table:table-cell>
          <table:table-cell table:style-name="ce63" table:number-columns-repeated="2"/>
          <table:table-cell table:style-name="ce97" table:content-validation-name="val10"/>
          <table:table-cell table:style-name="ce63"/>
          <table:table-cell table:number-columns-repeated="16373"/>
        </table:table-row>
        <table:table-row table:style-name="ro27">
          <table:table-cell table:style-name="ce58" office:value-type="string" calcext:value-type="string">
            <text:p>TC_AFL_015</text:p>
          </table:table-cell>
          <table:table-cell table:style-name="ce60" office:value-type="string" calcext:value-type="string">
            <text:p>(TS_025)</text:p>
            <text:p>Affiliate</text:p>
          </table:table-cell>
          <table:table-cell table:style-name="ce62" office:value-type="string" calcext:value-type="string">
            <text:p>Validate 'login page' link in the displayed 'Affiliate Program'</text:p>
          </table:table-cell>
          <table:table-cell table:style-name="ce62" office:value-type="string" calcext:value-type="string">
            <text:p>1. Open the Application URL</text:p>
            <text:p>2. User is not loggedin</text:p>
          </table:table-cell>
          <table:table-cell table:style-name="ce62" office:value-type="string" calcext:value-type="string">
            <text:p>1. Click on 'Affiliate' footer option</text:p>
            <text:p>2. Click on 'Continue' button in the 'New Affiliate' section</text:p>
            <text:p>3. Click on 'login page' link in the displayed 'Affiliate Program' page (Validate ER-1)</text:p>
          </table:table-cell>
          <table:table-cell table:style-name="ce60" office:value-type="string" calcext:value-type="string">
            <text:p>Not Applicable</text:p>
          </table:table-cell>
          <table:table-cell table:style-name="ce62" office:value-type="string" calcext:value-type="string">
            <text:p>1. User should be taken to 'Affiliate Program' login page</text:p>
          </table:table-cell>
          <table:table-cell table:style-name="ce63" table:number-columns-repeated="2"/>
          <table:table-cell table:style-name="ce97" table:content-validation-name="val10"/>
          <table:table-cell table:style-name="ce63"/>
          <table:table-cell table:number-columns-repeated="16373"/>
        </table:table-row>
        <table:table-row table:style-name="ro26">
          <table:table-cell table:style-name="ce58" office:value-type="string" calcext:value-type="string">
            <text:p>TC_AFL_016</text:p>
          </table:table-cell>
          <table:table-cell table:style-name="ce60" office:value-type="string" calcext:value-type="string">
            <text:p>(TS_025)</text:p>
            <text:p>Affiliate</text:p>
          </table:table-cell>
          <table:table-cell table:style-name="ce62" office:value-type="string" calcext:value-type="string">
            <text:p>Validate 'About Us' link in the 'Affiliate Program' page</text:p>
          </table:table-cell>
          <table:table-cell table:style-name="ce62" office:value-type="string" calcext:value-type="string">
            <text:p>1. Open the Application URL</text:p>
            <text:p>2. User is not loggedin</text:p>
          </table:table-cell>
          <table:table-cell table:style-name="ce62" office:value-type="string" calcext:value-type="string">
            <text:p>1. Click on 'Affiliate' footer option</text:p>
            <text:p>2. Click on 'Continue' button in the 'New Affiliate' section</text:p>
            <text:p>3. Click on 'About Us' link in the displayed 'Affiliate Program' page (Validate ER-1)</text:p>
            <text:p>4. Click on 'x' button on the dispalyed 'About Us' dialog (Validate ER-2)</text:p>
          </table:table-cell>
          <table:table-cell table:style-name="ce60" office:value-type="string" calcext:value-type="string">
            <text:p>Not Applicable</text:p>
          </table:table-cell>
          <table:table-cell table:style-name="ce62" office:value-type="string" calcext:value-type="string">
            <text:p>1. 'About Us' dialog with the proper text should be displayed</text:p>
            <text:p>2. 'About Us' dailog should close</text:p>
          </table:table-cell>
          <table:table-cell table:style-name="ce63" table:number-columns-repeated="2"/>
          <table:table-cell table:style-name="ce97" table:content-validation-name="val10"/>
          <table:table-cell table:style-name="ce63"/>
          <table:table-cell table:number-columns-repeated="16373"/>
        </table:table-row>
        <table:table-row table:style-name="ro23">
          <table:table-cell table:style-name="ce58" office:value-type="string" calcext:value-type="string">
            <text:p>TC_AFL_017</text:p>
          </table:table-cell>
          <table:table-cell table:style-name="ce60" office:value-type="string" calcext:value-type="string">
            <text:p>(TS_025)</text:p>
            <text:p>Affiliate</text:p>
          </table:table-cell>
          <table:table-cell table:style-name="ce62" office:value-type="string" calcext:value-type="string">
            <text:p>Validate Logging into the Application as a User who has not yet registered as Affiliate</text:p>
          </table:table-cell>
          <table:table-cell table:style-name="ce62" office:value-type="string" calcext:value-type="string">
            <text:p>1. Open the Application URL</text:p>
            <text:p>2. Non Affiliate account exits for the User</text:p>
          </table:table-cell>
          <table:table-cell table:style-name="ce62" office:value-type="string" calcext:value-type="string">
            <text:p>1. Click on 'Affiliate' footer option</text:p>
            <text:p>2. Enter valid credentials of the Non Affiliate Account of the User - &lt;Refer Test Data&gt;</text:p>
            <text:p>3. Click on the 'Login' button (Validate ER-1)</text:p>
          </table:table-cell>
          <table:table-cell table:style-name="ce60" office:value-type="string" calcext:value-type="string">
            <text:p>Email Address - pavanoltraining@gmail.com</text:p>
            <text:p>Password - test123</text:p>
          </table:table-cell>
          <table:table-cell table:style-name="ce62" office:value-type="string" calcext:value-type="string">
            <text:p>1. User should not be allowed to login as the Affiliate account doesn't exists for this User</text:p>
          </table:table-cell>
          <table:table-cell table:style-name="ce63" table:number-columns-repeated="2"/>
          <table:table-cell table:style-name="ce97" table:content-validation-name="val10"/>
          <table:table-cell table:style-name="ce63"/>
          <table:table-cell table:number-columns-repeated="16373"/>
        </table:table-row>
        <table:table-row table:style-name="ro23">
          <table:table-cell table:style-name="ce58" office:value-type="string" calcext:value-type="string">
            <text:p>TC_AFL_018</text:p>
          </table:table-cell>
          <table:table-cell table:style-name="ce60" office:value-type="string" calcext:value-type="string">
            <text:p>(TS_025)</text:p>
            <text:p>Affiliate</text:p>
          </table:table-cell>
          <table:table-cell table:style-name="ce62" office:value-type="string" calcext:value-type="string">
            <text:p>Validate Logging into the Application as a User who has registered as Affiliate</text:p>
          </table:table-cell>
          <table:table-cell table:style-name="ce62" office:value-type="string" calcext:value-type="string">
            <text:p>1. Open the Application URL</text:p>
            <text:p>2. Affiliate account exits for the User</text:p>
          </table:table-cell>
          <table:table-cell table:style-name="ce62" office:value-type="string" calcext:value-type="string">
            <text:p>1. Click on 'Affiliate' footer option</text:p>
            <text:p>2. Enter valid credentials of the Affiliate Account of the User - &lt;Refer Test Data&gt;</text:p>
            <text:p>3. Click on the 'Login' button (Validate ER-1)</text:p>
          </table:table-cell>
          <table:table-cell table:style-name="ce60" office:value-type="string" calcext:value-type="string">
            <text:p>Email Address - pavanoltraining@gmail.com</text:p>
            <text:p>Password - test123</text:p>
          </table:table-cell>
          <table:table-cell table:style-name="ce62" office:value-type="string" calcext:value-type="string">
            <text:p>1. User should be allowed to login as the Affiliate account exists for this User and should be taken to 'My Account' page</text:p>
          </table:table-cell>
          <table:table-cell table:style-name="ce63" table:number-columns-repeated="2"/>
          <table:table-cell table:style-name="ce97" table:content-validation-name="val10"/>
          <table:table-cell table:style-name="ce63"/>
          <table:table-cell table:number-columns-repeated="16373"/>
        </table:table-row>
        <table:table-row table:style-name="ro24">
          <table:table-cell table:style-name="ce58" office:value-type="string" calcext:value-type="string">
            <text:p>TC_AFL_019</text:p>
          </table:table-cell>
          <table:table-cell table:style-name="ce60" office:value-type="string" calcext:value-type="string">
            <text:p>(TS_025)</text:p>
            <text:p>Affiliate</text:p>
          </table:table-cell>
          <table:table-cell table:style-name="ce62" office:value-type="string" calcext:value-type="string">
            <text:p>Validate selecting the 'Affiliate' footer link when the User is already loggedin</text:p>
          </table:table-cell>
          <table:table-cell table:style-name="ce62" office:value-type="string" calcext:value-type="string">
            <text:p>1. Open the Application URL and login</text:p>
            <text:p/>
          </table:table-cell>
          <table:table-cell table:style-name="ce62" office:value-type="string" calcext:value-type="string">
            <text:p>1. Click on 'Affiliate' footer option (Validate ER-1)</text:p>
          </table:table-cell>
          <table:table-cell table:style-name="ce60" office:value-type="string" calcext:value-type="string">
            <text:p>Not Applicable</text:p>
          </table:table-cell>
          <table:table-cell table:style-name="ce62" office:value-type="string" calcext:value-type="string">
            <text:p>1. User should be taken to 'My Account' page</text:p>
          </table:table-cell>
          <table:table-cell table:style-name="ce63" table:number-columns-repeated="2"/>
          <table:table-cell table:style-name="ce97" table:content-validation-name="val10"/>
          <table:table-cell table:style-name="ce63"/>
          <table:table-cell table:number-columns-repeated="16373"/>
        </table:table-row>
        <table:table-row table:style-name="ro23">
          <table:table-cell table:style-name="ce58" office:value-type="string" calcext:value-type="string">
            <text:p>TC_AFL_020</text:p>
          </table:table-cell>
          <table:table-cell table:style-name="ce60" office:value-type="string" calcext:value-type="string">
            <text:p>(TS_025)</text:p>
            <text:p>Affiliate</text:p>
          </table:table-cell>
          <table:table-cell table:style-name="ce62" office:value-type="string" calcext:value-type="string">
            <text:p>Validate the Breadcrumb of 'Your Affiliate Information' page</text:p>
          </table:table-cell>
          <table:table-cell table:style-name="ce62" office:value-type="string" calcext:value-type="string">
            <text:p>1. Open the Application URL and login</text:p>
            <text:p>2. User has not yet registered for an affiliate account</text:p>
          </table:table-cell>
          <table:table-cell table:style-name="ce62" office:value-type="string" calcext:value-type="string">
            <text:p>1. Click on 'Register for an affiliate account' link in the 'My Account' page</text:p>
            <text:p>2. Check the Breadcrumb of the displayed  'Yout Affiliate Information' page (Validate ER-1)</text:p>
          </table:table-cell>
          <table:table-cell table:style-name="ce60" office:value-type="string" calcext:value-type="string">
            <text:p>Not Applicable</text:p>
          </table:table-cell>
          <table:table-cell table:style-name="ce62" office:value-type="string" calcext:value-type="string">
            <text:p>1. Breadcrumb should be displayed and properly working in the 'Your Affiliate Information' page. </text:p>
          </table:table-cell>
          <table:table-cell table:style-name="ce63" table:number-columns-repeated="2"/>
          <table:table-cell table:style-name="ce97" table:content-validation-name="val10"/>
          <table:table-cell table:style-name="ce63"/>
          <table:table-cell table:number-columns-repeated="16373"/>
        </table:table-row>
        <table:table-row table:style-name="ro27">
          <table:table-cell table:style-name="ce58" office:value-type="string" calcext:value-type="string">
            <text:p>TC_AFL_021</text:p>
          </table:table-cell>
          <table:table-cell table:style-name="ce60" office:value-type="string" calcext:value-type="string">
            <text:p>(TS_025)</text:p>
            <text:p>Affiliate</text:p>
          </table:table-cell>
          <table:table-cell table:style-name="ce62" office:value-type="string" calcext:value-type="string">
            <text:p>Validate the Page URL, Page Heading and Page Title of 'Affiliate Information' page</text:p>
          </table:table-cell>
          <table:table-cell table:style-name="ce62" office:value-type="string" calcext:value-type="string">
            <text:p>1. Open the Application URL and login</text:p>
            <text:p>2. User has not yet registered for an affiliate account</text:p>
          </table:table-cell>
          <table:table-cell table:style-name="ce62" office:value-type="string" calcext:value-type="string">
            <text:p>1. Click on 'Register for an affiliate account' link in the 'My Account' page</text:p>
            <text:p>2. Check the 'Page URL', 'Page Title' and 'Page Heading' of 'Your Affiliate Information' page (Validate ER-1)</text:p>
          </table:table-cell>
          <table:table-cell table:style-name="ce60" office:value-type="string" calcext:value-type="string">
            <text:p>Not Applicable</text:p>
          </table:table-cell>
          <table:table-cell table:style-name="ce62" office:value-type="string" calcext:value-type="string">
            <text:p>1. Correct Page URL, Page Heading and Page Title should be displayed in the 'Your Affiliate Information' page</text:p>
          </table:table-cell>
          <table:table-cell table:style-name="ce63" table:number-columns-repeated="2"/>
          <table:table-cell table:style-name="ce97" table:content-validation-name="val10"/>
          <table:table-cell table:style-name="ce63"/>
          <table:table-cell table:number-columns-repeated="16373"/>
        </table:table-row>
        <table:table-row table:style-name="ro23">
          <table:table-cell table:style-name="ce58" office:value-type="string" calcext:value-type="string">
            <text:p>TC_AFL_022</text:p>
          </table:table-cell>
          <table:table-cell table:style-name="ce60" office:value-type="string" calcext:value-type="string">
            <text:p>(TS_025)</text:p>
            <text:p>Affiliate</text:p>
          </table:table-cell>
          <table:table-cell table:style-name="ce62" office:value-type="string" calcext:value-type="string">
            <text:p>Validate the UI of 'Affiliate Information' page functionality</text:p>
          </table:table-cell>
          <table:table-cell table:style-name="ce62" office:value-type="string" calcext:value-type="string">
            <text:p>1. Open the Application URL and login</text:p>
            <text:p>2. User has not yet registered for an affiliate account</text:p>
          </table:table-cell>
          <table:table-cell table:style-name="ce62" office:value-type="string" calcext:value-type="string">
            <text:p>1. Check the UI of the functionality related to 'Your Affiliate Information' page functionality <text:s/>(Validate ER-1)</text:p>
          </table:table-cell>
          <table:table-cell table:style-name="ce60" office:value-type="string" calcext:value-type="string">
            <text:p>Not Applicable</text:p>
          </table:table-cell>
          <table:table-cell table:style-name="ce62" office:value-type="string" calcext:value-type="string">
            <text:p>1. Proper UI adhering to the UI checklist should be displayed for the 'Your Affiliate Information' page functionality</text:p>
          </table:table-cell>
          <table:table-cell table:style-name="ce63" table:number-columns-repeated="2"/>
          <table:table-cell table:style-name="ce97" table:content-validation-name="val10"/>
          <table:table-cell table:style-name="ce63"/>
          <table:table-cell table:number-columns-repeated="16373"/>
        </table:table-row>
        <table:table-row table:style-name="ro23">
          <table:table-cell table:style-name="ce58" office:value-type="string" calcext:value-type="string">
            <text:p>TC_AFL_023</text:p>
          </table:table-cell>
          <table:table-cell table:style-name="ce60" office:value-type="string" calcext:value-type="string">
            <text:p>(TS_025)</text:p>
            <text:p>Affiliate</text:p>
          </table:table-cell>
          <table:table-cell table:style-name="ce62" office:value-type="string" calcext:value-type="string">
            <text:p>Validate the 'Affiliate Information' page functionality in all the supported environments</text:p>
          </table:table-cell>
          <table:table-cell table:style-name="ce62" office:value-type="string" calcext:value-type="string">
            <text:p>1. Open the Application URL and login</text:p>
            <text:p>2. User has not yet registered for an affiliate account</text:p>
          </table:table-cell>
          <table:table-cell table:style-name="ce62" office:value-type="string" calcext:value-type="string">
            <text:p>1. Check the 'Your Affiliate Information' page functionality in all the supported environments (Validate ER-1)</text:p>
          </table:table-cell>
          <table:table-cell table:style-name="ce60" office:value-type="string" calcext:value-type="string">
            <text:p>Not Applicable</text:p>
          </table:table-cell>
          <table:table-cell table:style-name="ce62" office:value-type="string" calcext:value-type="string">
            <text:p>1. 'Your Affiliate Information' page functionality should work correctly in all the supported environments</text:p>
          </table:table-cell>
          <table:table-cell table:style-name="ce63" table:number-columns-repeated="2"/>
          <table:table-cell table:style-name="ce97" table:content-validation-name="val10"/>
          <table:table-cell table:style-name="ce63"/>
          <table:table-cell table:number-columns-repeated="16373"/>
        </table:table-row>
        <table:table-row table:style-name="ro27">
          <table:table-cell table:style-name="ce58" office:value-type="string" calcext:value-type="string">
            <text:p>TC_AFL_024</text:p>
          </table:table-cell>
          <table:table-cell table:style-name="ce60" office:value-type="string" calcext:value-type="string">
            <text:p>(TS_025)</text:p>
            <text:p>Affiliate</text:p>
          </table:table-cell>
          <table:table-cell table:style-name="ce62" office:value-type="string" calcext:value-type="string">
            <text:p>Validate editing the earlier registered Affiliate information</text:p>
          </table:table-cell>
          <table:table-cell table:style-name="ce62" office:value-type="string" calcext:value-type="string">
            <text:p>1. Open the Application URL and login</text:p>
            <text:p>2. User has already registered for an affiliate account</text:p>
          </table:table-cell>
          <table:table-cell table:style-name="ce62" office:value-type="string" calcext:value-type="string">
            <text:p>1. Click on 'Edit your affiliate information' link in the 'My Account' page</text:p>
            <text:p>2. Update the fields in the displayed  'Yout Affiliate Information' page </text:p>
            <text:p>3. Click on 'Continue'  button (Validate ER-1)</text:p>
          </table:table-cell>
          <table:table-cell table:style-name="ce60" office:value-type="string" calcext:value-type="string">
            <text:p>Not Applicable</text:p>
          </table:table-cell>
          <table:table-cell table:style-name="ce62" office:value-type="string" calcext:value-type="string">
            <text:p>1. Success message with text - 'Success: Your account has been successfully updated.' should be displayed and User should be taken to 'My Account' page </text:p>
            <text:p/>
          </table:table-cell>
          <table:table-cell table:style-name="ce63" table:number-columns-repeated="2"/>
          <table:table-cell table:style-name="ce97" table:content-validation-name="val10"/>
          <table:table-cell table:style-name="ce63"/>
          <table:table-cell table:number-columns-repeated="16373"/>
        </table:table-row>
        <table:table-row table:style-name="ro70">
          <table:table-cell table:style-name="ce58" office:value-type="string" calcext:value-type="string">
            <text:p>TC_AFL_025</text:p>
          </table:table-cell>
          <table:table-cell table:style-name="ce60" office:value-type="string" calcext:value-type="string">
            <text:p>(TS_025)</text:p>
            <text:p>Affiliate</text:p>
          </table:table-cell>
          <table:table-cell table:style-name="ce62" office:value-type="string" calcext:value-type="string">
            <text:p>Validate generating the Affiliate Tracking link</text:p>
          </table:table-cell>
          <table:table-cell table:style-name="ce62" office:value-type="string" calcext:value-type="string">
            <text:p>1. Open the Application URL and login</text:p>
            <text:p>2. User has already registered for an affiliate account</text:p>
          </table:table-cell>
          <table:table-cell table:style-name="ce62" office:value-type="string" calcext:value-type="string">
            <text:p>1. Click on 'Custom Affiliate Tracking Code' link in the 'My Account' page (Validate ER-1 and ER-2)</text:p>
            <text:p>2. Click inside the 'Tracking Link Generator' and select any displayed product say 'iMac' (Validate ER-3)</text:p>
            <text:p>3. Copy the autogenerated tracking link from the 'Tracking Link' text field and browser in a new tab (Validate ER-4)</text:p>
            <text:p>4. Click on 'Continue' button in the 'Affiliate Tracking' page (Validate ER-5)</text:p>
          </table:table-cell>
          <table:table-cell table:style-name="ce60" office:value-type="string" calcext:value-type="string">
            <text:p>Not Applicable</text:p>
          </table:table-cell>
          <table:table-cell table:style-name="ce62" office:value-type="string" calcext:value-type="string">
            <text:p>1. User should be taken to 'Affiliate Tracking' page and text - 'To make sure you get paid for referrals you send to us we need to track the referral by placing a tracking code in the URL's linking to us. You can use the tools below to generate links to the Your Store web site.' should be displayed under the Page Heading</text:p>
            <text:p>2. Some unique Tracking code should be displayed in the 'Your Tracking Code' field</text:p>
            <text:p>3. Tracking  Link should autogenerate a page link to the 'Product Display Page' of selected product by appending the Tracking code with the link</text:p>
            <text:p>4. User should be taken to 'Product Display Page' and the Tracking Code should be visible in the Address Bar</text:p>
            <text:p>5. User should be taken to 'My Account' page</text:p>
          </table:table-cell>
          <table:table-cell table:style-name="ce63" table:number-columns-repeated="2"/>
          <table:table-cell table:style-name="ce97" table:content-validation-name="val10"/>
          <table:table-cell table:style-name="ce63"/>
          <table:table-cell table:number-columns-repeated="16373"/>
        </table:table-row>
        <table:table-row table:style-name="ro23">
          <table:table-cell table:style-name="ce58" office:value-type="string" calcext:value-type="string">
            <text:p>TC_AFL_026</text:p>
          </table:table-cell>
          <table:table-cell table:style-name="ce60" office:value-type="string" calcext:value-type="string">
            <text:p>(TS_025)</text:p>
            <text:p>Affiliate</text:p>
          </table:table-cell>
          <table:table-cell table:style-name="ce62" office:value-type="string" calcext:value-type="string">
            <text:p>Validate the Breadcrumb of 'Affiliate Tracking' page</text:p>
          </table:table-cell>
          <table:table-cell table:style-name="ce62" office:value-type="string" calcext:value-type="string">
            <text:p>1. Open the Application URL and login</text:p>
            <text:p>2. User has already registered for an affiliate account</text:p>
          </table:table-cell>
          <table:table-cell table:style-name="ce62" office:value-type="string" calcext:value-type="string">
            <text:p>1. Click on 'Custom Affiliate Tracking Code' link in the 'My Account' page</text:p>
            <text:p>2. Check the Breadcrumb of the displayed  'Affiliate Tracking' page (Validate ER-1)</text:p>
          </table:table-cell>
          <table:table-cell table:style-name="ce60" office:value-type="string" calcext:value-type="string">
            <text:p>Not Applicable</text:p>
          </table:table-cell>
          <table:table-cell table:style-name="ce62" office:value-type="string" calcext:value-type="string">
            <text:p>1. Breadcrumb should be displayed and properly working in the 'Affiliate Tracking' page. </text:p>
          </table:table-cell>
          <table:table-cell table:style-name="ce63" table:number-columns-repeated="2"/>
          <table:table-cell table:style-name="ce97" table:content-validation-name="val10"/>
          <table:table-cell table:style-name="ce63"/>
          <table:table-cell table:number-columns-repeated="16373"/>
        </table:table-row>
        <table:table-row table:style-name="ro23">
          <table:table-cell table:style-name="ce58" office:value-type="string" calcext:value-type="string">
            <text:p>TC_AFL_027</text:p>
          </table:table-cell>
          <table:table-cell table:style-name="ce60" office:value-type="string" calcext:value-type="string">
            <text:p>(TS_025)</text:p>
            <text:p>Affiliate</text:p>
          </table:table-cell>
          <table:table-cell table:style-name="ce62" office:value-type="string" calcext:value-type="string">
            <text:p>Validate the Page URL, Page Heading and Page Title of 'Affiliate Tracking' page</text:p>
          </table:table-cell>
          <table:table-cell table:style-name="ce62" office:value-type="string" calcext:value-type="string">
            <text:p>1. Open the Application URL and login</text:p>
            <text:p>2. User has already registered for an affiliate account</text:p>
          </table:table-cell>
          <table:table-cell table:style-name="ce62" office:value-type="string" calcext:value-type="string">
            <text:p>1. Click on 'Custom Affiliate Tracking Code' link in the 'My Account' page</text:p>
            <text:p>2. Check the 'Page URL', 'Page Title' and 'Page Heading' of 'Affiliate Tracking' page (Validate ER-1)</text:p>
          </table:table-cell>
          <table:table-cell table:style-name="ce60" office:value-type="string" calcext:value-type="string">
            <text:p>Not Applicable</text:p>
          </table:table-cell>
          <table:table-cell table:style-name="ce62" office:value-type="string" calcext:value-type="string">
            <text:p>1. Correct Page URL, Page Heading and Page Title should be displayed in the 'Affiliate Tracking' page</text:p>
          </table:table-cell>
          <table:table-cell table:style-name="ce63" table:number-columns-repeated="2"/>
          <table:table-cell table:style-name="ce97" table:content-validation-name="val10"/>
          <table:table-cell table:style-name="ce63"/>
          <table:table-cell table:number-columns-repeated="16373"/>
        </table:table-row>
        <table:table-row table:style-name="ro23">
          <table:table-cell table:style-name="ce58" office:value-type="string" calcext:value-type="string">
            <text:p>TC_AFL_028</text:p>
          </table:table-cell>
          <table:table-cell table:style-name="ce60" office:value-type="string" calcext:value-type="string">
            <text:p>(TS_025)</text:p>
            <text:p>Affiliate</text:p>
          </table:table-cell>
          <table:table-cell table:style-name="ce62" office:value-type="string" calcext:value-type="string">
            <text:p>Validate the UI of 'Affiliate Tracking' page functionality</text:p>
          </table:table-cell>
          <table:table-cell table:style-name="ce62" office:value-type="string" calcext:value-type="string">
            <text:p>1. Open the Application URL and login</text:p>
            <text:p>2. User has already registered for an affiliate account</text:p>
          </table:table-cell>
          <table:table-cell table:style-name="ce62" office:value-type="string" calcext:value-type="string">
            <text:p>1. Check the UI of the functionality related to 'Your Affiliate Tracking' page functionality <text:s/>(Validate ER-1)</text:p>
          </table:table-cell>
          <table:table-cell table:style-name="ce60" office:value-type="string" calcext:value-type="string">
            <text:p>Not Applicable</text:p>
          </table:table-cell>
          <table:table-cell table:style-name="ce62" office:value-type="string" calcext:value-type="string">
            <text:p>1. Proper UI adhering to the UI checklist should be displayed for the 'Affiliate Tracking' page functionality</text:p>
          </table:table-cell>
          <table:table-cell table:style-name="ce63" table:number-columns-repeated="2"/>
          <table:table-cell table:style-name="ce97" table:content-validation-name="val10"/>
          <table:table-cell table:style-name="ce63"/>
          <table:table-cell table:number-columns-repeated="16373"/>
        </table:table-row>
        <table:table-row table:style-name="ro23">
          <table:table-cell table:style-name="ce58" office:value-type="string" calcext:value-type="string">
            <text:p>TC_AFL_029</text:p>
          </table:table-cell>
          <table:table-cell table:style-name="ce60" office:value-type="string" calcext:value-type="string">
            <text:p>(TS_025)</text:p>
            <text:p>Affiliate</text:p>
          </table:table-cell>
          <table:table-cell table:style-name="ce62" office:value-type="string" calcext:value-type="string">
            <text:p>Validate the 'Affiliate Tracking' page functionality in all the supported environments</text:p>
          </table:table-cell>
          <table:table-cell table:style-name="ce62" office:value-type="string" calcext:value-type="string">
            <text:p>1. Open the Application URL and login</text:p>
            <text:p>2. User has already registered for an affiliate account</text:p>
          </table:table-cell>
          <table:table-cell table:style-name="ce62" office:value-type="string" calcext:value-type="string">
            <text:p>1. Check the 'Affiliate Tracking' page functionality in all the supported environments (Validate ER-1)</text:p>
          </table:table-cell>
          <table:table-cell table:style-name="ce60" office:value-type="string" calcext:value-type="string">
            <text:p>Not Applicable</text:p>
          </table:table-cell>
          <table:table-cell table:style-name="ce62" office:value-type="string" calcext:value-type="string">
            <text:p>1. 'Affiliate Tracking' page functionality should work correctly in all the supported environments</text:p>
          </table:table-cell>
          <table:table-cell table:style-name="ce63" table:number-columns-repeated="2"/>
          <table:table-cell table:style-name="ce97" table:content-validation-name="val10"/>
          <table:table-cell table:style-name="ce63"/>
          <table:table-cell table:number-columns-repeated="16373"/>
        </table:table-row>
        <table:table-row table:style-name="ro19" table:number-rows-repeated="1048544">
          <table:table-cell table:number-columns-repeated="16384"/>
        </table:table-row>
        <table:table-row table:style-name="ro19">
          <table:table-cell table:number-columns-repeated="16384"/>
        </table:table-row>
        <calcext:conditional-formats>
          <calcext:conditional-format calcext:target-range-address="Affiliate.J3:Affiliate.J31">
            <calcext:condition calcext:apply-style-name="ConditionalStyle_28" calcext:value="contains-text(&quot;NOT TESTED&quot;)" calcext:base-cell-address="Affiliate.J3"/>
            <calcext:condition calcext:apply-style-name="ConditionalStyle_27" calcext:value="contains-text(&quot;BLOCKED&quot;)" calcext:base-cell-address="Affiliate.J3"/>
            <calcext:condition calcext:apply-style-name="ConditionalStyle_26" calcext:value="contains-text(&quot;FAIL&quot;)" calcext:base-cell-address="Affiliate.J3"/>
            <calcext:condition calcext:apply-style-name="ConditionalStyle_25" calcext:value="contains-text(&quot;PASS&quot;)" calcext:base-cell-address="Affiliate.J3"/>
          </calcext:conditional-format>
        </calcext:conditional-formats>
      </table:table>
      <table:table table:name="Newsletter" table:style-name="ta28">
        <table:table-column table:style-name="co41" table:default-cell-style-name="ce37"/>
        <table:table-column table:style-name="co33" table:default-cell-style-name="ce37"/>
        <table:table-column table:style-name="co34" table:default-cell-style-name="ce37"/>
        <table:table-column table:style-name="co35" table:default-cell-style-name="ce37"/>
        <table:table-column table:style-name="co44" table:default-cell-style-name="ce37"/>
        <table:table-column table:style-name="co36" table:default-cell-style-name="ce37"/>
        <table:table-column table:style-name="co37" table:default-cell-style-name="ce37"/>
        <table:table-column table:style-name="co38" table:default-cell-style-name="ce37"/>
        <table:table-column table:style-name="co8" table:default-cell-style-name="ce37"/>
        <table:table-column table:style-name="co39" table:default-cell-style-name="ce37"/>
        <table:table-column table:style-name="co40" table:default-cell-style-name="ce37"/>
        <table:table-column table:style-name="co10" table:number-columns-repeated="16373" table:default-cell-style-name="ce37"/>
        <table:table-row table:style-name="ro19">
          <table:table-cell table:style-name="ce69" office:value-type="string" calcext:value-type="string">
            <text:p>Test Case ID</text:p>
          </table:table-cell>
          <table:table-cell table:style-name="ce69" office:value-type="string" calcext:value-type="string">
            <text:p>Test Scenario </text:p>
          </table:table-cell>
          <table:table-cell table:style-name="ce69" office:value-type="string" calcext:value-type="string">
            <text:p>Test Case Title</text:p>
          </table:table-cell>
          <table:table-cell table:style-name="ce69" office:value-type="string" calcext:value-type="string">
            <text:p>Pre-requisites</text:p>
          </table:table-cell>
          <table:table-cell table:style-name="ce69" office:value-type="string" calcext:value-type="string">
            <text:p>Test Steps</text:p>
          </table:table-cell>
          <table:table-cell table:style-name="ce69" office:value-type="string" calcext:value-type="string">
            <text:p>Test Data</text:p>
          </table:table-cell>
          <table:table-cell table:style-name="ce69" office:value-type="string" calcext:value-type="string">
            <text:p>Expected Result (ER)</text:p>
          </table:table-cell>
          <table:table-cell table:style-name="ce69" office:value-type="string" calcext:value-type="string">
            <text:p>Actual Result</text:p>
          </table:table-cell>
          <table:table-cell table:style-name="ce69" office:value-type="string" calcext:value-type="string">
            <text:p>Priority</text:p>
          </table:table-cell>
          <table:table-cell table:style-name="ce69" office:value-type="string" calcext:value-type="string">
            <text:p>Result</text:p>
          </table:table-cell>
          <table:table-cell table:style-name="ce69" office:value-type="string" calcext:value-type="string">
            <text:p>Comments</text:p>
          </table:table-cell>
          <table:table-cell table:number-columns-repeated="16373"/>
        </table:table-row>
        <table:table-row table:style-name="ro21">
          <table:table-cell table:style-name="ce57" office:value-type="string" calcext:value-type="string" table:number-columns-spanned="2" table:number-rows-spanned="1">
            <text:p><text:a xlink:href="#'Test Scenarios'.A10" xlink:type="simple">&lt;&lt; Test Scenarios</text:a></text:p>
          </table:table-cell>
          <table:covered-table-cell table:style-name="ce59"/>
          <table:table-cell table:style-name="ce61" table:number-columns-repeated="9"/>
          <table:table-cell table:style-name="ce47" table:number-columns-repeated="16373"/>
        </table:table-row>
        <table:table-row table:style-name="ro24">
          <table:table-cell table:style-name="ce85" office:value-type="string" calcext:value-type="string">
            <text:p>TC_NLT_001</text:p>
          </table:table-cell>
          <table:table-cell table:style-name="ce60" office:value-type="string" calcext:value-type="string">
            <text:p>(TS_026)</text:p>
            <text:p>Newsletter</text:p>
          </table:table-cell>
          <table:table-cell table:style-name="ce62" office:value-type="string" calcext:value-type="string">
            <text:p>Validate navigating to 'Newsletter Subscription' page from 'My Account' page</text:p>
          </table:table-cell>
          <table:table-cell table:style-name="ce62" office:value-type="string" calcext:value-type="string">
            <text:p>1. Open the Application URL and login</text:p>
            <text:p/>
          </table:table-cell>
          <table:table-cell table:style-name="ce62" office:value-type="string" calcext:value-type="string">
            <text:p>1. Click on 'Subscribe/unsubscribe to newsletter' link in the displayed 'My Account' page (Validate ER-1)</text:p>
          </table:table-cell>
          <table:table-cell table:style-name="ce60" office:value-type="string" calcext:value-type="string">
            <text:p>Not Applicable</text:p>
          </table:table-cell>
          <table:table-cell table:style-name="ce62" office:value-type="string" calcext:value-type="string">
            <text:p>1. User should be taken to 'Newsletter Subscription' page</text:p>
          </table:table-cell>
          <table:table-cell table:style-name="ce63"/>
          <table:table-cell table:style-name="ce58"/>
          <table:table-cell table:style-name="ce98" table:content-validation-name="val10"/>
          <table:table-cell table:style-name="ce63"/>
          <table:table-cell table:number-columns-repeated="16373"/>
        </table:table-row>
        <table:table-row table:style-name="ro24">
          <table:table-cell table:style-name="ce58" office:value-type="string" calcext:value-type="string">
            <text:p>TC_NLT_002</text:p>
          </table:table-cell>
          <table:table-cell table:style-name="ce60" office:value-type="string" calcext:value-type="string">
            <text:p>(TS_026)</text:p>
            <text:p>Newsletter</text:p>
          </table:table-cell>
          <table:table-cell table:style-name="ce62" office:value-type="string" calcext:value-type="string">
            <text:p>Validate navigating to 'Newsletter Subscription' page using Right Column options</text:p>
          </table:table-cell>
          <table:table-cell table:style-name="ce62" office:value-type="string" calcext:value-type="string">
            <text:p>1. Open the Application URL and login</text:p>
            <text:p/>
          </table:table-cell>
          <table:table-cell table:style-name="ce62" office:value-type="string" calcext:value-type="string">
            <text:p>1. Click on 'Newsletter' Right Column option (Validate ER-1)</text:p>
          </table:table-cell>
          <table:table-cell table:style-name="ce60" office:value-type="string" calcext:value-type="string">
            <text:p>Not Applicable</text:p>
          </table:table-cell>
          <table:table-cell table:style-name="ce62" office:value-type="string" calcext:value-type="string">
            <text:p>1. User should be taken to 'Newsletter Subscription' page</text:p>
          </table:table-cell>
          <table:table-cell table:style-name="ce63" table:number-columns-repeated="2"/>
          <table:table-cell table:style-name="ce98" table:content-validation-name="val10"/>
          <table:table-cell table:style-name="ce63"/>
          <table:table-cell table:number-columns-repeated="16373"/>
        </table:table-row>
        <table:table-row table:style-name="ro23">
          <table:table-cell table:style-name="ce58" office:value-type="string" calcext:value-type="string">
            <text:p>TC_NLT_003</text:p>
          </table:table-cell>
          <table:table-cell table:style-name="ce60" office:value-type="string" calcext:value-type="string">
            <text:p>(TS_026)</text:p>
            <text:p>Newsletter</text:p>
          </table:table-cell>
          <table:table-cell table:style-name="ce62" office:value-type="string" calcext:value-type="string">
            <text:p>Validate navigating to 'Newsletter' page by selecting the option from Right Column options before login</text:p>
          </table:table-cell>
          <table:table-cell table:style-name="ce62" office:value-type="string" calcext:value-type="string">
            <text:p>1. Open the Application URL</text:p>
            <text:p>2. User is not logged in</text:p>
          </table:table-cell>
          <table:table-cell table:style-name="ce62" office:value-type="string" calcext:value-type="string">
            <text:p>1. Click on 'Newsletter' Right Column option (Validate ER-1)</text:p>
            <text:p>2. Enter valid credentials and login (Validate ER-2)</text:p>
          </table:table-cell>
          <table:table-cell table:style-name="ce60" office:value-type="string" calcext:value-type="string">
            <text:p>Not Applicable</text:p>
          </table:table-cell>
          <table:table-cell table:style-name="ce62" office:value-type="string" calcext:value-type="string">
            <text:p>1. User should be taken to 'Login' page</text:p>
            <text:p>2. User should be directly taken to 'Newsletter Subscription' page</text:p>
          </table:table-cell>
          <table:table-cell table:style-name="ce63" table:number-columns-repeated="2"/>
          <table:table-cell table:style-name="ce98" table:content-validation-name="val10"/>
          <table:table-cell table:style-name="ce63"/>
          <table:table-cell table:number-columns-repeated="16373"/>
        </table:table-row>
        <table:table-row table:style-name="ro23">
          <table:table-cell table:style-name="ce58" office:value-type="string" calcext:value-type="string">
            <text:p>TC_NLT_004</text:p>
          </table:table-cell>
          <table:table-cell table:style-name="ce60" office:value-type="string" calcext:value-type="string">
            <text:p>(TS_026)</text:p>
            <text:p>Newsletter</text:p>
          </table:table-cell>
          <table:table-cell table:style-name="ce62" office:value-type="string" calcext:value-type="string">
            <text:p>Validate navigating to 'Newsletter' page by selecting the option using 'Newsletter' Footer option before login</text:p>
          </table:table-cell>
          <table:table-cell table:style-name="ce62" office:value-type="string" calcext:value-type="string">
            <text:p>1. Open the Application URL</text:p>
            <text:p>2. User is not logged in</text:p>
          </table:table-cell>
          <table:table-cell table:style-name="ce62" office:value-type="string" calcext:value-type="string">
            <text:p>1. Click on 'Newsletter' link from the Footer of the page (Validate ER-1)</text:p>
            <text:p>2. Enter valid credentials and login (Validate ER-2)</text:p>
          </table:table-cell>
          <table:table-cell table:style-name="ce60" office:value-type="string" calcext:value-type="string">
            <text:p>Not Applicable</text:p>
          </table:table-cell>
          <table:table-cell table:style-name="ce62" office:value-type="string" calcext:value-type="string">
            <text:p>1. User should be taken to 'Login' page</text:p>
            <text:p>2. User should be directly taken to 'Newsletter Subscription' page</text:p>
          </table:table-cell>
          <table:table-cell table:style-name="ce63" table:number-columns-repeated="2"/>
          <table:table-cell table:style-name="ce98" table:content-validation-name="val10"/>
          <table:table-cell table:style-name="ce63"/>
          <table:table-cell table:number-columns-repeated="16373"/>
        </table:table-row>
        <table:table-row table:style-name="ro23">
          <table:table-cell table:style-name="ce58" office:value-type="string" calcext:value-type="string">
            <text:p>TC_NLT_005</text:p>
          </table:table-cell>
          <table:table-cell table:style-name="ce60" office:value-type="string" calcext:value-type="string">
            <text:p>(TS_026)</text:p>
            <text:p>Newsletter</text:p>
          </table:table-cell>
          <table:table-cell table:style-name="ce62" office:value-type="string" calcext:value-type="string">
            <text:p>Validate navigating to 'Newsletter' page by selecting the option using 'Newsletter' Footer option after login</text:p>
          </table:table-cell>
          <table:table-cell table:style-name="ce62" office:value-type="string" calcext:value-type="string">
            <text:p>1. Open the Application URL and login</text:p>
            <text:p/>
          </table:table-cell>
          <table:table-cell table:style-name="ce62" office:value-type="string" calcext:value-type="string">
            <text:p>1. Click on 'Newsletter' link from the Footer of the page (Validate ER-1)</text:p>
          </table:table-cell>
          <table:table-cell table:style-name="ce60" office:value-type="string" calcext:value-type="string">
            <text:p>Not Applicable</text:p>
          </table:table-cell>
          <table:table-cell table:style-name="ce62" office:value-type="string" calcext:value-type="string">
            <text:p>1. User should be taken to 'Newsletter Subscription' page</text:p>
          </table:table-cell>
          <table:table-cell table:style-name="ce63" table:number-columns-repeated="2"/>
          <table:table-cell table:style-name="ce98" table:content-validation-name="val10"/>
          <table:table-cell table:style-name="ce63"/>
          <table:table-cell table:number-columns-repeated="16373"/>
        </table:table-row>
        <table:table-row table:style-name="ro24">
          <table:table-cell table:style-name="ce58" office:value-type="string" calcext:value-type="string">
            <text:p>TC_NLT_006</text:p>
          </table:table-cell>
          <table:table-cell table:style-name="ce60" office:value-type="string" calcext:value-type="string">
            <text:p>(TS_026)</text:p>
            <text:p>Newsletter</text:p>
          </table:table-cell>
          <table:table-cell table:style-name="ce62" office:value-type="string" calcext:value-type="string">
            <text:p>Validate 'Back' button in the 'Newsletter Subscription' page</text:p>
          </table:table-cell>
          <table:table-cell table:style-name="ce62" office:value-type="string" calcext:value-type="string">
            <text:p>1. Open the Application URL and login</text:p>
            <text:p/>
          </table:table-cell>
          <table:table-cell table:style-name="ce62" office:value-type="string" calcext:value-type="string">
            <text:p>1. Click on 'Newsletter' Right Column option</text:p>
            <text:p>2. Click on 'Back' button in the displayed 'Newsletter Subscription' page (Validate ER-1)</text:p>
          </table:table-cell>
          <table:table-cell table:style-name="ce60" office:value-type="string" calcext:value-type="string">
            <text:p>Not Applicable</text:p>
          </table:table-cell>
          <table:table-cell table:style-name="ce62" office:value-type="string" calcext:value-type="string">
            <text:p>1. User should be taken to 'My Account' page</text:p>
          </table:table-cell>
          <table:table-cell table:style-name="ce63" table:number-columns-repeated="2"/>
          <table:table-cell table:style-name="ce98" table:content-validation-name="val10"/>
          <table:table-cell table:style-name="ce63"/>
          <table:table-cell table:number-columns-repeated="16373"/>
        </table:table-row>
        <table:table-row table:style-name="ro26">
          <table:table-cell table:style-name="ce58" office:value-type="string" calcext:value-type="string">
            <text:p>TC_NLT_007</text:p>
          </table:table-cell>
          <table:table-cell table:style-name="ce60" office:value-type="string" calcext:value-type="string">
            <text:p>(TS_026)</text:p>
            <text:p>Newsletter</text:p>
          </table:table-cell>
          <table:table-cell table:style-name="ce62" office:value-type="string" calcext:value-type="string">
            <text:p>Validate udpating the 'Subscribe' option in the 'Newsletter Subscription' page</text:p>
          </table:table-cell>
          <table:table-cell table:style-name="ce62" office:value-type="string" calcext:value-type="string">
            <text:p>1. Open the Application URL and login</text:p>
            <text:p/>
          </table:table-cell>
          <table:table-cell table:style-name="ce62" office:value-type="string" calcext:value-type="string">
            <text:p>1. Click on 'Newsletter' Right Column option</text:p>
            <text:p>2. Select 'Yes' radio option if 'No' is displayed as selected by default or Select 'No' radio option if 'Yes' is displayed as selected by default  </text:p>
            <text:p>3. Click on 'Continue' button (Validate ER-1)</text:p>
            <text:p>4. Click on 'Newsletter' Right Column option (Validate ER-2)</text:p>
          </table:table-cell>
          <table:table-cell table:style-name="ce60" office:value-type="string" calcext:value-type="string">
            <text:p>Not Applicable</text:p>
          </table:table-cell>
          <table:table-cell table:style-name="ce62" office:value-type="string" calcext:value-type="string">
            <text:p>1. Success message with text - 'Success: Your newsletter subscription has been successfully updated!' should be displayed and the User should be taken to 'My Account' page</text:p>
            <text:p>2. User should be taken to 'Newsletter Subscription' page and the Updated option shoudl be displayed as selected</text:p>
          </table:table-cell>
          <table:table-cell table:style-name="ce63" table:number-columns-repeated="2"/>
          <table:table-cell table:style-name="ce98" table:content-validation-name="val10"/>
          <table:table-cell table:style-name="ce63"/>
          <table:table-cell table:number-columns-repeated="16373"/>
        </table:table-row>
        <table:table-row table:style-name="ro49">
          <table:table-cell table:style-name="ce58" office:value-type="string" calcext:value-type="string">
            <text:p>TC_NLT_008</text:p>
          </table:table-cell>
          <table:table-cell table:style-name="ce60" office:value-type="string" calcext:value-type="string">
            <text:p>(TS_026)</text:p>
            <text:p>Newsletter</text:p>
          </table:table-cell>
          <table:table-cell table:style-name="ce62" office:value-type="string" calcext:value-type="string">
            <text:p>Register a new Account by opting for 'Newsletter' and check the 'Newsletter Subscription' page</text:p>
          </table:table-cell>
          <table:table-cell table:style-name="ce62" office:value-type="string" calcext:value-type="string">
            <text:p>1. Open the Application URL</text:p>
            <text:p/>
          </table:table-cell>
          <table:table-cell table:style-name="ce62" office:value-type="string" calcext:value-type="string">
            <text:p>1. Click on 'My Account' dropmenu and select 'Register' option </text:p>
            <text:p>2. Enter all the new User registration details in the displayed 'Register Account' page</text:p>
            <text:p>3. Select 'Yes' radio option for 'Subscribe' field</text:p>
            <text:p>4. Select 'Privacy Policy' checkbox field</text:p>
            <text:p>5. Click on 'Continue' button (Validate ER-1) </text:p>
            <text:p>6. Click on 'Newsletter' Right Column option from the displayed 'Account Success' page (Validate ER-2)</text:p>
          </table:table-cell>
          <table:table-cell table:style-name="ce60" office:value-type="string" calcext:value-type="string">
            <text:p>Not Applicable</text:p>
          </table:table-cell>
          <table:table-cell table:style-name="ce62" office:value-type="string" calcext:value-type="string">
            <text:p>1. User should be taken to 'Account Success' page</text:p>
            <text:p>2. User should be taken to 'Newsletter Subscription' page and 'Yes' radio option should be displayed as selected by default (i.e. The same option which is selected while registring the account)</text:p>
          </table:table-cell>
          <table:table-cell table:style-name="ce63" table:number-columns-repeated="2"/>
          <table:table-cell table:style-name="ce98" table:content-validation-name="val10"/>
          <table:table-cell table:style-name="ce63"/>
          <table:table-cell table:number-columns-repeated="16373"/>
        </table:table-row>
        <table:table-row table:style-name="ro49">
          <table:table-cell table:style-name="ce58" office:value-type="string" calcext:value-type="string">
            <text:p>TC_NLT_009</text:p>
          </table:table-cell>
          <table:table-cell table:style-name="ce60" office:value-type="string" calcext:value-type="string">
            <text:p>(TS_026)</text:p>
            <text:p>Newsletter</text:p>
          </table:table-cell>
          <table:table-cell table:style-name="ce62" office:value-type="string" calcext:value-type="string">
            <text:p>Register a new Account by not opting for 'Newsletter' and check the 'Newsletter Subscription' page</text:p>
          </table:table-cell>
          <table:table-cell table:style-name="ce62" office:value-type="string" calcext:value-type="string">
            <text:p>1. Open the Application URL</text:p>
            <text:p/>
          </table:table-cell>
          <table:table-cell table:style-name="ce62" office:value-type="string" calcext:value-type="string">
            <text:p>1. Click on 'My Account' dropmenu and select 'Register' option </text:p>
            <text:p>2. Enter all the new User registration details in the displayed 'Register Account' page</text:p>
            <text:p>3. Select 'No' radio option for 'Subscribe' field</text:p>
            <text:p>4. Select 'Privacy Policy' checkbox field</text:p>
            <text:p>5. Click on 'Continue' button (Validate ER-1) </text:p>
            <text:p>6. Click on 'Newsletter' Right Column option from the displayed 'Account Success' page (Validate ER-2)</text:p>
          </table:table-cell>
          <table:table-cell table:style-name="ce60" office:value-type="string" calcext:value-type="string">
            <text:p>Not Applicable</text:p>
          </table:table-cell>
          <table:table-cell table:style-name="ce62" office:value-type="string" calcext:value-type="string">
            <text:p>1. User should be taken to 'Account Success' page</text:p>
            <text:p>2. User should be taken to 'Newsletter Subscription' page and 'No' radio option should be displayed as selected by default (i.e. The same option which is selected while registring the account)</text:p>
          </table:table-cell>
          <table:table-cell table:style-name="ce63" table:number-columns-repeated="2"/>
          <table:table-cell table:style-name="ce98" table:content-validation-name="val10"/>
          <table:table-cell table:style-name="ce63"/>
          <table:table-cell table:number-columns-repeated="16373"/>
        </table:table-row>
        <table:table-row table:style-name="ro24">
          <table:table-cell table:style-name="ce58" office:value-type="string" calcext:value-type="string">
            <text:p>TC_NLT_010</text:p>
          </table:table-cell>
          <table:table-cell table:style-name="ce60" office:value-type="string" calcext:value-type="string">
            <text:p>(TS_026)</text:p>
            <text:p>Newsletter</text:p>
          </table:table-cell>
          <table:table-cell table:style-name="ce62" office:value-type="string" calcext:value-type="string">
            <text:p>Validate the Breadcrumb of 'Newsletter Subscription' page</text:p>
          </table:table-cell>
          <table:table-cell table:style-name="ce62" office:value-type="string" calcext:value-type="string">
            <text:p>1. Open the Application URL and login</text:p>
            <text:p/>
          </table:table-cell>
          <table:table-cell table:style-name="ce62" office:value-type="string" calcext:value-type="string">
            <text:p>1. Click on 'Newsletter' Right Column option</text:p>
            <text:p>2. Check the Breadcrumb of the displayed  'Newsletter Subscription' page (Validate ER-1)</text:p>
          </table:table-cell>
          <table:table-cell table:style-name="ce60" office:value-type="string" calcext:value-type="string">
            <text:p>Not Applicable</text:p>
          </table:table-cell>
          <table:table-cell table:style-name="ce62" office:value-type="string" calcext:value-type="string">
            <text:p>1. Breadcrumb should be displayed and properly working in the 'Newsletter Subscription' page. </text:p>
          </table:table-cell>
          <table:table-cell table:style-name="ce63" table:number-columns-repeated="2"/>
          <table:table-cell table:style-name="ce98" table:content-validation-name="val10"/>
          <table:table-cell table:style-name="ce63"/>
          <table:table-cell table:number-columns-repeated="16373"/>
        </table:table-row>
        <table:table-row table:style-name="ro23">
          <table:table-cell table:style-name="ce58" office:value-type="string" calcext:value-type="string">
            <text:p>TC_NLT_011</text:p>
          </table:table-cell>
          <table:table-cell table:style-name="ce60" office:value-type="string" calcext:value-type="string">
            <text:p>(TS_026)</text:p>
            <text:p>Newsletter</text:p>
          </table:table-cell>
          <table:table-cell table:style-name="ce62" office:value-type="string" calcext:value-type="string">
            <text:p>Validate the Page URL, Page Heading and Page Title of 'Newsletter Subscription' page</text:p>
          </table:table-cell>
          <table:table-cell table:style-name="ce62" office:value-type="string" calcext:value-type="string">
            <text:p>1. Open the Application URL and login</text:p>
            <text:p/>
          </table:table-cell>
          <table:table-cell table:style-name="ce62" office:value-type="string" calcext:value-type="string">
            <text:p>1. Click on 'Newsletter' Right Column option</text:p>
            <text:p>2. Check the 'Page URL', 'Page Title' and 'Page Heading' of 'Newsletter Subscription' page (Validate ER-1)</text:p>
          </table:table-cell>
          <table:table-cell table:style-name="ce60" office:value-type="string" calcext:value-type="string">
            <text:p>Not Applicable</text:p>
          </table:table-cell>
          <table:table-cell table:style-name="ce62" office:value-type="string" calcext:value-type="string">
            <text:p>1. Correct Page URL, Page Heading and Page Title should be displayed in the 'Newsletter Subscription' page. </text:p>
          </table:table-cell>
          <table:table-cell table:style-name="ce63" table:number-columns-repeated="2"/>
          <table:table-cell table:style-name="ce98" table:content-validation-name="val10"/>
          <table:table-cell table:style-name="ce63"/>
          <table:table-cell table:number-columns-repeated="16373"/>
        </table:table-row>
        <table:table-row table:style-name="ro24">
          <table:table-cell table:style-name="ce58" office:value-type="string" calcext:value-type="string">
            <text:p>TC_NLT_012</text:p>
          </table:table-cell>
          <table:table-cell table:style-name="ce60" office:value-type="string" calcext:value-type="string">
            <text:p>(TS_026)</text:p>
            <text:p>Newsletter</text:p>
          </table:table-cell>
          <table:table-cell table:style-name="ce62" office:value-type="string" calcext:value-type="string">
            <text:p>Validate the UI of <text:s/>'Newsletter Subscription' page <text:s/>functionality</text:p>
          </table:table-cell>
          <table:table-cell table:style-name="ce62" office:value-type="string" calcext:value-type="string">
            <text:p>1. Open the Application URL</text:p>
            <text:p/>
          </table:table-cell>
          <table:table-cell table:style-name="ce62" office:value-type="string" calcext:value-type="string">
            <text:p>1. Check the UI of the functionality related to 'Newsletter Subscription' page functionality <text:s/>(Validate ER-1)</text:p>
          </table:table-cell>
          <table:table-cell table:style-name="ce60" office:value-type="string" calcext:value-type="string">
            <text:p>Not Applicable</text:p>
          </table:table-cell>
          <table:table-cell table:style-name="ce62" office:value-type="string" calcext:value-type="string">
            <text:p>1. Proper UI adhering to the UI checklist should be displayed for the 'Newsletter Subscription' page functionality</text:p>
          </table:table-cell>
          <table:table-cell table:style-name="ce63" table:number-columns-repeated="2"/>
          <table:table-cell table:style-name="ce98" table:content-validation-name="val10"/>
          <table:table-cell table:style-name="ce63"/>
          <table:table-cell table:number-columns-repeated="16373"/>
        </table:table-row>
        <table:table-row table:style-name="ro23">
          <table:table-cell table:style-name="ce58" office:value-type="string" calcext:value-type="string">
            <text:p>TC_NLT_013</text:p>
          </table:table-cell>
          <table:table-cell table:style-name="ce60" office:value-type="string" calcext:value-type="string">
            <text:p>(TS_026)</text:p>
            <text:p>Newsletter</text:p>
          </table:table-cell>
          <table:table-cell table:style-name="ce62" office:value-type="string" calcext:value-type="string">
            <text:p>Validate the 'Newsletter Subscription' page <text:s/>functionality in all the supported environments</text:p>
          </table:table-cell>
          <table:table-cell table:style-name="ce62" office:value-type="string" calcext:value-type="string">
            <text:p>1. Open the Application URL</text:p>
            <text:p/>
          </table:table-cell>
          <table:table-cell table:style-name="ce62" office:value-type="string" calcext:value-type="string">
            <text:p>1. Check the 'Newsletter Subscriptiog' page functionality in all the supported environments (Validate ER-1)</text:p>
          </table:table-cell>
          <table:table-cell table:style-name="ce60" office:value-type="string" calcext:value-type="string">
            <text:p>Not Applicable</text:p>
          </table:table-cell>
          <table:table-cell table:style-name="ce62" office:value-type="string" calcext:value-type="string">
            <text:p>1. 'Newsletter Subscription' page functionality should work correctly in all the supported environments</text:p>
          </table:table-cell>
          <table:table-cell table:style-name="ce63" table:number-columns-repeated="2"/>
          <table:table-cell table:style-name="ce98" table:content-validation-name="val10"/>
          <table:table-cell table:style-name="ce63"/>
          <table:table-cell table:number-columns-repeated="16373"/>
        </table:table-row>
        <table:table-row table:style-name="ro19" table:number-rows-repeated="1048560">
          <table:table-cell table:number-columns-repeated="16384"/>
        </table:table-row>
        <table:table-row table:style-name="ro19">
          <table:table-cell table:number-columns-repeated="16384"/>
        </table:table-row>
        <calcext:conditional-formats>
          <calcext:conditional-format calcext:target-range-address="Newsletter.J3:Newsletter.J15">
            <calcext:condition calcext:apply-style-name="ConditionalStyle_24" calcext:value="contains-text(&quot;NOT TESTED&quot;)" calcext:base-cell-address="Newsletter.J3"/>
            <calcext:condition calcext:apply-style-name="ConditionalStyle_23" calcext:value="contains-text(&quot;BLOCKED&quot;)" calcext:base-cell-address="Newsletter.J3"/>
            <calcext:condition calcext:apply-style-name="ConditionalStyle_22" calcext:value="contains-text(&quot;FAIL&quot;)" calcext:base-cell-address="Newsletter.J3"/>
            <calcext:condition calcext:apply-style-name="ConditionalStyle_21" calcext:value="contains-text(&quot;PASS&quot;)" calcext:base-cell-address="Newsletter.J3"/>
          </calcext:conditional-format>
        </calcext:conditional-formats>
      </table:table>
      <table:table table:name="Contact Us" table:style-name="ta29">
        <table:table-column table:style-name="co53" table:default-cell-style-name="ce37"/>
        <table:table-column table:style-name="co33" table:default-cell-style-name="ce37"/>
        <table:table-column table:style-name="co34" table:default-cell-style-name="ce37"/>
        <table:table-column table:style-name="co35" table:default-cell-style-name="ce37"/>
        <table:table-column table:style-name="co44" table:default-cell-style-name="ce37"/>
        <table:table-column table:style-name="co36" table:default-cell-style-name="ce37"/>
        <table:table-column table:style-name="co37" table:default-cell-style-name="ce37"/>
        <table:table-column table:style-name="co38" table:default-cell-style-name="ce37"/>
        <table:table-column table:style-name="co8" table:default-cell-style-name="ce37"/>
        <table:table-column table:style-name="co39" table:default-cell-style-name="ce37"/>
        <table:table-column table:style-name="co40" table:default-cell-style-name="ce37"/>
        <table:table-column table:style-name="co10" table:number-columns-repeated="16373" table:default-cell-style-name="ce37"/>
        <table:table-row table:style-name="ro19">
          <table:table-cell table:style-name="ce69" office:value-type="string" calcext:value-type="string">
            <text:p>Test Case ID</text:p>
          </table:table-cell>
          <table:table-cell table:style-name="ce69" office:value-type="string" calcext:value-type="string">
            <text:p>Test Scenario </text:p>
          </table:table-cell>
          <table:table-cell table:style-name="ce69" office:value-type="string" calcext:value-type="string">
            <text:p>Test Case Title</text:p>
          </table:table-cell>
          <table:table-cell table:style-name="ce69" office:value-type="string" calcext:value-type="string">
            <text:p>Pre-requisites</text:p>
          </table:table-cell>
          <table:table-cell table:style-name="ce69" office:value-type="string" calcext:value-type="string">
            <text:p>Test Steps</text:p>
          </table:table-cell>
          <table:table-cell table:style-name="ce69" office:value-type="string" calcext:value-type="string">
            <text:p>Test Data</text:p>
          </table:table-cell>
          <table:table-cell table:style-name="ce69" office:value-type="string" calcext:value-type="string">
            <text:p>Expected Result (ER)</text:p>
          </table:table-cell>
          <table:table-cell table:style-name="ce69" office:value-type="string" calcext:value-type="string">
            <text:p>Actual Result</text:p>
          </table:table-cell>
          <table:table-cell table:style-name="ce69" office:value-type="string" calcext:value-type="string">
            <text:p>Priority</text:p>
          </table:table-cell>
          <table:table-cell table:style-name="ce69" office:value-type="string" calcext:value-type="string">
            <text:p>Result</text:p>
          </table:table-cell>
          <table:table-cell table:style-name="ce69" office:value-type="string" calcext:value-type="string">
            <text:p>Comments</text:p>
          </table:table-cell>
          <table:table-cell table:number-columns-repeated="16373"/>
        </table:table-row>
        <table:table-row table:style-name="ro21">
          <table:table-cell table:style-name="ce57" office:value-type="string" calcext:value-type="string" table:number-columns-spanned="2" table:number-rows-spanned="1">
            <text:p><text:a xlink:href="#'Test Scenarios'.A10" xlink:type="simple">&lt;&lt; Test Scenarios</text:a></text:p>
          </table:table-cell>
          <table:covered-table-cell table:style-name="ce59"/>
          <table:table-cell table:style-name="ce61" table:number-columns-repeated="9"/>
          <table:table-cell table:style-name="ce47" table:number-columns-repeated="16373"/>
        </table:table-row>
        <table:table-row table:style-name="ro34">
          <table:table-cell table:style-name="ce58" office:value-type="string" calcext:value-type="string">
            <text:p>TC_CU_001</text:p>
          </table:table-cell>
          <table:table-cell table:style-name="ce60" office:value-type="string" calcext:value-type="string">
            <text:p>(TS_027)</text:p>
            <text:p>Contact Us</text:p>
          </table:table-cell>
          <table:table-cell table:style-name="ce62" office:value-type="string" calcext:value-type="string">
            <text:p>Validate navigating to 'Contact Us' page from Header options</text:p>
          </table:table-cell>
          <table:table-cell table:style-name="ce62" office:value-type="string" calcext:value-type="string">
            <text:p>1. Open the Application URL</text:p>
          </table:table-cell>
          <table:table-cell table:style-name="ce62" office:value-type="string" calcext:value-type="string">
            <text:p>1. Click on 'Phone' icon option from the header options</text:p>
          </table:table-cell>
          <table:table-cell table:style-name="ce60" office:value-type="string" calcext:value-type="string">
            <text:p>Not Applicable</text:p>
          </table:table-cell>
          <table:table-cell table:style-name="ce62" office:value-type="string" calcext:value-type="string">
            <text:p>1. User should be taken to 'Contact Us' page</text:p>
          </table:table-cell>
          <table:table-cell table:style-name="ce63"/>
          <table:table-cell table:style-name="ce58"/>
          <table:table-cell table:style-name="ce99" table:content-validation-name="val10"/>
          <table:table-cell table:style-name="ce63"/>
          <table:table-cell table:number-columns-repeated="16373"/>
        </table:table-row>
        <table:table-row table:style-name="ro34">
          <table:table-cell table:style-name="ce58" office:value-type="string" calcext:value-type="string">
            <text:p>TC_CU_002</text:p>
          </table:table-cell>
          <table:table-cell table:style-name="ce60" office:value-type="string" calcext:value-type="string">
            <text:p>(TS_027)</text:p>
            <text:p>Contact Us</text:p>
          </table:table-cell>
          <table:table-cell table:style-name="ce62" office:value-type="string" calcext:value-type="string">
            <text:p>Validate navigating to 'Contact Us' page from Footer options</text:p>
          </table:table-cell>
          <table:table-cell table:style-name="ce62" office:value-type="string" calcext:value-type="string">
            <text:p>1. Open the Application URL</text:p>
          </table:table-cell>
          <table:table-cell table:style-name="ce62" office:value-type="string" calcext:value-type="string">
            <text:p>1. Click on 'Contact Us' link from the Footer options</text:p>
          </table:table-cell>
          <table:table-cell table:style-name="ce60" office:value-type="string" calcext:value-type="string">
            <text:p>Not Applicable</text:p>
          </table:table-cell>
          <table:table-cell table:style-name="ce62" office:value-type="string" calcext:value-type="string">
            <text:p>1. User should be taken to 'Contact Us' page</text:p>
          </table:table-cell>
          <table:table-cell table:style-name="ce63" table:number-columns-repeated="2"/>
          <table:table-cell table:style-name="ce99" table:content-validation-name="val10"/>
          <table:table-cell table:style-name="ce63"/>
          <table:table-cell table:number-columns-repeated="16373"/>
        </table:table-row>
        <table:table-row table:style-name="ro71">
          <table:table-cell table:style-name="ce58" office:value-type="string" calcext:value-type="string">
            <text:p>TC_CU_003</text:p>
          </table:table-cell>
          <table:table-cell table:style-name="ce60" office:value-type="string" calcext:value-type="string">
            <text:p>(TS_027)</text:p>
            <text:p>Contact Us</text:p>
          </table:table-cell>
          <table:table-cell table:style-name="ce62" office:value-type="string" calcext:value-type="string">
            <text:p>Validate navigating to 'Contact Us' page from 'Order Success' page</text:p>
          </table:table-cell>
          <table:table-cell table:style-name="ce62" office:value-type="string" calcext:value-type="string">
            <text:p>1. Open the Application URL</text:p>
          </table:table-cell>
          <table:table-cell table:style-name="ce62" office:value-type="string" calcext:value-type="string">
            <text:p>1. Enter any existing Product name into the Search text box field - &lt;Refer Test Data&gt;</text:p>
            <text:p>2. Click on the button having search icon</text:p>
            <text:p>3. Click on 'Add to Cart' button on the Product displayed in the Search results</text:p>
            <text:p>4. Click on the 'shopping cart!' link in the displayed success message</text:p>
            <text:p>5. Click on 'Checkout' button in the 'Shopping Cart' page</text:p>
            <text:p>6. Click on 'Continue' button </text:p>
            <text:p>7. Click on 'Continue' button</text:p>
            <text:p>8. Click on 'Continue' button</text:p>
            <text:p>9. Select the 'Terms &amp; Conditions' checkbox field</text:p>
            <text:p>10. Click on 'Continue' button</text:p>
            <text:p>11. Click on 'Confirm Order' button</text:p>
            <text:p>12. Click on 'store owner' link in the dispalyed 'Order Success' page (Validate ER-1)</text:p>
          </table:table-cell>
          <table:table-cell table:style-name="ce60" office:value-type="string" calcext:value-type="string">
            <text:p>Product Name: iMac</text:p>
          </table:table-cell>
          <table:table-cell table:style-name="ce62" office:value-type="string" calcext:value-type="string">
            <text:p>1. User should be taken to 'Contact Us' page</text:p>
          </table:table-cell>
          <table:table-cell table:style-name="ce63" table:number-columns-repeated="2"/>
          <table:table-cell table:style-name="ce99" table:content-validation-name="val10"/>
          <table:table-cell table:style-name="ce63"/>
          <table:table-cell table:number-columns-repeated="16373"/>
        </table:table-row>
        <table:table-row table:style-name="ro72">
          <table:table-cell table:style-name="ce58" office:value-type="string" calcext:value-type="string">
            <text:p>TC_CU_004</text:p>
          </table:table-cell>
          <table:table-cell table:style-name="ce60" office:value-type="string" calcext:value-type="string">
            <text:p>(TS_027)</text:p>
            <text:p>Contact Us</text:p>
          </table:table-cell>
          <table:table-cell table:style-name="ce62" office:value-type="string" calcext:value-type="string">
            <text:p>Validate whether the required details and fields are displayed in the 'Contact Us' page</text:p>
          </table:table-cell>
          <table:table-cell table:style-name="ce62" office:value-type="string" calcext:value-type="string">
            <text:p>1. Open the Application URL</text:p>
          </table:table-cell>
          <table:table-cell table:style-name="ce62" office:value-type="string" calcext:value-type="string">
            <text:p>1. Click on 'Phone' icon option from the header options</text:p>
            <text:p>2. Check the displayed 'Contact Us' page (Validate ER-1)</text:p>
          </table:table-cell>
          <table:table-cell table:style-name="ce60" office:value-type="string" calcext:value-type="string">
            <text:p>Not Applicable</text:p>
          </table:table-cell>
          <table:table-cell table:style-name="ce62" office:value-type="string" calcext:value-type="string">
            <text:p>1. 'Contact Us' page should have the below details and fields:</text:p>
            <text:p>- Our Location - Your Store and Telephone (Store details and Telephone details should be displayed)</text:p>
            <text:p>- Contact Form - Your Name, E-Mail Address and Enquiry</text:p>
            <text:p/>
          </table:table-cell>
          <table:table-cell table:style-name="ce63" table:number-columns-repeated="2"/>
          <table:table-cell table:style-name="ce99" table:content-validation-name="val10"/>
          <table:table-cell table:style-name="ce63"/>
          <table:table-cell table:number-columns-repeated="16373"/>
        </table:table-row>
        <table:table-row table:style-name="ro27">
          <table:table-cell table:style-name="ce58" office:value-type="string" calcext:value-type="string">
            <text:p>TC_CU_005</text:p>
          </table:table-cell>
          <table:table-cell table:style-name="ce60" office:value-type="string" calcext:value-type="string">
            <text:p>(TS_027)</text:p>
            <text:p>Contact Us</text:p>
          </table:table-cell>
          <table:table-cell table:style-name="ce62" office:value-type="string" calcext:value-type="string">
            <text:p>Validate all the text fields in the 'Contact Us' page are mandatory</text:p>
          </table:table-cell>
          <table:table-cell table:style-name="ce62" office:value-type="string" calcext:value-type="string">
            <text:p>1. Open the Application URL</text:p>
          </table:table-cell>
          <table:table-cell table:style-name="ce62" office:value-type="string" calcext:value-type="string">
            <text:p>1. Click on 'Phone' icon option from the header options</text:p>
            <text:p>2. Check all the mandatory fields (Your Name, E-Mail Address and Enquiry)  in the displayed 'Contact Us' page (Validate ER-1)</text:p>
          </table:table-cell>
          <table:table-cell table:style-name="ce60" office:value-type="string" calcext:value-type="string">
            <text:p>Not Applicable</text:p>
          </table:table-cell>
          <table:table-cell table:style-name="ce62" office:value-type="string" calcext:value-type="string">
            <text:p>1. Fields - 'Your Name', 'E-Mail Address' and 'Enquiry' should be specified as mandatory fields (i.e. * symbol in red color should be displayed)</text:p>
          </table:table-cell>
          <table:table-cell table:style-name="ce63" table:number-columns-repeated="2"/>
          <table:table-cell table:style-name="ce99" table:content-validation-name="val10"/>
          <table:table-cell table:style-name="ce63"/>
          <table:table-cell table:number-columns-repeated="16373"/>
        </table:table-row>
        <table:table-row table:style-name="ro29">
          <table:table-cell table:style-name="ce58" office:value-type="string" calcext:value-type="string">
            <text:p>TC_CU_006</text:p>
          </table:table-cell>
          <table:table-cell table:style-name="ce60" office:value-type="string" calcext:value-type="string">
            <text:p>(TS_027)</text:p>
            <text:p>Contact Us</text:p>
          </table:table-cell>
          <table:table-cell table:style-name="ce62" office:value-type="string" calcext:value-type="string">
            <text:p>Validate submitting the 'Contact Form' in 'Contact Us' page by providing all the details</text:p>
          </table:table-cell>
          <table:table-cell table:style-name="ce62" office:value-type="string" calcext:value-type="string">
            <text:p>1. Open the Application URL</text:p>
            <text:p>2. User is not logged in</text:p>
          </table:table-cell>
          <table:table-cell table:style-name="ce62" office:value-type="string" calcext:value-type="string">
            <text:p>1. Click on 'Phone' icon option from the header options</text:p>
            <text:p>2. Enter all the fields in the 'Contact Form' with valid details</text:p>
            <text:p>3. Click on 'Submit' button (Validate ER-1)</text:p>
            <text:p>4. Click on 'Continue' button (Validate ER-2)</text:p>
          </table:table-cell>
          <table:table-cell table:style-name="ce60" office:value-type="string" calcext:value-type="string">
            <text:p>Not Applicable</text:p>
          </table:table-cell>
          <table:table-cell table:style-name="ce62" office:value-type="string" calcext:value-type="string">
            <text:p>1. Success Message with text - 'Your Enquiry has been Submitted!' should be displayed </text:p>
            <text:p>2. User should be taken to 'Home' page</text:p>
          </table:table-cell>
          <table:table-cell table:style-name="ce63" table:number-columns-repeated="2"/>
          <table:table-cell table:style-name="ce99" table:content-validation-name="val10"/>
          <table:table-cell table:style-name="ce63"/>
          <table:table-cell table:number-columns-repeated="16373"/>
        </table:table-row>
        <table:table-row table:style-name="ro23">
          <table:table-cell table:style-name="ce58" office:value-type="string" calcext:value-type="string">
            <text:p>TC_CU_007</text:p>
          </table:table-cell>
          <table:table-cell table:style-name="ce60" office:value-type="string" calcext:value-type="string">
            <text:p>(TS_027)</text:p>
            <text:p>Contact Us</text:p>
          </table:table-cell>
          <table:table-cell table:style-name="ce62" office:value-type="string" calcext:value-type="string">
            <text:p>Validate submitting the 'Contact Form' in 'Contact Us' page by not providing any details</text:p>
          </table:table-cell>
          <table:table-cell table:style-name="ce62" office:value-type="string" calcext:value-type="string">
            <text:p>1. Open the Application URL</text:p>
            <text:p>2. User is not logged in</text:p>
          </table:table-cell>
          <table:table-cell table:style-name="ce62" office:value-type="string" calcext:value-type="string">
            <text:p>1. Click on 'Phone' icon option from the header options</text:p>
            <text:p>2. Don't enter any fields in the 'Contact Form'</text:p>
            <text:p>3. Click on 'Submit' button (Validate ER-1)</text:p>
          </table:table-cell>
          <table:table-cell table:style-name="ce60" office:value-type="string" calcext:value-type="string">
            <text:p>Not Applicable</text:p>
          </table:table-cell>
          <table:table-cell table:style-name="ce62" office:value-type="string" calcext:value-type="string">
            <text:p>1. Field level validation messages informing the User to fill the mandatory fields should be displayed for all the fields and the form should not get submitted</text:p>
          </table:table-cell>
          <table:table-cell table:style-name="ce63" table:number-columns-repeated="2"/>
          <table:table-cell table:style-name="ce99" table:content-validation-name="val10"/>
          <table:table-cell table:style-name="ce63"/>
          <table:table-cell table:number-columns-repeated="16373"/>
        </table:table-row>
        <table:table-row table:style-name="ro26">
          <table:table-cell table:style-name="ce58" office:value-type="string" calcext:value-type="string">
            <text:p>TC_CU_008</text:p>
          </table:table-cell>
          <table:table-cell table:style-name="ce60" office:value-type="string" calcext:value-type="string">
            <text:p>(TS_027)</text:p>
            <text:p>Contact Us</text:p>
          </table:table-cell>
          <table:table-cell table:style-name="ce62" office:value-type="string" calcext:value-type="string">
            <text:p>Validate entering invalid email address into the 'E-Mail Address' field and submit the form</text:p>
          </table:table-cell>
          <table:table-cell table:style-name="ce62" office:value-type="string" calcext:value-type="string">
            <text:p>1. Open the Application URL</text:p>
            <text:p>2. User is not logged in</text:p>
          </table:table-cell>
          <table:table-cell table:style-name="ce62" office:value-type="string" calcext:value-type="string">
            <text:p>1. Click on 'Phone' icon option from the header options</text:p>
            <text:p>2. Enter valid details into the 'Your Name' and 'Enquiry' text fields</text:p>
            <text:p>3. Enter invalid email address into the 'E-Mail Address' field - &lt;Refer Test Data&gt;</text:p>
            <text:p>4. Click on 'Submit' button (Validate ER-1)</text:p>
          </table:table-cell>
          <table:table-cell table:style-name="ce66" office:value-type="string" calcext:value-type="string">
            <text:p>Try all below invalid email address formats:</text:p>
            <text:p>1) pavan</text:p>
            <text:p>2) pavan@</text:p>
            <text:p>3) pavan@gmail</text:p>
            <text:p>4) pavan@gmail.</text:p>
            <text:p/>
          </table:table-cell>
          <table:table-cell table:style-name="ce62" office:value-type="string" calcext:value-type="string">
            <text:p>1. Field level validation messages informing the User to enter a valid email address should be displayed and the form should not get submitted</text:p>
          </table:table-cell>
          <table:table-cell table:style-name="ce63" table:number-columns-repeated="2"/>
          <table:table-cell table:style-name="ce99" table:content-validation-name="val10"/>
          <table:table-cell table:style-name="ce63"/>
          <table:table-cell table:number-columns-repeated="16373"/>
        </table:table-row>
        <table:table-row table:style-name="ro29">
          <table:table-cell table:style-name="ce58" office:value-type="string" calcext:value-type="string">
            <text:p>TC_CU_009</text:p>
          </table:table-cell>
          <table:table-cell table:style-name="ce60" office:value-type="string" calcext:value-type="string">
            <text:p>(TS_027)</text:p>
            <text:p>Contact Us</text:p>
          </table:table-cell>
          <table:table-cell table:style-name="ce62" office:value-type="string" calcext:value-type="string">
            <text:p>Validate submitting the 'Contact Form' in 'Contact Us' page by providing all the details after login</text:p>
          </table:table-cell>
          <table:table-cell table:style-name="ce62" office:value-type="string" calcext:value-type="string">
            <text:p>1. Open the Application URL</text:p>
            <text:p>2. User is logged in</text:p>
          </table:table-cell>
          <table:table-cell table:style-name="ce62" office:value-type="string" calcext:value-type="string">
            <text:p>1. Click on 'Phone' icon option from the header options (Validate ER-1)</text:p>
            <text:p>2. Enter any text into the 'Enquiry' field</text:p>
            <text:p>3. Click on 'Submit' button (Validate ER-2)</text:p>
            <text:p>4. Click on 'Continue' button (Validate ER-3)</text:p>
          </table:table-cell>
          <table:table-cell table:style-name="ce60" office:value-type="string" calcext:value-type="string">
            <text:p>Not Applicable</text:p>
          </table:table-cell>
          <table:table-cell table:style-name="ce62" office:value-type="string" calcext:value-type="string">
            <text:p>1. Logged in User name and Logged in email address should be displayed by in the 'Your Name' and 'E-Mail Address' fields</text:p>
            <text:p>2. Success Message with text - 'Your Enquiry has been Submitted!' should be displayed </text:p>
            <text:p>3. User should be taken to 'Home' page</text:p>
          </table:table-cell>
          <table:table-cell table:style-name="ce63" table:number-columns-repeated="2"/>
          <table:table-cell table:style-name="ce99" table:content-validation-name="val10"/>
          <table:table-cell table:style-name="ce63"/>
          <table:table-cell table:number-columns-repeated="16373"/>
        </table:table-row>
        <table:table-row table:style-name="ro23">
          <table:table-cell table:style-name="ce58" office:value-type="string" calcext:value-type="string">
            <text:p>TC_CU_010</text:p>
          </table:table-cell>
          <table:table-cell table:style-name="ce60" office:value-type="string" calcext:value-type="string">
            <text:p>(TS_027)</text:p>
            <text:p>Contact Us</text:p>
          </table:table-cell>
          <table:table-cell table:style-name="ce62" office:value-type="string" calcext:value-type="string">
            <text:p>Validate the Breadcrumb of 'Contact Us' page</text:p>
          </table:table-cell>
          <table:table-cell table:style-name="ce62" office:value-type="string" calcext:value-type="string">
            <text:p>1. Open the Application URL and login</text:p>
            <text:p/>
          </table:table-cell>
          <table:table-cell table:style-name="ce62" office:value-type="string" calcext:value-type="string">
            <text:p>1. Click on 'Phone' icon option from the header options</text:p>
            <text:p>2. Check the Breadcrumb of the displayed  'Contact Us' page (Validate ER-1)</text:p>
          </table:table-cell>
          <table:table-cell table:style-name="ce60" office:value-type="string" calcext:value-type="string">
            <text:p>Not Applicable</text:p>
          </table:table-cell>
          <table:table-cell table:style-name="ce62" office:value-type="string" calcext:value-type="string">
            <text:p>1. Breadcrumb should be displayed and properly working in the 'Contact Us' page. </text:p>
          </table:table-cell>
          <table:table-cell table:style-name="ce63" table:number-columns-repeated="2"/>
          <table:table-cell table:style-name="ce99" table:content-validation-name="val10"/>
          <table:table-cell table:style-name="ce63"/>
          <table:table-cell table:number-columns-repeated="16373"/>
        </table:table-row>
        <table:table-row table:style-name="ro23">
          <table:table-cell table:style-name="ce58" office:value-type="string" calcext:value-type="string">
            <text:p>TC_CU_011</text:p>
          </table:table-cell>
          <table:table-cell table:style-name="ce60" office:value-type="string" calcext:value-type="string">
            <text:p>(TS_027)</text:p>
            <text:p>Contact Us</text:p>
          </table:table-cell>
          <table:table-cell table:style-name="ce62" office:value-type="string" calcext:value-type="string">
            <text:p>Validate the Page URL, Page Heading and Page Title of 'Contact Us' page</text:p>
          </table:table-cell>
          <table:table-cell table:style-name="ce62" office:value-type="string" calcext:value-type="string">
            <text:p>1. Open the Application URL and login</text:p>
            <text:p/>
          </table:table-cell>
          <table:table-cell table:style-name="ce62" office:value-type="string" calcext:value-type="string">
            <text:p>1. Click on 'Phone' icon option from the header options</text:p>
            <text:p>2. Check the 'Page URL', 'Page Title' and 'Page Heading' of 'Contact Us' page (Validate ER-1)</text:p>
          </table:table-cell>
          <table:table-cell table:style-name="ce60" office:value-type="string" calcext:value-type="string">
            <text:p>Not Applicable</text:p>
          </table:table-cell>
          <table:table-cell table:style-name="ce62" office:value-type="string" calcext:value-type="string">
            <text:p>1. Correct Page URL, Page Heading and Page Title should be displayed in the 'Contact Us' page. </text:p>
          </table:table-cell>
          <table:table-cell table:style-name="ce63" table:number-columns-repeated="2"/>
          <table:table-cell table:style-name="ce99" table:content-validation-name="val10"/>
          <table:table-cell table:style-name="ce63"/>
          <table:table-cell table:number-columns-repeated="16373"/>
        </table:table-row>
        <table:table-row table:style-name="ro24">
          <table:table-cell table:style-name="ce58" office:value-type="string" calcext:value-type="string">
            <text:p>TC_CU_012</text:p>
          </table:table-cell>
          <table:table-cell table:style-name="ce60" office:value-type="string" calcext:value-type="string">
            <text:p>(TS_027)</text:p>
            <text:p>Contact Us</text:p>
          </table:table-cell>
          <table:table-cell table:style-name="ce62" office:value-type="string" calcext:value-type="string">
            <text:p>Validate the UI of <text:s/>'Contact Us' page functionality</text:p>
          </table:table-cell>
          <table:table-cell table:style-name="ce62" office:value-type="string" calcext:value-type="string">
            <text:p>1. Open the Application URL</text:p>
            <text:p/>
          </table:table-cell>
          <table:table-cell table:style-name="ce62" office:value-type="string" calcext:value-type="string">
            <text:p>1. Check the UI of the functionality related to 'Contact Us' page functionality <text:s/>(Validate ER-1)</text:p>
          </table:table-cell>
          <table:table-cell table:style-name="ce60" office:value-type="string" calcext:value-type="string">
            <text:p>Not Applicable</text:p>
          </table:table-cell>
          <table:table-cell table:style-name="ce62" office:value-type="string" calcext:value-type="string">
            <text:p>1. Proper UI adhering to the UI checklist should be displayed for the 'Contact Us' page functionality</text:p>
          </table:table-cell>
          <table:table-cell table:style-name="ce63" table:number-columns-repeated="2"/>
          <table:table-cell table:style-name="ce99" table:content-validation-name="val10"/>
          <table:table-cell table:style-name="ce63"/>
          <table:table-cell table:number-columns-repeated="16373"/>
        </table:table-row>
        <table:table-row table:style-name="ro24">
          <table:table-cell table:style-name="ce58" office:value-type="string" calcext:value-type="string">
            <text:p>TC_CU_013</text:p>
          </table:table-cell>
          <table:table-cell table:style-name="ce60" office:value-type="string" calcext:value-type="string">
            <text:p>(TS_027)</text:p>
            <text:p>Contact Us</text:p>
          </table:table-cell>
          <table:table-cell table:style-name="ce62" office:value-type="string" calcext:value-type="string">
            <text:p>Validate the 'Contact Us' page <text:s/>functionality in all the supported environments</text:p>
          </table:table-cell>
          <table:table-cell table:style-name="ce62" office:value-type="string" calcext:value-type="string">
            <text:p>1. Open the Application URL</text:p>
            <text:p/>
          </table:table-cell>
          <table:table-cell table:style-name="ce62" office:value-type="string" calcext:value-type="string">
            <text:p>1. Check the 'Contact Us' page functionality in all the supported environments (Validate ER-1)</text:p>
          </table:table-cell>
          <table:table-cell table:style-name="ce60" office:value-type="string" calcext:value-type="string">
            <text:p>Not Applicable</text:p>
          </table:table-cell>
          <table:table-cell table:style-name="ce62" office:value-type="string" calcext:value-type="string">
            <text:p>1. 'Contact Us' page functionality should work correctly in all the supported environments</text:p>
          </table:table-cell>
          <table:table-cell table:style-name="ce63" table:number-columns-repeated="2"/>
          <table:table-cell table:style-name="ce99" table:content-validation-name="val10"/>
          <table:table-cell table:style-name="ce63"/>
          <table:table-cell table:number-columns-repeated="16373"/>
        </table:table-row>
        <table:table-row table:style-name="ro19" table:number-rows-repeated="1048560">
          <table:table-cell table:number-columns-repeated="16384"/>
        </table:table-row>
        <table:table-row table:style-name="ro19">
          <table:table-cell table:number-columns-repeated="16384"/>
        </table:table-row>
        <calcext:conditional-formats>
          <calcext:conditional-format calcext:target-range-address="'Contact Us'.J3:'Contact Us'.J15">
            <calcext:condition calcext:apply-style-name="ConditionalStyle_20" calcext:value="contains-text(&quot;NOT TESTED&quot;)" calcext:base-cell-address="'Contact Us'.J3"/>
            <calcext:condition calcext:apply-style-name="ConditionalStyle_19" calcext:value="contains-text(&quot;BLOCKED&quot;)" calcext:base-cell-address="'Contact Us'.J3"/>
            <calcext:condition calcext:apply-style-name="ConditionalStyle_18" calcext:value="contains-text(&quot;FAIL&quot;)" calcext:base-cell-address="'Contact Us'.J3"/>
            <calcext:condition calcext:apply-style-name="ConditionalStyle_17" calcext:value="contains-text(&quot;PASS&quot;)" calcext:base-cell-address="'Contact Us'.J3"/>
          </calcext:conditional-format>
        </calcext:conditional-formats>
      </table:table>
      <table:table table:name="Gift Certificate" table:style-name="ta30">
        <table:table-column table:style-name="co41" table:default-cell-style-name="ce58"/>
        <table:table-column table:style-name="co33" table:default-cell-style-name="ce60"/>
        <table:table-column table:style-name="co34" table:default-cell-style-name="ce62"/>
        <table:table-column table:style-name="co35" table:default-cell-style-name="ce62"/>
        <table:table-column table:style-name="co44" table:default-cell-style-name="ce62"/>
        <table:table-column table:style-name="co36" table:default-cell-style-name="ce60"/>
        <table:table-column table:style-name="co37" table:default-cell-style-name="ce62"/>
        <table:table-column table:style-name="co38" table:default-cell-style-name="ce63"/>
        <table:table-column table:style-name="co8" table:default-cell-style-name="ce63"/>
        <table:table-column table:style-name="co39" table:default-cell-style-name="ce100"/>
        <table:table-column table:style-name="co40" table:default-cell-style-name="ce63"/>
        <table:table-column table:style-name="co1" table:number-columns-repeated="16373" table:default-cell-style-name="Default"/>
        <table:table-row table:style-name="ro1">
          <table:table-cell table:style-name="ce69" office:value-type="string" calcext:value-type="string">
            <text:p>Test Case ID</text:p>
          </table:table-cell>
          <table:table-cell table:style-name="ce69" office:value-type="string" calcext:value-type="string">
            <text:p>Test Scenario </text:p>
          </table:table-cell>
          <table:table-cell table:style-name="ce69" office:value-type="string" calcext:value-type="string">
            <text:p>Test Case Title</text:p>
          </table:table-cell>
          <table:table-cell table:style-name="ce69" office:value-type="string" calcext:value-type="string">
            <text:p>Pre-requisites</text:p>
          </table:table-cell>
          <table:table-cell table:style-name="ce69" office:value-type="string" calcext:value-type="string">
            <text:p>Test Steps</text:p>
          </table:table-cell>
          <table:table-cell table:style-name="ce69" office:value-type="string" calcext:value-type="string">
            <text:p>Test Data</text:p>
          </table:table-cell>
          <table:table-cell table:style-name="ce69" office:value-type="string" calcext:value-type="string">
            <text:p>Expected Result (ER)</text:p>
          </table:table-cell>
          <table:table-cell table:style-name="ce69" office:value-type="string" calcext:value-type="string">
            <text:p>Actual Result</text:p>
          </table:table-cell>
          <table:table-cell table:style-name="ce69" office:value-type="string" calcext:value-type="string">
            <text:p>Priority</text:p>
          </table:table-cell>
          <table:table-cell table:style-name="ce69" office:value-type="string" calcext:value-type="string">
            <text:p>Result</text:p>
          </table:table-cell>
          <table:table-cell table:style-name="ce69" office:value-type="string" calcext:value-type="string">
            <text:p>Comments</text:p>
          </table:table-cell>
          <table:table-cell table:number-columns-repeated="16373"/>
        </table:table-row>
        <table:table-row table:style-name="ro21">
          <table:table-cell table:style-name="ce57" office:value-type="string" calcext:value-type="string" table:number-columns-spanned="2" table:number-rows-spanned="1">
            <text:p><text:a xlink:href="#'Test Scenarios'.A10" xlink:type="simple">&lt;&lt; Test Scenarios</text:a></text:p>
          </table:table-cell>
          <table:covered-table-cell table:style-name="ce59"/>
          <table:table-cell table:style-name="ce61" table:number-columns-repeated="9"/>
          <table:table-cell table:style-name="ce65" table:number-columns-repeated="16373"/>
        </table:table-row>
        <table:table-row table:style-name="ro24">
          <table:table-cell office:value-type="string" calcext:value-type="string">
            <text:p>TC_GC_001</text:p>
          </table:table-cell>
          <table:table-cell office:value-type="string" calcext:value-type="string">
            <text:p>(TS_028)</text:p>
            <text:p>Gift Certificate</text:p>
          </table:table-cell>
          <table:table-cell office:value-type="string" calcext:value-type="string">
            <text:p>Validate navigating to 'Purchase a Gift Certificate' page</text:p>
          </table:table-cell>
          <table:table-cell office:value-type="string" calcext:value-type="string">
            <text:p>1. Open the Application URL</text:p>
          </table:table-cell>
          <table:table-cell office:value-type="string" calcext:value-type="string">
            <text:p>1. Click on 'Gift Certificates' footer option (Validate ER-1)</text:p>
          </table:table-cell>
          <table:table-cell office:value-type="string" calcext:value-type="string">
            <text:p>Not Applicable</text:p>
          </table:table-cell>
          <table:table-cell office:value-type="string" calcext:value-type="string">
            <text:p>1. User should be taken to 'Purchase a Gift Certificate' page</text:p>
          </table:table-cell>
          <table:table-cell/>
          <table:table-cell table:style-name="ce58"/>
          <table:table-cell table:content-validation-name="val10"/>
          <table:table-cell table:number-columns-repeated="16374"/>
        </table:table-row>
        <table:table-row table:style-name="ro73">
          <table:table-cell office:value-type="string" calcext:value-type="string">
            <text:p>TC_GC_002</text:p>
          </table:table-cell>
          <table:table-cell office:value-type="string" calcext:value-type="string">
            <text:p>(TS_028)</text:p>
            <text:p>Gift Certificate</text:p>
          </table:table-cell>
          <table:table-cell office:value-type="string" calcext:value-type="string">
            <text:p>Validate purchasing a Gift Certificate by providing all the mandatory fields</text:p>
          </table:table-cell>
          <table:table-cell office:value-type="string" calcext:value-type="string">
            <text:p>1. Open the Application URL</text:p>
          </table:table-cell>
          <table:table-cell office:value-type="string" calcext:value-type="string">
            <text:p>1. Click on 'Gift Certificates' footer option</text:p>
            <text:p>2. Enter the details into mandatory fields - 'Recipient's Name', 'Recipient's e-mail', 'Your Name', 'Your e-mail'  'Gift Certificate Theme' and 'Amount' fields in the displayed 'Purchase a Gift Certificate' page (Validate ER-1)</text:p>
            <text:p>3. Select 'I understand that gift certificates are non-refundable.' checkbox option </text:p>
            <text:p>4. Click on 'Continue' button (Validate ER-2)</text:p>
            <text:p>5. Click on 'Continue' button (Validate ER-3)</text:p>
            <text:p>6. Click on 'Checkout' button (Validate ER-4)</text:p>
            <text:p>7. User enter the valid credentials and clicks on Login button in the displayed Checkout page (Validate ER-5)</text:p>
            <text:p>8. Click on 'Continue' button in the 'Billing Details' section (Validate ER-6)</text:p>
            <text:p>9. Select the required Payment Method in the 'Payment Method' section</text:p>
            <text:p>10. Select 'Terms &amp; Conditions' checkbox and click on 'Continue' button (Validate ER-7)</text:p>
            <text:p>11. Click on 'Confirm Order' button in the 'Confirm Order' section (Validate ER-8)</text:p>
          </table:table-cell>
          <table:table-cell office:value-type="string" calcext:value-type="string">
            <text:p>Not Applicable</text:p>
          </table:table-cell>
          <table:table-cell office:value-type="string" calcext:value-type="string">
            <text:p>1. All the mandatory fields should be specified with * symbol in red color and the Amount field should have 1$ specified by default</text:p>
            <text:p>2. Message with text - 'Thank you for purchasing a gift certificate! Once you have completed your order your gift certificate recipient will be sent an e-mail with details how to redeem their gift certificate.' should be displayed</text:p>
            <text:p>3. User should be taken to 'Shopping Cart' page with the details of the created Gift Certificated added to the Cart</text:p>
            <text:p>4. User should be taken to Checkout page</text:p>
            <text:p>5. User should get logged in and displayed with the Billing Details section in the Checkout page</text:p>
            <text:p>6. User should be taken to 'Payment Method' section</text:p>
            <text:p>7. User should be taken to 'Confirm Order' section</text:p>
            <text:p>8. User should be taken to 'Order Success' page and the Gift Certificate purchased should be redeemable</text:p>
          </table:table-cell>
          <table:table-cell table:number-columns-repeated="2"/>
          <table:table-cell table:content-validation-name="val10"/>
          <table:table-cell table:number-columns-repeated="16374"/>
        </table:table-row>
        <table:table-row table:style-name="ro54">
          <table:table-cell office:value-type="string" calcext:value-type="string">
            <text:p>TC_GC_003</text:p>
          </table:table-cell>
          <table:table-cell office:value-type="string" calcext:value-type="string">
            <text:p>(TS_028)</text:p>
            <text:p>Gift Certificate</text:p>
          </table:table-cell>
          <table:table-cell office:value-type="string" calcext:value-type="string">
            <text:p>Validate purchasing a Gift Certificate by providing all the fields</text:p>
          </table:table-cell>
          <table:table-cell office:value-type="string" calcext:value-type="string">
            <text:p>1. Open the Application URL</text:p>
          </table:table-cell>
          <table:table-cell office:value-type="string" calcext:value-type="string">
            <text:p>1. Click on 'Gift Certificates' footer option</text:p>
            <text:p>2. Enter the details into all the fields - 'Recipient's Name', 'Recipient's e-mail', 'Your Name', 'Your e-mail'  'Gift Certificate Theme', 'Message' and 'Amount' fields in the displayed 'Purchase a Gift Certificate' page (Validate ER-1)</text:p>
            <text:p>3. Select 'I understand that gift certificates are non-refundable.' checkbox option </text:p>
            <text:p>4. Click on 'Continue' button (Validate ER-2)</text:p>
            <text:p>5. Click on 'Continue' button (Validate ER-3)</text:p>
            <text:p>6. Click on 'Checkout' button (Validate ER-4)</text:p>
            <text:p>7. User enter the valid credentials and clicks on Login button in the displayed Checkout page (Validate ER-5)</text:p>
            <text:p>8. Click on 'Continue' button in the 'Billing Details' section (Validate ER-6)</text:p>
            <text:p>9. Select the required Payment Method in the 'Payment Method' section</text:p>
            <text:p>10. Select 'Terms &amp; Conditions' checkbox and click on 'Continue' button (Validate ER-7)</text:p>
            <text:p>11. Click on 'Confirm Order' button in the 'Confirm Order' section (Validate ER-8)</text:p>
          </table:table-cell>
          <table:table-cell office:value-type="string" calcext:value-type="string">
            <text:p>Not Applicable</text:p>
          </table:table-cell>
          <table:table-cell office:value-type="string" calcext:value-type="string">
            <text:p>1. All the mandatory fields should be specified with * symbol in red color and the Amount field should have 1$ specified by default</text:p>
            <text:p>2. Message with text - 'Thank you for purchasing a gift certificate! Once you have completed your order your gift certificate recipient will be sent an e-mail with details how to redeem their gift certificate.' should be displayed</text:p>
            <text:p>3. User should be taken to 'Shopping Cart' page with the details of the created Gift Certificated added to the Cart</text:p>
            <text:p>4. User should be taken to Checkout page</text:p>
            <text:p>5. User should get logged in and displayed with the Billing Details section in the Checkout page</text:p>
            <text:p>6. User should be taken to 'Payment Method' section</text:p>
            <text:p>7. User should be taken to 'Confirm Order' section</text:p>
            <text:p>8. User should be taken to 'Order Success' page and the Gift Certificate purchased should be redeemable</text:p>
          </table:table-cell>
          <table:table-cell table:number-columns-repeated="2"/>
          <table:table-cell table:content-validation-name="val10"/>
          <table:table-cell table:number-columns-repeated="16374"/>
        </table:table-row>
        <table:table-row table:style-name="ro54">
          <table:table-cell office:value-type="string" calcext:value-type="string">
            <text:p>TC_GC_004</text:p>
          </table:table-cell>
          <table:table-cell office:value-type="string" calcext:value-type="string">
            <text:p>(TS_028)</text:p>
            <text:p>Gift Certificate</text:p>
          </table:table-cell>
          <table:table-cell office:value-type="string" calcext:value-type="string">
            <text:p>Validate purchasing a Gift Certificate by selecting the 'Gift Certificate Theme' as Birthday</text:p>
          </table:table-cell>
          <table:table-cell office:value-type="string" calcext:value-type="string">
            <text:p>1. Open the Application URL</text:p>
          </table:table-cell>
          <table:table-cell office:value-type="string" calcext:value-type="string">
            <text:p>1. Click on 'Gift Certificates' footer option</text:p>
            <text:p>2. Enter the details into all the fields - 'Recipient's Name', 'Recipient's e-mail', 'Your Name', 'Your e-mail', 'Message' and 'Amount' fields in the displayed 'Purchase a Gift Certificate' page (Validate ER-1)</text:p>
            <text:p>3. Select 'Gift Certificate Theme' as 'Birthday'</text:p>
            <text:p>4. Select 'I understand that gift certificates are non-refundable.' checkbox option </text:p>
            <text:p>5. Click on 'Continue' button (Validate ER-2)</text:p>
            <text:p>6. Click on 'Continue' button (Validate ER-3)</text:p>
            <text:p>7. Click on 'Checkout' button (Validate ER-4)</text:p>
            <text:p>8. User enter the valid credentials and clicks on Login button in the displayed Checkout page (Validate ER-5)</text:p>
            <text:p>9. Click on 'Continue' button in the 'Billing Details' section (Validate ER-6)</text:p>
            <text:p>10. Select the required Payment Method in the 'Payment Method' section</text:p>
            <text:p>11. Select 'Terms &amp; Conditions' checkbox and click on 'Continue' button (Validate ER-7)</text:p>
            <text:p>12. Click on 'Confirm Order' button in the 'Confirm Order' section (Validate ER-8)</text:p>
          </table:table-cell>
          <table:table-cell office:value-type="string" calcext:value-type="string">
            <text:p>Not Applicable</text:p>
          </table:table-cell>
          <table:table-cell office:value-type="string" calcext:value-type="string">
            <text:p>1. All the mandatory fields should be specified with * symbol in red color and the Amount field should have 1$ specified by default</text:p>
            <text:p>2. Message with text - 'Thank you for purchasing a gift certificate! Once you have completed your order your gift certificate recipient will be sent an e-mail with details how to redeem their gift certificate.' should be displayed</text:p>
            <text:p>3. User should be taken to 'Shopping Cart' page with the details of the created Gift Certificated added to the Cart</text:p>
            <text:p>4. User should be taken to Checkout page</text:p>
            <text:p>5. User should get logged in and displayed with the Billing Details section in the Checkout page</text:p>
            <text:p>6. User should be taken to 'Payment Method' section</text:p>
            <text:p>7. User should be taken to 'Confirm Order' section</text:p>
            <text:p>8. User should be taken to 'Order Success' page and the Gift Certificate purchased should be redeemable</text:p>
          </table:table-cell>
          <table:table-cell table:number-columns-repeated="2"/>
          <table:table-cell table:content-validation-name="val10"/>
          <table:table-cell table:number-columns-repeated="16374"/>
        </table:table-row>
        <table:table-row table:style-name="ro54">
          <table:table-cell office:value-type="string" calcext:value-type="string">
            <text:p>TC_GC_005</text:p>
          </table:table-cell>
          <table:table-cell office:value-type="string" calcext:value-type="string">
            <text:p>(TS_028)</text:p>
            <text:p>Gift Certificate</text:p>
          </table:table-cell>
          <table:table-cell office:value-type="string" calcext:value-type="string">
            <text:p>Validate purchasing a Gift Certificate by selecting the 'Gift Certificate Theme' as Christmas</text:p>
          </table:table-cell>
          <table:table-cell office:value-type="string" calcext:value-type="string">
            <text:p>1. Open the Application URL</text:p>
          </table:table-cell>
          <table:table-cell office:value-type="string" calcext:value-type="string">
            <text:p>1. Click on 'Gift Certificates' footer option</text:p>
            <text:p>2. Enter the details into all the fields - 'Recipient's Name', 'Recipient's e-mail', 'Your Name', 'Your e-mail', 'Message' and 'Amount' fields in the displayed 'Purchase a Gift Certificate' page (Validate ER-1)</text:p>
            <text:p>3. Select 'Gift Certificate Theme' as 'Christmas'</text:p>
            <text:p>4. Select 'I understand that gift certificates are non-refundable.' checkbox option </text:p>
            <text:p>5. Click on 'Continue' button (Validate ER-2)</text:p>
            <text:p>6. Click on 'Continue' button (Validate ER-3)</text:p>
            <text:p>7. Click on 'Checkout' button (Validate ER-4)</text:p>
            <text:p>8. User enter the valid credentials and clicks on Login button in the displayed Checkout page (Validate ER-5)</text:p>
            <text:p>9. Click on 'Continue' button in the 'Billing Details' section (Validate ER-6)</text:p>
            <text:p>10. Select the required Payment Method in the 'Payment Method' section</text:p>
            <text:p>11. Select 'Terms &amp; Conditions' checkbox and click on 'Continue' button (Validate ER-7)</text:p>
            <text:p>12. Click on 'Confirm Order' button in the 'Confirm Order' section (Validate ER-8)</text:p>
          </table:table-cell>
          <table:table-cell office:value-type="string" calcext:value-type="string">
            <text:p>Not Applicable</text:p>
          </table:table-cell>
          <table:table-cell office:value-type="string" calcext:value-type="string">
            <text:p>1. All the mandatory fields should be specified with * symbol in red color and the Amount field should have 1$ specified by default</text:p>
            <text:p>2. Message with text - 'Thank you for purchasing a gift certificate! Once you have completed your order your gift certificate recipient will be sent an e-mail with details how to redeem their gift certificate.' should be displayed</text:p>
            <text:p>3. User should be taken to 'Shopping Cart' page with the details of the created Gift Certificated added to the Cart</text:p>
            <text:p>4. User should be taken to Checkout page</text:p>
            <text:p>5. User should get logged in and displayed with the Billing Details section in the Checkout page</text:p>
            <text:p>6. User should be taken to 'Payment Method' section</text:p>
            <text:p>7. User should be taken to 'Confirm Order' section</text:p>
            <text:p>8. User should be taken to 'Order Success' page and the Gift Certificate purchased should be redeemable</text:p>
          </table:table-cell>
          <table:table-cell table:number-columns-repeated="2"/>
          <table:table-cell table:content-validation-name="val10"/>
          <table:table-cell table:number-columns-repeated="16374"/>
        </table:table-row>
        <table:table-row table:style-name="ro54">
          <table:table-cell office:value-type="string" calcext:value-type="string">
            <text:p>TC_GC_006</text:p>
          </table:table-cell>
          <table:table-cell office:value-type="string" calcext:value-type="string">
            <text:p>(TS_028)</text:p>
            <text:p>Gift Certificate</text:p>
          </table:table-cell>
          <table:table-cell office:value-type="string" calcext:value-type="string">
            <text:p>Validate purchasing a Gift Certificate by selecting the 'Gift Certificate Theme' as General</text:p>
          </table:table-cell>
          <table:table-cell office:value-type="string" calcext:value-type="string">
            <text:p>1. Open the Application URL</text:p>
          </table:table-cell>
          <table:table-cell office:value-type="string" calcext:value-type="string">
            <text:p>1. Click on 'Gift Certificates' footer option</text:p>
            <text:p>2. Enter the details into all the fields - 'Recipient's Name', 'Recipient's e-mail', 'Your Name', 'Your e-mail', 'Message' and 'Amount' fields in the displayed 'Purchase a Gift Certificate' page (Validate ER-1)</text:p>
            <text:p>3. Select 'Gift Certificate Theme' as 'General'</text:p>
            <text:p>4. Select 'I understand that gift certificates are non-refundable.' checkbox option </text:p>
            <text:p>5. Click on 'Continue' button (Validate ER-2)</text:p>
            <text:p>6. Click on 'Continue' button (Validate ER-3)</text:p>
            <text:p>7. Click on 'Checkout' button (Validate ER-4)</text:p>
            <text:p>8. User enter the valid credentials and clicks on Login button in the displayed Checkout page (Validate ER-5)</text:p>
            <text:p>9. Click on 'Continue' button in the 'Billing Details' section (Validate ER-6)</text:p>
            <text:p>10. Select the required Payment Method in the 'Payment Method' section</text:p>
            <text:p>11. Select 'Terms &amp; Conditions' checkbox and click on 'Continue' button (Validate ER-7)</text:p>
            <text:p>12. Click on 'Confirm Order' button in the 'Confirm Order' section (Validate ER-8)</text:p>
          </table:table-cell>
          <table:table-cell office:value-type="string" calcext:value-type="string">
            <text:p>Not Applicable</text:p>
          </table:table-cell>
          <table:table-cell office:value-type="string" calcext:value-type="string">
            <text:p>1. All the mandatory fields should be specified with * symbol in red color and the Amount field should have 1$ specified by default</text:p>
            <text:p>2. Message with text - 'Thank you for purchasing a gift certificate! Once you have completed your order your gift certificate recipient will be sent an e-mail with details how to redeem their gift certificate.' should be displayed</text:p>
            <text:p>3. User should be taken to 'Shopping Cart' page with the details of the created Gift Certificated added to the Cart</text:p>
            <text:p>4. User should be taken to Checkout page</text:p>
            <text:p>5. User should get logged in and displayed with the Billing Details section in the Checkout page</text:p>
            <text:p>6. User should be taken to 'Payment Method' section</text:p>
            <text:p>7. User should be taken to 'Confirm Order' section</text:p>
            <text:p>8. User should be taken to 'Order Success' page and the Gift Certificate purchased should be redeemable</text:p>
          </table:table-cell>
          <table:table-cell table:number-columns-repeated="2"/>
          <table:table-cell table:content-validation-name="val10"/>
          <table:table-cell table:number-columns-repeated="16374"/>
        </table:table-row>
        <table:table-row table:style-name="ro74">
          <table:table-cell office:value-type="string" calcext:value-type="string">
            <text:p>TC_GC_007</text:p>
          </table:table-cell>
          <table:table-cell office:value-type="string" calcext:value-type="string">
            <text:p>(TS_028)</text:p>
            <text:p>Gift Certificate</text:p>
          </table:table-cell>
          <table:table-cell office:value-type="string" calcext:value-type="string">
            <text:p>Validate purchasing a Gift Certificate by providing all the fields after login</text:p>
          </table:table-cell>
          <table:table-cell office:value-type="string" calcext:value-type="string">
            <text:p>1. Open the Application URL and login to the Application</text:p>
          </table:table-cell>
          <table:table-cell office:value-type="string" calcext:value-type="string">
            <text:p>1. Click on 'Gift Certificates' footer option</text:p>
            <text:p>2. Check the 'Your Name' and 'Your e-mail' fields (Validate ER-1)</text:p>
            <text:p>2. Enter the details into all the fields - 'Recipient's Name', 'Recipient's e-mail', 'Message' and 'Amount' fields in the displayed 'Purchase a Gift Certificate' page (Validate ER-2)</text:p>
            <text:p>3. Select 'Gift Certificate Theme' as 'General'</text:p>
            <text:p>4. Select 'I understand that gift certificates are non-refundable.' checkbox option </text:p>
            <text:p>5. Click on 'Continue' button (Validate ER-3)</text:p>
            <text:p>6. Click on 'Continue' button (Validate ER-4)</text:p>
            <text:p>7. Click on 'Checkout' button (Validate ER-5)</text:p>
            <text:p>8. User enter the valid credentials and clicks on Login button in the displayed Checkout page (Validate ER-6)</text:p>
            <text:p>9. Click on 'Continue' button in the 'Billing Details' section (Validate ER-7)</text:p>
            <text:p>10. Select the required Payment Method in the 'Payment Method' section</text:p>
            <text:p>11. Select 'Terms &amp; Conditions' checkbox and click on 'Continue' button (Validate ER-8)</text:p>
            <text:p>12. Click on 'Confirm Order' button in the 'Confirm Order' section (Validate ER-9)</text:p>
          </table:table-cell>
          <table:table-cell office:value-type="string" calcext:value-type="string">
            <text:p>Not Applicable</text:p>
          </table:table-cell>
          <table:table-cell office:value-type="string" calcext:value-type="string">
            <text:p>1. Login Account User details should be auto populated in the 'Your Name' and 'Your e-mail' field</text:p>
            <text:p>2. All the mandatory fields should be specified with * symbol in red color and the Amount field should have 1$ specified by default</text:p>
            <text:p>3. Message with text - 'Thank you for purchasing a gift certificate! Once you have completed your order your gift certificate recipient will be sent an e-mail with details how to redeem their gift certificate.' should be displayed</text:p>
            <text:p>4. User should be taken to 'Shopping Cart' page with the details of the created Gift Certificated added to the Cart</text:p>
            <text:p>5. User should be taken to Checkout page</text:p>
            <text:p>6. User should get logged in and displayed with the Billing Details section in the Checkout page</text:p>
            <text:p>7. User should be taken to 'Payment Method' section</text:p>
            <text:p>8. User should be taken to 'Confirm Order' section</text:p>
            <text:p>9. User should be taken to 'Order Success' page and the Gift Certificate purchased should be redeemable</text:p>
          </table:table-cell>
          <table:table-cell table:number-columns-repeated="2"/>
          <table:table-cell table:content-validation-name="val10"/>
          <table:table-cell table:number-columns-repeated="16374"/>
        </table:table-row>
        <table:table-row table:style-name="ro24">
          <table:table-cell office:value-type="string" calcext:value-type="string">
            <text:p>TC_GC_008</text:p>
          </table:table-cell>
          <table:table-cell office:value-type="string" calcext:value-type="string">
            <text:p>(TS_028)</text:p>
            <text:p>Gift Certificate</text:p>
          </table:table-cell>
          <table:table-cell office:value-type="string" calcext:value-type="string">
            <text:p>Validate the Breadcrumb of 'Purchase a Gift Certificate' page</text:p>
          </table:table-cell>
          <table:table-cell office:value-type="string" calcext:value-type="string">
            <text:p>1. Open the Application URL</text:p>
            <text:p/>
          </table:table-cell>
          <table:table-cell office:value-type="string" calcext:value-type="string">
            <text:p>1. Click on 'Gift Certificates' footer option</text:p>
            <text:p>2. Check the Breadcrumb of the displayed  'Purchase a Gift Certificate' page (Validate ER-1)</text:p>
          </table:table-cell>
          <table:table-cell office:value-type="string" calcext:value-type="string">
            <text:p>Not Applicable</text:p>
          </table:table-cell>
          <table:table-cell office:value-type="string" calcext:value-type="string">
            <text:p>1. Breadcrumb should be displayed and properly working in the 'Purchase a Gift Certificate' page. </text:p>
          </table:table-cell>
          <table:table-cell table:number-columns-repeated="2"/>
          <table:table-cell table:content-validation-name="val10"/>
          <table:table-cell table:number-columns-repeated="16374"/>
        </table:table-row>
        <table:table-row table:style-name="ro23">
          <table:table-cell office:value-type="string" calcext:value-type="string">
            <text:p>TC_GC_009</text:p>
          </table:table-cell>
          <table:table-cell office:value-type="string" calcext:value-type="string">
            <text:p>(TS_028)</text:p>
            <text:p>Gift Certificate</text:p>
          </table:table-cell>
          <table:table-cell office:value-type="string" calcext:value-type="string">
            <text:p>Validate the Page URL, Page Heading and Page Title of 'Purchase a Gift Certificate' page</text:p>
          </table:table-cell>
          <table:table-cell office:value-type="string" calcext:value-type="string">
            <text:p>1. Open the Application URL</text:p>
            <text:p/>
          </table:table-cell>
          <table:table-cell office:value-type="string" calcext:value-type="string">
            <text:p>1. Click on 'Gift Certificates' footer option</text:p>
            <text:p>2. Check the 'Page URL', 'Page Title' and 'Page Heading' of 'Purchase a Gift Certificate' page (Validate ER-1)</text:p>
          </table:table-cell>
          <table:table-cell office:value-type="string" calcext:value-type="string">
            <text:p>Not Applicable</text:p>
          </table:table-cell>
          <table:table-cell office:value-type="string" calcext:value-type="string">
            <text:p>1. Correct Page URL, Page Heading and Page Title should be displayed in the 'Purchase a Gift Certificate' page. </text:p>
          </table:table-cell>
          <table:table-cell table:number-columns-repeated="2"/>
          <table:table-cell table:content-validation-name="val10"/>
          <table:table-cell table:number-columns-repeated="16374"/>
        </table:table-row>
        <table:table-row table:style-name="ro24">
          <table:table-cell office:value-type="string" calcext:value-type="string">
            <text:p>TC_GC_010</text:p>
          </table:table-cell>
          <table:table-cell office:value-type="string" calcext:value-type="string">
            <text:p>(TS_028)</text:p>
            <text:p>Gift Certificate</text:p>
          </table:table-cell>
          <table:table-cell office:value-type="string" calcext:value-type="string">
            <text:p>Validate the UI of 'Purchase a Gift Certificate' page functionality</text:p>
          </table:table-cell>
          <table:table-cell office:value-type="string" calcext:value-type="string">
            <text:p>1. Open the Application URL</text:p>
            <text:p/>
          </table:table-cell>
          <table:table-cell office:value-type="string" calcext:value-type="string">
            <text:p>1. Check the UI of the functionality related to 'Purchase a Gift Certificate' page functionality <text:s/>(Validate ER-1)</text:p>
          </table:table-cell>
          <table:table-cell office:value-type="string" calcext:value-type="string">
            <text:p>Not Applicable</text:p>
          </table:table-cell>
          <table:table-cell office:value-type="string" calcext:value-type="string">
            <text:p>1. Proper UI adhering to the UI checklist should be displayed for the 'Purchase a Gift Certificate' page functionality</text:p>
          </table:table-cell>
          <table:table-cell table:number-columns-repeated="2"/>
          <table:table-cell table:content-validation-name="val10"/>
          <table:table-cell table:number-columns-repeated="16374"/>
        </table:table-row>
        <table:table-row table:style-name="ro23">
          <table:table-cell office:value-type="string" calcext:value-type="string">
            <text:p>TC_GC_011</text:p>
          </table:table-cell>
          <table:table-cell office:value-type="string" calcext:value-type="string">
            <text:p>(TS_028)</text:p>
            <text:p>Gift Certificate</text:p>
          </table:table-cell>
          <table:table-cell office:value-type="string" calcext:value-type="string">
            <text:p>Validate the 'Purchase a Gift Certificate' page <text:s/>functionality in all the supported environments</text:p>
          </table:table-cell>
          <table:table-cell office:value-type="string" calcext:value-type="string">
            <text:p>1. Open the Application URL</text:p>
            <text:p/>
          </table:table-cell>
          <table:table-cell office:value-type="string" calcext:value-type="string">
            <text:p>1. Check the 'Purchase a Gift Certificate' page functionality in all the supported environments (Validate ER-1)</text:p>
          </table:table-cell>
          <table:table-cell office:value-type="string" calcext:value-type="string">
            <text:p>Not Applicable</text:p>
          </table:table-cell>
          <table:table-cell office:value-type="string" calcext:value-type="string">
            <text:p>1. 'Purchase a Gift Certificate' page functionality should work correctly in all the supported environments</text:p>
          </table:table-cell>
          <table:table-cell table:number-columns-repeated="2"/>
          <table:table-cell table:content-validation-name="val10"/>
          <table:table-cell table:number-columns-repeated="16374"/>
        </table:table-row>
        <calcext:conditional-formats>
          <calcext:conditional-format calcext:target-range-address="'Gift Certificate'.J3:'Gift Certificate'.J13">
            <calcext:condition calcext:apply-style-name="ConditionalStyle_16" calcext:value="contains-text(&quot;NOT TESTED&quot;)" calcext:base-cell-address="'Gift Certificate'.J3"/>
            <calcext:condition calcext:apply-style-name="ConditionalStyle_15" calcext:value="contains-text(&quot;BLOCKED&quot;)" calcext:base-cell-address="'Gift Certificate'.J3"/>
            <calcext:condition calcext:apply-style-name="ConditionalStyle_14" calcext:value="contains-text(&quot;FAIL&quot;)" calcext:base-cell-address="'Gift Certificate'.J3"/>
            <calcext:condition calcext:apply-style-name="ConditionalStyle_13" calcext:value="contains-text(&quot;PASS&quot;)" calcext:base-cell-address="'Gift Certificate'.J3"/>
          </calcext:conditional-format>
        </calcext:conditional-formats>
      </table:table>
      <table:table table:name="Specail Offers" table:style-name="ta31">
        <table:table-column table:style-name="co54" table:default-cell-style-name="ce58"/>
        <table:table-column table:style-name="co33" table:default-cell-style-name="ce60"/>
        <table:table-column table:style-name="co34" table:default-cell-style-name="ce62"/>
        <table:table-column table:style-name="co35" table:default-cell-style-name="ce62"/>
        <table:table-column table:style-name="co44" table:default-cell-style-name="ce62"/>
        <table:table-column table:style-name="co36" table:default-cell-style-name="ce60"/>
        <table:table-column table:style-name="co37" table:default-cell-style-name="ce62"/>
        <table:table-column table:style-name="co38" table:default-cell-style-name="ce63"/>
        <table:table-column table:style-name="co8" table:default-cell-style-name="ce63"/>
        <table:table-column table:style-name="co39" table:default-cell-style-name="ce101"/>
        <table:table-column table:style-name="co40" table:default-cell-style-name="ce63"/>
        <table:table-column table:style-name="co1" table:number-columns-repeated="16373" table:default-cell-style-name="Default"/>
        <table:table-row table:style-name="ro1">
          <table:table-cell table:style-name="ce69" office:value-type="string" calcext:value-type="string">
            <text:p>Test Case ID</text:p>
          </table:table-cell>
          <table:table-cell table:style-name="ce69" office:value-type="string" calcext:value-type="string">
            <text:p>Test Scenario </text:p>
          </table:table-cell>
          <table:table-cell table:style-name="ce69" office:value-type="string" calcext:value-type="string">
            <text:p>Test Case Title</text:p>
          </table:table-cell>
          <table:table-cell table:style-name="ce69" office:value-type="string" calcext:value-type="string">
            <text:p>Pre-requisites</text:p>
          </table:table-cell>
          <table:table-cell table:style-name="ce69" office:value-type="string" calcext:value-type="string">
            <text:p>Test Steps</text:p>
          </table:table-cell>
          <table:table-cell table:style-name="ce69" office:value-type="string" calcext:value-type="string">
            <text:p>Test Data</text:p>
          </table:table-cell>
          <table:table-cell table:style-name="ce69" office:value-type="string" calcext:value-type="string">
            <text:p>Expected Result (ER)</text:p>
          </table:table-cell>
          <table:table-cell table:style-name="ce69" office:value-type="string" calcext:value-type="string">
            <text:p>Actual Result</text:p>
          </table:table-cell>
          <table:table-cell table:style-name="ce69" office:value-type="string" calcext:value-type="string">
            <text:p>Priority</text:p>
          </table:table-cell>
          <table:table-cell table:style-name="ce69" office:value-type="string" calcext:value-type="string">
            <text:p>Result</text:p>
          </table:table-cell>
          <table:table-cell table:style-name="ce69" office:value-type="string" calcext:value-type="string">
            <text:p>Comments</text:p>
          </table:table-cell>
          <table:table-cell table:number-columns-repeated="16373"/>
        </table:table-row>
        <table:table-row table:style-name="ro21">
          <table:table-cell table:style-name="ce57" office:value-type="string" calcext:value-type="string" table:number-columns-spanned="2" table:number-rows-spanned="1">
            <text:p><text:a xlink:href="#'Test Scenarios'.A10" xlink:type="simple">&lt;&lt; Test Scenarios</text:a></text:p>
          </table:table-cell>
          <table:covered-table-cell table:style-name="ce59"/>
          <table:table-cell table:style-name="ce61" table:number-columns-repeated="9"/>
          <table:table-cell table:style-name="ce65" table:number-columns-repeated="16373"/>
        </table:table-row>
        <table:table-row table:style-name="ro24">
          <table:table-cell office:value-type="string" calcext:value-type="string">
            <text:p>TC_SPO_001</text:p>
          </table:table-cell>
          <table:table-cell office:value-type="string" calcext:value-type="string">
            <text:p>(TS_029)</text:p>
            <text:p>Special Offers</text:p>
          </table:table-cell>
          <table:table-cell office:value-type="string" calcext:value-type="string">
            <text:p>Validate navigating to 'Special Offers' page using 'Specials' footer link</text:p>
          </table:table-cell>
          <table:table-cell office:value-type="string" calcext:value-type="string">
            <text:p>1. Open the Application URL</text:p>
          </table:table-cell>
          <table:table-cell office:value-type="string" calcext:value-type="string">
            <text:p>1. Click on 'Specials' footer link (Validate ER-1)</text:p>
            <text:p/>
          </table:table-cell>
          <table:table-cell office:value-type="string" calcext:value-type="string">
            <text:p>Not Applicable</text:p>
          </table:table-cell>
          <table:table-cell office:value-type="string" calcext:value-type="string">
            <text:p>1. User should be taken to 'Special Offers' page</text:p>
          </table:table-cell>
          <table:table-cell/>
          <table:table-cell table:style-name="ce58"/>
          <table:table-cell table:content-validation-name="val10"/>
          <table:table-cell table:number-columns-repeated="16374"/>
        </table:table-row>
        <table:table-row table:style-name="ro24">
          <table:table-cell office:value-type="string" calcext:value-type="string">
            <text:p>TC_SPO_002</text:p>
          </table:table-cell>
          <table:table-cell office:value-type="string" calcext:value-type="string">
            <text:p>(TS_029)</text:p>
            <text:p>Special Offers</text:p>
          </table:table-cell>
          <table:table-cell office:value-type="string" calcext:value-type="string">
            <text:p>Validate navigating to 'Special Offers' page from 'Site Map' page</text:p>
          </table:table-cell>
          <table:table-cell office:value-type="string" calcext:value-type="string">
            <text:p>1. Open the Application URL</text:p>
          </table:table-cell>
          <table:table-cell office:value-type="string" calcext:value-type="string">
            <text:p>1. Click on 'Site Map' footer link</text:p>
            <text:p>2. Click on 'Special Offers' link in the displayed 'Site Map' page (Validate ER-2)</text:p>
          </table:table-cell>
          <table:table-cell office:value-type="string" calcext:value-type="string">
            <text:p>Not Applicable</text:p>
          </table:table-cell>
          <table:table-cell office:value-type="string" calcext:value-type="string">
            <text:p>1. User should be taken to 'Special Offers' page</text:p>
          </table:table-cell>
          <table:table-cell table:number-columns-repeated="2"/>
          <table:table-cell table:content-validation-name="val10"/>
          <table:table-cell table:number-columns-repeated="16374"/>
        </table:table-row>
        <table:table-row table:style-name="ro23">
          <table:table-cell office:value-type="string" calcext:value-type="string">
            <text:p>TC_SPO_003</text:p>
          </table:table-cell>
          <table:table-cell office:value-type="string" calcext:value-type="string">
            <text:p>(TS_029)</text:p>
            <text:p>Special Offers</text:p>
          </table:table-cell>
          <table:table-cell office:value-type="string" calcext:value-type="string">
            <text:p>Validate the Products which are sold at offer price are displayed in the 'Special Offers' page</text:p>
          </table:table-cell>
          <table:table-cell office:value-type="string" calcext:value-type="string">
            <text:p>1. Open the Application URL</text:p>
          </table:table-cell>
          <table:table-cell office:value-type="string" calcext:value-type="string">
            <text:p>1. Click on 'Specials' footer link</text:p>
            <text:p>2. Check the Products dipslayed in the 'Special Offers' page (Validate ER-1)</text:p>
            <text:p/>
          </table:table-cell>
          <table:table-cell office:value-type="string" calcext:value-type="string">
            <text:p>Not Applicable</text:p>
          </table:table-cell>
          <table:table-cell office:value-type="string" calcext:value-type="string">
            <text:p>1. Only the Products that <text:s/>are sold at an offer price are displayed in the 'Special Offers' page</text:p>
          </table:table-cell>
          <table:table-cell table:number-columns-repeated="2"/>
          <table:table-cell table:content-validation-name="val10"/>
          <table:table-cell table:number-columns-repeated="16374"/>
        </table:table-row>
        <table:table-row table:style-name="ro24">
          <table:table-cell office:value-type="string" calcext:value-type="string">
            <text:p>TC_SPO_004</text:p>
          </table:table-cell>
          <table:table-cell office:value-type="string" calcext:value-type="string">
            <text:p>(TS_029)</text:p>
            <text:p>Special Offers</text:p>
          </table:table-cell>
          <table:table-cell office:value-type="string" calcext:value-type="string">
            <text:p>Validate viewing the Products in Speical Offers' page in List view</text:p>
          </table:table-cell>
          <table:table-cell office:value-type="string" calcext:value-type="string">
            <text:p>1. Open the Application URL</text:p>
          </table:table-cell>
          <table:table-cell office:value-type="string" calcext:value-type="string">
            <text:p>1. Click on 'Specials' footer link</text:p>
            <text:p>2. Select the 'List' view option (Validate ER-1)</text:p>
          </table:table-cell>
          <table:table-cell office:value-type="string" calcext:value-type="string">
            <text:p>Not Applicable</text:p>
          </table:table-cell>
          <table:table-cell office:value-type="string" calcext:value-type="string">
            <text:p>1. All the products in 'Special Offers' page are displayed in List view</text:p>
          </table:table-cell>
          <table:table-cell table:number-columns-repeated="2"/>
          <table:table-cell table:content-validation-name="val10"/>
          <table:table-cell table:number-columns-repeated="16374"/>
        </table:table-row>
        <table:table-row table:style-name="ro24">
          <table:table-cell office:value-type="string" calcext:value-type="string">
            <text:p>TC_SPO_005</text:p>
          </table:table-cell>
          <table:table-cell office:value-type="string" calcext:value-type="string">
            <text:p>(TS_029)</text:p>
            <text:p>Special Offers</text:p>
          </table:table-cell>
          <table:table-cell office:value-type="string" calcext:value-type="string">
            <text:p>Validate viewing the Products in Speical Offers' page in Grid view</text:p>
          </table:table-cell>
          <table:table-cell office:value-type="string" calcext:value-type="string">
            <text:p>1. Open the Application URL</text:p>
          </table:table-cell>
          <table:table-cell office:value-type="string" calcext:value-type="string">
            <text:p>1. Click on 'Specials' footer link</text:p>
            <text:p>2. Select the 'Grid'  view option (Validate ER-1)</text:p>
          </table:table-cell>
          <table:table-cell office:value-type="string" calcext:value-type="string">
            <text:p>Not Applicable</text:p>
          </table:table-cell>
          <table:table-cell office:value-type="string" calcext:value-type="string">
            <text:p>1. All the products in 'Special Offers' page are displayed in Grid view</text:p>
          </table:table-cell>
          <table:table-cell table:number-columns-repeated="2"/>
          <table:table-cell table:content-validation-name="val10"/>
          <table:table-cell table:number-columns-repeated="16374"/>
        </table:table-row>
        <table:table-row table:style-name="ro34">
          <table:table-cell office:value-type="string" calcext:value-type="string">
            <text:p>TC_SPO_006</text:p>
          </table:table-cell>
          <table:table-cell office:value-type="string" calcext:value-type="string">
            <text:p>(TS_029)</text:p>
            <text:p>Special Offers</text:p>
          </table:table-cell>
          <table:table-cell office:value-type="string" calcext:value-type="string">
            <text:p>Validate 'Product Compare' link in the 'Special Offers' page</text:p>
          </table:table-cell>
          <table:table-cell office:value-type="string" calcext:value-type="string">
            <text:p>1. Open the Application URL</text:p>
          </table:table-cell>
          <table:table-cell office:value-type="string" calcext:value-type="string">
            <text:p>1. Click on 'Specials' footer link</text:p>
            <text:p>2. Click on 'Product Compare' link (Validate ER-1)</text:p>
          </table:table-cell>
          <table:table-cell office:value-type="string" calcext:value-type="string">
            <text:p>Not Applicable</text:p>
          </table:table-cell>
          <table:table-cell office:value-type="string" calcext:value-type="string">
            <text:p>1. User should be taken to 'Product Comparision' page</text:p>
          </table:table-cell>
          <table:table-cell table:number-columns-repeated="2"/>
          <table:table-cell table:content-validation-name="val10"/>
          <table:table-cell table:number-columns-repeated="16374"/>
        </table:table-row>
        <table:table-row table:style-name="ro24">
          <table:table-cell office:value-type="string" calcext:value-type="string">
            <text:p>TC_SPO_007</text:p>
          </table:table-cell>
          <table:table-cell office:value-type="string" calcext:value-type="string">
            <text:p>(TS_029)</text:p>
            <text:p>Special Offers</text:p>
          </table:table-cell>
          <table:table-cell office:value-type="string" calcext:value-type="string">
            <text:p>Validate Sorting the Products in the 'Special Offers' page using 'Sort By' field</text:p>
          </table:table-cell>
          <table:table-cell office:value-type="string" calcext:value-type="string">
            <text:p>1. Open the Application URL</text:p>
          </table:table-cell>
          <table:table-cell office:value-type="string" calcext:value-type="string">
            <text:p>1. Click on 'Specials' footer link</text:p>
            <text:p>2. Select any option from the 'Sort By' field (Validate ER-1)</text:p>
          </table:table-cell>
          <table:table-cell office:value-type="string" calcext:value-type="string">
            <text:p>Not Applicable</text:p>
          </table:table-cell>
          <table:table-cell office:value-type="string" calcext:value-type="string">
            <text:p>1. All the products in the 'Special Offers' page <text:s/>should be displayed as sorted according to the selected sorted option</text:p>
          </table:table-cell>
          <table:table-cell table:number-columns-repeated="2"/>
          <table:table-cell table:content-validation-name="val10"/>
          <table:table-cell table:number-columns-repeated="16374"/>
        </table:table-row>
        <table:table-row table:style-name="ro23">
          <table:table-cell office:value-type="string" calcext:value-type="string">
            <text:p>TC_SPO_008</text:p>
          </table:table-cell>
          <table:table-cell office:value-type="string" calcext:value-type="string">
            <text:p>(TS_029)</text:p>
            <text:p>Special Offers</text:p>
          </table:table-cell>
          <table:table-cell office:value-type="string" calcext:value-type="string">
            <text:p>Validate the number of Products displayed in the 'Special Offers' page using the 'Show' field</text:p>
          </table:table-cell>
          <table:table-cell office:value-type="string" calcext:value-type="string">
            <text:p>1. Open the Application URL</text:p>
          </table:table-cell>
          <table:table-cell office:value-type="string" calcext:value-type="string">
            <text:p>1. Click on 'Specials' footer link</text:p>
            <text:p>2. Select any option from the 'Show field (Validate ER-1)</text:p>
          </table:table-cell>
          <table:table-cell office:value-type="string" calcext:value-type="string">
            <text:p>Not Applicable</text:p>
          </table:table-cell>
          <table:table-cell office:value-type="string" calcext:value-type="string">
            <text:p>1. Only the number of Products that are selected in the 'Show' field should be displayed</text:p>
          </table:table-cell>
          <table:table-cell table:number-columns-repeated="2"/>
          <table:table-cell table:content-validation-name="val10"/>
          <table:table-cell table:number-columns-repeated="16374"/>
        </table:table-row>
        <table:table-row table:style-name="ro27">
          <table:table-cell office:value-type="string" calcext:value-type="string">
            <text:p>TC_SPO_009</text:p>
          </table:table-cell>
          <table:table-cell office:value-type="string" calcext:value-type="string">
            <text:p>(TS_029)</text:p>
            <text:p>Special Offers</text:p>
          </table:table-cell>
          <table:table-cell office:value-type="string" calcext:value-type="string">
            <text:p>Validate adding the Product to Cart from the 'Special Offers' page</text:p>
          </table:table-cell>
          <table:table-cell office:value-type="string" calcext:value-type="string">
            <text:p>1. Open the Application URL</text:p>
          </table:table-cell>
          <table:table-cell office:value-type="string" calcext:value-type="string">
            <text:p>1. Click on 'Specials' footer link</text:p>
            <text:p>2. Select 'ADD TO CART' option of any product that is displayed in the 'Special Offers' page (Validate ER-1)</text:p>
          </table:table-cell>
          <table:table-cell office:value-type="string" calcext:value-type="string">
            <text:p>Not Applicable</text:p>
          </table:table-cell>
          <table:table-cell office:value-type="string" calcext:value-type="string">
            <text:p>1. Success message with text - 'Success: You have added Product Name to your shopping cart!' should be displayed and the Product should be successfully added to the Shopping Cart</text:p>
            <text:p/>
          </table:table-cell>
          <table:table-cell table:number-columns-repeated="2"/>
          <table:table-cell table:content-validation-name="val10"/>
          <table:table-cell table:number-columns-repeated="16374"/>
        </table:table-row>
        <table:table-row table:style-name="ro23">
          <table:table-cell office:value-type="string" calcext:value-type="string">
            <text:p>TC_SPO_010</text:p>
          </table:table-cell>
          <table:table-cell office:value-type="string" calcext:value-type="string">
            <text:p>(TS_029)</text:p>
            <text:p>Special Offers</text:p>
          </table:table-cell>
          <table:table-cell office:value-type="string" calcext:value-type="string">
            <text:p>Validate adding the Product to Wish List from the 'Special Offers' page</text:p>
          </table:table-cell>
          <table:table-cell office:value-type="string" calcext:value-type="string">
            <text:p>1. Open the Application URL and login</text:p>
          </table:table-cell>
          <table:table-cell office:value-type="string" calcext:value-type="string">
            <text:p>1. Click on 'Specials' footer link</text:p>
            <text:p>2. Select 'Wish List' icon option of any product that is displayed in the 'Special Offers' page (Validate ER-1)</text:p>
          </table:table-cell>
          <table:table-cell office:value-type="string" calcext:value-type="string">
            <text:p>Not Applicable</text:p>
          </table:table-cell>
          <table:table-cell office:value-type="string" calcext:value-type="string">
            <text:p>1. Success message with text - 'Success: You have added Product Name to your wish list!' should be displayed and <text:s/>the Product should be successfully added to the Wish List</text:p>
          </table:table-cell>
          <table:table-cell table:number-columns-repeated="2"/>
          <table:table-cell table:content-validation-name="val10"/>
          <table:table-cell table:number-columns-repeated="16374"/>
        </table:table-row>
        <table:table-row table:style-name="ro27">
          <table:table-cell office:value-type="string" calcext:value-type="string">
            <text:p>TC_SPO_011</text:p>
          </table:table-cell>
          <table:table-cell office:value-type="string" calcext:value-type="string">
            <text:p>(TS_029)</text:p>
            <text:p>Special Offers</text:p>
          </table:table-cell>
          <table:table-cell office:value-type="string" calcext:value-type="string">
            <text:p>Validate adding the Product for Comparison from the 'Special Offers' page</text:p>
          </table:table-cell>
          <table:table-cell office:value-type="string" calcext:value-type="string">
            <text:p>1. Open the Application URL</text:p>
          </table:table-cell>
          <table:table-cell office:value-type="string" calcext:value-type="string">
            <text:p>1. Click on 'Specials' footer link</text:p>
            <text:p>2. Select 'Compare this Product' icon option of any product that is displayed in the 'Special Offers' page (Validate ER-1)</text:p>
          </table:table-cell>
          <table:table-cell office:value-type="string" calcext:value-type="string">
            <text:p>Not Applicable</text:p>
          </table:table-cell>
          <table:table-cell office:value-type="string" calcext:value-type="string">
            <text:p>1. Success message with text - 'Success: You have added Product Name' to your product comparison!' should be displayed and the Product should be successfully added to the 'Product Comparison' page</text:p>
          </table:table-cell>
          <table:table-cell table:number-columns-repeated="2"/>
          <table:table-cell table:content-validation-name="val10"/>
          <table:table-cell table:number-columns-repeated="16374"/>
        </table:table-row>
        <table:table-row table:style-name="ro23">
          <table:table-cell office:value-type="string" calcext:value-type="string">
            <text:p>TC_SPO_012</text:p>
          </table:table-cell>
          <table:table-cell office:value-type="string" calcext:value-type="string">
            <text:p>(TS_029)</text:p>
            <text:p>Special Offers</text:p>
          </table:table-cell>
          <table:table-cell office:value-type="string" calcext:value-type="string">
            <text:p>Validate User is navigating to Product Display Page from 'Special Offers' page</text:p>
          </table:table-cell>
          <table:table-cell office:value-type="string" calcext:value-type="string">
            <text:p>1. Open the Application URL</text:p>
          </table:table-cell>
          <table:table-cell office:value-type="string" calcext:value-type="string">
            <text:p>1. Click on 'Specials' footer link</text:p>
            <text:p>2. Click on Product Thumbnail or Product Name of any Product that is displayed in the 'Special Offers' page (Validate ER-1)</text:p>
          </table:table-cell>
          <table:table-cell office:value-type="string" calcext:value-type="string">
            <text:p>Not Applicable</text:p>
          </table:table-cell>
          <table:table-cell office:value-type="string" calcext:value-type="string">
            <text:p>1. User should be taken to the 'Product Display Page' of the Product</text:p>
          </table:table-cell>
          <table:table-cell table:number-columns-repeated="2"/>
          <table:table-cell table:content-validation-name="val10"/>
          <table:table-cell table:number-columns-repeated="16374"/>
        </table:table-row>
        <table:table-row table:style-name="ro24">
          <table:table-cell office:value-type="string" calcext:value-type="string">
            <text:p>TC_SPO_013</text:p>
          </table:table-cell>
          <table:table-cell office:value-type="string" calcext:value-type="string">
            <text:p>(TS_029)</text:p>
            <text:p>Special Offers</text:p>
          </table:table-cell>
          <table:table-cell office:value-type="string" calcext:value-type="string">
            <text:p>Validate the Breadcrumb of 'Special Offers' page</text:p>
          </table:table-cell>
          <table:table-cell office:value-type="string" calcext:value-type="string">
            <text:p>1. Open the Application URL and login</text:p>
            <text:p/>
          </table:table-cell>
          <table:table-cell office:value-type="string" calcext:value-type="string">
            <text:p>1. Click on 'Specials' footer link</text:p>
            <text:p>2. Check the Breadcrumb of the displayed  'Special Offers' page (Validate ER-1)</text:p>
          </table:table-cell>
          <table:table-cell office:value-type="string" calcext:value-type="string">
            <text:p>Not Applicable</text:p>
          </table:table-cell>
          <table:table-cell office:value-type="string" calcext:value-type="string">
            <text:p>1. Breadcrumb should be displayed and properly working in the 'Special Offers' page. </text:p>
          </table:table-cell>
          <table:table-cell table:number-columns-repeated="2"/>
          <table:table-cell table:content-validation-name="val10"/>
          <table:table-cell table:number-columns-repeated="16374"/>
        </table:table-row>
        <table:table-row table:style-name="ro24">
          <table:table-cell office:value-type="string" calcext:value-type="string">
            <text:p>TC_SPO_014</text:p>
          </table:table-cell>
          <table:table-cell office:value-type="string" calcext:value-type="string">
            <text:p>(TS_029)</text:p>
            <text:p>Special Offers</text:p>
          </table:table-cell>
          <table:table-cell office:value-type="string" calcext:value-type="string">
            <text:p>Validate the Page URL, Page Heading and Page Title of 'Special Offers' page</text:p>
          </table:table-cell>
          <table:table-cell office:value-type="string" calcext:value-type="string">
            <text:p>1. Open the Application URL and login</text:p>
            <text:p/>
          </table:table-cell>
          <table:table-cell office:value-type="string" calcext:value-type="string">
            <text:p>1. Click on 'Specials' footer link</text:p>
            <text:p>2. Check the 'Page URL', 'Page Title' and 'Page Heading' of 'Special Offers' page (Validate ER-1)</text:p>
          </table:table-cell>
          <table:table-cell office:value-type="string" calcext:value-type="string">
            <text:p>Not Applicable</text:p>
          </table:table-cell>
          <table:table-cell office:value-type="string" calcext:value-type="string">
            <text:p>1. Correct Page URL, Page Heading and Page Title should be displayed in the 'Special Offers' page. </text:p>
          </table:table-cell>
          <table:table-cell table:number-columns-repeated="2"/>
          <table:table-cell table:content-validation-name="val10"/>
          <table:table-cell table:number-columns-repeated="16374"/>
        </table:table-row>
        <table:table-row table:style-name="ro24">
          <table:table-cell office:value-type="string" calcext:value-type="string">
            <text:p>TC_SPO_015</text:p>
          </table:table-cell>
          <table:table-cell office:value-type="string" calcext:value-type="string">
            <text:p>(TS_029)</text:p>
            <text:p>Special Offers</text:p>
          </table:table-cell>
          <table:table-cell office:value-type="string" calcext:value-type="string">
            <text:p>Validate the UI of <text:s/>'Special Offers' page functionality</text:p>
          </table:table-cell>
          <table:table-cell office:value-type="string" calcext:value-type="string">
            <text:p>1. Open the Application URL</text:p>
            <text:p/>
          </table:table-cell>
          <table:table-cell office:value-type="string" calcext:value-type="string">
            <text:p>1. Check the UI of the functionality related to 'Special Offers' page functionality <text:s/>(Validate ER-1)</text:p>
          </table:table-cell>
          <table:table-cell office:value-type="string" calcext:value-type="string">
            <text:p>Not Applicable</text:p>
          </table:table-cell>
          <table:table-cell office:value-type="string" calcext:value-type="string">
            <text:p>1. Proper UI adhering to the UI checklist should be displayed for the 'Special Offers' page functionality</text:p>
          </table:table-cell>
          <table:table-cell table:number-columns-repeated="2"/>
          <table:table-cell table:content-validation-name="val10"/>
          <table:table-cell table:number-columns-repeated="16374"/>
        </table:table-row>
        <table:table-row table:style-name="ro24">
          <table:table-cell office:value-type="string" calcext:value-type="string">
            <text:p>TC_SPO_016</text:p>
          </table:table-cell>
          <table:table-cell office:value-type="string" calcext:value-type="string">
            <text:p>(TS_029)</text:p>
            <text:p>Special Offers</text:p>
          </table:table-cell>
          <table:table-cell office:value-type="string" calcext:value-type="string">
            <text:p>Validate the 'Special Offers' page <text:s/>functionality in all the supported environments</text:p>
          </table:table-cell>
          <table:table-cell office:value-type="string" calcext:value-type="string">
            <text:p>1. Open the Application URL</text:p>
            <text:p/>
          </table:table-cell>
          <table:table-cell office:value-type="string" calcext:value-type="string">
            <text:p>1. Check the 'Special Offers' page functionality in all the supported environments (Validate ER-1)</text:p>
          </table:table-cell>
          <table:table-cell office:value-type="string" calcext:value-type="string">
            <text:p>Not Applicable</text:p>
          </table:table-cell>
          <table:table-cell office:value-type="string" calcext:value-type="string">
            <text:p>1. 'Special Offers' page functionality should work correctly in all the supported environments</text:p>
          </table:table-cell>
          <table:table-cell table:number-columns-repeated="2"/>
          <table:table-cell table:content-validation-name="val10"/>
          <table:table-cell table:number-columns-repeated="16374"/>
        </table:table-row>
        <calcext:conditional-formats>
          <calcext:conditional-format calcext:target-range-address="'Specail Offers'.J3:'Specail Offers'.J18">
            <calcext:condition calcext:apply-style-name="ConditionalStyle_12" calcext:value="contains-text(&quot;NOT TESTED&quot;)" calcext:base-cell-address="'Specail Offers'.J3"/>
            <calcext:condition calcext:apply-style-name="ConditionalStyle_11" calcext:value="contains-text(&quot;BLOCKED&quot;)" calcext:base-cell-address="'Specail Offers'.J3"/>
            <calcext:condition calcext:apply-style-name="ConditionalStyle_10" calcext:value="contains-text(&quot;FAIL&quot;)" calcext:base-cell-address="'Specail Offers'.J3"/>
            <calcext:condition calcext:apply-style-name="ConditionalStyle_9" calcext:value="contains-text(&quot;PASS&quot;)" calcext:base-cell-address="'Specail Offers'.J3"/>
          </calcext:conditional-format>
        </calcext:conditional-formats>
      </table:table>
      <table:table table:name="Header Menu Footer Options" table:style-name="ta32">
        <office:forms form:automatic-focus="false" form:apply-design-mode="false"/>
        <table:table-column table:style-name="co55" table:default-cell-style-name="ce37"/>
        <table:table-column table:style-name="co33" table:default-cell-style-name="ce37"/>
        <table:table-column table:style-name="co34" table:default-cell-style-name="ce37"/>
        <table:table-column table:style-name="co35" table:default-cell-style-name="ce37"/>
        <table:table-column table:style-name="co44" table:default-cell-style-name="ce37"/>
        <table:table-column table:style-name="co36" table:default-cell-style-name="ce37"/>
        <table:table-column table:style-name="co37" table:default-cell-style-name="ce37"/>
        <table:table-column table:style-name="co38" table:default-cell-style-name="ce37"/>
        <table:table-column table:style-name="co8" table:default-cell-style-name="ce37"/>
        <table:table-column table:style-name="co39" table:default-cell-style-name="ce37"/>
        <table:table-column table:style-name="co40" table:default-cell-style-name="ce37"/>
        <table:table-column table:style-name="co10" table:number-columns-repeated="16373" table:default-cell-style-name="ce37"/>
        <table:table-row table:style-name="ro19">
          <table:table-cell table:style-name="ce69" office:value-type="string" calcext:value-type="string">
            <text:p>Test Case ID</text:p>
          </table:table-cell>
          <table:table-cell table:style-name="ce69" office:value-type="string" calcext:value-type="string">
            <text:p>Test Scenario </text:p>
          </table:table-cell>
          <table:table-cell table:style-name="ce69" office:value-type="string" calcext:value-type="string">
            <text:p>Test Case Title</text:p>
          </table:table-cell>
          <table:table-cell table:style-name="ce69" office:value-type="string" calcext:value-type="string">
            <text:p>Pre-requisites</text:p>
          </table:table-cell>
          <table:table-cell table:style-name="ce69" office:value-type="string" calcext:value-type="string">
            <text:p>Test Steps</text:p>
          </table:table-cell>
          <table:table-cell table:style-name="ce69" office:value-type="string" calcext:value-type="string">
            <text:p>Test Data</text:p>
          </table:table-cell>
          <table:table-cell table:style-name="ce69" office:value-type="string" calcext:value-type="string">
            <text:p>Expected Result (ER)</text:p>
          </table:table-cell>
          <table:table-cell table:style-name="ce69" office:value-type="string" calcext:value-type="string">
            <text:p>Actual Result</text:p>
          </table:table-cell>
          <table:table-cell table:style-name="ce69" office:value-type="string" calcext:value-type="string">
            <text:p>Priority</text:p>
          </table:table-cell>
          <table:table-cell table:style-name="ce69" office:value-type="string" calcext:value-type="string">
            <text:p>Result</text:p>
          </table:table-cell>
          <table:table-cell table:style-name="ce69" office:value-type="string" calcext:value-type="string">
            <text:p>Comments</text:p>
          </table:table-cell>
          <table:table-cell table:number-columns-repeated="16373"/>
        </table:table-row>
        <table:table-row table:style-name="ro21">
          <table:table-cell table:style-name="ce57" office:value-type="string" calcext:value-type="string" table:number-columns-spanned="2" table:number-rows-spanned="1">
            <text:p><text:a xlink:href="#'Test Scenarios'.A10" xlink:type="simple">&lt;&lt; Test Scenarios</text:a></text:p>
          </table:table-cell>
          <table:covered-table-cell table:style-name="ce59"/>
          <table:table-cell table:style-name="ce61" table:number-columns-repeated="9"/>
          <table:table-cell table:style-name="ce47" table:number-columns-repeated="16373"/>
        </table:table-row>
        <table:table-row table:style-name="ro24">
          <table:table-cell table:style-name="ce58" office:value-type="string" calcext:value-type="string">
            <text:p>TC_HMF_001</text:p>
          </table:table-cell>
          <table:table-cell table:style-name="ce60" office:value-type="string" calcext:value-type="string">
            <text:p>(TS_030)</text:p>
            <text:p>Header Menu Footer Options</text:p>
          </table:table-cell>
          <table:table-cell table:style-name="ce62" office:value-type="string" calcext:value-type="string">
            <text:p>Validate correct Phone number is displayed for the 'Contact Us' Header option</text:p>
          </table:table-cell>
          <table:table-cell table:style-name="ce62" office:value-type="string" calcext:value-type="string">
            <text:p>1. Open the Application URL</text:p>
          </table:table-cell>
          <table:table-cell table:style-name="ce62" office:value-type="string" calcext:value-type="string">
            <text:p>1. Check the 'Contact Us' icon header option (Validate ER-1)</text:p>
          </table:table-cell>
          <table:table-cell table:style-name="ce60" office:value-type="string" calcext:value-type="string">
            <text:p>Not Applicable</text:p>
          </table:table-cell>
          <table:table-cell table:style-name="ce62" office:value-type="string" calcext:value-type="string">
            <text:p>1. Correct Phone number in proper format should be displayed for the 'Contact Us' icon header option beside the phone icon</text:p>
          </table:table-cell>
          <table:table-cell table:style-name="ce63"/>
          <table:table-cell table:style-name="ce58"/>
          <table:table-cell table:style-name="ce102" table:content-validation-name="val10"/>
          <table:table-cell table:style-name="ce63"/>
          <table:table-cell table:number-columns-repeated="16373"/>
        </table:table-row>
        <table:table-row table:style-name="ro24">
          <table:table-cell table:style-name="ce58" office:value-type="string" calcext:value-type="string">
            <text:p>TC_HMF_002</text:p>
          </table:table-cell>
          <table:table-cell table:style-name="ce60" office:value-type="string" calcext:value-type="string">
            <text:p>(TS_030)</text:p>
            <text:p>Header Menu Footer Options</text:p>
          </table:table-cell>
          <table:table-cell table:style-name="ce62" office:value-type="string" calcext:value-type="string">
            <text:p>Validate Currency header option is displayed with the required list of Currencies</text:p>
          </table:table-cell>
          <table:table-cell table:style-name="ce62" office:value-type="string" calcext:value-type="string">
            <text:p>1. Open the Application URL</text:p>
          </table:table-cell>
          <table:table-cell table:style-name="ce62" office:value-type="string" calcext:value-type="string">
            <text:p>1. Click on the 'Currency' header option (Validate ER-1)</text:p>
          </table:table-cell>
          <table:table-cell table:style-name="ce60" office:value-type="string" calcext:value-type="string">
            <text:p>Not Applicable</text:p>
          </table:table-cell>
          <table:table-cell table:style-name="ce62" office:value-type="string" calcext:value-type="string">
            <text:p>1. 'Euro', 'Pound Streling' and 'US Dollar' options should be displayed</text:p>
          </table:table-cell>
          <table:table-cell table:style-name="ce63" table:number-columns-repeated="2"/>
          <table:table-cell table:style-name="ce102" table:content-validation-name="val10"/>
          <table:table-cell table:style-name="ce63"/>
          <table:table-cell table:number-columns-repeated="16373"/>
        </table:table-row>
        <table:table-row table:style-name="ro24">
          <table:table-cell table:style-name="ce58" office:value-type="string" calcext:value-type="string">
            <text:p>TC_HMF_003</text:p>
          </table:table-cell>
          <table:table-cell table:style-name="ce60" office:value-type="string" calcext:value-type="string">
            <text:p>(TS_030)</text:p>
            <text:p>Header Menu Footer Options</text:p>
          </table:table-cell>
          <table:table-cell table:style-name="ce62" office:value-type="string" calcext:value-type="string">
            <text:p>Validate Remove button in the 'Shopping Cart' block</text:p>
          </table:table-cell>
          <table:table-cell table:style-name="ce62" office:value-type="string" calcext:value-type="string">
            <text:p>1. Open the Application URL</text:p>
            <text:p>2. Multiple Products are added to  Shopping Cart</text:p>
          </table:table-cell>
          <table:table-cell table:style-name="ce62" office:value-type="string" calcext:value-type="string">
            <text:p>1. Click on black color shopping cart button beside the 'Search' icon button</text:p>
            <text:p>2. Click on 'Remove' icon button (Validate ER-1)</text:p>
          </table:table-cell>
          <table:table-cell table:style-name="ce60" office:value-type="string" calcext:value-type="string">
            <text:p>Not Applicable</text:p>
          </table:table-cell>
          <table:table-cell table:style-name="ce62" office:value-type="string" calcext:value-type="string">
            <text:p>1. Product in the 'Shopping Cart' should be removed from the Cart</text:p>
          </table:table-cell>
          <table:table-cell table:style-name="ce63" table:number-columns-repeated="2"/>
          <table:table-cell table:style-name="ce102" table:content-validation-name="val10"/>
          <table:table-cell table:style-name="ce63"/>
          <table:table-cell table:number-columns-repeated="16373"/>
        </table:table-row>
        <table:table-row table:style-name="ro27">
          <table:table-cell table:style-name="ce58" office:value-type="string" calcext:value-type="string">
            <text:p>TC_HMF_004</text:p>
          </table:table-cell>
          <table:table-cell table:style-name="ce60" office:value-type="string" calcext:value-type="string">
            <text:p>(TS_030)</text:p>
            <text:p>Header Menu Footer Options</text:p>
          </table:table-cell>
          <table:table-cell table:style-name="ce62" office:value-type="string" calcext:value-type="string">
            <text:p>Validate the Menu options</text:p>
          </table:table-cell>
          <table:table-cell table:style-name="ce62" office:value-type="string" calcext:value-type="string">
            <text:p>1. Open the Application URL</text:p>
          </table:table-cell>
          <table:table-cell table:style-name="ce62" office:value-type="string" calcext:value-type="string">
            <text:p>1. Hover the mouse on any Menu header (Validate ER-1)</text:p>
            <text:p>2. Click on Category options or 'Show all Menu Header Name' options (Validate ER-2)</text:p>
          </table:table-cell>
          <table:table-cell table:style-name="ce60" office:value-type="string" calcext:value-type="string">
            <text:p>Not Applicable</text:p>
          </table:table-cell>
          <table:table-cell table:style-name="ce62" office:value-type="string" calcext:value-type="string">
            <text:p>1. Different category options should be displayed along with 'Show all Menu Header Name' option</text:p>
            <text:p>2. User should be taken to Category pages or All Products belonging to the Menu based on the selection</text:p>
          </table:table-cell>
          <table:table-cell table:style-name="ce63" table:number-columns-repeated="2"/>
          <table:table-cell table:style-name="ce102" table:content-validation-name="val10"/>
          <table:table-cell table:style-name="ce63"/>
          <table:table-cell table:number-columns-repeated="16373"/>
        </table:table-row>
        <table:table-row table:style-name="ro24">
          <table:table-cell table:style-name="ce58" office:value-type="string" calcext:value-type="string">
            <text:p>TC_HMF_005</text:p>
          </table:table-cell>
          <table:table-cell table:style-name="ce60" office:value-type="string" calcext:value-type="string">
            <text:p>(TS_030)</text:p>
            <text:p>Header Menu Footer Options</text:p>
          </table:table-cell>
          <table:table-cell table:style-name="ce62" office:value-type="string" calcext:value-type="string">
            <text:p>Validate 'About Us' Footer link</text:p>
          </table:table-cell>
          <table:table-cell table:style-name="ce62" office:value-type="string" calcext:value-type="string">
            <text:p>1. Open the Application URL</text:p>
          </table:table-cell>
          <table:table-cell table:style-name="ce62" office:value-type="string" calcext:value-type="string">
            <text:p>1. Click on 'About Us' Footer link (Validate ER-1)</text:p>
          </table:table-cell>
          <table:table-cell table:style-name="ce60" office:value-type="string" calcext:value-type="string">
            <text:p>Not Applicable</text:p>
          </table:table-cell>
          <table:table-cell table:style-name="ce62" office:value-type="string" calcext:value-type="string">
            <text:p>1. User should be taken to 'About Us' page and proper text/information should be displayed on this page</text:p>
          </table:table-cell>
          <table:table-cell table:style-name="ce63" table:number-columns-repeated="2"/>
          <table:table-cell table:style-name="ce102" table:content-validation-name="val10"/>
          <table:table-cell table:style-name="ce63"/>
          <table:table-cell table:number-columns-repeated="16373"/>
        </table:table-row>
        <table:table-row table:style-name="ro24">
          <table:table-cell table:style-name="ce58" office:value-type="string" calcext:value-type="string">
            <text:p>TC_HMF_006</text:p>
          </table:table-cell>
          <table:table-cell table:style-name="ce60" office:value-type="string" calcext:value-type="string">
            <text:p>(TS_030)</text:p>
            <text:p>Header Menu Footer Options</text:p>
          </table:table-cell>
          <table:table-cell table:style-name="ce62" office:value-type="string" calcext:value-type="string">
            <text:p>Validate 'Delivery Information' Footer link</text:p>
          </table:table-cell>
          <table:table-cell table:style-name="ce62" office:value-type="string" calcext:value-type="string">
            <text:p>1. Open the Application URL</text:p>
          </table:table-cell>
          <table:table-cell table:style-name="ce62" office:value-type="string" calcext:value-type="string">
            <text:p>1. Click on 'Delivery Information' Footer link (Validate ER-1)</text:p>
          </table:table-cell>
          <table:table-cell table:style-name="ce60" office:value-type="string" calcext:value-type="string">
            <text:p>Not Applicable</text:p>
          </table:table-cell>
          <table:table-cell table:style-name="ce62" office:value-type="string" calcext:value-type="string">
            <text:p>1. User should be taken to 'Delivery Information' page and proper text/information should be displayed on this page</text:p>
          </table:table-cell>
          <table:table-cell table:style-name="ce63" table:number-columns-repeated="2"/>
          <table:table-cell table:style-name="ce102" table:content-validation-name="val10"/>
          <table:table-cell table:style-name="ce63"/>
          <table:table-cell table:number-columns-repeated="16373"/>
        </table:table-row>
        <table:table-row table:style-name="ro24">
          <table:table-cell table:style-name="ce58" office:value-type="string" calcext:value-type="string">
            <text:p>TC_HMF_007</text:p>
          </table:table-cell>
          <table:table-cell table:style-name="ce60" office:value-type="string" calcext:value-type="string">
            <text:p>(TS_030)</text:p>
            <text:p>Header Menu Footer Options</text:p>
          </table:table-cell>
          <table:table-cell table:style-name="ce62" office:value-type="string" calcext:value-type="string">
            <text:p>Validate 'Privacy Policy' Footer link</text:p>
          </table:table-cell>
          <table:table-cell table:style-name="ce62" office:value-type="string" calcext:value-type="string">
            <text:p>1. Open the Application URL</text:p>
          </table:table-cell>
          <table:table-cell table:style-name="ce62" office:value-type="string" calcext:value-type="string">
            <text:p>1. Click on 'Privacy Policy' Footer link (Validate ER-1)</text:p>
          </table:table-cell>
          <table:table-cell table:style-name="ce60" office:value-type="string" calcext:value-type="string">
            <text:p>Not Applicable</text:p>
          </table:table-cell>
          <table:table-cell table:style-name="ce62" office:value-type="string" calcext:value-type="string">
            <text:p>1. User should be taken to 'Privacy Policy' page and proper text/information should be displayed on this page</text:p>
          </table:table-cell>
          <table:table-cell table:style-name="ce63" table:number-columns-repeated="2"/>
          <table:table-cell table:style-name="ce102" table:content-validation-name="val10"/>
          <table:table-cell table:style-name="ce63"/>
          <table:table-cell table:number-columns-repeated="16373"/>
        </table:table-row>
        <table:table-row table:style-name="ro24">
          <table:table-cell table:style-name="ce58" office:value-type="string" calcext:value-type="string">
            <text:p>TC_HMF_008</text:p>
          </table:table-cell>
          <table:table-cell table:style-name="ce60" office:value-type="string" calcext:value-type="string">
            <text:p>(TS_030)</text:p>
            <text:p>Header Menu Footer Options</text:p>
          </table:table-cell>
          <table:table-cell table:style-name="ce62" office:value-type="string" calcext:value-type="string">
            <text:p>Validate 'Terms &amp; Conditions' Footer link</text:p>
          </table:table-cell>
          <table:table-cell table:style-name="ce62" office:value-type="string" calcext:value-type="string">
            <text:p>1. Open the Application URL</text:p>
          </table:table-cell>
          <table:table-cell table:style-name="ce62" office:value-type="string" calcext:value-type="string">
            <text:p>1. Click on 'Terms &amp; Conditions' Footer link (Validate ER-1)</text:p>
          </table:table-cell>
          <table:table-cell table:style-name="ce60" office:value-type="string" calcext:value-type="string">
            <text:p>Not Applicable</text:p>
          </table:table-cell>
          <table:table-cell table:style-name="ce62" office:value-type="string" calcext:value-type="string">
            <text:p>1. User should be taken to 'Terms &amp; Conditions' page and proper text/information should be displayed on this page</text:p>
          </table:table-cell>
          <table:table-cell table:style-name="ce63" table:number-columns-repeated="2"/>
          <table:table-cell table:style-name="ce102" table:content-validation-name="val10"/>
          <table:table-cell table:style-name="ce63"/>
          <table:table-cell table:number-columns-repeated="16373"/>
        </table:table-row>
        <table:table-row table:style-name="ro29">
          <table:table-cell table:style-name="ce58" office:value-type="string" calcext:value-type="string">
            <text:p>TC_HMF_009</text:p>
          </table:table-cell>
          <table:table-cell table:style-name="ce60" office:value-type="string" calcext:value-type="string">
            <text:p>(TS_030)</text:p>
            <text:p>Header Menu Footer Options</text:p>
          </table:table-cell>
          <table:table-cell table:style-name="ce62" office:value-type="string" calcext:value-type="string">
            <text:p>Validate 'Brands' Footer link</text:p>
          </table:table-cell>
          <table:table-cell table:style-name="ce62" office:value-type="string" calcext:value-type="string">
            <text:p>1. Open the Application URL</text:p>
          </table:table-cell>
          <table:table-cell table:style-name="ce62" office:value-type="string" calcext:value-type="string">
            <text:p>1. Click on 'Brands' Footer link (Validate ER-1)</text:p>
            <text:p>2. Click on any Brand Name in the displayed page (Validate ER-2)</text:p>
          </table:table-cell>
          <table:table-cell table:style-name="ce60" office:value-type="string" calcext:value-type="string">
            <text:p>Not Applicable</text:p>
          </table:table-cell>
          <table:table-cell table:style-name="ce62" office:value-type="string" calcext:value-type="string">
            <text:p>1. User should be taken to 'Find your Favourite Brand' page and proper text/information should be displayed on this page</text:p>
            <text:p>2. User should be taken to selected Brand Page and all the products related to the Brand should be displayed</text:p>
          </table:table-cell>
          <table:table-cell table:style-name="ce63" table:number-columns-repeated="2"/>
          <table:table-cell table:style-name="ce102" table:content-validation-name="val10"/>
          <table:table-cell table:style-name="ce63"/>
          <table:table-cell table:number-columns-repeated="16373"/>
        </table:table-row>
        <table:table-row table:style-name="ro23">
          <table:table-cell table:style-name="ce58" office:value-type="string" calcext:value-type="string">
            <text:p>TC_HMF_010</text:p>
          </table:table-cell>
          <table:table-cell table:style-name="ce60" office:value-type="string" calcext:value-type="string">
            <text:p>(TS_030)</text:p>
            <text:p>Header Menu Footer Options</text:p>
          </table:table-cell>
          <table:table-cell table:style-name="ce62" office:value-type="string" calcext:value-type="string">
            <text:p>Validate viewing the Products in 'Brand' page in List view</text:p>
          </table:table-cell>
          <table:table-cell table:style-name="ce62" office:value-type="string" calcext:value-type="string">
            <text:p>1. Open the Application URL</text:p>
          </table:table-cell>
          <table:table-cell table:style-name="ce62" office:value-type="string" calcext:value-type="string">
            <text:p>1. Click on 'Brands' Footer link</text:p>
            <text:p>2. Click on any Brand Name in the displayed page</text:p>
            <text:p>3. Select the 'List' view option in the displayed Brand page (Validate ER-1)</text:p>
          </table:table-cell>
          <table:table-cell table:style-name="ce60" office:value-type="string" calcext:value-type="string">
            <text:p>Not Applicable</text:p>
          </table:table-cell>
          <table:table-cell table:style-name="ce62" office:value-type="string" calcext:value-type="string">
            <text:p>1. All the products in selected Brand page are displayed in List view</text:p>
          </table:table-cell>
          <table:table-cell table:style-name="ce63" table:number-columns-repeated="2"/>
          <table:table-cell table:style-name="ce102" table:content-validation-name="val10"/>
          <table:table-cell table:style-name="ce63"/>
          <table:table-cell table:number-columns-repeated="16373"/>
        </table:table-row>
        <table:table-row table:style-name="ro23">
          <table:table-cell table:style-name="ce58" office:value-type="string" calcext:value-type="string">
            <text:p>TC_HMF_011</text:p>
          </table:table-cell>
          <table:table-cell table:style-name="ce60" office:value-type="string" calcext:value-type="string">
            <text:p>(TS_030)</text:p>
            <text:p>Header Menu Footer Options</text:p>
          </table:table-cell>
          <table:table-cell table:style-name="ce62" office:value-type="string" calcext:value-type="string">
            <text:p>Validate viewing the Products in 'Brand' page in Grid view</text:p>
          </table:table-cell>
          <table:table-cell table:style-name="ce62" office:value-type="string" calcext:value-type="string">
            <text:p>1. Open the Application URL</text:p>
          </table:table-cell>
          <table:table-cell table:style-name="ce62" office:value-type="string" calcext:value-type="string">
            <text:p>1. Click on 'Brands' Footer link</text:p>
            <text:p>2. Click on any Brand Name in the displayed page</text:p>
            <text:p>3. Select the 'Grid' view option in the displayed Brand page (Validate ER-1)</text:p>
          </table:table-cell>
          <table:table-cell table:style-name="ce60" office:value-type="string" calcext:value-type="string">
            <text:p>Not Applicable</text:p>
          </table:table-cell>
          <table:table-cell table:style-name="ce62" office:value-type="string" calcext:value-type="string">
            <text:p>1. All the products in selected Brand page are displayed in Grid view</text:p>
          </table:table-cell>
          <table:table-cell table:style-name="ce63" table:number-columns-repeated="2"/>
          <table:table-cell table:style-name="ce102" table:content-validation-name="val10"/>
          <table:table-cell table:style-name="ce63"/>
          <table:table-cell table:number-columns-repeated="16373"/>
        </table:table-row>
        <table:table-row table:style-name="ro23">
          <table:table-cell table:style-name="ce58" office:value-type="string" calcext:value-type="string">
            <text:p>TC_HMF_012</text:p>
          </table:table-cell>
          <table:table-cell table:style-name="ce60" office:value-type="string" calcext:value-type="string">
            <text:p>(TS_030)</text:p>
            <text:p>Header Menu Footer Options</text:p>
          </table:table-cell>
          <table:table-cell table:style-name="ce62" office:value-type="string" calcext:value-type="string">
            <text:p>Validate 'Product Compare' link in the 'Brand' page</text:p>
          </table:table-cell>
          <table:table-cell table:style-name="ce62" office:value-type="string" calcext:value-type="string">
            <text:p>1. Open the Application URL</text:p>
          </table:table-cell>
          <table:table-cell table:style-name="ce62" office:value-type="string" calcext:value-type="string">
            <text:p>1. Click on 'Brands' Footer link</text:p>
            <text:p>2. Click on any Brand Name in the displayed page</text:p>
            <text:p>3. Click on 'Product Compare' link in the displayed Brand page (Validate ER-1)</text:p>
          </table:table-cell>
          <table:table-cell table:style-name="ce60" office:value-type="string" calcext:value-type="string">
            <text:p>Not Applicable</text:p>
          </table:table-cell>
          <table:table-cell table:style-name="ce62" office:value-type="string" calcext:value-type="string">
            <text:p>1. User should be taken to 'Product Comparision' page</text:p>
          </table:table-cell>
          <table:table-cell table:style-name="ce63" table:number-columns-repeated="2"/>
          <table:table-cell table:style-name="ce102" table:content-validation-name="val10"/>
          <table:table-cell table:style-name="ce63"/>
          <table:table-cell table:number-columns-repeated="16373"/>
        </table:table-row>
        <table:table-row table:style-name="ro23">
          <table:table-cell table:style-name="ce58" office:value-type="string" calcext:value-type="string">
            <text:p>TC_HMF_013</text:p>
          </table:table-cell>
          <table:table-cell table:style-name="ce60" office:value-type="string" calcext:value-type="string">
            <text:p>(TS_030)</text:p>
            <text:p>Header Menu Footer Options</text:p>
          </table:table-cell>
          <table:table-cell table:style-name="ce62" office:value-type="string" calcext:value-type="string">
            <text:p>Validate Sorting the Products in the 'Brand' page using 'Sort By' field</text:p>
          </table:table-cell>
          <table:table-cell table:style-name="ce62" office:value-type="string" calcext:value-type="string">
            <text:p>1. Open the Application URL</text:p>
          </table:table-cell>
          <table:table-cell table:style-name="ce62" office:value-type="string" calcext:value-type="string">
            <text:p>1. Click on 'Brands' Footer link</text:p>
            <text:p>2. Click on any Brand Name in the displayed page</text:p>
            <text:p>3. Select any option from the 'Sort By' field in the displayed Brand page (Validate ER-1)</text:p>
          </table:table-cell>
          <table:table-cell table:style-name="ce60" office:value-type="string" calcext:value-type="string">
            <text:p>Not Applicable</text:p>
          </table:table-cell>
          <table:table-cell table:style-name="ce62" office:value-type="string" calcext:value-type="string">
            <text:p>1. All the products in the 'Brand' page should be displayed as sorted according to the selected sorted option</text:p>
          </table:table-cell>
          <table:table-cell table:style-name="ce63" table:number-columns-repeated="2"/>
          <table:table-cell table:style-name="ce102" table:content-validation-name="val10"/>
          <table:table-cell table:style-name="ce63"/>
          <table:table-cell table:number-columns-repeated="16373"/>
        </table:table-row>
        <table:table-row table:style-name="ro23">
          <table:table-cell table:style-name="ce58" office:value-type="string" calcext:value-type="string">
            <text:p>TC_HMF_014</text:p>
          </table:table-cell>
          <table:table-cell table:style-name="ce60" office:value-type="string" calcext:value-type="string">
            <text:p>(TS_030)</text:p>
            <text:p>Header Menu Footer Options</text:p>
          </table:table-cell>
          <table:table-cell table:style-name="ce62" office:value-type="string" calcext:value-type="string">
            <text:p>Validate the number of Products displayed in the 'Brand' page using the 'Show' field</text:p>
          </table:table-cell>
          <table:table-cell table:style-name="ce62" office:value-type="string" calcext:value-type="string">
            <text:p>1. Open the Application URL</text:p>
          </table:table-cell>
          <table:table-cell table:style-name="ce62" office:value-type="string" calcext:value-type="string">
            <text:p>1. Click on 'Brands' Footer link</text:p>
            <text:p>2. Click on any Brand Name in the displayed page</text:p>
            <text:p>3. Select any option from the 'Show field in the displayed Brand page (Validate ER-1)</text:p>
          </table:table-cell>
          <table:table-cell table:style-name="ce60" office:value-type="string" calcext:value-type="string">
            <text:p>Not Applicable</text:p>
          </table:table-cell>
          <table:table-cell table:style-name="ce62" office:value-type="string" calcext:value-type="string">
            <text:p>1. Only the number of Products that are selected in the 'Show' field should be displayed</text:p>
          </table:table-cell>
          <table:table-cell table:style-name="ce63" table:number-columns-repeated="2"/>
          <table:table-cell table:style-name="ce102" table:content-validation-name="val10"/>
          <table:table-cell table:style-name="ce63"/>
          <table:table-cell table:number-columns-repeated="16373"/>
        </table:table-row>
        <table:table-row table:style-name="ro27">
          <table:table-cell table:style-name="ce58" office:value-type="string" calcext:value-type="string">
            <text:p>TC_HMF_015</text:p>
          </table:table-cell>
          <table:table-cell table:style-name="ce60" office:value-type="string" calcext:value-type="string">
            <text:p>(TS_030)</text:p>
            <text:p>Header Menu Footer Options</text:p>
          </table:table-cell>
          <table:table-cell table:style-name="ce62" office:value-type="string" calcext:value-type="string">
            <text:p>Validate adding the Product to Cart from the 'Brand' page</text:p>
          </table:table-cell>
          <table:table-cell table:style-name="ce62" office:value-type="string" calcext:value-type="string">
            <text:p>1. Open the Application URL</text:p>
          </table:table-cell>
          <table:table-cell table:style-name="ce62" office:value-type="string" calcext:value-type="string">
            <text:p>1. Click on 'Brands' Footer link</text:p>
            <text:p>2. Click on any Brand Name in the displayed page</text:p>
            <text:p>3. Select 'ADD TO CART' option of any product that is displayed in the displayed Brand page (Validate ER-1)</text:p>
          </table:table-cell>
          <table:table-cell table:style-name="ce60" office:value-type="string" calcext:value-type="string">
            <text:p>Not Applicable</text:p>
          </table:table-cell>
          <table:table-cell table:style-name="ce62" office:value-type="string" calcext:value-type="string">
            <text:p>1. Success message with text - 'Success: You have added Product Name to your shopping cart!' should be displayed and the Product should be successfully added to the Shopping Cart</text:p>
            <text:p/>
          </table:table-cell>
          <table:table-cell table:style-name="ce63" table:number-columns-repeated="2"/>
          <table:table-cell table:style-name="ce102" table:content-validation-name="val10"/>
          <table:table-cell table:style-name="ce63"/>
          <table:table-cell table:number-columns-repeated="16373"/>
        </table:table-row>
        <table:table-row table:style-name="ro23">
          <table:table-cell table:style-name="ce58" office:value-type="string" calcext:value-type="string">
            <text:p>TC_HMF_016</text:p>
          </table:table-cell>
          <table:table-cell table:style-name="ce60" office:value-type="string" calcext:value-type="string">
            <text:p>(TS_030)</text:p>
            <text:p>Header Menu Footer Options</text:p>
          </table:table-cell>
          <table:table-cell table:style-name="ce62" office:value-type="string" calcext:value-type="string">
            <text:p>Validate adding the Product to Wish List from the 'Brand' page</text:p>
          </table:table-cell>
          <table:table-cell table:style-name="ce62" office:value-type="string" calcext:value-type="string">
            <text:p>1. Open the Application URL and login</text:p>
          </table:table-cell>
          <table:table-cell table:style-name="ce62" office:value-type="string" calcext:value-type="string">
            <text:p>1. Click on 'Brands' Footer link</text:p>
            <text:p>2. Click on any Brand Name in the displayed page</text:p>
            <text:p>3. Select 'Wish List' icon option of any product that is displayed in the displayed Brand page (Validate ER-1)</text:p>
          </table:table-cell>
          <table:table-cell table:style-name="ce60" office:value-type="string" calcext:value-type="string">
            <text:p>Not Applicable</text:p>
          </table:table-cell>
          <table:table-cell table:style-name="ce62" office:value-type="string" calcext:value-type="string">
            <text:p>1. Success message with text - 'Success: You have added Product Name to your wish list!' should be displayed and <text:s/>the Product should be successfully added to the Wish List</text:p>
          </table:table-cell>
          <table:table-cell table:style-name="ce63" table:number-columns-repeated="2"/>
          <table:table-cell table:style-name="ce102" table:content-validation-name="val10"/>
          <table:table-cell table:style-name="ce63"/>
          <table:table-cell table:number-columns-repeated="16373"/>
        </table:table-row>
        <table:table-row table:style-name="ro27">
          <table:table-cell table:style-name="ce58" office:value-type="string" calcext:value-type="string">
            <text:p>TC_HMF_017</text:p>
          </table:table-cell>
          <table:table-cell table:style-name="ce60" office:value-type="string" calcext:value-type="string">
            <text:p>(TS_030)</text:p>
            <text:p>Header Menu Footer Options</text:p>
          </table:table-cell>
          <table:table-cell table:style-name="ce62" office:value-type="string" calcext:value-type="string">
            <text:p>Validate adding the Product for Comparison from the 'Brand' page</text:p>
          </table:table-cell>
          <table:table-cell table:style-name="ce62" office:value-type="string" calcext:value-type="string">
            <text:p>1. Open the Application URL</text:p>
          </table:table-cell>
          <table:table-cell table:style-name="ce62" office:value-type="string" calcext:value-type="string">
            <text:p>1. Click on 'Brands' Footer link</text:p>
            <text:p>2. Click on any Brand Name in the displayed page</text:p>
            <text:p>3. Select 'Compare this Product' icon option of any product that is displayed in the displayed Brand page (Validate ER-1)</text:p>
          </table:table-cell>
          <table:table-cell table:style-name="ce60" office:value-type="string" calcext:value-type="string">
            <text:p>Not Applicable</text:p>
          </table:table-cell>
          <table:table-cell table:style-name="ce62" office:value-type="string" calcext:value-type="string">
            <text:p>1. Success message with text - 'Success: You have added Product Name' to your product comparison!' should be displayed and the Product should be successfully added to the 'Product Comparison' page</text:p>
          </table:table-cell>
          <table:table-cell table:style-name="ce63" table:number-columns-repeated="2"/>
          <table:table-cell table:style-name="ce102" table:content-validation-name="val10"/>
          <table:table-cell table:style-name="ce63"/>
          <table:table-cell table:number-columns-repeated="16373"/>
        </table:table-row>
        <table:table-row table:style-name="ro27">
          <table:table-cell table:style-name="ce58" office:value-type="string" calcext:value-type="string">
            <text:p>TC_HMF_018</text:p>
          </table:table-cell>
          <table:table-cell table:style-name="ce60" office:value-type="string" calcext:value-type="string">
            <text:p>(TS_030)</text:p>
            <text:p>Header Menu Footer Options</text:p>
          </table:table-cell>
          <table:table-cell table:style-name="ce62" office:value-type="string" calcext:value-type="string">
            <text:p>Validate User is navigating to Product Display Page from 'Brand' page</text:p>
          </table:table-cell>
          <table:table-cell table:style-name="ce62" office:value-type="string" calcext:value-type="string">
            <text:p>1. Open the Application URL</text:p>
          </table:table-cell>
          <table:table-cell table:style-name="ce62" office:value-type="string" calcext:value-type="string">
            <text:p>1. Click on 'Brands' Footer link</text:p>
            <text:p>2. Click on any Brand Name in the displayed page</text:p>
            <text:p>3. Click on Product Thumbnail or Product Name of any Product that is displayed in the displayed Brand page (Validate ER-1)</text:p>
          </table:table-cell>
          <table:table-cell table:style-name="ce60" office:value-type="string" calcext:value-type="string">
            <text:p>Not Applicable</text:p>
          </table:table-cell>
          <table:table-cell table:style-name="ce62" office:value-type="string" calcext:value-type="string">
            <text:p>1. User should be taken to the 'Product Display Page' of the Product</text:p>
          </table:table-cell>
          <table:table-cell table:style-name="ce63" table:number-columns-repeated="2"/>
          <table:table-cell table:style-name="ce102" table:content-validation-name="val10"/>
          <table:table-cell table:style-name="ce63"/>
          <table:table-cell table:number-columns-repeated="16373"/>
        </table:table-row>
        <table:table-row table:style-name="ro24">
          <table:table-cell table:style-name="ce58" office:value-type="string" calcext:value-type="string">
            <text:p>TC_HMF_019</text:p>
          </table:table-cell>
          <table:table-cell table:style-name="ce60" office:value-type="string" calcext:value-type="string">
            <text:p>(TS_030)</text:p>
            <text:p>Header Menu Footer Options</text:p>
          </table:table-cell>
          <table:table-cell table:style-name="ce62" office:value-type="string" calcext:value-type="string">
            <text:p>Validate the Breadcrumb of all <text:s/>the Footer option pages</text:p>
          </table:table-cell>
          <table:table-cell table:style-name="ce62" office:value-type="string" calcext:value-type="string">
            <text:p>1. Open the Application URL</text:p>
          </table:table-cell>
          <table:table-cell table:style-name="ce62" office:value-type="string" calcext:value-type="string">
            <text:p>1. Check the Breadcrumb of all the footer option pages (Validate ER-1)</text:p>
          </table:table-cell>
          <table:table-cell table:style-name="ce60" office:value-type="string" calcext:value-type="string">
            <text:p>Not Applicable</text:p>
          </table:table-cell>
          <table:table-cell table:style-name="ce62" office:value-type="string" calcext:value-type="string">
            <text:p>1. Breadcrumb should be displayed and properly working in all the Footer option pages</text:p>
          </table:table-cell>
          <table:table-cell table:style-name="ce63" table:number-columns-repeated="2"/>
          <table:table-cell table:style-name="ce102" table:content-validation-name="val10"/>
          <table:table-cell table:style-name="ce63"/>
          <table:table-cell table:number-columns-repeated="16373"/>
        </table:table-row>
        <table:table-row table:style-name="ro24">
          <table:table-cell table:style-name="ce58" office:value-type="string" calcext:value-type="string">
            <text:p>TC_HMF_020</text:p>
          </table:table-cell>
          <table:table-cell table:style-name="ce60" office:value-type="string" calcext:value-type="string">
            <text:p>(TS_030)</text:p>
            <text:p>Header Menu Footer Options</text:p>
          </table:table-cell>
          <table:table-cell table:style-name="ce62" office:value-type="string" calcext:value-type="string">
            <text:p>Validate the Page URL, Page Heading and Page Title of all <text:s/>the Footer option pages</text:p>
          </table:table-cell>
          <table:table-cell table:style-name="ce62" office:value-type="string" calcext:value-type="string">
            <text:p>1. Open the Application URL</text:p>
          </table:table-cell>
          <table:table-cell table:style-name="ce62" office:value-type="string" calcext:value-type="string">
            <text:p>1. Check the 'Page URL', 'Page Title' and 'Page Heading' of all the Footer option pages (Validate ER-1)</text:p>
          </table:table-cell>
          <table:table-cell table:style-name="ce60" office:value-type="string" calcext:value-type="string">
            <text:p>Not Applicable</text:p>
          </table:table-cell>
          <table:table-cell table:style-name="ce62" office:value-type="string" calcext:value-type="string">
            <text:p>1. Correct Page URL, Page Heading and Page Title should be displayed in all <text:s/>the Footer option pages</text:p>
          </table:table-cell>
          <table:table-cell table:style-name="ce63" table:number-columns-repeated="2"/>
          <table:table-cell table:style-name="ce102" table:content-validation-name="val10"/>
          <table:table-cell table:style-name="ce63"/>
          <table:table-cell table:number-columns-repeated="16373"/>
        </table:table-row>
        <table:table-row table:style-name="ro24">
          <table:table-cell table:style-name="ce58" office:value-type="string" calcext:value-type="string">
            <text:p>TC_HMF_021</text:p>
          </table:table-cell>
          <table:table-cell table:style-name="ce60" office:value-type="string" calcext:value-type="string">
            <text:p>(TS_030)</text:p>
            <text:p>Header Menu Footer Options</text:p>
          </table:table-cell>
          <table:table-cell table:style-name="ce62" office:value-type="string" calcext:value-type="string">
            <text:p>Validate the UI of <text:s/>Footer option pages</text:p>
          </table:table-cell>
          <table:table-cell table:style-name="ce62" office:value-type="string" calcext:value-type="string">
            <text:p>1. Open the Application URL</text:p>
          </table:table-cell>
          <table:table-cell table:style-name="ce62" office:value-type="string" calcext:value-type="string">
            <text:p>1. Check the UI of the functionality related to Footer option pages (Validate ER-1)</text:p>
          </table:table-cell>
          <table:table-cell table:style-name="ce60" office:value-type="string" calcext:value-type="string">
            <text:p>Not Applicable</text:p>
          </table:table-cell>
          <table:table-cell table:style-name="ce62" office:value-type="string" calcext:value-type="string">
            <text:p>1. Proper UI adhering to the UI checklist should be displayed for al the Footer option pages</text:p>
          </table:table-cell>
          <table:table-cell table:style-name="ce63" table:number-columns-repeated="2"/>
          <table:table-cell table:style-name="ce102" table:content-validation-name="val10"/>
          <table:table-cell table:style-name="ce63"/>
          <table:table-cell table:number-columns-repeated="16373"/>
        </table:table-row>
        <table:table-row table:style-name="ro24">
          <table:table-cell table:style-name="ce58" office:value-type="string" calcext:value-type="string">
            <text:p>TC_HMF_022</text:p>
          </table:table-cell>
          <table:table-cell table:style-name="ce60" office:value-type="string" calcext:value-type="string">
            <text:p>(TS_030)</text:p>
            <text:p>Header Menu Footer Options</text:p>
          </table:table-cell>
          <table:table-cell table:style-name="ce62" office:value-type="string" calcext:value-type="string">
            <text:p>Validate all the Footer pages <text:s/>functionality in all the supported environments</text:p>
          </table:table-cell>
          <table:table-cell table:style-name="ce62" office:value-type="string" calcext:value-type="string">
            <text:p>1. Open the Application URL</text:p>
          </table:table-cell>
          <table:table-cell table:style-name="ce62" office:value-type="string" calcext:value-type="string">
            <text:p>1. Check all the Footer pages functionality in all the supported environments (Validate ER-1)</text:p>
          </table:table-cell>
          <table:table-cell table:style-name="ce60" office:value-type="string" calcext:value-type="string">
            <text:p>Not Applicable</text:p>
          </table:table-cell>
          <table:table-cell table:style-name="ce62" office:value-type="string" calcext:value-type="string">
            <text:p>1. All the Footer pages functionality should work correctly in all the supported environments</text:p>
          </table:table-cell>
          <table:table-cell table:style-name="ce63" table:number-columns-repeated="2"/>
          <table:table-cell table:style-name="ce102" table:content-validation-name="val10"/>
          <table:table-cell table:style-name="ce63"/>
          <table:table-cell table:number-columns-repeated="16373"/>
        </table:table-row>
        <table:table-row table:style-name="ro19" table:number-rows-repeated="1048551">
          <table:table-cell table:number-columns-repeated="16384"/>
        </table:table-row>
        <table:table-row table:style-name="ro19">
          <table:table-cell table:number-columns-repeated="16384"/>
        </table:table-row>
        <calcext:conditional-formats>
          <calcext:conditional-format calcext:target-range-address="'Header Menu Footer Options'.J3:'Header Menu Footer Options'.J24">
            <calcext:condition calcext:apply-style-name="ConditionalStyle_8" calcext:value="contains-text(&quot;NOT TESTED&quot;)" calcext:base-cell-address="'Header Menu Footer Options'.J3"/>
            <calcext:condition calcext:apply-style-name="ConditionalStyle_7" calcext:value="contains-text(&quot;BLOCKED&quot;)" calcext:base-cell-address="'Header Menu Footer Options'.J3"/>
            <calcext:condition calcext:apply-style-name="ConditionalStyle_6" calcext:value="contains-text(&quot;FAIL&quot;)" calcext:base-cell-address="'Header Menu Footer Options'.J3"/>
            <calcext:condition calcext:apply-style-name="ConditionalStyle_5" calcext:value="contains-text(&quot;PASS&quot;)" calcext:base-cell-address="'Header Menu Footer Options'.J3"/>
          </calcext:conditional-format>
        </calcext:conditional-formats>
      </table:table>
      <table:table table:name="Currencies" table:style-name="ta33">
        <office:forms form:automatic-focus="false" form:apply-design-mode="false"/>
        <table:table-column table:style-name="co41" table:default-cell-style-name="ce105"/>
        <table:table-column table:style-name="co33" table:default-cell-style-name="ce107"/>
        <table:table-column table:style-name="co34" table:default-cell-style-name="ce109"/>
        <table:table-column table:style-name="co35" table:default-cell-style-name="ce109"/>
        <table:table-column table:style-name="co44" table:default-cell-style-name="ce109"/>
        <table:table-column table:style-name="co36" table:default-cell-style-name="ce107"/>
        <table:table-column table:style-name="co37" table:default-cell-style-name="ce109"/>
        <table:table-column table:style-name="co38" table:default-cell-style-name="ce110"/>
        <table:table-column table:style-name="co8" table:default-cell-style-name="ce110"/>
        <table:table-column table:style-name="co39" table:default-cell-style-name="ce111"/>
        <table:table-column table:style-name="co40" table:default-cell-style-name="ce110"/>
        <table:table-column table:style-name="co1" table:number-columns-repeated="16373" table:default-cell-style-name="Default"/>
        <table:table-row table:style-name="ro1">
          <table:table-cell table:style-name="ce103" office:value-type="string" calcext:value-type="string">
            <text:p>Test Case ID</text:p>
          </table:table-cell>
          <table:table-cell table:style-name="ce103" office:value-type="string" calcext:value-type="string">
            <text:p>Test Scenario </text:p>
          </table:table-cell>
          <table:table-cell table:style-name="ce103" office:value-type="string" calcext:value-type="string">
            <text:p>Test Case Title</text:p>
          </table:table-cell>
          <table:table-cell table:style-name="ce103" office:value-type="string" calcext:value-type="string">
            <text:p>Pre-requisites</text:p>
          </table:table-cell>
          <table:table-cell table:style-name="ce103" office:value-type="string" calcext:value-type="string">
            <text:p>Test Steps</text:p>
          </table:table-cell>
          <table:table-cell table:style-name="ce103" office:value-type="string" calcext:value-type="string">
            <text:p>Test Data</text:p>
          </table:table-cell>
          <table:table-cell table:style-name="ce103" office:value-type="string" calcext:value-type="string">
            <text:p>Expected Result (ER)</text:p>
          </table:table-cell>
          <table:table-cell table:style-name="ce103" office:value-type="string" calcext:value-type="string">
            <text:p>Actual Result</text:p>
          </table:table-cell>
          <table:table-cell table:style-name="ce103" office:value-type="string" calcext:value-type="string">
            <text:p>Priority</text:p>
          </table:table-cell>
          <table:table-cell table:style-name="ce103" office:value-type="string" calcext:value-type="string">
            <text:p>Result</text:p>
          </table:table-cell>
          <table:table-cell table:style-name="ce103" office:value-type="string" calcext:value-type="string">
            <text:p>Comments</text:p>
          </table:table-cell>
          <table:table-cell table:number-columns-repeated="16373"/>
        </table:table-row>
        <table:table-row table:style-name="ro21">
          <table:table-cell table:style-name="ce104" office:value-type="string" calcext:value-type="string" table:number-columns-spanned="2" table:number-rows-spanned="1">
            <text:p><text:a xlink:href="#'Test Scenarios'.A10" xlink:type="simple">&lt;&lt; Test Scenarios</text:a></text:p>
          </table:table-cell>
          <table:covered-table-cell table:style-name="ce106"/>
          <table:table-cell table:style-name="ce108" table:number-columns-repeated="9"/>
          <table:table-cell table:style-name="ce65" table:number-columns-repeated="16373"/>
        </table:table-row>
        <table:table-row table:style-name="ro75">
          <table:table-cell office:value-type="string" calcext:value-type="string">
            <text:p>TC_CR_001</text:p>
          </table:table-cell>
          <table:table-cell office:value-type="string" calcext:value-type="string">
            <text:p>(TS_031)</text:p>
            <text:p>Currencies</text:p>
          </table:table-cell>
          <table:table-cell office:value-type="string" calcext:value-type="string">
            <text:p>Validate the complete functionality of the Application by selecting 'Euro' currency</text:p>
          </table:table-cell>
          <table:table-cell office:value-type="string" calcext:value-type="string">
            <text:p>1. Open the Application URL</text:p>
          </table:table-cell>
          <table:table-cell office:value-type="string" calcext:value-type="string">
            <text:p>1. Click on 'Currency' header option </text:p>
            <text:p>2. Select 'Euro' option (Validate ER-1)</text:p>
          </table:table-cell>
          <table:table-cell office:value-type="string" calcext:value-type="string">
            <text:p>Not Applicable</text:p>
          </table:table-cell>
          <table:table-cell office:value-type="string" calcext:value-type="string">
            <text:p>1. The complete functionality of the application should work correctly according to the selected 'Euro' currency</text:p>
          </table:table-cell>
          <table:table-cell/>
          <table:table-cell table:style-name="ce105"/>
          <table:table-cell table:content-validation-name="val10"/>
          <table:table-cell table:number-columns-repeated="16374"/>
        </table:table-row>
        <table:table-row table:style-name="ro76">
          <table:table-cell office:value-type="string" calcext:value-type="string">
            <text:p>TC_CR_002</text:p>
          </table:table-cell>
          <table:table-cell office:value-type="string" calcext:value-type="string">
            <text:p>(TS_031)</text:p>
            <text:p>Currencies</text:p>
          </table:table-cell>
          <table:table-cell office:value-type="string" calcext:value-type="string">
            <text:p>Validate the complete functionality of the Application by selecting 'Pound Sterling' currency</text:p>
          </table:table-cell>
          <table:table-cell office:value-type="string" calcext:value-type="string">
            <text:p>1. Open the Application URL</text:p>
          </table:table-cell>
          <table:table-cell office:value-type="string" calcext:value-type="string">
            <text:p>1. Click on 'Currency' header option </text:p>
            <text:p>2. Select 'Pound Sterling' option (Validate ER-1)</text:p>
          </table:table-cell>
          <table:table-cell office:value-type="string" calcext:value-type="string">
            <text:p>Not Applicable</text:p>
          </table:table-cell>
          <table:table-cell office:value-type="string" calcext:value-type="string">
            <text:p>1. The complete functionality of the application should work correctly according to the selected 'Pound Sterling' currency</text:p>
          </table:table-cell>
          <table:table-cell table:number-columns-repeated="2"/>
          <table:table-cell table:content-validation-name="val10"/>
          <table:table-cell table:number-columns-repeated="16374"/>
        </table:table-row>
        <table:table-row table:style-name="ro75">
          <table:table-cell office:value-type="string" calcext:value-type="string">
            <text:p>TC_CR_003</text:p>
          </table:table-cell>
          <table:table-cell office:value-type="string" calcext:value-type="string">
            <text:p>(TS_031)</text:p>
            <text:p>Currencies</text:p>
          </table:table-cell>
          <table:table-cell office:value-type="string" calcext:value-type="string">
            <text:p>Validate the complete functionality of the Application by selecting 'US Dollar' currency</text:p>
          </table:table-cell>
          <table:table-cell office:value-type="string" calcext:value-type="string">
            <text:p>1. Open the Application URL</text:p>
          </table:table-cell>
          <table:table-cell office:value-type="string" calcext:value-type="string">
            <text:p>1. Click on 'Currency' header option </text:p>
            <text:p>2. Select 'US Dollar' option (Validate ER-1)</text:p>
          </table:table-cell>
          <table:table-cell office:value-type="string" calcext:value-type="string">
            <text:p>Not Applicable</text:p>
          </table:table-cell>
          <table:table-cell office:value-type="string" calcext:value-type="string">
            <text:p>1. The complete functionality of the application should work correctly according to the selected 'US Dollar' currency</text:p>
          </table:table-cell>
          <table:table-cell table:number-columns-repeated="2"/>
          <table:table-cell table:content-validation-name="val10"/>
          <table:table-cell table:number-columns-repeated="16374"/>
        </table:table-row>
        <calcext:conditional-formats>
          <calcext:conditional-format calcext:target-range-address="Currencies.J3:Currencies.J5">
            <calcext:condition calcext:apply-style-name="ConditionalStyle_4" calcext:value="contains-text(&quot;NOT TESTED&quot;)" calcext:base-cell-address="Currencies.J3"/>
            <calcext:condition calcext:apply-style-name="ConditionalStyle_3" calcext:value="contains-text(&quot;BLOCKED&quot;)" calcext:base-cell-address="Currencies.J3"/>
            <calcext:condition calcext:apply-style-name="ConditionalStyle_2" calcext:value="contains-text(&quot;FAIL&quot;)" calcext:base-cell-address="Currencies.J3"/>
            <calcext:condition calcext:apply-style-name="ConditionalStyle_1" calcext:value="contains-text(&quot;PASS&quot;)" calcext:base-cell-address="Currencies.J3"/>
          </calcext:conditional-format>
        </calcext:conditional-formats>
      </table:table>
      <table:named-expressions/>
      <table:database-ranges>
        <table:database-range table:name="__Anonymous_Sheet_DB__2" table:target-range-address="Register.A1:Register.K29"/>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swiss"/>
    <style:font-face style:name="Calibri1" svg:font-family="Calibri" style:font-family-generic="swiss" style:font-pitch="variable"/>
    <style:font-face style:name="Liberation Mono" svg:font-family="'Liberation Mono', 'Courier New', 'DejaVu Sans Mono', 'Lucida Sans Typewriter'"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Verdana" svg:font-family="Verdana" style:font-family-generic="swiss"/>
    <style:font-face style:name="Verdana1" svg:font-family="Verdana" style:font-family-generic="swiss" style:font-pitch="variable"/>
  </office:font-face-decls>
  <office:styles>
    <style:default-style style:family="table-cell">
      <style:paragraph-properties style:tab-stop-distance="1.25cm"/>
      <style:text-properties style:font-name="Liberation Sans" fo:font-size="10pt" fo:language="es" fo:country="BO"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s" fo:country="BO"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number-style style:name="N112P0" style:volatile="true">
      <number:text>$b </number:text>
      <number:number number:decimal-places="0" number:min-decimal-places="0" number:min-integer-digits="1" number:grouping="true"/>
      <number:text loext:blank-width-char=")"> </number:text>
    </number:number-style>
    <number:number-style style:name="N112">
      <number:text>($b </number:text>
      <number:number number:decimal-places="0" number:min-decimal-places="0" number:min-integer-digits="1" number:grouping="true"/>
      <number:text>)</number:text>
      <style:map style:condition="value()&gt;=0" style:apply-style-name="N112P0"/>
    </number:number-style>
    <number:number-style style:name="N113P0" style:volatile="true">
      <number:text>$b </number:text>
      <number:number number:decimal-places="0" number:min-decimal-places="0" number:min-integer-digits="1" number:grouping="true"/>
      <number:text loext:blank-width-char=")"> </number:text>
    </number:number-style>
    <number:number-style style:name="N113">
      <style:text-properties fo:color="#ff0000"/>
      <number:text>($b </number:text>
      <number:number number:decimal-places="0" number:min-decimal-places="0" number:min-integer-digits="1" number:grouping="true"/>
      <number:text>)</number:text>
      <style:map style:condition="value()&gt;=0" style:apply-style-name="N113P0"/>
    </number:number-style>
    <number:number-style style:name="N114P0" style:volatile="true">
      <number:text>$b </number:text>
      <number:number number:decimal-places="2" number:min-decimal-places="2" number:min-integer-digits="1" number:grouping="true"/>
      <number:text loext:blank-width-char=")"> </number:text>
    </number:number-style>
    <number:number-style style:name="N114">
      <number:text>($b </number:text>
      <number:number number:decimal-places="2" number:min-decimal-places="2" number:min-integer-digits="1" number:grouping="true"/>
      <number:text>)</number:text>
      <style:map style:condition="value()&gt;=0" style:apply-style-name="N114P0"/>
    </number:number-style>
    <number:number-style style:name="N115P0" style:volatile="true">
      <number:text>$b </number:text>
      <number:number number:decimal-places="2" number:min-decimal-places="2" number:min-integer-digits="1" number:grouping="true"/>
      <number:text loext:blank-width-char=")"> </number:text>
    </number:number-style>
    <number:number-style style:name="N115">
      <style:text-properties fo:color="#ff0000"/>
      <number:text>($b </number:text>
      <number:number number:decimal-places="2" number:min-decimal-places="2" number:min-integer-digits="1" number:grouping="true"/>
      <number:text>)</number:text>
      <style:map style:condition="value()&gt;=0" style:apply-style-name="N115P0"/>
    </number:number-style>
    <number:date-style style:name="N116">
      <number:day number:style="long"/>
      <number:text>/</number:text>
      <number:month number:style="long"/>
      <number:text>/</number:text>
      <number:year number:style="long"/>
    </number:date-style>
    <number:date-style style:name="N117">
      <number:day number:style="long"/>
      <number:text>-</number:text>
      <number:month number:textual="true"/>
      <number:text>-</number:text>
      <number:year/>
    </number:date-style>
    <number:date-style style:name="N118">
      <number:day number:style="long"/>
      <number:text>-</number:text>
      <number:month number:textual="true"/>
    </number:date-style>
    <number:date-style style:name="N119">
      <number:month number:textual="true"/>
      <number:text>-</number:text>
      <number:year/>
    </number:date-style>
    <number:date-style style:name="N120">
      <number:day number:style="long"/>
      <number:text>/</number:text>
      <number:month number:style="long"/>
      <number:text>/</number:text>
      <number:year number:style="long"/>
      <number:text> </number:text>
      <number:hours number:style="long"/>
      <number:text>:</number:text>
      <number:minutes number:style="long"/>
    </number:date-style>
    <number:number-style style:name="N121P0" style:volatile="true">
      <number:number number:decimal-places="0" number:min-decimal-places="0" number:min-integer-digits="1" number:grouping="true"/>
      <number:text loext:blank-width-char=")"> </number:text>
    </number:number-style>
    <number:number-style style:name="N121">
      <number:text>(</number:text>
      <number:number number:decimal-places="0" number:min-decimal-places="0" number:min-integer-digits="1" number:grouping="true"/>
      <number:text>)</number:text>
      <style:map style:condition="value()&gt;=0" style:apply-style-name="N121P0"/>
    </number:number-style>
    <number:number-style style:name="N122P0" style:volatile="true">
      <number:number number:decimal-places="0" number:min-decimal-places="0" number:min-integer-digits="1" number:grouping="true"/>
      <number:text loext:blank-width-char=")"> </number:text>
    </number:number-style>
    <number:number-style style:name="N122">
      <style:text-properties fo:color="#ff0000"/>
      <number:text>(</number:text>
      <number:number number:decimal-places="0" number:min-decimal-places="0" number:min-integer-digits="1" number:grouping="true"/>
      <number:text>)</number:text>
      <style:map style:condition="value()&gt;=0" style:apply-style-name="N122P0"/>
    </number:number-style>
    <number:number-style style:name="N123P0" style:volatile="true">
      <number:number number:decimal-places="2" number:min-decimal-places="2" number:min-integer-digits="1" number:grouping="true"/>
      <number:text loext:blank-width-char=")"> </number:text>
    </number:number-style>
    <number:number-style style:name="N123">
      <number:text>(</number:text>
      <number:number number:decimal-places="2" number:min-decimal-places="2" number:min-integer-digits="1" number:grouping="true"/>
      <number:text>)</number:text>
      <style:map style:condition="value()&gt;=0" style:apply-style-name="N123P0"/>
    </number:number-style>
    <number:number-style style:name="N124P0" style:volatile="true">
      <number:number number:decimal-places="2" number:min-decimal-places="2" number:min-integer-digits="1" number:grouping="true"/>
      <number:text loext:blank-width-char=")"> </number:text>
    </number:number-style>
    <number:number-style style:name="N124">
      <style:text-properties fo:color="#ff0000"/>
      <number:text>(</number:text>
      <number:number number:decimal-places="2" number:min-decimal-places="2" number:min-integer-digits="1" number:grouping="true"/>
      <number:text>)</number:text>
      <style:map style:condition="value()&gt;=0" style:apply-style-name="N124P0"/>
    </number:number-style>
    <number:number-style style:name="N125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25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25P2" style:volatile="true">
      <number:text loext:blank-width-char="("> </number:text>
      <number:fill-character> </number:fill-character>
      <number:text loext:blank-width-char=")1">- </number:text>
    </number:number-style>
    <number:text-style style:name="N125">
      <number:text loext:blank-width-char="("> </number:text>
      <number:text-content/>
      <number:text loext:blank-width-char=")"> </number:text>
      <style:map style:condition="value()&gt;0" style:apply-style-name="N125P0"/>
      <style:map style:condition="value()&lt;0" style:apply-style-name="N125P1"/>
      <style:map style:condition="value()=0" style:apply-style-name="N125P2"/>
    </number:text-style>
    <number:number-style style:name="N126P0" style:volatile="true">
      <number:text loext:blank-width-char="("> $b </number:text>
      <number:fill-character> </number:fill-character>
      <number:number number:decimal-places="0" number:min-decimal-places="0" number:min-integer-digits="1" number:grouping="true"/>
      <number:text loext:blank-width-char=")"> </number:text>
    </number:number-style>
    <number:number-style style:name="N126P1" style:volatile="true">
      <number:text loext:blank-width-char="("> $b </number:text>
      <number:fill-character> </number:fill-character>
      <number:text>(</number:text>
      <number:number number:decimal-places="0" number:min-decimal-places="0" number:min-integer-digits="1" number:grouping="true"/>
      <number:text>)</number:text>
    </number:number-style>
    <number:number-style style:name="N126P2" style:volatile="true">
      <number:text loext:blank-width-char="("> $b </number:text>
      <number:fill-character> </number:fill-character>
      <number:text loext:blank-width-char=")1">- </number:text>
    </number:number-style>
    <number:text-style style:name="N126">
      <number:text loext:blank-width-char="("> </number:text>
      <number:text-content/>
      <number:text loext:blank-width-char=")"> </number:text>
      <style:map style:condition="value()&gt;0" style:apply-style-name="N126P0"/>
      <style:map style:condition="value()&lt;0" style:apply-style-name="N126P1"/>
      <style:map style:condition="value()=0" style:apply-style-name="N126P2"/>
    </number:text-style>
    <number:number-style style:name="N127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27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27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27">
      <number:text loext:blank-width-char="("> </number:text>
      <number:text-content/>
      <number:text loext:blank-width-char=")"> </number:text>
      <style:map style:condition="value()&gt;0" style:apply-style-name="N127P0"/>
      <style:map style:condition="value()&lt;0" style:apply-style-name="N127P1"/>
      <style:map style:condition="value()=0" style:apply-style-name="N127P2"/>
    </number:text-style>
    <number:number-style style:name="N128P0" style:volatile="true">
      <number:text loext:blank-width-char="("> $b </number:text>
      <number:fill-character> </number:fill-character>
      <number:number number:decimal-places="2" number:min-decimal-places="2" number:min-integer-digits="1" number:grouping="true"/>
      <number:text loext:blank-width-char=")"> </number:text>
    </number:number-style>
    <number:number-style style:name="N128P1" style:volatile="true">
      <number:text loext:blank-width-char="("> $b </number:text>
      <number:fill-character> </number:fill-character>
      <number:text>(</number:text>
      <number:number number:decimal-places="2" number:min-decimal-places="2" number:min-integer-digits="1" number:grouping="true"/>
      <number:text>)</number:text>
    </number:number-style>
    <number:number-style style:name="N128P2" style:volatile="true">
      <number:text loext:blank-width-char="("> $b </number:text>
      <number:fill-character> </number:fill-character>
      <number:text>-</number:text>
      <number:number number:decimal-places="0" number:min-decimal-places="0" number:min-integer-digits="2" loext:max-blank-integer-digits="2"/>
      <number:text loext:blank-width-char=")"> </number:text>
    </number:number-style>
    <number:text-style style:name="N128">
      <number:text loext:blank-width-char="("> </number:text>
      <number:text-content/>
      <number:text loext:blank-width-char=")">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loext:char-complex-color loext:theme-type="hyperlink" loext:color-type="theme"/>
      </style:text-properties>
    </style:style>
    <style:style style:name="ConditionalStyle_5f_84" style:display-name="ConditionalStyle_84" style:family="table-cell" style:parent-style-name="Default">
      <style:table-cell-properties fo:background-color="#00b0f0"/>
    </style:style>
    <style:style style:name="ConditionalStyle_5f_83" style:display-name="ConditionalStyle_83" style:family="table-cell" style:parent-style-name="Default">
      <style:table-cell-properties fo:background-color="#000000">
        <loext:background-complex-color loext:theme-type="dark1" loext:color-type="theme"/>
      </style:table-cell-properties>
    </style:style>
    <style:style style:name="ConditionalStyle_5f_82" style:display-name="ConditionalStyle_82" style:family="table-cell" style:parent-style-name="Default">
      <style:table-cell-properties fo:background-color="#ff0000"/>
    </style:style>
    <style:style style:name="ConditionalStyle_5f_81" style:display-name="ConditionalStyle_81" style:family="table-cell" style:parent-style-name="Default">
      <style:table-cell-properties fo:background-color="#70ad47">
        <loext:background-complex-color loext:theme-type="accent6" loext:color-type="theme"/>
      </style:table-cell-properties>
    </style:style>
    <style:style style:name="ConditionalStyle_5f_116" style:display-name="ConditionalStyle_116" style:family="table-cell" style:parent-style-name="Default">
      <style:table-cell-properties fo:background-color="#00b0f0"/>
    </style:style>
    <style:style style:name="ConditionalStyle_5f_115" style:display-name="ConditionalStyle_115" style:family="table-cell" style:parent-style-name="Default">
      <style:table-cell-properties fo:background-color="#000000">
        <loext:background-complex-color loext:theme-type="dark1" loext:color-type="theme"/>
      </style:table-cell-properties>
    </style:style>
    <style:style style:name="ConditionalStyle_5f_114" style:display-name="ConditionalStyle_114" style:family="table-cell" style:parent-style-name="Default">
      <style:table-cell-properties fo:background-color="#ff0000"/>
    </style:style>
    <style:style style:name="ConditionalStyle_5f_113" style:display-name="ConditionalStyle_113" style:family="table-cell" style:parent-style-name="Default">
      <style:table-cell-properties fo:background-color="#70ad47">
        <loext:background-complex-color loext:theme-type="accent6" loext:color-type="theme"/>
      </style:table-cell-properties>
    </style:style>
    <style:style style:name="ConditionalStyle_5f_96" style:display-name="ConditionalStyle_96" style:family="table-cell" style:parent-style-name="Default">
      <style:table-cell-properties fo:background-color="#00b0f0"/>
    </style:style>
    <style:style style:name="ConditionalStyle_5f_95" style:display-name="ConditionalStyle_95" style:family="table-cell" style:parent-style-name="Default">
      <style:table-cell-properties fo:background-color="#000000">
        <loext:background-complex-color loext:theme-type="dark1" loext:color-type="theme"/>
      </style:table-cell-properties>
    </style:style>
    <style:style style:name="ConditionalStyle_5f_94" style:display-name="ConditionalStyle_94" style:family="table-cell" style:parent-style-name="Default">
      <style:table-cell-properties fo:background-color="#ff0000"/>
    </style:style>
    <style:style style:name="ConditionalStyle_5f_93" style:display-name="ConditionalStyle_93" style:family="table-cell" style:parent-style-name="Default">
      <style:table-cell-properties fo:background-color="#70ad47">
        <loext:background-complex-color loext:theme-type="accent6" loext:color-type="theme"/>
      </style:table-cell-properties>
    </style:style>
    <style:style style:name="ConditionalStyle_5f_92" style:display-name="ConditionalStyle_92" style:family="table-cell" style:parent-style-name="Default">
      <style:table-cell-properties fo:background-color="#00b0f0"/>
    </style:style>
    <style:style style:name="ConditionalStyle_5f_91" style:display-name="ConditionalStyle_91" style:family="table-cell" style:parent-style-name="Default">
      <style:table-cell-properties fo:background-color="#000000">
        <loext:background-complex-color loext:theme-type="dark1" loext:color-type="theme"/>
      </style:table-cell-properties>
    </style:style>
    <style:style style:name="ConditionalStyle_5f_90" style:display-name="ConditionalStyle_90" style:family="table-cell" style:parent-style-name="Default">
      <style:table-cell-properties fo:background-color="#ff0000"/>
    </style:style>
    <style:style style:name="ConditionalStyle_5f_89" style:display-name="ConditionalStyle_89" style:family="table-cell" style:parent-style-name="Default">
      <style:table-cell-properties fo:background-color="#70ad47">
        <loext:background-complex-color loext:theme-type="accent6" loext:color-type="theme"/>
      </style:table-cell-properties>
    </style:style>
    <style:style style:name="ConditionalStyle_5f_124" style:display-name="ConditionalStyle_124" style:family="table-cell" style:parent-style-name="Default">
      <style:table-cell-properties fo:background-color="#00b0f0"/>
    </style:style>
    <style:style style:name="ConditionalStyle_5f_123" style:display-name="ConditionalStyle_123" style:family="table-cell" style:parent-style-name="Default">
      <style:table-cell-properties fo:background-color="#000000">
        <loext:background-complex-color loext:theme-type="dark1" loext:color-type="theme"/>
      </style:table-cell-properties>
    </style:style>
    <style:style style:name="ConditionalStyle_5f_122" style:display-name="ConditionalStyle_122" style:family="table-cell" style:parent-style-name="Default">
      <style:table-cell-properties fo:background-color="#ff0000"/>
    </style:style>
    <style:style style:name="ConditionalStyle_5f_121" style:display-name="ConditionalStyle_121" style:family="table-cell" style:parent-style-name="Default">
      <style:table-cell-properties fo:background-color="#70ad47">
        <loext:background-complex-color loext:theme-type="accent6" loext:color-type="theme"/>
      </style:table-cell-properties>
    </style:style>
    <style:style style:name="ConditionalStyle_5f_120" style:display-name="ConditionalStyle_120" style:family="table-cell" style:parent-style-name="Default">
      <style:table-cell-properties fo:background-color="#00b0f0"/>
    </style:style>
    <style:style style:name="ConditionalStyle_5f_119" style:display-name="ConditionalStyle_119" style:family="table-cell" style:parent-style-name="Default">
      <style:table-cell-properties fo:background-color="#000000">
        <loext:background-complex-color loext:theme-type="dark1" loext:color-type="theme"/>
      </style:table-cell-properties>
    </style:style>
    <style:style style:name="ConditionalStyle_5f_118" style:display-name="ConditionalStyle_118" style:family="table-cell" style:parent-style-name="Default">
      <style:table-cell-properties fo:background-color="#ff0000"/>
    </style:style>
    <style:style style:name="ConditionalStyle_5f_117" style:display-name="ConditionalStyle_117" style:family="table-cell" style:parent-style-name="Default">
      <style:table-cell-properties fo:background-color="#70ad47">
        <loext:background-complex-color loext:theme-type="accent6" loext:color-type="theme"/>
      </style:table-cell-properties>
    </style:style>
    <style:style style:name="ConditionalStyle_5f_76" style:display-name="ConditionalStyle_76" style:family="table-cell" style:parent-style-name="Default">
      <style:table-cell-properties fo:background-color="#00b0f0"/>
    </style:style>
    <style:style style:name="ConditionalStyle_5f_75" style:display-name="ConditionalStyle_75" style:family="table-cell" style:parent-style-name="Default">
      <style:table-cell-properties fo:background-color="#000000">
        <loext:background-complex-color loext:theme-type="dark1" loext:color-type="theme"/>
      </style:table-cell-properties>
    </style:style>
    <style:style style:name="ConditionalStyle_5f_74" style:display-name="ConditionalStyle_74" style:family="table-cell" style:parent-style-name="Default">
      <style:table-cell-properties fo:background-color="#ff0000"/>
    </style:style>
    <style:style style:name="ConditionalStyle_5f_73" style:display-name="ConditionalStyle_73" style:family="table-cell" style:parent-style-name="Default">
      <style:table-cell-properties fo:background-color="#70ad47">
        <loext:background-complex-color loext:theme-type="accent6" loext:color-type="theme"/>
      </style:table-cell-properties>
    </style:style>
    <style:style style:name="ConditionalStyle_5f_108" style:display-name="ConditionalStyle_108" style:family="table-cell" style:parent-style-name="Default">
      <style:table-cell-properties fo:background-color="#00b0f0"/>
    </style:style>
    <style:style style:name="ConditionalStyle_5f_107" style:display-name="ConditionalStyle_107" style:family="table-cell" style:parent-style-name="Default">
      <style:table-cell-properties fo:background-color="#000000">
        <loext:background-complex-color loext:theme-type="dark1" loext:color-type="theme"/>
      </style:table-cell-properties>
    </style:style>
    <style:style style:name="ConditionalStyle_5f_106" style:display-name="ConditionalStyle_106" style:family="table-cell" style:parent-style-name="Default">
      <style:table-cell-properties fo:background-color="#ff0000"/>
    </style:style>
    <style:style style:name="ConditionalStyle_5f_105" style:display-name="ConditionalStyle_105" style:family="table-cell" style:parent-style-name="Default">
      <style:table-cell-properties fo:background-color="#70ad47">
        <loext:background-complex-color loext:theme-type="accent6" loext:color-type="theme"/>
      </style:table-cell-properties>
    </style:style>
    <style:style style:name="ConditionalStyle_5f_112" style:display-name="ConditionalStyle_112" style:family="table-cell" style:parent-style-name="Default">
      <style:table-cell-properties fo:background-color="#00b0f0"/>
    </style:style>
    <style:style style:name="ConditionalStyle_5f_111" style:display-name="ConditionalStyle_111" style:family="table-cell" style:parent-style-name="Default">
      <style:table-cell-properties fo:background-color="#000000">
        <loext:background-complex-color loext:theme-type="dark1" loext:color-type="theme"/>
      </style:table-cell-properties>
    </style:style>
    <style:style style:name="ConditionalStyle_5f_110" style:display-name="ConditionalStyle_110" style:family="table-cell" style:parent-style-name="Default">
      <style:table-cell-properties fo:background-color="#ff0000"/>
    </style:style>
    <style:style style:name="ConditionalStyle_5f_109" style:display-name="ConditionalStyle_109" style:family="table-cell" style:parent-style-name="Default">
      <style:table-cell-properties fo:background-color="#70ad47">
        <loext:background-complex-color loext:theme-type="accent6" loext:color-type="theme"/>
      </style:table-cell-properties>
    </style:style>
    <style:style style:name="ConditionalStyle_5f_80" style:display-name="ConditionalStyle_80" style:family="table-cell" style:parent-style-name="Default">
      <style:table-cell-properties fo:background-color="#00b0f0"/>
    </style:style>
    <style:style style:name="ConditionalStyle_5f_79" style:display-name="ConditionalStyle_79" style:family="table-cell" style:parent-style-name="Default">
      <style:table-cell-properties fo:background-color="#000000">
        <loext:background-complex-color loext:theme-type="dark1" loext:color-type="theme"/>
      </style:table-cell-properties>
    </style:style>
    <style:style style:name="ConditionalStyle_5f_78" style:display-name="ConditionalStyle_78" style:family="table-cell" style:parent-style-name="Default">
      <style:table-cell-properties fo:background-color="#ff0000"/>
    </style:style>
    <style:style style:name="ConditionalStyle_5f_77" style:display-name="ConditionalStyle_77" style:family="table-cell" style:parent-style-name="Default">
      <style:table-cell-properties fo:background-color="#70ad47">
        <loext:background-complex-color loext:theme-type="accent6" loext:color-type="theme"/>
      </style:table-cell-properties>
    </style:style>
    <style:style style:name="ConditionalStyle_5f_104" style:display-name="ConditionalStyle_104" style:family="table-cell" style:parent-style-name="Default">
      <style:table-cell-properties fo:background-color="#00b0f0"/>
    </style:style>
    <style:style style:name="ConditionalStyle_5f_103" style:display-name="ConditionalStyle_103" style:family="table-cell" style:parent-style-name="Default">
      <style:table-cell-properties fo:background-color="#000000">
        <loext:background-complex-color loext:theme-type="dark1" loext:color-type="theme"/>
      </style:table-cell-properties>
    </style:style>
    <style:style style:name="ConditionalStyle_5f_102" style:display-name="ConditionalStyle_102" style:family="table-cell" style:parent-style-name="Default">
      <style:table-cell-properties fo:background-color="#ff0000"/>
    </style:style>
    <style:style style:name="ConditionalStyle_5f_101" style:display-name="ConditionalStyle_101" style:family="table-cell" style:parent-style-name="Default">
      <style:table-cell-properties fo:background-color="#70ad47">
        <loext:background-complex-color loext:theme-type="accent6" loext:color-type="theme"/>
      </style:table-cell-properties>
    </style:style>
    <style:style style:name="ConditionalStyle_5f_68" style:display-name="ConditionalStyle_68" style:family="table-cell" style:parent-style-name="Default">
      <style:table-cell-properties fo:background-color="#00b0f0"/>
    </style:style>
    <style:style style:name="ConditionalStyle_5f_67" style:display-name="ConditionalStyle_67" style:family="table-cell" style:parent-style-name="Default">
      <style:table-cell-properties fo:background-color="#000000">
        <loext:background-complex-color loext:theme-type="dark1" loext:color-type="theme"/>
      </style:table-cell-properties>
    </style:style>
    <style:style style:name="ConditionalStyle_5f_66" style:display-name="ConditionalStyle_66" style:family="table-cell" style:parent-style-name="Default">
      <style:table-cell-properties fo:background-color="#ff0000"/>
    </style:style>
    <style:style style:name="ConditionalStyle_5f_65" style:display-name="ConditionalStyle_65" style:family="table-cell" style:parent-style-name="Default">
      <style:table-cell-properties fo:background-color="#70ad47">
        <loext:background-complex-color loext:theme-type="accent6" loext:color-type="theme"/>
      </style:table-cell-properties>
    </style:style>
    <style:style style:name="ConditionalStyle_5f_72" style:display-name="ConditionalStyle_72" style:family="table-cell" style:parent-style-name="Default">
      <style:table-cell-properties fo:background-color="#00b0f0"/>
    </style:style>
    <style:style style:name="ConditionalStyle_5f_71" style:display-name="ConditionalStyle_71" style:family="table-cell" style:parent-style-name="Default">
      <style:table-cell-properties fo:background-color="#000000">
        <loext:background-complex-color loext:theme-type="dark1" loext:color-type="theme"/>
      </style:table-cell-properties>
    </style:style>
    <style:style style:name="ConditionalStyle_5f_70" style:display-name="ConditionalStyle_70" style:family="table-cell" style:parent-style-name="Default">
      <style:table-cell-properties fo:background-color="#ff0000"/>
    </style:style>
    <style:style style:name="ConditionalStyle_5f_69" style:display-name="ConditionalStyle_69" style:family="table-cell" style:parent-style-name="Default">
      <style:table-cell-properties fo:background-color="#70ad47">
        <loext:background-complex-color loext:theme-type="accent6" loext:color-type="theme"/>
      </style:table-cell-properties>
    </style:style>
    <style:style style:name="ConditionalStyle_5f_60" style:display-name="ConditionalStyle_60" style:family="table-cell" style:parent-style-name="Default">
      <style:table-cell-properties fo:background-color="#00b0f0"/>
    </style:style>
    <style:style style:name="ConditionalStyle_5f_59" style:display-name="ConditionalStyle_59" style:family="table-cell" style:parent-style-name="Default">
      <style:table-cell-properties fo:background-color="#000000">
        <loext:background-complex-color loext:theme-type="dark1" loext:color-type="theme"/>
      </style:table-cell-properties>
    </style:style>
    <style:style style:name="ConditionalStyle_5f_58" style:display-name="ConditionalStyle_58" style:family="table-cell" style:parent-style-name="Default">
      <style:table-cell-properties fo:background-color="#ff0000"/>
    </style:style>
    <style:style style:name="ConditionalStyle_5f_57" style:display-name="ConditionalStyle_57" style:family="table-cell" style:parent-style-name="Default">
      <style:table-cell-properties fo:background-color="#70ad47">
        <loext:background-complex-color loext:theme-type="accent6" loext:color-type="theme"/>
      </style:table-cell-properties>
    </style:style>
    <style:style style:name="ConditionalStyle_5f_56" style:display-name="ConditionalStyle_56" style:family="table-cell" style:parent-style-name="Default">
      <style:table-cell-properties fo:background-color="#00b0f0"/>
    </style:style>
    <style:style style:name="ConditionalStyle_5f_55" style:display-name="ConditionalStyle_55" style:family="table-cell" style:parent-style-name="Default">
      <style:table-cell-properties fo:background-color="#000000">
        <loext:background-complex-color loext:theme-type="dark1" loext:color-type="theme"/>
      </style:table-cell-properties>
    </style:style>
    <style:style style:name="ConditionalStyle_5f_54" style:display-name="ConditionalStyle_54" style:family="table-cell" style:parent-style-name="Default">
      <style:table-cell-properties fo:background-color="#ff0000"/>
    </style:style>
    <style:style style:name="ConditionalStyle_5f_53" style:display-name="ConditionalStyle_53" style:family="table-cell" style:parent-style-name="Default">
      <style:table-cell-properties fo:background-color="#70ad47">
        <loext:background-complex-color loext:theme-type="accent6" loext:color-type="theme"/>
      </style:table-cell-properties>
    </style:style>
    <style:style style:name="ConditionalStyle_5f_64" style:display-name="ConditionalStyle_64" style:family="table-cell" style:parent-style-name="Default">
      <style:table-cell-properties fo:background-color="#00b0f0"/>
    </style:style>
    <style:style style:name="ConditionalStyle_5f_63" style:display-name="ConditionalStyle_63" style:family="table-cell" style:parent-style-name="Default">
      <style:table-cell-properties fo:background-color="#000000">
        <loext:background-complex-color loext:theme-type="dark1" loext:color-type="theme"/>
      </style:table-cell-properties>
    </style:style>
    <style:style style:name="ConditionalStyle_5f_62" style:display-name="ConditionalStyle_62" style:family="table-cell" style:parent-style-name="Default">
      <style:table-cell-properties fo:background-color="#ff0000"/>
    </style:style>
    <style:style style:name="ConditionalStyle_5f_61" style:display-name="ConditionalStyle_61" style:family="table-cell" style:parent-style-name="Default">
      <style:table-cell-properties fo:background-color="#70ad47">
        <loext:background-complex-color loext:theme-type="accent6" loext:color-type="theme"/>
      </style:table-cell-properties>
    </style:style>
    <style:style style:name="ConditionalStyle_5f_44" style:display-name="ConditionalStyle_44" style:family="table-cell" style:parent-style-name="Default">
      <style:table-cell-properties fo:background-color="#00b0f0"/>
    </style:style>
    <style:style style:name="ConditionalStyle_5f_43" style:display-name="ConditionalStyle_43" style:family="table-cell" style:parent-style-name="Default">
      <style:table-cell-properties fo:background-color="#000000">
        <loext:background-complex-color loext:theme-type="dark1" loext:color-type="theme"/>
      </style:table-cell-properties>
    </style:style>
    <style:style style:name="ConditionalStyle_5f_42" style:display-name="ConditionalStyle_42" style:family="table-cell" style:parent-style-name="Default">
      <style:table-cell-properties fo:background-color="#ff0000"/>
    </style:style>
    <style:style style:name="ConditionalStyle_5f_41" style:display-name="ConditionalStyle_41" style:family="table-cell" style:parent-style-name="Default">
      <style:table-cell-properties fo:background-color="#70ad47">
        <loext:background-complex-color loext:theme-type="accent6" loext:color-type="theme"/>
      </style:table-cell-properties>
    </style:style>
    <style:style style:name="ConditionalStyle_5f_32" style:display-name="ConditionalStyle_32" style:family="table-cell" style:parent-style-name="Default">
      <style:table-cell-properties fo:background-color="#00b0f0"/>
    </style:style>
    <style:style style:name="ConditionalStyle_5f_31" style:display-name="ConditionalStyle_31" style:family="table-cell" style:parent-style-name="Default">
      <style:table-cell-properties fo:background-color="#000000">
        <loext:background-complex-color loext:theme-type="dark1" loext:color-type="theme"/>
      </style:table-cell-properties>
    </style:style>
    <style:style style:name="ConditionalStyle_5f_30" style:display-name="ConditionalStyle_30" style:family="table-cell" style:parent-style-name="Default">
      <style:table-cell-properties fo:background-color="#ff0000"/>
    </style:style>
    <style:style style:name="ConditionalStyle_5f_29" style:display-name="ConditionalStyle_29" style:family="table-cell" style:parent-style-name="Default">
      <style:table-cell-properties fo:background-color="#70ad47">
        <loext:background-complex-color loext:theme-type="accent6" loext:color-type="theme"/>
      </style:table-cell-properties>
    </style:style>
    <style:style style:name="ConditionalStyle_5f_100" style:display-name="ConditionalStyle_100" style:family="table-cell" style:parent-style-name="Default">
      <style:table-cell-properties fo:background-color="#00b0f0"/>
    </style:style>
    <style:style style:name="ConditionalStyle_5f_99" style:display-name="ConditionalStyle_99" style:family="table-cell" style:parent-style-name="Default">
      <style:table-cell-properties fo:background-color="#000000">
        <loext:background-complex-color loext:theme-type="dark1" loext:color-type="theme"/>
      </style:table-cell-properties>
    </style:style>
    <style:style style:name="ConditionalStyle_5f_98" style:display-name="ConditionalStyle_98" style:family="table-cell" style:parent-style-name="Default">
      <style:table-cell-properties fo:background-color="#ff0000"/>
    </style:style>
    <style:style style:name="ConditionalStyle_5f_97" style:display-name="ConditionalStyle_97" style:family="table-cell" style:parent-style-name="Default">
      <style:table-cell-properties fo:background-color="#70ad47">
        <loext:background-complex-color loext:theme-type="accent6" loext:color-type="theme"/>
      </style:table-cell-properties>
    </style:style>
    <style:style style:name="ConditionalStyle_5f_88" style:display-name="ConditionalStyle_88" style:family="table-cell" style:parent-style-name="Default">
      <style:table-cell-properties fo:background-color="#00b0f0"/>
    </style:style>
    <style:style style:name="ConditionalStyle_5f_87" style:display-name="ConditionalStyle_87" style:family="table-cell" style:parent-style-name="Default">
      <style:table-cell-properties fo:background-color="#000000">
        <loext:background-complex-color loext:theme-type="dark1" loext:color-type="theme"/>
      </style:table-cell-properties>
    </style:style>
    <style:style style:name="ConditionalStyle_5f_86" style:display-name="ConditionalStyle_86" style:family="table-cell" style:parent-style-name="Default">
      <style:table-cell-properties fo:background-color="#ff0000"/>
    </style:style>
    <style:style style:name="ConditionalStyle_5f_85" style:display-name="ConditionalStyle_85" style:family="table-cell" style:parent-style-name="Default">
      <style:table-cell-properties fo:background-color="#70ad47">
        <loext:background-complex-color loext:theme-type="accent6" loext:color-type="theme"/>
      </style:table-cell-properties>
    </style:style>
    <style:style style:name="ConditionalStyle_5f_48" style:display-name="ConditionalStyle_48" style:family="table-cell" style:parent-style-name="Default">
      <style:table-cell-properties fo:background-color="#00b0f0"/>
    </style:style>
    <style:style style:name="ConditionalStyle_5f_47" style:display-name="ConditionalStyle_47" style:family="table-cell" style:parent-style-name="Default">
      <style:table-cell-properties fo:background-color="#000000">
        <loext:background-complex-color loext:theme-type="dark1" loext:color-type="theme"/>
      </style:table-cell-properties>
    </style:style>
    <style:style style:name="ConditionalStyle_5f_46" style:display-name="ConditionalStyle_46" style:family="table-cell" style:parent-style-name="Default">
      <style:table-cell-properties fo:background-color="#ff0000"/>
    </style:style>
    <style:style style:name="ConditionalStyle_5f_45" style:display-name="ConditionalStyle_45" style:family="table-cell" style:parent-style-name="Default">
      <style:table-cell-properties fo:background-color="#70ad47">
        <loext:background-complex-color loext:theme-type="accent6" loext:color-type="theme"/>
      </style:table-cell-properties>
    </style:style>
    <style:style style:name="ConditionalStyle_5f_36" style:display-name="ConditionalStyle_36" style:family="table-cell" style:parent-style-name="Default">
      <style:table-cell-properties fo:background-color="#00b0f0"/>
    </style:style>
    <style:style style:name="ConditionalStyle_5f_35" style:display-name="ConditionalStyle_35" style:family="table-cell" style:parent-style-name="Default">
      <style:table-cell-properties fo:background-color="#000000">
        <loext:background-complex-color loext:theme-type="dark1" loext:color-type="theme"/>
      </style:table-cell-properties>
    </style:style>
    <style:style style:name="ConditionalStyle_5f_34" style:display-name="ConditionalStyle_34" style:family="table-cell" style:parent-style-name="Default">
      <style:table-cell-properties fo:background-color="#ff0000"/>
    </style:style>
    <style:style style:name="ConditionalStyle_5f_33" style:display-name="ConditionalStyle_33" style:family="table-cell" style:parent-style-name="Default">
      <style:table-cell-properties fo:background-color="#70ad47">
        <loext:background-complex-color loext:theme-type="accent6" loext:color-type="theme"/>
      </style:table-cell-properties>
    </style:style>
    <style:style style:name="ConditionalStyle_5f_40" style:display-name="ConditionalStyle_40" style:family="table-cell" style:parent-style-name="Default">
      <style:table-cell-properties fo:background-color="#00b0f0"/>
    </style:style>
    <style:style style:name="ConditionalStyle_5f_39" style:display-name="ConditionalStyle_39" style:family="table-cell" style:parent-style-name="Default">
      <style:table-cell-properties fo:background-color="#000000">
        <loext:background-complex-color loext:theme-type="dark1" loext:color-type="theme"/>
      </style:table-cell-properties>
    </style:style>
    <style:style style:name="ConditionalStyle_5f_38" style:display-name="ConditionalStyle_38" style:family="table-cell" style:parent-style-name="Default">
      <style:table-cell-properties fo:background-color="#ff0000"/>
    </style:style>
    <style:style style:name="ConditionalStyle_5f_37" style:display-name="ConditionalStyle_37" style:family="table-cell" style:parent-style-name="Default">
      <style:table-cell-properties fo:background-color="#70ad47">
        <loext:background-complex-color loext:theme-type="accent6" loext:color-type="theme"/>
      </style:table-cell-properties>
    </style:style>
    <style:style style:name="ConditionalStyle_5f_52" style:display-name="ConditionalStyle_52" style:family="table-cell" style:parent-style-name="Default">
      <style:table-cell-properties fo:background-color="#00b0f0"/>
    </style:style>
    <style:style style:name="ConditionalStyle_5f_51" style:display-name="ConditionalStyle_51" style:family="table-cell" style:parent-style-name="Default">
      <style:table-cell-properties fo:background-color="#000000">
        <loext:background-complex-color loext:theme-type="dark1" loext:color-type="theme"/>
      </style:table-cell-properties>
    </style:style>
    <style:style style:name="ConditionalStyle_5f_50" style:display-name="ConditionalStyle_50" style:family="table-cell" style:parent-style-name="Default">
      <style:table-cell-properties fo:background-color="#ff0000"/>
    </style:style>
    <style:style style:name="ConditionalStyle_5f_49" style:display-name="ConditionalStyle_49" style:family="table-cell" style:parent-style-name="Default">
      <style:table-cell-properties fo:background-color="#70ad47">
        <loext:background-complex-color loext:theme-type="accent6" loext:color-type="theme"/>
      </style:table-cell-properties>
    </style:style>
    <style:style style:name="ConditionalStyle_5f_4" style:display-name="ConditionalStyle_4" style:family="table-cell" style:parent-style-name="Default">
      <style:table-cell-properties fo:background-color="#00b0f0"/>
    </style:style>
    <style:style style:name="ConditionalStyle_5f_3" style:display-name="ConditionalStyle_3" style:family="table-cell" style:parent-style-name="Default">
      <style:table-cell-properties fo:background-color="#000000">
        <loext:background-complex-color loext:theme-type="dark1" loext:color-type="theme"/>
      </style:table-cell-properties>
    </style:style>
    <style:style style:name="ConditionalStyle_5f_2" style:display-name="ConditionalStyle_2" style:family="table-cell" style:parent-style-name="Default">
      <style:table-cell-properties fo:background-color="#ff0000"/>
    </style:style>
    <style:style style:name="ConditionalStyle_5f_1" style:display-name="ConditionalStyle_1" style:family="table-cell" style:parent-style-name="Default">
      <style:table-cell-properties fo:background-color="#70ad47">
        <loext:background-complex-color loext:theme-type="accent6" loext:color-type="theme"/>
      </style:table-cell-properties>
    </style:style>
    <style:style style:name="ConditionalStyle_5f_24" style:display-name="ConditionalStyle_24" style:family="table-cell" style:parent-style-name="Default">
      <style:table-cell-properties fo:background-color="#00b0f0"/>
    </style:style>
    <style:style style:name="ConditionalStyle_5f_23" style:display-name="ConditionalStyle_23" style:family="table-cell" style:parent-style-name="Default">
      <style:table-cell-properties fo:background-color="#000000">
        <loext:background-complex-color loext:theme-type="dark1" loext:color-type="theme"/>
      </style:table-cell-properties>
    </style:style>
    <style:style style:name="ConditionalStyle_5f_22" style:display-name="ConditionalStyle_22" style:family="table-cell" style:parent-style-name="Default">
      <style:table-cell-properties fo:background-color="#ff0000"/>
    </style:style>
    <style:style style:name="ConditionalStyle_5f_21" style:display-name="ConditionalStyle_21" style:family="table-cell" style:parent-style-name="Default">
      <style:table-cell-properties fo:background-color="#70ad47">
        <loext:background-complex-color loext:theme-type="accent6" loext:color-type="theme"/>
      </style:table-cell-properties>
    </style:style>
    <style:style style:name="ConditionalStyle_5f_20" style:display-name="ConditionalStyle_20" style:family="table-cell" style:parent-style-name="Default">
      <style:table-cell-properties fo:background-color="#00b0f0"/>
    </style:style>
    <style:style style:name="ConditionalStyle_5f_19" style:display-name="ConditionalStyle_19" style:family="table-cell" style:parent-style-name="Default">
      <style:table-cell-properties fo:background-color="#000000">
        <loext:background-complex-color loext:theme-type="dark1" loext:color-type="theme"/>
      </style:table-cell-properties>
    </style:style>
    <style:style style:name="ConditionalStyle_5f_18" style:display-name="ConditionalStyle_18" style:family="table-cell" style:parent-style-name="Default">
      <style:table-cell-properties fo:background-color="#ff0000"/>
    </style:style>
    <style:style style:name="ConditionalStyle_5f_17" style:display-name="ConditionalStyle_17" style:family="table-cell" style:parent-style-name="Default">
      <style:table-cell-properties fo:background-color="#70ad47">
        <loext:background-complex-color loext:theme-type="accent6" loext:color-type="theme"/>
      </style:table-cell-properties>
    </style:style>
    <style:style style:name="ConditionalStyle_5f_8" style:display-name="ConditionalStyle_8" style:family="table-cell" style:parent-style-name="Default">
      <style:table-cell-properties fo:background-color="#00b0f0"/>
    </style:style>
    <style:style style:name="ConditionalStyle_5f_7" style:display-name="ConditionalStyle_7" style:family="table-cell" style:parent-style-name="Default">
      <style:table-cell-properties fo:background-color="#000000">
        <loext:background-complex-color loext:theme-type="dark1" loext:color-type="theme"/>
      </style:table-cell-properties>
    </style:style>
    <style:style style:name="ConditionalStyle_5f_6" style:display-name="ConditionalStyle_6" style:family="table-cell" style:parent-style-name="Default">
      <style:table-cell-properties fo:background-color="#ff0000"/>
    </style:style>
    <style:style style:name="ConditionalStyle_5f_5" style:display-name="ConditionalStyle_5" style:family="table-cell" style:parent-style-name="Default">
      <style:table-cell-properties fo:background-color="#70ad47">
        <loext:background-complex-color loext:theme-type="accent6" loext:color-type="theme"/>
      </style:table-cell-properties>
    </style:style>
    <style:style style:name="ConditionalStyle_5f_16" style:display-name="ConditionalStyle_16" style:family="table-cell" style:parent-style-name="Default">
      <style:table-cell-properties fo:background-color="#00b0f0"/>
    </style:style>
    <style:style style:name="ConditionalStyle_5f_15" style:display-name="ConditionalStyle_15" style:family="table-cell" style:parent-style-name="Default">
      <style:table-cell-properties fo:background-color="#000000">
        <loext:background-complex-color loext:theme-type="dark1" loext:color-type="theme"/>
      </style:table-cell-properties>
    </style:style>
    <style:style style:name="ConditionalStyle_5f_14" style:display-name="ConditionalStyle_14" style:family="table-cell" style:parent-style-name="Default">
      <style:table-cell-properties fo:background-color="#ff0000"/>
    </style:style>
    <style:style style:name="ConditionalStyle_5f_13" style:display-name="ConditionalStyle_13" style:family="table-cell" style:parent-style-name="Default">
      <style:table-cell-properties fo:background-color="#70ad47">
        <loext:background-complex-color loext:theme-type="accent6" loext:color-type="theme"/>
      </style:table-cell-properties>
    </style:style>
    <style:style style:name="ConditionalStyle_5f_12" style:display-name="ConditionalStyle_12" style:family="table-cell" style:parent-style-name="Default">
      <style:table-cell-properties fo:background-color="#00b0f0"/>
    </style:style>
    <style:style style:name="ConditionalStyle_5f_11" style:display-name="ConditionalStyle_11" style:family="table-cell" style:parent-style-name="Default">
      <style:table-cell-properties fo:background-color="#000000">
        <loext:background-complex-color loext:theme-type="dark1" loext:color-type="theme"/>
      </style:table-cell-properties>
    </style:style>
    <style:style style:name="ConditionalStyle_5f_10" style:display-name="ConditionalStyle_10" style:family="table-cell" style:parent-style-name="Default">
      <style:table-cell-properties fo:background-color="#ff0000"/>
    </style:style>
    <style:style style:name="ConditionalStyle_5f_9" style:display-name="ConditionalStyle_9" style:family="table-cell" style:parent-style-name="Default">
      <style:table-cell-properties fo:background-color="#70ad47">
        <loext:background-complex-color loext:theme-type="accent6" loext:color-type="theme"/>
      </style:table-cell-properties>
    </style:style>
    <style:style style:name="ConditionalStyle_5f_28" style:display-name="ConditionalStyle_28" style:family="table-cell" style:parent-style-name="Default">
      <style:table-cell-properties fo:background-color="#00b0f0"/>
    </style:style>
    <style:style style:name="ConditionalStyle_5f_27" style:display-name="ConditionalStyle_27" style:family="table-cell" style:parent-style-name="Default">
      <style:table-cell-properties fo:background-color="#000000">
        <loext:background-complex-color loext:theme-type="dark1" loext:color-type="theme"/>
      </style:table-cell-properties>
    </style:style>
    <style:style style:name="ConditionalStyle_5f_26" style:display-name="ConditionalStyle_26" style:family="table-cell" style:parent-style-name="Default">
      <style:table-cell-properties fo:background-color="#ff0000"/>
    </style:style>
    <style:style style:name="ConditionalStyle_5f_25" style:display-name="ConditionalStyle_25" style:family="table-cell" style:parent-style-name="Default">
      <style:table-cell-properties fo:background-color="#70ad47">
        <loext:background-complex-color loext:theme-type="accent6" loext:color-type="theme"/>
      </style:table-cell-properties>
    </style:style>
    <draw:marker draw:name="Puntas_20_de_20_flecha_20_1" draw:display-name="Puntas de flecha 1" svg:viewBox="0 0 20 30" svg:d="M10 0l-10 30h20z"/>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13">00/00/0000</text:date>, <text:time>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Vesion_20_History" style:display-name="PageStyle_Vesion History" style:page-layout-name="Mpm3">
      <style:header style:display="false"/>
      <style:header-left style:display="false"/>
      <style:header-first style:display="false"/>
      <style:footer style:display="false"/>
      <style:footer-left style:display="false"/>
      <style:footer-first style:display="false"/>
    </style:master-page>
    <style:master-page style:name="PageStyle_5f_Test_20_Scenarios" style:display-name="PageStyle_Test Scenarios" style:page-layout-name="Mpm4">
      <style:header style:display="false"/>
      <style:header-left style:display="false"/>
      <style:header-first style:display="false"/>
      <style:footer style:display="false"/>
      <style:footer-left style:display="false"/>
      <style:footer-first style:display="false"/>
    </style:master-page>
    <style:master-page style:name="PageStyle_5f_Home_20_Page" style:display-name="PageStyle_Home Page" style:page-layout-name="Mpm3">
      <style:header style:display="false"/>
      <style:header-left style:display="false"/>
      <style:header-first style:display="false"/>
      <style:footer style:display="false"/>
      <style:footer-left style:display="false"/>
      <style:footer-first style:display="false"/>
    </style:master-page>
    <style:master-page style:name="PageStyle_5f_Logout" style:display-name="PageStyle_Logout" style:page-layout-name="Mpm5">
      <style:header style:display="false"/>
      <style:header-left style:display="false"/>
      <style:header-first style:display="false"/>
      <style:footer style:display="false"/>
      <style:footer-left style:display="false"/>
      <style:footer-first style:display="false"/>
    </style:master-page>
    <style:master-page style:name="PageStyle_5f_Add_20_to_20_Cart" style:display-name="PageStyle_Add to Cart" style:page-layout-name="Mpm5">
      <style:header style:display="false"/>
      <style:header-left style:display="false"/>
      <style:header-first style:display="false"/>
      <style:footer style:display="false"/>
      <style:footer-left style:display="false"/>
      <style:footer-first style:display="false"/>
    </style:master-page>
    <style:master-page style:name="PageStyle_5f_Wish_20_List" style:display-name="PageStyle_Wish List" style:page-layout-name="Mpm5">
      <style:header style:display="false"/>
      <style:header-left style:display="false"/>
      <style:header-first style:display="false"/>
      <style:footer style:display="false"/>
      <style:footer-left style:display="false"/>
      <style:footer-first style:display="false"/>
    </style:master-page>
    <style:master-page style:name="PageStyle_5f_Register" style:display-name="PageStyle_Register" style:page-layout-name="Mpm3">
      <style:header style:display="false"/>
      <style:header-left style:display="false"/>
      <style:header-first style:display="false"/>
      <style:footer style:display="false"/>
      <style:footer-left style:display="false"/>
      <style:footer-first style:display="false"/>
    </style:master-page>
    <style:master-page style:name="PageStyle_5f_Login" style:display-name="PageStyle_Login" style:page-layout-name="Mpm3">
      <style:header style:display="false"/>
      <style:header-left style:display="false"/>
      <style:header-first style:display="false"/>
      <style:footer style:display="false"/>
      <style:footer-left style:display="false"/>
      <style:footer-first style:display="false"/>
    </style:master-page>
    <style:master-page style:name="PageStyle_5f_Search" style:display-name="PageStyle_Search" style:page-layout-name="Mpm5">
      <style:header style:display="false"/>
      <style:header-left style:display="false"/>
      <style:header-first style:display="false"/>
      <style:footer style:display="false"/>
      <style:footer-left style:display="false"/>
      <style:footer-first style:display="false"/>
    </style:master-page>
    <style:master-page style:name="PageStyle_5f_Forgot_20_Password" style:display-name="PageStyle_Forgot Password" style:page-layout-name="Mpm5">
      <style:header style:display="false"/>
      <style:header-left style:display="false"/>
      <style:header-first style:display="false"/>
      <style:footer style:display="false"/>
      <style:footer-left style:display="false"/>
      <style:footer-first style:display="false"/>
    </style:master-page>
    <style:master-page style:name="PageStyle_5f_Checkout" style:display-name="PageStyle_Checkout" style:page-layout-name="Mpm3">
      <style:header style:display="false"/>
      <style:header-left style:display="false"/>
      <style:header-first style:display="false"/>
      <style:footer style:display="false"/>
      <style:footer-left style:display="false"/>
      <style:footer-first style:display="false"/>
    </style:master-page>
    <style:master-page style:name="PageStyle_5f_Product_20_Compare" style:display-name="PageStyle_Product Compare" style:page-layout-name="Mpm3">
      <style:header style:display="false"/>
      <style:header-left style:display="false"/>
      <style:header-first style:display="false"/>
      <style:footer style:display="false"/>
      <style:footer-left style:display="false"/>
      <style:footer-first style:display="false"/>
    </style:master-page>
    <style:master-page style:name="PageStyle_5f_My_20_Account" style:display-name="PageStyle_My Account" style:page-layout-name="Mpm3">
      <style:header style:display="false"/>
      <style:header-left style:display="false"/>
      <style:header-first style:display="false"/>
      <style:footer style:display="false"/>
      <style:footer-left style:display="false"/>
      <style:footer-first style:display="false"/>
    </style:master-page>
    <style:master-page style:name="PageStyle_5f_Change_20_Password" style:display-name="PageStyle_Change Password" style:page-layout-name="Mpm3">
      <style:header style:display="false"/>
      <style:header-left style:display="false"/>
      <style:header-first style:display="false"/>
      <style:footer style:display="false"/>
      <style:footer-left style:display="false"/>
      <style:footer-first style:display="false"/>
    </style:master-page>
    <style:master-page style:name="PageStyle_5f_My_20_Account_20_Information" style:display-name="PageStyle_My Account Information" style:page-layout-name="Mpm3">
      <style:header style:display="false"/>
      <style:header-left style:display="false"/>
      <style:header-first style:display="false"/>
      <style:footer style:display="false"/>
      <style:footer-left style:display="false"/>
      <style:footer-first style:display="false"/>
    </style:master-page>
    <style:master-page style:name="PageStyle_5f_Order_20_Information" style:display-name="PageStyle_Order Information" style:page-layout-name="Mpm3">
      <style:header style:display="false"/>
      <style:header-left style:display="false"/>
      <style:header-first style:display="false"/>
      <style:footer style:display="false"/>
      <style:footer-left style:display="false"/>
      <style:footer-first style:display="false"/>
    </style:master-page>
    <style:master-page style:name="PageStyle_5f_Order_20_History" style:display-name="PageStyle_Order History" style:page-layout-name="Mpm3">
      <style:header style:display="false"/>
      <style:header-left style:display="false"/>
      <style:header-first style:display="false"/>
      <style:footer style:display="false"/>
      <style:footer-left style:display="false"/>
      <style:footer-first style:display="false"/>
    </style:master-page>
    <style:master-page style:name="PageStyle_5f_Address_20_Book" style:display-name="PageStyle_Address Book" style:page-layout-name="Mpm3">
      <style:header style:display="false"/>
      <style:header-left style:display="false"/>
      <style:header-first style:display="false"/>
      <style:footer style:display="false"/>
      <style:footer-left style:display="false"/>
      <style:footer-first style:display="false"/>
    </style:master-page>
    <style:master-page style:name="PageStyle_5f_Reward_20_Points" style:display-name="PageStyle_Reward Points" style:page-layout-name="Mpm3">
      <style:header style:display="false"/>
      <style:header-left style:display="false"/>
      <style:header-first style:display="false"/>
      <style:footer style:display="false"/>
      <style:footer-left style:display="false"/>
      <style:footer-first style:display="false"/>
    </style:master-page>
    <style:master-page style:name="PageStyle_5f_Recurring_20_Payments" style:display-name="PageStyle_Recurring Payments" style:page-layout-name="Mpm3">
      <style:header style:display="false"/>
      <style:header-left style:display="false"/>
      <style:header-first style:display="false"/>
      <style:footer style:display="false"/>
      <style:footer-left style:display="false"/>
      <style:footer-first style:display="false"/>
    </style:master-page>
    <style:master-page style:name="PageStyle_5f_Product_20_Display_20_Page" style:display-name="PageStyle_Product Display Page" style:page-layout-name="Mpm5">
      <style:header style:display="false"/>
      <style:header-left style:display="false"/>
      <style:header-first style:display="false"/>
      <style:footer style:display="false"/>
      <style:footer-left style:display="false"/>
      <style:footer-first style:display="false"/>
    </style:master-page>
    <style:master-page style:name="PageStyle_5f_Shopping_20_Cart" style:display-name="PageStyle_Shopping Cart" style:page-layout-name="Mpm5">
      <style:header style:display="false"/>
      <style:header-left style:display="false"/>
      <style:header-first style:display="false"/>
      <style:footer style:display="false"/>
      <style:footer-left style:display="false"/>
      <style:footer-first style:display="false"/>
    </style:master-page>
    <style:master-page style:name="PageStyle_5f_Downloads" style:display-name="PageStyle_Downloads" style:page-layout-name="Mpm3">
      <style:header style:display="false"/>
      <style:header-left style:display="false"/>
      <style:header-first style:display="false"/>
      <style:footer style:display="false"/>
      <style:footer-left style:display="false"/>
      <style:footer-first style:display="false"/>
    </style:master-page>
    <style:master-page style:name="PageStyle_5f_Transactions" style:display-name="PageStyle_Transactions" style:page-layout-name="Mpm3">
      <style:header style:display="false"/>
      <style:header-left style:display="false"/>
      <style:header-first style:display="false"/>
      <style:footer style:display="false"/>
      <style:footer-left style:display="false"/>
      <style:footer-first style:display="false"/>
    </style:master-page>
    <style:master-page style:name="PageStyle_5f_Returns" style:display-name="PageStyle_Returns" style:page-layout-name="Mpm3">
      <style:header style:display="false"/>
      <style:header-left style:display="false"/>
      <style:header-first style:display="false"/>
      <style:footer style:display="false"/>
      <style:footer-left style:display="false"/>
      <style:footer-first style:display="false"/>
    </style:master-page>
    <style:master-page style:name="PageStyle_5f_Product_20_Returns" style:display-name="PageStyle_Product Returns" style:page-layout-name="Mpm3">
      <style:header style:display="false"/>
      <style:header-left style:display="false"/>
      <style:header-first style:display="false"/>
      <style:footer style:display="false"/>
      <style:footer-left style:display="false"/>
      <style:footer-first style:display="false"/>
    </style:master-page>
    <style:master-page style:name="PageStyle_5f_Currencies" style:display-name="PageStyle_Currencies" style:page-layout-name="Mpm3">
      <style:header style:display="false"/>
      <style:header-left style:display="false"/>
      <style:header-first style:display="false"/>
      <style:footer style:display="false"/>
      <style:footer-left style:display="false"/>
      <style:footer-first style:display="false"/>
    </style:master-page>
    <style:master-page style:name="PageStyle_5f_Newsletter" style:display-name="PageStyle_Newsletter" style:page-layout-name="Mpm3">
      <style:header style:display="false"/>
      <style:header-left style:display="false"/>
      <style:header-first style:display="false"/>
      <style:footer style:display="false"/>
      <style:footer-left style:display="false"/>
      <style:footer-first style:display="false"/>
    </style:master-page>
    <style:master-page style:name="PageStyle_5f_Header_20_Menu_20_Footer_20_Options" style:display-name="PageStyle_Header Menu Footer Options" style:page-layout-name="Mpm3">
      <style:header style:display="false"/>
      <style:header-left style:display="false"/>
      <style:header-first style:display="false"/>
      <style:footer style:display="false"/>
      <style:footer-left style:display="false"/>
      <style:footer-first style:display="false"/>
    </style:master-page>
    <style:master-page style:name="PageStyle_5f_Gift_20_Certificate" style:display-name="PageStyle_Gift Certificate" style:page-layout-name="Mpm3">
      <style:header style:display="false"/>
      <style:header-left style:display="false"/>
      <style:header-first style:display="false"/>
      <style:footer style:display="false"/>
      <style:footer-left style:display="false"/>
      <style:footer-first style:display="false"/>
    </style:master-page>
    <style:master-page style:name="PageStyle_5f_Specail_20_Offers" style:display-name="PageStyle_Specail Offers" style:page-layout-name="Mpm3">
      <style:header style:display="false"/>
      <style:header-left style:display="false"/>
      <style:header-first style:display="false"/>
      <style:footer style:display="false"/>
      <style:footer-left style:display="false"/>
      <style:footer-first style:display="false"/>
    </style:master-page>
    <style:master-page style:name="PageStyle_5f_Contact_20_Us" style:display-name="PageStyle_Contact Us" style:page-layout-name="Mpm3">
      <style:header style:display="false"/>
      <style:header-left style:display="false"/>
      <style:header-first style:display="false"/>
      <style:footer style:display="false"/>
      <style:footer-left style:display="false"/>
      <style:footer-first style:display="false"/>
    </style:master-page>
    <style:master-page style:name="PageStyle_5f_Affiliate" style:display-name="PageStyle_Affiliate"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run motoori</meta:initial-creator>
    <meta:creation-date>2015-06-05T18:17:20</meta:creation-date>
    <dc:date>2024-11-13T15:29:26.171000000</dc:date>
    <meta:generator>LibreOffice/24.8.2.1$Windows_X86_64 LibreOffice_project/0f794b6e29741098670a3b95d60478a65d05ef13</meta:generator>
    <meta:editing-duration>PT24M49S</meta:editing-duration>
    <meta:editing-cycles>1</meta:editing-cycles>
    <meta:document-statistic meta:table-count="33" meta:cell-count="4153" meta:object-count="0"/>
    <meta:user-defined meta:name="AppVersion">16.0300</meta:user-defined>
  </office:meta>
</office:document-meta>
</file>